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number-columns-repeated="45" table:default-cell-style-name="ce2"/>
        <table:table-row table:style-name="ro1">
          <table:table-cell table:style-name="ce1" office:value-type="string">
            <text:p>CIR/ FSR Number</text:p>
          </table:table-cell>
          <table:table-cell table:style-name="ce1" office:value-type="string">
            <text:p>Turbine</text:p>
          </table:table-cell>
          <table:table-cell table:style-name="ce1" office:value-type="string">
            <text:p>Customer</text:p>
          </table:table-cell>
          <table:table-cell table:style-name="ce1" office:value-type="string">
            <text:p>SiteName</text:p>
          </table:table-cell>
          <table:table-cell table:style-name="ce1" office:value-type="string">
            <text:p>FnLoc</text:p>
          </table:table-cell>
          <table:table-cell table:style-name="ce1" office:value-type="string">
            <text:p>Capacity</text:p>
          </table:table-cell>
          <table:table-cell table:style-name="ce1" office:value-type="string">
            <text:p>Tower Height</text:p>
          </table:table-cell>
          <table:table-cell table:style-name="ce1" office:value-type="string">
            <text:p>Blade</text:p>
          </table:table-cell>
          <table:table-cell table:style-name="ce1" office:value-type="string">
            <text:p>Generator</text:p>
          </table:table-cell>
          <table:table-cell table:style-name="ce1" office:value-type="string">
            <text:p>GR Slno</text:p>
          </table:table-cell>
          <table:table-cell table:style-name="ce1" office:value-type="string">
            <text:p>GearBox</text:p>
          </table:table-cell>
          <table:table-cell table:style-name="ce1" office:value-type="string">
            <text:p>GBSlno</text:p>
          </table:table-cell>
          <table:table-cell table:style-name="ce1" office:value-type="string">
            <text:p>Temprature</text:p>
          </table:table-cell>
          <table:table-cell table:style-name="ce1" office:value-type="string">
            <text:p>Dust</text:p>
          </table:table-cell>
          <table:table-cell table:style-name="ce1" office:value-type="string">
            <text:p>Corrosion</text:p>
          </table:table-cell>
          <table:table-cell table:style-name="ce1" office:value-type="string">
            <text:p>DOC</text:p>
          </table:table-cell>
          <table:table-cell table:style-name="ce1" office:value-type="string">
            <text:p>WONumber</text:p>
          </table:table-cell>
          <table:table-cell table:style-name="ce1" office:value-type="string">
            <text:p>DateOfFailure</text:p>
          </table:table-cell>
          <table:table-cell table:style-name="ce1" office:value-type="string">
            <text:p>Alarmcode</text:p>
          </table:table-cell>
          <table:table-cell table:style-name="ce1" office:value-type="string">
            <text:p>Employee</text:p>
          </table:table-cell>
          <table:table-cell table:style-name="ce1" office:value-type="string">
            <text:p>SwVersion</text:p>
          </table:table-cell>
          <table:table-cell table:style-name="ce1" office:value-type="string">
            <text:p>FwVersion</text:p>
          </table:table-cell>
          <table:table-cell table:style-name="ce1" office:value-type="string">
            <text:p>WTGStartTime</text:p>
          </table:table-cell>
          <table:table-cell table:style-name="ce1" office:value-type="string">
            <text:p>WTGStopTime</text:p>
          </table:table-cell>
          <table:table-cell table:style-name="ce1" office:value-type="string">
            <text:p>Production</text:p>
          </table:table-cell>
          <table:table-cell table:style-name="ce1" office:value-type="string">
            <text:p>RunHrs</text:p>
          </table:table-cell>
          <table:table-cell table:style-name="ce1" office:value-type="string">
            <text:p>FuncSystem</text:p>
          </table:table-cell>
          <table:table-cell table:style-name="ce1" office:value-type="string">
            <text:p>ComponentGroup</text:p>
          </table:table-cell>
          <table:table-cell table:style-name="ce1" office:value-type="string">
            <text:p>PartCode</text:p>
          </table:table-cell>
          <table:table-cell table:style-name="ce1" office:value-type="string">
            <text:p>ComponentMake</text:p>
          </table:table-cell>
          <table:table-cell table:style-name="ce1" office:value-type="string">
            <text:p>FailureDuring</text:p>
          </table:table-cell>
          <table:table-cell table:style-name="ce1" office:value-type="string">
            <text:p>SerialNumber</text:p>
          </table:table-cell>
          <table:table-cell table:style-name="ce1" office:value-type="string">
            <text:p>ProblemDesc</text:p>
          </table:table-cell>
          <table:table-cell table:style-name="ce1" office:value-type="string">
            <text:p>What</text:p>
          </table:table-cell>
          <table:table-cell table:style-name="ce1" office:value-type="string">
            <text:p>When</text:p>
          </table:table-cell>
          <table:table-cell table:style-name="ce1" office:value-type="string">
            <text:p>Where</text:p>
          </table:table-cell>
          <table:table-cell table:style-name="ce1" office:value-type="string">
            <text:p>Why</text:p>
          </table:table-cell>
          <table:table-cell table:style-name="ce1" office:value-type="string">
            <text:p>Who</text:p>
          </table:table-cell>
          <table:table-cell table:style-name="ce1" office:value-type="string">
            <text:p>How To Do</text:p>
          </table:table-cell>
          <table:table-cell table:style-name="ce1" office:value-type="string">
            <text:p>How Much</text:p>
          </table:table-cell>
          <table:table-cell table:style-name="ce1" office:value-type="string">
            <text:p>Consequence</text:p>
          </table:table-cell>
          <table:table-cell table:style-name="ce1" office:value-type="string">
            <text:p>Status</text:p>
          </table:table-cell>
          <table:table-cell table:style-name="ce1" office:value-type="string">
            <text:p>Action Performed</text:p>
          </table:table-cell>
          <table:table-cell table:style-name="ce1" office:value-type="string">
            <text:p>Comments</text:p>
          </table:table-cell>
          <table:table-cell table:style-name="ce1" office:value-type="string">
            <text:p>Files</text:p>
          </table:table-cell>
        </table:table-row>
        <table:table-row table:style-name="ro1">
          <table:table-cell office:value-type="string">
            <text:p>CIR-10000239</text:p>
          </table:table-cell>
          <table:table-cell office:value-type="float" office:value="100260057">
            <text:p>100260057</text:p>
          </table:table-cell>
          <table:table-cell office:value-type="string">
            <text:p>Sudhan Spinning Mills (P) Ltd</text:p>
          </table:table-cell>
          <table:table-cell office:value-type="string">
            <text:p>ELAVANTHI</text:p>
          </table:table-cell>
          <table:table-cell office:value-type="string">
            <text:p>WF-IN-022-0833-Y2-A-00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085">
            <text:p>20305001085</text:p>
          </table:table-cell>
          <table:table-cell office:value-type="string">
            <text:p>Rexroth</text:p>
          </table:table-cell>
          <table:table-cell office:value-type="float" office:value="72802009277">
            <text:p>7280200927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3/2010</text:p>
          </table:table-cell>
          <table:table-cell table:number-columns-repeated="2"/>
          <table:table-cell office:value-type="string">
            <text:p>210-Brake drive error</text:p>
          </table:table-cell>
          <table:table-cell office:value-type="string">
            <text:p>Mylsamy P.</text:p>
          </table:table-cell>
          <table:table-cell table:number-columns-repeated="2" office:value-type="float" office:value="0">
            <text:p>0</text:p>
          </table:table-cell>
          <table:table-cell table:number-columns-repeated="2" office:value-type="string">
            <text:p>01/01/1900 00:00:00</text:p>
          </table:table-cell>
          <table:table-cell table:number-columns-repeated="2" office:value-type="float" office:value="0">
            <text:p>0</text:p>
          </table:table-cell>
          <table:table-cell office:value-type="string">
            <text:p>MECHANICAL</text:p>
          </table:table-cell>
          <table:table-cell office:value-type="string">
            <text:p>BLADES</text:p>
          </table:table-cell>
          <table:table-cell table:number-columns-repeated="2"/>
          <table:table-cell office:value-type="string">
            <text:p>LIGHTNING</text:p>
          </table:table-cell>
          <table:table-cell/>
          <table:table-cell office:value-type="string">
            <text:p>TESTING</text:p>
          </table:table-cell>
          <table:table-cell table:number-columns-repeated="8" office:value-type="string">
            <text:p>TEST ENTRY</text:p>
          </table:table-cell>
          <table:table-cell office:value-type="string">
            <text:p>Closed</text:p>
          </table:table-cell>
          <table:table-cell office:value-type="string">
            <text:p>TEST ENTRY</text:p>
          </table:table-cell>
          <table:table-cell office:value-type="string">
            <text:p>TEST ENTRY BY FE-Field Engineer-Mylsamy P. | TEST ENTRY BY FOM-Field Operations Manager-Dhanabal S | TEST ENTRY BY PTS-Phone Technical Support-Senthil M. | TEST ENTRY BY FSL-Functionality Support Lead-Jayaprakash J. | TEST ENTRY BY FSS-Functionality Support Specialist-Babu M. | TEST ENTRY BY QUALITY-Quality-Vijay Chinnaswamy</text:p>
          </table:table-cell>
          <table:table-cell/>
        </table:table-row>
        <table:table-row table:style-name="ro1">
          <table:table-cell office:value-type="string">
            <text:p>CIR-10000268</text:p>
          </table:table-cell>
          <table:table-cell office:value-type="float" office:value="100260057">
            <text:p>100260057</text:p>
          </table:table-cell>
          <table:table-cell office:value-type="string">
            <text:p>Sudhan Spinning Mills (P) Ltd</text:p>
          </table:table-cell>
          <table:table-cell office:value-type="string">
            <text:p>ELAVANTHI</text:p>
          </table:table-cell>
          <table:table-cell office:value-type="string">
            <text:p>WF-IN-022-0833-Y2-A-00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085">
            <text:p>20305001085</text:p>
          </table:table-cell>
          <table:table-cell office:value-type="string">
            <text:p>Rexroth</text:p>
          </table:table-cell>
          <table:table-cell office:value-type="float" office:value="72802009277">
            <text:p>7280200927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3/2010</text:p>
          </table:table-cell>
          <table:table-cell/>
          <table:table-cell office:value-type="string">
            <text:p>11/04/2016</text:p>
          </table:table-cell>
          <table:table-cell office:value-type="string">
            <text:p>111-Max hydraulic unit pumping time</text:p>
          </table:table-cell>
          <table:table-cell office:value-type="string">
            <text:p>Jeno V</text:p>
          </table:table-cell>
          <table:table-cell table:number-columns-repeated="2" office:value-type="float" office:value="0">
            <text:p>0</text:p>
          </table:table-cell>
          <table:table-cell table:number-columns-repeated="2" office:value-type="string">
            <text:p>11/04/2016 15:08:29</text:p>
          </table:table-cell>
          <table:table-cell table:number-columns-repeated="2" office:value-type="float" office:value="0">
            <text:p>0</text:p>
          </table:table-cell>
          <table:table-cell office:value-type="string">
            <text:p>ELECTRICAL</text:p>
          </table:table-cell>
          <table:table-cell office:value-type="string">
            <text:p>BLADES</text:p>
          </table:table-cell>
          <table:table-cell table:number-columns-repeated="2"/>
          <table:table-cell office:value-type="string">
            <text:p>LIGHTNING</text:p>
          </table:table-cell>
          <table:table-cell/>
          <table:table-cell office:value-type="string">
            <text:p>dfsdf</text:p>
          </table:table-cell>
          <table:table-cell table:number-columns-repeated="8"/>
          <table:table-cell office:value-type="string">
            <text:p>Assigned</text:p>
          </table:table-cell>
          <table:table-cell office:value-type="string">
            <text:p>sdfsdf</text:p>
          </table:table-cell>
          <table:table-cell office:value-type="string">
            <text:p>fsdfsdfsd-Field Engineer-Jeno V | THE USER NOT IN OUR TEAM-Field Operations Manager-Dhanabal S | FSL Comments Requested-Phone Technical Support-Senthil M. | -Functionality Support Lead-Anand A.P</text:p>
          </table:table-cell>
          <table:table-cell/>
        </table:table-row>
        <table:table-row table:style-name="ro1">
          <table:table-cell office:value-type="string">
            <text:p>CIR-10000269</text:p>
          </table:table-cell>
          <table:table-cell office:value-type="float" office:value="100260057">
            <text:p>100260057</text:p>
          </table:table-cell>
          <table:table-cell office:value-type="string">
            <text:p>Sudhan Spinning Mills (P) Ltd</text:p>
          </table:table-cell>
          <table:table-cell office:value-type="string">
            <text:p>ELAVANTHI</text:p>
          </table:table-cell>
          <table:table-cell office:value-type="string">
            <text:p>WF-IN-022-0833-Y2-A-00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085">
            <text:p>20305001085</text:p>
          </table:table-cell>
          <table:table-cell office:value-type="string">
            <text:p>Rexroth</text:p>
          </table:table-cell>
          <table:table-cell office:value-type="float" office:value="72802009277">
            <text:p>7280200927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3/2010</text:p>
          </table:table-cell>
          <table:table-cell/>
          <table:table-cell office:value-type="string">
            <text:p>11/04/2016</text:p>
          </table:table-cell>
          <table:table-cell office:value-type="float" office:value="-0">
            <text:p>-0</text:p>
          </table:table-cell>
          <table:table-cell office:value-type="string">
            <text:p>Jeno V</text:p>
          </table:table-cell>
          <table:table-cell table:number-columns-repeated="2" office:value-type="float" office:value="0">
            <text:p>0</text:p>
          </table:table-cell>
          <table:table-cell table:number-columns-repeated="2" office:value-type="string">
            <text:p>11/04/2016 15:08:29</text:p>
          </table:table-cell>
          <table:table-cell table:number-columns-repeated="2" office:value-type="float" office:value="0">
            <text:p>0</text:p>
          </table:table-cell>
          <table:table-cell office:value-type="string">
            <text:p>CONTROL SYSTEM</text:p>
          </table:table-cell>
          <table:table-cell office:value-type="string">
            <text:p>BEACON SYSTEM</text:p>
          </table:table-cell>
          <table:table-cell table:number-columns-repeated="2"/>
          <table:table-cell office:value-type="string">
            <text:p>GRID FAILURE</text:p>
          </table:table-cell>
          <table:table-cell/>
          <table:table-cell office:value-type="string">
            <text:p>gfdfdf</text:p>
          </table:table-cell>
          <table:table-cell table:number-columns-repeated="8"/>
          <table:table-cell office:value-type="string">
            <text:p>Deleted</text:p>
          </table:table-cell>
          <table:table-cell office:value-type="string">
            <text:p>dfgdfgdf</text:p>
          </table:table-cell>
          <table:table-cell table:number-columns-repeated="2"/>
        </table:table-row>
        <table:table-row table:style-name="ro1">
          <table:table-cell office:value-type="string">
            <text:p>CIR-10000195</text:p>
          </table:table-cell>
          <table:table-cell office:value-type="string">
            <text:p>G9011</text:p>
          </table:table-cell>
          <table:table-cell office:value-type="string">
            <text:p>Maple Renewable Power Pvt Ltd</text:p>
          </table:table-cell>
          <table:table-cell office:value-type="string">
            <text:p>PIONEER - TIRUNELVELI</text:p>
          </table:table-cell>
          <table:table-cell office:value-type="string">
            <text:p>WF-IN-022-0079-Y1-A-013</text:p>
          </table:table-cell>
          <table:table-cell office:value-type="float" office:value="0.85">
            <text:p>0.85</text:p>
          </table:table-cell>
          <table:table-cell table:number-columns-repeated="6"/>
          <table:table-cell office:value-type="string">
            <text:p>High Temperature</text:p>
          </table:table-cell>
          <table:table-cell office:value-type="string">
            <text:p>STD+</text:p>
          </table:table-cell>
          <table:table-cell office:value-type="string">
            <text:p>Standard</text:p>
          </table:table-cell>
          <table:table-cell office:value-type="string">
            <text:p>04/05/2007</text:p>
          </table:table-cell>
          <table:table-cell/>
          <table:table-cell office:value-type="string">
            <text:p>26/03/2016</text:p>
          </table:table-cell>
          <table:table-cell office:value-type="float" office:value="-0">
            <text:p>-0</text:p>
          </table:table-cell>
          <table:table-cell office:value-type="string">
            <text:p>Mervyn Tilak M.</text:p>
          </table:table-cell>
          <table:table-cell office:value-type="float" office:value="1404">
            <text:p>1404</text:p>
          </table:table-cell>
          <table:table-cell office:value-type="float" office:value="1440">
            <text:p>1440</text:p>
          </table:table-cell>
          <table:table-cell office:value-type="string">
            <text:p>26/03/2016 15:30:00</text:p>
          </table:table-cell>
          <table:table-cell office:value-type="string">
            <text:p>26/03/2016 10:30:00</text:p>
          </table:table-cell>
          <table:table-cell table:number-columns-repeated="2" office:value-type="float" office:value="0">
            <text:p>0</text:p>
          </table:table-cell>
          <table:table-cell office:value-type="string">
            <text:p>MECHANICAL</text:p>
          </table:table-cell>
          <table:table-cell office:value-type="string">
            <text:p>HYDRAULIC SYSTEM AND PITCH CONTROL</text:p>
          </table:table-cell>
          <table:table-cell office:value-type="float" office:value="880162">
            <text:p>880162</text:p>
          </table:table-cell>
          <table:table-cell/>
          <table:table-cell office:value-type="string">
            <text:p>NORMAL OPERATION</text:p>
          </table:table-cell>
          <table:table-cell/>
          <table:table-cell office:value-type="string">
            <text:p>203- Low hydraulic unit pressure</text:p>
          </table:table-cell>
          <table:table-cell office:value-type="string">
            <text:p>Low hydraulic unit pressure</text:p>
          </table:table-cell>
          <table:table-cell office:value-type="string">
            <text:p>normal operation time</text:p>
          </table:table-cell>
          <table:table-cell office:value-type="string">
            <text:p>Hydraulic unit</text:p>
          </table:table-cell>
          <table:table-cell office:value-type="string">
            <text:p>hyd pressure suddenly reduced</text:p>
          </table:table-cell>
          <table:table-cell office:value-type="string">
            <text:p>T. Linga Murugan</text:p>
          </table:table-cell>
          <table:table-cell office:value-type="string">
            <text:p>During inspection time we check the hydraulic related circuits at that time we found the proportional valve was failed.</text:p>
          </table:table-cell>
          <table:table-cell office:value-type="string">
            <text:p>5 hrs</text:p>
          </table:table-cell>
          <table:table-cell office:value-type="string">
            <text:p>Proportional valve replaced</text:p>
          </table:table-cell>
          <table:table-cell office:value-type="string">
            <text:p>Assigned</text:p>
          </table:table-cell>
          <table:table-cell office:value-type="string">
            <text:p>During inspection time we check the hydraulic related circuits at that time we found the proportional valve was failed.</text:p>
          </table:table-cell>
          <table:table-cell office:value-type="string">
            <text:p>Proportional valve replaced-Field Engineer-Mervyn Tilak M. | Failure proportional valve replaced-Field Operations Manager-Dhanabalan I. | Accumulator pre charge pressure and Oil purity to be checked , If required please change the Hydraulic oil filter-Phone Technical Support-Senthil M. | Please ensure if you have implemented filter for proprtional valve (B5041203).-Functionality Support Lead-Anand A.P | Ok, please pass this to Design modification team-Quality-Vijay Chinnaswamy | Please check this Issue-Functionality Support Lead-Shankar Anand R. | -Functionality Support Specialist-Babu M.</text:p>
          </table:table-cell>
          <table:table-cell office:value-type="string">
            <text:p>IMG-20160329-WA0018.jpg | B5021301 10_04_2013 R0_G5X _EN.pdf</text:p>
          </table:table-cell>
        </table:table-row>
        <table:table-row table:style-name="ro1">
          <table:table-cell office:value-type="string">
            <text:p>CIR-10000194</text:p>
          </table:table-cell>
          <table:table-cell office:value-type="string">
            <text:p>G7193</text:p>
          </table:table-cell>
          <table:table-cell office:value-type="string">
            <text:p>Pioneer Overseas Private Ltd</text:p>
          </table:table-cell>
          <table:table-cell office:value-type="string">
            <text:p>PIONEER - TIRUNELVELI</text:p>
          </table:table-cell>
          <table:table-cell office:value-type="string">
            <text:p>WF-IN-022-0079-Y1-A-028</text:p>
          </table:table-cell>
          <table:table-cell office:value-type="float" office:value="0.85">
            <text:p>0.85</text:p>
          </table:table-cell>
          <table:table-cell table:number-columns-repeated="6"/>
          <table:table-cell office:value-type="string">
            <text:p>High Temperature</text:p>
          </table:table-cell>
          <table:table-cell office:value-type="string">
            <text:p>STD+</text:p>
          </table:table-cell>
          <table:table-cell office:value-type="string">
            <text:p>Standard</text:p>
          </table:table-cell>
          <table:table-cell office:value-type="string">
            <text:p>28/05/2005</text:p>
          </table:table-cell>
          <table:table-cell/>
          <table:table-cell office:value-type="string">
            <text:p>24/03/2016</text:p>
          </table:table-cell>
          <table:table-cell office:value-type="float" office:value="-0">
            <text:p>-0</text:p>
          </table:table-cell>
          <table:table-cell office:value-type="string">
            <text:p>Dhanabalan I.</text:p>
          </table:table-cell>
          <table:table-cell office:value-type="float" office:value="0">
            <text:p>0</text:p>
          </table:table-cell>
          <table:table-cell office:value-type="float" office:value="1440">
            <text:p>1440</text:p>
          </table:table-cell>
          <table:table-cell office:value-type="string">
            <text:p>26/03/2016 15:00:00</text:p>
          </table:table-cell>
          <table:table-cell office:value-type="string">
            <text:p>24/03/2016 11:00:00</text:p>
          </table:table-cell>
          <table:table-cell table:number-columns-repeated="2" office:value-type="float" office:value="0">
            <text:p>0</text:p>
          </table:table-cell>
          <table:table-cell office:value-type="string">
            <text:p>MECHANICAL</text:p>
          </table:table-cell>
          <table:table-cell office:value-type="string">
            <text:p>YAW SYSTEM</text:p>
          </table:table-cell>
          <table:table-cell office:value-type="string">
            <text:p>P430140</text:p>
          </table:table-cell>
          <table:table-cell office:value-type="string">
            <text:p>Briveni</text:p>
          </table:table-cell>
          <table:table-cell office:value-type="string">
            <text:p>NORMAL OPERATION</text:p>
          </table:table-cell>
          <table:table-cell/>
          <table:table-cell office:value-type="string">
            <text:p>107 Rotor motor thermal</text:p>
          </table:table-cell>
          <table:table-cell office:value-type="string">
            <text:p>Rotor motor thermal</text:p>
          </table:table-cell>
          <table:table-cell office:value-type="string">
            <text:p>during running(yawing) time</text:p>
          </table:table-cell>
          <table:table-cell office:value-type="string">
            <text:p>Nacelle Panel side yaw gear unit</text:p>
          </table:table-cell>
          <table:table-cell office:value-type="string">
            <text:p>Due to agening &amp; Continous operation</text:p>
          </table:table-cell>
          <table:table-cell office:value-type="string">
            <text:p>S. Justin Vimal Raj, S. Arun Prasad,T. Linga Murugan, M. Maharaja</text:p>
          </table:table-cell>
          <table:table-cell office:value-type="string">
            <text:p>During inspection time we found checked yaw motor related connection electrically found ok. So we manually on the MPCB and we yaw the WTG at that time we heared the humming sound from the motor and again MPCB was tripped then we check the yaw gear unit at that time we found panel side yaw gear unit was failed.</text:p>
          </table:table-cell>
          <table:table-cell office:value-type="string">
            <text:p>55 hrs</text:p>
          </table:table-cell>
          <table:table-cell office:value-type="string">
            <text:p>Yaw gear unit replaced</text:p>
          </table:table-cell>
          <table:table-cell office:value-type="string">
            <text:p>Closed</text:p>
          </table:table-cell>
          <table:table-cell office:value-type="string">
            <text:p>During inspection time we found checked yaw motor related connection electrically found ok. So we manually on the MPCB and we yaw the WTG at that time we heared the humming sound from the motor and again MPCB was tripped then we check the yaw gear unit at that time we found panel side yaw gear unit was failed.</text:p>
          </table:table-cell>
          <table:table-cell office:value-type="string">
            <text:p>Panel side yaw gear unit replaced-Field Engineer-Mervyn Tilak M. | Failure yaw gear unit replaced-Field Operations Manager-Dhanabalan I. | Further investigation recommanded-Phone Technical Support-Senthil M. | Yaw gear unit repalced-Functionality Support Lead-Hemkumar D | To be passed to repair circuit for analysis-Quality-Vijay Chinnaswamy</text:p>
          </table:table-cell>
          <table:table-cell office:value-type="string">
            <text:p>IMG-20160329-WA0004.jpg</text:p>
          </table:table-cell>
        </table:table-row>
        <table:table-row table:style-name="ro1">
          <table:table-cell office:value-type="string">
            <text:p>CIR-10000724</text:p>
          </table:table-cell>
          <table:table-cell office:value-type="float" office:value="100260726">
            <text:p>100260726</text:p>
          </table:table-cell>
          <table:table-cell office:value-type="string">
            <text:p>Beta Wind Farm Private Limited</text:p>
          </table:table-cell>
          <table:table-cell office:value-type="string">
            <text:p>NAVALADI</text:p>
          </table:table-cell>
          <table:table-cell office:value-type="string">
            <text:p>WF-IN-022-1077-Y0-A-00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0/03/2012</text:p>
          </table:table-cell>
          <table:table-cell/>
          <table:table-cell office:value-type="string">
            <text:p>20/06/2016</text:p>
          </table:table-cell>
          <table:table-cell office:value-type="float" office:value="-0">
            <text:p>-0</text:p>
          </table:table-cell>
          <table:table-cell office:value-type="string">
            <text:p>Mervyn Tilak M.</text:p>
          </table:table-cell>
          <table:table-cell office:value-type="float" office:value="1404">
            <text:p>1404</text:p>
          </table:table-cell>
          <table:table-cell office:value-type="float" office:value="1439">
            <text:p>1439</text:p>
          </table:table-cell>
          <table:table-cell office:value-type="string">
            <text:p>01/01/1900 00:00:00</text:p>
          </table:table-cell>
          <table:table-cell office:value-type="string">
            <text:p>20/06/2016 10:32:00</text:p>
          </table:table-cell>
          <table:table-cell table:number-columns-repeated="2" office:value-type="float" office:value="0">
            <text:p>0</text:p>
          </table:table-cell>
          <table:table-cell office:value-type="string">
            <text:p>ELECTRICAL</text:p>
          </table:table-cell>
          <table:table-cell office:value-type="string">
            <text:p>GENERATOR SYSTEM</text:p>
          </table:table-cell>
          <table:table-cell office:value-type="string">
            <text:p>GP008207</text:p>
          </table:table-cell>
          <table:table-cell office:value-type="string">
            <text:p>Canatery</text:p>
          </table:table-cell>
          <table:table-cell office:value-type="string">
            <text:p>NORMAL OPERATION</text:p>
          </table:table-cell>
          <table:table-cell office:value-type="float" office:value="447676">
            <text:p>447676</text:p>
          </table:table-cell>
          <table:table-cell table:number-columns-repeated="2" office:value-type="string">
            <text:p>3233-Error in stator phase sequence</text:p>
          </table:table-cell>
          <table:table-cell office:value-type="string">
            <text:p>While normal running mode</text:p>
          </table:table-cell>
          <table:table-cell office:value-type="string">
            <text:p>nacelle</text:p>
          </table:table-cell>
          <table:table-cell office:value-type="string">
            <text:p>Surge voltage</text:p>
          </table:table-cell>
          <table:table-cell office:value-type="string">
            <text:p>Generator</text:p>
          </table:table-cell>
          <table:table-cell office:value-type="string">
            <text:p>During inspection time we checked the generator rotor and stator winding values are varied.</text:p>
          </table:table-cell>
          <table:table-cell/>
          <table:table-cell office:value-type="string">
            <text:p>Now WTG is in stopped condition kindly advise us to proceed further.</text:p>
          </table:table-cell>
          <table:table-cell office:value-type="string">
            <text:p>Assigned</text:p>
          </table:table-cell>
          <table:table-cell office:value-type="string">
            <text:p>During inspection time we checked and found the generator rotor and stator winding values are varied.</text:p>
          </table:table-cell>
          <table:table-cell office:value-type="string">
            <text:p>Waiting for clearance or adivise-Field Engineer-Mervyn Tilak M. | Waiting for your instruction to proceed further-Field Operations Manager-Dhanabalan I. | FSL comments requested-Phone Technical Support-Senthil M. | -Functionality Support Lead-Murugesan P.</text:p>
          </table:table-cell>
          <table:table-cell office:value-type="string">
            <text:p>IMG-20160621-WA0009.jpg | IMG-20160621-WA0009.jpg | SF NO-549 Generator inspection sheet.xls</text:p>
          </table:table-cell>
        </table:table-row>
        <table:table-row table:style-name="ro1">
          <table:table-cell office:value-type="string">
            <text:p>CIR-10000130</text:p>
          </table:table-cell>
          <table:table-cell office:value-type="string">
            <text:p>G8598</text:p>
          </table:table-cell>
          <table:table-cell office:value-type="string">
            <text:p>Maple Renewable Power Pvt Ltd</text:p>
          </table:table-cell>
          <table:table-cell office:value-type="string">
            <text:p>PIONEER - TIRUNELVELI</text:p>
          </table:table-cell>
          <table:table-cell office:value-type="string">
            <text:p>WF-IN-022-0079-Y1-A-006</text:p>
          </table:table-cell>
          <table:table-cell office:value-type="float" office:value="0.85">
            <text:p>0.85</text:p>
          </table:table-cell>
          <table:table-cell table:number-columns-repeated="6"/>
          <table:table-cell office:value-type="string">
            <text:p>High Temperature</text:p>
          </table:table-cell>
          <table:table-cell office:value-type="string">
            <text:p>STD+</text:p>
          </table:table-cell>
          <table:table-cell office:value-type="string">
            <text:p>Standard</text:p>
          </table:table-cell>
          <table:table-cell office:value-type="string">
            <text:p>30/03/2006</text:p>
          </table:table-cell>
          <table:table-cell/>
          <table:table-cell office:value-type="string">
            <text:p>15/03/2016</text:p>
          </table:table-cell>
          <table:table-cell office:value-type="float" office:value="-0">
            <text:p>-0</text:p>
          </table:table-cell>
          <table:table-cell office:value-type="string">
            <text:p>Mervyn Tilak M.</text:p>
          </table:table-cell>
          <table:table-cell office:value-type="float" office:value="1404">
            <text:p>1404</text:p>
          </table:table-cell>
          <table:table-cell office:value-type="float" office:value="1440">
            <text:p>1440</text:p>
          </table:table-cell>
          <table:table-cell office:value-type="string">
            <text:p>17/03/2016 16:00:00</text:p>
          </table:table-cell>
          <table:table-cell office:value-type="string">
            <text:p>17/03/2016 15:00:00</text:p>
          </table:table-cell>
          <table:table-cell table:number-columns-repeated="2" office:value-type="float" office:value="0">
            <text:p>0</text:p>
          </table:table-cell>
          <table:table-cell office:value-type="string">
            <text:p>ELECTRICAL</text:p>
          </table:table-cell>
          <table:table-cell office:value-type="string">
            <text:p>ELECTRICAL CABINET SYSTEM</text:p>
          </table:table-cell>
          <table:table-cell office:value-type="string">
            <text:p>GP008132</text:p>
          </table:table-cell>
          <table:table-cell/>
          <table:table-cell office:value-type="string">
            <text:p>GRID FAILURE</text:p>
          </table:table-cell>
          <table:table-cell/>
          <table:table-cell office:value-type="string">
            <text:p>Error no 310 Turbine Preheating</text:p>
          </table:table-cell>
          <table:table-cell office:value-type="string">
            <text:p>Turbine Pre heating</text:p>
          </table:table-cell>
          <table:table-cell office:value-type="string">
            <text:p>Power resuming time</text:p>
          </table:table-cell>
          <table:table-cell office:value-type="string">
            <text:p>Multiplexer card</text:p>
          </table:table-cell>
          <table:table-cell office:value-type="string">
            <text:p>Surge Volatge</text:p>
          </table:table-cell>
          <table:table-cell office:value-type="string">
            <text:p>M. Mervyn Tilak, I. Dhanabalan</text:p>
          </table:table-cell>
          <table:table-cell office:value-type="string">
            <text:p>Check temperature in the display found not read, then we check multiplexer card and their related connections.</text:p>
          </table:table-cell>
          <table:table-cell office:value-type="string">
            <text:p>1hrs</text:p>
          </table:table-cell>
          <table:table-cell office:value-type="string">
            <text:p>Multiplexer card failed</text:p>
          </table:table-cell>
          <table:table-cell office:value-type="string">
            <text:p>Assigned</text:p>
          </table:table-cell>
          <table:table-cell office:value-type="string">
            <text:p>Check temperature in the display found not read, then we check multiplexer card and their related connections.</text:p>
          </table:table-cell>
          <table:table-cell office:value-type="string">
            <text:p>Multiplexer card failed-Field Engineer-Mervyn Tilak M. | Multiplexer card replaced-Field Operations Manager-Dhanabalan I. | solved-Phone Technical Support-Senthil M. | problem resolved-Functionality Support Lead-Shankar Anand R. | -Quality-Vijay Chinnaswamy</text:p>
          </table:table-cell>
          <table:table-cell office:value-type="string">
            <text:p>IMG_20160318_202546.jpg</text:p>
          </table:table-cell>
        </table:table-row>
        <table:table-row table:style-name="ro1">
          <table:table-cell office:value-type="string">
            <text:p>CIR-10000255</text:p>
          </table:table-cell>
          <table:table-cell office:value-type="string">
            <text:p>G8598</text:p>
          </table:table-cell>
          <table:table-cell office:value-type="string">
            <text:p>Maple Renewable Power Pvt Ltd</text:p>
          </table:table-cell>
          <table:table-cell office:value-type="string">
            <text:p>PIONEER - TIRUNELVELI</text:p>
          </table:table-cell>
          <table:table-cell office:value-type="string">
            <text:p>WF-IN-022-0079-Y1-A-006</text:p>
          </table:table-cell>
          <table:table-cell office:value-type="float" office:value="0.85">
            <text:p>0.85</text:p>
          </table:table-cell>
          <table:table-cell table:number-columns-repeated="6"/>
          <table:table-cell office:value-type="string">
            <text:p>High Temperature</text:p>
          </table:table-cell>
          <table:table-cell office:value-type="string">
            <text:p>STD+</text:p>
          </table:table-cell>
          <table:table-cell office:value-type="string">
            <text:p>Standard</text:p>
          </table:table-cell>
          <table:table-cell office:value-type="string">
            <text:p>30/03/2006</text:p>
          </table:table-cell>
          <table:table-cell/>
          <table:table-cell office:value-type="string">
            <text:p>04/04/2016</text:p>
          </table:table-cell>
          <table:table-cell office:value-type="string">
            <text:p>322-Anemometer error</text:p>
          </table:table-cell>
          <table:table-cell office:value-type="string">
            <text:p>Mervyn Tilak M.</text:p>
          </table:table-cell>
          <table:table-cell office:value-type="float" office:value="1404">
            <text:p>1404</text:p>
          </table:table-cell>
          <table:table-cell office:value-type="float" office:value="1440">
            <text:p>1440</text:p>
          </table:table-cell>
          <table:table-cell office:value-type="string">
            <text:p>04/04/2016 18:00:00</text:p>
          </table:table-cell>
          <table:table-cell office:value-type="string">
            <text:p>04/04/2016 15:00:00</text:p>
          </table:table-cell>
          <table:table-cell table:number-columns-repeated="2" office:value-type="float" office:value="0">
            <text:p>0</text:p>
          </table:table-cell>
          <table:table-cell office:value-type="string">
            <text:p>CONTROL SYSTEM</text:p>
          </table:table-cell>
          <table:table-cell office:value-type="string">
            <text:p>NACELLE INSTRUMENTATION SYSTEM</text:p>
          </table:table-cell>
          <table:table-cell office:value-type="float" office:value="9000601">
            <text:p>9000601</text:p>
          </table:table-cell>
          <table:table-cell/>
          <table:table-cell office:value-type="string">
            <text:p>NORMAL OPERATION</text:p>
          </table:table-cell>
          <table:table-cell/>
          <table:table-cell table:number-columns-repeated="2" office:value-type="string">
            <text:p>322-Anemometer error</text:p>
          </table:table-cell>
          <table:table-cell office:value-type="string">
            <text:p>When the wind speed is below 5 m/s</text:p>
          </table:table-cell>
          <table:table-cell office:value-type="string">
            <text:p>At nacelle</text:p>
          </table:table-cell>
          <table:table-cell office:value-type="string">
            <text:p>Due to ageing &amp; expose to atmosphere directly</text:p>
          </table:table-cell>
          <table:table-cell office:value-type="string">
            <text:p>S. Justin Vimal Raj, I. Jeba Kumar.</text:p>
          </table:table-cell>
          <table:table-cell office:value-type="string">
            <text:p>We physically checked the anemometer working condition, we found anemometer bearing was jammed due to this issue wind speed was not reading properly.</text:p>
          </table:table-cell>
          <table:table-cell office:value-type="string">
            <text:p>3 hrs</text:p>
          </table:table-cell>
          <table:table-cell/>
          <table:table-cell office:value-type="string">
            <text:p>Assigned</text:p>
          </table:table-cell>
          <table:table-cell office:value-type="string">
            <text:p>We physically checked the anemometer working condition, we found anemometer bearing was jammed due to this issue wind speed was not reading properly.</text:p>
          </table:table-cell>
          <table:table-cell office:value-type="string">
            <text:p>Bearing jammed anemometer replaced by new one-Field Engineer-Mervyn Tilak M. | Anemometer replaced-Field Operations Manager-Dhanabalan I. | closed-Phone Technical Support-Senthil M. | -Functionality Support Lead-Shankar Anand R.</text:p>
          </table:table-cell>
          <table:table-cell office:value-type="string">
            <text:p>20150721_182501.jpg</text:p>
          </table:table-cell>
        </table:table-row>
        <table:table-row table:style-name="ro1">
          <table:table-cell office:value-type="string">
            <text:p>CIR-10000718</text:p>
          </table:table-cell>
          <table:table-cell office:value-type="string">
            <text:p>G8598</text:p>
          </table:table-cell>
          <table:table-cell office:value-type="string">
            <text:p>Maple Renewable Power Pvt Ltd</text:p>
          </table:table-cell>
          <table:table-cell office:value-type="string">
            <text:p>PIONEER - TIRUNELVELI</text:p>
          </table:table-cell>
          <table:table-cell office:value-type="string">
            <text:p>WF-IN-022-0079-Y1-A-006</text:p>
          </table:table-cell>
          <table:table-cell office:value-type="float" office:value="0.85">
            <text:p>0.85</text:p>
          </table:table-cell>
          <table:table-cell table:number-columns-repeated="6"/>
          <table:table-cell office:value-type="string">
            <text:p>High Temperature</text:p>
          </table:table-cell>
          <table:table-cell office:value-type="string">
            <text:p>STD+</text:p>
          </table:table-cell>
          <table:table-cell office:value-type="string">
            <text:p>Standard</text:p>
          </table:table-cell>
          <table:table-cell office:value-type="string">
            <text:p>30/03/2006</text:p>
          </table:table-cell>
          <table:table-cell/>
          <table:table-cell office:value-type="string">
            <text:p>16/06/2016</text:p>
          </table:table-cell>
          <table:table-cell office:value-type="float" office:value="-0">
            <text:p>-0</text:p>
          </table:table-cell>
          <table:table-cell office:value-type="string">
            <text:p>Mervyn Tilak M.</text:p>
          </table:table-cell>
          <table:table-cell office:value-type="float" office:value="1404">
            <text:p>1404</text:p>
          </table:table-cell>
          <table:table-cell office:value-type="float" office:value="1440">
            <text:p>1440</text:p>
          </table:table-cell>
          <table:table-cell office:value-type="string">
            <text:p>16/06/2016 14:00:00</text:p>
          </table:table-cell>
          <table:table-cell office:value-type="string">
            <text:p>16/06/2016 11:30:00</text:p>
          </table:table-cell>
          <table:table-cell table:number-columns-repeated="2" office:value-type="float" office:value="0">
            <text:p>0</text:p>
          </table:table-cell>
          <table:table-cell office:value-type="string">
            <text:p>CONTROL SYSTEM</text:p>
          </table:table-cell>
          <table:table-cell office:value-type="string">
            <text:p>NACELLE INSTRUMENTATION SYSTEM</text:p>
          </table:table-cell>
          <table:table-cell office:value-type="float" office:value="9000601">
            <text:p>9000601</text:p>
          </table:table-cell>
          <table:table-cell office:value-type="string">
            <text:p>NRG anemometer</text:p>
          </table:table-cell>
          <table:table-cell office:value-type="string">
            <text:p>NORMAL OPERATION</text:p>
          </table:table-cell>
          <table:table-cell/>
          <table:table-cell table:number-columns-repeated="2" office:value-type="string">
            <text:p>302 High wind speed</text:p>
          </table:table-cell>
          <table:table-cell office:value-type="string">
            <text:p>While normal running mode</text:p>
          </table:table-cell>
          <table:table-cell office:value-type="string">
            <text:p>At nacelle</text:p>
          </table:table-cell>
          <table:table-cell office:value-type="string">
            <text:p>Surge voltage or due to agening</text:p>
          </table:table-cell>
          <table:table-cell office:value-type="float" office:value="5002183">
            <text:p>5002183</text:p>
          </table:table-cell>
          <table:table-cell office:value-type="string">
            <text:p>During inspection time we found wind speed seems to be more than m/s so we checked the anemometer related connections for any loose connection/ short circuit but every things are fine so we confirmed anemometer was failed. After replacing the failure component by new one WTG was restarted.</text:p>
          </table:table-cell>
          <table:table-cell office:value-type="string">
            <text:p>2.5 hrs</text:p>
          </table:table-cell>
          <table:table-cell office:value-type="string">
            <text:p>Anomometer replaced.</text:p>
          </table:table-cell>
          <table:table-cell office:value-type="string">
            <text:p>Applied</text:p>
          </table:table-cell>
          <table:table-cell office:value-type="string">
            <text:p>During inspection time we found wind speed seems to be more than m/s so we checked the anemometer related connections for any loose connection/ short circuit but every things are fine so we confirmed anemometer was failed. After replacing the failure component by new one WTG was restarted.</text:p>
          </table:table-cell>
          <table:table-cell office:value-type="string">
            <text:p>Anemometer failed-Field Engineer-Mervyn Tilak M. | -Field Operations Manager-Dhanabalan I.</text:p>
          </table:table-cell>
          <table:table-cell office:value-type="string">
            <text:p>20150721_182501.jpg</text:p>
          </table:table-cell>
        </table:table-row>
        <table:table-row table:style-name="ro1">
          <table:table-cell office:value-type="string">
            <text:p>CIR-10000420</text:p>
          </table:table-cell>
          <table:table-cell office:value-type="float" office:value="2006329509">
            <text:p>2006329509</text:p>
          </table:table-cell>
          <table:table-cell office:value-type="string">
            <text:p>Vayu Energy Private Ltd</text:p>
          </table:table-cell>
          <table:table-cell office:value-type="string">
            <text:p>PIONEER-TENKASI</text:p>
          </table:table-cell>
          <table:table-cell office:value-type="string">
            <text:p>WF-IN-022-0317-Y1-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8507">
            <text:p>8507</text:p>
          </table:table-cell>
          <table:table-cell office:value-type="string">
            <text:p>Hansen</text:p>
          </table:table-cell>
          <table:table-cell office:value-type="float" office:value="174.277">
            <text:p>174.27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0/04/2013</text:p>
          </table:table-cell>
          <table:table-cell office:value-type="float" office:value="402361102">
            <text:p>402361102</text:p>
          </table:table-cell>
          <table:table-cell office:value-type="string">
            <text:p>12/05/2016</text:p>
          </table:table-cell>
          <table:table-cell office:value-type="float" office:value="-0">
            <text:p>-0</text:p>
          </table:table-cell>
          <table:table-cell office:value-type="string">
            <text:p>Ebinezar Rajesh S.</text:p>
          </table:table-cell>
          <table:table-cell office:value-type="float" office:value="1404">
            <text:p>1404</text:p>
          </table:table-cell>
          <table:table-cell office:value-type="float" office:value="1440">
            <text:p>1440</text:p>
          </table:table-cell>
          <table:table-cell office:value-type="string">
            <text:p>12/05/2016 23:50:00</text:p>
          </table:table-cell>
          <table:table-cell office:value-type="string">
            <text:p>12/05/2016 20:00:00</text:p>
          </table:table-cell>
          <table:table-cell office:value-type="float" office:value="4027418">
            <text:p>4027418</text:p>
          </table:table-cell>
          <table:table-cell office:value-type="float" office:value="18709.5">
            <text:p>18709.5</text:p>
          </table:table-cell>
          <table:table-cell office:value-type="string">
            <text:p>ELECTRICAL</text:p>
          </table:table-cell>
          <table:table-cell office:value-type="string">
            <text:p>ELECTRICAL CABINET SYSTEM</text:p>
          </table:table-cell>
          <table:table-cell office:value-type="string">
            <text:p>Gp012585 P390157 GP188019 GP207202 GP008132 GP0081</text:p>
          </table:table-cell>
          <table:table-cell office:value-type="string">
            <text:p>Team( Ingecon wind) Hubner berlin DEHNguard DEHNra</text:p>
          </table:table-cell>
          <table:table-cell office:value-type="string">
            <text:p>LIGHTNING</text:p>
          </table:table-cell>
          <table:table-cell office:value-type="string">
            <text:p>257642745 1926053 900681 nil 154863468 68854162 60947-1</text:p>
          </table:table-cell>
          <table:table-cell office:value-type="string">
            <text:p>Error no:700 PLC converter communication error.During heavy lightning in this error was occurred.</text:p>
          </table:table-cell>
          <table:table-cell office:value-type="string">
            <text:p>Error no:700 PLC converter communication error.</text:p>
          </table:table-cell>
          <table:table-cell office:value-type="string">
            <text:p>During heavy lightning in this error was occurred.</text:p>
          </table:table-cell>
          <table:table-cell office:value-type="string">
            <text:p>SF NO: 170 (In Bottom control panel electrical system)</text:p>
          </table:table-cell>
          <table:table-cell office:value-type="string">
            <text:p>heavy lightning,Voltage fluctuation,Short circuit,etc...</text:p>
          </table:table-cell>
          <table:table-cell office:value-type="string">
            <text:p>Mr.P.Lingaraja and Mr.V.Saravanakumar</text:p>
          </table:table-cell>
          <table:table-cell office:value-type="string">
            <text:p>Replaced by new spares.</text:p>
          </table:table-cell>
          <table:table-cell office:value-type="string">
            <text:p>GP012585-1No P390157-1No GP188019-1No GP207202-1No GP008132-1No GP008132-1No P393298-1No</text:p>
          </table:table-cell>
          <table:table-cell office:value-type="string">
            <text:p>After replaced by new spares,turbine running with normal operation.</text:p>
          </table:table-cell>
          <table:table-cell office:value-type="string">
            <text:p>Applied</text:p>
          </table:table-cell>
          <table:table-cell office:value-type="string">
            <text:p>During heavy lightning in this error no:700 PLC converter Comm error was occurred.We have checked and found that CCU was failure.So the CCU was changed by new one.At that time Encoder error not ok fault and Line protection triggered error was came.We checked and found Encoder,Multiplexer card,5A power supply unit, MPCB, 230v Dhen card and 690v Dhen card were failure condition.So we replaced by all spares by new.Now wtg running normal condition.</text:p>
          </table:table-cell>
          <table:table-cell office:value-type="string">
            <text:p>After replaced by new spares,turbine running with normal operation.-Field Engineer-Mangala Rajan A. | heavy lightning in this error was occurred.Issue closed-Field Operations Manager-Ebinezar Rajesh S. | Kindly provide the turbine id &amp;windfarm name and Reassign the same-Phone Technical Support-Senthil M. | Turbine id &amp; wind farm name was already provided.Please open the online CIR portal when internet access is full strength.-Field Engineer-Mangala Rajan A. | -Field Operations Manager-Ebinezar Rajesh S.</text:p>
          </table:table-cell>
          <table:table-cell office:value-type="string">
            <text:p>Ingeteam CCU.jpg CCU | Gen.Encoder.jpg Encoder | 20160517_141901.jpg MPCP | 20160517_141901.jpg MPCB | 20160517_142422.jpg Multiplexer card | 20160517_142229.jpg 5A Power supply unit | 20160518_111827.jpg 690Vac dhen card | 20160518_111740.jpg | 20160518_111740.jpg 230Vac dhen card | 20160518_111827.jpg 690 Vac Dehn card | 20160518_111740.jpg 230 Vac Dehn card</text:p>
          </table:table-cell>
        </table:table-row>
        <table:table-row table:style-name="ro1">
          <table:table-cell office:value-type="string">
            <text:p>CIR-10000259</text:p>
          </table:table-cell>
          <table:table-cell office:value-type="string">
            <text:p>G8597</text:p>
          </table:table-cell>
          <table:table-cell office:value-type="string">
            <text:p>TVH Energy Resource Private Limited</text:p>
          </table:table-cell>
          <table:table-cell office:value-type="string">
            <text:p>PIONEER - TIRUNELVELI</text:p>
          </table:table-cell>
          <table:table-cell office:value-type="string">
            <text:p>WF-IN-022-0079-Y1-A-007</text:p>
          </table:table-cell>
          <table:table-cell office:value-type="float" office:value="0.85">
            <text:p>0.85</text:p>
          </table:table-cell>
          <table:table-cell table:number-columns-repeated="6"/>
          <table:table-cell office:value-type="string">
            <text:p>High Temperature</text:p>
          </table:table-cell>
          <table:table-cell office:value-type="string">
            <text:p>STD+</text:p>
          </table:table-cell>
          <table:table-cell office:value-type="string">
            <text:p>Standard</text:p>
          </table:table-cell>
          <table:table-cell office:value-type="string">
            <text:p>30/03/2006</text:p>
          </table:table-cell>
          <table:table-cell/>
          <table:table-cell office:value-type="string">
            <text:p>07/04/2016</text:p>
          </table:table-cell>
          <table:table-cell office:value-type="float" office:value="-0">
            <text:p>-0</text:p>
          </table:table-cell>
          <table:table-cell office:value-type="string">
            <text:p>Dhanabalan I.</text:p>
          </table:table-cell>
          <table:table-cell office:value-type="float" office:value="1404">
            <text:p>1404</text:p>
          </table:table-cell>
          <table:table-cell office:value-type="float" office:value="1440">
            <text:p>1440</text:p>
          </table:table-cell>
          <table:table-cell office:value-type="string">
            <text:p>07/04/2016 23:00:00</text:p>
          </table:table-cell>
          <table:table-cell office:value-type="string">
            <text:p>07/04/2016 13:00:00</text:p>
          </table:table-cell>
          <table:table-cell table:number-columns-repeated="2" office:value-type="float" office:value="0">
            <text:p>0</text:p>
          </table:table-cell>
          <table:table-cell office:value-type="string">
            <text:p>CONTROL SYSTEM</text:p>
          </table:table-cell>
          <table:table-cell office:value-type="string">
            <text:p>ELECTRICAL CABINET SYSTEM</text:p>
          </table:table-cell>
          <table:table-cell office:value-type="string">
            <text:p>GP012585</text:p>
          </table:table-cell>
          <table:table-cell office:value-type="string">
            <text:p>Ingeteam</text:p>
          </table:table-cell>
          <table:table-cell office:value-type="string">
            <text:p>NORMAL OPERATION</text:p>
          </table:table-cell>
          <table:table-cell office:value-type="string">
            <text:p>A6460004507</text:p>
          </table:table-cell>
          <table:table-cell/>
          <table:table-cell office:value-type="string">
            <text:p>700 - PLC- Converter Comm Erro</text:p>
          </table:table-cell>
          <table:table-cell office:value-type="string">
            <text:p>Normal Operation</text:p>
          </table:table-cell>
          <table:table-cell office:value-type="string">
            <text:p>Bottom panel converter</text:p>
          </table:table-cell>
          <table:table-cell office:value-type="string">
            <text:p>Continuous operation</text:p>
          </table:table-cell>
          <table:table-cell office:value-type="string">
            <text:p>Justin &amp; Jeba</text:p>
          </table:table-cell>
          <table:table-cell office:value-type="string">
            <text:p>During inspection time we checked the bottom panel converter section at that time we found CCU 88 status was not ok.</text:p>
          </table:table-cell>
          <table:table-cell office:value-type="string">
            <text:p>10hrs</text:p>
          </table:table-cell>
          <table:table-cell office:value-type="string">
            <text:p>CCU replaced</text:p>
          </table:table-cell>
          <table:table-cell office:value-type="string">
            <text:p>Assigned</text:p>
          </table:table-cell>
          <table:table-cell office:value-type="string">
            <text:p>During inspection time we checked the bottom panel converter section at that time we found CCU 88 status was not ok.</text:p>
          </table:table-cell>
          <table:table-cell office:value-type="string">
            <text:p>CCU replaced by new one.-Field Engineer-Mervyn Tilak M. | CCU replaced-Field Operations Manager-Dhanabalan I. | BOP Auditing to be done-Phone Technical Support-Senthil M. | Type I Surge Arrester recommended . This is under Top 20 component failure catagory list-Functionality Support Lead-Murugesan P. | -Quality-Vijay Chinnaswamy</text:p>
          </table:table-cell>
          <table:table-cell office:value-type="string">
            <text:p>IMG_20160215_112925.jpg</text:p>
          </table:table-cell>
        </table:table-row>
        <table:table-row table:style-name="ro1">
          <table:table-cell office:value-type="string">
            <text:p>CIR-10000708</text:p>
          </table:table-cell>
          <table:table-cell office:value-type="float" office:value="2006329509">
            <text:p>2006329509</text:p>
          </table:table-cell>
          <table:table-cell office:value-type="string">
            <text:p>Vayu Energy Private Ltd</text:p>
          </table:table-cell>
          <table:table-cell office:value-type="string">
            <text:p>PIONEER-TENKASI</text:p>
          </table:table-cell>
          <table:table-cell office:value-type="string">
            <text:p>WF-IN-022-0317-Y1-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8507">
            <text:p>8507</text:p>
          </table:table-cell>
          <table:table-cell office:value-type="string">
            <text:p>Hansen</text:p>
          </table:table-cell>
          <table:table-cell office:value-type="float" office:value="174.277">
            <text:p>174.27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0/04/2013</text:p>
          </table:table-cell>
          <table:table-cell office:value-type="float" office:value="402393341">
            <text:p>402393341</text:p>
          </table:table-cell>
          <table:table-cell office:value-type="string">
            <text:p>13/06/2016</text:p>
          </table:table-cell>
          <table:table-cell office:value-type="string">
            <text:p>2118-Interbus bus error</text:p>
          </table:table-cell>
          <table:table-cell office:value-type="string">
            <text:p>Mangala Rajan A.</text:p>
          </table:table-cell>
          <table:table-cell office:value-type="float" office:value="1404">
            <text:p>1404</text:p>
          </table:table-cell>
          <table:table-cell office:value-type="float" office:value="1440">
            <text:p>1440</text:p>
          </table:table-cell>
          <table:table-cell office:value-type="string">
            <text:p>13/06/2016 09:30:00</text:p>
          </table:table-cell>
          <table:table-cell office:value-type="string">
            <text:p>13/06/2016 06:00:00</text:p>
          </table:table-cell>
          <table:table-cell office:value-type="float" office:value="4307329">
            <text:p>4307329</text:p>
          </table:table-cell>
          <table:table-cell office:value-type="float" office:value="19285.25">
            <text:p>19285.25</text:p>
          </table:table-cell>
          <table:table-cell office:value-type="string">
            <text:p>ELECTRICAL</text:p>
          </table:table-cell>
          <table:table-cell office:value-type="string">
            <text:p>ELECTRICAL CABINET SYSTEM</text:p>
          </table:table-cell>
          <table:table-cell office:value-type="string">
            <text:p>GP004890 GP004891 GP004892</text:p>
          </table:table-cell>
          <table:table-cell office:value-type="string">
            <text:p>Phonix Contact</text:p>
          </table:table-cell>
          <table:table-cell office:value-type="string">
            <text:p>NORMAL OPERATION</text:p>
          </table:table-cell>
          <table:table-cell office:value-type="string">
            <text:p>1110115239 1110073962 1110134690</text:p>
          </table:table-cell>
          <table:table-cell office:value-type="string">
            <text:p>Error No:2118-Inter bus bus error.When turbine running this error was occurred frequently.</text:p>
          </table:table-cell>
          <table:table-cell office:value-type="string">
            <text:p>Error No:2118-Inter bus bus error.</text:p>
          </table:table-cell>
          <table:table-cell office:value-type="string">
            <text:p>When turbine running this error was occurred frequently.</text:p>
          </table:table-cell>
          <table:table-cell office:value-type="string">
            <text:p>SF NO:170 (In top control panel bus system)</text:p>
          </table:table-cell>
          <table:table-cell office:value-type="string">
            <text:p>Continuous operation,Short circuit,loose connection and Material defect..</text:p>
          </table:table-cell>
          <table:table-cell office:value-type="string">
            <text:p>V.Saravana kumar and P.Lingaraja</text:p>
          </table:table-cell>
          <table:table-cell office:value-type="string">
            <text:p>Replaced by new spares.</text:p>
          </table:table-cell>
          <table:table-cell office:value-type="string">
            <text:p>GP004890 - 1No GP004891 - 1 No GP004892 - 1 No</text:p>
          </table:table-cell>
          <table:table-cell office:value-type="string">
            <text:p>After replaced by new spares turbine running with normal operation.</text:p>
          </table:table-cell>
          <table:table-cell office:value-type="string">
            <text:p>Applied</text:p>
          </table:table-cell>
          <table:table-cell office:value-type="string">
            <text:p>Wtg stopped due to error no:2118-Inter bus bus error. | When turbine running this error was occurred frequently. | We check the additional alarms in HMI Log and it's related connections and found DO16,SEG- ELF and ED1 Modules got internal failure. | So we replaced by new spares.</text:p>
          </table:table-cell>
          <table:table-cell office:value-type="string">
            <text:p>After replaced by new spares turbine running with normal operation.-Field Engineer-Mangala Rajan A. | -Field Operations Manager-Ebinezar Rajesh S.</text:p>
          </table:table-cell>
          <table:table-cell office:value-type="string">
            <text:p>Digital output.jpg IB IL 24 DO 16-PAC | Digital input.jpg ACC_PHO_IB IL 24 DI 8/T2-PAC_2862204 | SEG module.jpg ACC_PHO_IB IL 24 SEG ELF PAC_2861409</text:p>
          </table:table-cell>
        </table:table-row>
        <table:table-row table:style-name="ro1">
          <table:table-cell office:value-type="string">
            <text:p>CIR-10000172</text:p>
          </table:table-cell>
          <table:table-cell office:value-type="float" office:value="2006349517">
            <text:p>2006349517</text:p>
          </table:table-cell>
          <table:table-cell office:value-type="string">
            <text:p>Surana Corporation Ltd</text:p>
          </table:table-cell>
          <table:table-cell office:value-type="string">
            <text:p>PIONEER-TENKASI</text:p>
          </table:table-cell>
          <table:table-cell office:value-type="string">
            <text:p>WF-IN-022-0317-Y1-A-00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8504">
            <text:p>8504</text:p>
          </table:table-cell>
          <table:table-cell office:value-type="string">
            <text:p>Hansen</text:p>
          </table:table-cell>
          <table:table-cell office:value-type="float" office:value="173.533">
            <text:p>173.533</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1/05/2013</text:p>
          </table:table-cell>
          <table:table-cell office:value-type="float" office:value="402285945">
            <text:p>402285945</text:p>
          </table:table-cell>
          <table:table-cell office:value-type="string">
            <text:p>01/03/2016</text:p>
          </table:table-cell>
          <table:table-cell office:value-type="float" office:value="-0">
            <text:p>-0</text:p>
          </table:table-cell>
          <table:table-cell office:value-type="string">
            <text:p>Ebinezar Rajesh S.</text:p>
          </table:table-cell>
          <table:table-cell office:value-type="float" office:value="1404">
            <text:p>1404</text:p>
          </table:table-cell>
          <table:table-cell office:value-type="float" office:value="1440">
            <text:p>1440</text:p>
          </table:table-cell>
          <table:table-cell office:value-type="string">
            <text:p>01/03/2016 20:30:00</text:p>
          </table:table-cell>
          <table:table-cell office:value-type="string">
            <text:p>01/03/2016 17:00:00</text:p>
          </table:table-cell>
          <table:table-cell office:value-type="float" office:value="4149928">
            <text:p>4149928</text:p>
          </table:table-cell>
          <table:table-cell office:value-type="float" office:value="16115.43">
            <text:p>16115.43</text:p>
          </table:table-cell>
          <table:table-cell office:value-type="string">
            <text:p>CONTROL SYSTEM</text:p>
          </table:table-cell>
          <table:table-cell office:value-type="string">
            <text:p>SOFTWARE</text:p>
          </table:table-cell>
          <table:table-cell office:value-type="string">
            <text:p>GP004975</text:p>
          </table:table-cell>
          <table:table-cell office:value-type="string">
            <text:p>PHONIX CONTACT</text:p>
          </table:table-cell>
          <table:table-cell office:value-type="string">
            <text:p>NORMAL OPERATION</text:p>
          </table:table-cell>
          <table:table-cell/>
          <table:table-cell office:value-type="string">
            <text:p>Error no:2107 PLC Initialization Failure.When turbine running this error occoured.</text:p>
          </table:table-cell>
          <table:table-cell office:value-type="string">
            <text:p>Error no:2107 PLC Initialization Failure.</text:p>
          </table:table-cell>
          <table:table-cell office:value-type="string">
            <text:p>During Turbine Running this error occoured.</text:p>
          </table:table-cell>
          <table:table-cell office:value-type="string">
            <text:p>SF No:202/3 (SURANA 3)</text:p>
          </table:table-cell>
          <table:table-cell office:value-type="string">
            <text:p>PLC Failure</text:p>
          </table:table-cell>
          <table:table-cell office:value-type="string">
            <text:p>Mr.A.Mangala Rajan</text:p>
          </table:table-cell>
          <table:table-cell office:value-type="string">
            <text:p>Replaced by new PLC module(RFC 430 ETH-IB). .</text:p>
          </table:table-cell>
          <table:table-cell office:value-type="string">
            <text:p>1-No</text:p>
          </table:table-cell>
          <table:table-cell office:value-type="string">
            <text:p>After replaced the PLC module(RFC 430 ETH-IB) turbine running with normal operation.</text:p>
          </table:table-cell>
          <table:table-cell office:value-type="string">
            <text:p>Closed</text:p>
          </table:table-cell>
          <table:table-cell office:value-type="string">
            <text:p>During running time this error no:2107 Plc installation failure was occurred.We check and found Plc was failed.So we replaced by new one then program was upgraded.</text:p>
          </table:table-cell>
          <table:table-cell office:value-type="string">
            <text:p>After replaced the PLC module (RFC 430 ETH-IB) turbine running with normal operation.-Field Engineer-Lingaraja P. | replaced the PLC module(RFC 430 ETH-IB) Problem solved-Field Operations Manager-Ebinezar Rajesh S. | closed-Phone Technical Support-Senthil M. | Problem resolved-Functionality Support Lead-Shankar Anand R. | closed-Quality-Vijay Chinnaswamy</text:p>
          </table:table-cell>
          <table:table-cell office:value-type="string">
            <text:p>PLC.jpg</text:p>
          </table:table-cell>
        </table:table-row>
        <table:table-row table:style-name="ro1">
          <table:table-cell office:value-type="string">
            <text:p>CIR-10000271</text:p>
          </table:table-cell>
          <table:table-cell office:value-type="float" office:value="100260062">
            <text:p>100260062</text:p>
          </table:table-cell>
          <table:table-cell office:value-type="string">
            <text:p>Vedha Spinning Mills (P) Ltd</text:p>
          </table:table-cell>
          <table:table-cell office:value-type="string">
            <text:p>ELAVANTHI</text:p>
          </table:table-cell>
          <table:table-cell office:value-type="string">
            <text:p>WF-IN-022-0833-Y1-A-00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07">
            <text:p>20305001107</text:p>
          </table:table-cell>
          <table:table-cell office:value-type="string">
            <text:p>Gamesa(China)</text:p>
          </table:table-cell>
          <table:table-cell office:value-type="float" office:value="601883">
            <text:p>601883</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4/2010</text:p>
          </table:table-cell>
          <table:table-cell/>
          <table:table-cell office:value-type="string">
            <text:p>11/04/2016</text:p>
          </table:table-cell>
          <table:table-cell office:value-type="string">
            <text:p>111-Max hydraulic unit pumping time</text:p>
          </table:table-cell>
          <table:table-cell office:value-type="string">
            <text:p>Jeno V</text:p>
          </table:table-cell>
          <table:table-cell table:number-columns-repeated="2" office:value-type="float" office:value="0">
            <text:p>0</text:p>
          </table:table-cell>
          <table:table-cell table:number-columns-repeated="2" office:value-type="string">
            <text:p>11/04/2016 16:32:00</text:p>
          </table:table-cell>
          <table:table-cell table:number-columns-repeated="2" office:value-type="float" office:value="0">
            <text:p>0</text:p>
          </table:table-cell>
          <table:table-cell office:value-type="string">
            <text:p>CONTROL SYSTEM</text:p>
          </table:table-cell>
          <table:table-cell office:value-type="string">
            <text:p>BEACON SYSTEM</text:p>
          </table:table-cell>
          <table:table-cell table:number-columns-repeated="2"/>
          <table:table-cell office:value-type="string">
            <text:p>GRID FAILURE</text:p>
          </table:table-cell>
          <table:table-cell/>
          <table:table-cell office:value-type="string">
            <text:p>op</text:p>
          </table:table-cell>
          <table:table-cell table:number-columns-repeated="8"/>
          <table:table-cell office:value-type="string">
            <text:p>Deleted</text:p>
          </table:table-cell>
          <table:table-cell office:value-type="string">
            <text:p>op</text:p>
          </table:table-cell>
          <table:table-cell table:number-columns-repeated="2"/>
        </table:table-row>
        <table:table-row table:style-name="ro1">
          <table:table-cell office:value-type="string">
            <text:p>CIR-10000533</text:p>
          </table:table-cell>
          <table:table-cell office:value-type="float" office:value="100260062">
            <text:p>100260062</text:p>
          </table:table-cell>
          <table:table-cell office:value-type="string">
            <text:p>Vedha Spinning Mills (P) Ltd</text:p>
          </table:table-cell>
          <table:table-cell office:value-type="string">
            <text:p>ELAVANTHI</text:p>
          </table:table-cell>
          <table:table-cell office:value-type="string">
            <text:p>WF-IN-022-0833-Y1-A-00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07">
            <text:p>20305001107</text:p>
          </table:table-cell>
          <table:table-cell office:value-type="string">
            <text:p>Gamesa(China)</text:p>
          </table:table-cell>
          <table:table-cell office:value-type="float" office:value="601883">
            <text:p>601883</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4/2010</text:p>
          </table:table-cell>
          <table:table-cell office:value-type="float" office:value="402366374">
            <text:p>402366374</text:p>
          </table:table-cell>
          <table:table-cell office:value-type="string">
            <text:p>17/05/2016</text:p>
          </table:table-cell>
          <table:table-cell office:value-type="float" office:value="-0">
            <text:p>-0</text:p>
          </table:table-cell>
          <table:table-cell office:value-type="string">
            <text:p>Yathavaraj V</text:p>
          </table:table-cell>
          <table:table-cell office:value-type="float" office:value="1394">
            <text:p>1394</text:p>
          </table:table-cell>
          <table:table-cell office:value-type="float" office:value="1437">
            <text:p>1437</text:p>
          </table:table-cell>
          <table:table-cell office:value-type="string">
            <text:p>17/05/2016 12:30:00</text:p>
          </table:table-cell>
          <table:table-cell office:value-type="string">
            <text:p>17/05/2016 22:10:00</text:p>
          </table:table-cell>
          <table:table-cell office:value-type="float" office:value="8059160">
            <text:p>8059160</text:p>
          </table:table-cell>
          <table:table-cell office:value-type="float" office:value="46649">
            <text:p>46649</text:p>
          </table:table-cell>
          <table:table-cell office:value-type="string">
            <text:p>CONTROL SYSTEM</text:p>
          </table:table-cell>
          <table:table-cell office:value-type="string">
            <text:p>ELECTRICAL CABINET SYSTEM</text:p>
          </table:table-cell>
          <table:table-cell office:value-type="string">
            <text:p>GP012585</text:p>
          </table:table-cell>
          <table:table-cell office:value-type="string">
            <text:p>INGETEAM</text:p>
          </table:table-cell>
          <table:table-cell office:value-type="string">
            <text:p>NORMAL OPERATION</text:p>
          </table:table-cell>
          <table:table-cell office:value-type="string">
            <text:p>AK9670*A6460004506*B</text:p>
          </table:table-cell>
          <table:table-cell office:value-type="string">
            <text:p>700 -PLC COVERTOR COMMUNICATION ERROR.</text:p>
          </table:table-cell>
          <table:table-cell office:value-type="string">
            <text:p>CCU FAILURE</text:p>
          </table:table-cell>
          <table:table-cell office:value-type="string">
            <text:p>DURING NORMAL OPERATION</text:p>
          </table:table-cell>
          <table:table-cell office:value-type="string">
            <text:p>BOTTOM CONTROL PANEL</text:p>
          </table:table-cell>
          <table:table-cell office:value-type="string">
            <text:p>GRID PROBLEM</text:p>
          </table:table-cell>
          <table:table-cell office:value-type="string">
            <text:p>CONVERTOR CONTROL UNIT</text:p>
          </table:table-cell>
          <table:table-cell office:value-type="string">
            <text:p>PROGRAME FLASH</text:p>
          </table:table-cell>
          <table:table-cell office:value-type="string">
            <text:p>01 NUMBER</text:p>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AS FAILURE. SO REPLACED THE CCU BY NEW ONE. THEN UPLOAD THE FIRMWARE AND CHECKED ERROR FREE FOUND OK. THERE AFTER WTG PUT BACK INTO OPERATION MO</text:p>
          </table:table-cell>
          <table:table-cell office:value-type="string">
            <text:p>Assigned</text:p>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text:p>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AS FAILURE. SO REPLACED THE CCU BY NEW ONE. THEN UPLOAD THE FIRMWARE AND CHECKED ERROR FREE FOUND OK. THERE AFTER WTG PUT BACK INTO OPERATION MO-Field Engineer-Yathavaraj V | SF.NO:- 343 VESM 1 WTG DFM CCU FAILURE-Field Operations Manager-Dhanabal S | FSL comments requested-Phone Technical Support-Senthil M. | -Functionality Support Lead-Shankar Anand R.</text:p>
          </table:table-cell>
          <table:table-cell/>
        </table:table-row>
        <table:table-row table:style-name="ro1">
          <table:table-cell office:value-type="string">
            <text:p>CIR-10000453</text:p>
          </table:table-cell>
          <table:table-cell office:value-type="float" office:value="100260065">
            <text:p>100260065</text:p>
          </table:table-cell>
          <table:table-cell office:value-type="string">
            <text:p>Sudhan Spinning Mills (P) Ltd</text:p>
          </table:table-cell>
          <table:table-cell office:value-type="string">
            <text:p>ELAVANTHI</text:p>
          </table:table-cell>
          <table:table-cell office:value-type="string">
            <text:p>WF-IN-022-0833-Y2-A-007</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00">
            <text:p>20305001100</text:p>
          </table:table-cell>
          <table:table-cell office:value-type="string">
            <text:p>Gamesa(China)</text:p>
          </table:table-cell>
          <table:table-cell office:value-type="float" office:value="601889">
            <text:p>60188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3/2010</text:p>
          </table:table-cell>
          <table:table-cell office:value-type="float" office:value="402327297">
            <text:p>402327297</text:p>
          </table:table-cell>
          <table:table-cell office:value-type="string">
            <text:p>09/04/2016</text:p>
          </table:table-cell>
          <table:table-cell office:value-type="float" office:value="-0">
            <text:p>-0</text:p>
          </table:table-cell>
          <table:table-cell office:value-type="string">
            <text:p>Yathavaraj V</text:p>
          </table:table-cell>
          <table:table-cell office:value-type="float" office:value="1370">
            <text:p>1370</text:p>
          </table:table-cell>
          <table:table-cell office:value-type="float" office:value="1437">
            <text:p>1437</text:p>
          </table:table-cell>
          <table:table-cell office:value-type="string">
            <text:p>09/04/2016 00:00:00</text:p>
          </table:table-cell>
          <table:table-cell office:value-type="string">
            <text:p>09/04/2016 22:00:00</text:p>
          </table:table-cell>
          <table:table-cell office:value-type="float" office:value="8953990">
            <text:p>8953990</text:p>
          </table:table-cell>
          <table:table-cell office:value-type="float" office:value="45970">
            <text:p>45970</text:p>
          </table:table-cell>
          <table:table-cell office:value-type="string">
            <text:p>ELECTRICAL</text:p>
          </table:table-cell>
          <table:table-cell office:value-type="string">
            <text:p>ELECTRICAL CABINET SYSTEM</text:p>
          </table:table-cell>
          <table:table-cell office:value-type="float" office:value="50971">
            <text:p>50971</text:p>
          </table:table-cell>
          <table:table-cell office:value-type="string">
            <text:p>QUINT</text:p>
          </table:table-cell>
          <table:table-cell office:value-type="string">
            <text:p>NORMAL OPERATION</text:p>
          </table:table-cell>
          <table:table-cell office:value-type="string">
            <text:p>nil</text:p>
          </table:table-cell>
          <table:table-cell office:value-type="string">
            <text:p>WTG STOPPED DUE TO ERROR 2118.BUS ERROR INTER BUS FAILURE. WE CHECKED THE BUS FAILURE LOG, FOUND THAT THE ERROR CODE 3.0. SO WE CHECKED THE TOP PANEL TIMER CIRCUIT AND POWER SUPPLY UNIT, FOUND TA011 2.5AMPS POWER SUPPLY UNIT FAILED IN CONDITION. SO REPLACED THE FAILURE POWER SUPPLY BY NEW ONE. THERE AFTER WTG PUT BACK INTO OPERATION MODE.</text:p>
          </table:table-cell>
          <table:table-cell office:value-type="string">
            <text:p>2.5 AMPS POWER SUPPLY UNIT FAILED</text:p>
          </table:table-cell>
          <table:table-cell office:value-type="string">
            <text:p>DURING NORMAL OPERATION</text:p>
          </table:table-cell>
          <table:table-cell office:value-type="string">
            <text:p>TOP CONTROL PANEL</text:p>
          </table:table-cell>
          <table:table-cell office:value-type="string">
            <text:p>POWER SUPPLY WEAK</text:p>
          </table:table-cell>
          <table:table-cell office:value-type="string">
            <text:p>2.5 AMPS POWER SUPPLY UNIT</text:p>
          </table:table-cell>
          <table:table-cell office:value-type="string">
            <text:p>VOLTAGE FLUXUATION</text:p>
          </table:table-cell>
          <table:table-cell office:value-type="string">
            <text:p>01 NUMBER</text:p>
          </table:table-cell>
          <table:table-cell office:value-type="string">
            <text:p>DURING WTG NORMAL RUNNING TIME TOP PANEL 2.5AMPS POWER SUPPLY UNIT FAILED IN CONDITION.</text:p>
          </table:table-cell>
          <table:table-cell office:value-type="string">
            <text:p>Assigned</text:p>
          </table:table-cell>
          <table:table-cell office:value-type="string">
            <text:p>WTG STOPPED DUE TO ERROR 2118.BUS ERROR INTER BUS FAILURE. WE CHECKED THE BUS FAILURE LOG, FOUND THAT THE ERROR CODE 3.0. SO WE CHECKED THE TOP PANEL TIMER CIRCUIT AND POWER SUPPLY UNIT, FOUND TA011 2.5AMPS POWER SUPPLY UNIT FAILED IN CONDITION. SO REPLACED THE FAILURE POWER SUPPLY BY NEW ONE. THERE</text:p>
          </table:table-cell>
          <table:table-cell office:value-type="string">
            <text:p>WTG STOPPED DUE TO ERROR 2118.BUS ERROR INTER BUS FAILURE. WE CHECKED THE BUS FAILURE LOG, FOUND THAT THE ERROR CODE 3.0. SO WE CHECKED THE TOP PANEL TIMER CIRCUIT AND POWER SUPPLY UNIT, FOUND TA011 2.5AMPS POWER SUPPLY UNIT FAILED IN CONDITION. SO REPLACED THE FAILURE POWER SUPPLY BY NEW ONE. THERE AFTER WTG PUT BACK INTO OPERATION MODE.-Field Engineer-Yathavaraj V | SF.NO:- 686 WTG 230V/2.5AMPS POWER SUPPLY FAILURE-Field Operations Manager-Dhanabal S | FSL comments requested-Phone Technical Support-Senthil M. | -Functionality Support Lead-Shankar Anand R.</text:p>
          </table:table-cell>
          <table:table-cell/>
        </table:table-row>
        <table:table-row table:style-name="ro1">
          <table:table-cell office:value-type="string">
            <text:p>CIR-10000327</text:p>
          </table:table-cell>
          <table:table-cell office:value-type="float" office:value="100261646">
            <text:p>100261646</text:p>
          </table:table-cell>
          <table:table-cell office:value-type="string">
            <text:p>TANOT WIND POWER VENTURES</text:p>
          </table:table-cell>
          <table:table-cell office:value-type="string">
            <text:p>Tanot I</text:p>
          </table:table-cell>
          <table:table-cell office:value-type="string">
            <text:p>WF-IN-020-1490-Y0-A-002</text:p>
          </table:table-cell>
          <table:table-cell office:value-type="float" office:value="2">
            <text:p>2</text:p>
          </table:table-cell>
          <table:table-cell office:value-type="float" office:value="90.3">
            <text:p>90.3</text:p>
          </table:table-cell>
          <table:table-cell office:value-type="string">
            <text:p>LM</text:p>
          </table:table-cell>
          <table:table-cell office:value-type="string">
            <text:p>Cantarey</text:p>
          </table:table-cell>
          <table:table-cell office:value-type="float" office:value="479444">
            <text:p>479444</text:p>
          </table:table-cell>
          <table:table-cell office:value-type="string">
            <text:p>Hansen</text:p>
          </table:table-cell>
          <table:table-cell office:value-type="string">
            <text:p>EH806A-031/CM025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office:value-type="float" office:value="402130475">
            <text:p>402130475</text:p>
          </table:table-cell>
          <table:table-cell office:value-type="string">
            <text:p>03/10/2015</text:p>
          </table:table-cell>
          <table:table-cell office:value-type="float" office:value="-0">
            <text:p>-0</text:p>
          </table:table-cell>
          <table:table-cell office:value-type="string">
            <text:p>R.Mariraj</text:p>
          </table:table-cell>
          <table:table-cell office:value-type="float" office:value="1412">
            <text:p>1412</text:p>
          </table:table-cell>
          <table:table-cell office:value-type="float" office:value="1425">
            <text:p>1425</text:p>
          </table:table-cell>
          <table:table-cell office:value-type="string">
            <text:p>04/10/2015 10:46:00</text:p>
          </table:table-cell>
          <table:table-cell office:value-type="string">
            <text:p>03/10/2015 20:40:00</text:p>
          </table:table-cell>
          <table:table-cell office:value-type="float" office:value="1482842">
            <text:p>1482842</text:p>
          </table:table-cell>
          <table:table-cell office:value-type="float" office:value="2078">
            <text:p>2078</text:p>
          </table:table-cell>
          <table:table-cell office:value-type="string">
            <text:p>ELECTRICAL</text:p>
          </table:table-cell>
          <table:table-cell office:value-type="string">
            <text:p>ELECTRICAL CABINET SYSTEM</text:p>
          </table:table-cell>
          <table:table-cell office:value-type="string">
            <text:p>GP091205,GP040684,GP040686</text:p>
          </table:table-cell>
          <table:table-cell/>
          <table:table-cell office:value-type="string">
            <text:p>GRID FAILURE</text:p>
          </table:table-cell>
          <table:table-cell/>
          <table:table-cell office:value-type="string">
            <text:p>After grid resumed the wtg got error Bus preload protection thermal relay failure.</text:p>
          </table:table-cell>
          <table:table-cell office:value-type="string">
            <text:p>active crowbar circuit</text:p>
          </table:table-cell>
          <table:table-cell office:value-type="string">
            <text:p>after grid resumed</text:p>
          </table:table-cell>
          <table:table-cell office:value-type="string">
            <text:p>converter panel</text:p>
          </table:table-cell>
          <table:table-cell office:value-type="string">
            <text:p>grid fluctuation</text:p>
          </table:table-cell>
          <table:table-cell office:value-type="string">
            <text:p>service dept</text:p>
          </table:table-cell>
          <table:table-cell office:value-type="string">
            <text:p>avoid grid fluctuation</text:p>
          </table:table-cell>
          <table:table-cell office:value-type="string">
            <text:p>crowbar card-1 IGBT-6 diode-2</text:p>
          </table:table-cell>
          <table:table-cell office:value-type="string">
            <text:p>WTG got pole test problem and converter circuit got error</text:p>
          </table:table-cell>
          <table:table-cell office:value-type="string">
            <text:p>Assigned</text:p>
          </table:table-cell>
          <table:table-cell office:value-type="string">
            <text:p>After grid resumed wtg due to communication error | we checked the DP yard B phase fuse blown | we replaced the fuse and charged the wtg | wtg stop due to error 5212-Bus preload protection thermal relay failure | we checked the WTG found the Active crowbar circuit IGBT , Diode &amp; Driver card was failure | we replaced the smartcrowbar card,IGBT and Diodes</text:p>
          </table:table-cell>
          <table:table-cell office:value-type="string">
            <text:p>nill-Field Engineer-R.Mariraj | ok-Field Operations Manager-Rajesh Salvi | Power Quality Analysis will be done by Selvamani-Phone Technical Support-Senthil M. | PQA Study recommendation for this WF-Functionality Support Lead-Murugesan P. | -Functionality Support Specialist-Selvamani K.</text:p>
          </table:table-cell>
          <table:table-cell office:value-type="string">
            <text:p>IMG_20151004_245600219 (1).jpg active crowbar circuit | IMG_20151004_243556669.jpg active crowbar circuit</text:p>
          </table:table-cell>
        </table:table-row>
        <table:table-row table:style-name="ro1">
          <table:table-cell office:value-type="string">
            <text:p>CIR-10000570</text:p>
          </table:table-cell>
          <table:table-cell office:value-type="float" office:value="100260656">
            <text:p>100260656</text:p>
          </table:table-cell>
          <table:table-cell office:value-type="string">
            <text:p>Lanka transformer ltd</text:p>
          </table:table-cell>
          <table:table-cell office:value-type="string">
            <text:p>LTL-Srilanka</text:p>
          </table:table-cell>
          <table:table-cell office:value-type="string">
            <text:p>WF-LK-001-1034-Y0-A-01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High</text:p>
          </table:table-cell>
          <table:table-cell office:value-type="string">
            <text:p>12/08/2012</text:p>
          </table:table-cell>
          <table:table-cell office:value-type="float" office:value="501052661">
            <text:p>501052661</text:p>
          </table:table-cell>
          <table:table-cell office:value-type="string">
            <text:p>23/03/2016</text:p>
          </table:table-cell>
          <table:table-cell office:value-type="float" office:value="-0">
            <text:p>-0</text:p>
          </table:table-cell>
          <table:table-cell office:value-type="string">
            <text:p>P.A.P.Sampath Perera</text:p>
          </table:table-cell>
          <table:table-cell office:value-type="float" office:value="1386">
            <text:p>1386</text:p>
          </table:table-cell>
          <table:table-cell office:value-type="float" office:value="1439">
            <text:p>1439</text:p>
          </table:table-cell>
          <table:table-cell office:value-type="string">
            <text:p>23/03/2016 17:46:00</text:p>
          </table:table-cell>
          <table:table-cell office:value-type="string">
            <text:p>23/03/2016 10:10:00</text:p>
          </table:table-cell>
          <table:table-cell office:value-type="float" office:value="6689092">
            <text:p>6689092</text:p>
          </table:table-cell>
          <table:table-cell office:value-type="float" office:value="29781.2">
            <text:p>29781.2</text:p>
          </table:table-cell>
          <table:table-cell office:value-type="string">
            <text:p>ELECTRICAL</text:p>
          </table:table-cell>
          <table:table-cell office:value-type="string">
            <text:p>GENERATOR SYSTEM</text:p>
          </table:table-cell>
          <table:table-cell office:value-type="string">
            <text:p>WP580A,580B,580C,590A,590B</text:p>
          </table:table-cell>
          <table:table-cell office:value-type="string">
            <text:p>PRYSNIAN CABLE</text:p>
          </table:table-cell>
          <table:table-cell office:value-type="string">
            <text:p>NORMAL OPERATION</text:p>
          </table:table-cell>
          <table:table-cell office:value-type="string">
            <text:p>NA</text:p>
          </table:table-cell>
          <table:table-cell office:value-type="string">
            <text:p>During normal inspection we found that all the power cable outer sheath have damaged (Nacelle frame area &amp; near the HSS down section) &amp; some stretches was observed in under the gearbox power cable holding area. Please find the attached pictures.</text:p>
          </table:table-cell>
          <table:table-cell table:number-columns-repeated="7"/>
          <table:table-cell office:value-type="string">
            <text:p>May be supplier quality issues.</text:p>
          </table:table-cell>
          <table:table-cell office:value-type="string">
            <text:p>Assigned</text:p>
          </table:table-cell>
          <table:table-cell office:value-type="string">
            <text:p>Still not taken any corrective actions. Waiting for STO advice.</text:p>
          </table:table-cell>
          <table:table-cell office:value-type="string">
            <text:p>Power cable outer sheath crack observations in PD09 turbine at srilanka-Field Engineer-P.A.P.Sampath Perera | Power cable outer sheath crack observed. Pl kindly give your guidance to solve the issues.-Field Operations Manager-Arivazhagan P. | FSL comments requested-Phone Technical Support-Senthil M. | -Functionality Support Lead-Murugesan P.</text:p>
          </table:table-cell>
          <table:table-cell office:value-type="string">
            <text:p>IMG_0026.JPG pl find the cable cracks identification at HSS areas | IMG_1991.JPG power cable stretches observed under the gbx at cable holding areas. | IMG_1992.JPG cable holding area</text:p>
          </table:table-cell>
        </table:table-row>
        <table:table-row table:style-name="ro1">
          <table:table-cell office:value-type="string">
            <text:p>CIR-10000287</text:p>
          </table:table-cell>
          <table:table-cell office:value-type="float" office:value="100261005">
            <text:p>100261005</text:p>
          </table:table-cell>
          <table:table-cell office:value-type="string">
            <text:p>Lanka transformer ltd</text:p>
          </table:table-cell>
          <table:table-cell office:value-type="string">
            <text:p>LTL-Srilanka</text:p>
          </table:table-cell>
          <table:table-cell office:value-type="string">
            <text:p>WF-LK-004-1241-Y0-A-00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23693">
            <text:p>4623693</text:p>
          </table:table-cell>
          <table:table-cell office:value-type="string">
            <text:p>Rexroth</text:p>
          </table:table-cell>
          <table:table-cell office:value-type="float" office:value="737000001795">
            <text:p>737000001795</text:p>
          </table:table-cell>
          <table:table-cell office:value-type="string">
            <text:p>High Temperature</text:p>
          </table:table-cell>
          <table:table-cell office:value-type="string">
            <text:p>STD+</text:p>
          </table:table-cell>
          <table:table-cell office:value-type="string">
            <text:p>High</text:p>
          </table:table-cell>
          <table:table-cell office:value-type="string">
            <text:p>01/06/2013</text:p>
          </table:table-cell>
          <table:table-cell office:value-type="float" office:value="11">
            <text:p>11</text:p>
          </table:table-cell>
          <table:table-cell office:value-type="string">
            <text:p>11/04/2016</text:p>
          </table:table-cell>
          <table:table-cell office:value-type="string">
            <text:p>2118-Interbus bus error</text:p>
          </table:table-cell>
          <table:table-cell office:value-type="string">
            <text:p>Arivazhagan P.</text:p>
          </table:table-cell>
          <table:table-cell office:value-type="float" office:value="1381">
            <text:p>1381</text:p>
          </table:table-cell>
          <table:table-cell office:value-type="float" office:value="0">
            <text:p>0</text:p>
          </table:table-cell>
          <table:table-cell office:value-type="string">
            <text:p>04/04/2016 14:11:00</text:p>
          </table:table-cell>
          <table:table-cell office:value-type="string">
            <text:p>13/04/2016 14:11:00</text:p>
          </table:table-cell>
          <table:table-cell office:value-type="float" office:value="121">
            <text:p>121</text:p>
          </table:table-cell>
          <table:table-cell office:value-type="float" office:value="11">
            <text:p>11</text:p>
          </table:table-cell>
          <table:table-cell office:value-type="string">
            <text:p>CONTROL SYSTEM</text:p>
          </table:table-cell>
          <table:table-cell office:value-type="string">
            <text:p>HUB SYSTEM</text:p>
          </table:table-cell>
          <table:table-cell office:value-type="float" office:value="1">
            <text:p>1</text:p>
          </table:table-cell>
          <table:table-cell office:value-type="float" office:value="11">
            <text:p>11</text:p>
          </table:table-cell>
          <table:table-cell office:value-type="string">
            <text:p>GRID FAILURE</text:p>
          </table:table-cell>
          <table:table-cell office:value-type="float" office:value="11">
            <text:p>11</text:p>
          </table:table-cell>
          <table:table-cell office:value-type="string">
            <text:p>BIIII</text:p>
          </table:table-cell>
          <table:table-cell table:number-columns-repeated="12"/>
        </table:table-row>
        <table:table-row table:style-name="ro1">
          <table:table-cell office:value-type="string">
            <text:p>CIR-10000552</text:p>
          </table:table-cell>
          <table:table-cell office:value-type="float" office:value="100261680">
            <text:p>100261680</text:p>
          </table:table-cell>
          <table:table-cell office:value-type="string">
            <text:p>TANOT WIND POWER VENTURES</text:p>
          </table:table-cell>
          <table:table-cell office:value-type="string">
            <text:p>Tanot I</text:p>
          </table:table-cell>
          <table:table-cell office:value-type="string">
            <text:p>WF-IN-020-1490-Y0-A-030</text:p>
          </table:table-cell>
          <table:table-cell office:value-type="float" office:value="2">
            <text:p>2</text:p>
          </table:table-cell>
          <table:table-cell office:value-type="float" office:value="90.3">
            <text:p>90.3</text:p>
          </table:table-cell>
          <table:table-cell office:value-type="string">
            <text:p>LM</text:p>
          </table:table-cell>
          <table:table-cell office:value-type="string">
            <text:p>Cantarey</text:p>
          </table:table-cell>
          <table:table-cell office:value-type="float" office:value="801251566">
            <text:p>801251566</text:p>
          </table:table-cell>
          <table:table-cell office:value-type="string">
            <text:p>Hansen</text:p>
          </table:table-cell>
          <table:table-cell office:value-type="string">
            <text:p>EH806A-031/CM029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table:table-cell office:value-type="string">
            <text:p>27/05/2016</text:p>
          </table:table-cell>
          <table:table-cell office:value-type="float" office:value="-0">
            <text:p>-0</text:p>
          </table:table-cell>
          <table:table-cell office:value-type="string">
            <text:p>Sunil Jangir</text:p>
          </table:table-cell>
          <table:table-cell office:value-type="float" office:value="1459">
            <text:p>1459</text:p>
          </table:table-cell>
          <table:table-cell office:value-type="float" office:value="1451">
            <text:p>1451</text:p>
          </table:table-cell>
          <table:table-cell office:value-type="string">
            <text:p>28/05/2016 03:17:00</text:p>
          </table:table-cell>
          <table:table-cell office:value-type="string">
            <text:p>27/05/2016 12:05:00</text:p>
          </table:table-cell>
          <table:table-cell office:value-type="float" office:value="2645295">
            <text:p>2645295</text:p>
          </table:table-cell>
          <table:table-cell office:value-type="float" office:value="5858">
            <text:p>5858</text:p>
          </table:table-cell>
          <table:table-cell office:value-type="string">
            <text:p>MECHANICAL</text:p>
          </table:table-cell>
          <table:table-cell office:value-type="string">
            <text:p>HIGH SPEED SHAFT COUPLING SYSTEM</text:p>
          </table:table-cell>
          <table:table-cell/>
          <table:table-cell office:value-type="string">
            <text:p>KTR</text:p>
          </table:table-cell>
          <table:table-cell office:value-type="string">
            <text:p>NORMAL OPERATION</text:p>
          </table:table-cell>
          <table:table-cell table:number-columns-repeated="13"/>
          <table:table-cell office:value-type="string">
            <text:p>tnt-30 -1.jpg</text:p>
          </table:table-cell>
        </table:table-row>
        <table:table-row table:style-name="ro1">
          <table:table-cell office:value-type="string">
            <text:p>CIR-10000488</text:p>
          </table:table-cell>
          <table:table-cell office:value-type="float" office:value="100261626">
            <text:p>100261626</text:p>
          </table:table-cell>
          <table:table-cell office:value-type="string">
            <text:p>CLEAN WIND POWER (DEVGARH) PVT.LTD.</text:p>
          </table:table-cell>
          <table:table-cell office:value-type="string">
            <text:p>GUNGA-G9X</text:p>
          </table:table-cell>
          <table:table-cell office:value-type="string">
            <text:p>WF-IN-020-1314-Y1-A-004</text:p>
          </table:table-cell>
          <table:table-cell office:value-type="float" office:value="2">
            <text:p>2</text:p>
          </table:table-cell>
          <table:table-cell office:value-type="float" office:value="90.3">
            <text:p>90.3</text:p>
          </table:table-cell>
          <table:table-cell office:value-type="string">
            <text:p>Infusion (i) - Gamesa</text:p>
          </table:table-cell>
          <table:table-cell office:value-type="string">
            <text:p>ABB type C</text:p>
          </table:table-cell>
          <table:table-cell office:value-type="float" office:value="4638299">
            <text:p>4638299</text:p>
          </table:table-cell>
          <table:table-cell office:value-type="string">
            <text:p>Hansen</text:p>
          </table:table-cell>
          <table:table-cell office:value-type="string">
            <text:p>EH806A-031/CM023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3/03/2015</text:p>
          </table:table-cell>
          <table:table-cell office:value-type="float" office:value="402371398">
            <text:p>402371398</text:p>
          </table:table-cell>
          <table:table-cell office:value-type="string">
            <text:p>20/05/2016</text:p>
          </table:table-cell>
          <table:table-cell office:value-type="float" office:value="-0">
            <text:p>-0</text:p>
          </table:table-cell>
          <table:table-cell office:value-type="string">
            <text:p>Satish Kumar Maurya</text:p>
          </table:table-cell>
          <table:table-cell office:value-type="float" office:value="1459">
            <text:p>1459</text:p>
          </table:table-cell>
          <table:table-cell office:value-type="float" office:value="1451">
            <text:p>1451</text:p>
          </table:table-cell>
          <table:table-cell office:value-type="string">
            <text:p>21/05/2016 09:05:00</text:p>
          </table:table-cell>
          <table:table-cell office:value-type="string">
            <text:p>20/05/2016 19:43:00</text:p>
          </table:table-cell>
          <table:table-cell office:value-type="float" office:value="4953671">
            <text:p>4953671</text:p>
          </table:table-cell>
          <table:table-cell office:value-type="float" office:value="10208">
            <text:p>10208</text:p>
          </table:table-cell>
          <table:table-cell office:value-type="string">
            <text:p>ELECTRICAL</text:p>
          </table:table-cell>
          <table:table-cell office:value-type="string">
            <text:p>ELECTRICAL CABINET SYSTEM</text:p>
          </table:table-cell>
          <table:table-cell office:value-type="string">
            <text:p>GP091181, GP091144, GP040689, GP119052, GP091014</text:p>
          </table:table-cell>
          <table:table-cell office:value-type="string">
            <text:p>Gamesa</text:p>
          </table:table-cell>
          <table:table-cell office:value-type="string">
            <text:p>NORMAL OPERATION</text:p>
          </table:table-cell>
          <table:table-cell/>
          <table:table-cell office:value-type="string">
            <text:p>Checked and Found IGBT+Adaptor card and simple driver card burnt of phase T.</text:p>
          </table:table-cell>
          <table:table-cell office:value-type="string">
            <text:p>IGBT+Adaptor card burnt</text:p>
          </table:table-cell>
          <table:table-cell office:value-type="string">
            <text:p>20.05.2016- 19:43 (During operation)</text:p>
          </table:table-cell>
          <table:table-cell office:value-type="string">
            <text:p>G97-13 (GS01)</text:p>
          </table:table-cell>
          <table:table-cell office:value-type="string">
            <text:p>Very high temperature and dust</text:p>
          </table:table-cell>
          <table:table-cell office:value-type="string">
            <text:p>Service team</text:p>
          </table:table-cell>
          <table:table-cell office:value-type="string">
            <text:p>Dust protect.</text:p>
          </table:table-cell>
          <table:table-cell office:value-type="string">
            <text:p>1. Rectifier driver card, 2. Adopter+IGBT 3. Contactor 40A, 690V. 4. Semiconductor Fuse 125A. 5. Resistor 1K &amp; 33 Ohms.</text:p>
          </table:table-cell>
          <table:table-cell/>
          <table:table-cell office:value-type="string">
            <text:p>Assigned</text:p>
          </table:table-cell>
          <table:table-cell office:value-type="string">
            <text:p>Visually Inspect the circuit and found IGBT blast of Rectifier phase T and Resistors in Ingeteam panel. | Replaced the IGBT module/Adopter card with Rectifier driver card and Resistors which was blown out. | Traced the circuit and found semiconductor fuse of 125 Amps blown out. | Further checked and found contactor near Crowbar circuit faulty. | Replaced the Semiconductor fuse. | Replaced the Contactor with auxiliary. | Take a trial which was successful.</text:p>
          </table:table-cell>
          <table:table-cell office:value-type="string">
            <text:p>Now machine is in normal operation-Field Engineer-Satish Kumar Maurya | closed-Field Operations Manager-Rajesh Salvi | FSL comments requested-Phone Technical Support-Senthil M. | -Functionality Support Lead-Murugesan P.</text:p>
          </table:table-cell>
          <table:table-cell office:value-type="string">
            <text:p>IMG_20160520_225011.jpg IGBT+Adaptor card</text:p>
          </table:table-cell>
        </table:table-row>
        <table:table-row table:style-name="ro1">
          <table:table-cell office:value-type="string">
            <text:p>CIR-10000341</text:p>
          </table:table-cell>
          <table:table-cell office:value-type="float" office:value="100261656">
            <text:p>100261656</text:p>
          </table:table-cell>
          <table:table-cell office:value-type="string">
            <text:p>CLEAN WIND POWER (DEVGARH) PVT.LTD.</text:p>
          </table:table-cell>
          <table:table-cell office:value-type="string">
            <text:p>GUNGA-G9X</text:p>
          </table:table-cell>
          <table:table-cell office:value-type="string">
            <text:p>WF-IN-020-1314-Y1-A-017</text:p>
          </table:table-cell>
          <table:table-cell office:value-type="float" office:value="2">
            <text:p>2</text:p>
          </table:table-cell>
          <table:table-cell office:value-type="float" office:value="90.3">
            <text:p>90.3</text:p>
          </table:table-cell>
          <table:table-cell office:value-type="string">
            <text:p>LM</text:p>
          </table:table-cell>
          <table:table-cell office:value-type="string">
            <text:p>ABB type C</text:p>
          </table:table-cell>
          <table:table-cell office:value-type="float" office:value="4638315">
            <text:p>4638315</text:p>
          </table:table-cell>
          <table:table-cell office:value-type="string">
            <text:p>Hansen</text:p>
          </table:table-cell>
          <table:table-cell office:value-type="string">
            <text:p>EH806A-031/CM0262</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3/03/2015</text:p>
          </table:table-cell>
          <table:table-cell/>
          <table:table-cell office:value-type="string">
            <text:p>30/04/2016</text:p>
          </table:table-cell>
          <table:table-cell office:value-type="float" office:value="-0">
            <text:p>-0</text:p>
          </table:table-cell>
          <table:table-cell office:value-type="string">
            <text:p>Rajesh Salvi</text:p>
          </table:table-cell>
          <table:table-cell office:value-type="float" office:value="1422">
            <text:p>1422</text:p>
          </table:table-cell>
          <table:table-cell office:value-type="float" office:value="1425">
            <text:p>1425</text:p>
          </table:table-cell>
          <table:table-cell office:value-type="string">
            <text:p>02/05/2016 22:10:00</text:p>
          </table:table-cell>
          <table:table-cell office:value-type="string">
            <text:p>30/04/2016 21:45:00</text:p>
          </table:table-cell>
          <table:table-cell office:value-type="float" office:value="4762700">
            <text:p>4762700</text:p>
          </table:table-cell>
          <table:table-cell office:value-type="float" office:value="9690">
            <text:p>9690</text:p>
          </table:table-cell>
          <table:table-cell office:value-type="string">
            <text:p>ELECTRICAL</text:p>
          </table:table-cell>
          <table:table-cell office:value-type="string">
            <text:p>HUB SYSTEM</text:p>
          </table:table-cell>
          <table:table-cell table:number-columns-repeated="2"/>
          <table:table-cell office:value-type="string">
            <text:p>NORMAL OPERATION</text:p>
          </table:table-cell>
          <table:table-cell/>
          <table:table-cell office:value-type="string">
            <text:p>PWR module internal short , and power supply(TA031) automatically off. FM230 trip ,</text:p>
          </table:table-cell>
          <table:table-cell office:value-type="string">
            <text:p>FM 230 trigger &amp; hub emergency trigger</text:p>
          </table:table-cell>
          <table:table-cell office:value-type="string">
            <text:p>30/4/2016 ,21.45</text:p>
          </table:table-cell>
          <table:table-cell office:value-type="string">
            <text:p>locatio G19 hub</text:p>
          </table:table-cell>
          <table:table-cell office:value-type="string">
            <text:p>error occured durring running</text:p>
          </table:table-cell>
          <table:table-cell office:value-type="string">
            <text:p>Satish</text:p>
          </table:table-cell>
          <table:table-cell office:value-type="string">
            <text:p>reported in action</text:p>
          </table:table-cell>
          <table:table-cell office:value-type="string">
            <text:p>4 times</text:p>
          </table:table-cell>
          <table:table-cell office:value-type="string">
            <text:p>PWR module internal sort.</text:p>
          </table:table-cell>
          <table:table-cell office:value-type="string">
            <text:p>Assigned</text:p>
          </table:table-cell>
          <table:table-cell office:value-type="string">
            <text:p>Connection(Input/Output) of power supply 3A,5A,10A,20A in hub. | Connection of Power module. | Connection of 230V AC circuit in hub. | Connection of All solenoid coil with cable. | Checked voltage(24V DC) of all module respect to earth. | Replaced PWR module(4 NOS.) | Replaced module (CAB, SEG, AI, DO ,PT )etc. | Connected slip ring joint spares cable from nacelle to hub. | Checked Hub leak sensor. | Checked All 3 blade pressure switch &amp; cable | Inspected hub and found ok, no any leakage in turbine | Hub emergency relay(KR920) replaced</text:p>
          </table:table-cell>
          <table:table-cell office:value-type="string">
            <text:p>Now turbine run,but under observation-Field Engineer-Charan Singh Bisu | Site Engineer needs more techinical trainings , Spare avaliablity-Field Operations Manager-Rajesh Salvi | confirmation need from Field-Phone Technical Support-Senthil M. | -Functionality Support Lead-Murugesan P.</text:p>
          </table:table-cell>
          <table:table-cell/>
        </table:table-row>
        <table:table-row table:style-name="ro1">
          <table:table-cell office:value-type="string">
            <text:p>CIR-10000401</text:p>
          </table:table-cell>
          <table:table-cell office:value-type="float" office:value="100261656">
            <text:p>100261656</text:p>
          </table:table-cell>
          <table:table-cell office:value-type="string">
            <text:p>CLEAN WIND POWER (DEVGARH) PVT.LTD.</text:p>
          </table:table-cell>
          <table:table-cell office:value-type="string">
            <text:p>GUNGA-G9X</text:p>
          </table:table-cell>
          <table:table-cell office:value-type="string">
            <text:p>WF-IN-020-1314-Y1-A-017</text:p>
          </table:table-cell>
          <table:table-cell office:value-type="float" office:value="2">
            <text:p>2</text:p>
          </table:table-cell>
          <table:table-cell office:value-type="float" office:value="90.3">
            <text:p>90.3</text:p>
          </table:table-cell>
          <table:table-cell office:value-type="string">
            <text:p>LM</text:p>
          </table:table-cell>
          <table:table-cell office:value-type="string">
            <text:p>ABB type C</text:p>
          </table:table-cell>
          <table:table-cell office:value-type="float" office:value="4638315">
            <text:p>4638315</text:p>
          </table:table-cell>
          <table:table-cell office:value-type="string">
            <text:p>Hansen</text:p>
          </table:table-cell>
          <table:table-cell office:value-type="string">
            <text:p>EH806A-031/CM0262</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3/03/2015</text:p>
          </table:table-cell>
          <table:table-cell office:value-type="float" office:value="402355063">
            <text:p>402355063</text:p>
          </table:table-cell>
          <table:table-cell office:value-type="string">
            <text:p>30/04/2016</text:p>
          </table:table-cell>
          <table:table-cell office:value-type="float" office:value="-0">
            <text:p>-0</text:p>
          </table:table-cell>
          <table:table-cell office:value-type="string">
            <text:p>Satish Kumar Maurya</text:p>
          </table:table-cell>
          <table:table-cell table:number-columns-repeated="2" office:value-type="float" office:value="0">
            <text:p>0</text:p>
          </table:table-cell>
          <table:table-cell office:value-type="string">
            <text:p>02/05/2016 22:25:00</text:p>
          </table:table-cell>
          <table:table-cell office:value-type="string">
            <text:p>30/04/2016 21:45:00</text:p>
          </table:table-cell>
          <table:table-cell office:value-type="float" office:value="4762700">
            <text:p>4762700</text:p>
          </table:table-cell>
          <table:table-cell office:value-type="float" office:value="9690">
            <text:p>9690</text:p>
          </table:table-cell>
          <table:table-cell office:value-type="string">
            <text:p>ELECTRICAL</text:p>
          </table:table-cell>
          <table:table-cell office:value-type="string">
            <text:p>HUB SYSTEM</text:p>
          </table:table-cell>
          <table:table-cell office:value-type="string">
            <text:p>GP009770</text:p>
          </table:table-cell>
          <table:table-cell office:value-type="string">
            <text:p>Phoenix</text:p>
          </table:table-cell>
          <table:table-cell office:value-type="string">
            <text:p>NORMAL OPERATION</text:p>
          </table:table-cell>
          <table:table-cell/>
          <table:table-cell office:value-type="string">
            <text:p>Relay KR920 and Power Module in Hub Cabinet failure.</text:p>
          </table:table-cell>
          <table:table-cell office:value-type="string">
            <text:p>Relay KR920 failure</text:p>
          </table:table-cell>
          <table:table-cell office:value-type="string">
            <text:p>During normal operation</text:p>
          </table:table-cell>
          <table:table-cell office:value-type="string">
            <text:p>In Hub Panel</text:p>
          </table:table-cell>
          <table:table-cell office:value-type="string">
            <text:p>Material defect.</text:p>
          </table:table-cell>
          <table:table-cell/>
          <table:table-cell office:value-type="string">
            <text:p>Observe it carefully with tracing the circuit.</text:p>
          </table:table-cell>
          <table:table-cell office:value-type="string">
            <text:p>All related electrical circuit.</text:p>
          </table:table-cell>
          <table:table-cell office:value-type="string">
            <text:p>Now reset the turbine from display and take an observation. During this observation, we found that when KR920 relay reseted, again pwr module failed. so replaced the Relay &amp; take a trial. Now the trial has successful.</text:p>
          </table:table-cell>
          <table:table-cell office:value-type="string">
            <text:p>Assigned</text:p>
          </table:table-cell>
          <table:table-cell office:value-type="string">
            <text:p>Step-01- Checked the circuit and found FM230 tripped. Step-02- Traced the incoming and outgoing circuit of FM230 and found no anyabnormality in the circuit. Step-03- Then switched on the MCB FM230 and FM015 &amp; Observed that there was slightly smoke coming from the power module in Hub Panel. Step-04- Checked the Power Module with all nearby modules and found that the power module was internally short circuited (+Ve &amp; -Ve terminals). So replaced the Power Module. Step-05- Now Removed all mo</text:p>
          </table:table-cell>
          <table:table-cell office:value-type="string">
            <text:p>We should try to trace the circuit for any abnormalities because there is no any error created without any discrepancy.-Field Engineer-Satish Kumar Maurya | fault finding tree required-Field Operations Manager-Rajesh Salvi | resolved-Phone Technical Support-Senthil M. | -Functionality Support Lead-Shankar Anand R.</text:p>
          </table:table-cell>
          <table:table-cell/>
        </table:table-row>
        <table:table-row table:style-name="ro1">
          <table:table-cell office:value-type="string">
            <text:p>CIR-10000281</text:p>
          </table:table-cell>
          <table:table-cell office:value-type="float" office:value="100261646">
            <text:p>100261646</text:p>
          </table:table-cell>
          <table:table-cell office:value-type="string">
            <text:p>TANOT WIND POWER VENTURES</text:p>
          </table:table-cell>
          <table:table-cell office:value-type="string">
            <text:p>Tanot I</text:p>
          </table:table-cell>
          <table:table-cell office:value-type="string">
            <text:p>WF-IN-020-1490-Y0-A-002</text:p>
          </table:table-cell>
          <table:table-cell office:value-type="float" office:value="2">
            <text:p>2</text:p>
          </table:table-cell>
          <table:table-cell office:value-type="float" office:value="90.3">
            <text:p>90.3</text:p>
          </table:table-cell>
          <table:table-cell office:value-type="string">
            <text:p>LM</text:p>
          </table:table-cell>
          <table:table-cell office:value-type="string">
            <text:p>Cantarey</text:p>
          </table:table-cell>
          <table:table-cell office:value-type="float" office:value="479444">
            <text:p>479444</text:p>
          </table:table-cell>
          <table:table-cell office:value-type="string">
            <text:p>Hansen</text:p>
          </table:table-cell>
          <table:table-cell office:value-type="string">
            <text:p>EH806A-031/CM025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office:value-type="float" office:value="402122299">
            <text:p>402122299</text:p>
          </table:table-cell>
          <table:table-cell office:value-type="string">
            <text:p>20/09/2015</text:p>
          </table:table-cell>
          <table:table-cell office:value-type="float" office:value="-0">
            <text:p>-0</text:p>
          </table:table-cell>
          <table:table-cell office:value-type="string">
            <text:p>R.Mariraj</text:p>
          </table:table-cell>
          <table:table-cell office:value-type="float" office:value="1383">
            <text:p>1383</text:p>
          </table:table-cell>
          <table:table-cell office:value-type="float" office:value="0">
            <text:p>0</text:p>
          </table:table-cell>
          <table:table-cell office:value-type="string">
            <text:p>21/09/2015 13:24:00</text:p>
          </table:table-cell>
          <table:table-cell office:value-type="string">
            <text:p>20/10/2015 16:06:00</text:p>
          </table:table-cell>
          <table:table-cell table:number-columns-repeated="2" office:value-type="float" office:value="0">
            <text:p>0</text:p>
          </table:table-cell>
          <table:table-cell office:value-type="string">
            <text:p>ELECTRICAL</text:p>
          </table:table-cell>
          <table:table-cell office:value-type="string">
            <text:p>ELECTRICAL CABINET SYSTEM</text:p>
          </table:table-cell>
          <table:table-cell office:value-type="string">
            <text:p>GP091145,GP091181</text:p>
          </table:table-cell>
          <table:table-cell/>
          <table:table-cell office:value-type="string">
            <text:p>GRID FAILURE</text:p>
          </table:table-cell>
          <table:table-cell table:number-columns-repeated="10"/>
          <table:table-cell office:value-type="string">
            <text:p>Deleted</text:p>
          </table:table-cell>
          <table:table-cell table:number-columns-repeated="3"/>
        </table:table-row>
        <table:table-row table:style-name="ro1">
          <table:table-cell office:value-type="string">
            <text:p>CIR-10000291</text:p>
          </table:table-cell>
          <table:table-cell office:value-type="float" office:value="100261646">
            <text:p>100261646</text:p>
          </table:table-cell>
          <table:table-cell office:value-type="string">
            <text:p>TANOT WIND POWER VENTURES</text:p>
          </table:table-cell>
          <table:table-cell office:value-type="string">
            <text:p>Tanot I</text:p>
          </table:table-cell>
          <table:table-cell office:value-type="string">
            <text:p>WF-IN-020-1490-Y0-A-002</text:p>
          </table:table-cell>
          <table:table-cell office:value-type="float" office:value="2">
            <text:p>2</text:p>
          </table:table-cell>
          <table:table-cell office:value-type="float" office:value="90.3">
            <text:p>90.3</text:p>
          </table:table-cell>
          <table:table-cell office:value-type="string">
            <text:p>LM</text:p>
          </table:table-cell>
          <table:table-cell office:value-type="string">
            <text:p>Cantarey</text:p>
          </table:table-cell>
          <table:table-cell office:value-type="float" office:value="479444">
            <text:p>479444</text:p>
          </table:table-cell>
          <table:table-cell office:value-type="string">
            <text:p>Hansen</text:p>
          </table:table-cell>
          <table:table-cell office:value-type="string">
            <text:p>EH806A-031/CM025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office:value-type="float" office:value="402130475">
            <text:p>402130475</text:p>
          </table:table-cell>
          <table:table-cell office:value-type="string">
            <text:p>03/10/2015</text:p>
          </table:table-cell>
          <table:table-cell office:value-type="float" office:value="-0">
            <text:p>-0</text:p>
          </table:table-cell>
          <table:table-cell office:value-type="string">
            <text:p>R.Mariraj</text:p>
          </table:table-cell>
          <table:table-cell office:value-type="float" office:value="1422">
            <text:p>1422</text:p>
          </table:table-cell>
          <table:table-cell office:value-type="float" office:value="1425">
            <text:p>1425</text:p>
          </table:table-cell>
          <table:table-cell office:value-type="string">
            <text:p>04/10/2015 10:46:00</text:p>
          </table:table-cell>
          <table:table-cell office:value-type="string">
            <text:p>03/10/2015 20:40:00</text:p>
          </table:table-cell>
          <table:table-cell office:value-type="float" office:value="1482842">
            <text:p>1482842</text:p>
          </table:table-cell>
          <table:table-cell office:value-type="float" office:value="2078">
            <text:p>2078</text:p>
          </table:table-cell>
          <table:table-cell office:value-type="string">
            <text:p>ELECTRICAL</text:p>
          </table:table-cell>
          <table:table-cell office:value-type="string">
            <text:p>ELECTRICAL CABINET SYSTEM</text:p>
          </table:table-cell>
          <table:table-cell office:value-type="string">
            <text:p>GP091205,GP040684,GP040686</text:p>
          </table:table-cell>
          <table:table-cell/>
          <table:table-cell office:value-type="string">
            <text:p>GRID FAILURE</text:p>
          </table:table-cell>
          <table:table-cell table:number-columns-repeated="9"/>
          <table:table-cell office:value-type="string">
            <text:p>WTG pole test not taken</text:p>
          </table:table-cell>
          <table:table-cell office:value-type="string">
            <text:p>Rejected</text:p>
          </table:table-cell>
          <table:table-cell office:value-type="string">
            <text:p>After grid resumed wtg due to communication error | we checked the DP yard B phase fuse blown | we replaced the fuse and charged the wtg | wtg stop due to error 5212-Bus preload protection thermal relay failure | we checked the WTG found the Active crowbar circuit IGBT , Diode &amp; Driver card was failure | we replaced the smartcrowbar card,IGBT and Diodes</text:p>
          </table:table-cell>
          <table:table-cell office:value-type="string">
            <text:p>nill-Field Engineer-R.Mariraj | detail required-Field Operations Manager-Rajesh Salvi | -Field Engineer-Arvind Singh</text:p>
          </table:table-cell>
          <table:table-cell office:value-type="string">
            <text:p>IMG_20151004_245600219.jpg active crowbar circuit | IMG_20151004_243556669.jpg Active crowbar circuit</text:p>
          </table:table-cell>
        </table:table-row>
        <table:table-row table:style-name="ro1">
          <table:table-cell office:value-type="string">
            <text:p>CIR-10000767</text:p>
          </table:table-cell>
          <table:table-cell office:value-type="float" office:value="100261671">
            <text:p>100261671</text:p>
          </table:table-cell>
          <table:table-cell office:value-type="string">
            <text:p>TANOT WIND POWER VENTURES</text:p>
          </table:table-cell>
          <table:table-cell office:value-type="string">
            <text:p>Tanot I</text:p>
          </table:table-cell>
          <table:table-cell office:value-type="string">
            <text:p>WF-IN-020-1490-Y0-A-019</text:p>
          </table:table-cell>
          <table:table-cell office:value-type="float" office:value="2">
            <text:p>2</text:p>
          </table:table-cell>
          <table:table-cell office:value-type="float" office:value="90.3">
            <text:p>90.3</text:p>
          </table:table-cell>
          <table:table-cell office:value-type="string">
            <text:p>LM</text:p>
          </table:table-cell>
          <table:table-cell office:value-type="string">
            <text:p>ABB type C</text:p>
          </table:table-cell>
          <table:table-cell office:value-type="float" office:value="4638329">
            <text:p>4638329</text:p>
          </table:table-cell>
          <table:table-cell office:value-type="string">
            <text:p>Hansen</text:p>
          </table:table-cell>
          <table:table-cell office:value-type="string">
            <text:p>EH806A-031/CM029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table:table-cell office:value-type="string">
            <text:p>24/06/2016</text:p>
          </table:table-cell>
          <table:table-cell office:value-type="float" office:value="-0">
            <text:p>-0</text:p>
          </table:table-cell>
          <table:table-cell office:value-type="string">
            <text:p>Ganesh Ashok Mahajan</text:p>
          </table:table-cell>
          <table:table-cell table:number-columns-repeated="2" office:value-type="float" office:value="0">
            <text:p>0</text:p>
          </table:table-cell>
          <table:table-cell office:value-type="string">
            <text:p>24/06/2016 09:00:00</text:p>
          </table:table-cell>
          <table:table-cell office:value-type="string">
            <text:p>24/06/2016 05:20:00</text:p>
          </table:table-cell>
          <table:table-cell table:number-columns-repeated="2" office:value-type="float" office:value="0">
            <text:p>0</text:p>
          </table:table-cell>
          <table:table-cell office:value-type="string">
            <text:p>ELECTRICAL</text:p>
          </table:table-cell>
          <table:table-cell office:value-type="string">
            <text:p>GENERATOR SYSTEM</text:p>
          </table:table-cell>
          <table:table-cell office:value-type="string">
            <text:p>GP333644</text:p>
          </table:table-cell>
          <table:table-cell office:value-type="string">
            <text:p>Superior Electic Machines Pvt Ltd</text:p>
          </table:table-cell>
          <table:table-cell office:value-type="string">
            <text:p>NORMAL OPERATION</text:p>
          </table:table-cell>
          <table:table-cell office:value-type="float" office:value="69477">
            <text:p>69477</text:p>
          </table:table-cell>
          <table:table-cell office:value-type="string">
            <text:p>While troubleshooting we found generator slipring cooling fan winding failure.</text:p>
          </table:table-cell>
          <table:table-cell office:value-type="string">
            <text:p>Slipring cooling fan winding failure</text:p>
          </table:table-cell>
          <table:table-cell office:value-type="string">
            <text:p>On 24.06.2016</text:p>
          </table:table-cell>
          <table:table-cell office:value-type="string">
            <text:p>In Loc T31</text:p>
          </table:table-cell>
          <table:table-cell office:value-type="string">
            <text:p>This may be due to excess heat</text:p>
          </table:table-cell>
          <table:table-cell office:value-type="string">
            <text:p>Mr. M Arvindhan</text:p>
          </table:table-cell>
          <table:table-cell table:number-columns-repeated="2"/>
          <table:table-cell office:value-type="string">
            <text:p>Fan failure may be lead to high temperature of slipring .</text:p>
          </table:table-cell>
          <table:table-cell office:value-type="string">
            <text:p>Assigned</text:p>
          </table:table-cell>
          <table:table-cell office:value-type="string">
            <text:p>We have replaced the cooling fan.</text:p>
          </table:table-cell>
          <table:table-cell office:value-type="string">
            <text:p>Fan replacement done.-Field Engineer-Ganesh Ashok Mahajan | Fan replaced but identify during other fault finding-Field Operations Manager-Rajesh Salvi | FSL comments requested-Phone Technical Support-Senthil M. | -Functionality Support Lead-Murugesan P.</text:p>
          </table:table-cell>
          <table:table-cell office:value-type="string">
            <text:p>20160625_123816.jpg Old Failure Fan | 20160625_123807.jpg Old Fan Serial Number Plate | CFR No 118 T31 Slipring Cooling Fan Failure.docx</text:p>
          </table:table-cell>
        </table:table-row>
        <table:table-row table:style-name="ro1">
          <table:table-cell office:value-type="string">
            <text:p>CIR-10000764</text:p>
          </table:table-cell>
          <table:table-cell office:value-type="float" office:value="100261678">
            <text:p>100261678</text:p>
          </table:table-cell>
          <table:table-cell office:value-type="string">
            <text:p>TANOT WIND POWER VENTURES</text:p>
          </table:table-cell>
          <table:table-cell office:value-type="string">
            <text:p>Tanot I</text:p>
          </table:table-cell>
          <table:table-cell office:value-type="string">
            <text:p>WF-IN-020-1490-Y0-A-003</text:p>
          </table:table-cell>
          <table:table-cell office:value-type="float" office:value="2">
            <text:p>2</text:p>
          </table:table-cell>
          <table:table-cell office:value-type="float" office:value="90.3">
            <text:p>90.3</text:p>
          </table:table-cell>
          <table:table-cell office:value-type="string">
            <text:p>Infusion (i) - Gamesa</text:p>
          </table:table-cell>
          <table:table-cell office:value-type="string">
            <text:p>Cantarey</text:p>
          </table:table-cell>
          <table:table-cell office:value-type="float" office:value="479450">
            <text:p>479450</text:p>
          </table:table-cell>
          <table:table-cell office:value-type="string">
            <text:p>Hansen</text:p>
          </table:table-cell>
          <table:table-cell office:value-type="string">
            <text:p>EH806A-031/CM0292</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table:table-cell office:value-type="string">
            <text:p>26/06/2016</text:p>
          </table:table-cell>
          <table:table-cell office:value-type="float" office:value="-0">
            <text:p>-0</text:p>
          </table:table-cell>
          <table:table-cell office:value-type="string">
            <text:p>Ganesh Ashok Mahajan</text:p>
          </table:table-cell>
          <table:table-cell table:number-columns-repeated="2" office:value-type="float" office:value="0">
            <text:p>0</text:p>
          </table:table-cell>
          <table:table-cell table:number-columns-repeated="2" office:value-type="string">
            <text:p>01/01/1900 00:00:00</text:p>
          </table:table-cell>
          <table:table-cell table:number-columns-repeated="2" office:value-type="float" office:value="0">
            <text:p>0</text:p>
          </table:table-cell>
          <table:table-cell office:value-type="string">
            <text:p>MECHANICAL</text:p>
          </table:table-cell>
          <table:table-cell office:value-type="string">
            <text:p>HIGH SPEED SHAFT COUPLING SYSTEM</text:p>
          </table:table-cell>
          <table:table-cell office:value-type="string">
            <text:p>GP049319</text:p>
          </table:table-cell>
          <table:table-cell office:value-type="string">
            <text:p>KTR</text:p>
          </table:table-cell>
          <table:table-cell office:value-type="string">
            <text:p>NORMAL OPERATION</text:p>
          </table:table-cell>
          <table:table-cell office:value-type="float" office:value="966">
            <text:p>966</text:p>
          </table:table-cell>
          <table:table-cell office:value-type="string">
            <text:p>409 Generator-Rotor Discrepancy error occured while big strom We have checked &amp; found coupling torque arm got slipped</text:p>
          </table:table-cell>
          <table:table-cell office:value-type="string">
            <text:p>Coupling torque arm got slipped</text:p>
          </table:table-cell>
          <table:table-cell office:value-type="string">
            <text:p>Yesterday</text:p>
          </table:table-cell>
          <table:table-cell office:value-type="string">
            <text:p>At Location T09</text:p>
          </table:table-cell>
          <table:table-cell/>
          <table:table-cell office:value-type="string">
            <text:p>My Self</text:p>
          </table:table-cell>
          <table:table-cell table:number-columns-repeated="4"/>
          <table:table-cell office:value-type="string">
            <text:p>We have replaced the Coupling</text:p>
          </table:table-cell>
          <table:table-cell/>
          <table:table-cell office:value-type="string">
            <text:p>20160626_114645.jpg Old coupling Serial number &amp; torque arm marking mismatched | 20160626_111046.jpg New Coupling Serial Number &amp; Torque arm Marking Matched | 20160626_111108.jpg New Coupling In Operation | CFR No 117 T09 KTR Coupling Replacement.docx</text:p>
          </table:table-cell>
        </table:table-row>
        <table:table-row table:style-name="ro1">
          <table:table-cell office:value-type="string">
            <text:p>CIR-10000765</text:p>
          </table:table-cell>
          <table:table-cell office:value-type="float" office:value="100261678">
            <text:p>100261678</text:p>
          </table:table-cell>
          <table:table-cell office:value-type="string">
            <text:p>TANOT WIND POWER VENTURES</text:p>
          </table:table-cell>
          <table:table-cell office:value-type="string">
            <text:p>Tanot I</text:p>
          </table:table-cell>
          <table:table-cell office:value-type="string">
            <text:p>WF-IN-020-1490-Y0-A-003</text:p>
          </table:table-cell>
          <table:table-cell office:value-type="float" office:value="2">
            <text:p>2</text:p>
          </table:table-cell>
          <table:table-cell office:value-type="float" office:value="90.3">
            <text:p>90.3</text:p>
          </table:table-cell>
          <table:table-cell office:value-type="string">
            <text:p>Infusion (i) - Gamesa</text:p>
          </table:table-cell>
          <table:table-cell office:value-type="string">
            <text:p>Cantarey</text:p>
          </table:table-cell>
          <table:table-cell office:value-type="float" office:value="479450">
            <text:p>479450</text:p>
          </table:table-cell>
          <table:table-cell office:value-type="string">
            <text:p>Hansen</text:p>
          </table:table-cell>
          <table:table-cell office:value-type="string">
            <text:p>EH806A-031/CM0292</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table:table-cell office:value-type="string">
            <text:p>26/06/2016</text:p>
          </table:table-cell>
          <table:table-cell office:value-type="float" office:value="-0">
            <text:p>-0</text:p>
          </table:table-cell>
          <table:table-cell office:value-type="string">
            <text:p>Ganesh Ashok Mahajan</text:p>
          </table:table-cell>
          <table:table-cell table:number-columns-repeated="2" office:value-type="float" office:value="0">
            <text:p>0</text:p>
          </table:table-cell>
          <table:table-cell table:number-columns-repeated="2" office:value-type="string">
            <text:p>01/01/1900 00:00:00</text:p>
          </table:table-cell>
          <table:table-cell table:number-columns-repeated="2" office:value-type="float" office:value="0">
            <text:p>0</text:p>
          </table:table-cell>
          <table:table-cell office:value-type="string">
            <text:p>MECHANICAL</text:p>
          </table:table-cell>
          <table:table-cell office:value-type="string">
            <text:p>HIGH SPEED SHAFT COUPLING SYSTEM</text:p>
          </table:table-cell>
          <table:table-cell office:value-type="string">
            <text:p>GP049319</text:p>
          </table:table-cell>
          <table:table-cell office:value-type="string">
            <text:p>KTR</text:p>
          </table:table-cell>
          <table:table-cell office:value-type="string">
            <text:p>NORMAL OPERATION</text:p>
          </table:table-cell>
          <table:table-cell office:value-type="float" office:value="966">
            <text:p>966</text:p>
          </table:table-cell>
          <table:table-cell office:value-type="string">
            <text:p>409 Generator-Rotor Discrepancy error occured while big strom We have checked &amp; found coupling torque arm got slipped</text:p>
          </table:table-cell>
          <table:table-cell office:value-type="string">
            <text:p>Coupling torque arm got slipped</text:p>
          </table:table-cell>
          <table:table-cell office:value-type="string">
            <text:p>Yesterday</text:p>
          </table:table-cell>
          <table:table-cell office:value-type="string">
            <text:p>At Location T09</text:p>
          </table:table-cell>
          <table:table-cell/>
          <table:table-cell office:value-type="string">
            <text:p>My Self</text:p>
          </table:table-cell>
          <table:table-cell table:number-columns-repeated="3"/>
          <table:table-cell office:value-type="string">
            <text:p>Assigned</text:p>
          </table:table-cell>
          <table:table-cell office:value-type="string">
            <text:p>We have replaced the coupling</text:p>
          </table:table-cell>
          <table:table-cell office:value-type="string">
            <text:p>We have replaced the coupling with a new coupling-Field Engineer-Ganesh Ashok Mahajan | 4th coupling failure at site need RCA-Field Operations Manager-Rajesh Salvi | FSL comments requested-Phone Technical Support-Senthil M. | -Functionality Support Lead-Hemkumar D</text:p>
          </table:table-cell>
          <table:table-cell/>
        </table:table-row>
        <table:table-row table:style-name="ro1">
          <table:table-cell office:value-type="string">
            <text:p>CIR-10000285</text:p>
          </table:table-cell>
          <table:table-cell office:value-type="float" office:value="100261638">
            <text:p>100261638</text:p>
          </table:table-cell>
          <table:table-cell office:value-type="string">
            <text:p>TANOT WIND POWER VENTURES</text:p>
          </table:table-cell>
          <table:table-cell office:value-type="string">
            <text:p>Tanot I</text:p>
          </table:table-cell>
          <table:table-cell office:value-type="string">
            <text:p>WF-IN-020-1490-Y0-A-013</text:p>
          </table:table-cell>
          <table:table-cell office:value-type="float" office:value="2">
            <text:p>2</text:p>
          </table:table-cell>
          <table:table-cell office:value-type="float" office:value="90.3">
            <text:p>90.3</text:p>
          </table:table-cell>
          <table:table-cell/>
          <table:table-cell office:value-type="string">
            <text:p>Cantarey</text:p>
          </table:table-cell>
          <table:table-cell office:value-type="float" office:value="479452">
            <text:p>479452</text:p>
          </table:table-cell>
          <table:table-cell office:value-type="string">
            <text:p>Hansen</text:p>
          </table:table-cell>
          <table:table-cell office:value-type="string">
            <text:p>EH806A-031/CM024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table:table-cell office:value-type="string">
            <text:p>10/04/2016</text:p>
          </table:table-cell>
          <table:table-cell office:value-type="string">
            <text:p>205-Low oil level in hydraulic unit</text:p>
          </table:table-cell>
          <table:table-cell office:value-type="string">
            <text:p>Ganesh Ashok Mahajan</text:p>
          </table:table-cell>
          <table:table-cell table:number-columns-repeated="2" office:value-type="float" office:value="0">
            <text:p>0</text:p>
          </table:table-cell>
          <table:table-cell office:value-type="string">
            <text:p>10/04/2016 10:50:00</text:p>
          </table:table-cell>
          <table:table-cell office:value-type="string">
            <text:p>10/04/2016 09:08:00</text:p>
          </table:table-cell>
          <table:table-cell office:value-type="float" office:value="115898">
            <text:p>115898</text:p>
          </table:table-cell>
          <table:table-cell office:value-type="float" office:value="172">
            <text:p>172</text:p>
          </table:table-cell>
          <table:table-cell office:value-type="string">
            <text:p>MECHANICAL</text:p>
          </table:table-cell>
          <table:table-cell office:value-type="string">
            <text:p>HYDRAULIC SYSTEM AND PITCH CONTROL</text:p>
          </table:table-cell>
          <table:table-cell table:number-columns-repeated="2"/>
          <table:table-cell office:value-type="string">
            <text:p>NORMAL OPERATION</text:p>
          </table:table-cell>
          <table:table-cell table:number-columns-repeated="14"/>
        </table:table-row>
        <table:table-row table:style-name="ro1">
          <table:table-cell office:value-type="string">
            <text:p>CIR-10000396</text:p>
          </table:table-cell>
          <table:table-cell office:value-type="float" office:value="100261679">
            <text:p>100261679</text:p>
          </table:table-cell>
          <table:table-cell office:value-type="string">
            <text:p>TANOT WIND POWER VENTURES</text:p>
          </table:table-cell>
          <table:table-cell office:value-type="string">
            <text:p>Tanot I</text:p>
          </table:table-cell>
          <table:table-cell office:value-type="string">
            <text:p>WF-IN-020-1490-Y0-A-014</text:p>
          </table:table-cell>
          <table:table-cell office:value-type="float" office:value="2">
            <text:p>2</text:p>
          </table:table-cell>
          <table:table-cell office:value-type="float" office:value="90.3">
            <text:p>90.3</text:p>
          </table:table-cell>
          <table:table-cell/>
          <table:table-cell office:value-type="string">
            <text:p>Cantarey</text:p>
          </table:table-cell>
          <table:table-cell office:value-type="float" office:value="801251571">
            <text:p>801251571</text:p>
          </table:table-cell>
          <table:table-cell office:value-type="string">
            <text:p>Hansen</text:p>
          </table:table-cell>
          <table:table-cell office:value-type="string">
            <text:p>EH806A-031/CM0293</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table:number-columns-repeated="2"/>
          <table:table-cell office:value-type="float" office:value="-0">
            <text:p>-0</text:p>
          </table:table-cell>
          <table:table-cell office:value-type="string">
            <text:p>Ganesh Ashok Mahajan</text:p>
          </table:table-cell>
          <table:table-cell table:number-columns-repeated="2" office:value-type="float" office:value="0">
            <text:p>0</text:p>
          </table:table-cell>
          <table:table-cell table:number-columns-repeated="2" office:value-type="string">
            <text:p>01/01/1900 00:00:00</text:p>
          </table:table-cell>
          <table:table-cell table:number-columns-repeated="2" office:value-type="float" office:value="0">
            <text:p>0</text:p>
          </table:table-cell>
          <table:table-cell office:value-type="string">
            <text:p>MECHANICAL</text:p>
          </table:table-cell>
          <table:table-cell office:value-type="string">
            <text:p>GEARBOX SYSTEM</text:p>
          </table:table-cell>
          <table:table-cell table:number-columns-repeated="2"/>
          <table:table-cell office:value-type="string">
            <text:p>NORMAL OPERATION</text:p>
          </table:table-cell>
          <table:table-cell/>
          <table:table-cell office:value-type="string">
            <text:p>While blade repair work we found oil leakage from the Gearbox manifold, it may possible that O ring damaged condition.</text:p>
          </table:table-cell>
          <table:table-cell office:value-type="string">
            <text:p>Found Oil leakage from Gearbox Manifold.</text:p>
          </table:table-cell>
          <table:table-cell office:value-type="string">
            <text:p>While doing the blade work we found</text:p>
          </table:table-cell>
          <table:table-cell office:value-type="string">
            <text:p>Near to online filters</text:p>
          </table:table-cell>
          <table:table-cell office:value-type="string">
            <text:p>It may possible that rubber O ring got damaged</text:p>
          </table:table-cell>
          <table:table-cell office:value-type="string">
            <text:p>Mr. Ganesh Mahajan</text:p>
          </table:table-cell>
          <table:table-cell table:number-columns-repeated="2"/>
          <table:table-cell office:value-type="string">
            <text:p>It may possible that rubber o ring got damaged, due to which oil is getting drained &amp; it may lead to failure of Gearbox when oil get full dry.</text:p>
          </table:table-cell>
          <table:table-cell/>
          <table:table-cell office:value-type="string">
            <text:p>We have done the visual inspection for oil leakage &amp; found leakage from the manifold &amp; gearbox joint.</text:p>
          </table:table-cell>
          <table:table-cell table:number-columns-repeated="2"/>
        </table:table-row>
        <table:table-row table:style-name="ro1">
          <table:table-cell office:value-type="string">
            <text:p>CIR-10000305</text:p>
          </table:table-cell>
          <table:table-cell office:value-type="float" office:value="100261676">
            <text:p>100261676</text:p>
          </table:table-cell>
          <table:table-cell office:value-type="string">
            <text:p>TANOT WIND POWER VENTURES</text:p>
          </table:table-cell>
          <table:table-cell office:value-type="string">
            <text:p>Tanot I</text:p>
          </table:table-cell>
          <table:table-cell office:value-type="string">
            <text:p>WF-IN-020-1490-Y0-A-018</text:p>
          </table:table-cell>
          <table:table-cell office:value-type="float" office:value="2">
            <text:p>2</text:p>
          </table:table-cell>
          <table:table-cell office:value-type="float" office:value="90.3">
            <text:p>90.3</text:p>
          </table:table-cell>
          <table:table-cell/>
          <table:table-cell office:value-type="string">
            <text:p>Cantarey</text:p>
          </table:table-cell>
          <table:table-cell office:value-type="float" office:value="801251565">
            <text:p>801251565</text:p>
          </table:table-cell>
          <table:table-cell office:value-type="string">
            <text:p>Hansen</text:p>
          </table:table-cell>
          <table:table-cell office:value-type="string">
            <text:p>EH806A-031/CM029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office:value-type="float" office:value="402253295">
            <text:p>402253295</text:p>
          </table:table-cell>
          <table:table-cell office:value-type="string">
            <text:p>22/01/2016</text:p>
          </table:table-cell>
          <table:table-cell office:value-type="float" office:value="-0">
            <text:p>-0</text:p>
          </table:table-cell>
          <table:table-cell office:value-type="string">
            <text:p>Ganesh Ashok Mahajan</text:p>
          </table:table-cell>
          <table:table-cell table:number-columns-repeated="2" office:value-type="float" office:value="0">
            <text:p>0</text:p>
          </table:table-cell>
          <table:table-cell office:value-type="string">
            <text:p>22/01/2016 17:33:00</text:p>
          </table:table-cell>
          <table:table-cell office:value-type="string">
            <text:p>22/01/2016 16:33:00</text:p>
          </table:table-cell>
          <table:table-cell office:value-type="float" office:value="1227589">
            <text:p>1227589</text:p>
          </table:table-cell>
          <table:table-cell office:value-type="float" office:value="2564">
            <text:p>2564</text:p>
          </table:table-cell>
          <table:table-cell office:value-type="string">
            <text:p>MECHANICAL</text:p>
          </table:table-cell>
          <table:table-cell office:value-type="string">
            <text:p>BLADES</text:p>
          </table:table-cell>
          <table:table-cell/>
          <table:table-cell office:value-type="string">
            <text:p>LM</text:p>
          </table:table-cell>
          <table:table-cell office:value-type="string">
            <text:p>NORMAL OPERATION</text:p>
          </table:table-cell>
          <table:table-cell office:value-type="float" office:value="1542">
            <text:p>1542</text:p>
          </table:table-cell>
          <table:table-cell office:value-type="string">
            <text:p>C blade trailing edge minor damaged while erection of WTG.</text:p>
          </table:table-cell>
          <table:table-cell office:value-type="string">
            <text:p>Trailing edge damaged</text:p>
          </table:table-cell>
          <table:table-cell office:value-type="string">
            <text:p>While erection</text:p>
          </table:table-cell>
          <table:table-cell office:value-type="string">
            <text:p>40M from the Root</text:p>
          </table:table-cell>
          <table:table-cell office:value-type="string">
            <text:p>may be due to improper handlings</text:p>
          </table:table-cell>
          <table:table-cell office:value-type="string">
            <text:p>Project</text:p>
          </table:table-cell>
          <table:table-cell/>
          <table:table-cell office:value-type="string">
            <text:p>Minor</text:p>
          </table:table-cell>
          <table:table-cell table:number-columns-repeated="2"/>
          <table:table-cell office:value-type="string">
            <text:p>Ground inspection done, reports shared with concerned persons. | Repair schedule initiated by HO</text:p>
          </table:table-cell>
          <table:table-cell table:number-columns-repeated="2"/>
        </table:table-row>
        <table:table-row table:style-name="ro1">
          <table:table-cell office:value-type="string">
            <text:p>CIR-10000593</text:p>
          </table:table-cell>
          <table:table-cell office:value-type="float" office:value="100261141">
            <text:p>100261141</text:p>
          </table:table-cell>
          <table:table-cell office:value-type="string">
            <text:p>MYTRAH VAYU KRISHNA PVT LTD</text:p>
          </table:table-cell>
          <table:table-cell office:value-type="string">
            <text:p>SAVALSUNG</text:p>
          </table:table-cell>
          <table:table-cell office:value-type="string">
            <text:p>WF-IN-010-1193-Y0-A-03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0534">
            <text:p>4630534</text:p>
          </table:table-cell>
          <table:table-cell office:value-type="string">
            <text:p>Hansen</text:p>
          </table:table-cell>
          <table:table-cell office:value-type="string">
            <text:p>EH806A-001/CM001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74934">
            <text:p>402374934</text:p>
          </table:table-cell>
          <table:table-cell office:value-type="string">
            <text:p>26/05/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26/05/2016 13:57:00</text:p>
          </table:table-cell>
          <table:table-cell office:value-type="string">
            <text:p>26/05/2016 11:03:00</text:p>
          </table:table-cell>
          <table:table-cell office:value-type="float" office:value="3309826">
            <text:p>3309826</text:p>
          </table:table-cell>
          <table:table-cell office:value-type="float" office:value="17453">
            <text:p>17453</text:p>
          </table:table-cell>
          <table:table-cell office:value-type="string">
            <text:p>MECHANICAL</text:p>
          </table:table-cell>
          <table:table-cell office:value-type="string">
            <text:p>GEARBOX SYSTEM</text:p>
          </table:table-cell>
          <table:table-cell office:value-type="string">
            <text:p>GP057123</text:p>
          </table:table-cell>
          <table:table-cell office:value-type="string">
            <text:p>Motive</text:p>
          </table:table-cell>
          <table:table-cell office:value-type="string">
            <text:p>NORMAL OPERATION</text:p>
          </table:table-cell>
          <table:table-cell/>
          <table:table-cell office:value-type="string">
            <text:p>WTG stopped due to Gear box fan thermal. Error no:412</text:p>
          </table:table-cell>
          <table:table-cell office:value-type="string">
            <text:p>Gear box fan thermal.</text:p>
          </table:table-cell>
          <table:table-cell office:value-type="string">
            <text:p>Running time</text:p>
          </table:table-cell>
          <table:table-cell office:value-type="string">
            <text:p>Loc No:SVG34</text:p>
          </table:table-cell>
          <table:table-cell office:value-type="string">
            <text:p>continuous operation</text:p>
          </table:table-cell>
          <table:table-cell office:value-type="string">
            <text:p>R.Aravindh R.Muthukumar</text:p>
          </table:table-cell>
          <table:table-cell office:value-type="string">
            <text:p>changed the new one nacelle fan motor</text:p>
          </table:table-cell>
          <table:table-cell office:value-type="string">
            <text:p>1-No</text:p>
          </table:table-cell>
          <table:table-cell office:value-type="string">
            <text:p>Material problem,Loose connection ,Continuous operation</text:p>
          </table:table-cell>
          <table:table-cell office:value-type="string">
            <text:p>Applied</text:p>
          </table:table-cell>
          <table:table-cell office:value-type="string">
            <text:p>Wtg due to stop We checked digital input, we are attend the found motor connection checking time we found motor U and V winding open condition. | so we replaced new one motor</text:p>
          </table:table-cell>
          <table:table-cell office:value-type="string">
            <text:p>After replaced motor m/c running normal operation-Field Engineer-Selvan S. | -Field Operations Manager-Sivakumar S.</text:p>
          </table:table-cell>
          <table:table-cell office:value-type="string">
            <text:p>20160607_083717.jpg Nacelle fan motor</text:p>
          </table:table-cell>
        </table:table-row>
        <table:table-row table:style-name="ro1">
          <table:table-cell office:value-type="string">
            <text:p>CIR-10000282</text:p>
          </table:table-cell>
          <table:table-cell office:value-type="float" office:value="100261644">
            <text:p>100261644</text:p>
          </table:table-cell>
          <table:table-cell office:value-type="string">
            <text:p>TANOT WIND POWER VENTURES</text:p>
          </table:table-cell>
          <table:table-cell office:value-type="string">
            <text:p>Tanot I</text:p>
          </table:table-cell>
          <table:table-cell office:value-type="string">
            <text:p>WF-IN-020-1490-Y0-A-010</text:p>
          </table:table-cell>
          <table:table-cell office:value-type="float" office:value="2">
            <text:p>2</text:p>
          </table:table-cell>
          <table:table-cell office:value-type="float" office:value="90.3">
            <text:p>90.3</text:p>
          </table:table-cell>
          <table:table-cell office:value-type="string">
            <text:p>LM</text:p>
          </table:table-cell>
          <table:table-cell office:value-type="string">
            <text:p>Cantarey</text:p>
          </table:table-cell>
          <table:table-cell office:value-type="float" office:value="479466">
            <text:p>479466</text:p>
          </table:table-cell>
          <table:table-cell office:value-type="string">
            <text:p>Hansen</text:p>
          </table:table-cell>
          <table:table-cell office:value-type="string">
            <text:p>EH806A-031/CM025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office:value-type="float" office:value="402181150">
            <text:p>402181150</text:p>
          </table:table-cell>
          <table:table-cell office:value-type="string">
            <text:p>04/10/2015</text:p>
          </table:table-cell>
          <table:table-cell office:value-type="float" office:value="-0">
            <text:p>-0</text:p>
          </table:table-cell>
          <table:table-cell office:value-type="string">
            <text:p>R.Mariraj</text:p>
          </table:table-cell>
          <table:table-cell office:value-type="float" office:value="1422">
            <text:p>1422</text:p>
          </table:table-cell>
          <table:table-cell office:value-type="float" office:value="1425">
            <text:p>1425</text:p>
          </table:table-cell>
          <table:table-cell office:value-type="string">
            <text:p>02/11/2015 23:02:00</text:p>
          </table:table-cell>
          <table:table-cell office:value-type="string">
            <text:p>02/11/2015 18:40:00</text:p>
          </table:table-cell>
          <table:table-cell office:value-type="float" office:value="811082">
            <text:p>811082</text:p>
          </table:table-cell>
          <table:table-cell office:value-type="float" office:value="1811">
            <text:p>1811</text:p>
          </table:table-cell>
          <table:table-cell office:value-type="string">
            <text:p>ELECTRICAL</text:p>
          </table:table-cell>
          <table:table-cell office:value-type="string">
            <text:p>ELECTRICAL CABINET SYSTEM</text:p>
          </table:table-cell>
          <table:table-cell office:value-type="string">
            <text:p>P393298</text:p>
          </table:table-cell>
          <table:table-cell office:value-type="string">
            <text:p>ABB</text:p>
          </table:table-cell>
          <table:table-cell office:value-type="string">
            <text:p>GRID FAILURE</text:p>
          </table:table-cell>
          <table:table-cell/>
          <table:table-cell office:value-type="string">
            <text:p>FG001 MPCB was failure during resumed the grid. wtg due to grid voltage failure error occurred</text:p>
          </table:table-cell>
          <table:table-cell office:value-type="string">
            <text:p>MBCB(0.16A)</text:p>
          </table:table-cell>
          <table:table-cell office:value-type="string">
            <text:p>Normal operation</text:p>
          </table:table-cell>
          <table:table-cell table:number-columns-repeated="2"/>
          <table:table-cell office:value-type="string">
            <text:p>service dept</text:p>
          </table:table-cell>
          <table:table-cell table:number-columns-repeated="2"/>
          <table:table-cell office:value-type="string">
            <text:p>Absence of CCU measuring voltage</text:p>
          </table:table-cell>
          <table:table-cell office:value-type="string">
            <text:p>Assigned</text:p>
          </table:table-cell>
          <table:table-cell office:value-type="string">
            <text:p>After grid resume machine was stopped due to grid voltage failure. | we inspected DO fuse found ok | We Inspected transformer 2000A fuse and found ok | While we inspect the voltage at CCU, found voltage got absence. | During inspection found MPCB malfunction. | After replacement of MPCB, Machine in normal operation</text:p>
          </table:table-cell>
          <table:table-cell office:value-type="string">
            <text:p>NILL-Field Engineer-R.Mariraj | WTG restored-Field Operations Manager-Rajesh Salvi | solved-Phone Technical Support-Senthil M. | resolved-Functionality Support Lead-Murugesan P. | -Quality-Vijay Chinnaswamy</text:p>
          </table:table-cell>
          <table:table-cell office:value-type="string">
            <text:p>IMG_20151103_113241371.jpg | IMG_20151103_113241371.jpg MPCB(0.16A)</text:p>
          </table:table-cell>
        </table:table-row>
        <table:table-row table:style-name="ro1">
          <table:table-cell office:value-type="string">
            <text:p>CIR-10000125</text:p>
          </table:table-cell>
          <table:table-cell office:value-type="float" office:value="100261634">
            <text:p>100261634</text:p>
          </table:table-cell>
          <table:table-cell office:value-type="string">
            <text:p>TANOT WIND POWER VENTURES</text:p>
          </table:table-cell>
          <table:table-cell office:value-type="string">
            <text:p>Tanot I</text:p>
          </table:table-cell>
          <table:table-cell office:value-type="string">
            <text:p>WF-IN-020-1490-Y0-A-029</text:p>
          </table:table-cell>
          <table:table-cell office:value-type="float" office:value="2">
            <text:p>2</text:p>
          </table:table-cell>
          <table:table-cell office:value-type="float" office:value="90.3">
            <text:p>90.3</text:p>
          </table:table-cell>
          <table:table-cell office:value-type="string">
            <text:p>Infusion (i) - Gamesa</text:p>
          </table:table-cell>
          <table:table-cell office:value-type="string">
            <text:p>Cantarey</text:p>
          </table:table-cell>
          <table:table-cell office:value-type="float" office:value="479432">
            <text:p>479432</text:p>
          </table:table-cell>
          <table:table-cell office:value-type="string">
            <text:p>Hansen</text:p>
          </table:table-cell>
          <table:table-cell office:value-type="string">
            <text:p>EH806A-031/CM024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table:table-cell office:value-type="string">
            <text:p>10/03/2016</text:p>
          </table:table-cell>
          <table:table-cell office:value-type="float" office:value="-0">
            <text:p>-0</text:p>
          </table:table-cell>
          <table:table-cell office:value-type="string">
            <text:p>Rajesh Salvi</text:p>
          </table:table-cell>
          <table:table-cell office:value-type="float" office:value="1422">
            <text:p>1422</text:p>
          </table:table-cell>
          <table:table-cell office:value-type="float" office:value="1425">
            <text:p>1425</text:p>
          </table:table-cell>
          <table:table-cell office:value-type="string">
            <text:p>10/03/2016 07:56:00</text:p>
          </table:table-cell>
          <table:table-cell office:value-type="string">
            <text:p>10/03/2016 01:18:00</text:p>
          </table:table-cell>
          <table:table-cell office:value-type="float" office:value="0">
            <text:p>0</text:p>
          </table:table-cell>
          <table:table-cell office:value-type="float" office:value="4608">
            <text:p>4608</text:p>
          </table:table-cell>
          <table:table-cell office:value-type="string">
            <text:p>ELECTRICAL</text:p>
          </table:table-cell>
          <table:table-cell office:value-type="string">
            <text:p>GENERATOR SYSTEM</text:p>
          </table:table-cell>
          <table:table-cell/>
          <table:table-cell office:value-type="string">
            <text:p>Lafert</text:p>
          </table:table-cell>
          <table:table-cell office:value-type="string">
            <text:p>NORMAL OPERATION</text:p>
          </table:table-cell>
          <table:table-cell/>
          <table:table-cell office:value-type="string">
            <text:p>WTG manually stopped for Generator fan thermal relay, we observed generator cooling system MPCB tripped.</text:p>
          </table:table-cell>
          <table:table-cell office:value-type="string">
            <text:p>Motor</text:p>
          </table:table-cell>
          <table:table-cell office:value-type="string">
            <text:p>10/03/2016 (01:18) Running time.</text:p>
          </table:table-cell>
          <table:table-cell office:value-type="string">
            <text:p>TNT-19</text:p>
          </table:table-cell>
          <table:table-cell office:value-type="string">
            <text:p>Winding short with ground</text:p>
          </table:table-cell>
          <table:table-cell office:value-type="string">
            <text:p>Mariraj R.</text:p>
          </table:table-cell>
          <table:table-cell office:value-type="string">
            <text:p>By multimeter</text:p>
          </table:table-cell>
          <table:table-cell office:value-type="float" office:value="1">
            <text:p>1</text:p>
          </table:table-cell>
          <table:table-cell office:value-type="string">
            <text:p>Winding Temp. will increase.</text:p>
          </table:table-cell>
          <table:table-cell office:value-type="string">
            <text:p>Assigned</text:p>
          </table:table-cell>
          <table:table-cell office:value-type="string">
            <text:p>1.Checked MPCB was found healthy | 2.Checked all cable connections of MPCB were found healthy. | 3.Generator external fan operation for low speed &amp; high speed was checked | 4.Check of contactor of generator external fan was carried out which was found healthy. | 5.Checked all relay output, which was found healthy | 6.Checked motor terminal found W phase short with respect to ground | 7.We replaced Generator External Cooling motor with a new one | 8.Checked for normalcies and started the WTG</text:p>
          </table:table-cell>
          <table:table-cell office:value-type="string">
            <text:p>Due to internal winding short with ground on event of possible insulation failure. -Field Engineer-Victor bhattacharya | Failed-Field Operations Manager-Rajesh Salvi | solved-Phone Technical Support-Senthil M. | Turbine data incomplete (WTG Type )-Functionality Support Lead-Murugesan P. | -Quality-Vijay Chinnaswamy</text:p>
          </table:table-cell>
          <table:table-cell office:value-type="string">
            <text:p>CFR no 105 Manual stop (generator fan thermal relay) inT-19.pdf CFR | TNT 19.png Motor</text:p>
          </table:table-cell>
        </table:table-row>
        <table:table-row table:style-name="ro1">
          <table:table-cell office:value-type="string">
            <text:p>CIR-10000293</text:p>
          </table:table-cell>
          <table:table-cell office:value-type="float" office:value="100261634">
            <text:p>100261634</text:p>
          </table:table-cell>
          <table:table-cell office:value-type="string">
            <text:p>TANOT WIND POWER VENTURES</text:p>
          </table:table-cell>
          <table:table-cell office:value-type="string">
            <text:p>Tanot I</text:p>
          </table:table-cell>
          <table:table-cell office:value-type="string">
            <text:p>WF-IN-020-1490-Y0-A-029</text:p>
          </table:table-cell>
          <table:table-cell office:value-type="float" office:value="2">
            <text:p>2</text:p>
          </table:table-cell>
          <table:table-cell office:value-type="float" office:value="90.3">
            <text:p>90.3</text:p>
          </table:table-cell>
          <table:table-cell office:value-type="string">
            <text:p>Infusion (i) - Gamesa</text:p>
          </table:table-cell>
          <table:table-cell office:value-type="string">
            <text:p>Cantarey</text:p>
          </table:table-cell>
          <table:table-cell office:value-type="float" office:value="479432">
            <text:p>479432</text:p>
          </table:table-cell>
          <table:table-cell office:value-type="string">
            <text:p>Hansen</text:p>
          </table:table-cell>
          <table:table-cell office:value-type="string">
            <text:p>EH806A-031/CM024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office:value-type="float" office:value="402338809">
            <text:p>402338809</text:p>
          </table:table-cell>
          <table:table-cell office:value-type="string">
            <text:p>06/04/2016</text:p>
          </table:table-cell>
          <table:table-cell office:value-type="float" office:value="-0">
            <text:p>-0</text:p>
          </table:table-cell>
          <table:table-cell office:value-type="string">
            <text:p>M.Aravindhan</text:p>
          </table:table-cell>
          <table:table-cell table:number-columns-repeated="2" office:value-type="float" office:value="0">
            <text:p>0</text:p>
          </table:table-cell>
          <table:table-cell office:value-type="string">
            <text:p>06/04/2016 21:14:00</text:p>
          </table:table-cell>
          <table:table-cell office:value-type="string">
            <text:p>06/04/2016 09:22:00</text:p>
          </table:table-cell>
          <table:table-cell table:number-columns-repeated="2" office:value-type="float" office:value="0">
            <text:p>0</text:p>
          </table:table-cell>
          <table:table-cell office:value-type="string">
            <text:p>ELECTRICAL</text:p>
          </table:table-cell>
          <table:table-cell office:value-type="string">
            <text:p>ELECTRICAL CABINET SYSTEM</text:p>
          </table:table-cell>
          <table:table-cell office:value-type="string">
            <text:p>GP139206</text:p>
          </table:table-cell>
          <table:table-cell/>
          <table:table-cell office:value-type="string">
            <text:p>NORMAL OPERATION</text:p>
          </table:table-cell>
          <table:table-cell/>
          <table:table-cell office:value-type="string">
            <text:p>Grid inductor Temperature high</text:p>
          </table:table-cell>
          <table:table-cell office:value-type="string">
            <text:p>Grid inductor</text:p>
          </table:table-cell>
          <table:table-cell office:value-type="string">
            <text:p>Normal operation</text:p>
          </table:table-cell>
          <table:table-cell office:value-type="string">
            <text:p>Nacelle converter side</text:p>
          </table:table-cell>
          <table:table-cell office:value-type="string">
            <text:p>Resistance value low</text:p>
          </table:table-cell>
          <table:table-cell office:value-type="string">
            <text:p>Service dept</text:p>
          </table:table-cell>
          <table:table-cell office:value-type="string">
            <text:p>avoid the grid fluctuation,over voltage and over current</text:p>
          </table:table-cell>
          <table:table-cell office:value-type="string">
            <text:p>grid inductor-1</text:p>
          </table:table-cell>
          <table:table-cell office:value-type="string">
            <text:p>Grid inductor Resistance Value Low.</text:p>
          </table:table-cell>
          <table:table-cell office:value-type="string">
            <text:p>Assigned</text:p>
          </table:table-cell>
          <table:table-cell office:value-type="string">
            <text:p>Check PT100 sensor &amp; Multiflexer card. | Check the panel cooling fan | Then Clean the panel filter | Check the Resistance value in grid inductor | After we change the Grid inductor</text:p>
          </table:table-cell>
          <table:table-cell office:value-type="string">
            <text:p>Nill-Field Engineer-M.Aravindhan | turbine restored as Grid inductor failure rate is high in Rajasthan we need analysis-Field Operations Manager-Rajesh Salvi | 8D to be opened for Detailed RCA-Phone Technical Support-Senthil M. | 8D process is recommended-Functionality Support Lead-Murugesan P. | -Quality-Vijay Chinnaswamy</text:p>
          </table:table-cell>
          <table:table-cell office:value-type="string">
            <text:p>IMG_20151004_243556669.jpg | 2016-04-29 16_34_02-CFR no 801 Excess temp of grid inductor T-19.jpg | 2016-04-29 16_34_27-CFR no 801 Excess te2mp of grid inductor T-19.jpg | CFR no 801 Excess temp of grid inductor T-19.pdf</text:p>
          </table:table-cell>
        </table:table-row>
        <table:table-row table:style-name="ro1">
          <table:table-cell office:value-type="string">
            <text:p>CIR-10000509</text:p>
          </table:table-cell>
          <table:table-cell office:value-type="float" office:value="100261620">
            <text:p>100261620</text:p>
          </table:table-cell>
          <table:table-cell office:value-type="string">
            <text:p>CLEAN WIND POWER (DEVGARH) PVT.LTD.</text:p>
          </table:table-cell>
          <table:table-cell office:value-type="string">
            <text:p>GUNGA-G9X</text:p>
          </table:table-cell>
          <table:table-cell office:value-type="string">
            <text:p>WF-IN-020-1314-Y1-A-010</text:p>
          </table:table-cell>
          <table:table-cell office:value-type="float" office:value="2">
            <text:p>2</text:p>
          </table:table-cell>
          <table:table-cell office:value-type="float" office:value="90.3">
            <text:p>90.3</text:p>
          </table:table-cell>
          <table:table-cell office:value-type="string">
            <text:p>LM</text:p>
          </table:table-cell>
          <table:table-cell office:value-type="string">
            <text:p>ABB type C</text:p>
          </table:table-cell>
          <table:table-cell office:value-type="float" office:value="4638294">
            <text:p>4638294</text:p>
          </table:table-cell>
          <table:table-cell office:value-type="string">
            <text:p>Hansen</text:p>
          </table:table-cell>
          <table:table-cell office:value-type="string">
            <text:p>EH806A-031/CM0122</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3/03/2015</text:p>
          </table:table-cell>
          <table:table-cell/>
          <table:table-cell office:value-type="string">
            <text:p>28/05/2016</text:p>
          </table:table-cell>
          <table:table-cell office:value-type="float" office:value="-0">
            <text:p>-0</text:p>
          </table:table-cell>
          <table:table-cell office:value-type="string">
            <text:p>Satish Kumar Maurya</text:p>
          </table:table-cell>
          <table:table-cell office:value-type="float" office:value="1459">
            <text:p>1459</text:p>
          </table:table-cell>
          <table:table-cell office:value-type="float" office:value="1451">
            <text:p>1451</text:p>
          </table:table-cell>
          <table:table-cell office:value-type="string">
            <text:p>28/05/2016 07:42:00</text:p>
          </table:table-cell>
          <table:table-cell office:value-type="string">
            <text:p>28/05/2016 03:40:00</text:p>
          </table:table-cell>
          <table:table-cell office:value-type="float" office:value="5156678">
            <text:p>5156678</text:p>
          </table:table-cell>
          <table:table-cell office:value-type="float" office:value="10316">
            <text:p>10316</text:p>
          </table:table-cell>
          <table:table-cell office:value-type="string">
            <text:p>CONTROL SYSTEM</text:p>
          </table:table-cell>
          <table:table-cell office:value-type="string">
            <text:p>HUB SYSTEM</text:p>
          </table:table-cell>
          <table:table-cell table:number-columns-repeated="2"/>
          <table:table-cell office:value-type="string">
            <text:p>NORMAL OPERATION</text:p>
          </table:table-cell>
          <table:table-cell/>
          <table:table-cell office:value-type="string">
            <text:p>Hub hydraulic leak, 5201-Magnetothermic trigger of the stator protection</text:p>
          </table:table-cell>
          <table:table-cell office:value-type="string">
            <text:p>Hub light got damaged.</text:p>
          </table:table-cell>
          <table:table-cell office:value-type="string">
            <text:p>During normal operation</text:p>
          </table:table-cell>
          <table:table-cell office:value-type="string">
            <text:p>In hub area</text:p>
          </table:table-cell>
          <table:table-cell office:value-type="string">
            <text:p>Tube light mounting base is of plastic/weak materials.</text:p>
          </table:table-cell>
          <table:table-cell office:value-type="string">
            <text:p>Service team</text:p>
          </table:table-cell>
          <table:table-cell office:value-type="string">
            <text:p>Base of tube light assembly should be of metallic body.</text:p>
          </table:table-cell>
          <table:table-cell office:value-type="string">
            <text:p>Hub light assembly only.</text:p>
          </table:table-cell>
          <table:table-cell office:value-type="string">
            <text:p>One by one another fault came that's why the breakdown duration increased.</text:p>
          </table:table-cell>
          <table:table-cell office:value-type="string">
            <text:p>Assigned</text:p>
          </table:table-cell>
          <table:table-cell office:value-type="string">
            <text:p>Checked and reset the Air Circuit Breaker. | Sound observed in hub so went into hub and found hub light assembly badly damaged. | Removed all damaged part of hub light and mounting plate. | Visually inspection done for any damages in the hub and found all other cables, sensors and pipes were in ok condition. | Now take a trial but after generation start, the error 212-Hub hydraulic leak. | Removed the hub leak sensor and checked its connection and found Cable shield wire was in open condition. | So connect it and properly tight and then take a trial and it was successful.</text:p>
          </table:table-cell>
          <table:table-cell office:value-type="string">
            <text:p>Hub light assembly base should be of metallic body.-Field Engineer-Satish Kumar Maurya | turbine running-Field Operations Manager-Rajesh Salvi | FSL comments requested-Phone Technical Support-Senthil M. | -Functionality Support Lead-Anand A.P</text:p>
          </table:table-cell>
          <table:table-cell/>
        </table:table-row>
        <table:table-row table:style-name="ro1">
          <table:table-cell office:value-type="string">
            <text:p>CIR-10000675</text:p>
          </table:table-cell>
          <table:table-cell office:value-type="float" office:value="100261665">
            <text:p>100261665</text:p>
          </table:table-cell>
          <table:table-cell office:value-type="string">
            <text:p>TANOT WIND POWER VENTURES</text:p>
          </table:table-cell>
          <table:table-cell office:value-type="string">
            <text:p>Tanot I</text:p>
          </table:table-cell>
          <table:table-cell office:value-type="string">
            <text:p>WF-IN-020-1490-Y0-A-012</text:p>
          </table:table-cell>
          <table:table-cell office:value-type="float" office:value="2">
            <text:p>2</text:p>
          </table:table-cell>
          <table:table-cell office:value-type="float" office:value="90.3">
            <text:p>90.3</text:p>
          </table:table-cell>
          <table:table-cell office:value-type="string">
            <text:p>Infusion (i) - Gamesa</text:p>
          </table:table-cell>
          <table:table-cell office:value-type="string">
            <text:p>ABB type C</text:p>
          </table:table-cell>
          <table:table-cell office:value-type="float" office:value="4638319">
            <text:p>4638319</text:p>
          </table:table-cell>
          <table:table-cell office:value-type="string">
            <text:p>Hansen</text:p>
          </table:table-cell>
          <table:table-cell office:value-type="string">
            <text:p>EH806A-031/CM027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table:table-cell office:value-type="string">
            <text:p>10/06/2016</text:p>
          </table:table-cell>
          <table:table-cell office:value-type="float" office:value="-0">
            <text:p>-0</text:p>
          </table:table-cell>
          <table:table-cell office:value-type="string">
            <text:p>Ganesh Ashok Mahajan</text:p>
          </table:table-cell>
          <table:table-cell table:number-columns-repeated="2" office:value-type="float" office:value="0">
            <text:p>0</text:p>
          </table:table-cell>
          <table:table-cell table:number-columns-repeated="2" office:value-type="string">
            <text:p>01/01/1900 00:00:00</text:p>
          </table:table-cell>
          <table:table-cell office:value-type="float" office:value="3482114">
            <text:p>3482114</text:p>
          </table:table-cell>
          <table:table-cell office:value-type="float" office:value="0">
            <text:p>0</text:p>
          </table:table-cell>
          <table:table-cell office:value-type="string">
            <text:p>MECHANICAL</text:p>
          </table:table-cell>
          <table:table-cell office:value-type="string">
            <text:p>BLADE BEARING SYSTEM</text:p>
          </table:table-cell>
          <table:table-cell table:number-columns-repeated="2"/>
          <table:table-cell office:value-type="string">
            <text:p>NORMAL OPERATION</text:p>
          </table:table-cell>
          <table:table-cell/>
          <table:table-cell office:value-type="string">
            <text:p>We went to WTG for Smoke sensor replacement at that time we heard some sound from Hub, so we have checked &amp; found A blade bearing inner rubber seal was completely removed while normal operation.</text:p>
          </table:table-cell>
          <table:table-cell office:value-type="string">
            <text:p>A blade bearing inner seal removed</text:p>
          </table:table-cell>
          <table:table-cell office:value-type="string">
            <text:p>On 10.06.2016 we have seen</text:p>
          </table:table-cell>
          <table:table-cell office:value-type="string">
            <text:p>In Hub</text:p>
          </table:table-cell>
          <table:table-cell office:value-type="string">
            <text:p>It may possible that seal joint first open then full seal while normal operation</text:p>
          </table:table-cell>
          <table:table-cell office:value-type="string">
            <text:p>Mr. Saurabh Pachori</text:p>
          </table:table-cell>
          <table:table-cell table:number-columns-repeated="2"/>
          <table:table-cell office:value-type="string">
            <text:p>1. If this seal removed the dust will go inside &amp; it may possible that bearing balls may got damage. 2. If we run the WTG it may possible that grease may came out. 3.</text:p>
          </table:table-cell>
          <table:table-cell office:value-type="string">
            <text:p>Assigned</text:p>
          </table:table-cell>
          <table:table-cell office:value-type="string">
            <text:p>We have taken the seal &amp; started the WTG.</text:p>
          </table:table-cell>
          <table:table-cell office:value-type="string">
            <text:p>Seal Removed, have to replace as earlier as possible.-Field Engineer-Ganesh Ashok Mahajan | expert help &amp; material required for restoration-Field Operations Manager-Rajesh Salvi | FSL comments requested-Phone Technical Support-Senthil M. | -Functionality Support Lead-Anand A.P</text:p>
          </table:table-cell>
          <table:table-cell office:value-type="string">
            <text:p>20160612_104853.jpg Seal Removed | 20160612_104910.jpg Seal Removed from Blade A | 20160612_104503.jpg B Blade Seal is in good condition | 20160612_104829.jpg C Blade Seal is in good condition | 20160610_121827.jpg Seal removed &amp; is in this condition while WTG running</text:p>
          </table:table-cell>
        </table:table-row>
        <table:table-row table:style-name="ro1">
          <table:table-cell office:value-type="string">
            <text:p>CIR-10000284</text:p>
          </table:table-cell>
          <table:table-cell office:value-type="float" office:value="100261638">
            <text:p>100261638</text:p>
          </table:table-cell>
          <table:table-cell office:value-type="string">
            <text:p>TANOT WIND POWER VENTURES</text:p>
          </table:table-cell>
          <table:table-cell office:value-type="string">
            <text:p>Tanot I</text:p>
          </table:table-cell>
          <table:table-cell office:value-type="string">
            <text:p>WF-IN-020-1490-Y0-A-013</text:p>
          </table:table-cell>
          <table:table-cell office:value-type="float" office:value="2">
            <text:p>2</text:p>
          </table:table-cell>
          <table:table-cell office:value-type="float" office:value="90.3">
            <text:p>90.3</text:p>
          </table:table-cell>
          <table:table-cell/>
          <table:table-cell office:value-type="string">
            <text:p>Cantarey</text:p>
          </table:table-cell>
          <table:table-cell office:value-type="float" office:value="479452">
            <text:p>479452</text:p>
          </table:table-cell>
          <table:table-cell office:value-type="string">
            <text:p>Hansen</text:p>
          </table:table-cell>
          <table:table-cell office:value-type="string">
            <text:p>EH806A-031/CM024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9/06/2015</text:p>
          </table:table-cell>
          <table:table-cell/>
          <table:table-cell office:value-type="string">
            <text:p>10/04/2016</text:p>
          </table:table-cell>
          <table:table-cell office:value-type="float" office:value="-0">
            <text:p>-0</text:p>
          </table:table-cell>
          <table:table-cell office:value-type="string">
            <text:p>Ganesh Ashok Mahajan</text:p>
          </table:table-cell>
          <table:table-cell table:number-columns-repeated="2" office:value-type="float" office:value="0">
            <text:p>0</text:p>
          </table:table-cell>
          <table:table-cell office:value-type="string">
            <text:p>10/04/2016 10:50:00</text:p>
          </table:table-cell>
          <table:table-cell office:value-type="string">
            <text:p>10/04/2016 09:08:00</text:p>
          </table:table-cell>
          <table:table-cell office:value-type="float" office:value="115898">
            <text:p>115898</text:p>
          </table:table-cell>
          <table:table-cell office:value-type="float" office:value="172">
            <text:p>172</text:p>
          </table:table-cell>
          <table:table-cell office:value-type="string">
            <text:p>MECHANICAL</text:p>
          </table:table-cell>
          <table:table-cell office:value-type="string">
            <text:p>HYDRAULIC SYSTEM AND PITCH CONTROL</text:p>
          </table:table-cell>
          <table:table-cell table:number-columns-repeated="2"/>
          <table:table-cell office:value-type="string">
            <text:p>NORMAL OPERATION</text:p>
          </table:table-cell>
          <table:table-cell/>
          <table:table-cell office:value-type="string">
            <text:p>A hydraulic hose who is coming to hub from nacelle is got damaged while rubbing with return oil tank.</text:p>
          </table:table-cell>
          <table:table-cell office:value-type="string">
            <text:p>Main oil hose who coming from nacelle to hub got slightly damaged.</text:p>
          </table:table-cell>
          <table:table-cell office:value-type="string">
            <text:p>On 10.04.2016</text:p>
          </table:table-cell>
          <table:table-cell office:value-type="string">
            <text:p>Near to Return oil tank in HUB</text:p>
          </table:table-cell>
          <table:table-cell office:value-type="string">
            <text:p>Due to rubbing with return oil tank</text:p>
          </table:table-cell>
          <table:table-cell office:value-type="string">
            <text:p>Nacelle to Hub Hose</text:p>
          </table:table-cell>
          <table:table-cell/>
          <table:table-cell office:value-type="string">
            <text:p>Slightly, but leakage started</text:p>
          </table:table-cell>
          <table:table-cell/>
          <table:table-cell office:value-type="string">
            <text:p>Assigned</text:p>
          </table:table-cell>
          <table:table-cell office:value-type="string">
            <text:p>Since it was slightly leakage, so we have not done nothing but WTG is under observation.</text:p>
          </table:table-cell>
          <table:table-cell office:value-type="string">
            <text:p>We have to replace the hose as soon as possible, preferably before High wind-Field Engineer-Ganesh Ashok Mahajan | need protection for hose pipe-Field Operations Manager-Rajesh Salvi | 8D must open for detailed failure control action plan-Phone Technical Support-Senthil M. | Containment Action - Proper routing of Hydraulic hoses, WTG under observation, Vijay - Please check the RCA for this issue-Functionality Support Lead-Anand A.P | provide a suitable a time to discuss this issue in , we may need site for this meeting-Quality-Vijay Chinnaswamy | As discuused with Mahagan, one one case observed. The hose to be replaced and the cover beeding to be fixed to protect the hose damage. Issue closed-Functionality Support Lead-Anand A.P | -Quality-Vijay Chinnaswamy</text:p>
          </table:table-cell>
          <table:table-cell office:value-type="string">
            <text:p>20160410_101141.jpg | 20160410_101141.jpg Hose rubbing with Return Oil tank | 20160410_101511.jpg Hose Damaged Portion</text:p>
          </table:table-cell>
        </table:table-row>
        <table:table-row table:style-name="ro1">
          <table:table-cell office:value-type="string">
            <text:p>CIR-10000169</text:p>
          </table:table-cell>
          <table:table-cell office:value-type="float" office:value="100260575">
            <text:p>100260575</text:p>
          </table:table-cell>
          <table:table-cell office:value-type="string">
            <text:p>MYTRAH VAYU KRISHNA PVT LTD</text:p>
          </table:table-cell>
          <table:table-cell office:value-type="string">
            <text:p>SAVALSUNG</text:p>
          </table:table-cell>
          <table:table-cell office:value-type="string">
            <text:p>WF-IN-010-1193-Y0-A-106-MDN</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200">
            <text:p>801001200</text:p>
          </table:table-cell>
          <table:table-cell office:value-type="string">
            <text:p>Gamesa(China)</text:p>
          </table:table-cell>
          <table:table-cell office:value-type="float" office:value="602550">
            <text:p>60255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office:value-type="float" office:value="402261241">
            <text:p>402261241</text:p>
          </table:table-cell>
          <table:table-cell office:value-type="string">
            <text:p>08/02/2016</text:p>
          </table:table-cell>
          <table:table-cell office:value-type="string">
            <text:p>3247-Disconnection timeout</text:p>
          </table:table-cell>
          <table:table-cell office:value-type="string">
            <text:p>Selvan S.</text:p>
          </table:table-cell>
          <table:table-cell office:value-type="float" office:value="1404">
            <text:p>1404</text:p>
          </table:table-cell>
          <table:table-cell office:value-type="float" office:value="1425">
            <text:p>1425</text:p>
          </table:table-cell>
          <table:table-cell office:value-type="string">
            <text:p>08/02/2016 16:00:00</text:p>
          </table:table-cell>
          <table:table-cell office:value-type="string">
            <text:p>08/02/2016 10:50:00</text:p>
          </table:table-cell>
          <table:table-cell office:value-type="float" office:value="1495492">
            <text:p>1495492</text:p>
          </table:table-cell>
          <table:table-cell office:value-type="float" office:value="9396">
            <text:p>9396</text:p>
          </table:table-cell>
          <table:table-cell office:value-type="string">
            <text:p>ELECTRICAL</text:p>
          </table:table-cell>
          <table:table-cell office:value-type="string">
            <text:p>GENERATOR SYSTEM</text:p>
          </table:table-cell>
          <table:table-cell office:value-type="string">
            <text:p>P390157</text:p>
          </table:table-cell>
          <table:table-cell office:value-type="string">
            <text:p>Baumer Hubner</text:p>
          </table:table-cell>
          <table:table-cell office:value-type="string">
            <text:p>NORMAL OPERATION</text:p>
          </table:table-cell>
          <table:table-cell office:value-type="float" office:value="2279885">
            <text:p>2279885</text:p>
          </table:table-cell>
          <table:table-cell office:value-type="string">
            <text:p>error No 3247 Disconnection timeout</text:p>
          </table:table-cell>
          <table:table-cell office:value-type="string">
            <text:p>Disconnection timeout</text:p>
          </table:table-cell>
          <table:table-cell table:number-columns-repeated="2" office:value-type="string">
            <text:p>running time</text:p>
          </table:table-cell>
          <table:table-cell office:value-type="string">
            <text:p>manufacture defect</text:p>
          </table:table-cell>
          <table:table-cell office:value-type="string">
            <text:p>Encoder</text:p>
          </table:table-cell>
          <table:table-cell office:value-type="string">
            <text:p>Rpm measuring wrong</text:p>
          </table:table-cell>
          <table:table-cell office:value-type="string">
            <text:p>1 encoder</text:p>
          </table:table-cell>
          <table:table-cell office:value-type="string">
            <text:p>Manufacture Defect</text:p>
          </table:table-cell>
          <table:table-cell office:value-type="string">
            <text:p>Assigned</text:p>
          </table:table-cell>
          <table:table-cell office:value-type="string">
            <text:p>Wtg stopped | Check the alarm log | We checked digital input | We checked GENERATOR ENCODER | Encoder input signal not coming | ENCODER found not working properly | We found GENERATOR ENCODER Failure confirmed | replaced the new one ENCODER</text:p>
          </table:table-cell>
          <table:table-cell office:value-type="string">
            <text:p>Manufacture defect-Field Engineer-Selvan S. | Approved-Field Operations Manager-Sivakumar S. | closed-Phone Technical Support-Senthil M. | This is also Top 20 component failure list . We will take it as project-Functionality Support Lead-Murugesan P. | -Quality-Vijay Chinnaswamy</text:p>
          </table:table-cell>
          <table:table-cell office:value-type="string">
            <text:p>IMG_20160308_161206.jpg</text:p>
          </table:table-cell>
        </table:table-row>
        <table:table-row table:style-name="ro1">
          <table:table-cell office:value-type="string">
            <text:p>CIR-10000342</text:p>
          </table:table-cell>
          <table:table-cell office:value-type="float" office:value="100260877">
            <text:p>100260877</text:p>
          </table:table-cell>
          <table:table-cell office:value-type="string">
            <text:p>National Aluminium Company Limited</text:p>
          </table:table-cell>
          <table:table-cell office:value-type="string">
            <text:p>JAISALMER</text:p>
          </table:table-cell>
          <table:table-cell office:value-type="string">
            <text:p>WF-IN-020-1070-Y0-A-040</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HD</text:p>
          </table:table-cell>
          <table:table-cell office:value-type="string">
            <text:p>Standard</text:p>
          </table:table-cell>
          <table:table-cell office:value-type="string">
            <text:p>26/05/2013</text:p>
          </table:table-cell>
          <table:table-cell/>
          <table:table-cell office:value-type="string">
            <text:p>30/04/2016</text:p>
          </table:table-cell>
          <table:table-cell office:value-type="float" office:value="-0">
            <text:p>-0</text:p>
          </table:table-cell>
          <table:table-cell office:value-type="string">
            <text:p>Ravi Kumar Verma</text:p>
          </table:table-cell>
          <table:table-cell office:value-type="float" office:value="1404">
            <text:p>1404</text:p>
          </table:table-cell>
          <table:table-cell office:value-type="float" office:value="1460">
            <text:p>1460</text:p>
          </table:table-cell>
          <table:table-cell office:value-type="string">
            <text:p>01/05/2016 01:40:00</text:p>
          </table:table-cell>
          <table:table-cell office:value-type="string">
            <text:p>30/04/2016 19:40:00</text:p>
          </table:table-cell>
          <table:table-cell office:value-type="float" office:value="3092517">
            <text:p>3092517</text:p>
          </table:table-cell>
          <table:table-cell office:value-type="float" office:value="24507.92">
            <text:p>24507.92</text:p>
          </table:table-cell>
          <table:table-cell office:value-type="string">
            <text:p>ELECTRICAL</text:p>
          </table:table-cell>
          <table:table-cell office:value-type="string">
            <text:p>TRANSFORMER SYSTEM</text:p>
          </table:table-cell>
          <table:table-cell/>
          <table:table-cell office:value-type="string">
            <text:p>Gawde</text:p>
          </table:table-cell>
          <table:table-cell office:value-type="string">
            <text:p>NORMAL OPERATION</text:p>
          </table:table-cell>
          <table:table-cell office:value-type="string">
            <text:p>4607/18</text:p>
          </table:table-cell>
          <table:table-cell office:value-type="string">
            <text:p>DURING NORMAL OPERATION COMBINE METERING CTPT GET FAIL AND FEEDER TRIPPED. OIL GET LEAKAGE FROM CTPT.</text:p>
          </table:table-cell>
          <table:table-cell office:value-type="string">
            <text:p>CTPT GET FAIL AND FEEDER TRIPPED. OIL GET LEAKAGE FROM CTPT.</text:p>
          </table:table-cell>
          <table:table-cell office:value-type="string">
            <text:p>NORMAL OPERATION</text:p>
          </table:table-cell>
          <table:table-cell office:value-type="string">
            <text:p>AT HT YARD METRING POINT</text:p>
          </table:table-cell>
          <table:table-cell/>
          <table:table-cell office:value-type="string">
            <text:p>RAVI VARMA</text:p>
          </table:table-cell>
          <table:table-cell/>
          <table:table-cell office:value-type="string">
            <text:p>THIS SECOND TURBINE IN WHICH CTPT FAIL.</text:p>
          </table:table-cell>
          <table:table-cell office:value-type="string">
            <text:p>DURING NORMAL OPERATION COMBINE METERING CTPT GET FAIL AND FEEDER TRIPPED. OIL GET LEAKAGE FROM CTPT. THIS IS SECOND CTPT FAIL IN SAME FEEDER.</text:p>
          </table:table-cell>
          <table:table-cell office:value-type="string">
            <text:p>Assigned</text:p>
          </table:table-cell>
          <table:table-cell office:value-type="string">
            <text:p>1. CHECK TRANSFORMER MAGGER VALUE. | 2. CHECK FUSE AND FOUND OK. | 3. CTPT CONNECTION REMOVE AND TRANSFORMER CHARGE.</text:p>
          </table:table-cell>
          <table:table-cell office:value-type="string">
            <text:p>TWO TURBINE CTPT GET FAIL NEED INSPECTION CHECK LIST FOR OTHER TURBINE .-Field Engineer-Ravi Kumar Verma | 2 nd CTPT failure ( Meter reading pending due to failure)-Field Operations Manager-Rajesh Salvi | BOP Inspection recommended-Phone Technical Support-Senthil M. | -Functionality Support Lead-Murugesan P.</text:p>
          </table:table-cell>
          <table:table-cell/>
        </table:table-row>
        <table:table-row table:style-name="ro1">
          <table:table-cell office:value-type="string">
            <text:p>CIR-10000338</text:p>
          </table:table-cell>
          <table:table-cell office:value-type="float" office:value="100260852">
            <text:p>100260852</text:p>
          </table:table-cell>
          <table:table-cell office:value-type="string">
            <text:p>National Aluminium Company Limited</text:p>
          </table:table-cell>
          <table:table-cell office:value-type="string">
            <text:p>JAISALMER</text:p>
          </table:table-cell>
          <table:table-cell office:value-type="string">
            <text:p>WF-IN-020-1070-Y0-A-042</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HD</text:p>
          </table:table-cell>
          <table:table-cell office:value-type="string">
            <text:p>Standard</text:p>
          </table:table-cell>
          <table:table-cell office:value-type="string">
            <text:p>26/05/2013</text:p>
          </table:table-cell>
          <table:table-cell office:value-type="float" office:value="402327655">
            <text:p>402327655</text:p>
          </table:table-cell>
          <table:table-cell office:value-type="string">
            <text:p>01/04/2016</text:p>
          </table:table-cell>
          <table:table-cell office:value-type="float" office:value="-0">
            <text:p>-0</text:p>
          </table:table-cell>
          <table:table-cell office:value-type="string">
            <text:p>Bhanwar Singh Chouhan</text:p>
          </table:table-cell>
          <table:table-cell office:value-type="float" office:value="1394">
            <text:p>1394</text:p>
          </table:table-cell>
          <table:table-cell office:value-type="float" office:value="1460">
            <text:p>1460</text:p>
          </table:table-cell>
          <table:table-cell office:value-type="string">
            <text:p>01/04/2016 23:10:00</text:p>
          </table:table-cell>
          <table:table-cell office:value-type="string">
            <text:p>01/04/2016 17:40:00</text:p>
          </table:table-cell>
          <table:table-cell office:value-type="float" office:value="2970940">
            <text:p>2970940</text:p>
          </table:table-cell>
          <table:table-cell office:value-type="float" office:value="23719.23">
            <text:p>23719.23</text:p>
          </table:table-cell>
          <table:table-cell office:value-type="string">
            <text:p>ELECTRICAL</text:p>
          </table:table-cell>
          <table:table-cell office:value-type="string">
            <text:p>TRANSFORMER SYSTEM</text:p>
          </table:table-cell>
          <table:table-cell/>
          <table:table-cell office:value-type="string">
            <text:p>GAWDA</text:p>
          </table:table-cell>
          <table:table-cell office:value-type="string">
            <text:p>GRID FAILURE</text:p>
          </table:table-cell>
          <table:table-cell table:number-columns-repeated="9"/>
          <table:table-cell office:value-type="string">
            <text:p>Metering CTPT unit Y-phase found failed during grid fluctuation.</text:p>
          </table:table-cell>
          <table:table-cell office:value-type="string">
            <text:p>Assigned</text:p>
          </table:table-cell>
          <table:table-cell office:value-type="string">
            <text:p>1. CHECK TRANSFORMER IR VALVU | 2. FOUND OK | 3. 1000A FUSE CHECK AND REPLACED BY NEW ONE. | 4. CTPT CONNECTION REMOVE. | 5. CHARGE THE TRANSFORMER.</text:p>
          </table:table-cell>
          <table:table-cell office:value-type="string">
            <text:p>SUGGEST FOR OTHER LOC CHECK POINT.-Field Engineer-Bhanwar Singh Chouhan | 2 CTPT failure at site need material to meter reading (Ramesh sir)-Field Operations Manager-Rajesh Salvi | Detailed investigation will be done by Selvamani-Phone Technical Support-Senthil M. | Please any inspection is recommended or not-Functionality Support Lead-Murugesan P. | -Functionality Support Specialist-Selvamani K.</text:p>
          </table:table-cell>
          <table:table-cell office:value-type="string">
            <text:p>DSC09639.JPG | DSC09650.JPG</text:p>
          </table:table-cell>
        </table:table-row>
        <table:table-row table:style-name="ro1">
          <table:table-cell office:value-type="string">
            <text:p>CIR-10000389</text:p>
          </table:table-cell>
          <table:table-cell office:value-type="float" office:value="100260940">
            <text:p>100260940</text:p>
          </table:table-cell>
          <table:table-cell office:value-type="string">
            <text:p>National Aluminium Company Limited</text:p>
          </table:table-cell>
          <table:table-cell office:value-type="string">
            <text:p>JAISALMER</text:p>
          </table:table-cell>
          <table:table-cell office:value-type="string">
            <text:p>WF-IN-020-1070-Y0-A-06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HD</text:p>
          </table:table-cell>
          <table:table-cell office:value-type="string">
            <text:p>Standard</text:p>
          </table:table-cell>
          <table:table-cell office:value-type="string">
            <text:p>22/06/2013</text:p>
          </table:table-cell>
          <table:table-cell/>
          <table:table-cell office:value-type="string">
            <text:p>08/05/2016</text:p>
          </table:table-cell>
          <table:table-cell office:value-type="float" office:value="-0">
            <text:p>-0</text:p>
          </table:table-cell>
          <table:table-cell office:value-type="string">
            <text:p>Dwarkaram Panwar</text:p>
          </table:table-cell>
          <table:table-cell office:value-type="float" office:value="1414">
            <text:p>1414</text:p>
          </table:table-cell>
          <table:table-cell office:value-type="float" office:value="1439">
            <text:p>1439</text:p>
          </table:table-cell>
          <table:table-cell office:value-type="string">
            <text:p>01/01/1900 00:00:00</text:p>
          </table:table-cell>
          <table:table-cell office:value-type="string">
            <text:p>08/05/2016 14:48:00</text:p>
          </table:table-cell>
          <table:table-cell office:value-type="float" office:value="3287923">
            <text:p>3287923</text:p>
          </table:table-cell>
          <table:table-cell office:value-type="float" office:value="23440.21">
            <text:p>23440.21</text:p>
          </table:table-cell>
          <table:table-cell office:value-type="string">
            <text:p>ELECTRICAL</text:p>
          </table:table-cell>
          <table:table-cell office:value-type="string">
            <text:p>NACELLE INSTRUMENTATION SYSTEM</text:p>
          </table:table-cell>
          <table:table-cell table:number-columns-repeated="2"/>
          <table:table-cell office:value-type="string">
            <text:p>GRID FAILURE</text:p>
          </table:table-cell>
          <table:table-cell/>
          <table:table-cell office:value-type="string">
            <text:p>High Voltage occur from Amarsagar( Govt. Pooling Station), and our substation (Ludarwa) also tripped in High voltage. After 30 min grid restore, many turbine was in error so our team was attending the turbine one by one. When we reached at NGL08( NALCO Turbine) it was showing error 3.0 in PLC. One of the Operator Mr.Sher Singh clime in Nacelle to attend the error, he saw there was fire in cable near gear Box. He immediate use the Fire extinguisher and Dwarka Ram to isolate the Turbine. Top to bottom,Gearbox sensor and Hyd system cable burn.</text:p>
          </table:table-cell>
          <table:table-cell office:value-type="string">
            <text:p>sensor and control cable</text:p>
          </table:table-cell>
          <table:table-cell office:value-type="string">
            <text:p>during grid fail</text:p>
          </table:table-cell>
          <table:table-cell office:value-type="string">
            <text:p>Nacelle</text:p>
          </table:table-cell>
          <table:table-cell office:value-type="string">
            <text:p>breaking</text:p>
          </table:table-cell>
          <table:table-cell office:value-type="string">
            <text:p>sher singh Dwarka ram</text:p>
          </table:table-cell>
          <table:table-cell table:number-columns-repeated="2"/>
          <table:table-cell office:value-type="string">
            <text:p>gear box Hyd. system and top to bottom cable get damage.</text:p>
          </table:table-cell>
          <table:table-cell office:value-type="string">
            <text:p>Assigned</text:p>
          </table:table-cell>
          <table:table-cell office:value-type="string">
            <text:p>use the fire Extinguser and control the fire. | 2. Disconnect the power.</text:p>
          </table:table-cell>
          <table:table-cell office:value-type="string">
            <text:p>Mr. SIVARAJAN, VENKATESH inspact the wtg.-Field Engineer-Dwarkaram Panwar | STO ,quality and safety team visited site deatailed RCA and materials required for restoration-Field Operations Manager-Rajesh Salvi | Pls assign to Venkadesh for detailed RCA-Phone Technical Support-Senthil M. | -Functionality Support Lead-Murugesan P.</text:p>
          </table:table-cell>
          <table:table-cell/>
        </table:table-row>
        <table:table-row table:style-name="ro1">
          <table:table-cell office:value-type="string">
            <text:p>CIR-10000444</text:p>
          </table:table-cell>
          <table:table-cell office:value-type="float" office:value="100261116">
            <text:p>100261116</text:p>
          </table:table-cell>
          <table:table-cell office:value-type="string">
            <text:p>MYTRAH VAYU KRISHNA PVT LTD</text:p>
          </table:table-cell>
          <table:table-cell office:value-type="string">
            <text:p>SAVALSUNG</text:p>
          </table:table-cell>
          <table:table-cell office:value-type="string">
            <text:p>WF-IN-010-1193-Y0-A-037</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0534">
            <text:p>4630534</text:p>
          </table:table-cell>
          <table:table-cell office:value-type="string">
            <text:p>Hansen</text:p>
          </table:table-cell>
          <table:table-cell office:value-type="string">
            <text:p>EH806A-001/CM001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26262">
            <text:p>402326262</text:p>
          </table:table-cell>
          <table:table-cell office:value-type="string">
            <text:p>06/04/2016</text:p>
          </table:table-cell>
          <table:table-cell office:value-type="string">
            <text:p>805-Pitch Blocked</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6/04/2016 14:41:00</text:p>
          </table:table-cell>
          <table:table-cell office:value-type="string">
            <text:p>06/04/2016 13:32:00</text:p>
          </table:table-cell>
          <table:table-cell office:value-type="float" office:value="2921351">
            <text:p>2921351</text:p>
          </table:table-cell>
          <table:table-cell office:value-type="float" office:value="16067">
            <text:p>16067</text:p>
          </table:table-cell>
          <table:table-cell office:value-type="string">
            <text:p>MECHANICAL</text:p>
          </table:table-cell>
          <table:table-cell office:value-type="string">
            <text:p>HYDRAULIC SYSTEM AND PITCH CONTROL</text:p>
          </table:table-cell>
          <table:table-cell office:value-type="float" office:value="880162">
            <text:p>880162</text:p>
          </table:table-cell>
          <table:table-cell office:value-type="string">
            <text:p>Vickers</text:p>
          </table:table-cell>
          <table:table-cell office:value-type="string">
            <text:p>NORMAL OPERATION</text:p>
          </table:table-cell>
          <table:table-cell/>
          <table:table-cell office:value-type="string">
            <text:p>Error No :800. Pitch Activation Error.</text:p>
          </table:table-cell>
          <table:table-cell office:value-type="string">
            <text:p>Error No :800. Pitch Activation Error</text:p>
          </table:table-cell>
          <table:table-cell office:value-type="string">
            <text:p>Running time</text:p>
          </table:table-cell>
          <table:table-cell office:value-type="string">
            <text:p>Loc no:SVG35 HU unit</text:p>
          </table:table-cell>
          <table:table-cell office:value-type="string">
            <text:p>Continuous operation, material defective.</text:p>
          </table:table-cell>
          <table:table-cell office:value-type="string">
            <text:p>D.Manoj, R.Aravindh, K.Magesh</text:p>
          </table:table-cell>
          <table:table-cell office:value-type="string">
            <text:p>Change the new one proportional valve.</text:p>
          </table:table-cell>
          <table:table-cell office:value-type="string">
            <text:p>1-no</text:p>
          </table:table-cell>
          <table:table-cell office:value-type="string">
            <text:p>Continuous operation, Unbalance load, pitch angle , blade weight.</text:p>
          </table:table-cell>
          <table:table-cell office:value-type="string">
            <text:p>Applied</text:p>
          </table:table-cell>
          <table:table-cell office:value-type="string">
            <text:p>we checked the Digital input, normal running time HU pressure decrease checked the Proportional valve Malfunctioning in running time, So we confirmed the proportional valve was failure, replaced new one valve.</text:p>
          </table:table-cell>
          <table:table-cell office:value-type="string">
            <text:p>Turbine running with normal operation-Field Engineer-Selvan S. | -Field Operations Manager-Sivakumar S.</text:p>
          </table:table-cell>
          <table:table-cell office:value-type="string">
            <text:p>smp.jpg Proportional valve | Proportional valve.JPG Proportional valve</text:p>
          </table:table-cell>
        </table:table-row>
        <table:table-row table:style-name="ro1">
          <table:table-cell office:value-type="string">
            <text:p>CIR-10000408</text:p>
          </table:table-cell>
          <table:table-cell office:value-type="float" office:value="100261280">
            <text:p>100261280</text:p>
          </table:table-cell>
          <table:table-cell office:value-type="string">
            <text:p>MYTRAH VAYU KRISHNA PVT LTD</text:p>
          </table:table-cell>
          <table:table-cell office:value-type="string">
            <text:p>SAVALSUNG</text:p>
          </table:table-cell>
          <table:table-cell office:value-type="string">
            <text:p>WF-IN-010-1193-Y0-A-094-MDN</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office:value-type="float" office:value="402254851">
            <text:p>402254851</text:p>
          </table:table-cell>
          <table:table-cell office:value-type="string">
            <text:p>02/02/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2/02/2016 18:49:00</text:p>
          </table:table-cell>
          <table:table-cell office:value-type="string">
            <text:p>02/02/2016 16:49:00</text:p>
          </table:table-cell>
          <table:table-cell office:value-type="float" office:value="1556682">
            <text:p>1556682</text:p>
          </table:table-cell>
          <table:table-cell office:value-type="float" office:value="9164">
            <text:p>9164</text:p>
          </table:table-cell>
          <table:table-cell office:value-type="string">
            <text:p>ELECTRICAL</text:p>
          </table:table-cell>
          <table:table-cell office:value-type="string">
            <text:p>ELECTRICAL CABINET SYSTEM</text:p>
          </table:table-cell>
          <table:table-cell office:value-type="string">
            <text:p>GP004896</text:p>
          </table:table-cell>
          <table:table-cell office:value-type="string">
            <text:p>PHOENIX</text:p>
          </table:table-cell>
          <table:table-cell office:value-type="string">
            <text:p>NORMAL OPERATION</text:p>
          </table:table-cell>
          <table:table-cell office:value-type="float" office:value="7000512415">
            <text:p>7000512415</text:p>
          </table:table-cell>
          <table:table-cell table:number-columns-repeated="13"/>
        </table:table-row>
        <table:table-row table:style-name="ro1">
          <table:table-cell office:value-type="string">
            <text:p>CIR-10000409</text:p>
          </table:table-cell>
          <table:table-cell office:value-type="float" office:value="100260575">
            <text:p>100260575</text:p>
          </table:table-cell>
          <table:table-cell office:value-type="string">
            <text:p>MYTRAH VAYU KRISHNA PVT LTD</text:p>
          </table:table-cell>
          <table:table-cell office:value-type="string">
            <text:p>SAVALSUNG</text:p>
          </table:table-cell>
          <table:table-cell office:value-type="string">
            <text:p>WF-IN-010-1193-Y0-A-106-MDN</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200">
            <text:p>801001200</text:p>
          </table:table-cell>
          <table:table-cell office:value-type="string">
            <text:p>Gamesa(China)</text:p>
          </table:table-cell>
          <table:table-cell office:value-type="float" office:value="602550">
            <text:p>60255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table:table-cell office:value-type="string">
            <text:p>08/02/2016</text:p>
          </table:table-cell>
          <table:table-cell office:value-type="string">
            <text:p>3247-Disconnection timeout</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8/02/2016 16:35:00</text:p>
          </table:table-cell>
          <table:table-cell office:value-type="string">
            <text:p>08/02/2016 13:00:00</text:p>
          </table:table-cell>
          <table:table-cell office:value-type="float" office:value="1494227">
            <text:p>1494227</text:p>
          </table:table-cell>
          <table:table-cell office:value-type="float" office:value="9353">
            <text:p>9353</text:p>
          </table:table-cell>
          <table:table-cell office:value-type="string">
            <text:p>ELECTRICAL</text:p>
          </table:table-cell>
          <table:table-cell office:value-type="string">
            <text:p>GENERATOR SYSTEM</text:p>
          </table:table-cell>
          <table:table-cell office:value-type="string">
            <text:p>GP006135</text:p>
          </table:table-cell>
          <table:table-cell office:value-type="string">
            <text:p>Gamesa</text:p>
          </table:table-cell>
          <table:table-cell office:value-type="string">
            <text:p>NORMAL OPERATION</text:p>
          </table:table-cell>
          <table:table-cell/>
          <table:table-cell office:value-type="string">
            <text:p>Error No 3247. Disconnection timeout error occurred</text:p>
          </table:table-cell>
          <table:table-cell table:number-columns-repeated="7"/>
          <table:table-cell office:value-type="string">
            <text:p>voltage dip, may be problem for ccu communication port</text:p>
          </table:table-cell>
          <table:table-cell office:value-type="string">
            <text:p>Applied</text:p>
          </table:table-cell>
          <table:table-cell office:value-type="string">
            <text:p>Stop the m/c | Check the digital input | We checked the related connection | While checking we found CCU got failure it was replaced by new one</text:p>
          </table:table-cell>
          <table:table-cell office:value-type="string">
            <text:p>Wtg due to stop we are attend and found check the CCU got failure condition.so replaced new one then start the WTG.-Field Engineer-Selvan S. | -Field Operations Manager-Sivakumar S.</text:p>
          </table:table-cell>
          <table:table-cell office:value-type="string">
            <text:p>dfim.jpg CCU</text:p>
          </table:table-cell>
        </table:table-row>
        <table:table-row table:style-name="ro1">
          <table:table-cell office:value-type="string">
            <text:p>CIR-10000410</text:p>
          </table:table-cell>
          <table:table-cell office:value-type="float" office:value="100260575">
            <text:p>100260575</text:p>
          </table:table-cell>
          <table:table-cell office:value-type="string">
            <text:p>MYTRAH VAYU KRISHNA PVT LTD</text:p>
          </table:table-cell>
          <table:table-cell office:value-type="string">
            <text:p>SAVALSUNG</text:p>
          </table:table-cell>
          <table:table-cell office:value-type="string">
            <text:p>WF-IN-010-1193-Y0-A-106-MDN</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200">
            <text:p>801001200</text:p>
          </table:table-cell>
          <table:table-cell office:value-type="string">
            <text:p>Gamesa(China)</text:p>
          </table:table-cell>
          <table:table-cell office:value-type="float" office:value="602550">
            <text:p>60255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table:table-cell office:value-type="string">
            <text:p>08/02/2016</text:p>
          </table:table-cell>
          <table:table-cell office:value-type="string">
            <text:p>3247-Disconnection timeout</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8/02/2016 16:35:00</text:p>
          </table:table-cell>
          <table:table-cell office:value-type="string">
            <text:p>08/02/2016 13:00:00</text:p>
          </table:table-cell>
          <table:table-cell office:value-type="float" office:value="1494227">
            <text:p>1494227</text:p>
          </table:table-cell>
          <table:table-cell office:value-type="float" office:value="9353">
            <text:p>9353</text:p>
          </table:table-cell>
          <table:table-cell office:value-type="string">
            <text:p>ELECTRICAL</text:p>
          </table:table-cell>
          <table:table-cell office:value-type="string">
            <text:p>GENERATOR SYSTEM</text:p>
          </table:table-cell>
          <table:table-cell office:value-type="string">
            <text:p>GP006135</text:p>
          </table:table-cell>
          <table:table-cell office:value-type="string">
            <text:p>Gamesa</text:p>
          </table:table-cell>
          <table:table-cell office:value-type="string">
            <text:p>NORMAL OPERATION</text:p>
          </table:table-cell>
          <table:table-cell table:number-columns-repeated="14"/>
        </table:table-row>
        <table:table-row table:style-name="ro1">
          <table:table-cell office:value-type="string">
            <text:p>CIR-10000574</text:p>
          </table:table-cell>
          <table:table-cell office:value-type="float" office:value="100260567">
            <text:p>100260567</text:p>
          </table:table-cell>
          <table:table-cell office:value-type="string">
            <text:p>MYTRAH VAYU KRISHNA PVT LTD</text:p>
          </table:table-cell>
          <table:table-cell office:value-type="string">
            <text:p>SAVALSUNG</text:p>
          </table:table-cell>
          <table:table-cell office:value-type="string">
            <text:p>WF-IN-010-1193-Y0-A-112-MDN</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Gamesa wind Tianjin, China</text:p>
          </table:table-cell>
          <table:table-cell office:value-type="float" office:value="447631">
            <text:p>447631</text:p>
          </table:table-cell>
          <table:table-cell office:value-type="string">
            <text:p>Gamesa(China)</text:p>
          </table:table-cell>
          <table:table-cell office:value-type="float" office:value="602475">
            <text:p>60247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office:value-type="float" office:value="402371216">
            <text:p>402371216</text:p>
          </table:table-cell>
          <table:table-cell office:value-type="string">
            <text:p>14/05/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4/05/2016 19:23:00</text:p>
          </table:table-cell>
          <table:table-cell office:value-type="string">
            <text:p>14/05/2016 18:10:00</text:p>
          </table:table-cell>
          <table:table-cell office:value-type="float" office:value="1863191">
            <text:p>1863191</text:p>
          </table:table-cell>
          <table:table-cell office:value-type="float" office:value="11614">
            <text:p>11614</text:p>
          </table:table-cell>
          <table:table-cell office:value-type="string">
            <text:p>ELECTRICAL</text:p>
          </table:table-cell>
          <table:table-cell office:value-type="string">
            <text:p>ELECTRICAL CABINET SYSTEM</text:p>
          </table:table-cell>
          <table:table-cell office:value-type="string">
            <text:p>GP004891</text:p>
          </table:table-cell>
          <table:table-cell office:value-type="string">
            <text:p>PHOENIX</text:p>
          </table:table-cell>
          <table:table-cell office:value-type="string">
            <text:p>NORMAL OPERATION</text:p>
          </table:table-cell>
          <table:table-cell/>
          <table:table-cell table:number-columns-repeated="2" office:value-type="string">
            <text:p>Error No 2118: Bus Error / Inter bus Failure</text:p>
          </table:table-cell>
          <table:table-cell office:value-type="string">
            <text:p>Running time</text:p>
          </table:table-cell>
          <table:table-cell office:value-type="string">
            <text:p>Loc no- SVG43: Top panel</text:p>
          </table:table-cell>
          <table:table-cell office:value-type="string">
            <text:p>Grid fluctuation</text:p>
          </table:table-cell>
          <table:table-cell office:value-type="string">
            <text:p>D.Manoj R.Aravindh R.Muthukumar</text:p>
          </table:table-cell>
          <table:table-cell office:value-type="string">
            <text:p>Changed the SEG module</text:p>
          </table:table-cell>
          <table:table-cell office:value-type="string">
            <text:p>1-No</text:p>
          </table:table-cell>
          <table:table-cell office:value-type="string">
            <text:p>Frequent operation,Material problem Short circuit, Loose connection</text:p>
          </table:table-cell>
          <table:table-cell office:value-type="string">
            <text:p>Applied</text:p>
          </table:table-cell>
          <table:table-cell office:value-type="string">
            <text:p>Wtg due to stop We checked digital input, we are attend the found PLC displayed CTRL code 3.13 We found SEG-ELF module Failure confirmed.New one SEG-ELF module replaced , then start the WTG.</text:p>
          </table:table-cell>
          <table:table-cell office:value-type="string">
            <text:p>After replaced the Module turbine with normal operation.-Field Engineer-Selvan S. | -Field Operations Manager-Sivakumar S.</text:p>
          </table:table-cell>
          <table:table-cell office:value-type="string">
            <text:p>SEG MODULE.JPG SEG MODULE</text:p>
          </table:table-cell>
        </table:table-row>
        <table:table-row table:style-name="ro1">
          <table:table-cell office:value-type="string">
            <text:p>CIR-10000402</text:p>
          </table:table-cell>
          <table:table-cell office:value-type="float" office:value="100261628">
            <text:p>100261628</text:p>
          </table:table-cell>
          <table:table-cell office:value-type="string">
            <text:p>CLEAN WIND POWER (DEVGARH) PVT.LTD.</text:p>
          </table:table-cell>
          <table:table-cell office:value-type="string">
            <text:p>GUNGA-G9X</text:p>
          </table:table-cell>
          <table:table-cell office:value-type="string">
            <text:p>WF-IN-020-1314-Y1-A-016</text:p>
          </table:table-cell>
          <table:table-cell office:value-type="float" office:value="2">
            <text:p>2</text:p>
          </table:table-cell>
          <table:table-cell office:value-type="float" office:value="90.3">
            <text:p>90.3</text:p>
          </table:table-cell>
          <table:table-cell office:value-type="string">
            <text:p>LM</text:p>
          </table:table-cell>
          <table:table-cell office:value-type="string">
            <text:p>ABB type C</text:p>
          </table:table-cell>
          <table:table-cell office:value-type="float" office:value="4638289">
            <text:p>4638289</text:p>
          </table:table-cell>
          <table:table-cell office:value-type="string">
            <text:p>Hansen</text:p>
          </table:table-cell>
          <table:table-cell office:value-type="string">
            <text:p>EH806A-031/CM023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3/03/2015</text:p>
          </table:table-cell>
          <table:table-cell office:value-type="float" office:value="402325593">
            <text:p>402325593</text:p>
          </table:table-cell>
          <table:table-cell office:value-type="string">
            <text:p>31/03/2016</text:p>
          </table:table-cell>
          <table:table-cell office:value-type="float" office:value="-0">
            <text:p>-0</text:p>
          </table:table-cell>
          <table:table-cell office:value-type="string">
            <text:p>Satish Kumar Maurya</text:p>
          </table:table-cell>
          <table:table-cell table:number-columns-repeated="2" office:value-type="float" office:value="0">
            <text:p>0</text:p>
          </table:table-cell>
          <table:table-cell office:value-type="string">
            <text:p>03/05/2016 11:17:00</text:p>
          </table:table-cell>
          <table:table-cell office:value-type="string">
            <text:p>02/04/2016 14:40:00</text:p>
          </table:table-cell>
          <table:table-cell office:value-type="float" office:value="4319821">
            <text:p>4319821</text:p>
          </table:table-cell>
          <table:table-cell office:value-type="float" office:value="9149">
            <text:p>9149</text:p>
          </table:table-cell>
          <table:table-cell office:value-type="string">
            <text:p>ELECTRICAL</text:p>
          </table:table-cell>
          <table:table-cell office:value-type="string">
            <text:p>ELECTRICAL CABINET SYSTEM</text:p>
          </table:table-cell>
          <table:table-cell office:value-type="string">
            <text:p>GP091144</text:p>
          </table:table-cell>
          <table:table-cell/>
          <table:table-cell office:value-type="string">
            <text:p>NORMAL OPERATION</text:p>
          </table:table-cell>
          <table:table-cell/>
          <table:table-cell office:value-type="string">
            <text:p>The Error in phase R of the Rectifier. IGBT Driver Card Failure.</text:p>
          </table:table-cell>
          <table:table-cell office:value-type="string">
            <text:p>Rectifier Driver Card Failure</text:p>
          </table:table-cell>
          <table:table-cell office:value-type="string">
            <text:p>During normal operation</text:p>
          </table:table-cell>
          <table:table-cell office:value-type="string">
            <text:p>Ingeteam panel</text:p>
          </table:table-cell>
          <table:table-cell office:value-type="string">
            <text:p>component failure</text:p>
          </table:table-cell>
          <table:table-cell/>
          <table:table-cell office:value-type="string">
            <text:p>Replaced the pcb Rectifier Driver Card.</text:p>
          </table:table-cell>
          <table:table-cell office:value-type="string">
            <text:p>R phase of the Rectifier.</text:p>
          </table:table-cell>
          <table:table-cell office:value-type="string">
            <text:p>Replaced the Driver Card of R phase of the Rectifier and the problem has resolved.</text:p>
          </table:table-cell>
          <table:table-cell office:value-type="string">
            <text:p>Assigned</text:p>
          </table:table-cell>
          <table:table-cell office:value-type="string">
            <text:p>Visually checked all components in Ingeteam panel and found no any discrepancy in it. Now individual testing done of IGBT and diode and found all were ok.</text:p>
          </table:table-cell>
          <table:table-cell office:value-type="string">
            <text:p>There should be a specific procedure for testing the Printed Circuit Board (PCB).-Field Engineer-Satish Kumar Maurya | turbine running-Field Operations Manager-Rajesh Salvi | resolved-Phone Technical Support-Senthil M. | -Functionality Support Lead-Murugesan P.</text:p>
          </table:table-cell>
          <table:table-cell/>
        </table:table-row>
        <table:table-row table:style-name="ro1">
          <table:table-cell office:value-type="string">
            <text:p>CIR-10000510</text:p>
          </table:table-cell>
          <table:table-cell office:value-type="float" office:value="100261628">
            <text:p>100261628</text:p>
          </table:table-cell>
          <table:table-cell office:value-type="string">
            <text:p>CLEAN WIND POWER (DEVGARH) PVT.LTD.</text:p>
          </table:table-cell>
          <table:table-cell office:value-type="string">
            <text:p>GUNGA-G9X</text:p>
          </table:table-cell>
          <table:table-cell office:value-type="string">
            <text:p>WF-IN-020-1314-Y1-A-016</text:p>
          </table:table-cell>
          <table:table-cell office:value-type="float" office:value="2">
            <text:p>2</text:p>
          </table:table-cell>
          <table:table-cell office:value-type="float" office:value="90.3">
            <text:p>90.3</text:p>
          </table:table-cell>
          <table:table-cell office:value-type="string">
            <text:p>LM</text:p>
          </table:table-cell>
          <table:table-cell office:value-type="string">
            <text:p>ABB type C</text:p>
          </table:table-cell>
          <table:table-cell office:value-type="float" office:value="4638289">
            <text:p>4638289</text:p>
          </table:table-cell>
          <table:table-cell office:value-type="string">
            <text:p>Hansen</text:p>
          </table:table-cell>
          <table:table-cell office:value-type="string">
            <text:p>EH806A-031/CM023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3/03/2015</text:p>
          </table:table-cell>
          <table:table-cell office:value-type="float" office:value="402355084">
            <text:p>402355084</text:p>
          </table:table-cell>
          <table:table-cell office:value-type="string">
            <text:p>05/05/2016</text:p>
          </table:table-cell>
          <table:table-cell office:value-type="float" office:value="-0">
            <text:p>-0</text:p>
          </table:table-cell>
          <table:table-cell office:value-type="string">
            <text:p>Satish Kumar Maurya</text:p>
          </table:table-cell>
          <table:table-cell office:value-type="float" office:value="1459">
            <text:p>1459</text:p>
          </table:table-cell>
          <table:table-cell office:value-type="float" office:value="1451">
            <text:p>1451</text:p>
          </table:table-cell>
          <table:table-cell office:value-type="string">
            <text:p>05/05/2016 09:36:00</text:p>
          </table:table-cell>
          <table:table-cell office:value-type="string">
            <text:p>05/05/2016 05:36:00</text:p>
          </table:table-cell>
          <table:table-cell office:value-type="float" office:value="5105766">
            <text:p>5105766</text:p>
          </table:table-cell>
          <table:table-cell office:value-type="float" office:value="9674">
            <text:p>9674</text:p>
          </table:table-cell>
          <table:table-cell office:value-type="string">
            <text:p>ELECTRICAL</text:p>
          </table:table-cell>
          <table:table-cell office:value-type="string">
            <text:p>ELECTRICAL CABINET SYSTEM</text:p>
          </table:table-cell>
          <table:table-cell office:value-type="string">
            <text:p>GP132052</text:p>
          </table:table-cell>
          <table:table-cell/>
          <table:table-cell office:value-type="string">
            <text:p>NORMAL OPERATION</text:p>
          </table:table-cell>
          <table:table-cell/>
          <table:table-cell office:value-type="string">
            <text:p>Error in phase S of the inverter.</text:p>
          </table:table-cell>
          <table:table-cell office:value-type="string">
            <text:p>Thyrister</text:p>
          </table:table-cell>
          <table:table-cell office:value-type="string">
            <text:p>Normal running condition (Before 05 hours of this fault, there was grid failure.)</text:p>
          </table:table-cell>
          <table:table-cell office:value-type="string">
            <text:p>In Inseteam panel</text:p>
          </table:table-cell>
          <table:table-cell office:value-type="string">
            <text:p>Become weak due to grid failure frequently.</text:p>
          </table:table-cell>
          <table:table-cell office:value-type="string">
            <text:p>Service team</text:p>
          </table:table-cell>
          <table:table-cell office:value-type="string">
            <text:p>Checked and replaced the Thyrister.</text:p>
          </table:table-cell>
          <table:table-cell office:value-type="string">
            <text:p>Prevent the grid failure.</text:p>
          </table:table-cell>
          <table:table-cell office:value-type="string">
            <text:p>Before it, the error came frequently.</text:p>
          </table:table-cell>
          <table:table-cell office:value-type="string">
            <text:p>Assigned</text:p>
          </table:table-cell>
          <table:table-cell office:value-type="string">
            <text:p>Visually checked the Ingeteam panel and Chokes and found all were ok. | Now individually checked the Thyristers, Diodes, and contactor and found Thyrister was faulty. | Replaced the thyrister with new one. | Take a trial and it was successful.</text:p>
          </table:table-cell>
          <table:table-cell office:value-type="string">
            <text:p>Prevent grid failure frequently.-Field Engineer-Satish Kumar Maurya | Spares replaced ,turbine running-Field Operations Manager-Rajesh Salvi | FSL comments requested-Phone Technical Support-Senthil M. | -Functionality Support Lead-Murugesan P.</text:p>
          </table:table-cell>
          <table:table-cell/>
        </table:table-row>
        <table:table-row table:style-name="ro1">
          <table:table-cell office:value-type="string">
            <text:p>CIR-10000592</text:p>
          </table:table-cell>
          <table:table-cell office:value-type="float" office:value="100260571">
            <text:p>100260571</text:p>
          </table:table-cell>
          <table:table-cell office:value-type="string">
            <text:p>MYTRAH VAYU KRISHNA PVT LTD</text:p>
          </table:table-cell>
          <table:table-cell office:value-type="string">
            <text:p>SAVALSUNG</text:p>
          </table:table-cell>
          <table:table-cell office:value-type="string">
            <text:p>WF-IN-010-1193-Y0-A-104-MDN</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290">
            <text:p>801001290</text:p>
          </table:table-cell>
          <table:table-cell office:value-type="string">
            <text:p>Gamesa(China)</text:p>
          </table:table-cell>
          <table:table-cell office:value-type="float" office:value="602575">
            <text:p>60257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office:value-type="float" office:value="501026704">
            <text:p>501026704</text:p>
          </table:table-cell>
          <table:table-cell office:value-type="string">
            <text:p>18/05/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8/05/2016 16:24:00</text:p>
          </table:table-cell>
          <table:table-cell office:value-type="string">
            <text:p>18/05/2016 15:18:00</text:p>
          </table:table-cell>
          <table:table-cell office:value-type="float" office:value="1655147">
            <text:p>1655147</text:p>
          </table:table-cell>
          <table:table-cell office:value-type="float" office:value="11742">
            <text:p>11742</text:p>
          </table:table-cell>
          <table:table-cell office:value-type="string">
            <text:p>MECHANICAL</text:p>
          </table:table-cell>
          <table:table-cell office:value-type="string">
            <text:p>HYDRAULIC SYSTEM AND PITCH CONTROL</text:p>
          </table:table-cell>
          <table:table-cell office:value-type="string">
            <text:p>GP004893</text:p>
          </table:table-cell>
          <table:table-cell office:value-type="string">
            <text:p>Olaer</text:p>
          </table:table-cell>
          <table:table-cell office:value-type="string">
            <text:p>NORMAL OPERATION</text:p>
          </table:table-cell>
          <table:table-cell/>
          <table:table-cell office:value-type="string">
            <text:p>Wtg Manually stopped for 18month maintenance work, mean time pitch accumulator failure.</text:p>
          </table:table-cell>
          <table:table-cell office:value-type="string">
            <text:p>Accumulator failure</text:p>
          </table:table-cell>
          <table:table-cell office:value-type="string">
            <text:p>Maintenance time</text:p>
          </table:table-cell>
          <table:table-cell office:value-type="string">
            <text:p>Loc No:SVG172</text:p>
          </table:table-cell>
          <table:table-cell office:value-type="string">
            <text:p>continuous operation</text:p>
          </table:table-cell>
          <table:table-cell office:value-type="string">
            <text:p>D.Manoj R.Aravindh R.Muthukumar</text:p>
          </table:table-cell>
          <table:table-cell office:value-type="string">
            <text:p>changed the new one pitch accumulator</text:p>
          </table:table-cell>
          <table:table-cell office:value-type="string">
            <text:p>1-No</text:p>
          </table:table-cell>
          <table:table-cell office:value-type="string">
            <text:p>Continuous operation,</text:p>
          </table:table-cell>
          <table:table-cell office:value-type="string">
            <text:p>Applied</text:p>
          </table:table-cell>
          <table:table-cell office:value-type="string">
            <text:p>During service time old pitch accumulator remove and refilled the another one accumulator that accumulator fixing thread already damaged condition, so replaced the new one accumulator. | We replaced it by new one Accumulator and restarted the turbine.</text:p>
          </table:table-cell>
          <table:table-cell office:value-type="string">
            <text:p>After replaced the Pitch accumulator m/c running with normal operation.-Field Engineer-Selvan S. | -Field Operations Manager-Sivakumar S.</text:p>
          </table:table-cell>
          <table:table-cell office:value-type="string">
            <text:p>20160607_083400.jpg Pitch Accumulator</text:p>
          </table:table-cell>
        </table:table-row>
        <table:table-row table:style-name="ro1">
          <table:table-cell office:value-type="string">
            <text:p>CIR-10000433</text:p>
          </table:table-cell>
          <table:table-cell office:value-type="float" office:value="100260909">
            <text:p>100260909</text:p>
          </table:table-cell>
          <table:table-cell office:value-type="string">
            <text:p>MYTRAH VAYU KRISHNA PVT LTD</text:p>
          </table:table-cell>
          <table:table-cell office:value-type="string">
            <text:p>SAVALSUNG</text:p>
          </table:table-cell>
          <table:table-cell office:value-type="string">
            <text:p>WF-IN-010-1193-Y0-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501016775">
            <text:p>501016775</text:p>
          </table:table-cell>
          <table:table-cell office:value-type="string">
            <text:p>06/04/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6/04/2016 19:09:00</text:p>
          </table:table-cell>
          <table:table-cell office:value-type="string">
            <text:p>06/04/2016 17:49:00</text:p>
          </table:table-cell>
          <table:table-cell office:value-type="float" office:value="3327418">
            <text:p>3327418</text:p>
          </table:table-cell>
          <table:table-cell office:value-type="float" office:value="16401">
            <text:p>16401</text:p>
          </table:table-cell>
          <table:table-cell office:value-type="string">
            <text:p>MECHANICAL</text:p>
          </table:table-cell>
          <table:table-cell office:value-type="string">
            <text:p>GEARBOX SYSTEM</text:p>
          </table:table-cell>
          <table:table-cell office:value-type="string">
            <text:p>GP057123</text:p>
          </table:table-cell>
          <table:table-cell office:value-type="string">
            <text:p>FLUITECNIK</text:p>
          </table:table-cell>
          <table:table-cell office:value-type="string">
            <text:p>NORMAL OPERATION</text:p>
          </table:table-cell>
          <table:table-cell/>
          <table:table-cell office:value-type="string">
            <text:p>During maintenance time error no:412 Gearbox fan thermals error occurred.</text:p>
          </table:table-cell>
          <table:table-cell office:value-type="string">
            <text:p>Gear box fan thermal. Error no:412</text:p>
          </table:table-cell>
          <table:table-cell office:value-type="string">
            <text:p>During maintenance time</text:p>
          </table:table-cell>
          <table:table-cell office:value-type="string">
            <text:p>Nacelle cooling fan motor.</text:p>
          </table:table-cell>
          <table:table-cell office:value-type="string">
            <text:p>Weak the motor coils</text:p>
          </table:table-cell>
          <table:table-cell office:value-type="string">
            <text:p>R.Muthukumar M.Muthu A.Sathish</text:p>
          </table:table-cell>
          <table:table-cell office:value-type="string">
            <text:p>New one Nacelle cooling motor replaced.</text:p>
          </table:table-cell>
          <table:table-cell office:value-type="string">
            <text:p>1-No</text:p>
          </table:table-cell>
          <table:table-cell office:value-type="string">
            <text:p>During long time operation so weak the motor coils, loose connection.</text:p>
          </table:table-cell>
          <table:table-cell office:value-type="string">
            <text:p>Applied</text:p>
          </table:table-cell>
          <table:table-cell office:value-type="string">
            <text:p>Wtg stopped for error no:412 occurred. | Check the digital input. | Cooling fan motor one phase short circuit. | Remove the old nacelle cooling fan motor. | Replaced the new one Nacelle cooling motor. | All related connection checked. | Nacelle cooling fan Testing run checked found normal operation.</text:p>
          </table:table-cell>
          <table:table-cell office:value-type="string">
            <text:p>After replaced the Naccele Cooling motor turbine running with normal operation.-Field Engineer-Selvan S. | -Field Operations Manager-Sivakumar S.</text:p>
          </table:table-cell>
          <table:table-cell office:value-type="string">
            <text:p>HTDC FAN.jpg HTDC Fan Motor</text:p>
          </table:table-cell>
        </table:table-row>
        <table:table-row table:style-name="ro1">
          <table:table-cell office:value-type="string">
            <text:p>CIR-10000596</text:p>
          </table:table-cell>
          <table:table-cell office:value-type="float" office:value="100261133">
            <text:p>100261133</text:p>
          </table:table-cell>
          <table:table-cell office:value-type="string">
            <text:p>MYTRAH VAYU KRISHNA PVT LTD</text:p>
          </table:table-cell>
          <table:table-cell office:value-type="string">
            <text:p>SAVALSUNG</text:p>
          </table:table-cell>
          <table:table-cell office:value-type="string">
            <text:p>WF-IN-010-1193-Y0-A-020</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0534">
            <text:p>4630534</text:p>
          </table:table-cell>
          <table:table-cell office:value-type="string">
            <text:p>Hansen</text:p>
          </table:table-cell>
          <table:table-cell office:value-type="string">
            <text:p>EH806A-001/CM001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86562">
            <text:p>402386562</text:p>
          </table:table-cell>
          <table:table-cell office:value-type="string">
            <text:p>02/06/2016</text:p>
          </table:table-cell>
          <table:table-cell office:value-type="string">
            <text:p>113-Yaw motors thermomagnetic relay failure</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2/06/2016 22:21:00</text:p>
          </table:table-cell>
          <table:table-cell office:value-type="string">
            <text:p>02/06/2016 16:59:00</text:p>
          </table:table-cell>
          <table:table-cell office:value-type="float" office:value="3083917">
            <text:p>3083917</text:p>
          </table:table-cell>
          <table:table-cell office:value-type="float" office:value="17600">
            <text:p>17600</text:p>
          </table:table-cell>
          <table:table-cell office:value-type="string">
            <text:p>MECHANICAL</text:p>
          </table:table-cell>
          <table:table-cell office:value-type="string">
            <text:p>YAW SYSTEM</text:p>
          </table:table-cell>
          <table:table-cell office:value-type="string">
            <text:p>GP056119</text:p>
          </table:table-cell>
          <table:table-cell office:value-type="string">
            <text:p>ABB</text:p>
          </table:table-cell>
          <table:table-cell office:value-type="string">
            <text:p>NORMAL OPERATION</text:p>
          </table:table-cell>
          <table:table-cell/>
          <table:table-cell office:value-type="string">
            <text:p>Error No :113. Yaw motors thermomagnetic relay failure</text:p>
          </table:table-cell>
          <table:table-cell office:value-type="string">
            <text:p>Error No :113. Yaw motors thermomagnetic relay failure</text:p>
          </table:table-cell>
          <table:table-cell office:value-type="string">
            <text:p>Running time</text:p>
          </table:table-cell>
          <table:table-cell office:value-type="string">
            <text:p>Loc No:SVG52</text:p>
          </table:table-cell>
          <table:table-cell office:value-type="string">
            <text:p>Over current happened due to the Motor winding insulation failed.</text:p>
          </table:table-cell>
          <table:table-cell office:value-type="string">
            <text:p>D.Manoj R.Muthukumar</text:p>
          </table:table-cell>
          <table:table-cell office:value-type="string">
            <text:p>Changed the new one yaw motor</text:p>
          </table:table-cell>
          <table:table-cell office:value-type="string">
            <text:p>1-No</text:p>
          </table:table-cell>
          <table:table-cell office:value-type="string">
            <text:p>Material problem,Loose connection ,Grid Fluctuation</text:p>
          </table:table-cell>
          <table:table-cell office:value-type="string">
            <text:p>Applied</text:p>
          </table:table-cell>
          <table:table-cell office:value-type="string">
            <text:p>Error No :113. Yaw motors thermomagnetic relay failure error occurred. Checked and found Thermal relay FT181 was tripped. | So we checked the yaw motor circuits and found coupling side Yaw motor winding was short circuit with ground. So we confirmed the motor was failed | Failed motor was replaced with new one.</text:p>
          </table:table-cell>
          <table:table-cell office:value-type="string">
            <text:p>motor changed after m/c running normal operation.-Field Engineer-Selvan S. | -Field Operations Manager-Sivakumar S.</text:p>
          </table:table-cell>
          <table:table-cell office:value-type="string">
            <text:p>20160607_083519.jpg YAW motor</text:p>
          </table:table-cell>
        </table:table-row>
        <table:table-row table:style-name="ro1">
          <table:table-cell office:value-type="string">
            <text:p>CIR-10000435</text:p>
          </table:table-cell>
          <table:table-cell office:value-type="float" office:value="100261320">
            <text:p>100261320</text:p>
          </table:table-cell>
          <table:table-cell office:value-type="string">
            <text:p>MYTRAH VAYU KRISHNA PVT LTD</text:p>
          </table:table-cell>
          <table:table-cell office:value-type="string">
            <text:p>SAVALSUNG</text:p>
          </table:table-cell>
          <table:table-cell office:value-type="string">
            <text:p>WF-IN-010-1193-Y0-A-096</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3323">
            <text:p>4633323</text:p>
          </table:table-cell>
          <table:table-cell office:value-type="string">
            <text:p>Hansen</text:p>
          </table:table-cell>
          <table:table-cell office:value-type="string">
            <text:p>EH806A-001/CM015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0/08/2014</text:p>
          </table:table-cell>
          <table:table-cell office:value-type="float" office:value="402336025">
            <text:p>402336025</text:p>
          </table:table-cell>
          <table:table-cell office:value-type="string">
            <text:p>16/04/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6/04/2016 14:58:00</text:p>
          </table:table-cell>
          <table:table-cell office:value-type="string">
            <text:p>16/04/2016 14:12:00</text:p>
          </table:table-cell>
          <table:table-cell office:value-type="float" office:value="2104544">
            <text:p>2104544</text:p>
          </table:table-cell>
          <table:table-cell office:value-type="float" office:value="14163">
            <text:p>14163</text:p>
          </table:table-cell>
          <table:table-cell office:value-type="string">
            <text:p>CONTROL SYSTEM</text:p>
          </table:table-cell>
          <table:table-cell office:value-type="string">
            <text:p>ELECTRICAL CABINET SYSTEM</text:p>
          </table:table-cell>
          <table:table-cell office:value-type="string">
            <text:p>GP004896</text:p>
          </table:table-cell>
          <table:table-cell office:value-type="string">
            <text:p>PHOENIX</text:p>
          </table:table-cell>
          <table:table-cell office:value-type="string">
            <text:p>NORMAL OPERATION</text:p>
          </table:table-cell>
          <table:table-cell/>
          <table:table-cell office:value-type="string">
            <text:p>Error No 2118: Bus Error / Inter-bus Failure.</text:p>
          </table:table-cell>
          <table:table-cell office:value-type="string">
            <text:p>Error No 2118: Bus Error / Inter-bus Failure</text:p>
          </table:table-cell>
          <table:table-cell office:value-type="string">
            <text:p>During running time</text:p>
          </table:table-cell>
          <table:table-cell office:value-type="string">
            <text:p>Loc no:SVG193 top cabinet panel</text:p>
          </table:table-cell>
          <table:table-cell office:value-type="string">
            <text:p>malfunctioning the module.</text:p>
          </table:table-cell>
          <table:table-cell office:value-type="string">
            <text:p>D.Manoj, R.Aravindh, R.muthukumar</text:p>
          </table:table-cell>
          <table:table-cell office:value-type="string">
            <text:p>Changed the new one module.</text:p>
          </table:table-cell>
          <table:table-cell office:value-type="string">
            <text:p>1- No</text:p>
          </table:table-cell>
          <table:table-cell office:value-type="string">
            <text:p>Malfunctioning the module and Environmental weather change.</text:p>
          </table:table-cell>
          <table:table-cell office:value-type="string">
            <text:p>Applied</text:p>
          </table:table-cell>
          <table:table-cell office:value-type="string">
            <text:p>Stopped the m/c. | Checked the Digital input. | Check the HMI log Alarm and warning list Shows 3.15 | We have checked and found that RS485/422 module was failure | So the RS485/422 module was changed and wtg restarted.</text:p>
          </table:table-cell>
          <table:table-cell office:value-type="string">
            <text:p>After replaced the RS485/422 module turbine running with normal operation.-Field Engineer-Selvan S. | -Field Operations Manager-Sivakumar S.</text:p>
          </table:table-cell>
          <table:table-cell office:value-type="string">
            <text:p>IMG_20160308_161143.jpg Module RS485/422</text:p>
          </table:table-cell>
        </table:table-row>
        <table:table-row table:style-name="ro1">
          <table:table-cell office:value-type="string">
            <text:p>CIR-10000170</text:p>
          </table:table-cell>
          <table:table-cell office:value-type="float" office:value="100261321">
            <text:p>100261321</text:p>
          </table:table-cell>
          <table:table-cell office:value-type="string">
            <text:p>MYTRAH VAYU KRISHNA PVT LTD</text:p>
          </table:table-cell>
          <table:table-cell office:value-type="string">
            <text:p>SAVALSUNG</text:p>
          </table:table-cell>
          <table:table-cell office:value-type="string">
            <text:p>WF-IN-010-1193-Y0-A-095-MDN</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3323">
            <text:p>4633323</text:p>
          </table:table-cell>
          <table:table-cell office:value-type="string">
            <text:p>Hansen</text:p>
          </table:table-cell>
          <table:table-cell office:value-type="string">
            <text:p>EH806A-001/CM015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office:value-type="float" office:value="402268525">
            <text:p>402268525</text:p>
          </table:table-cell>
          <table:table-cell office:value-type="string">
            <text:p>15/02/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25">
            <text:p>1425</text:p>
          </table:table-cell>
          <table:table-cell office:value-type="string">
            <text:p>15/02/2016 17:16:00</text:p>
          </table:table-cell>
          <table:table-cell office:value-type="string">
            <text:p>15/02/2016 15:06:00</text:p>
          </table:table-cell>
          <table:table-cell office:value-type="float" office:value="3283915">
            <text:p>3283915</text:p>
          </table:table-cell>
          <table:table-cell office:value-type="float" office:value="13584">
            <text:p>13584</text:p>
          </table:table-cell>
          <table:table-cell office:value-type="string">
            <text:p>CONTROL SYSTEM</text:p>
          </table:table-cell>
          <table:table-cell office:value-type="string">
            <text:p>ELECTRICAL CABINET SYSTEM</text:p>
          </table:table-cell>
          <table:table-cell office:value-type="string">
            <text:p>GP004895</text:p>
          </table:table-cell>
          <table:table-cell office:value-type="string">
            <text:p>Phoenix</text:p>
          </table:table-cell>
          <table:table-cell office:value-type="string">
            <text:p>NORMAL OPERATION</text:p>
          </table:table-cell>
          <table:table-cell office:value-type="float" office:value="7000514715">
            <text:p>7000514715</text:p>
          </table:table-cell>
          <table:table-cell office:value-type="string">
            <text:p>2118. Bus error Inter bus fail error</text:p>
          </table:table-cell>
          <table:table-cell office:value-type="string">
            <text:p>m/c stopped</text:p>
          </table:table-cell>
          <table:table-cell office:value-type="string">
            <text:p>Running time</text:p>
          </table:table-cell>
          <table:table-cell office:value-type="string">
            <text:p>Top panel</text:p>
          </table:table-cell>
          <table:table-cell office:value-type="string">
            <text:p>surge voltage</text:p>
          </table:table-cell>
          <table:table-cell office:value-type="string">
            <text:p>D.Manoj R.Aravindh</text:p>
          </table:table-cell>
          <table:table-cell office:value-type="string">
            <text:p>Plc displayed 3.11</text:p>
          </table:table-cell>
          <table:table-cell office:value-type="string">
            <text:p>one temp rtd module</text:p>
          </table:table-cell>
          <table:table-cell office:value-type="string">
            <text:p>Surge voltage.</text:p>
          </table:table-cell>
          <table:table-cell office:value-type="string">
            <text:p>Assigned</text:p>
          </table:table-cell>
          <table:table-cell office:value-type="string">
            <text:p>Wtg stopped | check the digital input | PLC displayed CTRL code 3.11 nos | so we confirmed temp module failure | Replaced new one Temp RTD module | Restart the m/c</text:p>
          </table:table-cell>
          <table:table-cell office:value-type="string">
            <text:p>Surge voltage-Field Engineer-Selvan S. | Aproved-Field Operations Manager-Sivakumar S. | Closed-Phone Technical Support-Senthil M. | Problem solved after the replacement-Functionality Support Lead-Shankar Anand R.</text:p>
          </table:table-cell>
          <table:table-cell office:value-type="string">
            <text:p>AI MODULE.jpg | IMG_20160308_160905.jpg</text:p>
          </table:table-cell>
        </table:table-row>
        <table:table-row table:style-name="ro1">
          <table:table-cell office:value-type="string">
            <text:p>CIR-10000579</text:p>
          </table:table-cell>
          <table:table-cell office:value-type="float" office:value="100261321">
            <text:p>100261321</text:p>
          </table:table-cell>
          <table:table-cell office:value-type="string">
            <text:p>MYTRAH VAYU KRISHNA PVT LTD</text:p>
          </table:table-cell>
          <table:table-cell office:value-type="string">
            <text:p>SAVALSUNG</text:p>
          </table:table-cell>
          <table:table-cell office:value-type="string">
            <text:p>WF-IN-010-1193-Y0-A-095-MDN</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3323">
            <text:p>4633323</text:p>
          </table:table-cell>
          <table:table-cell office:value-type="string">
            <text:p>Hansen</text:p>
          </table:table-cell>
          <table:table-cell office:value-type="string">
            <text:p>EH806A-001/CM015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office:value-type="float" office:value="402371236">
            <text:p>402371236</text:p>
          </table:table-cell>
          <table:table-cell office:value-type="string">
            <text:p>23/05/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23/05/2016 19:00:00</text:p>
          </table:table-cell>
          <table:table-cell office:value-type="string">
            <text:p>23/05/2016 18:20:00</text:p>
          </table:table-cell>
          <table:table-cell office:value-type="float" office:value="1908850">
            <text:p>1908850</text:p>
          </table:table-cell>
          <table:table-cell office:value-type="float" office:value="11754">
            <text:p>11754</text:p>
          </table:table-cell>
          <table:table-cell office:value-type="string">
            <text:p>ELECTRICAL</text:p>
          </table:table-cell>
          <table:table-cell office:value-type="string">
            <text:p>ELECTRICAL CABINET SYSTEM</text:p>
          </table:table-cell>
          <table:table-cell office:value-type="string">
            <text:p>GP004891</text:p>
          </table:table-cell>
          <table:table-cell office:value-type="string">
            <text:p>Phoenix</text:p>
          </table:table-cell>
          <table:table-cell office:value-type="string">
            <text:p>NORMAL OPERATION</text:p>
          </table:table-cell>
          <table:table-cell/>
          <table:table-cell office:value-type="string">
            <text:p>Error No 2118: Bus Error / Inter-bus Failure</text:p>
          </table:table-cell>
          <table:table-cell office:value-type="string">
            <text:p>Bus Error / Interbus Failure</text:p>
          </table:table-cell>
          <table:table-cell office:value-type="string">
            <text:p>Running time.</text:p>
          </table:table-cell>
          <table:table-cell office:value-type="string">
            <text:p>LOC NO:SVG180</text:p>
          </table:table-cell>
          <table:table-cell office:value-type="string">
            <text:p>Surge voltage, continuous operation</text:p>
          </table:table-cell>
          <table:table-cell office:value-type="string">
            <text:p>R.Aravindh D.Manoj R.Muthukumar</text:p>
          </table:table-cell>
          <table:table-cell office:value-type="string">
            <text:p>Change the SEG Module</text:p>
          </table:table-cell>
          <table:table-cell office:value-type="string">
            <text:p>1-No</text:p>
          </table:table-cell>
          <table:table-cell office:value-type="string">
            <text:p>Surge voltage, continuous operation</text:p>
          </table:table-cell>
          <table:table-cell office:value-type="string">
            <text:p>Applied</text:p>
          </table:table-cell>
          <table:table-cell office:value-type="string">
            <text:p>Wtg due to stop We checked digital input, we are attend the found PLC displayed CTRL code 3.13 We found SEG-ELF module Failure | New one SEG-ELF module replaced , then start the WTG</text:p>
          </table:table-cell>
          <table:table-cell office:value-type="string">
            <text:p>After replaced the module turbine running with normal operation.-Field Engineer-Selvan S. | -Field Operations Manager-Sivakumar S.</text:p>
          </table:table-cell>
          <table:table-cell office:value-type="string">
            <text:p>SEG MODULE.JPG SEG module</text:p>
          </table:table-cell>
        </table:table-row>
        <table:table-row table:style-name="ro1">
          <table:table-cell office:value-type="string">
            <text:p>CIR-10000355</text:p>
          </table:table-cell>
          <table:table-cell office:value-type="float" office:value="100260855">
            <text:p>100260855</text:p>
          </table:table-cell>
          <table:table-cell office:value-type="string">
            <text:p>MYTRAH VAYU KRISHNA PVT LTD</text:p>
          </table:table-cell>
          <table:table-cell office:value-type="string">
            <text:p>SAVALSUNG</text:p>
          </table:table-cell>
          <table:table-cell office:value-type="string">
            <text:p>WF-IN-010-1193-Y0-A-05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6/2014</text:p>
          </table:table-cell>
          <table:table-cell office:value-type="float" office:value="402224724">
            <text:p>402224724</text:p>
          </table:table-cell>
          <table:table-cell office:value-type="string">
            <text:p>02/01/2016</text:p>
          </table:table-cell>
          <table:table-cell office:value-type="string">
            <text:p>2112-TOP supply failure</text:p>
          </table:table-cell>
          <table:table-cell office:value-type="string">
            <text:p>Sivakumar S.</text:p>
          </table:table-cell>
          <table:table-cell office:value-type="float" office:value="1404">
            <text:p>1404</text:p>
          </table:table-cell>
          <table:table-cell office:value-type="float" office:value="1425">
            <text:p>1425</text:p>
          </table:table-cell>
          <table:table-cell office:value-type="string">
            <text:p>02/01/2016 17:43:00</text:p>
          </table:table-cell>
          <table:table-cell office:value-type="string">
            <text:p>02/01/2016 14:28:00</text:p>
          </table:table-cell>
          <table:table-cell office:value-type="float" office:value="2423482">
            <text:p>2423482</text:p>
          </table:table-cell>
          <table:table-cell office:value-type="float" office:value="13051">
            <text:p>13051</text:p>
          </table:table-cell>
          <table:table-cell office:value-type="string">
            <text:p>ELECTRICAL</text:p>
          </table:table-cell>
          <table:table-cell office:value-type="string">
            <text:p>ELECTRICAL CABINET SYSTEM</text:p>
          </table:table-cell>
          <table:table-cell office:value-type="string">
            <text:p>GP144138</text:p>
          </table:table-cell>
          <table:table-cell office:value-type="string">
            <text:p>Wiedmuller</text:p>
          </table:table-cell>
          <table:table-cell office:value-type="string">
            <text:p>NORMAL OPERATION</text:p>
          </table:table-cell>
          <table:table-cell office:value-type="float" office:value="8951360000">
            <text:p>8951360000</text:p>
          </table:table-cell>
          <table:table-cell table:number-columns-repeated="9"/>
          <table:table-cell office:value-type="string">
            <text:p>Deleted</text:p>
          </table:table-cell>
          <table:table-cell office:value-type="string">
            <text:p>CIR create in double time</text:p>
          </table:table-cell>
          <table:table-cell table:number-columns-repeated="2"/>
        </table:table-row>
        <table:table-row table:style-name="ro1">
          <table:table-cell office:value-type="string">
            <text:p>CIR-10000437</text:p>
          </table:table-cell>
          <table:table-cell office:value-type="float" office:value="100260635">
            <text:p>100260635</text:p>
          </table:table-cell>
          <table:table-cell office:value-type="string">
            <text:p>MYTRAH VAYU KRISHNA PVT LTD</text:p>
          </table:table-cell>
          <table:table-cell office:value-type="string">
            <text:p>SAVALSUNG</text:p>
          </table:table-cell>
          <table:table-cell office:value-type="string">
            <text:p>WF-IN-010-1193-Y0-A-110-MDN</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office:value-type="float" office:value="402341617">
            <text:p>402341617</text:p>
          </table:table-cell>
          <table:table-cell office:value-type="string">
            <text:p>20/04/2016</text:p>
          </table:table-cell>
          <table:table-cell office:value-type="string">
            <text:p>113-Yaw motors thermomagnetic relay failure</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21/04/2016 23:00:00</text:p>
          </table:table-cell>
          <table:table-cell office:value-type="string">
            <text:p>20/04/2016 23:15:00</text:p>
          </table:table-cell>
          <table:table-cell office:value-type="float" office:value="1598994">
            <text:p>1598994</text:p>
          </table:table-cell>
          <table:table-cell office:value-type="float" office:value="10560">
            <text:p>10560</text:p>
          </table:table-cell>
          <table:table-cell office:value-type="string">
            <text:p>ELECTRICAL</text:p>
          </table:table-cell>
          <table:table-cell office:value-type="string">
            <text:p>YAW SYSTEM</text:p>
          </table:table-cell>
          <table:table-cell office:value-type="string">
            <text:p>GP019624,GP015709,GP075083</text:p>
          </table:table-cell>
          <table:table-cell office:value-type="string">
            <text:p>Phoenix, ABB</text:p>
          </table:table-cell>
          <table:table-cell office:value-type="string">
            <text:p>NORMAL OPERATION</text:p>
          </table:table-cell>
          <table:table-cell/>
          <table:table-cell office:value-type="string">
            <text:p>Yaw motors thermo magnetic relay failure.</text:p>
          </table:table-cell>
          <table:table-cell office:value-type="string">
            <text:p>Yaw motors Thermomagnetic relay failure</text:p>
          </table:table-cell>
          <table:table-cell office:value-type="string">
            <text:p>running time</text:p>
          </table:table-cell>
          <table:table-cell office:value-type="string">
            <text:p>Loc no:SVG177 Yaw system</text:p>
          </table:table-cell>
          <table:table-cell office:value-type="string">
            <text:p>continuous operation.</text:p>
          </table:table-cell>
          <table:table-cell office:value-type="string">
            <text:p>D.Manoj, R.Aravindh, R.Muthukumar, A.Sathish</text:p>
          </table:table-cell>
          <table:table-cell office:value-type="string">
            <text:p>Changed the one contactor A26 30 10, Changed the new one 690v MPCB, Changed the New one 24DO 32/HD module.</text:p>
          </table:table-cell>
          <table:table-cell office:value-type="string">
            <text:p>Each one No</text:p>
          </table:table-cell>
          <table:table-cell office:value-type="string">
            <text:p>during long time operation, malfunctioning the module.</text:p>
          </table:table-cell>
          <table:table-cell office:value-type="string">
            <text:p>Applied</text:p>
          </table:table-cell>
          <table:table-cell office:value-type="string">
            <text:p>Wtg due to stopped | Checked the digital input. | CW motor contactor failure replace the new one A26-30-10 contactor. | Changed the new one MPCB | Changed the 24DO 32/HD module changed. | all related connection checked. | then start the wtg.</text:p>
          </table:table-cell>
          <table:table-cell office:value-type="string">
            <text:p>Turbine running with normal operation.-Field Engineer-Selvan S. | -Field Operations Manager-Sivakumar S.</text:p>
          </table:table-cell>
          <table:table-cell office:value-type="string">
            <text:p>CNT Module.jpg module 24DO 32/HD | 20160519_142118.jpg AL16-30-10 contactor | 20160519_142240.jpg 20-25A MCB</text:p>
          </table:table-cell>
        </table:table-row>
        <table:table-row table:style-name="ro1">
          <table:table-cell office:value-type="string">
            <text:p>CIR-10000571</text:p>
          </table:table-cell>
          <table:table-cell office:value-type="float" office:value="100260635">
            <text:p>100260635</text:p>
          </table:table-cell>
          <table:table-cell office:value-type="string">
            <text:p>MYTRAH VAYU KRISHNA PVT LTD</text:p>
          </table:table-cell>
          <table:table-cell office:value-type="string">
            <text:p>SAVALSUNG</text:p>
          </table:table-cell>
          <table:table-cell office:value-type="string">
            <text:p>WF-IN-010-1193-Y0-A-110-MDN</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office:value-type="float" office:value="501027207">
            <text:p>501027207</text:p>
          </table:table-cell>
          <table:table-cell office:value-type="string">
            <text:p>11/05/2016</text:p>
          </table:table-cell>
          <table:table-cell office:value-type="string">
            <text:p>111-Max hydraulic unit pumping time</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1/05/2016 19:00:00</text:p>
          </table:table-cell>
          <table:table-cell office:value-type="string">
            <text:p>11/05/2016 14:43:00</text:p>
          </table:table-cell>
          <table:table-cell office:value-type="float" office:value="1660189">
            <text:p>1660189</text:p>
          </table:table-cell>
          <table:table-cell office:value-type="float" office:value="11016">
            <text:p>11016</text:p>
          </table:table-cell>
          <table:table-cell office:value-type="string">
            <text:p>MECHANICAL</text:p>
          </table:table-cell>
          <table:table-cell office:value-type="string">
            <text:p>HYDRAULIC SYSTEM AND PITCH CONTROL</text:p>
          </table:table-cell>
          <table:table-cell office:value-type="string">
            <text:p>103846, 565590</text:p>
          </table:table-cell>
          <table:table-cell office:value-type="string">
            <text:p>Gamesa</text:p>
          </table:table-cell>
          <table:table-cell office:value-type="string">
            <text:p>NORMAL OPERATION</text:p>
          </table:table-cell>
          <table:table-cell/>
          <table:table-cell office:value-type="string">
            <text:p>During 18 month service time error:111 Max hydraulic unit pumping time error occurred</text:p>
          </table:table-cell>
          <table:table-cell office:value-type="string">
            <text:p>Error No 111: Max hydraulic unit pumping time</text:p>
          </table:table-cell>
          <table:table-cell office:value-type="string">
            <text:p>During 18 month service time</text:p>
          </table:table-cell>
          <table:table-cell office:value-type="string">
            <text:p>Hydraulic unit</text:p>
          </table:table-cell>
          <table:table-cell office:value-type="string">
            <text:p>Unbalance load, continuous operation</text:p>
          </table:table-cell>
          <table:table-cell office:value-type="string">
            <text:p>D.Manoj R.Aravindh R.Muthukumar</text:p>
          </table:table-cell>
          <table:table-cell office:value-type="string">
            <text:p>New one HU valve block , one needle valve replaced ,</text:p>
          </table:table-cell>
          <table:table-cell office:value-type="string">
            <text:p>Hydraulic unit valve block -1no Needle valve - 1 No</text:p>
          </table:table-cell>
          <table:table-cell office:value-type="string">
            <text:p>Unbalance load, continuous operation , Quality of pitch cylinder , no air flowing , over heat, grid failure , pitch angle,</text:p>
          </table:table-cell>
          <table:table-cell office:value-type="string">
            <text:p>Applied</text:p>
          </table:table-cell>
          <table:table-cell office:value-type="string">
            <text:p>We checked the digital input | hydraulic pressure is not devoloping , motor continuous on not cut off the HU Unit motor ,we checked the motor found normal operation, Hydraulic unit valve block entire side blocking the oil, found hydraulic valve block failure confirmed. | New one HU valve block , one needle valve replaced , then start the WTG</text:p>
          </table:table-cell>
          <table:table-cell office:value-type="string">
            <text:p>Turbine running normal condition.-Field Engineer-Selvan S. | -Field Operations Manager-Sivakumar S.</text:p>
          </table:table-cell>
          <table:table-cell office:value-type="string">
            <text:p>20160519_163632-1.jpg Hydraulic unit valve block</text:p>
          </table:table-cell>
        </table:table-row>
        <table:table-row table:style-name="ro1">
          <table:table-cell office:value-type="string">
            <text:p>CIR-10000572</text:p>
          </table:table-cell>
          <table:table-cell office:value-type="float" office:value="100260635">
            <text:p>100260635</text:p>
          </table:table-cell>
          <table:table-cell office:value-type="string">
            <text:p>MYTRAH VAYU KRISHNA PVT LTD</text:p>
          </table:table-cell>
          <table:table-cell office:value-type="string">
            <text:p>SAVALSUNG</text:p>
          </table:table-cell>
          <table:table-cell office:value-type="string">
            <text:p>WF-IN-010-1193-Y0-A-110-MDN</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office:value-type="float" office:value="402363814">
            <text:p>402363814</text:p>
          </table:table-cell>
          <table:table-cell office:value-type="string">
            <text:p>11/05/2016</text:p>
          </table:table-cell>
          <table:table-cell office:value-type="string">
            <text:p>111-Max hydraulic unit pumping time</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3/05/2016 11:52:00</text:p>
          </table:table-cell>
          <table:table-cell office:value-type="string">
            <text:p>11/05/2016 19:00:00</text:p>
          </table:table-cell>
          <table:table-cell office:value-type="float" office:value="1660189">
            <text:p>1660189</text:p>
          </table:table-cell>
          <table:table-cell office:value-type="float" office:value="11016">
            <text:p>11016</text:p>
          </table:table-cell>
          <table:table-cell office:value-type="string">
            <text:p>MECHANICAL</text:p>
          </table:table-cell>
          <table:table-cell office:value-type="string">
            <text:p>HYDRAULIC SYSTEM AND PITCH CONTROL</text:p>
          </table:table-cell>
          <table:table-cell office:value-type="string">
            <text:p>GP057228, GP004261, 131071</text:p>
          </table:table-cell>
          <table:table-cell office:value-type="string">
            <text:p>Gamesa</text:p>
          </table:table-cell>
          <table:table-cell office:value-type="string">
            <text:p>NORMAL OPERATION</text:p>
          </table:table-cell>
          <table:table-cell/>
          <table:table-cell office:value-type="string">
            <text:p>Error No 111: Max hydraulic unit pumping time</text:p>
          </table:table-cell>
          <table:table-cell office:value-type="string">
            <text:p>Max hydraulic unit pumping time</text:p>
          </table:table-cell>
          <table:table-cell office:value-type="string">
            <text:p>normal running time</text:p>
          </table:table-cell>
          <table:table-cell office:value-type="string">
            <text:p>HU Unit</text:p>
          </table:table-cell>
          <table:table-cell office:value-type="string">
            <text:p>continuous operation,no air flowing</text:p>
          </table:table-cell>
          <table:table-cell office:value-type="string">
            <text:p>R.Aravindh R.Muthukumar S.Selvan D.Manoj</text:p>
          </table:table-cell>
          <table:table-cell office:value-type="string">
            <text:p>New one Yaw manifold valve block ,relief valve, Relay base each one replaced ,</text:p>
          </table:table-cell>
          <table:table-cell office:value-type="string">
            <text:p>Yaw manifold valve block -1 no, Relay base-1 No, Relief valve- 1 No</text:p>
          </table:table-cell>
          <table:table-cell office:value-type="string">
            <text:p>Unbalance load, continuous operation , Quality of pitch cylinder , no air flowing , over heat, grid failure , pitch angle , blade weight</text:p>
          </table:table-cell>
          <table:table-cell office:value-type="string">
            <text:p>Applied</text:p>
          </table:table-cell>
          <table:table-cell office:value-type="string">
            <text:p>WTG stopped due to error:111 Max hydraulic unit pumping time error occurred | We checked the digital input, hydraulic pressure is not developing ,Yaw pressure also not developing motor continuous on not cut off the HU Unit motor ,we checked yaw manifold block accumulator pressure is fine, but relief valve pressure is not developing. Yaw block got failure confirmed, also relay base and relief valve got failure confirmed. | New one Yaw manifold valve block ,relief valve, Relay base each one replaced , then start the WTG</text:p>
          </table:table-cell>
          <table:table-cell office:value-type="string">
            <text:p>After replaced the yaw block valve, relay base, relief valve turbine running with normal operation-Field Engineer-Selvan S. | -Field Operations Manager-Sivakumar S.</text:p>
          </table:table-cell>
          <table:table-cell office:value-type="string">
            <text:p>20160519_163600.jpg Yaw manifold valve block | GP004261.jpg relay base</text:p>
          </table:table-cell>
        </table:table-row>
        <table:table-row table:style-name="ro1">
          <table:table-cell office:value-type="string">
            <text:p>CIR-10000598</text:p>
          </table:table-cell>
          <table:table-cell office:value-type="float" office:value="100260635">
            <text:p>100260635</text:p>
          </table:table-cell>
          <table:table-cell office:value-type="string">
            <text:p>MYTRAH VAYU KRISHNA PVT LTD</text:p>
          </table:table-cell>
          <table:table-cell office:value-type="string">
            <text:p>SAVALSUNG</text:p>
          </table:table-cell>
          <table:table-cell office:value-type="string">
            <text:p>WF-IN-010-1193-Y0-A-110-MDN</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office:value-type="float" office:value="402371218">
            <text:p>402371218</text:p>
          </table:table-cell>
          <table:table-cell office:value-type="string">
            <text:p>19/05/2016</text:p>
          </table:table-cell>
          <table:table-cell office:value-type="string">
            <text:p>805-Pitch Blocked</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9/05/2016 02:05:00</text:p>
          </table:table-cell>
          <table:table-cell office:value-type="string">
            <text:p>18/05/2016 23:43:00</text:p>
          </table:table-cell>
          <table:table-cell office:value-type="float" office:value="1685338">
            <text:p>1685338</text:p>
          </table:table-cell>
          <table:table-cell office:value-type="float" office:value="11164">
            <text:p>11164</text:p>
          </table:table-cell>
          <table:table-cell office:value-type="string">
            <text:p>MECHANICAL</text:p>
          </table:table-cell>
          <table:table-cell office:value-type="string">
            <text:p>HYDRAULIC SYSTEM AND PITCH CONTROL</text:p>
          </table:table-cell>
          <table:table-cell office:value-type="string">
            <text:p>GP004898, GP010568</text:p>
          </table:table-cell>
          <table:table-cell office:value-type="string">
            <text:p>PHOENIX</text:p>
          </table:table-cell>
          <table:table-cell office:value-type="string">
            <text:p>NORMAL OPERATION</text:p>
          </table:table-cell>
          <table:table-cell/>
          <table:table-cell office:value-type="string">
            <text:p>Wtg stopped due to error no:800 Pitch activation occured</text:p>
          </table:table-cell>
          <table:table-cell office:value-type="string">
            <text:p>error no:800 Pitch activation</text:p>
          </table:table-cell>
          <table:table-cell office:value-type="string">
            <text:p>Running time</text:p>
          </table:table-cell>
          <table:table-cell office:value-type="string">
            <text:p>Loc no:SVG177</text:p>
          </table:table-cell>
          <table:table-cell office:value-type="string">
            <text:p>Continuous Operation,voltage fluctuation</text:p>
          </table:table-cell>
          <table:table-cell office:value-type="string">
            <text:p>R.Muthukumar R.Aravindh</text:p>
          </table:table-cell>
          <table:table-cell office:value-type="string">
            <text:p>one AO module and 6A relay replaced.</text:p>
          </table:table-cell>
          <table:table-cell office:value-type="string">
            <text:p>each one no's</text:p>
          </table:table-cell>
          <table:table-cell office:value-type="string">
            <text:p>This component was failure due to Continuous Operation,voltage fluctuation and material defect.</text:p>
          </table:table-cell>
          <table:table-cell office:value-type="string">
            <text:p>Applied</text:p>
          </table:table-cell>
          <table:table-cell office:value-type="string">
            <text:p>We checked digital input, We checked and found AO module got malfunctioning, relay also failure, found not working properly ,We found AO module and relay failure confirmed, so replaced the new one, then start the WTG</text:p>
          </table:table-cell>
          <table:table-cell office:value-type="string">
            <text:p>After replaced the AO module and 6A relay turbine running with normal operation.-Field Engineer-Selvan S. | -Field Operations Manager-Sivakumar S.</text:p>
          </table:table-cell>
          <table:table-cell office:value-type="string">
            <text:p>PLC RELAY 6A.jpg Relay 6A | DSC_0089.jpg AO module</text:p>
          </table:table-cell>
        </table:table-row>
        <table:table-row table:style-name="ro1">
          <table:table-cell office:value-type="string">
            <text:p>CIR-10000139</text:p>
          </table:table-cell>
          <table:table-cell office:value-type="float" office:value="100260575">
            <text:p>100260575</text:p>
          </table:table-cell>
          <table:table-cell office:value-type="string">
            <text:p>MYTRAH VAYU KRISHNA PVT LTD</text:p>
          </table:table-cell>
          <table:table-cell office:value-type="string">
            <text:p>SAVALSUNG</text:p>
          </table:table-cell>
          <table:table-cell office:value-type="string">
            <text:p>WF-IN-010-1193-Y0-A-106-MDN</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200">
            <text:p>801001200</text:p>
          </table:table-cell>
          <table:table-cell office:value-type="string">
            <text:p>Gamesa(China)</text:p>
          </table:table-cell>
          <table:table-cell office:value-type="float" office:value="602550">
            <text:p>60255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office:value-type="float" office:value="402239771">
            <text:p>402239771</text:p>
          </table:table-cell>
          <table:table-cell office:value-type="string">
            <text:p>19/01/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25">
            <text:p>1425</text:p>
          </table:table-cell>
          <table:table-cell office:value-type="string">
            <text:p>19/01/2016 14:27:00</text:p>
          </table:table-cell>
          <table:table-cell office:value-type="string">
            <text:p>19/01/2016 12:42:00</text:p>
          </table:table-cell>
          <table:table-cell office:value-type="float" office:value="1646">
            <text:p>1646</text:p>
          </table:table-cell>
          <table:table-cell office:value-type="float" office:value="8926">
            <text:p>8926</text:p>
          </table:table-cell>
          <table:table-cell office:value-type="string">
            <text:p>ELECTRICAL</text:p>
          </table:table-cell>
          <table:table-cell office:value-type="string">
            <text:p>SOFTWARE</text:p>
          </table:table-cell>
          <table:table-cell office:value-type="string">
            <text:p>GP006135</text:p>
          </table:table-cell>
          <table:table-cell office:value-type="string">
            <text:p>Gamesa</text:p>
          </table:table-cell>
          <table:table-cell office:value-type="string">
            <text:p>NORMAL OPERATION</text:p>
          </table:table-cell>
          <table:table-cell/>
          <table:table-cell office:value-type="string">
            <text:p>Bus error Inter-bus fail error occurred</text:p>
          </table:table-cell>
          <table:table-cell table:number-columns-repeated="7"/>
          <table:table-cell office:value-type="string">
            <text:p>Material Defective</text:p>
          </table:table-cell>
          <table:table-cell office:value-type="string">
            <text:p>Rejected</text:p>
          </table:table-cell>
          <table:table-cell office:value-type="string">
            <text:p>Wtg stopped | Check the digital input | PLC displayed CTRL 2.0 | We found CCU failure | new one CCU | Restart the M/C</text:p>
          </table:table-cell>
          <table:table-cell office:value-type="string">
            <text:p>Supply failure time CCU failed-Field Engineer-Selvan S. | Approved-Field Operations Manager-Sivakumar S. | closed-Phone Technical Support-Senthil M. | Explain in detail about the failure . Error related to Interbus error &amp; then why CCU has been replaced?-Functionality Support Lead-Shankar Anand R. | -Field Engineer-Aravind Kumar J.</text:p>
          </table:table-cell>
          <table:table-cell office:value-type="string">
            <text:p>dfim.jpg</text:p>
          </table:table-cell>
        </table:table-row>
        <table:table-row table:style-name="ro1">
          <table:table-cell office:value-type="string">
            <text:p>CIR-10000406</text:p>
          </table:table-cell>
          <table:table-cell office:value-type="float" office:value="100260899">
            <text:p>100260899</text:p>
          </table:table-cell>
          <table:table-cell office:value-type="string">
            <text:p>MYTRAH VAYU KRISHNA PVT LTD</text:p>
          </table:table-cell>
          <table:table-cell office:value-type="string">
            <text:p>SAVALSUNG</text:p>
          </table:table-cell>
          <table:table-cell office:value-type="string">
            <text:p>WF-IN-010-1193-Y0-A-05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03270">
            <text:p>402303270</text:p>
          </table:table-cell>
          <table:table-cell office:value-type="string">
            <text:p>11/03/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0">
            <text:p>0</text:p>
          </table:table-cell>
          <table:table-cell office:value-type="string">
            <text:p>11/03/2016 15:14:00</text:p>
          </table:table-cell>
          <table:table-cell office:value-type="string">
            <text:p>11/03/2016 14:07:00</text:p>
          </table:table-cell>
          <table:table-cell office:value-type="float" office:value="2434721">
            <text:p>2434721</text:p>
          </table:table-cell>
          <table:table-cell office:value-type="float" office:value="15257">
            <text:p>15257</text:p>
          </table:table-cell>
          <table:table-cell office:value-type="string">
            <text:p>ELECTRICAL</text:p>
          </table:table-cell>
          <table:table-cell office:value-type="string">
            <text:p>ELECTRICAL CABINET SYSTEM</text:p>
          </table:table-cell>
          <table:table-cell office:value-type="string">
            <text:p>GP004898</text:p>
          </table:table-cell>
          <table:table-cell office:value-type="string">
            <text:p>Gamesa</text:p>
          </table:table-cell>
          <table:table-cell office:value-type="string">
            <text:p>NORMAL OPERATION</text:p>
          </table:table-cell>
          <table:table-cell/>
          <table:table-cell office:value-type="string">
            <text:p>BUS error - INTER-BUS failure</text:p>
          </table:table-cell>
          <table:table-cell office:value-type="string">
            <text:p>Error No 2118. Bus error Inter-bus fail error occurred.</text:p>
          </table:table-cell>
          <table:table-cell office:value-type="string">
            <text:p>During running time</text:p>
          </table:table-cell>
          <table:table-cell office:value-type="string">
            <text:p>SVG68 top panel</text:p>
          </table:table-cell>
          <table:table-cell office:value-type="string">
            <text:p>Malfunctioning the module</text:p>
          </table:table-cell>
          <table:table-cell office:value-type="string">
            <text:p>D.Manoj, S.Selvan</text:p>
          </table:table-cell>
          <table:table-cell office:value-type="string">
            <text:p>Change the new one AO module</text:p>
          </table:table-cell>
          <table:table-cell office:value-type="string">
            <text:p>1- no</text:p>
          </table:table-cell>
          <table:table-cell office:value-type="string">
            <text:p>This AO module failure due to malfunctioning, surge voltage.</text:p>
          </table:table-cell>
          <table:table-cell office:value-type="string">
            <text:p>Applied</text:p>
          </table:table-cell>
          <table:table-cell office:value-type="string">
            <text:p>Wtg stopped due to Error no:2118 Inter bus Error.When turbine running this error occurred.We see the alarms in HMI log it shows on 3.18. We have checked and found that AO module was failure. So the AO module was changed and wtg restarted.</text:p>
          </table:table-cell>
          <table:table-cell office:value-type="string">
            <text:p>After replaced the AO module turbine running with normal operation.-Field Engineer-Selvan S. | -Field Operations Manager-Sivakumar S.</text:p>
          </table:table-cell>
          <table:table-cell office:value-type="string">
            <text:p>DSC_0089.jpg AO module</text:p>
          </table:table-cell>
        </table:table-row>
        <table:table-row table:style-name="ro1">
          <table:table-cell office:value-type="string">
            <text:p>CIR-10000578</text:p>
          </table:table-cell>
          <table:table-cell office:value-type="float" office:value="100261279">
            <text:p>100261279</text:p>
          </table:table-cell>
          <table:table-cell office:value-type="string">
            <text:p>MYTRAH VAYU KRISHNA PVT LTD</text:p>
          </table:table-cell>
          <table:table-cell office:value-type="string">
            <text:p>SAVALSUNG</text:p>
          </table:table-cell>
          <table:table-cell office:value-type="string">
            <text:p>WF-IN-010-1193-Y0-A-097</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1/08/2014</text:p>
          </table:table-cell>
          <table:table-cell office:value-type="float" office:value="402371235">
            <text:p>402371235</text:p>
          </table:table-cell>
          <table:table-cell office:value-type="string">
            <text:p>23/05/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23/05/2016 19:40:00</text:p>
          </table:table-cell>
          <table:table-cell office:value-type="string">
            <text:p>23/05/2016 16:56:00</text:p>
          </table:table-cell>
          <table:table-cell office:value-type="float" office:value="2115011">
            <text:p>2115011</text:p>
          </table:table-cell>
          <table:table-cell office:value-type="float" office:value="14893">
            <text:p>14893</text:p>
          </table:table-cell>
          <table:table-cell office:value-type="string">
            <text:p>ELECTRICAL</text:p>
          </table:table-cell>
          <table:table-cell office:value-type="string">
            <text:p>ELECTRICAL CABINET SYSTEM</text:p>
          </table:table-cell>
          <table:table-cell office:value-type="string">
            <text:p>GP004898</text:p>
          </table:table-cell>
          <table:table-cell office:value-type="string">
            <text:p>Phoenix</text:p>
          </table:table-cell>
          <table:table-cell office:value-type="string">
            <text:p>NORMAL OPERATION</text:p>
          </table:table-cell>
          <table:table-cell/>
          <table:table-cell office:value-type="string">
            <text:p>Error No 2118: Bus Error / Inter bus Failure</text:p>
          </table:table-cell>
          <table:table-cell office:value-type="string">
            <text:p>Bus Error / Interbus Failure</text:p>
          </table:table-cell>
          <table:table-cell office:value-type="string">
            <text:p>Running time</text:p>
          </table:table-cell>
          <table:table-cell office:value-type="string">
            <text:p>LOC NO:SVG194</text:p>
          </table:table-cell>
          <table:table-cell office:value-type="string">
            <text:p>continuous operation</text:p>
          </table:table-cell>
          <table:table-cell office:value-type="string">
            <text:p>D.Manoj R.Aravindh R.Muthukumar</text:p>
          </table:table-cell>
          <table:table-cell office:value-type="string">
            <text:p>changed the AO module</text:p>
          </table:table-cell>
          <table:table-cell office:value-type="string">
            <text:p>1-No</text:p>
          </table:table-cell>
          <table:table-cell office:value-type="string">
            <text:p>Frequent operation,Material problem Short circuit, Loose connection.</text:p>
          </table:table-cell>
          <table:table-cell office:value-type="string">
            <text:p>Applied</text:p>
          </table:table-cell>
          <table:table-cell office:value-type="string">
            <text:p>Wtg due to stop We checked digital input, we are attend the found PLC displayed CTRL code 3.18. We found AO module Failure | We found AO module Failure confirmed, so replaced the new one module</text:p>
          </table:table-cell>
          <table:table-cell office:value-type="string">
            <text:p>Turbine running normal operation.-Field Engineer-Selvan S. | -Field Operations Manager-Sivakumar S.</text:p>
          </table:table-cell>
          <table:table-cell office:value-type="string">
            <text:p>DSCN1566.JPG AO module | DSC_0089.jpg AO module</text:p>
          </table:table-cell>
        </table:table-row>
        <table:table-row table:style-name="ro1">
          <table:table-cell office:value-type="string">
            <text:p>CIR-10000594</text:p>
          </table:table-cell>
          <table:table-cell office:value-type="float" office:value="100261279">
            <text:p>100261279</text:p>
          </table:table-cell>
          <table:table-cell office:value-type="string">
            <text:p>MYTRAH VAYU KRISHNA PVT LTD</text:p>
          </table:table-cell>
          <table:table-cell office:value-type="string">
            <text:p>SAVALSUNG</text:p>
          </table:table-cell>
          <table:table-cell office:value-type="string">
            <text:p>WF-IN-010-1193-Y0-A-097</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1/08/2014</text:p>
          </table:table-cell>
          <table:table-cell office:value-type="float" office:value="402376764">
            <text:p>402376764</text:p>
          </table:table-cell>
          <table:table-cell office:value-type="string">
            <text:p>28/05/2016</text:p>
          </table:table-cell>
          <table:table-cell office:value-type="string">
            <text:p>3232-Synchronization timeout</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28/05/2016 17:11:00</text:p>
          </table:table-cell>
          <table:table-cell office:value-type="string">
            <text:p>28/05/2016 12:47:00</text:p>
          </table:table-cell>
          <table:table-cell office:value-type="float" office:value="2143297">
            <text:p>2143297</text:p>
          </table:table-cell>
          <table:table-cell office:value-type="float" office:value="14992">
            <text:p>14992</text:p>
          </table:table-cell>
          <table:table-cell office:value-type="string">
            <text:p>MECHANICAL</text:p>
          </table:table-cell>
          <table:table-cell office:value-type="string">
            <text:p>GENERATOR SYSTEM</text:p>
          </table:table-cell>
          <table:table-cell office:value-type="string">
            <text:p>GP038819</text:p>
          </table:table-cell>
          <table:table-cell office:value-type="string">
            <text:p>Baumer Hubner</text:p>
          </table:table-cell>
          <table:table-cell office:value-type="string">
            <text:p>NORMAL OPERATION</text:p>
          </table:table-cell>
          <table:table-cell/>
          <table:table-cell office:value-type="string">
            <text:p>After voltage fluctuation time error No:3232 Synchronization Timeout</text:p>
          </table:table-cell>
          <table:table-cell office:value-type="string">
            <text:p>error No:3232 Synchronization Timeout</text:p>
          </table:table-cell>
          <table:table-cell office:value-type="string">
            <text:p>Running time</text:p>
          </table:table-cell>
          <table:table-cell office:value-type="string">
            <text:p>Loc no:SVG194</text:p>
          </table:table-cell>
          <table:table-cell office:value-type="string">
            <text:p>continuous operation</text:p>
          </table:table-cell>
          <table:table-cell office:value-type="string">
            <text:p>R.Muthukumar R.Aravindh</text:p>
          </table:table-cell>
          <table:table-cell office:value-type="string">
            <text:p>changed the encoder coupler</text:p>
          </table:table-cell>
          <table:table-cell office:value-type="string">
            <text:p>1-No</text:p>
          </table:table-cell>
          <table:table-cell/>
          <table:table-cell office:value-type="string">
            <text:p>Applied</text:p>
          </table:table-cell>
          <table:table-cell office:value-type="string">
            <text:p>Wtg due to stop We checked digital input, We checked GENERATOR ENCODER found ok, Coupler got damaged working not properly, We found GENERATOR ENCODER COUPLER Failure confirmed, so replaced the new one Coupler, then start the WTG.</text:p>
          </table:table-cell>
          <table:table-cell office:value-type="string">
            <text:p>Frequent operation,Material problem-Field Engineer-Selvan S. | -Field Operations Manager-Sivakumar S.</text:p>
          </table:table-cell>
          <table:table-cell office:value-type="string">
            <text:p>IMG_20160308_161230.jpg Encoder coupler</text:p>
          </table:table-cell>
        </table:table-row>
        <table:table-row table:style-name="ro1">
          <table:table-cell office:value-type="string">
            <text:p>CIR-10000243</text:p>
          </table:table-cell>
          <table:table-cell office:value-type="float" office:value="100260699">
            <text:p>100260699</text:p>
          </table:table-cell>
          <table:table-cell office:value-type="string">
            <text:p>Mytrah Energy (India) Limited</text:p>
          </table:table-cell>
          <table:table-cell office:value-type="string">
            <text:p>BURGULA (MYTRAH)</text:p>
          </table:table-cell>
          <table:table-cell office:value-type="string">
            <text:p>WF-IN-001-1194-Y0-A-012</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4/03/2014</text:p>
          </table:table-cell>
          <table:table-cell/>
          <table:table-cell office:value-type="string">
            <text:p>28/03/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25">
            <text:p>1425</text:p>
          </table:table-cell>
          <table:table-cell office:value-type="string">
            <text:p>28/03/2016 15:40:25</text:p>
          </table:table-cell>
          <table:table-cell office:value-type="string">
            <text:p>28/03/2016 15:30:25</text:p>
          </table:table-cell>
          <table:table-cell office:value-type="float" office:value="3406112">
            <text:p>3406112</text:p>
          </table:table-cell>
          <table:table-cell office:value-type="float" office:value="17293">
            <text:p>17293</text:p>
          </table:table-cell>
          <table:table-cell office:value-type="string">
            <text:p>MECHANICAL</text:p>
          </table:table-cell>
          <table:table-cell office:value-type="string">
            <text:p>HYDRAULIC SYSTEM AND PITCH CONTROL</text:p>
          </table:table-cell>
          <table:table-cell table:number-columns-repeated="2"/>
          <table:table-cell office:value-type="string">
            <text:p>NORMAL OPERATION</text:p>
          </table:table-cell>
          <table:table-cell/>
          <table:table-cell office:value-type="string">
            <text:p>During 24 month service pitch cylinder leak</text:p>
          </table:table-cell>
          <table:table-cell table:number-columns-repeated="7"/>
          <table:table-cell office:value-type="string">
            <text:p>pitch cylinder leak</text:p>
          </table:table-cell>
          <table:table-cell office:value-type="string">
            <text:p>Assigned</text:p>
          </table:table-cell>
          <table:table-cell office:value-type="string">
            <text:p>need suggustion</text:p>
          </table:table-cell>
          <table:table-cell office:value-type="string">
            <text:p>Need suggustion-Field Engineer-Ram Lakshmanan MP | Need your suggustion-Field Operations Manager-Ravibala Suresh S. | Detailed investigation recommended-Phone Technical Support-Senthil M. | Required detailed investigation-Functionality Support Lead-Anand A.P | -Functionality Support Specialist-Babu M.</text:p>
          </table:table-cell>
          <table:table-cell/>
        </table:table-row>
        <table:table-row table:style-name="ro1">
          <table:table-cell office:value-type="string">
            <text:p>CIR-10000135</text:p>
          </table:table-cell>
          <table:table-cell office:value-type="float" office:value="100261115">
            <text:p>100261115</text:p>
          </table:table-cell>
          <table:table-cell office:value-type="string">
            <text:p>MYTRAH VAYU KRISHNA PVT LTD</text:p>
          </table:table-cell>
          <table:table-cell office:value-type="string">
            <text:p>SAVALSUNG</text:p>
          </table:table-cell>
          <table:table-cell office:value-type="string">
            <text:p>WF-IN-010-1193-Y0-A-10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0534">
            <text:p>4630534</text:p>
          </table:table-cell>
          <table:table-cell office:value-type="string">
            <text:p>Hansen</text:p>
          </table:table-cell>
          <table:table-cell office:value-type="string">
            <text:p>EH806A-001/CM001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8/2014</text:p>
          </table:table-cell>
          <table:table-cell office:value-type="float" office:value="402224722">
            <text:p>402224722</text:p>
          </table:table-cell>
          <table:table-cell office:value-type="string">
            <text:p>02/01/2016</text:p>
          </table:table-cell>
          <table:table-cell office:value-type="string">
            <text:p>3403-Rotor contactor feedback failure (KM052R)</text:p>
          </table:table-cell>
          <table:table-cell office:value-type="string">
            <text:p>Selvan S.</text:p>
          </table:table-cell>
          <table:table-cell office:value-type="float" office:value="1404">
            <text:p>1404</text:p>
          </table:table-cell>
          <table:table-cell office:value-type="float" office:value="1425">
            <text:p>1425</text:p>
          </table:table-cell>
          <table:table-cell office:value-type="string">
            <text:p>02/01/2016 17:26:00</text:p>
          </table:table-cell>
          <table:table-cell office:value-type="string">
            <text:p>02/01/2016 14:48:00</text:p>
          </table:table-cell>
          <table:table-cell office:value-type="float" office:value="1698696">
            <text:p>1698696</text:p>
          </table:table-cell>
          <table:table-cell office:value-type="float" office:value="11518">
            <text:p>11518</text:p>
          </table:table-cell>
          <table:table-cell office:value-type="string">
            <text:p>ELECTRICAL</text:p>
          </table:table-cell>
          <table:table-cell office:value-type="string">
            <text:p>ELECTRICAL CABINET SYSTEM</text:p>
          </table:table-cell>
          <table:table-cell office:value-type="string">
            <text:p>GP019639</text:p>
          </table:table-cell>
          <table:table-cell office:value-type="string">
            <text:p>Semikron, ABB</text:p>
          </table:table-cell>
          <table:table-cell office:value-type="string">
            <text:p>NORMAL OPERATION</text:p>
          </table:table-cell>
          <table:table-cell office:value-type="float" office:value="7000507401">
            <text:p>7000507401</text:p>
          </table:table-cell>
          <table:table-cell office:value-type="string">
            <text:p>Wtg during running time Rotor Conductor Feedback Failure error occurred.</text:p>
          </table:table-cell>
          <table:table-cell office:value-type="string">
            <text:p>rotor contactor feedback failure</text:p>
          </table:table-cell>
          <table:table-cell office:value-type="string">
            <text:p>during running time</text:p>
          </table:table-cell>
          <table:table-cell office:value-type="string">
            <text:p>bottom panel</text:p>
          </table:table-cell>
          <table:table-cell office:value-type="string">
            <text:p>grid fluctuation</text:p>
          </table:table-cell>
          <table:table-cell office:value-type="string">
            <text:p>converter panel</text:p>
          </table:table-cell>
          <table:table-cell table:number-columns-repeated="2"/>
          <table:table-cell office:value-type="string">
            <text:p>Error occurred due to input voltage problem in circuits</text:p>
          </table:table-cell>
          <table:table-cell office:value-type="string">
            <text:p>Assigned</text:p>
          </table:table-cell>
          <table:table-cell office:value-type="string">
            <text:p>Wtg stopped | Wtg due to stop We checked digital input | rotor contactor Jammed | We found Rotor skip module and rotor contactor Failure confirmed | replaced the new one module and contactor</text:p>
          </table:table-cell>
          <table:table-cell office:value-type="string">
            <text:p>Grid fluctution time some component failure-Field Engineer-Selvan S. | Approved-Field Operations Manager-Sivakumar S. | further investigation recommanded-Phone Technical Support-Senthil M. | DAC CCU trigger configuration to be installed-Functionality Support Lead-Murugesan P. | Failed component to inspected for failure mode.-Functionality Support Specialist-Mayank | -Quality-Vijay Chinnaswamy</text:p>
          </table:table-cell>
          <table:table-cell office:value-type="string">
            <text:p>skip module.jpg | s.jpg | 50 30 contactor.jpg</text:p>
          </table:table-cell>
        </table:table-row>
        <table:table-row table:style-name="ro1">
          <table:table-cell office:value-type="string">
            <text:p>CIR-10000411</text:p>
          </table:table-cell>
          <table:table-cell office:value-type="float" office:value="100260504">
            <text:p>100260504</text:p>
          </table:table-cell>
          <table:table-cell office:value-type="string">
            <text:p>MYTRAH VAYU KRISHNA PVT LTD</text:p>
          </table:table-cell>
          <table:table-cell office:value-type="string">
            <text:p>SAVALSUNG</text:p>
          </table:table-cell>
          <table:table-cell office:value-type="string">
            <text:p>WF-IN-010-1193-Y0-A-105-MDN</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181">
            <text:p>801001181</text:p>
          </table:table-cell>
          <table:table-cell office:value-type="string">
            <text:p>Gamesa(Spain)</text:p>
          </table:table-cell>
          <table:table-cell office:value-type="float" office:value="400889">
            <text:p>40088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office:value-type="float" office:value="402276246">
            <text:p>402276246</text:p>
          </table:table-cell>
          <table:table-cell office:value-type="string">
            <text:p>18/02/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8/02/2016 18:00:00</text:p>
          </table:table-cell>
          <table:table-cell office:value-type="string">
            <text:p>18/02/2016 06:48:00</text:p>
          </table:table-cell>
          <table:table-cell office:value-type="float" office:value="1571410">
            <text:p>1571410</text:p>
          </table:table-cell>
          <table:table-cell office:value-type="float" office:value="9628">
            <text:p>9628</text:p>
          </table:table-cell>
          <table:table-cell office:value-type="string">
            <text:p>ELECTRICAL</text:p>
          </table:table-cell>
          <table:table-cell office:value-type="string">
            <text:p>ELECTRICAL CABINET SYSTEM</text:p>
          </table:table-cell>
          <table:table-cell office:value-type="string">
            <text:p>GP006135, GP005798</text:p>
          </table:table-cell>
          <table:table-cell office:value-type="string">
            <text:p>Gamesa</text:p>
          </table:table-cell>
          <table:table-cell office:value-type="string">
            <text:p>NORMAL OPERATION</text:p>
          </table:table-cell>
          <table:table-cell/>
          <table:table-cell office:value-type="string">
            <text:p>Error No 2118. Bus error Inter-bus fail error occurred</text:p>
          </table:table-cell>
          <table:table-cell table:number-columns-repeated="7"/>
          <table:table-cell office:value-type="string">
            <text:p>surge voltage fluctuation</text:p>
          </table:table-cell>
          <table:table-cell office:value-type="string">
            <text:p>Applied</text:p>
          </table:table-cell>
          <table:table-cell office:value-type="string">
            <text:p>stop the m/c | check the HMI log alarm | So we checked related connection While checking we found CCU got failure it was replaced by new one | One brake thermistor pad replaced</text:p>
          </table:table-cell>
          <table:table-cell office:value-type="string">
            <text:p>we are attend and found check the ccu got failure and Brake thermistor pad new one replaced, then start the WTG.-Field Engineer-Selvan S. | -Field Operations Manager-Sivakumar S.</text:p>
          </table:table-cell>
          <table:table-cell office:value-type="string">
            <text:p>dfim.jpg CCU | IMG_20160108_124109.jpg Brake thermistor pad</text:p>
          </table:table-cell>
        </table:table-row>
        <table:table-row table:style-name="ro1">
          <table:table-cell office:value-type="string">
            <text:p>CIR-10000665</text:p>
          </table:table-cell>
          <table:table-cell office:value-type="float" office:value="100260504">
            <text:p>100260504</text:p>
          </table:table-cell>
          <table:table-cell office:value-type="string">
            <text:p>MYTRAH VAYU KRISHNA PVT LTD</text:p>
          </table:table-cell>
          <table:table-cell office:value-type="string">
            <text:p>SAVALSUNG</text:p>
          </table:table-cell>
          <table:table-cell office:value-type="string">
            <text:p>WF-IN-010-1193-Y0-A-105-MDN</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181">
            <text:p>801001181</text:p>
          </table:table-cell>
          <table:table-cell office:value-type="string">
            <text:p>Gamesa(Spain)</text:p>
          </table:table-cell>
          <table:table-cell office:value-type="float" office:value="400889">
            <text:p>40088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12/2014</text:p>
          </table:table-cell>
          <table:table-cell office:value-type="float" office:value="402389550">
            <text:p>402389550</text:p>
          </table:table-cell>
          <table:table-cell office:value-type="string">
            <text:p>09/06/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9/06/2016 23:59:00</text:p>
          </table:table-cell>
          <table:table-cell office:value-type="string">
            <text:p>09/06/2016 19:21:00</text:p>
          </table:table-cell>
          <table:table-cell office:value-type="float" office:value="1893806">
            <text:p>1893806</text:p>
          </table:table-cell>
          <table:table-cell office:value-type="float" office:value="12246">
            <text:p>12246</text:p>
          </table:table-cell>
          <table:table-cell office:value-type="string">
            <text:p>ELECTRICAL</text:p>
          </table:table-cell>
          <table:table-cell office:value-type="string">
            <text:p>ELECTRICAL CABINET SYSTEM</text:p>
          </table:table-cell>
          <table:table-cell office:value-type="string">
            <text:p>GP004894</text:p>
          </table:table-cell>
          <table:table-cell office:value-type="string">
            <text:p>Phoenix</text:p>
          </table:table-cell>
          <table:table-cell office:value-type="string">
            <text:p>NORMAL OPERATION</text:p>
          </table:table-cell>
          <table:table-cell/>
          <table:table-cell office:value-type="string">
            <text:p>Error No :2118. BUS error - INTERBUS failure</text:p>
          </table:table-cell>
          <table:table-cell office:value-type="string">
            <text:p>Error No :2118. BUS error - INTERBUS failure.</text:p>
          </table:table-cell>
          <table:table-cell office:value-type="string">
            <text:p>Normal operation time</text:p>
          </table:table-cell>
          <table:table-cell office:value-type="string">
            <text:p>Loc no:SVG94</text:p>
          </table:table-cell>
          <table:table-cell office:value-type="string">
            <text:p>Grid Fluctuation,Material defective,Input voltage problem</text:p>
          </table:table-cell>
          <table:table-cell office:value-type="string">
            <text:p>A.Satish, R.Aravindh</text:p>
          </table:table-cell>
          <table:table-cell office:value-type="string">
            <text:p>Changed the CNT module</text:p>
          </table:table-cell>
          <table:table-cell office:value-type="string">
            <text:p>1- No</text:p>
          </table:table-cell>
          <table:table-cell office:value-type="string">
            <text:p>Grid Fluctuation,Material defective,Input voltage problem</text:p>
          </table:table-cell>
          <table:table-cell office:value-type="string">
            <text:p>Applied</text:p>
          </table:table-cell>
          <table:table-cell office:value-type="string">
            <text:p>we checked the Digital iput | While inspection we found CNT module LED was red indication occurred then conclude CNT module failure then replaced the new one wtg operation normal</text:p>
          </table:table-cell>
          <table:table-cell office:value-type="string">
            <text:p>After replaced the CNT module turbine running with normal operation.-Field Engineer-Selvan S. | -Field Operations Manager-Sivakumar S.</text:p>
          </table:table-cell>
          <table:table-cell office:value-type="string">
            <text:p>CNT Module.jpg CNT module</text:p>
          </table:table-cell>
        </table:table-row>
        <table:table-row table:style-name="ro1">
          <table:table-cell office:value-type="string">
            <text:p>CIR-10000423</text:p>
          </table:table-cell>
          <table:table-cell office:value-type="float" office:value="100261263">
            <text:p>100261263</text:p>
          </table:table-cell>
          <table:table-cell office:value-type="string">
            <text:p>MYTRAH VAYU KRISHNA PVT LTD</text:p>
          </table:table-cell>
          <table:table-cell office:value-type="string">
            <text:p>SAVALSUNG</text:p>
          </table:table-cell>
          <table:table-cell office:value-type="string">
            <text:p>WF-IN-010-1193-Y0-A-080</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4/06/2014</text:p>
          </table:table-cell>
          <table:table-cell office:value-type="float" office:value="402296915">
            <text:p>402296915</text:p>
          </table:table-cell>
          <table:table-cell office:value-type="string">
            <text:p>03/03/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3/03/2016 13:22:00</text:p>
          </table:table-cell>
          <table:table-cell office:value-type="string">
            <text:p>03/03/2016 12:00:00</text:p>
          </table:table-cell>
          <table:table-cell office:value-type="float" office:value="2578242">
            <text:p>2578242</text:p>
          </table:table-cell>
          <table:table-cell office:value-type="float" office:value="14861">
            <text:p>14861</text:p>
          </table:table-cell>
          <table:table-cell office:value-type="string">
            <text:p>ELECTRICAL</text:p>
          </table:table-cell>
          <table:table-cell office:value-type="string">
            <text:p>ELECTRICAL CABINET SYSTEM</text:p>
          </table:table-cell>
          <table:table-cell office:value-type="string">
            <text:p>GP004898</text:p>
          </table:table-cell>
          <table:table-cell office:value-type="string">
            <text:p>PHOENIX</text:p>
          </table:table-cell>
          <table:table-cell office:value-type="string">
            <text:p>NORMAL OPERATION</text:p>
          </table:table-cell>
          <table:table-cell/>
          <table:table-cell office:value-type="string">
            <text:p>Error No 2118: Bus Error / Inter-bus Failure</text:p>
          </table:table-cell>
          <table:table-cell office:value-type="string">
            <text:p>Inter-bus failure</text:p>
          </table:table-cell>
          <table:table-cell office:value-type="string">
            <text:p>Normally running time</text:p>
          </table:table-cell>
          <table:table-cell office:value-type="string">
            <text:p>SVG168 top panel</text:p>
          </table:table-cell>
          <table:table-cell office:value-type="string">
            <text:p>AO module malfunctioning</text:p>
          </table:table-cell>
          <table:table-cell office:value-type="string">
            <text:p>R.Aravindh R.Muthukumar</text:p>
          </table:table-cell>
          <table:table-cell office:value-type="string">
            <text:p>changed the AO module</text:p>
          </table:table-cell>
          <table:table-cell office:value-type="string">
            <text:p>1 - no</text:p>
          </table:table-cell>
          <table:table-cell office:value-type="string">
            <text:p>After replaced the AO module turbine running with normal operation.</text:p>
          </table:table-cell>
          <table:table-cell office:value-type="string">
            <text:p>Applied</text:p>
          </table:table-cell>
          <table:table-cell office:value-type="string">
            <text:p>Wtg stopped due to error no:2118 inter bus failure.We Checked additional alarm and warning in HMI log displayed 3.18, And found AO module was continuously malfunction in bus system.So we replaced it by new one then restart the wtg.</text:p>
          </table:table-cell>
          <table:table-cell office:value-type="string">
            <text:p>Wtg due to stop we are attend and found check the AO module failure condition.so replaced new one then start the WTG.-Field Engineer-Selvan S. | -Field Operations Manager-Sivakumar S.</text:p>
          </table:table-cell>
          <table:table-cell office:value-type="string">
            <text:p>DSC_0089.jpg AO module</text:p>
          </table:table-cell>
        </table:table-row>
        <table:table-row table:style-name="ro1">
          <table:table-cell office:value-type="string">
            <text:p>CIR-10000595</text:p>
          </table:table-cell>
          <table:table-cell office:value-type="float" office:value="100260861">
            <text:p>100260861</text:p>
          </table:table-cell>
          <table:table-cell office:value-type="string">
            <text:p>MYTRAH VAYU KRISHNA PVT LTD</text:p>
          </table:table-cell>
          <table:table-cell office:value-type="string">
            <text:p>SAVALSUNG</text:p>
          </table:table-cell>
          <table:table-cell office:value-type="string">
            <text:p>WF-IN-010-1193-Y0-A-04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1/08/2014</text:p>
          </table:table-cell>
          <table:table-cell office:value-type="float" office:value="402379461">
            <text:p>402379461</text:p>
          </table:table-cell>
          <table:table-cell office:value-type="string">
            <text:p>31/05/2016</text:p>
          </table:table-cell>
          <table:table-cell office:value-type="string">
            <text:p>322-Anemometer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31/05/2016 14:55:00</text:p>
          </table:table-cell>
          <table:table-cell office:value-type="string">
            <text:p>31/05/2016 13:35:00</text:p>
          </table:table-cell>
          <table:table-cell office:value-type="float" office:value="2175319">
            <text:p>2175319</text:p>
          </table:table-cell>
          <table:table-cell office:value-type="float" office:value="14780">
            <text:p>14780</text:p>
          </table:table-cell>
          <table:table-cell office:value-type="string">
            <text:p>CONTROL SYSTEM</text:p>
          </table:table-cell>
          <table:table-cell office:value-type="string">
            <text:p>NACELLE INSTRUMENTATION SYSTEM</text:p>
          </table:table-cell>
          <table:table-cell office:value-type="string">
            <text:p>GP004894</text:p>
          </table:table-cell>
          <table:table-cell office:value-type="string">
            <text:p>Thies</text:p>
          </table:table-cell>
          <table:table-cell office:value-type="string">
            <text:p>NORMAL OPERATION</text:p>
          </table:table-cell>
          <table:table-cell/>
          <table:table-cell office:value-type="string">
            <text:p>Error No :322. Anemometer error occurred</text:p>
          </table:table-cell>
          <table:table-cell office:value-type="string">
            <text:p>Error No :322. Anemometer</text:p>
          </table:table-cell>
          <table:table-cell office:value-type="string">
            <text:p>Running time</text:p>
          </table:table-cell>
          <table:table-cell office:value-type="string">
            <text:p>Loc no:SVG139</text:p>
          </table:table-cell>
          <table:table-cell office:value-type="string">
            <text:p>continuous operation, material defect</text:p>
          </table:table-cell>
          <table:table-cell office:value-type="string">
            <text:p>R.Muthukumar</text:p>
          </table:table-cell>
          <table:table-cell office:value-type="string">
            <text:p>changed the CNT module</text:p>
          </table:table-cell>
          <table:table-cell office:value-type="string">
            <text:p>1-No</text:p>
          </table:table-cell>
          <table:table-cell office:value-type="string">
            <text:p>Continuous operation, material defective</text:p>
          </table:table-cell>
          <table:table-cell office:value-type="string">
            <text:p>Applied</text:p>
          </table:table-cell>
          <table:table-cell office:value-type="string">
            <text:p>Error No :322. Anemometer error occurred. Checked and found Wind speed showing Zero in display. | So we checked the Anemometer connection found ok,CNT Module malfunctioning | We found CNT module Failure confirmed, so replaced the new one module then start the WTG</text:p>
          </table:table-cell>
          <table:table-cell office:value-type="string">
            <text:p>Frequent operation,Material problem Short circuit, Loose connection.-Field Engineer-Selvan S. | -Field Operations Manager-Sivakumar S.</text:p>
          </table:table-cell>
          <table:table-cell office:value-type="string">
            <text:p>20160607_083450.jpg CNT module</text:p>
          </table:table-cell>
        </table:table-row>
        <table:table-row table:style-name="ro1">
          <table:table-cell office:value-type="string">
            <text:p>CIR-10000562</text:p>
          </table:table-cell>
          <table:table-cell office:value-type="float" office:value="100261281">
            <text:p>100261281</text:p>
          </table:table-cell>
          <table:table-cell office:value-type="string">
            <text:p>MYTRAH VAYU KRISHNA PVT LTD</text:p>
          </table:table-cell>
          <table:table-cell office:value-type="string">
            <text:p>SAVALSUNG</text:p>
          </table:table-cell>
          <table:table-cell office:value-type="string">
            <text:p>WF-IN-010-1193-Y0-A-093</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6/08/2014</text:p>
          </table:table-cell>
          <table:table-cell office:value-type="float" office:value="402349047">
            <text:p>402349047</text:p>
          </table:table-cell>
          <table:table-cell office:value-type="string">
            <text:p>29/04/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29/04/2016 17:08:00</text:p>
          </table:table-cell>
          <table:table-cell office:value-type="string">
            <text:p>29/04/2016 15:40:00</text:p>
          </table:table-cell>
          <table:table-cell office:value-type="float" office:value="1901347">
            <text:p>1901347</text:p>
          </table:table-cell>
          <table:table-cell office:value-type="float" office:value="14282">
            <text:p>14282</text:p>
          </table:table-cell>
          <table:table-cell office:value-type="string">
            <text:p>CONTROL SYSTEM</text:p>
          </table:table-cell>
          <table:table-cell office:value-type="string">
            <text:p>ELECTRICAL CABINET SYSTEM</text:p>
          </table:table-cell>
          <table:table-cell office:value-type="string">
            <text:p>GP004895</text:p>
          </table:table-cell>
          <table:table-cell office:value-type="string">
            <text:p>PHOENIX</text:p>
          </table:table-cell>
          <table:table-cell office:value-type="string">
            <text:p>NORMAL OPERATION</text:p>
          </table:table-cell>
          <table:table-cell/>
          <table:table-cell office:value-type="string">
            <text:p>Error No 2118: Bus Error / Interbus Failure</text:p>
          </table:table-cell>
          <table:table-cell office:value-type="string">
            <text:p>Bus Error Inter-bus Failure</text:p>
          </table:table-cell>
          <table:table-cell office:value-type="string">
            <text:p>Running time</text:p>
          </table:table-cell>
          <table:table-cell office:value-type="string">
            <text:p>Loc No:SVG143</text:p>
          </table:table-cell>
          <table:table-cell office:value-type="string">
            <text:p>Continuous Operation,Grid fluctuation</text:p>
          </table:table-cell>
          <table:table-cell office:value-type="string">
            <text:p>R.Muthukumar R.Sethu</text:p>
          </table:table-cell>
          <table:table-cell office:value-type="string">
            <text:p>Replaced by new one RTD module.</text:p>
          </table:table-cell>
          <table:table-cell office:value-type="string">
            <text:p>1- No</text:p>
          </table:table-cell>
          <table:table-cell office:value-type="string">
            <text:p>Continuous Operation,Grid fluctuation and Environmental weather change.</text:p>
          </table:table-cell>
          <table:table-cell office:value-type="string">
            <text:p>Applied</text:p>
          </table:table-cell>
          <table:table-cell office:value-type="string">
            <text:p>Wtg due to stop We checked digital input, we are attend the found PLC displayed CTRL code 3.11. We found Temp RTD module Failure confirmed. Replaced by new one module.</text:p>
          </table:table-cell>
          <table:table-cell office:value-type="string">
            <text:p>After replaced the RTD module turbine running with normal operation.-Field Engineer-Selvan S. | -Field Operations Manager-Sivakumar S.</text:p>
          </table:table-cell>
          <table:table-cell office:value-type="string">
            <text:p>20160519_142222.jpg 2 PAC RTD MODULE</text:p>
          </table:table-cell>
        </table:table-row>
        <table:table-row table:style-name="ro1">
          <table:table-cell office:value-type="string">
            <text:p>CIR-10000569</text:p>
          </table:table-cell>
          <table:table-cell office:value-type="float" office:value="100261281">
            <text:p>100261281</text:p>
          </table:table-cell>
          <table:table-cell office:value-type="string">
            <text:p>MYTRAH VAYU KRISHNA PVT LTD</text:p>
          </table:table-cell>
          <table:table-cell office:value-type="string">
            <text:p>SAVALSUNG</text:p>
          </table:table-cell>
          <table:table-cell office:value-type="string">
            <text:p>WF-IN-010-1193-Y0-A-093</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6/08/2014</text:p>
          </table:table-cell>
          <table:table-cell office:value-type="float" office:value="402355119">
            <text:p>402355119</text:p>
          </table:table-cell>
          <table:table-cell office:value-type="string">
            <text:p>06/05/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6/05/2016 15:35:00</text:p>
          </table:table-cell>
          <table:table-cell office:value-type="string">
            <text:p>06/05/2016 14:43:00</text:p>
          </table:table-cell>
          <table:table-cell office:value-type="float" office:value="1919340">
            <text:p>1919340</text:p>
          </table:table-cell>
          <table:table-cell office:value-type="float" office:value="14447">
            <text:p>14447</text:p>
          </table:table-cell>
          <table:table-cell office:value-type="string">
            <text:p>CONTROL SYSTEM</text:p>
          </table:table-cell>
          <table:table-cell office:value-type="string">
            <text:p>ELECTRICAL CABINET SYSTEM</text:p>
          </table:table-cell>
          <table:table-cell office:value-type="string">
            <text:p>GP004895</text:p>
          </table:table-cell>
          <table:table-cell office:value-type="string">
            <text:p>PHOENIX</text:p>
          </table:table-cell>
          <table:table-cell office:value-type="string">
            <text:p>NORMAL OPERATION</text:p>
          </table:table-cell>
          <table:table-cell/>
          <table:table-cell office:value-type="string">
            <text:p>Wtg stopped due to Error no:2118 Inter bus failure error.</text:p>
          </table:table-cell>
          <table:table-cell office:value-type="string">
            <text:p>2118: inter bus failure error</text:p>
          </table:table-cell>
          <table:table-cell office:value-type="string">
            <text:p>Normal operation time</text:p>
          </table:table-cell>
          <table:table-cell office:value-type="string">
            <text:p>Nacelle Top cabinet panel</text:p>
          </table:table-cell>
          <table:table-cell office:value-type="string">
            <text:p>Frequent operation</text:p>
          </table:table-cell>
          <table:table-cell office:value-type="string">
            <text:p>D.Manoj R.Muthukumar</text:p>
          </table:table-cell>
          <table:table-cell office:value-type="string">
            <text:p>Changed the Temp 2 RTD module</text:p>
          </table:table-cell>
          <table:table-cell office:value-type="string">
            <text:p>1-No</text:p>
          </table:table-cell>
          <table:table-cell office:value-type="string">
            <text:p>Frequent operation,Material problem Short circuit, Loose connection.</text:p>
          </table:table-cell>
          <table:table-cell office:value-type="string">
            <text:p>Applied</text:p>
          </table:table-cell>
          <table:table-cell office:value-type="string">
            <text:p>Wtg stopped due to error no:2118 Interbus error. We check and found PLC display it shows 3.11 error. | We found Temp 2 RTD module Failure confirmed. | New one Temp 2 RTD module replaced , then start the WTG</text:p>
          </table:table-cell>
          <table:table-cell office:value-type="string">
            <text:p>Turbine running with normal operation.-Field Engineer-Selvan S. | -Field Operations Manager-Sivakumar S.</text:p>
          </table:table-cell>
          <table:table-cell office:value-type="string">
            <text:p>Temp 2 RTD.JPG Temp 2 RTD module</text:p>
          </table:table-cell>
        </table:table-row>
        <table:table-row table:style-name="ro1">
          <table:table-cell office:value-type="string">
            <text:p>CIR-10000663</text:p>
          </table:table-cell>
          <table:table-cell office:value-type="float" office:value="100261269">
            <text:p>100261269</text:p>
          </table:table-cell>
          <table:table-cell office:value-type="string">
            <text:p>MYTRAH VAYU KRISHNA PVT LTD</text:p>
          </table:table-cell>
          <table:table-cell office:value-type="string">
            <text:p>SAVALSUNG</text:p>
          </table:table-cell>
          <table:table-cell office:value-type="string">
            <text:p>WF-IN-010-1193-Y0-A-086</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7/08/2014</text:p>
          </table:table-cell>
          <table:table-cell office:value-type="float" office:value="402387830">
            <text:p>402387830</text:p>
          </table:table-cell>
          <table:table-cell office:value-type="string">
            <text:p>07/06/2016</text:p>
          </table:table-cell>
          <table:table-cell office:value-type="string">
            <text:p>3239-Pulse pending encoder NOK</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7/06/2016 17:58:00</text:p>
          </table:table-cell>
          <table:table-cell office:value-type="string">
            <text:p>07/06/2016 15:42:00</text:p>
          </table:table-cell>
          <table:table-cell office:value-type="float" office:value="2199022">
            <text:p>2199022</text:p>
          </table:table-cell>
          <table:table-cell office:value-type="float" office:value="15509">
            <text:p>15509</text:p>
          </table:table-cell>
          <table:table-cell office:value-type="string">
            <text:p>ELECTRICAL</text:p>
          </table:table-cell>
          <table:table-cell office:value-type="string">
            <text:p>GENERATOR SYSTEM</text:p>
          </table:table-cell>
          <table:table-cell office:value-type="string">
            <text:p>P390157, GP019625</text:p>
          </table:table-cell>
          <table:table-cell office:value-type="string">
            <text:p>Baumer Hubner, ABB</text:p>
          </table:table-cell>
          <table:table-cell office:value-type="string">
            <text:p>GRID FAILURE</text:p>
          </table:table-cell>
          <table:table-cell/>
          <table:table-cell office:value-type="string">
            <text:p>After voltage fluctuation time error No 3239 Pulse pending encoder NOK occured</text:p>
          </table:table-cell>
          <table:table-cell office:value-type="string">
            <text:p>error No 3239 Pulse pending encoder NOK</text:p>
          </table:table-cell>
          <table:table-cell office:value-type="string">
            <text:p>After voltage fluctuation time</text:p>
          </table:table-cell>
          <table:table-cell office:value-type="string">
            <text:p>Loc no:SVG148</text:p>
          </table:table-cell>
          <table:table-cell office:value-type="string">
            <text:p>Grid Fluctuation,Material defective,Input voltage problem</text:p>
          </table:table-cell>
          <table:table-cell office:value-type="string">
            <text:p>D.Manoj</text:p>
          </table:table-cell>
          <table:table-cell office:value-type="string">
            <text:p>changed the new one encoder and rotor contactor</text:p>
          </table:table-cell>
          <table:table-cell office:value-type="string">
            <text:p>Each one no</text:p>
          </table:table-cell>
          <table:table-cell office:value-type="string">
            <text:p>Grid Fluctuation,Material defective,Input voltage problem</text:p>
          </table:table-cell>
          <table:table-cell office:value-type="string">
            <text:p>Applied</text:p>
          </table:table-cell>
          <table:table-cell office:value-type="string">
            <text:p>Checked the digital input | Rotor contactor feedback supply not came | we checked the encoder | ENCODER found not working properly | We found replace new one rotor contactor and GENERATOR ENCODER</text:p>
          </table:table-cell>
          <table:table-cell office:value-type="string">
            <text:p>After replaced the Encoder, rotor contactor turbine running with normal operation.-Field Engineer-Selvan S. | -Field Operations Manager-Sivakumar S.</text:p>
          </table:table-cell>
          <table:table-cell office:value-type="string">
            <text:p>IMG_20160308_161206.jpg Encoder | IMG_20160108_120824.jpg 50 30 contactor | 50 30 contactor.jpg 50 30 contactor</text:p>
          </table:table-cell>
        </table:table-row>
        <table:table-row table:style-name="ro1">
          <table:table-cell office:value-type="string">
            <text:p>CIR-10000563</text:p>
          </table:table-cell>
          <table:table-cell office:value-type="float" office:value="100261323">
            <text:p>100261323</text:p>
          </table:table-cell>
          <table:table-cell office:value-type="string">
            <text:p>MYTRAH VAYU KRISHNA PVT LTD</text:p>
          </table:table-cell>
          <table:table-cell office:value-type="string">
            <text:p>SAVALSUNG</text:p>
          </table:table-cell>
          <table:table-cell office:value-type="string">
            <text:p>WF-IN-010-1193-Y0-A-099</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3323">
            <text:p>4633323</text:p>
          </table:table-cell>
          <table:table-cell office:value-type="string">
            <text:p>Hansen</text:p>
          </table:table-cell>
          <table:table-cell office:value-type="string">
            <text:p>EH806A-001/CM015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6/08/2014</text:p>
          </table:table-cell>
          <table:table-cell office:value-type="float" office:value="402349051">
            <text:p>402349051</text:p>
          </table:table-cell>
          <table:table-cell office:value-type="string">
            <text:p>29/04/2016</text:p>
          </table:table-cell>
          <table:table-cell office:value-type="string">
            <text:p>2118-Interbus bus error</text:p>
          </table:table-cell>
          <table:table-cell office:value-type="string">
            <text:p>Selvan S.</text:p>
          </table:table-cell>
          <table:table-cell office:value-type="float" office:value="0">
            <text:p>0</text:p>
          </table:table-cell>
          <table:table-cell office:value-type="float" office:value="1439">
            <text:p>1439</text:p>
          </table:table-cell>
          <table:table-cell office:value-type="string">
            <text:p>29/04/2016 10:13:00</text:p>
          </table:table-cell>
          <table:table-cell office:value-type="string">
            <text:p>29/04/2016 08:50:00</text:p>
          </table:table-cell>
          <table:table-cell office:value-type="float" office:value="2140516">
            <text:p>2140516</text:p>
          </table:table-cell>
          <table:table-cell office:value-type="float" office:value="14513">
            <text:p>14513</text:p>
          </table:table-cell>
          <table:table-cell office:value-type="string">
            <text:p>ELECTRICAL</text:p>
          </table:table-cell>
          <table:table-cell office:value-type="string">
            <text:p>ELECTRICAL CABINET SYSTEM</text:p>
          </table:table-cell>
          <table:table-cell office:value-type="string">
            <text:p>GP004891</text:p>
          </table:table-cell>
          <table:table-cell office:value-type="string">
            <text:p>PHOENIX</text:p>
          </table:table-cell>
          <table:table-cell office:value-type="string">
            <text:p>GRID FAILURE</text:p>
          </table:table-cell>
          <table:table-cell/>
          <table:table-cell office:value-type="string">
            <text:p>Bus Error Inter-bus Failure</text:p>
          </table:table-cell>
          <table:table-cell office:value-type="string">
            <text:p>2118 - Bus failure</text:p>
          </table:table-cell>
          <table:table-cell office:value-type="string">
            <text:p>Grid resuming time</text:p>
          </table:table-cell>
          <table:table-cell office:value-type="string">
            <text:p>LOC No:SVG178</text:p>
          </table:table-cell>
          <table:table-cell office:value-type="string">
            <text:p>continuous Operation</text:p>
          </table:table-cell>
          <table:table-cell office:value-type="string">
            <text:p>R.Aravindh R.Muthukumar</text:p>
          </table:table-cell>
          <table:table-cell office:value-type="string">
            <text:p>new one SEG module replaced.</text:p>
          </table:table-cell>
          <table:table-cell office:value-type="string">
            <text:p>1- No</text:p>
          </table:table-cell>
          <table:table-cell office:value-type="string">
            <text:p>This component was failure due to Continuous Operation,voltage fluctuation and material defect</text:p>
          </table:table-cell>
          <table:table-cell office:value-type="string">
            <text:p>Applied</text:p>
          </table:table-cell>
          <table:table-cell office:value-type="string">
            <text:p>Wtg stopped due to Error no:2118 Inter bus Error.When turbine running this error occurred.We see the alarms in HMI log it shows on 3.13. We have checked and found that SEG module was failure. So the SEG module was changed and WTG restarted.</text:p>
          </table:table-cell>
          <table:table-cell office:value-type="string">
            <text:p>After replaced the SEG module turbine running with normal operation.-Field Engineer-Selvan S. | -Field Operations Manager-Sivakumar S.</text:p>
          </table:table-cell>
          <table:table-cell office:value-type="string">
            <text:p>DSCN1571.JPG SEG MODULE</text:p>
          </table:table-cell>
        </table:table-row>
        <table:table-row table:style-name="ro1">
          <table:table-cell office:value-type="string">
            <text:p>CIR-10000403</text:p>
          </table:table-cell>
          <table:table-cell office:value-type="float" office:value="100261317">
            <text:p>100261317</text:p>
          </table:table-cell>
          <table:table-cell office:value-type="string">
            <text:p>MYTRAH VAYU KRISHNA PVT LTD</text:p>
          </table:table-cell>
          <table:table-cell office:value-type="string">
            <text:p>SAVALSUNG</text:p>
          </table:table-cell>
          <table:table-cell office:value-type="string">
            <text:p>WF-IN-010-1193-Y0-A-089</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3323">
            <text:p>4633323</text:p>
          </table:table-cell>
          <table:table-cell office:value-type="string">
            <text:p>Hansen</text:p>
          </table:table-cell>
          <table:table-cell office:value-type="string">
            <text:p>EH806A-001/CM015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4/06/2014</text:p>
          </table:table-cell>
          <table:table-cell office:value-type="float" office:value="402230744">
            <text:p>402230744</text:p>
          </table:table-cell>
          <table:table-cell office:value-type="string">
            <text:p>08/01/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8/01/2016 11:09:00</text:p>
          </table:table-cell>
          <table:table-cell office:value-type="string">
            <text:p>08/01/2016 08:49:00</text:p>
          </table:table-cell>
          <table:table-cell office:value-type="float" office:value="3282915">
            <text:p>3282915</text:p>
          </table:table-cell>
          <table:table-cell office:value-type="float" office:value="13584">
            <text:p>13584</text:p>
          </table:table-cell>
          <table:table-cell office:value-type="string">
            <text:p>ELECTRICAL</text:p>
          </table:table-cell>
          <table:table-cell office:value-type="string">
            <text:p>ELECTRICAL CABINET SYSTEM</text:p>
          </table:table-cell>
          <table:table-cell office:value-type="string">
            <text:p>GP004897</text:p>
          </table:table-cell>
          <table:table-cell office:value-type="string">
            <text:p>PHOENIX</text:p>
          </table:table-cell>
          <table:table-cell office:value-type="string">
            <text:p>NORMAL OPERATION</text:p>
          </table:table-cell>
          <table:table-cell/>
          <table:table-cell office:value-type="string">
            <text:p>WTG stopped due to 2118- Bus error inter bus fail</text:p>
          </table:table-cell>
          <table:table-cell office:value-type="string">
            <text:p>2118-Bus failure</text:p>
          </table:table-cell>
          <table:table-cell office:value-type="string">
            <text:p>durnig running time.</text:p>
          </table:table-cell>
          <table:table-cell office:value-type="string">
            <text:p>TOP panel</text:p>
          </table:table-cell>
          <table:table-cell office:value-type="string">
            <text:p>surge voltage</text:p>
          </table:table-cell>
          <table:table-cell office:value-type="string">
            <text:p>D.Mano, R.Aravindh</text:p>
          </table:table-cell>
          <table:table-cell office:value-type="string">
            <text:p>Change the AI (2 PAC ) module</text:p>
          </table:table-cell>
          <table:table-cell office:value-type="float" office:value="1">
            <text:p>1</text:p>
          </table:table-cell>
          <table:table-cell office:value-type="string">
            <text:p>Surge voltage, Continuous operation.</text:p>
          </table:table-cell>
          <table:table-cell office:value-type="string">
            <text:p>Applied</text:p>
          </table:table-cell>
          <table:table-cell office:value-type="string">
            <text:p>PLC displayed CTRL code 3.16, So we checked related connection While checking we found AI module (2 PAC) got failure it was replaced by new one.</text:p>
          </table:table-cell>
          <table:table-cell office:value-type="string">
            <text:p>Wtg due to stop we are attand and found check the PLC displayed code no 3.16, so we found change the AI (2 PAC) module failure condition.so replaced new one then start the WTG.-Field Engineer-Selvan S. | -Field Operations Manager-Sivakumar S.</text:p>
          </table:table-cell>
          <table:table-cell office:value-type="string">
            <text:p>AI module.jpg AI ( 2 PAC ) Module</text:p>
          </table:table-cell>
        </table:table-row>
        <table:table-row table:style-name="ro1">
          <table:table-cell office:value-type="string">
            <text:p>CIR-10000425</text:p>
          </table:table-cell>
          <table:table-cell office:value-type="float" office:value="100260942">
            <text:p>100260942</text:p>
          </table:table-cell>
          <table:table-cell office:value-type="string">
            <text:p>MYTRAH VAYU KRISHNA PVT LTD</text:p>
          </table:table-cell>
          <table:table-cell office:value-type="string">
            <text:p>SAVALSUNG</text:p>
          </table:table-cell>
          <table:table-cell office:value-type="string">
            <text:p>WF-IN-010-1193-Y0-A-05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16502">
            <text:p>402316502</text:p>
          </table:table-cell>
          <table:table-cell office:value-type="string">
            <text:p>29/03/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29/03/2016 23:39:00</text:p>
          </table:table-cell>
          <table:table-cell office:value-type="string">
            <text:p>29/03/2016 22:05:00</text:p>
          </table:table-cell>
          <table:table-cell office:value-type="float" office:value="2880000">
            <text:p>2880000</text:p>
          </table:table-cell>
          <table:table-cell office:value-type="float" office:value="16113">
            <text:p>16113</text:p>
          </table:table-cell>
          <table:table-cell office:value-type="string">
            <text:p>ELECTRICAL</text:p>
          </table:table-cell>
          <table:table-cell office:value-type="string">
            <text:p>ELECTRICAL CABINET SYSTEM</text:p>
          </table:table-cell>
          <table:table-cell office:value-type="string">
            <text:p>GP004975</text:p>
          </table:table-cell>
          <table:table-cell office:value-type="string">
            <text:p>PHOENIX</text:p>
          </table:table-cell>
          <table:table-cell office:value-type="string">
            <text:p>NORMAL OPERATION</text:p>
          </table:table-cell>
          <table:table-cell/>
          <table:table-cell office:value-type="string">
            <text:p>Error No 2107. Initialization fail.error occurred</text:p>
          </table:table-cell>
          <table:table-cell office:value-type="string">
            <text:p>Error No 2107. Initialization fail.error occurred</text:p>
          </table:table-cell>
          <table:table-cell office:value-type="string">
            <text:p>Normally running time</text:p>
          </table:table-cell>
          <table:table-cell office:value-type="string">
            <text:p>LOC :SVG41 bottom cabinet</text:p>
          </table:table-cell>
          <table:table-cell office:value-type="string">
            <text:p>Failure during surge voltage, voltage fluctuation.</text:p>
          </table:table-cell>
          <table:table-cell office:value-type="string">
            <text:p>D.Manoj, R.Muthukumar R.Sethu</text:p>
          </table:table-cell>
          <table:table-cell office:value-type="string">
            <text:p>Replaced the new one PLC</text:p>
          </table:table-cell>
          <table:table-cell office:value-type="string">
            <text:p>1-No</text:p>
          </table:table-cell>
          <table:table-cell office:value-type="string">
            <text:p>After replaced the PLC module(RFC 430 ETH-IB) turbine running with normal operation.</text:p>
          </table:table-cell>
          <table:table-cell office:value-type="string">
            <text:p>Applied</text:p>
          </table:table-cell>
          <table:table-cell office:value-type="string">
            <text:p>During running time this error no:2107 Plc installation failure was occurred.We check and found Plc was failed.So we replaced by new one then program was upgraded.</text:p>
          </table:table-cell>
          <table:table-cell office:value-type="string">
            <text:p>After replaced the PLC module (RFC 430 ETH-IB) turbine running with normal operation.-Field Engineer-Selvan S. | -Field Operations Manager-Sivakumar S.</text:p>
          </table:table-cell>
          <table:table-cell office:value-type="string">
            <text:p>PLC.jpg PLC</text:p>
          </table:table-cell>
        </table:table-row>
        <table:table-row table:style-name="ro1">
          <table:table-cell office:value-type="string">
            <text:p>CIR-10000137</text:p>
          </table:table-cell>
          <table:table-cell office:value-type="float" office:value="100260855">
            <text:p>100260855</text:p>
          </table:table-cell>
          <table:table-cell office:value-type="string">
            <text:p>MYTRAH VAYU KRISHNA PVT LTD</text:p>
          </table:table-cell>
          <table:table-cell office:value-type="string">
            <text:p>SAVALSUNG</text:p>
          </table:table-cell>
          <table:table-cell office:value-type="string">
            <text:p>WF-IN-010-1193-Y0-A-05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6/2014</text:p>
          </table:table-cell>
          <table:table-cell office:value-type="float" office:value="402224724">
            <text:p>402224724</text:p>
          </table:table-cell>
          <table:table-cell office:value-type="string">
            <text:p>02/01/2016</text:p>
          </table:table-cell>
          <table:table-cell office:value-type="string">
            <text:p>2112-TOP supply failure</text:p>
          </table:table-cell>
          <table:table-cell office:value-type="string">
            <text:p>Selvan S.</text:p>
          </table:table-cell>
          <table:table-cell office:value-type="float" office:value="1404">
            <text:p>1404</text:p>
          </table:table-cell>
          <table:table-cell office:value-type="float" office:value="1425">
            <text:p>1425</text:p>
          </table:table-cell>
          <table:table-cell office:value-type="string">
            <text:p>02/01/2016 17:43:00</text:p>
          </table:table-cell>
          <table:table-cell office:value-type="string">
            <text:p>02/01/2016 14:28:00</text:p>
          </table:table-cell>
          <table:table-cell office:value-type="float" office:value="2423482">
            <text:p>2423482</text:p>
          </table:table-cell>
          <table:table-cell office:value-type="float" office:value="13051">
            <text:p>13051</text:p>
          </table:table-cell>
          <table:table-cell office:value-type="string">
            <text:p>ELECTRICAL</text:p>
          </table:table-cell>
          <table:table-cell office:value-type="string">
            <text:p>ELECTRICAL CABINET SYSTEM</text:p>
          </table:table-cell>
          <table:table-cell office:value-type="string">
            <text:p>GP144138</text:p>
          </table:table-cell>
          <table:table-cell office:value-type="string">
            <text:p>Wiedmuller</text:p>
          </table:table-cell>
          <table:table-cell office:value-type="string">
            <text:p>NORMAL OPERATION</text:p>
          </table:table-cell>
          <table:table-cell office:value-type="float" office:value="8951360000">
            <text:p>8951360000</text:p>
          </table:table-cell>
          <table:table-cell office:value-type="string">
            <text:p>Top Supply Failure error occurred</text:p>
          </table:table-cell>
          <table:table-cell office:value-type="string">
            <text:p>top supply failure</text:p>
          </table:table-cell>
          <table:table-cell office:value-type="string">
            <text:p>running time</text:p>
          </table:table-cell>
          <table:table-cell office:value-type="string">
            <text:p>bottom panel</text:p>
          </table:table-cell>
          <table:table-cell office:value-type="string">
            <text:p>Material defective.</text:p>
          </table:table-cell>
          <table:table-cell office:value-type="string">
            <text:p>power supply</text:p>
          </table:table-cell>
          <table:table-cell office:value-type="string">
            <text:p>digital input not coming so replaced.</text:p>
          </table:table-cell>
          <table:table-cell office:value-type="string">
            <text:p>one power supply</text:p>
          </table:table-cell>
          <table:table-cell office:value-type="string">
            <text:p>Material Defective.</text:p>
          </table:table-cell>
          <table:table-cell office:value-type="string">
            <text:p>Closed</text:p>
          </table:table-cell>
          <table:table-cell office:value-type="string">
            <text:p>check the digital input | power suply input signal not coming | so replaced new one power supply</text:p>
          </table:table-cell>
          <table:table-cell office:value-type="string">
            <text:p>Grigd fluctution time componet failure.-Field Engineer-Selvan S. | approved-Field Operations Manager-Sivakumar S. | BOP Auditing recommended-Phone Technical Support-Senthil M. | Top power supply failure mode analysis check with repair circuit team-Functionality Support Lead-Murugesan P. | Repair team requested for failure/repair data.-Functionality Support Specialist-Mayank | ok-Quality-Vijay Chinnaswamy</text:p>
          </table:table-cell>
          <table:table-cell office:value-type="string">
            <text:p>power supply.jpg</text:p>
          </table:table-cell>
        </table:table-row>
        <table:table-row table:style-name="ro1">
          <table:table-cell office:value-type="string">
            <text:p>CIR-10000138</text:p>
          </table:table-cell>
          <table:table-cell office:value-type="float" office:value="100260855">
            <text:p>100260855</text:p>
          </table:table-cell>
          <table:table-cell office:value-type="string">
            <text:p>MYTRAH VAYU KRISHNA PVT LTD</text:p>
          </table:table-cell>
          <table:table-cell office:value-type="string">
            <text:p>SAVALSUNG</text:p>
          </table:table-cell>
          <table:table-cell office:value-type="string">
            <text:p>WF-IN-010-1193-Y0-A-05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6/2014</text:p>
          </table:table-cell>
          <table:table-cell office:value-type="float" office:value="402224724">
            <text:p>402224724</text:p>
          </table:table-cell>
          <table:table-cell office:value-type="string">
            <text:p>02/01/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25">
            <text:p>1425</text:p>
          </table:table-cell>
          <table:table-cell office:value-type="string">
            <text:p>02/01/2016 17:43:00</text:p>
          </table:table-cell>
          <table:table-cell office:value-type="string">
            <text:p>02/01/2016 14:28:00</text:p>
          </table:table-cell>
          <table:table-cell office:value-type="float" office:value="2423482">
            <text:p>2423482</text:p>
          </table:table-cell>
          <table:table-cell office:value-type="float" office:value="13051">
            <text:p>13051</text:p>
          </table:table-cell>
          <table:table-cell office:value-type="string">
            <text:p>ELECTRICAL</text:p>
          </table:table-cell>
          <table:table-cell office:value-type="string">
            <text:p>ELECTRICAL CABINET SYSTEM</text:p>
          </table:table-cell>
          <table:table-cell office:value-type="string">
            <text:p>GP144138</text:p>
          </table:table-cell>
          <table:table-cell office:value-type="string">
            <text:p>Wiedmuller</text:p>
          </table:table-cell>
          <table:table-cell office:value-type="string">
            <text:p>NORMAL OPERATION</text:p>
          </table:table-cell>
          <table:table-cell office:value-type="float" office:value="8951360000">
            <text:p>8951360000</text:p>
          </table:table-cell>
          <table:table-cell office:value-type="string">
            <text:p>reject the CIR</text:p>
          </table:table-cell>
          <table:table-cell table:number-columns-repeated="8"/>
          <table:table-cell office:value-type="string">
            <text:p>Deleted</text:p>
          </table:table-cell>
          <table:table-cell office:value-type="string">
            <text:p>reject the CIR</text:p>
          </table:table-cell>
          <table:table-cell table:number-columns-repeated="2"/>
        </table:table-row>
        <table:table-row table:style-name="ro1">
          <table:table-cell office:value-type="string">
            <text:p>CIR-10000160</text:p>
          </table:table-cell>
          <table:table-cell office:value-type="float" office:value="100260855">
            <text:p>100260855</text:p>
          </table:table-cell>
          <table:table-cell office:value-type="string">
            <text:p>MYTRAH VAYU KRISHNA PVT LTD</text:p>
          </table:table-cell>
          <table:table-cell office:value-type="string">
            <text:p>SAVALSUNG</text:p>
          </table:table-cell>
          <table:table-cell office:value-type="string">
            <text:p>WF-IN-010-1193-Y0-A-05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6/2014</text:p>
          </table:table-cell>
          <table:table-cell office:value-type="float" office:value="402224724">
            <text:p>402224724</text:p>
          </table:table-cell>
          <table:table-cell office:value-type="string">
            <text:p>02/01/2016</text:p>
          </table:table-cell>
          <table:table-cell office:value-type="string">
            <text:p>2112-TOP supply failure</text:p>
          </table:table-cell>
          <table:table-cell office:value-type="string">
            <text:p>Selvan S.</text:p>
          </table:table-cell>
          <table:table-cell office:value-type="float" office:value="1404">
            <text:p>1404</text:p>
          </table:table-cell>
          <table:table-cell office:value-type="float" office:value="1425">
            <text:p>1425</text:p>
          </table:table-cell>
          <table:table-cell office:value-type="string">
            <text:p>02/01/2016 17:43:00</text:p>
          </table:table-cell>
          <table:table-cell office:value-type="string">
            <text:p>02/01/2016 14:28:00</text:p>
          </table:table-cell>
          <table:table-cell office:value-type="float" office:value="2423482">
            <text:p>2423482</text:p>
          </table:table-cell>
          <table:table-cell office:value-type="float" office:value="13051">
            <text:p>13051</text:p>
          </table:table-cell>
          <table:table-cell office:value-type="string">
            <text:p>ELECTRICAL</text:p>
          </table:table-cell>
          <table:table-cell office:value-type="string">
            <text:p>ELECTRICAL CABINET SYSTEM</text:p>
          </table:table-cell>
          <table:table-cell office:value-type="string">
            <text:p>GP144138</text:p>
          </table:table-cell>
          <table:table-cell office:value-type="string">
            <text:p>WEIDMULLER</text:p>
          </table:table-cell>
          <table:table-cell office:value-type="string">
            <text:p>NORMAL OPERATION</text:p>
          </table:table-cell>
          <table:table-cell office:value-type="string">
            <text:p>unknown</text:p>
          </table:table-cell>
          <table:table-cell office:value-type="string">
            <text:p>2112 - Top Supply Failure error</text:p>
          </table:table-cell>
          <table:table-cell table:number-columns-repeated="7"/>
          <table:table-cell office:value-type="string">
            <text:p>Error occurred due to input voltage problem in circuits</text:p>
          </table:table-cell>
          <table:table-cell office:value-type="string">
            <text:p>Deleted</text:p>
          </table:table-cell>
          <table:table-cell office:value-type="string">
            <text:p>Wtg stopped | Check the Digital input | power supply input signal not coming | so replaced the new one power supply then start the WTG.</text:p>
          </table:table-cell>
          <table:table-cell table:number-columns-repeated="2"/>
        </table:table-row>
        <table:table-row table:style-name="ro1">
          <table:table-cell office:value-type="string">
            <text:p>CIR-10000168</text:p>
          </table:table-cell>
          <table:table-cell office:value-type="float" office:value="100260855">
            <text:p>100260855</text:p>
          </table:table-cell>
          <table:table-cell office:value-type="string">
            <text:p>MYTRAH VAYU KRISHNA PVT LTD</text:p>
          </table:table-cell>
          <table:table-cell office:value-type="string">
            <text:p>SAVALSUNG</text:p>
          </table:table-cell>
          <table:table-cell office:value-type="string">
            <text:p>WF-IN-010-1193-Y0-A-05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6/2014</text:p>
          </table:table-cell>
          <table:table-cell office:value-type="float" office:value="402224724">
            <text:p>402224724</text:p>
          </table:table-cell>
          <table:table-cell office:value-type="string">
            <text:p>02/01/2016</text:p>
          </table:table-cell>
          <table:table-cell office:value-type="string">
            <text:p>2112-TOP supply failure</text:p>
          </table:table-cell>
          <table:table-cell office:value-type="string">
            <text:p>Selvan S.</text:p>
          </table:table-cell>
          <table:table-cell office:value-type="float" office:value="0">
            <text:p>0</text:p>
          </table:table-cell>
          <table:table-cell office:value-type="float" office:value="1425">
            <text:p>1425</text:p>
          </table:table-cell>
          <table:table-cell office:value-type="string">
            <text:p>02/01/2016 17:43:00</text:p>
          </table:table-cell>
          <table:table-cell office:value-type="string">
            <text:p>02/01/2016 14:28:00</text:p>
          </table:table-cell>
          <table:table-cell office:value-type="float" office:value="2423482">
            <text:p>2423482</text:p>
          </table:table-cell>
          <table:table-cell office:value-type="float" office:value="13051">
            <text:p>13051</text:p>
          </table:table-cell>
          <table:table-cell office:value-type="string">
            <text:p>ELECTRICAL</text:p>
          </table:table-cell>
          <table:table-cell office:value-type="string">
            <text:p>ELECTRICAL CABINET SYSTEM</text:p>
          </table:table-cell>
          <table:table-cell office:value-type="string">
            <text:p>GP144138</text:p>
          </table:table-cell>
          <table:table-cell office:value-type="string">
            <text:p>Wiedmuller</text:p>
          </table:table-cell>
          <table:table-cell office:value-type="string">
            <text:p>NORMAL OPERATION</text:p>
          </table:table-cell>
          <table:table-cell/>
          <table:table-cell office:value-type="string">
            <text:p>24VDC Power Supply absence found during grid restore time</text:p>
          </table:table-cell>
          <table:table-cell table:number-columns-repeated="7"/>
          <table:table-cell office:value-type="string">
            <text:p>Grid fluctuation.</text:p>
          </table:table-cell>
          <table:table-cell office:value-type="string">
            <text:p>Closed</text:p>
          </table:table-cell>
          <table:table-cell office:value-type="string">
            <text:p>Wtg stopped | Check the alarm in display | We check the digital input. | power supply 24 v supply not coming. | we found power supply failure so replaced new one. | restart the m/c</text:p>
          </table:table-cell>
          <table:table-cell office:value-type="string">
            <text:p>pls approve-Field Engineer-Selvan S. | Approved-Field Operations Manager-Sivakumar S. | BOP Auditing recommanded-Phone Technical Support-Senthil M. | Attach relevant failure component picture-Functionality Support Lead-Murugesan P. | looks to be trial CIR-Quality-Vijay Chinnaswamy</text:p>
          </table:table-cell>
          <table:table-cell/>
        </table:table-row>
        <table:table-row table:style-name="ro1">
          <table:table-cell office:value-type="string">
            <text:p>CIR-10000577</text:p>
          </table:table-cell>
          <table:table-cell office:value-type="float" office:value="100261145">
            <text:p>100261145</text:p>
          </table:table-cell>
          <table:table-cell office:value-type="string">
            <text:p>MYTRAH VAYU KRISHNA PVT LTD</text:p>
          </table:table-cell>
          <table:table-cell office:value-type="string">
            <text:p>SAVALSUNG</text:p>
          </table:table-cell>
          <table:table-cell office:value-type="string">
            <text:p>WF-IN-010-1193-Y0-A-027</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0534">
            <text:p>4630534</text:p>
          </table:table-cell>
          <table:table-cell office:value-type="string">
            <text:p>Hansen</text:p>
          </table:table-cell>
          <table:table-cell office:value-type="string">
            <text:p>EH806A-001/CM001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71332">
            <text:p>402371332</text:p>
          </table:table-cell>
          <table:table-cell office:value-type="string">
            <text:p>19/05/2016</text:p>
          </table:table-cell>
          <table:table-cell office:value-type="string">
            <text:p>3236-Pulse Encoder NOK</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9/05/2016 08:11:00</text:p>
          </table:table-cell>
          <table:table-cell office:value-type="string">
            <text:p>19/05/2016 02:08:00</text:p>
          </table:table-cell>
          <table:table-cell office:value-type="float" office:value="2795920">
            <text:p>2795920</text:p>
          </table:table-cell>
          <table:table-cell office:value-type="float" office:value="17175">
            <text:p>17175</text:p>
          </table:table-cell>
          <table:table-cell office:value-type="string">
            <text:p>ELECTRICAL</text:p>
          </table:table-cell>
          <table:table-cell office:value-type="string">
            <text:p>GENERATOR SYSTEM</text:p>
          </table:table-cell>
          <table:table-cell office:value-type="string">
            <text:p>P390157</text:p>
          </table:table-cell>
          <table:table-cell office:value-type="string">
            <text:p>Baumer Hubner</text:p>
          </table:table-cell>
          <table:table-cell office:value-type="string">
            <text:p>GRID FAILURE</text:p>
          </table:table-cell>
          <table:table-cell/>
          <table:table-cell office:value-type="string">
            <text:p>After voltage fluctuation time error No 3236 Pulse Encoder NOK occured</text:p>
          </table:table-cell>
          <table:table-cell office:value-type="string">
            <text:p>error No 3236 Pulse Encoder NOK occured</text:p>
          </table:table-cell>
          <table:table-cell office:value-type="string">
            <text:p>After voltage fluctuation time</text:p>
          </table:table-cell>
          <table:table-cell office:value-type="string">
            <text:p>LOC No:SVG103</text:p>
          </table:table-cell>
          <table:table-cell office:value-type="string">
            <text:p>Voltage fluctuation , continuous operation.</text:p>
          </table:table-cell>
          <table:table-cell office:value-type="string">
            <text:p>R.Aravind D.Manoj R.Muthukumar</text:p>
          </table:table-cell>
          <table:table-cell office:value-type="string">
            <text:p>Change the Encoder</text:p>
          </table:table-cell>
          <table:table-cell office:value-type="string">
            <text:p>1-No</text:p>
          </table:table-cell>
          <table:table-cell office:value-type="string">
            <text:p>Continuous operation, grid fluctuation</text:p>
          </table:table-cell>
          <table:table-cell office:value-type="string">
            <text:p>Applied</text:p>
          </table:table-cell>
          <table:table-cell office:value-type="string">
            <text:p>Wtg due to stop We checked digital input, We checked GENERATOR ENCODER found not working properly | We found GENERATOR ENCODER Failure confirmed, so replaced the new one ENCODER,</text:p>
          </table:table-cell>
          <table:table-cell office:value-type="string">
            <text:p>After replaced the Encoder turbine running with normal operation.-Field Engineer-Selvan S. | -Field Operations Manager-Sivakumar S.</text:p>
          </table:table-cell>
          <table:table-cell office:value-type="string">
            <text:p>IMG_20160308_161230.jpg ENCODER</text:p>
          </table:table-cell>
        </table:table-row>
        <table:table-row table:style-name="ro1">
          <table:table-cell office:value-type="string">
            <text:p>CIR-10000662</text:p>
          </table:table-cell>
          <table:table-cell office:value-type="float" office:value="100261263">
            <text:p>100261263</text:p>
          </table:table-cell>
          <table:table-cell office:value-type="string">
            <text:p>MYTRAH VAYU KRISHNA PVT LTD</text:p>
          </table:table-cell>
          <table:table-cell office:value-type="string">
            <text:p>SAVALSUNG</text:p>
          </table:table-cell>
          <table:table-cell office:value-type="string">
            <text:p>WF-IN-010-1193-Y0-A-080</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4/06/2014</text:p>
          </table:table-cell>
          <table:table-cell office:value-type="float" office:value="402387827">
            <text:p>402387827</text:p>
          </table:table-cell>
          <table:table-cell office:value-type="string">
            <text:p>07/06/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7/06/2016 19:29:00</text:p>
          </table:table-cell>
          <table:table-cell office:value-type="string">
            <text:p>07/06/2016 18:07:00</text:p>
          </table:table-cell>
          <table:table-cell office:value-type="float" office:value="2860108">
            <text:p>2860108</text:p>
          </table:table-cell>
          <table:table-cell office:value-type="float" office:value="17095">
            <text:p>17095</text:p>
          </table:table-cell>
          <table:table-cell office:value-type="string">
            <text:p>ELECTRICAL</text:p>
          </table:table-cell>
          <table:table-cell office:value-type="string">
            <text:p>ELECTRICAL CABINET SYSTEM</text:p>
          </table:table-cell>
          <table:table-cell office:value-type="string">
            <text:p>GP004895</text:p>
          </table:table-cell>
          <table:table-cell office:value-type="string">
            <text:p>PHOENIX</text:p>
          </table:table-cell>
          <table:table-cell office:value-type="string">
            <text:p>GRID FAILURE</text:p>
          </table:table-cell>
          <table:table-cell/>
          <table:table-cell office:value-type="string">
            <text:p>Error No 2118, BUS error - INTER BUS failure error occurred</text:p>
          </table:table-cell>
          <table:table-cell office:value-type="string">
            <text:p>Error No 2118, BUS error - INTERBUS failure</text:p>
          </table:table-cell>
          <table:table-cell office:value-type="string">
            <text:p>Grid resuming time</text:p>
          </table:table-cell>
          <table:table-cell office:value-type="string">
            <text:p>Loc no:SVG168</text:p>
          </table:table-cell>
          <table:table-cell office:value-type="string">
            <text:p>voltage fluctuation, continuous operation</text:p>
          </table:table-cell>
          <table:table-cell office:value-type="string">
            <text:p>R.Muthukumar D.Manoj</text:p>
          </table:table-cell>
          <table:table-cell office:value-type="string">
            <text:p>Change the RTD module</text:p>
          </table:table-cell>
          <table:table-cell office:value-type="string">
            <text:p>1 - No</text:p>
          </table:table-cell>
          <table:table-cell office:value-type="string">
            <text:p>voltage fluctuation, continuous operation</text:p>
          </table:table-cell>
          <table:table-cell office:value-type="string">
            <text:p>Applied</text:p>
          </table:table-cell>
          <table:table-cell office:value-type="string">
            <text:p>Wtg due to stop We checked digital input, While inspection we found RTD module LED was red indication occurred then conclude RTD module failure. so replaced the new one Temperature module, then start the WTG.</text:p>
          </table:table-cell>
          <table:table-cell office:value-type="string">
            <text:p>replaced the new one module wtg operation normal-Field Engineer-Selvan S. | -Field Operations Manager-Sivakumar S.</text:p>
          </table:table-cell>
          <table:table-cell office:value-type="string">
            <text:p>20160519_142222.jpg RTD module</text:p>
          </table:table-cell>
        </table:table-row>
        <table:table-row table:style-name="ro1">
          <table:table-cell office:value-type="string">
            <text:p>CIR-10000664</text:p>
          </table:table-cell>
          <table:table-cell office:value-type="float" office:value="100261265">
            <text:p>100261265</text:p>
          </table:table-cell>
          <table:table-cell office:value-type="string">
            <text:p>MYTRAH VAYU KRISHNA PVT LTD</text:p>
          </table:table-cell>
          <table:table-cell office:value-type="string">
            <text:p>SAVALSUNG</text:p>
          </table:table-cell>
          <table:table-cell office:value-type="string">
            <text:p>WF-IN-010-1193-Y0-A-079</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5/06/2014</text:p>
          </table:table-cell>
          <table:table-cell office:value-type="float" office:value="402389478">
            <text:p>402389478</text:p>
          </table:table-cell>
          <table:table-cell office:value-type="string">
            <text:p>08/06/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table:number-columns-repeated="2" office:value-type="string">
            <text:p>08/06/2016 12:20:00</text:p>
          </table:table-cell>
          <table:table-cell office:value-type="float" office:value="1919340">
            <text:p>1919340</text:p>
          </table:table-cell>
          <table:table-cell office:value-type="float" office:value="14447">
            <text:p>14447</text:p>
          </table:table-cell>
          <table:table-cell office:value-type="string">
            <text:p>ELECTRICAL</text:p>
          </table:table-cell>
          <table:table-cell office:value-type="string">
            <text:p>ELECTRICAL CABINET SYSTEM</text:p>
          </table:table-cell>
          <table:table-cell office:value-type="string">
            <text:p>GP004895</text:p>
          </table:table-cell>
          <table:table-cell office:value-type="string">
            <text:p>Phoenix</text:p>
          </table:table-cell>
          <table:table-cell office:value-type="string">
            <text:p>NORMAL OPERATION</text:p>
          </table:table-cell>
          <table:table-cell/>
          <table:table-cell office:value-type="string">
            <text:p>Error No 2118: Bus Error / Interbus Failure</text:p>
          </table:table-cell>
          <table:table-cell office:value-type="string">
            <text:p>Error No 2118: Bus Error / Interbus Failure</text:p>
          </table:table-cell>
          <table:table-cell office:value-type="string">
            <text:p>Normal operation time</text:p>
          </table:table-cell>
          <table:table-cell office:value-type="string">
            <text:p>Loc no:SVG131</text:p>
          </table:table-cell>
          <table:table-cell office:value-type="string">
            <text:p>its is show abnormal temperature reading</text:p>
          </table:table-cell>
          <table:table-cell office:value-type="string">
            <text:p>A.Satish R.Aravindh</text:p>
          </table:table-cell>
          <table:table-cell office:value-type="string">
            <text:p>Changed the Rtd module</text:p>
          </table:table-cell>
          <table:table-cell office:value-type="string">
            <text:p>1- no</text:p>
          </table:table-cell>
          <table:table-cell office:value-type="string">
            <text:p>its is show abnormal temperature reading</text:p>
          </table:table-cell>
          <table:table-cell office:value-type="string">
            <text:p>Applied</text:p>
          </table:table-cell>
          <table:table-cell office:value-type="string">
            <text:p>Wtg due to stop We checked digital input, we are attend the found PLC displyed CTRL code 3.11 | While inspection we found RTD module LED was red indication occurred then conclude RTD module failure then replaced the new one</text:p>
          </table:table-cell>
          <table:table-cell office:value-type="string">
            <text:p>After replaced the Module turbine with normal operation.-Field Engineer-Selvan S. | -Field Operations Manager-Sivakumar S.</text:p>
          </table:table-cell>
          <table:table-cell office:value-type="string">
            <text:p>20160519_142222.jpg 2 PAC RTD module</text:p>
          </table:table-cell>
        </table:table-row>
        <table:table-row table:style-name="ro1">
          <table:table-cell office:value-type="string">
            <text:p>CIR-10000685</text:p>
          </table:table-cell>
          <table:table-cell office:value-type="float" office:value="100261282">
            <text:p>100261282</text:p>
          </table:table-cell>
          <table:table-cell office:value-type="string">
            <text:p>MYTRAH VAYU KRISHNA PVT LTD</text:p>
          </table:table-cell>
          <table:table-cell office:value-type="string">
            <text:p>SAVALSUNG</text:p>
          </table:table-cell>
          <table:table-cell office:value-type="string">
            <text:p>WF-IN-010-1193-Y0-A-092</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7/06/2014</text:p>
          </table:table-cell>
          <table:table-cell office:value-type="float" office:value="402391354">
            <text:p>402391354</text:p>
          </table:table-cell>
          <table:table-cell office:value-type="string">
            <text:p>12/06/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2/06/2016 17:07:00</text:p>
          </table:table-cell>
          <table:table-cell office:value-type="string">
            <text:p>12/06/2016 16:23:00</text:p>
          </table:table-cell>
          <table:table-cell office:value-type="float" office:value="2848148">
            <text:p>2848148</text:p>
          </table:table-cell>
          <table:table-cell office:value-type="float" office:value="16561">
            <text:p>16561</text:p>
          </table:table-cell>
          <table:table-cell office:value-type="string">
            <text:p>ELECTRICAL</text:p>
          </table:table-cell>
          <table:table-cell office:value-type="string">
            <text:p>ELECTRICAL CABINET SYSTEM</text:p>
          </table:table-cell>
          <table:table-cell office:value-type="string">
            <text:p>GP004895</text:p>
          </table:table-cell>
          <table:table-cell office:value-type="string">
            <text:p>Phoenix</text:p>
          </table:table-cell>
          <table:table-cell office:value-type="string">
            <text:p>NORMAL OPERATION</text:p>
          </table:table-cell>
          <table:table-cell/>
          <table:table-cell office:value-type="string">
            <text:p>Error No 2118: Bus Error / Interbus Failure</text:p>
          </table:table-cell>
          <table:table-cell office:value-type="string">
            <text:p>Error No 2118: Bus Error / Interbus Failure</text:p>
          </table:table-cell>
          <table:table-cell office:value-type="string">
            <text:p>Normal operation time</text:p>
          </table:table-cell>
          <table:table-cell office:value-type="string">
            <text:p>Loc No:SVG97</text:p>
          </table:table-cell>
          <table:table-cell office:value-type="string">
            <text:p>Continuous Operation,voltage fluctuation and material defect.</text:p>
          </table:table-cell>
          <table:table-cell office:value-type="string">
            <text:p>R.Sethu, D.Manoj, R.Muthukumar</text:p>
          </table:table-cell>
          <table:table-cell office:value-type="string">
            <text:p>Changed the new one 2 RTD temp module</text:p>
          </table:table-cell>
          <table:table-cell office:value-type="string">
            <text:p>1- No</text:p>
          </table:table-cell>
          <table:table-cell office:value-type="string">
            <text:p>Continuous Operation,voltage fluctuation and material defect.</text:p>
          </table:table-cell>
          <table:table-cell office:value-type="string">
            <text:p>Applied</text:p>
          </table:table-cell>
          <table:table-cell office:value-type="string">
            <text:p>Wtg due to stop We checked digital input, we are attend the found PLC displayed CTRL code 3.11. We found Temp 2 RTD module Failure confirmed, New one Temp 2 RTD module replaced , then start the WTG.</text:p>
          </table:table-cell>
          <table:table-cell office:value-type="string">
            <text:p>Module replaced after turbine running with normal operation.-Field Engineer-Selvan S. | -Field Operations Manager-Sivakumar S.</text:p>
          </table:table-cell>
          <table:table-cell office:value-type="string">
            <text:p>20160519_142222.jpg Temp 2 RTD Module</text:p>
          </table:table-cell>
        </table:table-row>
        <table:table-row table:style-name="ro1">
          <table:table-cell office:value-type="string">
            <text:p>CIR-10000405</text:p>
          </table:table-cell>
          <table:table-cell office:value-type="float" office:value="100260899">
            <text:p>100260899</text:p>
          </table:table-cell>
          <table:table-cell office:value-type="string">
            <text:p>MYTRAH VAYU KRISHNA PVT LTD</text:p>
          </table:table-cell>
          <table:table-cell office:value-type="string">
            <text:p>SAVALSUNG</text:p>
          </table:table-cell>
          <table:table-cell office:value-type="string">
            <text:p>WF-IN-010-1193-Y0-A-05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254846">
            <text:p>402254846</text:p>
          </table:table-cell>
          <table:table-cell office:value-type="string">
            <text:p>02/02/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0">
            <text:p>0</text:p>
          </table:table-cell>
          <table:table-cell office:value-type="string">
            <text:p>02/02/2016 13:17:00</text:p>
          </table:table-cell>
          <table:table-cell office:value-type="string">
            <text:p>02/02/2016 06:33:00</text:p>
          </table:table-cell>
          <table:table-cell office:value-type="float" office:value="2434721">
            <text:p>2434721</text:p>
          </table:table-cell>
          <table:table-cell office:value-type="float" office:value="15257">
            <text:p>15257</text:p>
          </table:table-cell>
          <table:table-cell office:value-type="string">
            <text:p>MECHANICAL</text:p>
          </table:table-cell>
          <table:table-cell office:value-type="string">
            <text:p>GEARBOX SYSTEM</text:p>
          </table:table-cell>
          <table:table-cell office:value-type="string">
            <text:p>P370250</text:p>
          </table:table-cell>
          <table:table-cell office:value-type="string">
            <text:p>Gamesa</text:p>
          </table:table-cell>
          <table:table-cell office:value-type="string">
            <text:p>NORMAL OPERATION</text:p>
          </table:table-cell>
          <table:table-cell/>
          <table:table-cell office:value-type="string">
            <text:p>WTG stopped due to 2118- Bus error interbus failure.</text:p>
          </table:table-cell>
          <table:table-cell table:number-columns-repeated="7"/>
          <table:table-cell office:value-type="string">
            <text:p>maybe problem for Voltage fluctuation</text:p>
          </table:table-cell>
          <table:table-cell office:value-type="string">
            <text:p>Applied</text:p>
          </table:table-cell>
          <table:table-cell office:value-type="string">
            <text:p>Wtg due to stop We checked digital input, we are attend the found PLC displyed CTRL code 3.15. We found communications RS485 module Failure confirmed.</text:p>
          </table:table-cell>
          <table:table-cell office:value-type="string">
            <text:p>Wtg due to stop we are attend and found check the RS285 module failure condition.so replaced new one then start the WTG.-Field Engineer-Selvan S. | -Field Operations Manager-Sivakumar S.</text:p>
          </table:table-cell>
          <table:table-cell office:value-type="string">
            <text:p>IMG_20160308_161143.jpg RS 285 Module</text:p>
          </table:table-cell>
        </table:table-row>
        <table:table-row table:style-name="ro1">
          <table:table-cell office:value-type="string">
            <text:p>CIR-10000573</text:p>
          </table:table-cell>
          <table:table-cell office:value-type="float" office:value="100261315">
            <text:p>100261315</text:p>
          </table:table-cell>
          <table:table-cell office:value-type="string">
            <text:p>MYTRAH VAYU KRISHNA PVT LTD</text:p>
          </table:table-cell>
          <table:table-cell office:value-type="string">
            <text:p>SAVALSUNG</text:p>
          </table:table-cell>
          <table:table-cell office:value-type="string">
            <text:p>WF-IN-010-1193-Y0-A-09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3323">
            <text:p>4633323</text:p>
          </table:table-cell>
          <table:table-cell office:value-type="string">
            <text:p>Hansen</text:p>
          </table:table-cell>
          <table:table-cell office:value-type="string">
            <text:p>EH806A-001/CM015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5/06/2014</text:p>
          </table:table-cell>
          <table:table-cell office:value-type="float" office:value="402363820">
            <text:p>402363820</text:p>
          </table:table-cell>
          <table:table-cell office:value-type="string">
            <text:p>12/05/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2/05/2016 01:29:00</text:p>
          </table:table-cell>
          <table:table-cell office:value-type="string">
            <text:p>12/05/2016 00:20:00</text:p>
          </table:table-cell>
          <table:table-cell office:value-type="float" office:value="2969075">
            <text:p>2969075</text:p>
          </table:table-cell>
          <table:table-cell office:value-type="float" office:value="16324">
            <text:p>16324</text:p>
          </table:table-cell>
          <table:table-cell office:value-type="string">
            <text:p>ELECTRICAL</text:p>
          </table:table-cell>
          <table:table-cell office:value-type="string">
            <text:p>ELECTRICAL CABINET SYSTEM</text:p>
          </table:table-cell>
          <table:table-cell office:value-type="string">
            <text:p>GP004896</text:p>
          </table:table-cell>
          <table:table-cell office:value-type="string">
            <text:p>PHOENIX</text:p>
          </table:table-cell>
          <table:table-cell office:value-type="string">
            <text:p>NORMAL OPERATION</text:p>
          </table:table-cell>
          <table:table-cell/>
          <table:table-cell office:value-type="string">
            <text:p>Error No 2118: Bus Error / Inter bus Failure</text:p>
          </table:table-cell>
          <table:table-cell office:value-type="string">
            <text:p>2118: Bus Error / Interbus Failure</text:p>
          </table:table-cell>
          <table:table-cell office:value-type="string">
            <text:p>Running time</text:p>
          </table:table-cell>
          <table:table-cell office:value-type="string">
            <text:p>top panel</text:p>
          </table:table-cell>
          <table:table-cell office:value-type="string">
            <text:p>Continuous Operation,voltage fluctuation and material defect.</text:p>
          </table:table-cell>
          <table:table-cell office:value-type="string">
            <text:p>R.Muthukumar D.manoj</text:p>
          </table:table-cell>
          <table:table-cell office:value-type="string">
            <text:p>Change the new module</text:p>
          </table:table-cell>
          <table:table-cell office:value-type="string">
            <text:p>1-No</text:p>
          </table:table-cell>
          <table:table-cell office:value-type="string">
            <text:p>Frequent operation,Material problem Short circuit, Loose connection</text:p>
          </table:table-cell>
          <table:table-cell office:value-type="string">
            <text:p>Applied</text:p>
          </table:table-cell>
          <table:table-cell office:value-type="string">
            <text:p>Wtg due to stop We checked digital input, we are attend the found PLC displyed CTRL code 3.15. We found RS 485/422 PRO PAC module Failure confirmed | We found RS 485/422 PRO PAC module Failure confirmed, so replaced the new one module then start the WTG</text:p>
          </table:table-cell>
          <table:table-cell office:value-type="string">
            <text:p>After replaced the module turbine running with normal operation-Field Engineer-Selvan S. | -Field Operations Manager-Sivakumar S.</text:p>
          </table:table-cell>
          <table:table-cell office:value-type="string">
            <text:p>IMG_20160308_161143.jpg RS 485/422 PRO PAC module</text:p>
          </table:table-cell>
        </table:table-row>
        <table:table-row table:style-name="ro1">
          <table:table-cell office:value-type="string">
            <text:p>CIR-10000436</text:p>
          </table:table-cell>
          <table:table-cell office:value-type="float" office:value="100261120">
            <text:p>100261120</text:p>
          </table:table-cell>
          <table:table-cell office:value-type="string">
            <text:p>MYTRAH VAYU KRISHNA PVT LTD</text:p>
          </table:table-cell>
          <table:table-cell office:value-type="string">
            <text:p>SAVALSUNG</text:p>
          </table:table-cell>
          <table:table-cell office:value-type="string">
            <text:p>WF-IN-010-1193-Y0-A-04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0534">
            <text:p>4630534</text:p>
          </table:table-cell>
          <table:table-cell office:value-type="string">
            <text:p>Hansen</text:p>
          </table:table-cell>
          <table:table-cell office:value-type="string">
            <text:p>EH806A-001/CM001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41624">
            <text:p>402341624</text:p>
          </table:table-cell>
          <table:table-cell office:value-type="string">
            <text:p>19/04/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9/04/2016 19:40:00</text:p>
          </table:table-cell>
          <table:table-cell office:value-type="string">
            <text:p>19/04/2016 18:13:00</text:p>
          </table:table-cell>
          <table:table-cell office:value-type="float" office:value="3155572">
            <text:p>3155572</text:p>
          </table:table-cell>
          <table:table-cell office:value-type="float" office:value="16538">
            <text:p>16538</text:p>
          </table:table-cell>
          <table:table-cell office:value-type="string">
            <text:p>CONTROL SYSTEM</text:p>
          </table:table-cell>
          <table:table-cell office:value-type="string">
            <text:p>ELECTRICAL CABINET SYSTEM</text:p>
          </table:table-cell>
          <table:table-cell office:value-type="string">
            <text:p>GP004896</text:p>
          </table:table-cell>
          <table:table-cell office:value-type="string">
            <text:p>PHOENIX</text:p>
          </table:table-cell>
          <table:table-cell office:value-type="string">
            <text:p>NORMAL OPERATION</text:p>
          </table:table-cell>
          <table:table-cell/>
          <table:table-cell table:number-columns-repeated="2" office:value-type="string">
            <text:p>Error No 2118: Bus Error / Inter-bus Failure</text:p>
          </table:table-cell>
          <table:table-cell office:value-type="string">
            <text:p>During running time</text:p>
          </table:table-cell>
          <table:table-cell office:value-type="string">
            <text:p>Loc no:SVG33 top panel</text:p>
          </table:table-cell>
          <table:table-cell office:value-type="string">
            <text:p>malfunctioning the module</text:p>
          </table:table-cell>
          <table:table-cell office:value-type="string">
            <text:p>D.Manoj, R.Muthukumar</text:p>
          </table:table-cell>
          <table:table-cell office:value-type="string">
            <text:p>Changed the New one module</text:p>
          </table:table-cell>
          <table:table-cell office:value-type="string">
            <text:p>1- No</text:p>
          </table:table-cell>
          <table:table-cell office:value-type="string">
            <text:p>This RS485/422 module failure due to Continuous Operation,Grid fluctuation and Environmental weather change.</text:p>
          </table:table-cell>
          <table:table-cell office:value-type="string">
            <text:p>Applied</text:p>
          </table:table-cell>
          <table:table-cell office:value-type="string">
            <text:p>Wtg stopped due to error no:2118 inter bus failure.We Checked additional alarm and warning in HMI log. And found RS485/422 module was continuously malfunction in bus system.So we replaced it by new one then restart the wtg.</text:p>
          </table:table-cell>
          <table:table-cell office:value-type="string">
            <text:p>After replaced the RS485/422 module turbine running with normal operation.-Field Engineer-Selvan S. | -Field Operations Manager-Sivakumar S.</text:p>
          </table:table-cell>
          <table:table-cell office:value-type="string">
            <text:p>IMG_20160308_161143.jpg RS485/422 module</text:p>
          </table:table-cell>
        </table:table-row>
        <table:table-row table:style-name="ro1">
          <table:table-cell office:value-type="string">
            <text:p>CIR-10000404</text:p>
          </table:table-cell>
          <table:table-cell office:value-type="float" office:value="100261317">
            <text:p>100261317</text:p>
          </table:table-cell>
          <table:table-cell office:value-type="string">
            <text:p>MYTRAH VAYU KRISHNA PVT LTD</text:p>
          </table:table-cell>
          <table:table-cell office:value-type="string">
            <text:p>SAVALSUNG</text:p>
          </table:table-cell>
          <table:table-cell office:value-type="string">
            <text:p>WF-IN-010-1193-Y0-A-089</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3323">
            <text:p>4633323</text:p>
          </table:table-cell>
          <table:table-cell office:value-type="string">
            <text:p>Hansen</text:p>
          </table:table-cell>
          <table:table-cell office:value-type="string">
            <text:p>EH806A-001/CM015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4/06/2014</text:p>
          </table:table-cell>
          <table:table-cell office:value-type="float" office:value="402230744">
            <text:p>402230744</text:p>
          </table:table-cell>
          <table:table-cell office:value-type="string">
            <text:p>08/01/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8/01/2016 11:09:00</text:p>
          </table:table-cell>
          <table:table-cell office:value-type="string">
            <text:p>08/01/2016 08:49:00</text:p>
          </table:table-cell>
          <table:table-cell office:value-type="float" office:value="3282915">
            <text:p>3282915</text:p>
          </table:table-cell>
          <table:table-cell office:value-type="float" office:value="13584">
            <text:p>13584</text:p>
          </table:table-cell>
          <table:table-cell office:value-type="string">
            <text:p>ELECTRICAL</text:p>
          </table:table-cell>
          <table:table-cell office:value-type="string">
            <text:p>ELECTRICAL CABINET SYSTEM</text:p>
          </table:table-cell>
          <table:table-cell office:value-type="string">
            <text:p>GP004897</text:p>
          </table:table-cell>
          <table:table-cell office:value-type="string">
            <text:p>PHOENIX</text:p>
          </table:table-cell>
          <table:table-cell office:value-type="string">
            <text:p>NORMAL OPERATION</text:p>
          </table:table-cell>
          <table:table-cell/>
          <table:table-cell office:value-type="string">
            <text:p>Error No 401: Low P(Gearbox) Error occured</text:p>
          </table:table-cell>
          <table:table-cell office:value-type="string">
            <text:p>401: Low P(Gearbox)</text:p>
          </table:table-cell>
          <table:table-cell office:value-type="string">
            <text:p>Loc :SVG88</text:p>
          </table:table-cell>
          <table:table-cell office:value-type="string">
            <text:p>gearbox</text:p>
          </table:table-cell>
          <table:table-cell office:value-type="string">
            <text:p>Hose leakage</text:p>
          </table:table-cell>
          <table:table-cell office:value-type="string">
            <text:p>D.Manoj, R.Aravindh, R.Muthukumar</text:p>
          </table:table-cell>
          <table:table-cell office:value-type="string">
            <text:p>One Hose and one pressure switch replaced and 20lit oil top up.</text:p>
          </table:table-cell>
          <table:table-cell office:value-type="string">
            <text:p>1 hose and pressure switch,20 lit oil</text:p>
          </table:table-cell>
          <table:table-cell office:value-type="string">
            <text:p>Continuous operation, over heat.</text:p>
          </table:table-cell>
          <table:table-cell office:value-type="string">
            <text:p>Applied</text:p>
          </table:table-cell>
          <table:table-cell office:value-type="string">
            <text:p>Stop the machine | Check the HMI log file | Check the digital input | OIL leakage inside and outside the tower ring | Gearbox to Radiator hose damaged | replaced the new one hose | Pressure switch one replaced. | Top up the 20Lit oil and restart the M/c</text:p>
          </table:table-cell>
          <table:table-cell office:value-type="string">
            <text:p>Wtg due to stop we are attend and found check the Hose and pressure switch failure condition.so replaced each one then start the WTG.-Field Engineer-Selvan S. | -Field Operations Manager-Sivakumar S.</text:p>
          </table:table-cell>
          <table:table-cell office:value-type="string">
            <text:p>pressure switch.jpg Pressure switch | hose.jpg PIGTAIL PRESSURE PUMP</text:p>
          </table:table-cell>
        </table:table-row>
        <table:table-row table:style-name="ro1">
          <table:table-cell office:value-type="string">
            <text:p>CIR-10000407</text:p>
          </table:table-cell>
          <table:table-cell office:value-type="float" office:value="100261317">
            <text:p>100261317</text:p>
          </table:table-cell>
          <table:table-cell office:value-type="string">
            <text:p>MYTRAH VAYU KRISHNA PVT LTD</text:p>
          </table:table-cell>
          <table:table-cell office:value-type="string">
            <text:p>SAVALSUNG</text:p>
          </table:table-cell>
          <table:table-cell office:value-type="string">
            <text:p>WF-IN-010-1193-Y0-A-089</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3323">
            <text:p>4633323</text:p>
          </table:table-cell>
          <table:table-cell office:value-type="string">
            <text:p>Hansen</text:p>
          </table:table-cell>
          <table:table-cell office:value-type="string">
            <text:p>EH806A-001/CM015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4/06/2014</text:p>
          </table:table-cell>
          <table:table-cell office:value-type="float" office:value="402230744">
            <text:p>402230744</text:p>
          </table:table-cell>
          <table:table-cell office:value-type="string">
            <text:p>08/01/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8/01/2016 11:09:00</text:p>
          </table:table-cell>
          <table:table-cell office:value-type="string">
            <text:p>08/01/2016 08:49:00</text:p>
          </table:table-cell>
          <table:table-cell office:value-type="float" office:value="3282915">
            <text:p>3282915</text:p>
          </table:table-cell>
          <table:table-cell office:value-type="float" office:value="13584">
            <text:p>13584</text:p>
          </table:table-cell>
          <table:table-cell office:value-type="string">
            <text:p>ELECTRICAL</text:p>
          </table:table-cell>
          <table:table-cell office:value-type="string">
            <text:p>ELECTRICAL CABINET SYSTEM</text:p>
          </table:table-cell>
          <table:table-cell office:value-type="string">
            <text:p>GP004897</text:p>
          </table:table-cell>
          <table:table-cell office:value-type="string">
            <text:p>PHOENIX</text:p>
          </table:table-cell>
          <table:table-cell office:value-type="string">
            <text:p>NORMAL OPERATION</text:p>
          </table:table-cell>
          <table:table-cell table:number-columns-repeated="14"/>
        </table:table-row>
        <table:table-row table:style-name="ro1">
          <table:table-cell office:value-type="string">
            <text:p>CIR-10000424</text:p>
          </table:table-cell>
          <table:table-cell office:value-type="float" office:value="100261317">
            <text:p>100261317</text:p>
          </table:table-cell>
          <table:table-cell office:value-type="string">
            <text:p>MYTRAH VAYU KRISHNA PVT LTD</text:p>
          </table:table-cell>
          <table:table-cell office:value-type="string">
            <text:p>SAVALSUNG</text:p>
          </table:table-cell>
          <table:table-cell office:value-type="string">
            <text:p>WF-IN-010-1193-Y0-A-089</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3323">
            <text:p>4633323</text:p>
          </table:table-cell>
          <table:table-cell office:value-type="string">
            <text:p>Hansen</text:p>
          </table:table-cell>
          <table:table-cell office:value-type="string">
            <text:p>EH806A-001/CM015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4/06/2014</text:p>
          </table:table-cell>
          <table:table-cell/>
          <table:table-cell office:value-type="string">
            <text:p>23/03/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24/03/2016 00:40:00</text:p>
          </table:table-cell>
          <table:table-cell office:value-type="string">
            <text:p>23/03/2016 23:00:00</text:p>
          </table:table-cell>
          <table:table-cell office:value-type="float" office:value="3282915">
            <text:p>3282915</text:p>
          </table:table-cell>
          <table:table-cell office:value-type="float" office:value="13584">
            <text:p>13584</text:p>
          </table:table-cell>
          <table:table-cell office:value-type="string">
            <text:p>ELECTRICAL</text:p>
          </table:table-cell>
          <table:table-cell office:value-type="string">
            <text:p>ELECTRICAL CABINET SYSTEM</text:p>
          </table:table-cell>
          <table:table-cell office:value-type="string">
            <text:p>GP082782</text:p>
          </table:table-cell>
          <table:table-cell office:value-type="string">
            <text:p>PHOENIX</text:p>
          </table:table-cell>
          <table:table-cell office:value-type="string">
            <text:p>NORMAL OPERATION</text:p>
          </table:table-cell>
          <table:table-cell/>
          <table:table-cell office:value-type="string">
            <text:p>Error No 2118. Bus error Inter-bus fail error occurred.</text:p>
          </table:table-cell>
          <table:table-cell office:value-type="string">
            <text:p>Bus error interbus failure</text:p>
          </table:table-cell>
          <table:table-cell office:value-type="string">
            <text:p>normal running time</text:p>
          </table:table-cell>
          <table:table-cell office:value-type="string">
            <text:p>SVG145 (Top cabinet )</text:p>
          </table:table-cell>
          <table:table-cell office:value-type="string">
            <text:p>Malfunctioning the module, surge voltage</text:p>
          </table:table-cell>
          <table:table-cell office:value-type="string">
            <text:p>D.Manoj R.Aravindh M.Muthu</text:p>
          </table:table-cell>
          <table:table-cell office:value-type="string">
            <text:p>Change the new one RTD module</text:p>
          </table:table-cell>
          <table:table-cell office:value-type="string">
            <text:p>1- no</text:p>
          </table:table-cell>
          <table:table-cell office:value-type="string">
            <text:p>After replaced the RTD module turbine running with normal operation.</text:p>
          </table:table-cell>
          <table:table-cell office:value-type="string">
            <text:p>Applied</text:p>
          </table:table-cell>
          <table:table-cell office:value-type="string">
            <text:p>Stop the machine | check the HMI log | We see the alarms in HMI log it shows on 3.11 | So we found RTD module got malfunctioning , replaced the good one and restart the m/c</text:p>
          </table:table-cell>
          <table:table-cell office:value-type="string">
            <text:p>After replaced the Temp RTD module turbine running with normal operation.-Field Engineer-Selvan S. | -Field Operations Manager-Sivakumar S.</text:p>
          </table:table-cell>
          <table:table-cell office:value-type="string">
            <text:p>IMG_20160308_160905.jpg Temp RTD module</text:p>
          </table:table-cell>
        </table:table-row>
        <table:table-row table:style-name="ro1">
          <table:table-cell office:value-type="string">
            <text:p>CIR-10000684</text:p>
          </table:table-cell>
          <table:table-cell office:value-type="float" office:value="100261264">
            <text:p>100261264</text:p>
          </table:table-cell>
          <table:table-cell office:value-type="string">
            <text:p>MYTRAH VAYU KRISHNA PVT LTD</text:p>
          </table:table-cell>
          <table:table-cell office:value-type="string">
            <text:p>SAVALSUNG</text:p>
          </table:table-cell>
          <table:table-cell office:value-type="string">
            <text:p>WF-IN-010-1193-Y0-A-084</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4/06/2014</text:p>
          </table:table-cell>
          <table:table-cell office:value-type="float" office:value="402389486">
            <text:p>402389486</text:p>
          </table:table-cell>
          <table:table-cell office:value-type="string">
            <text:p>09/06/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9/06/2016 15:43:00</text:p>
          </table:table-cell>
          <table:table-cell office:value-type="string">
            <text:p>09/06/2016 11:42:00</text:p>
          </table:table-cell>
          <table:table-cell office:value-type="float" office:value="2864084">
            <text:p>2864084</text:p>
          </table:table-cell>
          <table:table-cell office:value-type="float" office:value="17106">
            <text:p>17106</text:p>
          </table:table-cell>
          <table:table-cell office:value-type="string">
            <text:p>MECHANICAL</text:p>
          </table:table-cell>
          <table:table-cell office:value-type="string">
            <text:p>GEARBOX SYSTEM</text:p>
          </table:table-cell>
          <table:table-cell office:value-type="string">
            <text:p>GP005720</text:p>
          </table:table-cell>
          <table:table-cell office:value-type="string">
            <text:p>OILTECH</text:p>
          </table:table-cell>
          <table:table-cell office:value-type="string">
            <text:p>NORMAL OPERATION</text:p>
          </table:table-cell>
          <table:table-cell/>
          <table:table-cell office:value-type="string">
            <text:p>Warning error Gearbox pump thermal. Error no:421 ( rectification work )</text:p>
          </table:table-cell>
          <table:table-cell office:value-type="string">
            <text:p>421- warning error Gearbox pump thermal</text:p>
          </table:table-cell>
          <table:table-cell office:value-type="string">
            <text:p>Running time</text:p>
          </table:table-cell>
          <table:table-cell office:value-type="string">
            <text:p>Loc No: SVG16</text:p>
          </table:table-cell>
          <table:table-cell office:value-type="string">
            <text:p>Continuous operation</text:p>
          </table:table-cell>
          <table:table-cell office:value-type="string">
            <text:p>D.Manoj,R.Muthukumar, R.Aravindh</text:p>
          </table:table-cell>
          <table:table-cell office:value-type="string">
            <text:p>Changed the main pump</text:p>
          </table:table-cell>
          <table:table-cell office:value-type="string">
            <text:p>1 - No</text:p>
          </table:table-cell>
          <table:table-cell office:value-type="string">
            <text:p>Continuous Operation, manufacture defect.</text:p>
          </table:table-cell>
          <table:table-cell office:value-type="string">
            <text:p>Applied</text:p>
          </table:table-cell>
          <table:table-cell office:value-type="string">
            <text:p>WTG manually stopped due to warning error Gearbox pump thermal. Error no:421 rectifying work | We checked digital input, we are attend the found motor connection | Checking time we found motor good condition, | Main pump got failure, so replaced the new one Pump.</text:p>
          </table:table-cell>
          <table:table-cell office:value-type="string">
            <text:p>Online motor pump replaced after turbine running with normal operation.-Field Engineer-Selvan S. | -Field Operations Manager-Sivakumar S.</text:p>
          </table:table-cell>
          <table:table-cell office:value-type="string">
            <text:p>online motor.jpg Online motor pump.</text:p>
          </table:table-cell>
        </table:table-row>
        <table:table-row table:style-name="ro1">
          <table:table-cell office:value-type="string">
            <text:p>CIR-10000422</text:p>
          </table:table-cell>
          <table:table-cell office:value-type="float" office:value="100261263">
            <text:p>100261263</text:p>
          </table:table-cell>
          <table:table-cell office:value-type="string">
            <text:p>MYTRAH VAYU KRISHNA PVT LTD</text:p>
          </table:table-cell>
          <table:table-cell office:value-type="string">
            <text:p>SAVALSUNG</text:p>
          </table:table-cell>
          <table:table-cell office:value-type="string">
            <text:p>WF-IN-010-1193-Y0-A-080</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4/06/2014</text:p>
          </table:table-cell>
          <table:table-cell office:value-type="float" office:value="402296912">
            <text:p>402296912</text:p>
          </table:table-cell>
          <table:table-cell office:value-type="string">
            <text:p>02/03/2016</text:p>
          </table:table-cell>
          <table:table-cell office:value-type="string">
            <text:p>3236-Pulse Encoder NOK</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2/03/2016 23:29:00</text:p>
          </table:table-cell>
          <table:table-cell office:value-type="string">
            <text:p>02/03/2016 19:07:00</text:p>
          </table:table-cell>
          <table:table-cell office:value-type="float" office:value="2571201">
            <text:p>2571201</text:p>
          </table:table-cell>
          <table:table-cell office:value-type="float" office:value="14796">
            <text:p>14796</text:p>
          </table:table-cell>
          <table:table-cell office:value-type="string">
            <text:p>ELECTRICAL</text:p>
          </table:table-cell>
          <table:table-cell office:value-type="string">
            <text:p>GENERATOR SYSTEM</text:p>
          </table:table-cell>
          <table:table-cell office:value-type="string">
            <text:p>P390157</text:p>
          </table:table-cell>
          <table:table-cell office:value-type="string">
            <text:p>Baumer Hubner</text:p>
          </table:table-cell>
          <table:table-cell office:value-type="string">
            <text:p>NORMAL OPERATION</text:p>
          </table:table-cell>
          <table:table-cell/>
          <table:table-cell office:value-type="string">
            <text:p>Grid resume time error No 3236 Pulse Encoder NOK occured</text:p>
          </table:table-cell>
          <table:table-cell office:value-type="string">
            <text:p>pulse encoder NOK</text:p>
          </table:table-cell>
          <table:table-cell office:value-type="string">
            <text:p>Grid resume time</text:p>
          </table:table-cell>
          <table:table-cell office:value-type="string">
            <text:p>SVG168</text:p>
          </table:table-cell>
          <table:table-cell office:value-type="string">
            <text:p>This encoder failure due to Continuous Operation and material defective.</text:p>
          </table:table-cell>
          <table:table-cell office:value-type="string">
            <text:p>R.Aravindh R.Muthukumar</text:p>
          </table:table-cell>
          <table:table-cell office:value-type="string">
            <text:p>Change the new one Encoder</text:p>
          </table:table-cell>
          <table:table-cell office:value-type="string">
            <text:p>!-no</text:p>
          </table:table-cell>
          <table:table-cell office:value-type="string">
            <text:p>After replaced by new Encoder turbine running with normal operation.</text:p>
          </table:table-cell>
          <table:table-cell office:value-type="string">
            <text:p>Applied</text:p>
          </table:table-cell>
          <table:table-cell office:value-type="string">
            <text:p>wtg stopped due to 3236 - pulse encoder NOK | check the digital input | We Checked additional alarm and warning in HMI log | encoder RPM measuring in wrongly so we found changed the new Encoder</text:p>
          </table:table-cell>
          <table:table-cell office:value-type="string">
            <text:p>After replaced the Encoder turbine running with normal operation.-Field Engineer-Selvan S. | -Field Operations Manager-Sivakumar S.</text:p>
          </table:table-cell>
          <table:table-cell office:value-type="string">
            <text:p>IMG_20160308_161230.jpg Encoder</text:p>
          </table:table-cell>
        </table:table-row>
        <table:table-row table:style-name="ro1">
          <table:table-cell office:value-type="string">
            <text:p>CIR-10000441</text:p>
          </table:table-cell>
          <table:table-cell office:value-type="float" office:value="100261126">
            <text:p>100261126</text:p>
          </table:table-cell>
          <table:table-cell office:value-type="string">
            <text:p>MYTRAH VAYU KRISHNA PVT LTD</text:p>
          </table:table-cell>
          <table:table-cell office:value-type="string">
            <text:p>SAVALSUNG</text:p>
          </table:table-cell>
          <table:table-cell office:value-type="string">
            <text:p>WF-IN-010-1193-Y0-A-03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0534">
            <text:p>4630534</text:p>
          </table:table-cell>
          <table:table-cell office:value-type="string">
            <text:p>Hansen</text:p>
          </table:table-cell>
          <table:table-cell office:value-type="string">
            <text:p>EH806A-001/CM001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26355">
            <text:p>402326355</text:p>
          </table:table-cell>
          <table:table-cell office:value-type="string">
            <text:p>05/04/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39">
            <text:p>1439</text:p>
          </table:table-cell>
          <table:table-cell table:number-columns-repeated="2" office:value-type="string">
            <text:p>05/04/2016 15:59:00</text:p>
          </table:table-cell>
          <table:table-cell office:value-type="float" office:value="3114953">
            <text:p>3114953</text:p>
          </table:table-cell>
          <table:table-cell office:value-type="float" office:value="15969">
            <text:p>15969</text:p>
          </table:table-cell>
          <table:table-cell office:value-type="string">
            <text:p>CONTROL SYSTEM</text:p>
          </table:table-cell>
          <table:table-cell office:value-type="string">
            <text:p>NACELLE INSTRUMENTATION SYSTEM</text:p>
          </table:table-cell>
          <table:table-cell office:value-type="string">
            <text:p>GP119771</text:p>
          </table:table-cell>
          <table:table-cell/>
          <table:table-cell office:value-type="string">
            <text:p>NORMAL OPERATION</text:p>
          </table:table-cell>
          <table:table-cell/>
          <table:table-cell office:value-type="string">
            <text:p>Error No :313. Very High Misalignment error occurred</text:p>
          </table:table-cell>
          <table:table-cell office:value-type="string">
            <text:p>Error No :313. Very High Misalignment</text:p>
          </table:table-cell>
          <table:table-cell office:value-type="string">
            <text:p>Running time</text:p>
          </table:table-cell>
          <table:table-cell office:value-type="string">
            <text:p>Loc no:SVG50 ( nacelle outside )</text:p>
          </table:table-cell>
          <table:table-cell office:value-type="string">
            <text:p>Continuous operation, loose connection.</text:p>
          </table:table-cell>
          <table:table-cell office:value-type="string">
            <text:p>D.Manoj, R.Muthukumar,</text:p>
          </table:table-cell>
          <table:table-cell office:value-type="string">
            <text:p>Changed the new one anemometer</text:p>
          </table:table-cell>
          <table:table-cell office:value-type="string">
            <text:p>1-No</text:p>
          </table:table-cell>
          <table:table-cell office:value-type="string">
            <text:p>Continuous operation, Material problem,Loose connection.</text:p>
          </table:table-cell>
          <table:table-cell office:value-type="string">
            <text:p>Applied</text:p>
          </table:table-cell>
          <table:table-cell office:value-type="string">
            <text:p>Checked and found Wind speed showing Zero in display.So we checked the Anemometer connection and found Anemometer Jammed condition. So we confirmed the Anemometer was failed, it was be replaced with new one.</text:p>
          </table:table-cell>
          <table:table-cell office:value-type="string">
            <text:p>Turbine running with normal operation-Field Engineer-Selvan S. | -Field Operations Manager-Sivakumar S.</text:p>
          </table:table-cell>
          <table:table-cell office:value-type="string">
            <text:p>AI MODULE.jpg Thies Anemometer | 20160519_163245.jpg thies anemometer</text:p>
          </table:table-cell>
        </table:table-row>
        <table:table-row table:style-name="ro1">
          <table:table-cell office:value-type="string">
            <text:p>CIR-10000191</text:p>
          </table:table-cell>
          <table:table-cell office:value-type="float" office:value="100261273">
            <text:p>100261273</text:p>
          </table:table-cell>
          <table:table-cell office:value-type="string">
            <text:p>MYTRAH VAYU KRISHNA PVT LTD</text:p>
          </table:table-cell>
          <table:table-cell office:value-type="string">
            <text:p>SAVALSUNG</text:p>
          </table:table-cell>
          <table:table-cell office:value-type="string">
            <text:p>WF-IN-010-1193-Y0-A-075</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276230">
            <text:p>402276230</text:p>
          </table:table-cell>
          <table:table-cell office:value-type="string">
            <text:p>22/02/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25">
            <text:p>1425</text:p>
          </table:table-cell>
          <table:table-cell office:value-type="string">
            <text:p>22/02/2016 17:43:00</text:p>
          </table:table-cell>
          <table:table-cell office:value-type="string">
            <text:p>22/02/2016 15:40:00</text:p>
          </table:table-cell>
          <table:table-cell office:value-type="float" office:value="2469969">
            <text:p>2469969</text:p>
          </table:table-cell>
          <table:table-cell office:value-type="float" office:value="14820">
            <text:p>14820</text:p>
          </table:table-cell>
          <table:table-cell office:value-type="string">
            <text:p>CONTROL SYSTEM</text:p>
          </table:table-cell>
          <table:table-cell office:value-type="string">
            <text:p>ELECTRICAL CABINET SYSTEM</text:p>
          </table:table-cell>
          <table:table-cell office:value-type="string">
            <text:p>GP082783</text:p>
          </table:table-cell>
          <table:table-cell office:value-type="string">
            <text:p>Phoenix</text:p>
          </table:table-cell>
          <table:table-cell office:value-type="string">
            <text:p>NORMAL OPERATION</text:p>
          </table:table-cell>
          <table:table-cell office:value-type="float" office:value="7000516556">
            <text:p>7000516556</text:p>
          </table:table-cell>
          <table:table-cell office:value-type="string">
            <text:p>Wtg stopped due to Bus error inter bus failure.</text:p>
          </table:table-cell>
          <table:table-cell office:value-type="string">
            <text:p>bus interbus failure</text:p>
          </table:table-cell>
          <table:table-cell office:value-type="string">
            <text:p>running time</text:p>
          </table:table-cell>
          <table:table-cell office:value-type="string">
            <text:p>top panel</text:p>
          </table:table-cell>
          <table:table-cell office:value-type="string">
            <text:p>poor quality</text:p>
          </table:table-cell>
          <table:table-cell office:value-type="string">
            <text:p>D.manoj R.Aravindh R.Sethu</text:p>
          </table:table-cell>
          <table:table-cell office:value-type="string">
            <text:p>Plc displayed code 3.11</text:p>
          </table:table-cell>
          <table:table-cell office:value-type="string">
            <text:p>one module</text:p>
          </table:table-cell>
          <table:table-cell office:value-type="string">
            <text:p>grid fluctuation in more time</text:p>
          </table:table-cell>
          <table:table-cell office:value-type="string">
            <text:p>Assigned</text:p>
          </table:table-cell>
          <table:table-cell office:value-type="string">
            <text:p>Stopped the machine | checked the alarm log | we check the PLC ckt | PLC displayed CTRL code 3.11 | we found checked the temperature module | Temp module got failure | Replace the new one</text:p>
          </table:table-cell>
          <table:table-cell office:value-type="string">
            <text:p>Pls Aprove-Field Engineer-Selvan S. | Approved-Field Operations Manager-Sivakumar S. | Shield Earthing must checked-Phone Technical Support-Senthil M. | RCA to be done based on failure rate-Functionality Support Lead-Shankar Anand R.</text:p>
          </table:table-cell>
          <table:table-cell office:value-type="string">
            <text:p>Temp RTD module.jpg</text:p>
          </table:table-cell>
        </table:table-row>
        <table:table-row table:style-name="ro1">
          <table:table-cell office:value-type="string">
            <text:p>CIR-10000196</text:p>
          </table:table-cell>
          <table:table-cell office:value-type="float" office:value="100261273">
            <text:p>100261273</text:p>
          </table:table-cell>
          <table:table-cell office:value-type="string">
            <text:p>MYTRAH VAYU KRISHNA PVT LTD</text:p>
          </table:table-cell>
          <table:table-cell office:value-type="string">
            <text:p>SAVALSUNG</text:p>
          </table:table-cell>
          <table:table-cell office:value-type="string">
            <text:p>WF-IN-010-1193-Y0-A-075</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276230">
            <text:p>402276230</text:p>
          </table:table-cell>
          <table:table-cell office:value-type="string">
            <text:p>22/02/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25">
            <text:p>1425</text:p>
          </table:table-cell>
          <table:table-cell office:value-type="string">
            <text:p>22/02/2016 17:43:00</text:p>
          </table:table-cell>
          <table:table-cell office:value-type="string">
            <text:p>22/02/2016 15:40:00</text:p>
          </table:table-cell>
          <table:table-cell office:value-type="float" office:value="2469969">
            <text:p>2469969</text:p>
          </table:table-cell>
          <table:table-cell office:value-type="float" office:value="14820">
            <text:p>14820</text:p>
          </table:table-cell>
          <table:table-cell office:value-type="string">
            <text:p>CONTROL SYSTEM</text:p>
          </table:table-cell>
          <table:table-cell office:value-type="string">
            <text:p>ELECTRICAL CABINET SYSTEM</text:p>
          </table:table-cell>
          <table:table-cell office:value-type="string">
            <text:p>GP082783</text:p>
          </table:table-cell>
          <table:table-cell office:value-type="string">
            <text:p>Phoenix</text:p>
          </table:table-cell>
          <table:table-cell office:value-type="string">
            <text:p>NORMAL OPERATION</text:p>
          </table:table-cell>
          <table:table-cell office:value-type="float" office:value="7000516556">
            <text:p>7000516556</text:p>
          </table:table-cell>
          <table:table-cell office:value-type="string">
            <text:p>Wtg stopped due to Bus error inter bus failure.</text:p>
          </table:table-cell>
          <table:table-cell office:value-type="string">
            <text:p>Error no:2118 Bus Error / interbus fail</text:p>
          </table:table-cell>
          <table:table-cell office:value-type="string">
            <text:p>During Running time this error was occurred.</text:p>
          </table:table-cell>
          <table:table-cell office:value-type="string">
            <text:p>SVG94 Top panel</text:p>
          </table:table-cell>
          <table:table-cell office:value-type="string">
            <text:p>Continuous operation,Grid fluctuation and Material defect.</text:p>
          </table:table-cell>
          <table:table-cell office:value-type="string">
            <text:p>D.Manoj R.muthukumar M.muthu</text:p>
          </table:table-cell>
          <table:table-cell office:value-type="string">
            <text:p>Replaced by the new one RTD module.</text:p>
          </table:table-cell>
          <table:table-cell office:value-type="string">
            <text:p>1 - no</text:p>
          </table:table-cell>
          <table:table-cell office:value-type="string">
            <text:p>grid fluctuation</text:p>
          </table:table-cell>
          <table:table-cell/>
          <table:table-cell office:value-type="string">
            <text:p>we reached the m/c | check the alarm log | check the digital input | PLC displayed CTRL 3.11 | We found temp RTD module failure conform | So replace the new one Module</text:p>
          </table:table-cell>
          <table:table-cell/>
          <table:table-cell office:value-type="string">
            <text:p>Temp RTD module.jpg</text:p>
          </table:table-cell>
        </table:table-row>
        <table:table-row table:style-name="ro1">
          <table:table-cell office:value-type="string">
            <text:p>CIR-10000197</text:p>
          </table:table-cell>
          <table:table-cell office:value-type="float" office:value="100261273">
            <text:p>100261273</text:p>
          </table:table-cell>
          <table:table-cell office:value-type="string">
            <text:p>MYTRAH VAYU KRISHNA PVT LTD</text:p>
          </table:table-cell>
          <table:table-cell office:value-type="string">
            <text:p>SAVALSUNG</text:p>
          </table:table-cell>
          <table:table-cell office:value-type="string">
            <text:p>WF-IN-010-1193-Y0-A-075</text:p>
          </table:table-cell>
          <table:table-cell office:value-type="float" office:value="0.85">
            <text:p>0.85</text:p>
          </table:table-cell>
          <table:table-cell office:value-type="float" office:value="65">
            <text:p>65</text:p>
          </table:table-cell>
          <table:table-cell office:value-type="string">
            <text:p>Reinforced</text:p>
          </table:table-cell>
          <table:table-cell office:value-type="string">
            <text:p>ABB type C</text:p>
          </table:table-cell>
          <table:table-cell office:value-type="float" office:value="4630879">
            <text:p>4630879</text:p>
          </table:table-cell>
          <table:table-cell office:value-type="string">
            <text:p>Hansen</text:p>
          </table:table-cell>
          <table:table-cell office:value-type="string">
            <text:p>EH806A-001/CM011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276230">
            <text:p>402276230</text:p>
          </table:table-cell>
          <table:table-cell office:value-type="string">
            <text:p>22/02/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25">
            <text:p>1425</text:p>
          </table:table-cell>
          <table:table-cell office:value-type="string">
            <text:p>22/02/2016 17:43:00</text:p>
          </table:table-cell>
          <table:table-cell office:value-type="string">
            <text:p>22/02/2016 15:40:00</text:p>
          </table:table-cell>
          <table:table-cell office:value-type="float" office:value="2469969">
            <text:p>2469969</text:p>
          </table:table-cell>
          <table:table-cell office:value-type="float" office:value="14820">
            <text:p>14820</text:p>
          </table:table-cell>
          <table:table-cell office:value-type="string">
            <text:p>CONTROL SYSTEM</text:p>
          </table:table-cell>
          <table:table-cell office:value-type="string">
            <text:p>ELECTRICAL CABINET SYSTEM</text:p>
          </table:table-cell>
          <table:table-cell office:value-type="string">
            <text:p>GP082783</text:p>
          </table:table-cell>
          <table:table-cell office:value-type="string">
            <text:p>Phoenix</text:p>
          </table:table-cell>
          <table:table-cell office:value-type="string">
            <text:p>NORMAL OPERATION</text:p>
          </table:table-cell>
          <table:table-cell office:value-type="float" office:value="7000516556">
            <text:p>7000516556</text:p>
          </table:table-cell>
          <table:table-cell table:number-columns-repeated="13"/>
        </table:table-row>
        <table:table-row table:style-name="ro1">
          <table:table-cell office:value-type="string">
            <text:p>CIR-10000576</text:p>
          </table:table-cell>
          <table:table-cell office:value-type="float" office:value="100261002">
            <text:p>100261002</text:p>
          </table:table-cell>
          <table:table-cell office:value-type="string">
            <text:p>MYTRAH VAYU KRISHNA PVT LTD</text:p>
          </table:table-cell>
          <table:table-cell office:value-type="string">
            <text:p>SAVALSUNG</text:p>
          </table:table-cell>
          <table:table-cell office:value-type="string">
            <text:p>WF-IN-010-1193-Y0-A-07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23693">
            <text:p>4623693</text:p>
          </table:table-cell>
          <table:table-cell office:value-type="string">
            <text:p>Rexroth</text:p>
          </table:table-cell>
          <table:table-cell office:value-type="float" office:value="737000001795">
            <text:p>73700000179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71232">
            <text:p>402371232</text:p>
          </table:table-cell>
          <table:table-cell office:value-type="string">
            <text:p>16/05/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6/05/2016 04:40:00</text:p>
          </table:table-cell>
          <table:table-cell office:value-type="string">
            <text:p>16/05/2016 03:18:00</text:p>
          </table:table-cell>
          <table:table-cell office:value-type="float" office:value="3011228">
            <text:p>3011228</text:p>
          </table:table-cell>
          <table:table-cell office:value-type="float" office:value="17053">
            <text:p>17053</text:p>
          </table:table-cell>
          <table:table-cell office:value-type="string">
            <text:p>ELECTRICAL</text:p>
          </table:table-cell>
          <table:table-cell office:value-type="string">
            <text:p>ELECTRICAL CABINET SYSTEM</text:p>
          </table:table-cell>
          <table:table-cell office:value-type="string">
            <text:p>GP082783</text:p>
          </table:table-cell>
          <table:table-cell office:value-type="string">
            <text:p>PHOENIX</text:p>
          </table:table-cell>
          <table:table-cell office:value-type="string">
            <text:p>GRID FAILURE</text:p>
          </table:table-cell>
          <table:table-cell/>
          <table:table-cell office:value-type="string">
            <text:p>Error No 2118. Bus error Inter-bus fail error occurred.</text:p>
          </table:table-cell>
          <table:table-cell office:value-type="string">
            <text:p>Error No 2118. Bus error Inter bus fail error occurred.</text:p>
          </table:table-cell>
          <table:table-cell office:value-type="string">
            <text:p>Grid Resuming time</text:p>
          </table:table-cell>
          <table:table-cell office:value-type="string">
            <text:p>Loc no:SVG90</text:p>
          </table:table-cell>
          <table:table-cell office:value-type="string">
            <text:p>abnormal temperature reading</text:p>
          </table:table-cell>
          <table:table-cell office:value-type="string">
            <text:p>R.Aravind D.Manoj R.Muthukumar</text:p>
          </table:table-cell>
          <table:table-cell office:value-type="string">
            <text:p>Change the Temp module</text:p>
          </table:table-cell>
          <table:table-cell office:value-type="string">
            <text:p>1-No</text:p>
          </table:table-cell>
          <table:table-cell office:value-type="string">
            <text:p>its is show abnormal temperature reading</text:p>
          </table:table-cell>
          <table:table-cell office:value-type="string">
            <text:p>Applied</text:p>
          </table:table-cell>
          <table:table-cell office:value-type="string">
            <text:p>While inspection we found RTD module LED was red indication occurred then conclude RTD module failure then replaced the new one wtg operation normal</text:p>
          </table:table-cell>
          <table:table-cell office:value-type="string">
            <text:p>Machine running normal operation.-Field Engineer-Selvan S. | -Field Operations Manager-Sivakumar S.</text:p>
          </table:table-cell>
          <table:table-cell office:value-type="string">
            <text:p>IMG_20160308_160905.jpg Temp module</text:p>
          </table:table-cell>
        </table:table-row>
        <table:table-row table:style-name="ro1">
          <table:table-cell office:value-type="string">
            <text:p>CIR-10000561</text:p>
          </table:table-cell>
          <table:table-cell office:value-type="float" office:value="100260863">
            <text:p>100260863</text:p>
          </table:table-cell>
          <table:table-cell office:value-type="string">
            <text:p>MYTRAH VAYU KRISHNA PVT LTD</text:p>
          </table:table-cell>
          <table:table-cell office:value-type="string">
            <text:p>SAVALSUNG</text:p>
          </table:table-cell>
          <table:table-cell office:value-type="string">
            <text:p>WF-IN-010-1193-Y0-A-04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501021683">
            <text:p>501021683</text:p>
          </table:table-cell>
          <table:table-cell office:value-type="string">
            <text:p>26/04/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26/04/2016 19:19:00</text:p>
          </table:table-cell>
          <table:table-cell office:value-type="string">
            <text:p>26/04/2016 18:15:00</text:p>
          </table:table-cell>
          <table:table-cell office:value-type="float" office:value="2771012">
            <text:p>2771012</text:p>
          </table:table-cell>
          <table:table-cell office:value-type="float" office:value="16381">
            <text:p>16381</text:p>
          </table:table-cell>
          <table:table-cell office:value-type="string">
            <text:p>ELECTRICAL</text:p>
          </table:table-cell>
          <table:table-cell office:value-type="string">
            <text:p>ELECTRICAL CABINET SYSTEM</text:p>
          </table:table-cell>
          <table:table-cell office:value-type="string">
            <text:p>GP019604</text:p>
          </table:table-cell>
          <table:table-cell office:value-type="string">
            <text:p>Gamesa</text:p>
          </table:table-cell>
          <table:table-cell office:value-type="string">
            <text:p>NORMAL OPERATION</text:p>
          </table:table-cell>
          <table:table-cell/>
          <table:table-cell office:value-type="string">
            <text:p>During maintenance time power supply failure.</text:p>
          </table:table-cell>
          <table:table-cell office:value-type="string">
            <text:p>Battery power supply Failure</text:p>
          </table:table-cell>
          <table:table-cell office:value-type="string">
            <text:p>Maintenance time</text:p>
          </table:table-cell>
          <table:table-cell office:value-type="string">
            <text:p>Loc No:SVG138</text:p>
          </table:table-cell>
          <table:table-cell office:value-type="string">
            <text:p>Continuous Operation,voltage fluctuation and material defect.</text:p>
          </table:table-cell>
          <table:table-cell office:value-type="string">
            <text:p>R.muthukumar R.Aravindh</text:p>
          </table:table-cell>
          <table:table-cell office:value-type="string">
            <text:p>replaced the new one battery</text:p>
          </table:table-cell>
          <table:table-cell office:value-type="string">
            <text:p>1-No</text:p>
          </table:table-cell>
          <table:table-cell office:value-type="string">
            <text:p>This component was failure due to Continuous Operation,voltage fluctuation and material defect.</text:p>
          </table:table-cell>
          <table:table-cell office:value-type="string">
            <text:p>Applied</text:p>
          </table:table-cell>
          <table:table-cell office:value-type="string">
            <text:p>Check the digital input | checked the related connections and found Brake battery unit voltage was dipped condition | So we replaced by new spare.</text:p>
          </table:table-cell>
          <table:table-cell office:value-type="string">
            <text:p>After replaced the Brake power supply turbine running with normal operation.-Field Engineer-Selvan S. | -Field Operations Manager-Sivakumar S.</text:p>
          </table:table-cell>
          <table:table-cell office:value-type="string">
            <text:p>20160519_163410.jpg Brake power supply</text:p>
          </table:table-cell>
        </table:table-row>
        <table:table-row table:style-name="ro1">
          <table:table-cell office:value-type="string">
            <text:p>CIR-10000431</text:p>
          </table:table-cell>
          <table:table-cell office:value-type="float" office:value="100261120">
            <text:p>100261120</text:p>
          </table:table-cell>
          <table:table-cell office:value-type="string">
            <text:p>MYTRAH VAYU KRISHNA PVT LTD</text:p>
          </table:table-cell>
          <table:table-cell office:value-type="string">
            <text:p>SAVALSUNG</text:p>
          </table:table-cell>
          <table:table-cell office:value-type="string">
            <text:p>WF-IN-010-1193-Y0-A-04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0534">
            <text:p>4630534</text:p>
          </table:table-cell>
          <table:table-cell office:value-type="string">
            <text:p>Hansen</text:p>
          </table:table-cell>
          <table:table-cell office:value-type="string">
            <text:p>EH806A-001/CM001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26391">
            <text:p>402326391</text:p>
          </table:table-cell>
          <table:table-cell office:value-type="string">
            <text:p>06/04/2016</text:p>
          </table:table-cell>
          <table:table-cell office:value-type="string">
            <text:p>402-Gearbox oil level low</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7/04/2016 01:22:00</text:p>
          </table:table-cell>
          <table:table-cell office:value-type="string">
            <text:p>06/04/2016 23:44:00</text:p>
          </table:table-cell>
          <table:table-cell office:value-type="float" office:value="3128948">
            <text:p>3128948</text:p>
          </table:table-cell>
          <table:table-cell office:value-type="float" office:value="16232">
            <text:p>16232</text:p>
          </table:table-cell>
          <table:table-cell office:value-type="string">
            <text:p>MECHANICAL</text:p>
          </table:table-cell>
          <table:table-cell office:value-type="string">
            <text:p>GEARBOX SYSTEM</text:p>
          </table:table-cell>
          <table:table-cell office:value-type="string">
            <text:p>GP082783</text:p>
          </table:table-cell>
          <table:table-cell office:value-type="string">
            <text:p>PHOENIX</text:p>
          </table:table-cell>
          <table:table-cell office:value-type="string">
            <text:p>NORMAL OPERATION</text:p>
          </table:table-cell>
          <table:table-cell/>
          <table:table-cell office:value-type="string">
            <text:p>Error No :404. High T ( Gearbox Bearing ) error occurred</text:p>
          </table:table-cell>
          <table:table-cell office:value-type="string">
            <text:p>Error no:404 High T ( Gearbox Bearing )</text:p>
          </table:table-cell>
          <table:table-cell office:value-type="string">
            <text:p>During running time</text:p>
          </table:table-cell>
          <table:table-cell office:value-type="string">
            <text:p>SVG33 Gearbox</text:p>
          </table:table-cell>
          <table:table-cell office:value-type="string">
            <text:p>Temp rtd module was malfunctioning</text:p>
          </table:table-cell>
          <table:table-cell office:value-type="string">
            <text:p>D.Manoj, R.Aravindh,</text:p>
          </table:table-cell>
          <table:table-cell office:value-type="string">
            <text:p>Changed the Temp RTD module</text:p>
          </table:table-cell>
          <table:table-cell office:value-type="string">
            <text:p>1-no</text:p>
          </table:table-cell>
          <table:table-cell office:value-type="string">
            <text:p>After replaced the Temp module turbine running with normal operation.</text:p>
          </table:table-cell>
          <table:table-cell office:value-type="string">
            <text:p>Applied</text:p>
          </table:table-cell>
          <table:table-cell office:value-type="string">
            <text:p>Wtg due to stop for Gearbox bearing temp high | check the HMI log warnings and alarms | check the gearbox temperature | we checked the Gearbox bearing sensor found normal condition | Checked the gearbox bearing cover temperature is normal. | RTD module is malfunctioning, So we confirmed the Temp module was failure , change the new one Temp RTD module, then start the m/c .</text:p>
          </table:table-cell>
          <table:table-cell office:value-type="string">
            <text:p>After replaced by new one Temp RTD module turbine running with normal operation.-Field Engineer-Selvan S. | -Field Operations Manager-Sivakumar S.</text:p>
          </table:table-cell>
          <table:table-cell office:value-type="string">
            <text:p>IMG_20160308_160905.jpg Temp RTD module</text:p>
          </table:table-cell>
        </table:table-row>
        <table:table-row table:style-name="ro1">
          <table:table-cell office:value-type="string">
            <text:p>CIR-10000560</text:p>
          </table:table-cell>
          <table:table-cell office:value-type="float" office:value="100261120">
            <text:p>100261120</text:p>
          </table:table-cell>
          <table:table-cell office:value-type="string">
            <text:p>MYTRAH VAYU KRISHNA PVT LTD</text:p>
          </table:table-cell>
          <table:table-cell office:value-type="string">
            <text:p>SAVALSUNG</text:p>
          </table:table-cell>
          <table:table-cell office:value-type="string">
            <text:p>WF-IN-010-1193-Y0-A-04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0534">
            <text:p>4630534</text:p>
          </table:table-cell>
          <table:table-cell office:value-type="string">
            <text:p>Hansen</text:p>
          </table:table-cell>
          <table:table-cell office:value-type="string">
            <text:p>EH806A-001/CM001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41617">
            <text:p>402341617</text:p>
          </table:table-cell>
          <table:table-cell office:value-type="string">
            <text:p>22/04/2016</text:p>
          </table:table-cell>
          <table:table-cell office:value-type="string">
            <text:p>113-Yaw motors thermomagnetic relay failure</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22/04/2016 16:41:00</text:p>
          </table:table-cell>
          <table:table-cell office:value-type="string">
            <text:p>22/04/2016 12:44:00</text:p>
          </table:table-cell>
          <table:table-cell office:value-type="float" office:value="1603119">
            <text:p>1603119</text:p>
          </table:table-cell>
          <table:table-cell office:value-type="float" office:value="10580">
            <text:p>10580</text:p>
          </table:table-cell>
          <table:table-cell office:value-type="string">
            <text:p>ELECTRICAL</text:p>
          </table:table-cell>
          <table:table-cell office:value-type="string">
            <text:p>YAW SYSTEM</text:p>
          </table:table-cell>
          <table:table-cell office:value-type="string">
            <text:p>GP004261, GP004262</text:p>
          </table:table-cell>
          <table:table-cell office:value-type="string">
            <text:p>Phoenix</text:p>
          </table:table-cell>
          <table:table-cell office:value-type="string">
            <text:p>NORMAL OPERATION</text:p>
          </table:table-cell>
          <table:table-cell/>
          <table:table-cell office:value-type="string">
            <text:p>Wtg stopped due to error no:113 Yaw motors thermomagnetic relay failure.</text:p>
          </table:table-cell>
          <table:table-cell office:value-type="string">
            <text:p>Error no:113 Yaw motors thermomagnetic relay failure</text:p>
          </table:table-cell>
          <table:table-cell office:value-type="string">
            <text:p>Running time</text:p>
          </table:table-cell>
          <table:table-cell office:value-type="string">
            <text:p>Loc no : SVG177</text:p>
          </table:table-cell>
          <table:table-cell office:value-type="string">
            <text:p>Surge voltage, Manufacture Defect</text:p>
          </table:table-cell>
          <table:table-cell office:value-type="string">
            <text:p>D.Manoj R.Muthukumar</text:p>
          </table:table-cell>
          <table:table-cell office:value-type="string">
            <text:p>Changed the new one relay and relay base.</text:p>
          </table:table-cell>
          <table:table-cell office:value-type="string">
            <text:p>Each one no's</text:p>
          </table:table-cell>
          <table:table-cell office:value-type="string">
            <text:p>Continuous operation, surge voltage</text:p>
          </table:table-cell>
          <table:table-cell office:value-type="string">
            <text:p>Applied</text:p>
          </table:table-cell>
          <table:table-cell office:value-type="string">
            <text:p>We Checked additional alarm and warning in HMI log. And found yaw motor feedback signal is not coming, checked the related connections and checked the relay with base, found relay got failure, replace the new one relay with base.</text:p>
          </table:table-cell>
          <table:table-cell office:value-type="string">
            <text:p>After replaced the Relay and relay base turbine with normal operation-Field Engineer-Selvan S. | -Field Operations Manager-Sivakumar S.</text:p>
          </table:table-cell>
          <table:table-cell office:value-type="string">
            <text:p>Relay with base.jpg Relay base</text:p>
          </table:table-cell>
        </table:table-row>
        <table:table-row table:style-name="ro1">
          <table:table-cell office:value-type="string">
            <text:p>CIR-10000412</text:p>
          </table:table-cell>
          <table:table-cell office:value-type="float" office:value="100261122">
            <text:p>100261122</text:p>
          </table:table-cell>
          <table:table-cell office:value-type="string">
            <text:p>MYTRAH VAYU KRISHNA PVT LTD</text:p>
          </table:table-cell>
          <table:table-cell office:value-type="string">
            <text:p>SAVALSUNG</text:p>
          </table:table-cell>
          <table:table-cell office:value-type="string">
            <text:p>WF-IN-010-1193-Y0-A-03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0534">
            <text:p>4630534</text:p>
          </table:table-cell>
          <table:table-cell office:value-type="string">
            <text:p>Hansen</text:p>
          </table:table-cell>
          <table:table-cell office:value-type="string">
            <text:p>EH806A-001/CM001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276228">
            <text:p>402276228</text:p>
          </table:table-cell>
          <table:table-cell office:value-type="string">
            <text:p>22/02/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22/02/2016 17:43:00</text:p>
          </table:table-cell>
          <table:table-cell office:value-type="string">
            <text:p>22/02/2016 16:10:00</text:p>
          </table:table-cell>
          <table:table-cell office:value-type="float" office:value="2641820">
            <text:p>2641820</text:p>
          </table:table-cell>
          <table:table-cell office:value-type="float" office:value="15217">
            <text:p>15217</text:p>
          </table:table-cell>
          <table:table-cell office:value-type="string">
            <text:p>ELECTRICAL</text:p>
          </table:table-cell>
          <table:table-cell office:value-type="string">
            <text:p>ELECTRICAL CABINET SYSTEM</text:p>
          </table:table-cell>
          <table:table-cell office:value-type="string">
            <text:p>GP004898</text:p>
          </table:table-cell>
          <table:table-cell office:value-type="string">
            <text:p>PHOENIX</text:p>
          </table:table-cell>
          <table:table-cell office:value-type="string">
            <text:p>NORMAL OPERATION</text:p>
          </table:table-cell>
          <table:table-cell/>
          <table:table-cell office:value-type="string">
            <text:p>Error No 2118. Bus error Inter-bus fail</text:p>
          </table:table-cell>
          <table:table-cell table:number-columns-repeated="7"/>
          <table:table-cell office:value-type="string">
            <text:p>Error occurred due to input voltage problem in circuits</text:p>
          </table:table-cell>
          <table:table-cell office:value-type="string">
            <text:p>Applied</text:p>
          </table:table-cell>
          <table:table-cell office:value-type="string">
            <text:p>Wtg due to stop we are attend and found PLC displayed CTRL code 3.18. We found AO module failure condition.so replaced new one then start the WTG.</text:p>
          </table:table-cell>
          <table:table-cell office:value-type="string">
            <text:p>Wtg due to stop we are attend and found check the AO module failure condition.so replaced new one then start the WTG.-Field Engineer-Selvan S. | -Field Operations Manager-Sivakumar S.</text:p>
          </table:table-cell>
          <table:table-cell office:value-type="string">
            <text:p>DSC_0089.jpg AO module</text:p>
          </table:table-cell>
        </table:table-row>
        <table:table-row table:style-name="ro1">
          <table:table-cell office:value-type="string">
            <text:p>CIR-10000434</text:p>
          </table:table-cell>
          <table:table-cell office:value-type="float" office:value="100261136">
            <text:p>100261136</text:p>
          </table:table-cell>
          <table:table-cell office:value-type="string">
            <text:p>MYTRAH VAYU KRISHNA PVT LTD</text:p>
          </table:table-cell>
          <table:table-cell office:value-type="string">
            <text:p>SAVALSUNG</text:p>
          </table:table-cell>
          <table:table-cell office:value-type="string">
            <text:p>WF-IN-010-1193-Y0-A-02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0534">
            <text:p>4630534</text:p>
          </table:table-cell>
          <table:table-cell office:value-type="string">
            <text:p>Hansen</text:p>
          </table:table-cell>
          <table:table-cell office:value-type="string">
            <text:p>EH806A-001/CM001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36019">
            <text:p>402336019</text:p>
          </table:table-cell>
          <table:table-cell office:value-type="string">
            <text:p>11/04/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2/04/2016 02:23:00</text:p>
          </table:table-cell>
          <table:table-cell office:value-type="string">
            <text:p>11/04/2016 21:44:00</text:p>
          </table:table-cell>
          <table:table-cell office:value-type="float" office:value="2783962">
            <text:p>2783962</text:p>
          </table:table-cell>
          <table:table-cell office:value-type="float" office:value="16440">
            <text:p>16440</text:p>
          </table:table-cell>
          <table:table-cell office:value-type="string">
            <text:p>MECHANICAL</text:p>
          </table:table-cell>
          <table:table-cell office:value-type="string">
            <text:p>YAW SYSTEM</text:p>
          </table:table-cell>
          <table:table-cell office:value-type="float" office:value="109109">
            <text:p>109109</text:p>
          </table:table-cell>
          <table:table-cell/>
          <table:table-cell office:value-type="string">
            <text:p>NORMAL OPERATION</text:p>
          </table:table-cell>
          <table:table-cell/>
          <table:table-cell office:value-type="string">
            <text:p>WTG stopped due to 114 low yaw brake pressure.</text:p>
          </table:table-cell>
          <table:table-cell office:value-type="string">
            <text:p>Error no:114 low yaw brake pressure</text:p>
          </table:table-cell>
          <table:table-cell office:value-type="string">
            <text:p>During running time</text:p>
          </table:table-cell>
          <table:table-cell office:value-type="string">
            <text:p>Loc :SVG123, Yaw manifold</text:p>
          </table:table-cell>
          <table:table-cell office:value-type="string">
            <text:p>Continuous operation</text:p>
          </table:table-cell>
          <table:table-cell office:value-type="string">
            <text:p>D.Manoj, A.Sathish, R.Muthukumar, R.Sethu</text:p>
          </table:table-cell>
          <table:table-cell office:value-type="string">
            <text:p>Changed the new one Solenoid valve.</text:p>
          </table:table-cell>
          <table:table-cell office:value-type="string">
            <text:p>1 - No</text:p>
          </table:table-cell>
          <table:table-cell office:value-type="string">
            <text:p>Continuous operation, loose connection.</text:p>
          </table:table-cell>
          <table:table-cell office:value-type="string">
            <text:p>Applied</text:p>
          </table:table-cell>
          <table:table-cell office:value-type="string">
            <text:p>Stopped the m/c. | Check the HMI log alarm and warning list. | checked the digital input. | We checked the digital input and check the yaw brake pressure, pressure is not increased we found check the yaw related electrical circuits and solenoid valves supply. | We found Solenoid valve got failure. So it has been replaced with new one.</text:p>
          </table:table-cell>
          <table:table-cell office:value-type="string">
            <text:p>After replaced the Solenoid valve turbine running with normal operation.-Field Engineer-Selvan S. | -Field Operations Manager-Sivakumar S.</text:p>
          </table:table-cell>
          <table:table-cell office:value-type="string">
            <text:p>109109.jpg Solenoid valve. CVUA-6-PDN-3-MUH</text:p>
          </table:table-cell>
        </table:table-row>
        <table:table-row table:style-name="ro1">
          <table:table-cell office:value-type="string">
            <text:p>CIR-10000597</text:p>
          </table:table-cell>
          <table:table-cell office:value-type="float" office:value="100261136">
            <text:p>100261136</text:p>
          </table:table-cell>
          <table:table-cell office:value-type="string">
            <text:p>MYTRAH VAYU KRISHNA PVT LTD</text:p>
          </table:table-cell>
          <table:table-cell office:value-type="string">
            <text:p>SAVALSUNG</text:p>
          </table:table-cell>
          <table:table-cell office:value-type="string">
            <text:p>WF-IN-010-1193-Y0-A-02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0534">
            <text:p>4630534</text:p>
          </table:table-cell>
          <table:table-cell office:value-type="string">
            <text:p>Hansen</text:p>
          </table:table-cell>
          <table:table-cell office:value-type="string">
            <text:p>EH806A-001/CM001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86531">
            <text:p>402386531</text:p>
          </table:table-cell>
          <table:table-cell office:value-type="string">
            <text:p>04/06/2016</text:p>
          </table:table-cell>
          <table:table-cell office:value-type="float" office:value="-0">
            <text:p>-0</text:p>
          </table:table-cell>
          <table:table-cell office:value-type="string">
            <text:p>Selvan S.</text:p>
          </table:table-cell>
          <table:table-cell office:value-type="float" office:value="1404">
            <text:p>1404</text:p>
          </table:table-cell>
          <table:table-cell office:value-type="float" office:value="1439">
            <text:p>1439</text:p>
          </table:table-cell>
          <table:table-cell table:number-columns-repeated="2" office:value-type="string">
            <text:p>04/06/2016 14:13:00</text:p>
          </table:table-cell>
          <table:table-cell office:value-type="float" office:value="2974533">
            <text:p>2974533</text:p>
          </table:table-cell>
          <table:table-cell office:value-type="float" office:value="17683">
            <text:p>17683</text:p>
          </table:table-cell>
          <table:table-cell office:value-type="string">
            <text:p>ELECTRICAL</text:p>
          </table:table-cell>
          <table:table-cell office:value-type="string">
            <text:p>ELECTRICAL CABINET SYSTEM</text:p>
          </table:table-cell>
          <table:table-cell office:value-type="string">
            <text:p>GP082783</text:p>
          </table:table-cell>
          <table:table-cell office:value-type="string">
            <text:p>PHOENIX</text:p>
          </table:table-cell>
          <table:table-cell office:value-type="string">
            <text:p>NORMAL OPERATION</text:p>
          </table:table-cell>
          <table:table-cell/>
          <table:table-cell office:value-type="string">
            <text:p>Error No 2106, Temp. measurement module fail error occurred</text:p>
          </table:table-cell>
          <table:table-cell office:value-type="string">
            <text:p>Error No 2106, Temp. measurement module failure</text:p>
          </table:table-cell>
          <table:table-cell office:value-type="string">
            <text:p>Running time</text:p>
          </table:table-cell>
          <table:table-cell office:value-type="string">
            <text:p>Loc no:SVG123</text:p>
          </table:table-cell>
          <table:table-cell office:value-type="string">
            <text:p>Malfunctioning</text:p>
          </table:table-cell>
          <table:table-cell office:value-type="string">
            <text:p>D.Manoj R.Aravindh</text:p>
          </table:table-cell>
          <table:table-cell office:value-type="string">
            <text:p>change the new RTD module</text:p>
          </table:table-cell>
          <table:table-cell office:value-type="string">
            <text:p>1-no</text:p>
          </table:table-cell>
          <table:table-cell office:value-type="string">
            <text:p>Material problem,Loose connection Due to Heat,Grid Fluctuation</text:p>
          </table:table-cell>
          <table:table-cell office:value-type="string">
            <text:p>Applied</text:p>
          </table:table-cell>
          <table:table-cell office:value-type="string">
            <text:p>Wtg due to stop We checked digital input, While inspection we found RTD module LED was red indication occurred then conclude RTD module failure, so replaced the new one Temperature module, then start the WTG.</text:p>
          </table:table-cell>
          <table:table-cell office:value-type="string">
            <text:p>turbine running with normal operation.-Field Engineer-Selvan S. | -Field Operations Manager-Sivakumar S.</text:p>
          </table:table-cell>
          <table:table-cell office:value-type="string">
            <text:p>IMG_20160308_160905.jpg Temp RTD Module</text:p>
          </table:table-cell>
        </table:table-row>
        <table:table-row table:style-name="ro1">
          <table:table-cell office:value-type="string">
            <text:p>CIR-10000559</text:p>
          </table:table-cell>
          <table:table-cell office:value-type="float" office:value="100260862">
            <text:p>100260862</text:p>
          </table:table-cell>
          <table:table-cell office:value-type="string">
            <text:p>MYTRAH VAYU KRISHNA PVT LTD</text:p>
          </table:table-cell>
          <table:table-cell office:value-type="string">
            <text:p>SAVALSUNG</text:p>
          </table:table-cell>
          <table:table-cell office:value-type="string">
            <text:p>WF-IN-010-1193-Y0-A-002</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36443">
            <text:p>402336443</text:p>
          </table:table-cell>
          <table:table-cell office:value-type="string">
            <text:p>19/04/2016</text:p>
          </table:table-cell>
          <table:table-cell office:value-type="string">
            <text:p>410-OGS</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9/04/2016 10:49:00</text:p>
          </table:table-cell>
          <table:table-cell office:value-type="string">
            <text:p>19/04/2016 07:56:00</text:p>
          </table:table-cell>
          <table:table-cell office:value-type="float" office:value="2514135">
            <text:p>2514135</text:p>
          </table:table-cell>
          <table:table-cell office:value-type="float" office:value="16566">
            <text:p>16566</text:p>
          </table:table-cell>
          <table:table-cell office:value-type="string">
            <text:p>ELECTRICAL</text:p>
          </table:table-cell>
          <table:table-cell office:value-type="string">
            <text:p>NACELLE AND ROTOR THERMAL CONDITIONING SYSTEM</text:p>
          </table:table-cell>
          <table:table-cell office:value-type="string">
            <text:p>GP004888</text:p>
          </table:table-cell>
          <table:table-cell office:value-type="string">
            <text:p>PHOENIX</text:p>
          </table:table-cell>
          <table:table-cell office:value-type="string">
            <text:p>NORMAL OPERATION</text:p>
          </table:table-cell>
          <table:table-cell/>
          <table:table-cell office:value-type="string">
            <text:p>Wtg during running time OGS error occurred.</text:p>
          </table:table-cell>
          <table:table-cell office:value-type="string">
            <text:p>OGS</text:p>
          </table:table-cell>
          <table:table-cell office:value-type="string">
            <text:p>Running time</text:p>
          </table:table-cell>
          <table:table-cell office:value-type="string">
            <text:p>LOC. No.SVG119</text:p>
          </table:table-cell>
          <table:table-cell office:value-type="string">
            <text:p>Continuous operation, material defect</text:p>
          </table:table-cell>
          <table:table-cell office:value-type="string">
            <text:p>D.Manoj R.Muthukumar</text:p>
          </table:table-cell>
          <table:table-cell office:value-type="string">
            <text:p>Change the new one (IBS IL 24 BK-LK-PAC INTERBUS BUS COUPLER ) module.</text:p>
          </table:table-cell>
          <table:table-cell office:value-type="string">
            <text:p>1-no</text:p>
          </table:table-cell>
          <table:table-cell office:value-type="string">
            <text:p>may be problem for CAB module communication port.</text:p>
          </table:table-cell>
          <table:table-cell office:value-type="string">
            <text:p>Applied</text:p>
          </table:table-cell>
          <table:table-cell office:value-type="string">
            <text:p>So we checked related connection While checking we found CAB module got failure it was replaced by new one.</text:p>
          </table:table-cell>
          <table:table-cell office:value-type="string">
            <text:p>After replaced the interbus coupler module turbine running with normal operation.-Field Engineer-Selvan S. | -Field Operations Manager-Sivakumar S.</text:p>
          </table:table-cell>
          <table:table-cell office:value-type="string">
            <text:p>DSCN1555.JPG IBS IL 24 BK-LK-PAC INTERBUS BUS COUPLER</text:p>
          </table:table-cell>
        </table:table-row>
        <table:table-row table:style-name="ro1">
          <table:table-cell office:value-type="string">
            <text:p>CIR-10000505</text:p>
          </table:table-cell>
          <table:table-cell office:value-type="float" office:value="100260693">
            <text:p>100260693</text:p>
          </table:table-cell>
          <table:table-cell office:value-type="string">
            <text:p>Mytrah Energy (India) Limited</text:p>
          </table:table-cell>
          <table:table-cell office:value-type="string">
            <text:p>BURGULA (MYTRAH)</text:p>
          </table:table-cell>
          <table:table-cell office:value-type="string">
            <text:p>WF-IN-001-1194-Y0-A-013</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3/2014</text:p>
          </table:table-cell>
          <table:table-cell office:value-type="float" office:value="402344954">
            <text:p>402344954</text:p>
          </table:table-cell>
          <table:table-cell office:value-type="string">
            <text:p>22/04/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22/04/2016 04:22:00</text:p>
          </table:table-cell>
          <table:table-cell office:value-type="string">
            <text:p>22/04/2016 03:05:00</text:p>
          </table:table-cell>
          <table:table-cell office:value-type="float" office:value="3318714">
            <text:p>3318714</text:p>
          </table:table-cell>
          <table:table-cell office:value-type="float" office:value="17548">
            <text:p>17548</text:p>
          </table:table-cell>
          <table:table-cell office:value-type="string">
            <text:p>ELECTRICAL</text:p>
          </table:table-cell>
          <table:table-cell office:value-type="string">
            <text:p>ELECTRICAL CABINET SYSTEM</text:p>
          </table:table-cell>
          <table:table-cell office:value-type="string">
            <text:p>GP019603</text:p>
          </table:table-cell>
          <table:table-cell/>
          <table:table-cell office:value-type="string">
            <text:p>GRID FAILURE</text:p>
          </table:table-cell>
          <table:table-cell/>
          <table:table-cell office:value-type="string">
            <text:p>PLC Inizilation Fail</text:p>
          </table:table-cell>
          <table:table-cell office:value-type="string">
            <text:p>capsitor</text:p>
          </table:table-cell>
          <table:table-cell office:value-type="string">
            <text:p>POWER FAIL</text:p>
          </table:table-cell>
          <table:table-cell office:value-type="string">
            <text:p>BRG 511</text:p>
          </table:table-cell>
          <table:table-cell office:value-type="string">
            <text:p>FAILURE</text:p>
          </table:table-cell>
          <table:table-cell office:value-type="string">
            <text:p>RAMLAKSHMANAN,MUTHUKUMAR,ARUNKUMAR</text:p>
          </table:table-cell>
          <table:table-cell office:value-type="string">
            <text:p>capacitor failure so replaced new one</text:p>
          </table:table-cell>
          <table:table-cell office:value-type="float" office:value="1">
            <text:p>1</text:p>
          </table:table-cell>
          <table:table-cell/>
          <table:table-cell office:value-type="string">
            <text:p>Applied</text:p>
          </table:table-cell>
          <table:table-cell office:value-type="string">
            <text:p>we are attend and check the capacitor failure so replaced new one.</text:p>
          </table:table-cell>
          <table:table-cell office:value-type="string">
            <text:p>Wtg due to stop we are attend and check the capacitor failure so replaced new one.-Field Engineer-Ram Lakshmanan MP | -Field Operations Manager-Ravibala Suresh S.</text:p>
          </table:table-cell>
          <table:table-cell/>
        </table:table-row>
        <table:table-row table:style-name="ro1">
          <table:table-cell office:value-type="string">
            <text:p>CIR-10000506</text:p>
          </table:table-cell>
          <table:table-cell office:value-type="float" office:value="100260693">
            <text:p>100260693</text:p>
          </table:table-cell>
          <table:table-cell office:value-type="string">
            <text:p>Mytrah Energy (India) Limited</text:p>
          </table:table-cell>
          <table:table-cell office:value-type="string">
            <text:p>BURGULA (MYTRAH)</text:p>
          </table:table-cell>
          <table:table-cell office:value-type="string">
            <text:p>WF-IN-001-1194-Y0-A-013</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3/2014</text:p>
          </table:table-cell>
          <table:table-cell office:value-type="float" office:value="402344954">
            <text:p>402344954</text:p>
          </table:table-cell>
          <table:table-cell office:value-type="string">
            <text:p>22/04/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22/04/2016 04:22:00</text:p>
          </table:table-cell>
          <table:table-cell office:value-type="string">
            <text:p>22/04/2016 03:05:00</text:p>
          </table:table-cell>
          <table:table-cell office:value-type="float" office:value="3318714">
            <text:p>3318714</text:p>
          </table:table-cell>
          <table:table-cell office:value-type="float" office:value="17548">
            <text:p>17548</text:p>
          </table:table-cell>
          <table:table-cell office:value-type="string">
            <text:p>ELECTRICAL</text:p>
          </table:table-cell>
          <table:table-cell office:value-type="string">
            <text:p>ELECTRICAL CABINET SYSTEM</text:p>
          </table:table-cell>
          <table:table-cell office:value-type="string">
            <text:p>GP004888</text:p>
          </table:table-cell>
          <table:table-cell office:value-type="string">
            <text:p>PHONEICX</text:p>
          </table:table-cell>
          <table:table-cell office:value-type="string">
            <text:p>GRID FAILURE</text:p>
          </table:table-cell>
          <table:table-cell/>
          <table:table-cell office:value-type="string">
            <text:p>PLC Inizilation Fail</text:p>
          </table:table-cell>
          <table:table-cell office:value-type="string">
            <text:p>capmodule</text:p>
          </table:table-cell>
          <table:table-cell office:value-type="string">
            <text:p>GRID FAILURE</text:p>
          </table:table-cell>
          <table:table-cell office:value-type="string">
            <text:p>BRG 511</text:p>
          </table:table-cell>
          <table:table-cell office:value-type="string">
            <text:p>FAILURE</text:p>
          </table:table-cell>
          <table:table-cell office:value-type="string">
            <text:p>RAMLAKSHMANAN</text:p>
          </table:table-cell>
          <table:table-cell office:value-type="string">
            <text:p>PLC show 3.0 error check the OFC cable tightness we found cab module failure. replace new one</text:p>
          </table:table-cell>
          <table:table-cell office:value-type="float" office:value="1">
            <text:p>1</text:p>
          </table:table-cell>
          <table:table-cell/>
          <table:table-cell office:value-type="string">
            <text:p>Applied</text:p>
          </table:table-cell>
          <table:table-cell office:value-type="string">
            <text:p>we are attend and check the PLC show 3.0 error check the OFC cable tightness we found cab module failure. replace new one then start the WTG.</text:p>
          </table:table-cell>
          <table:table-cell office:value-type="string">
            <text:p>we are attend and check the time PLC show 3.0 error check the OFC cable tightness we found cab module failure. replace new one then start the WTG.-Field Engineer-Ram Lakshmanan MP | -Field Operations Manager-Ravibala Suresh S.</text:p>
          </table:table-cell>
          <table:table-cell/>
        </table:table-row>
        <table:table-row table:style-name="ro1">
          <table:table-cell office:value-type="string">
            <text:p>CIR-10000608</text:p>
          </table:table-cell>
          <table:table-cell office:value-type="float" office:value="100260708">
            <text:p>100260708</text:p>
          </table:table-cell>
          <table:table-cell office:value-type="string">
            <text:p>Mytrah Energy (India) Limited</text:p>
          </table:table-cell>
          <table:table-cell office:value-type="string">
            <text:p>BURGULA (MYTRAH)</text:p>
          </table:table-cell>
          <table:table-cell office:value-type="string">
            <text:p>WF-IN-001-1194-Y0-A-019</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5/03/2014</text:p>
          </table:table-cell>
          <table:table-cell office:value-type="float" office:value="402355640">
            <text:p>402355640</text:p>
          </table:table-cell>
          <table:table-cell office:value-type="string">
            <text:p>03/05/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25">
            <text:p>1425</text:p>
          </table:table-cell>
          <table:table-cell office:value-type="string">
            <text:p>03/05/2016 13:53:35</text:p>
          </table:table-cell>
          <table:table-cell office:value-type="string">
            <text:p>03/05/2016 13:09:35</text:p>
          </table:table-cell>
          <table:table-cell office:value-type="float" office:value="3918761">
            <text:p>3918761</text:p>
          </table:table-cell>
          <table:table-cell office:value-type="float" office:value="18456">
            <text:p>18456</text:p>
          </table:table-cell>
          <table:table-cell office:value-type="string">
            <text:p>ELECTRICAL</text:p>
          </table:table-cell>
          <table:table-cell office:value-type="string">
            <text:p>ELECTRICAL CABINET SYSTEM</text:p>
          </table:table-cell>
          <table:table-cell office:value-type="string">
            <text:p>REL0068</text:p>
          </table:table-cell>
          <table:table-cell/>
          <table:table-cell office:value-type="string">
            <text:p>GRID FAILURE</text:p>
          </table:table-cell>
          <table:table-cell/>
          <table:table-cell office:value-type="string">
            <text:p>Initialization fail</text:p>
          </table:table-cell>
          <table:table-cell office:value-type="string">
            <text:p>TIMER</text:p>
          </table:table-cell>
          <table:table-cell office:value-type="string">
            <text:p>OPERATION</text:p>
          </table:table-cell>
          <table:table-cell office:value-type="string">
            <text:p>BRG 535</text:p>
          </table:table-cell>
          <table:table-cell office:value-type="string">
            <text:p>FAILURE</text:p>
          </table:table-cell>
          <table:table-cell office:value-type="string">
            <text:p>RAM LAKSHMANAN,MUTHUPANDI</text:p>
          </table:table-cell>
          <table:table-cell office:value-type="string">
            <text:p>KR13A timer was failure so replaced</text:p>
          </table:table-cell>
          <table:table-cell office:value-type="float" office:value="1">
            <text:p>1</text:p>
          </table:table-cell>
          <table:table-cell/>
          <table:table-cell office:value-type="string">
            <text:p>Applied</text:p>
          </table:table-cell>
          <table:table-cell office:value-type="string">
            <text:p>we are attend and found KR13A timer was failure so replaced new one. Then wtg start.</text:p>
          </table:table-cell>
          <table:table-cell office:value-type="string">
            <text:p>we are attend and found KR13A timer was failure so replaced new one. Then wtg start. -Field Engineer-Ram Lakshmanan MP | -Field Operations Manager-Ravibala Suresh S.</text:p>
          </table:table-cell>
          <table:table-cell/>
        </table:table-row>
        <table:table-row table:style-name="ro1">
          <table:table-cell office:value-type="string">
            <text:p>CIR-10000041</text:p>
          </table:table-cell>
          <table:table-cell office:value-type="float" office:value="100261530">
            <text:p>100261530</text:p>
          </table:table-cell>
          <table:table-cell office:value-type="string">
            <text:p>CLEAN WIND POWER (MANVI) PVT. LTD</text:p>
          </table:table-cell>
          <table:table-cell office:value-type="string">
            <text:p>KAVITAL-G9X</text:p>
          </table:table-cell>
          <table:table-cell office:value-type="string">
            <text:p>WF-IN-010-1257-Y0-A-013-MDN</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479387">
            <text:p>479387</text:p>
          </table:table-cell>
          <table:table-cell office:value-type="string">
            <text:p>Hansen</text:p>
          </table:table-cell>
          <table:table-cell office:value-type="string">
            <text:p>EH806A-031/CM0101</text:p>
          </table:table-cell>
          <table:table-cell office:value-type="string">
            <text:p>Standard+</text:p>
          </table:table-cell>
          <table:table-cell office:value-type="string">
            <text:p>STD+</text:p>
          </table:table-cell>
          <table:table-cell office:value-type="string">
            <text:p>Standard</text:p>
          </table:table-cell>
          <table:table-cell office:value-type="string">
            <text:p>14/03/2015</text:p>
          </table:table-cell>
          <table:table-cell office:value-type="float" office:value="445760">
            <text:p>445760</text:p>
          </table:table-cell>
          <table:table-cell office:value-type="string">
            <text:p>01/02/2016</text:p>
          </table:table-cell>
          <table:table-cell office:value-type="float" office:value="-0">
            <text:p>-0</text:p>
          </table:table-cell>
          <table:table-cell office:value-type="string">
            <text:p>Raghu S.</text:p>
          </table:table-cell>
          <table:table-cell office:value-type="float" office:value="1387">
            <text:p>1387</text:p>
          </table:table-cell>
          <table:table-cell office:value-type="float" office:value="1425">
            <text:p>1425</text:p>
          </table:table-cell>
          <table:table-cell office:value-type="string">
            <text:p>01/02/2016 19:26:00</text:p>
          </table:table-cell>
          <table:table-cell office:value-type="string">
            <text:p>01/02/2016 10:30:00</text:p>
          </table:table-cell>
          <table:table-cell office:value-type="float" office:value="567898">
            <text:p>567898</text:p>
          </table:table-cell>
          <table:table-cell office:value-type="float" office:value="500">
            <text:p>500</text:p>
          </table:table-cell>
          <table:table-cell office:value-type="string">
            <text:p>ELECTRICAL</text:p>
          </table:table-cell>
          <table:table-cell office:value-type="string">
            <text:p>HYDRAULIC SYSTEM AND PITCH CONTROL</text:p>
          </table:table-cell>
          <table:table-cell office:value-type="string">
            <text:p>gp09765</text:p>
          </table:table-cell>
          <table:table-cell office:value-type="string">
            <text:p>ABB</text:p>
          </table:table-cell>
          <table:table-cell office:value-type="string">
            <text:p>NORMAL OPERATION</text:p>
          </table:table-cell>
          <table:table-cell office:value-type="float" office:value="475876979">
            <text:p>475876979</text:p>
          </table:table-cell>
          <table:table-cell office:value-type="string">
            <text:p>There is pumping problem in HU</text:p>
          </table:table-cell>
          <table:table-cell office:value-type="string">
            <text:p>pumping problem</text:p>
          </table:table-cell>
          <table:table-cell office:value-type="string">
            <text:p>ovrervoltage</text:p>
          </table:table-cell>
          <table:table-cell office:value-type="string">
            <text:p>HU unit</text:p>
          </table:table-cell>
          <table:table-cell office:value-type="string">
            <text:p>S/S</text:p>
          </table:table-cell>
          <table:table-cell office:value-type="string">
            <text:p>raghu</text:p>
          </table:table-cell>
          <table:table-cell office:value-type="string">
            <text:p>reolace a motor</text:p>
          </table:table-cell>
          <table:table-cell office:value-type="string">
            <text:p>only one</text:p>
          </table:table-cell>
          <table:table-cell office:value-type="string">
            <text:p>pump may get failure, accumulator may get failure</text:p>
          </table:table-cell>
          <table:table-cell office:value-type="string">
            <text:p>Assigned</text:p>
          </table:table-cell>
          <table:table-cell office:value-type="string">
            <text:p>Stopped the machibe | contactor ok | 24v relay pok | mpcb ok | machine doesnt run | Contunity in motor is not ok</text:p>
          </table:table-cell>
          <table:table-cell office:value-type="string">
            <text:p>aprroval-Field Engineer-Raghu S. | Approved-Field Operations Manager-Sivakumar S. | closed-Phone Technical Support-Senthil M. | The precharge pressure to be checked for the accumulator-Functionality Support Lead-Anand A.P | -Quality-Vijay Chinnaswamy</text:p>
          </table:table-cell>
          <table:table-cell office:value-type="string">
            <text:p>20151226_142625.jpg | 20160206_143712.jpg | FIELD ALERT 064- 615 ACCELEROMETER VIBRATION ALARM IN G97 TOWER 104m&amp; 90.3m TURBINES.pdf</text:p>
          </table:table-cell>
        </table:table-row>
        <table:table-row table:style-name="ro2">
          <table:table-cell office:value-type="string">
            <text:p>CIR-10000204</text:p>
          </table:table-cell>
          <table:table-cell office:value-type="float" office:value="100261532">
            <text:p>100261532</text:p>
          </table:table-cell>
          <table:table-cell office:value-type="string">
            <text:p>CLEAN WIND POWER (MANVI) PVT. LTD</text:p>
          </table:table-cell>
          <table:table-cell office:value-type="string">
            <text:p>KAVITAL-G9X</text:p>
          </table:table-cell>
          <table:table-cell office:value-type="string">
            <text:p>WF-IN-010-1257-Y0-A-018-MDN</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83">
            <text:p>801251183</text:p>
          </table:table-cell>
          <table:table-cell office:value-type="string">
            <text:p>Hansen</text:p>
          </table:table-cell>
          <table:table-cell office:value-type="string">
            <text:p>EH806A-031/CM0089</text:p>
          </table:table-cell>
          <table:table-cell office:value-type="string">
            <text:p>Standard+</text:p>
          </table:table-cell>
          <table:table-cell office:value-type="string">
            <text:p>STD+</text:p>
          </table:table-cell>
          <table:table-cell office:value-type="string">
            <text:p>Standard</text:p>
          </table:table-cell>
          <table:table-cell office:value-type="string">
            <text:p>15/03/2015</text:p>
          </table:table-cell>
          <table:table-cell office:value-type="float" office:value="402313349">
            <text:p>402313349</text:p>
          </table:table-cell>
          <table:table-cell office:value-type="string">
            <text:p>25/03/2016</text:p>
          </table:table-cell>
          <table:table-cell office:value-type="float" office:value="-0">
            <text:p>-0</text:p>
          </table:table-cell>
          <table:table-cell office:value-type="string">
            <text:p>M.Nagaraja</text:p>
          </table:table-cell>
          <table:table-cell office:value-type="float" office:value="1385">
            <text:p>1385</text:p>
          </table:table-cell>
          <table:table-cell office:value-type="float" office:value="1425">
            <text:p>1425</text:p>
          </table:table-cell>
          <table:table-cell office:value-type="string">
            <text:p>26/03/2016 18:31:00</text:p>
          </table:table-cell>
          <table:table-cell office:value-type="string">
            <text:p>25/03/2016 07:10:00</text:p>
          </table:table-cell>
          <table:table-cell office:value-type="float" office:value="0">
            <text:p>0</text:p>
          </table:table-cell>
          <table:table-cell office:value-type="float" office:value="8585">
            <text:p>8585</text:p>
          </table:table-cell>
          <table:table-cell office:value-type="string">
            <text:p>MECHANICAL</text:p>
          </table:table-cell>
          <table:table-cell office:value-type="string">
            <text:p>HYDRAULIC SYSTEM AND PITCH CONTROL</text:p>
          </table:table-cell>
          <table:table-cell office:value-type="string">
            <text:p>GP062758</text:p>
          </table:table-cell>
          <table:table-cell office:value-type="string">
            <text:p>glual</text:p>
          </table:table-cell>
          <table:table-cell office:value-type="string">
            <text:p>NORMAL OPERATION</text:p>
          </table:table-cell>
          <table:table-cell office:value-type="string">
            <text:p>FCE000429D</text:p>
          </table:table-cell>
          <table:table-cell office:value-type="string">
            <text:p>oil leaking from the Pitch actuator of Blade â€œCâ€ﾝ.</text:p>
          </table:table-cell>
          <table:table-cell office:value-type="string">
            <text:p>oil leak</text:p>
          </table:table-cell>
          <table:table-cell office:value-type="string">
            <text:p>during running</text:p>
          </table:table-cell>
          <table:table-cell office:value-type="string">
            <text:p>pitch cylinder</text:p>
          </table:table-cell>
          <table:table-cell office:value-type="string">
            <text:p>oil seal failure</text:p>
          </table:table-cell>
          <table:table-cell office:value-type="string">
            <text:p>hub</text:p>
          </table:table-cell>
          <table:table-cell office:value-type="string">
            <text:p>new on replaced</text:p>
          </table:table-cell>
          <table:table-cell office:value-type="float" office:value="1">
            <text:p>1</text:p>
          </table:table-cell>
          <table:table-cell office:value-type="string">
            <text:p>during long time operation oil seal failure</text:p>
          </table:table-cell>
          <table:table-cell office:value-type="string">
            <text:p>Closed</text:p>
          </table:table-cell>
          <table:table-cell office:value-type="string">
            <text:p>cleaning don | remove the old cylinder | cylinder shift from HUB | new one lifting | shifting to HUB | replace the new one | all related connection checked</text:p>
          </table:table-cell>
          <table:table-cell office:value-type="string">
            <text:p>cylinder replaced don at 26.03.16-Field Engineer-M.Nagaraja | completed-Field Operations Manager-S.Chellaperumal | Detailed RCA recomanded-Phone Technical Support-Senthil M. | Site to share more pictures and fill the attached checklist and send to HO-Functionality Support Lead-Anand A.P | RCA is in progress - in Week 18 the reinforced seal trial will be completed-Quality-Vijay Chinnaswamy | Closed-Functionality Support Lead-Anand A.P | Under 8D evolution-Quality-Vijay Chinnaswamy</text:p>
          </table:table-cell>
          <table:table-cell office:value-type="string">
            <text:p>Format Checklist leakages Cylinders Inspection R01.xls Checklist format to fill during any oil from pitch cylinder</text:p>
          </table:table-cell>
        </table:table-row>
        <table:table-row table:style-name="ro1">
          <table:table-cell office:value-type="string">
            <text:p>CIR-10000445</text:p>
          </table:table-cell>
          <table:table-cell office:value-type="float" office:value="100261132">
            <text:p>100261132</text:p>
          </table:table-cell>
          <table:table-cell office:value-type="string">
            <text:p>MYTRAH VAYU KRISHNA PVT LTD</text:p>
          </table:table-cell>
          <table:table-cell office:value-type="string">
            <text:p>SAVALSUNG</text:p>
          </table:table-cell>
          <table:table-cell office:value-type="string">
            <text:p>WF-IN-010-1193-Y0-A-02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0534">
            <text:p>4630534</text:p>
          </table:table-cell>
          <table:table-cell office:value-type="string">
            <text:p>Hansen</text:p>
          </table:table-cell>
          <table:table-cell office:value-type="string">
            <text:p>EH806A-001/CM001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36023">
            <text:p>402336023</text:p>
          </table:table-cell>
          <table:table-cell office:value-type="string">
            <text:p>14/04/2016</text:p>
          </table:table-cell>
          <table:table-cell office:value-type="string">
            <text:p>410-OGS</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5/04/2016 12:53:00</text:p>
          </table:table-cell>
          <table:table-cell office:value-type="string">
            <text:p>14/04/2016 12:53:00</text:p>
          </table:table-cell>
          <table:table-cell office:value-type="float" office:value="3362453">
            <text:p>3362453</text:p>
          </table:table-cell>
          <table:table-cell office:value-type="float" office:value="16481">
            <text:p>16481</text:p>
          </table:table-cell>
          <table:table-cell office:value-type="string">
            <text:p>ELECTRICAL</text:p>
          </table:table-cell>
          <table:table-cell office:value-type="string">
            <text:p>GEARBOX SYSTEM</text:p>
          </table:table-cell>
          <table:table-cell office:value-type="float" office:value="1094574">
            <text:p>1094574</text:p>
          </table:table-cell>
          <table:table-cell office:value-type="string">
            <text:p>Gamesa</text:p>
          </table:table-cell>
          <table:table-cell office:value-type="string">
            <text:p>NORMAL OPERATION</text:p>
          </table:table-cell>
          <table:table-cell/>
          <table:table-cell office:value-type="string">
            <text:p>WTG stopped due to 410 OGS</text:p>
          </table:table-cell>
          <table:table-cell office:value-type="string">
            <text:p>Error no:410 OGS</text:p>
          </table:table-cell>
          <table:table-cell office:value-type="string">
            <text:p>running time</text:p>
          </table:table-cell>
          <table:table-cell office:value-type="string">
            <text:p>Loc no:SVG60 Top panel.</text:p>
          </table:table-cell>
          <table:table-cell office:value-type="string">
            <text:p>Frequent operation</text:p>
          </table:table-cell>
          <table:table-cell office:value-type="string">
            <text:p>D.Manoj, R.Aravindh, A.Sathish</text:p>
          </table:table-cell>
          <table:table-cell office:value-type="string">
            <text:p>Change the Brake power supply</text:p>
          </table:table-cell>
          <table:table-cell office:value-type="string">
            <text:p>1-No</text:p>
          </table:table-cell>
          <table:table-cell office:value-type="string">
            <text:p>Frequent operation,Material problem Short circuit, Loose connection.</text:p>
          </table:table-cell>
          <table:table-cell office:value-type="string">
            <text:p>Applied</text:p>
          </table:table-cell>
          <table:table-cell office:value-type="string">
            <text:p>We checked the digital input, we found check the OGS relay and OGS sensors are good and values fine, Brake power supply failure conformed, We found Brake power supply got failure and changed the good one.</text:p>
          </table:table-cell>
          <table:table-cell office:value-type="string">
            <text:p>Turbine running with normal operation.-Field Engineer-Selvan S. | -Field Operations Manager-Sivakumar S.</text:p>
          </table:table-cell>
          <table:table-cell office:value-type="string">
            <text:p>20160519_163410.jpg Brake power supply</text:p>
          </table:table-cell>
        </table:table-row>
        <table:table-row table:style-name="ro1">
          <table:table-cell office:value-type="string">
            <text:p>CIR-10000575</text:p>
          </table:table-cell>
          <table:table-cell office:value-type="float" office:value="100261132">
            <text:p>100261132</text:p>
          </table:table-cell>
          <table:table-cell office:value-type="string">
            <text:p>MYTRAH VAYU KRISHNA PVT LTD</text:p>
          </table:table-cell>
          <table:table-cell office:value-type="string">
            <text:p>SAVALSUNG</text:p>
          </table:table-cell>
          <table:table-cell office:value-type="string">
            <text:p>WF-IN-010-1193-Y0-A-02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30534">
            <text:p>4630534</text:p>
          </table:table-cell>
          <table:table-cell office:value-type="string">
            <text:p>Hansen</text:p>
          </table:table-cell>
          <table:table-cell office:value-type="string">
            <text:p>EH806A-001/CM001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71233">
            <text:p>402371233</text:p>
          </table:table-cell>
          <table:table-cell office:value-type="string">
            <text:p>16/05/2016</text:p>
          </table:table-cell>
          <table:table-cell office:value-type="string">
            <text:p>2118-Interbus bus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6/05/2016 19:20:00</text:p>
          </table:table-cell>
          <table:table-cell office:value-type="string">
            <text:p>16/05/2016 17:51:00</text:p>
          </table:table-cell>
          <table:table-cell office:value-type="float" office:value="3493373">
            <text:p>3493373</text:p>
          </table:table-cell>
          <table:table-cell office:value-type="float" office:value="17225">
            <text:p>17225</text:p>
          </table:table-cell>
          <table:table-cell office:value-type="string">
            <text:p>ELECTRICAL</text:p>
          </table:table-cell>
          <table:table-cell office:value-type="string">
            <text:p>ELECTRICAL CABINET SYSTEM</text:p>
          </table:table-cell>
          <table:table-cell office:value-type="string">
            <text:p>GP004898</text:p>
          </table:table-cell>
          <table:table-cell office:value-type="string">
            <text:p>PHOENIX</text:p>
          </table:table-cell>
          <table:table-cell office:value-type="string">
            <text:p>GRID FAILURE</text:p>
          </table:table-cell>
          <table:table-cell/>
          <table:table-cell office:value-type="string">
            <text:p>Error No 2118: Bus Error / Inter bus Failure</text:p>
          </table:table-cell>
          <table:table-cell office:value-type="string">
            <text:p>Bus Error Inter bus Failure</text:p>
          </table:table-cell>
          <table:table-cell office:value-type="string">
            <text:p>Grid resume time</text:p>
          </table:table-cell>
          <table:table-cell office:value-type="string">
            <text:p>Loc No:SVG60 Top panel</text:p>
          </table:table-cell>
          <table:table-cell office:value-type="string">
            <text:p>Material problem,Loose connection Due to Heat,Grid Fluctuation.</text:p>
          </table:table-cell>
          <table:table-cell office:value-type="string">
            <text:p>R.Aravindh, R.Muthukumar</text:p>
          </table:table-cell>
          <table:table-cell office:value-type="string">
            <text:p>Changed the AO module</text:p>
          </table:table-cell>
          <table:table-cell office:value-type="string">
            <text:p>1 - No</text:p>
          </table:table-cell>
          <table:table-cell office:value-type="string">
            <text:p>Material problem,Loose connection Due to Heat,Grid Fluctuation.</text:p>
          </table:table-cell>
          <table:table-cell office:value-type="string">
            <text:p>Applied</text:p>
          </table:table-cell>
          <table:table-cell office:value-type="string">
            <text:p>Wtg due to stop We checked digital input, we are attend the found PLC displyed CTRL code 3.18. We found AO module Failure confirmed | We found AO module Failure confirmed, so replaced the new one module then start the WTG</text:p>
          </table:table-cell>
          <table:table-cell office:value-type="string">
            <text:p>turbine running with normal operation.-Field Engineer-Selvan S. | -Field Operations Manager-Sivakumar S.</text:p>
          </table:table-cell>
          <table:table-cell office:value-type="string">
            <text:p>DSC_0089.jpg AO Module</text:p>
          </table:table-cell>
        </table:table-row>
        <table:table-row table:style-name="ro1">
          <table:table-cell office:value-type="string">
            <text:p>CIR-10000034</text:p>
          </table:table-cell>
          <table:table-cell office:value-type="float" office:value="100260878">
            <text:p>100260878</text:p>
          </table:table-cell>
          <table:table-cell office:value-type="string">
            <text:p>MYTRAH VAYU KRISHNA PVT LTD</text:p>
          </table:table-cell>
          <table:table-cell office:value-type="string">
            <text:p>SAVALSUNG</text:p>
          </table:table-cell>
          <table:table-cell office:value-type="string">
            <text:p>WF-IN-010-1193-Y0-A-019</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4">
            <text:p>44</text:p>
          </table:table-cell>
          <table:table-cell office:value-type="string">
            <text:p>17/02/2016</text:p>
          </table:table-cell>
          <table:table-cell office:value-type="string">
            <text:p>3211-SkiiP Error rotor inverter phase 3</text:p>
          </table:table-cell>
          <table:table-cell office:value-type="string">
            <text:p>Selvan S.</text:p>
          </table:table-cell>
          <table:table-cell office:value-type="float" office:value="1404">
            <text:p>1404</text:p>
          </table:table-cell>
          <table:table-cell office:value-type="float" office:value="1425">
            <text:p>1425</text:p>
          </table:table-cell>
          <table:table-cell office:value-type="string">
            <text:p>17/02/2016 12:30:00</text:p>
          </table:table-cell>
          <table:table-cell office:value-type="string">
            <text:p>17/02/2016 10:21:00</text:p>
          </table:table-cell>
          <table:table-cell office:value-type="float" office:value="233300">
            <text:p>233300</text:p>
          </table:table-cell>
          <table:table-cell office:value-type="float" office:value="15888">
            <text:p>15888</text:p>
          </table:table-cell>
          <table:table-cell office:value-type="string">
            <text:p>CONTROL SYSTEM</text:p>
          </table:table-cell>
          <table:table-cell office:value-type="string">
            <text:p>ELECTRICAL CABINET SYSTEM</text:p>
          </table:table-cell>
          <table:table-cell office:value-type="string">
            <text:p>gp0123</text:p>
          </table:table-cell>
          <table:table-cell office:value-type="string">
            <text:p>abb</text:p>
          </table:table-cell>
          <table:table-cell office:value-type="string">
            <text:p>NORMAL OPERATION</text:p>
          </table:table-cell>
          <table:table-cell office:value-type="float" office:value="1222">
            <text:p>1222</text:p>
          </table:table-cell>
          <table:table-cell office:value-type="string">
            <text:p>skip module</text:p>
          </table:table-cell>
          <table:table-cell office:value-type="float" office:value="3211">
            <text:p>3211</text:p>
          </table:table-cell>
          <table:table-cell office:value-type="string">
            <text:p>normal operation</text:p>
          </table:table-cell>
          <table:table-cell office:value-type="string">
            <text:p>banal</text:p>
          </table:table-cell>
          <table:table-cell office:value-type="float" office:value="4">
            <text:p>4</text:p>
          </table:table-cell>
          <table:table-cell office:value-type="string">
            <text:p>skip module</text:p>
          </table:table-cell>
          <table:table-cell office:value-type="float" office:value="5">
            <text:p>5</text:p>
          </table:table-cell>
          <table:table-cell office:value-type="float" office:value="6">
            <text:p>6</text:p>
          </table:table-cell>
          <table:table-cell office:value-type="string">
            <text:p>skip</text:p>
          </table:table-cell>
          <table:table-cell office:value-type="string">
            <text:p>Deleted</text:p>
          </table:table-cell>
          <table:table-cell office:value-type="string">
            <text:p>machine stopped | check the digital input | check the cable | change the new one</text:p>
          </table:table-cell>
          <table:table-cell table:number-columns-repeated="2"/>
        </table:table-row>
        <table:table-row table:style-name="ro1">
          <table:table-cell office:value-type="string">
            <text:p>CIR-10000421</text:p>
          </table:table-cell>
          <table:table-cell office:value-type="float" office:value="100260860">
            <text:p>100260860</text:p>
          </table:table-cell>
          <table:table-cell office:value-type="string">
            <text:p>MYTRAH VAYU KRISHNA PVT LTD</text:p>
          </table:table-cell>
          <table:table-cell office:value-type="string">
            <text:p>SAVALSUNG</text:p>
          </table:table-cell>
          <table:table-cell office:value-type="string">
            <text:p>WF-IN-010-1193-Y0-A-00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283001">
            <text:p>402283001</text:p>
          </table:table-cell>
          <table:table-cell office:value-type="string">
            <text:p>27/02/2016</text:p>
          </table:table-cell>
          <table:table-cell office:value-type="string">
            <text:p>3415-Emergency circuit open</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27/02/2016 16:51:00</text:p>
          </table:table-cell>
          <table:table-cell office:value-type="string">
            <text:p>27/02/2016 15:55:00</text:p>
          </table:table-cell>
          <table:table-cell office:value-type="float" office:value="2619985">
            <text:p>2619985</text:p>
          </table:table-cell>
          <table:table-cell office:value-type="float" office:value="15413">
            <text:p>15413</text:p>
          </table:table-cell>
          <table:table-cell office:value-type="string">
            <text:p>ELECTRICAL</text:p>
          </table:table-cell>
          <table:table-cell office:value-type="string">
            <text:p>ELECTRICAL CABINET SYSTEM</text:p>
          </table:table-cell>
          <table:table-cell office:value-type="string">
            <text:p>GP004898</text:p>
          </table:table-cell>
          <table:table-cell office:value-type="string">
            <text:p>Phoenix</text:p>
          </table:table-cell>
          <table:table-cell office:value-type="string">
            <text:p>NORMAL OPERATION</text:p>
          </table:table-cell>
          <table:table-cell/>
          <table:table-cell office:value-type="string">
            <text:p>Error No 3415. Emergency circuit open( Grid resume time )</text:p>
          </table:table-cell>
          <table:table-cell office:value-type="string">
            <text:p>Error No 3415. Emergency circuit open.</text:p>
          </table:table-cell>
          <table:table-cell office:value-type="string">
            <text:p>Grid resume time</text:p>
          </table:table-cell>
          <table:table-cell office:value-type="string">
            <text:p>top panel</text:p>
          </table:table-cell>
          <table:table-cell office:value-type="string">
            <text:p>malfunctioning the module</text:p>
          </table:table-cell>
          <table:table-cell office:value-type="string">
            <text:p>D.Manoj, V.Bala murugan M.Muthu</text:p>
          </table:table-cell>
          <table:table-cell office:value-type="string">
            <text:p>changed the AO module</text:p>
          </table:table-cell>
          <table:table-cell office:value-type="string">
            <text:p>1- no</text:p>
          </table:table-cell>
          <table:table-cell office:value-type="string">
            <text:p>module failure due to malfunctioning,Continuous Operation,Grid fluctuation.</text:p>
          </table:table-cell>
          <table:table-cell office:value-type="string">
            <text:p>Applied</text:p>
          </table:table-cell>
          <table:table-cell office:value-type="string">
            <text:p>Wtg stopped due to error no:3415 emergency circuit open | We Checked additional alarm and warning in HMI log | We checked digital input | HMI log it shows 3.18 | we checked and found AO module failure confirmed | Replace the new one module and restart the m/c</text:p>
          </table:table-cell>
          <table:table-cell office:value-type="string">
            <text:p>After replaced by new AO module turbine running with normal operation-Field Engineer-Selvan S. | -Field Operations Manager-Sivakumar S.</text:p>
          </table:table-cell>
          <table:table-cell office:value-type="string">
            <text:p>DSC_0089.jpg AO module</text:p>
          </table:table-cell>
        </table:table-row>
        <table:table-row table:style-name="ro1">
          <table:table-cell office:value-type="string">
            <text:p>CIR-10000695</text:p>
          </table:table-cell>
          <table:table-cell office:value-type="float" office:value="100261432">
            <text:p>100261432</text:p>
          </table:table-cell>
          <table:table-cell office:value-type="string">
            <text:p>Rayala Wind Power Company Private Limited</text:p>
          </table:table-cell>
          <table:table-cell office:value-type="string">
            <text:p>RAYALA</text:p>
          </table:table-cell>
          <table:table-cell office:value-type="string">
            <text:p>WF-IN-001-1481-Y1-A-008-MDN</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074">
            <text:p>801251074</text:p>
          </table:table-cell>
          <table:table-cell office:value-type="string">
            <text:p>Hansen</text:p>
          </table:table-cell>
          <table:table-cell office:value-type="string">
            <text:p>EH806A-001/CM0243</text:p>
          </table:table-cell>
          <table:table-cell office:value-type="string">
            <text:p>Standard+</text:p>
          </table:table-cell>
          <table:table-cell office:value-type="string">
            <text:p>STD+</text:p>
          </table:table-cell>
          <table:table-cell office:value-type="string">
            <text:p>Standard</text:p>
          </table:table-cell>
          <table:table-cell office:value-type="string">
            <text:p>07/01/2015</text:p>
          </table:table-cell>
          <table:table-cell/>
          <table:table-cell office:value-type="string">
            <text:p>12/06/2016</text:p>
          </table:table-cell>
          <table:table-cell office:value-type="float" office:value="-0">
            <text:p>-0</text:p>
          </table:table-cell>
          <table:table-cell office:value-type="string">
            <text:p>Seenivasagan G.</text:p>
          </table:table-cell>
          <table:table-cell office:value-type="float" office:value="1459">
            <text:p>1459</text:p>
          </table:table-cell>
          <table:table-cell office:value-type="float" office:value="1425">
            <text:p>1425</text:p>
          </table:table-cell>
          <table:table-cell office:value-type="string">
            <text:p>12/06/2016 12:55:00</text:p>
          </table:table-cell>
          <table:table-cell office:value-type="string">
            <text:p>12/06/2016 12:48:00</text:p>
          </table:table-cell>
          <table:table-cell office:value-type="float" office:value="5481715">
            <text:p>5481715</text:p>
          </table:table-cell>
          <table:table-cell office:value-type="float" office:value="12004">
            <text:p>12004</text:p>
          </table:table-cell>
          <table:table-cell office:value-type="string">
            <text:p>ELECTRICAL</text:p>
          </table:table-cell>
          <table:table-cell office:value-type="string">
            <text:p>ELECTRICAL CABINET SYSTEM</text:p>
          </table:table-cell>
          <table:table-cell office:value-type="string">
            <text:p>GP011681</text:p>
          </table:table-cell>
          <table:table-cell office:value-type="string">
            <text:p>AEG</text:p>
          </table:table-cell>
          <table:table-cell office:value-type="string">
            <text:p>NORMAL OPERATION</text:p>
          </table:table-cell>
          <table:table-cell office:value-type="string">
            <text:p>264510137108n</text:p>
          </table:table-cell>
          <table:table-cell office:value-type="string">
            <text:p>Top ups supply failure warning is occurred</text:p>
          </table:table-cell>
          <table:table-cell office:value-type="string">
            <text:p>ups failure</text:p>
          </table:table-cell>
          <table:table-cell office:value-type="string">
            <text:p>Normal running</text:p>
          </table:table-cell>
          <table:table-cell office:value-type="string">
            <text:p>Electrical panel</text:p>
          </table:table-cell>
          <table:table-cell office:value-type="string">
            <text:p>Grid fluctuation</text:p>
          </table:table-cell>
          <table:table-cell/>
          <table:table-cell office:value-type="string">
            <text:p>replaced new ups</text:p>
          </table:table-cell>
          <table:table-cell office:value-type="string">
            <text:p>1 nos</text:p>
          </table:table-cell>
          <table:table-cell office:value-type="string">
            <text:p>it will created the after grid failure plc power will cut off immediate</text:p>
          </table:table-cell>
          <table:table-cell office:value-type="string">
            <text:p>Assigned</text:p>
          </table:table-cell>
          <table:table-cell office:value-type="string">
            <text:p>While inspection ups feedback was missing after we confirmed the ups failure</text:p>
          </table:table-cell>
          <table:table-cell office:value-type="string">
            <text:p>UPS System failure-Field Engineer-Seenivasagan G. | Please recommend preventive action-Field Operations Manager-SARAVANAN.S | FSL Comments Requested-Phone Technical Support-Senthil M. | -Functionality Support Lead-Murugesan P.</text:p>
          </table:table-cell>
          <table:table-cell office:value-type="string">
            <text:p>Ups N27.jpg</text:p>
          </table:table-cell>
        </table:table-row>
        <table:table-row table:style-name="ro1">
          <table:table-cell office:value-type="string">
            <text:p>CIR-10000690</text:p>
          </table:table-cell>
          <table:table-cell office:value-type="float" office:value="100261593">
            <text:p>100261593</text:p>
          </table:table-cell>
          <table:table-cell office:value-type="string">
            <text:p>ANANDAPURA WIND POWER COMPANY</text:p>
          </table:table-cell>
          <table:table-cell office:value-type="string">
            <text:p>RAYALA</text:p>
          </table:table-cell>
          <table:table-cell office:value-type="string">
            <text:p>WF-IN-001-1481-Y1-A-011</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479412">
            <text:p>479412</text:p>
          </table:table-cell>
          <table:table-cell office:value-type="string">
            <text:p>Hansen</text:p>
          </table:table-cell>
          <table:table-cell office:value-type="string">
            <text:p>EH806A-031/CM0165</text:p>
          </table:table-cell>
          <table:table-cell office:value-type="string">
            <text:p>Standard+</text:p>
          </table:table-cell>
          <table:table-cell office:value-type="string">
            <text:p>STD+</text:p>
          </table:table-cell>
          <table:table-cell office:value-type="string">
            <text:p>Standard</text:p>
          </table:table-cell>
          <table:table-cell office:value-type="string">
            <text:p>19/05/2015</text:p>
          </table:table-cell>
          <table:table-cell/>
          <table:table-cell office:value-type="string">
            <text:p>15/06/2016</text:p>
          </table:table-cell>
          <table:table-cell office:value-type="float" office:value="-0">
            <text:p>-0</text:p>
          </table:table-cell>
          <table:table-cell office:value-type="string">
            <text:p>Seenivasagan G.</text:p>
          </table:table-cell>
          <table:table-cell office:value-type="float" office:value="1459">
            <text:p>1459</text:p>
          </table:table-cell>
          <table:table-cell office:value-type="float" office:value="1425">
            <text:p>1425</text:p>
          </table:table-cell>
          <table:table-cell office:value-type="string">
            <text:p>15/06/2016 20:40:00</text:p>
          </table:table-cell>
          <table:table-cell office:value-type="string">
            <text:p>15/06/2016 12:11:00</text:p>
          </table:table-cell>
          <table:table-cell office:value-type="float" office:value="5397125">
            <text:p>5397125</text:p>
          </table:table-cell>
          <table:table-cell office:value-type="float" office:value="9023">
            <text:p>9023</text:p>
          </table:table-cell>
          <table:table-cell office:value-type="string">
            <text:p>ELECTRICAL</text:p>
          </table:table-cell>
          <table:table-cell office:value-type="string">
            <text:p>GENERATOR SYSTEM</text:p>
          </table:table-cell>
          <table:table-cell/>
          <table:table-cell office:value-type="string">
            <text:p>LIFT</text:p>
          </table:table-cell>
          <table:table-cell office:value-type="string">
            <text:p>NORMAL OPERATION</text:p>
          </table:table-cell>
          <table:table-cell office:value-type="float" office:value="986201">
            <text:p>986201</text:p>
          </table:table-cell>
          <table:table-cell office:value-type="string">
            <text:p>while inspection generator internal cooling motor winding was failure</text:p>
          </table:table-cell>
          <table:table-cell office:value-type="string">
            <text:p>generator motor failed</text:p>
          </table:table-cell>
          <table:table-cell office:value-type="string">
            <text:p>normal operation</text:p>
          </table:table-cell>
          <table:table-cell office:value-type="string">
            <text:p>generator cooling system</text:p>
          </table:table-cell>
          <table:table-cell office:value-type="string">
            <text:p>Grid fluctuation</text:p>
          </table:table-cell>
          <table:table-cell/>
          <table:table-cell office:value-type="string">
            <text:p>find the motor winding failure</text:p>
          </table:table-cell>
          <table:table-cell office:value-type="string">
            <text:p>1 Nos</text:p>
          </table:table-cell>
          <table:table-cell office:value-type="string">
            <text:p>It will created increase generator winding temp</text:p>
          </table:table-cell>
          <table:table-cell office:value-type="string">
            <text:p>Assigned</text:p>
          </table:table-cell>
          <table:table-cell office:value-type="string">
            <text:p>While checked cooling motor winding Ohmic value and found winding failure replaced with new motor</text:p>
          </table:table-cell>
          <table:table-cell office:value-type="string">
            <text:p>516 generator winding temp high warning-Field Engineer-Seenivasagan G. | Preventive action is required-Field Operations Manager-SARAVANAN.S | FSL comments requested-Phone Technical Support-Senthil M. | -Functionality Support Lead-Murugesan P.</text:p>
          </table:table-cell>
          <table:table-cell office:value-type="string">
            <text:p>IMG_20160616_151341.jpg | EVENTS OF G97-150.xls</text:p>
          </table:table-cell>
        </table:table-row>
        <table:table-row table:style-name="ro1">
          <table:table-cell office:value-type="string">
            <text:p>CIR-10000766</text:p>
          </table:table-cell>
          <table:table-cell office:value-type="float" office:value="100261438">
            <text:p>100261438</text:p>
          </table:table-cell>
          <table:table-cell office:value-type="string">
            <text:p>Rayala Wind Power Company Private Limited</text:p>
          </table:table-cell>
          <table:table-cell office:value-type="string">
            <text:p>RAYALA</text:p>
          </table:table-cell>
          <table:table-cell office:value-type="string">
            <text:p>WF-IN-001-1481-Y1-A-002-MDN</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ABB type C</text:p>
          </table:table-cell>
          <table:table-cell office:value-type="float" office:value="4635466">
            <text:p>4635466</text:p>
          </table:table-cell>
          <table:table-cell office:value-type="string">
            <text:p>Hansen</text:p>
          </table:table-cell>
          <table:table-cell office:value-type="string">
            <text:p>EH806A-031/CM0010</text:p>
          </table:table-cell>
          <table:table-cell office:value-type="string">
            <text:p>Standard+</text:p>
          </table:table-cell>
          <table:table-cell office:value-type="string">
            <text:p>STD+</text:p>
          </table:table-cell>
          <table:table-cell office:value-type="string">
            <text:p>Standard</text:p>
          </table:table-cell>
          <table:table-cell office:value-type="string">
            <text:p>27/11/2014</text:p>
          </table:table-cell>
          <table:table-cell/>
          <table:table-cell office:value-type="string">
            <text:p>25/06/2016</text:p>
          </table:table-cell>
          <table:table-cell office:value-type="float" office:value="-0">
            <text:p>-0</text:p>
          </table:table-cell>
          <table:table-cell office:value-type="string">
            <text:p>Sivasree Saravanan K.</text:p>
          </table:table-cell>
          <table:table-cell office:value-type="float" office:value="1459">
            <text:p>1459</text:p>
          </table:table-cell>
          <table:table-cell office:value-type="float" office:value="0">
            <text:p>0</text:p>
          </table:table-cell>
          <table:table-cell office:value-type="string">
            <text:p>25/06/2016 17:48:00</text:p>
          </table:table-cell>
          <table:table-cell office:value-type="string">
            <text:p>25/06/2016 14:07:00</text:p>
          </table:table-cell>
          <table:table-cell office:value-type="float" office:value="58987">
            <text:p>58987</text:p>
          </table:table-cell>
          <table:table-cell office:value-type="float" office:value="11797">
            <text:p>11797</text:p>
          </table:table-cell>
          <table:table-cell office:value-type="string">
            <text:p>ELECTRICAL</text:p>
          </table:table-cell>
          <table:table-cell office:value-type="string">
            <text:p>GENERATOR SYSTEM</text:p>
          </table:table-cell>
          <table:table-cell/>
          <table:table-cell office:value-type="string">
            <text:p>ABB</text:p>
          </table:table-cell>
          <table:table-cell office:value-type="string">
            <text:p>NORMAL OPERATION</text:p>
          </table:table-cell>
          <table:table-cell office:value-type="float" office:value="4635466">
            <text:p>4635466</text:p>
          </table:table-cell>
          <table:table-cell/>
          <table:table-cell office:value-type="string">
            <text:p>Generator slip ring carbon brushes/holder burnout.</text:p>
          </table:table-cell>
          <table:table-cell office:value-type="string">
            <text:p>During running</text:p>
          </table:table-cell>
          <table:table-cell office:value-type="string">
            <text:p>Generator slip ring</text:p>
          </table:table-cell>
          <table:table-cell office:value-type="string">
            <text:p>Carbon brush was stuck between brush holder to slip ring drum</text:p>
          </table:table-cell>
          <table:table-cell office:value-type="string">
            <text:p>Service team</text:p>
          </table:table-cell>
          <table:table-cell office:value-type="string">
            <text:p>New brush holders/brushes replaced</text:p>
          </table:table-cell>
          <table:table-cell office:value-type="string">
            <text:p>Brush holder-2Nos Brushes - 22Nos</text:p>
          </table:table-cell>
          <table:table-cell office:value-type="string">
            <text:p>Slip-ring may get burnout due to heavy arc.</text:p>
          </table:table-cell>
          <table:table-cell/>
          <table:table-cell office:value-type="string">
            <text:p>All the damaged carbon brushes/holders have removed. | Cleaned the slipring drum | Replaced new carbon holders with brushes. | Cheked all the carbon brush holder conditions found ok</text:p>
          </table:table-cell>
          <table:table-cell table:number-columns-repeated="2"/>
        </table:table-row>
        <table:table-row table:style-name="ro1">
          <table:table-cell office:value-type="string">
            <text:p>CIR-10000298</text:p>
          </table:table-cell>
          <table:table-cell office:value-type="float" office:value="100260556">
            <text:p>100260556</text:p>
          </table:table-cell>
          <table:table-cell office:value-type="string">
            <text:p>Sri Murugarajendra Oil Industry Pvt Ltd</text:p>
          </table:table-cell>
          <table:table-cell office:value-type="string">
            <text:p>Chikkodi</text:p>
          </table:table-cell>
          <table:table-cell office:value-type="string">
            <text:p>WF-IN-010-0890-Y1-A-00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202">
            <text:p>801001202</text:p>
          </table:table-cell>
          <table:table-cell office:value-type="string">
            <text:p>Gamesa(Spain)</text:p>
          </table:table-cell>
          <table:table-cell office:value-type="float" office:value="100390">
            <text:p>10039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7/08/2011</text:p>
          </table:table-cell>
          <table:table-cell office:value-type="float" office:value="212">
            <text:p>212</text:p>
          </table:table-cell>
          <table:table-cell office:value-type="string">
            <text:p>04/04/2016</text:p>
          </table:table-cell>
          <table:table-cell office:value-type="string">
            <text:p>2118-Interbus bus error</text:p>
          </table:table-cell>
          <table:table-cell office:value-type="string">
            <text:p>Arockiaraj D.</text:p>
          </table:table-cell>
          <table:table-cell office:value-type="float" office:value="1373">
            <text:p>1373</text:p>
          </table:table-cell>
          <table:table-cell office:value-type="float" office:value="1425">
            <text:p>1425</text:p>
          </table:table-cell>
          <table:table-cell office:value-type="string">
            <text:p>11/04/2016 16:12:00</text:p>
          </table:table-cell>
          <table:table-cell office:value-type="string">
            <text:p>04/04/2016 16:12:00</text:p>
          </table:table-cell>
          <table:table-cell table:number-columns-repeated="2" office:value-type="float" office:value="12">
            <text:p>12</text:p>
          </table:table-cell>
          <table:table-cell office:value-type="string">
            <text:p>CONTROL SYSTEM</text:p>
          </table:table-cell>
          <table:table-cell office:value-type="string">
            <text:p>DRIVE TRAIN</text:p>
          </table:table-cell>
          <table:table-cell office:value-type="float" office:value="12">
            <text:p>12</text:p>
          </table:table-cell>
          <table:table-cell office:value-type="float" office:value="21">
            <text:p>21</text:p>
          </table:table-cell>
          <table:table-cell office:value-type="string">
            <text:p>GRID FAILURE</text:p>
          </table:table-cell>
          <table:table-cell office:value-type="float" office:value="12212">
            <text:p>12212</text:p>
          </table:table-cell>
          <table:table-cell office:value-type="string">
            <text:p>adafds</text:p>
          </table:table-cell>
          <table:table-cell office:value-type="string">
            <text:p>aa</text:p>
          </table:table-cell>
          <table:table-cell office:value-type="string">
            <text:p>aa</text:p>
          </table:table-cell>
          <table:table-cell office:value-type="string">
            <text:p>aa</text:p>
          </table:table-cell>
          <table:table-cell office:value-type="string">
            <text:p>aa</text:p>
          </table:table-cell>
          <table:table-cell office:value-type="string">
            <text:p>aa</text:p>
          </table:table-cell>
          <table:table-cell office:value-type="string">
            <text:p>aa</text:p>
          </table:table-cell>
          <table:table-cell office:value-type="string">
            <text:p>saa</text:p>
          </table:table-cell>
          <table:table-cell office:value-type="string">
            <text:p>adasdsa</text:p>
          </table:table-cell>
          <table:table-cell table:number-columns-repeated="4"/>
        </table:table-row>
        <table:table-row table:style-name="ro1">
          <table:table-cell office:value-type="string">
            <text:p>CIR-10000400</text:p>
          </table:table-cell>
          <table:table-cell office:value-type="float" office:value="100260900">
            <text:p>100260900</text:p>
          </table:table-cell>
          <table:table-cell office:value-type="string">
            <text:p>MYTRAH VAYU KRISHNA PVT LTD</text:p>
          </table:table-cell>
          <table:table-cell office:value-type="string">
            <text:p>SAVALSUNG</text:p>
          </table:table-cell>
          <table:table-cell office:value-type="string">
            <text:p>WF-IN-010-1193-Y0-A-01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table:table-cell office:value-type="string">
            <text:p>16/05/2016</text:p>
          </table:table-cell>
          <table:table-cell office:value-type="string">
            <text:p>3502-PLC Communication Error</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16/05/2016 06:01:00</text:p>
          </table:table-cell>
          <table:table-cell office:value-type="string">
            <text:p>16/05/2016 01:25:00</text:p>
          </table:table-cell>
          <table:table-cell office:value-type="float" office:value="2734434">
            <text:p>2734434</text:p>
          </table:table-cell>
          <table:table-cell office:value-type="float" office:value="17430">
            <text:p>17430</text:p>
          </table:table-cell>
          <table:table-cell office:value-type="string">
            <text:p>CONTROL SYSTEM</text:p>
          </table:table-cell>
          <table:table-cell office:value-type="string">
            <text:p>ELECTRICAL CABINET SYSTEM</text:p>
          </table:table-cell>
          <table:table-cell office:value-type="float" office:value="50019">
            <text:p>50019</text:p>
          </table:table-cell>
          <table:table-cell office:value-type="string">
            <text:p>ABB</text:p>
          </table:table-cell>
          <table:table-cell office:value-type="string">
            <text:p>GRID FAILURE</text:p>
          </table:table-cell>
          <table:table-cell office:value-type="float" office:value="3471522050809">
            <text:p>3471522050809</text:p>
          </table:table-cell>
          <table:table-cell office:value-type="string">
            <text:p>PLC Communication Error ( Grid failure time ). KM013 Contactor failure in 13 turbines ( 230 V contactor for bottom panel supply )</text:p>
          </table:table-cell>
          <table:table-cell office:value-type="string">
            <text:p>PLC communication error</text:p>
          </table:table-cell>
          <table:table-cell office:value-type="string">
            <text:p>Grid failure time</text:p>
          </table:table-cell>
          <table:table-cell office:value-type="string">
            <text:p>Loc no:SVG27,SVG16,SVG17,SVG18,SVG19,SVG20,SVG22,SVG23,SVG25,SVG26,SVG15,SVG154. SVG48</text:p>
          </table:table-cell>
          <table:table-cell office:value-type="string">
            <text:p>short circuit the feeder 1 &amp; 2 line.</text:p>
          </table:table-cell>
          <table:table-cell office:value-type="string">
            <text:p>R.Aravindh R.Sethu</text:p>
          </table:table-cell>
          <table:table-cell office:value-type="string">
            <text:p>changed the contactor.</text:p>
          </table:table-cell>
          <table:table-cell office:value-type="string">
            <text:p>13 ( contactor A16-30-10).</text:p>
          </table:table-cell>
          <table:table-cell office:value-type="string">
            <text:p>short circuit in Grid failure time</text:p>
          </table:table-cell>
          <table:table-cell office:value-type="string">
            <text:p>Applied</text:p>
          </table:table-cell>
          <table:table-cell office:value-type="string">
            <text:p>reached the m/c | Check the voltage | KM013 ( 230v contactor panel power supply got failure )</text:p>
          </table:table-cell>
          <table:table-cell office:value-type="string">
            <text:p>Grid failure time m/c component failure.-Field Engineer-Selvan S. | -Field Operations Manager-Sivakumar S.</text:p>
          </table:table-cell>
          <table:table-cell office:value-type="string">
            <text:p>IMG-20160516-WA0004.jpg contactor A16-30-10 | IMG-20160516-WA0002.jpg Coil melted pic</text:p>
          </table:table-cell>
        </table:table-row>
        <table:table-row table:style-name="ro1">
          <table:table-cell office:value-type="string">
            <text:p>CIR-10000426</text:p>
          </table:table-cell>
          <table:table-cell office:value-type="float" office:value="100261010">
            <text:p>100261010</text:p>
          </table:table-cell>
          <table:table-cell office:value-type="string">
            <text:p>MYTRAH VAYU KRISHNA PVT LTD</text:p>
          </table:table-cell>
          <table:table-cell office:value-type="string">
            <text:p>SAVALSUNG</text:p>
          </table:table-cell>
          <table:table-cell office:value-type="string">
            <text:p>WF-IN-010-1193-Y0-A-07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ABB type C</text:p>
          </table:table-cell>
          <table:table-cell office:value-type="float" office:value="4623693">
            <text:p>4623693</text:p>
          </table:table-cell>
          <table:table-cell office:value-type="string">
            <text:p>Rexroth</text:p>
          </table:table-cell>
          <table:table-cell office:value-type="float" office:value="737000001795">
            <text:p>73700000179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4/2014</text:p>
          </table:table-cell>
          <table:table-cell office:value-type="float" office:value="402326118">
            <text:p>402326118</text:p>
          </table:table-cell>
          <table:table-cell office:value-type="string">
            <text:p>04/04/2016</text:p>
          </table:table-cell>
          <table:table-cell office:value-type="string">
            <text:p>111-Max hydraulic unit pumping time</text:p>
          </table:table-cell>
          <table:table-cell office:value-type="string">
            <text:p>Selvan S.</text:p>
          </table:table-cell>
          <table:table-cell office:value-type="float" office:value="1404">
            <text:p>1404</text:p>
          </table:table-cell>
          <table:table-cell office:value-type="float" office:value="1439">
            <text:p>1439</text:p>
          </table:table-cell>
          <table:table-cell office:value-type="string">
            <text:p>04/04/2016 18:57:00</text:p>
          </table:table-cell>
          <table:table-cell office:value-type="string">
            <text:p>04/04/2016 12:05:00</text:p>
          </table:table-cell>
          <table:table-cell office:value-type="float" office:value="2982490">
            <text:p>2982490</text:p>
          </table:table-cell>
          <table:table-cell office:value-type="float" office:value="16166">
            <text:p>16166</text:p>
          </table:table-cell>
          <table:table-cell office:value-type="string">
            <text:p>MECHANICAL</text:p>
          </table:table-cell>
          <table:table-cell office:value-type="string">
            <text:p>HYDRAULIC SYSTEM AND PITCH CONTROL</text:p>
          </table:table-cell>
          <table:table-cell office:value-type="float" office:value="50758">
            <text:p>50758</text:p>
          </table:table-cell>
          <table:table-cell office:value-type="string">
            <text:p>Gamesa</text:p>
          </table:table-cell>
          <table:table-cell office:value-type="string">
            <text:p>NORMAL OPERATION</text:p>
          </table:table-cell>
          <table:table-cell/>
          <table:table-cell office:value-type="string">
            <text:p>Error No 111: Max hydraulic unit pumping time error occured.</text:p>
          </table:table-cell>
          <table:table-cell office:value-type="string">
            <text:p>Error No 111: Max hydraulic unit pumping time error occured</text:p>
          </table:table-cell>
          <table:table-cell office:value-type="string">
            <text:p>During running time</text:p>
          </table:table-cell>
          <table:table-cell office:value-type="string">
            <text:p>loc no 155 HU tank inside</text:p>
          </table:table-cell>
          <table:table-cell office:value-type="string">
            <text:p>continuous operation, manufacture defect</text:p>
          </table:table-cell>
          <table:table-cell office:value-type="string">
            <text:p>D.Manoj R.Muthukumar R.Aravindh R.Sethu</text:p>
          </table:table-cell>
          <table:table-cell office:value-type="string">
            <text:p>Change the Metal hose</text:p>
          </table:table-cell>
          <table:table-cell office:value-type="string">
            <text:p>1-no</text:p>
          </table:table-cell>
          <table:table-cell office:value-type="string">
            <text:p>After replaced the metal hose turbine with normal operation.</text:p>
          </table:table-cell>
          <table:table-cell office:value-type="string">
            <text:p>Applied</text:p>
          </table:table-cell>
          <table:table-cell office:value-type="string">
            <text:p>Wtg stopped due to error no:111 Max hydraulic unit pumping time | Check the HMI log | Check the warning and alarm | HU Pressure not not developing | Tank Entire side oil leakage observed | remove the HU tank cover and metal hose got damaged condition | Replaced new one metal hose then restart the m/c</text:p>
          </table:table-cell>
          <table:table-cell office:value-type="string">
            <text:p>After replaced the Hose turbine with normal operation.-Field Engineer-Selvan S. | -Field Operations Manager-Sivakumar S.</text:p>
          </table:table-cell>
          <table:table-cell office:value-type="string">
            <text:p>IMG_20160108_121602.jpg metal hose</text:p>
          </table:table-cell>
        </table:table-row>
        <table:table-row table:style-name="ro1">
          <table:table-cell office:value-type="string">
            <text:p>CIR-10000349</text:p>
          </table:table-cell>
          <table:table-cell office:value-type="float" office:value="100260693">
            <text:p>100260693</text:p>
          </table:table-cell>
          <table:table-cell office:value-type="string">
            <text:p>Mytrah Energy (India) Limited</text:p>
          </table:table-cell>
          <table:table-cell office:value-type="string">
            <text:p>BURGULA (MYTRAH)</text:p>
          </table:table-cell>
          <table:table-cell office:value-type="string">
            <text:p>WF-IN-001-1194-Y0-A-013</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3/2014</text:p>
          </table:table-cell>
          <table:table-cell office:value-type="float" office:value="402344954">
            <text:p>402344954</text:p>
          </table:table-cell>
          <table:table-cell office:value-type="string">
            <text:p>22/04/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25">
            <text:p>1425</text:p>
          </table:table-cell>
          <table:table-cell office:value-type="string">
            <text:p>22/04/2016 16:22:56</text:p>
          </table:table-cell>
          <table:table-cell office:value-type="string">
            <text:p>22/04/2016 15:05:56</text:p>
          </table:table-cell>
          <table:table-cell office:value-type="float" office:value="3318714">
            <text:p>3318714</text:p>
          </table:table-cell>
          <table:table-cell office:value-type="float" office:value="17548">
            <text:p>17548</text:p>
          </table:table-cell>
          <table:table-cell office:value-type="string">
            <text:p>ELECTRICAL</text:p>
          </table:table-cell>
          <table:table-cell office:value-type="string">
            <text:p>ELECTRICAL CABINET SYSTEM</text:p>
          </table:table-cell>
          <table:table-cell office:value-type="string">
            <text:p>GP043936</text:p>
          </table:table-cell>
          <table:table-cell/>
          <table:table-cell office:value-type="string">
            <text:p>GRID FAILURE</text:p>
          </table:table-cell>
          <table:table-cell/>
          <table:table-cell office:value-type="string">
            <text:p>PLC Inizilation Fail</text:p>
          </table:table-cell>
          <table:table-cell office:value-type="string">
            <text:p>40amps fuse</text:p>
          </table:table-cell>
          <table:table-cell office:value-type="string">
            <text:p>operation</text:p>
          </table:table-cell>
          <table:table-cell office:value-type="string">
            <text:p>BRG 511</text:p>
          </table:table-cell>
          <table:table-cell office:value-type="string">
            <text:p>failure</text:p>
          </table:table-cell>
          <table:table-cell office:value-type="string">
            <text:p>ramlakshmanan</text:p>
          </table:table-cell>
          <table:table-cell office:value-type="string">
            <text:p>we check the 40A fuse failure replaced new one.</text:p>
          </table:table-cell>
          <table:table-cell office:value-type="float" office:value="1">
            <text:p>1</text:p>
          </table:table-cell>
          <table:table-cell/>
          <table:table-cell office:value-type="string">
            <text:p>Applied</text:p>
          </table:table-cell>
          <table:table-cell office:value-type="string">
            <text:p>we are attend and check the 40A fuse replaced new one.</text:p>
          </table:table-cell>
          <table:table-cell office:value-type="string">
            <text:p>Wtg due to stop we are attend and check the 40A fuse failure replace new one then start the WTG. -Field Engineer-Ram Lakshmanan MP | -Field Operations Manager-Ravibala Suresh S.</text:p>
          </table:table-cell>
          <table:table-cell/>
        </table:table-row>
        <table:table-row table:style-name="ro1">
          <table:table-cell office:value-type="string">
            <text:p>CIR-10000251</text:p>
          </table:table-cell>
          <table:table-cell office:value-type="float" office:value="100261032">
            <text:p>100261032</text:p>
          </table:table-cell>
          <table:table-cell office:value-type="string">
            <text:p>Mytrah Energy (India) Limited</text:p>
          </table:table-cell>
          <table:table-cell office:value-type="string">
            <text:p>BURGULA (MYTRAH)</text:p>
          </table:table-cell>
          <table:table-cell office:value-type="string">
            <text:p>WF-IN-001-1194-Y0-A-042</text:p>
          </table:table-cell>
          <table:table-cell office:value-type="float" office:value="0.85">
            <text:p>0.85</text:p>
          </table:table-cell>
          <table:table-cell office:value-type="float" office:value="65">
            <text:p>65</text:p>
          </table:table-cell>
          <table:table-cell/>
          <table:table-cell office:value-type="string">
            <text:p>Cantarey</text:p>
          </table:table-cell>
          <table:table-cell office:value-type="float" office:value="801250605">
            <text:p>801250605</text:p>
          </table:table-cell>
          <table:table-cell office:value-type="string">
            <text:p>Hansen</text:p>
          </table:table-cell>
          <table:table-cell office:value-type="string">
            <text:p>EH806A-001/LM004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2/2014</text:p>
          </table:table-cell>
          <table:table-cell office:value-type="float" office:value="402317551">
            <text:p>402317551</text:p>
          </table:table-cell>
          <table:table-cell office:value-type="string">
            <text:p>25/03/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25/03/2016 23:51:00</text:p>
          </table:table-cell>
          <table:table-cell office:value-type="string">
            <text:p>25/03/2016 22:43:00</text:p>
          </table:table-cell>
          <table:table-cell office:value-type="float" office:value="3171312">
            <text:p>3171312</text:p>
          </table:table-cell>
          <table:table-cell office:value-type="float" office:value="17594">
            <text:p>17594</text:p>
          </table:table-cell>
          <table:table-cell office:value-type="string">
            <text:p>ELECTRICAL</text:p>
          </table:table-cell>
          <table:table-cell office:value-type="string">
            <text:p>ELECTRICAL CABINET SYSTEM</text:p>
          </table:table-cell>
          <table:table-cell office:value-type="string">
            <text:p>GP043936</text:p>
          </table:table-cell>
          <table:table-cell/>
          <table:table-cell office:value-type="string">
            <text:p>GRID FAILURE</text:p>
          </table:table-cell>
          <table:table-cell/>
          <table:table-cell office:value-type="string">
            <text:p>Line Protection Triggered</text:p>
          </table:table-cell>
          <table:table-cell office:value-type="string">
            <text:p>40A FUSE</text:p>
          </table:table-cell>
          <table:table-cell office:value-type="string">
            <text:p>OPERATION</text:p>
          </table:table-cell>
          <table:table-cell office:value-type="string">
            <text:p>BRG 509</text:p>
          </table:table-cell>
          <table:table-cell office:value-type="string">
            <text:p>GRID FLUCTUATION</text:p>
          </table:table-cell>
          <table:table-cell office:value-type="string">
            <text:p>MUTHUPANDI</text:p>
          </table:table-cell>
          <table:table-cell office:value-type="string">
            <text:p>found 40A fuse 2nos failure then Replaced</text:p>
          </table:table-cell>
          <table:table-cell office:value-type="float" office:value="2">
            <text:p>2</text:p>
          </table:table-cell>
          <table:table-cell office:value-type="string">
            <text:p>GRID FLUCTUATION</text:p>
          </table:table-cell>
          <table:table-cell office:value-type="string">
            <text:p>Assigned</text:p>
          </table:table-cell>
          <table:table-cell office:value-type="string">
            <text:p>wtg stopped Due to line protection triggered. We are attend and found 40A fuse 2nos failure then Replaced new one wtg started .</text:p>
          </table:table-cell>
          <table:table-cell office:value-type="string">
            <text:p>wtg stopped Due to line protection triggered. We are attend and found 40A fuse 2nos failure then Replaced new one wtg started .-Field Engineer-Ram Lakshmanan MP | Failure-Field Operations Manager-Ravibala Suresh S. | BOP Auditing recommended-Phone Technical Support-Senthil M. | BOP fuse standardization is recommended-Functionality Support Lead-Murugesan P. | -Functionality Support Specialist-Selvamani K.</text:p>
          </table:table-cell>
          <table:table-cell office:value-type="string">
            <text:p>GP043936.jpg</text:p>
          </table:table-cell>
        </table:table-row>
        <table:table-row table:style-name="ro1">
          <table:table-cell office:value-type="string">
            <text:p>CIR-10000252</text:p>
          </table:table-cell>
          <table:table-cell office:value-type="float" office:value="100261032">
            <text:p>100261032</text:p>
          </table:table-cell>
          <table:table-cell office:value-type="string">
            <text:p>Mytrah Energy (India) Limited</text:p>
          </table:table-cell>
          <table:table-cell office:value-type="string">
            <text:p>BURGULA (MYTRAH)</text:p>
          </table:table-cell>
          <table:table-cell office:value-type="string">
            <text:p>WF-IN-001-1194-Y0-A-042</text:p>
          </table:table-cell>
          <table:table-cell office:value-type="float" office:value="0.85">
            <text:p>0.85</text:p>
          </table:table-cell>
          <table:table-cell office:value-type="float" office:value="65">
            <text:p>65</text:p>
          </table:table-cell>
          <table:table-cell/>
          <table:table-cell office:value-type="string">
            <text:p>Cantarey</text:p>
          </table:table-cell>
          <table:table-cell office:value-type="float" office:value="801250605">
            <text:p>801250605</text:p>
          </table:table-cell>
          <table:table-cell office:value-type="string">
            <text:p>Hansen</text:p>
          </table:table-cell>
          <table:table-cell office:value-type="string">
            <text:p>EH806A-001/LM004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2/2014</text:p>
          </table:table-cell>
          <table:table-cell office:value-type="float" office:value="402317551">
            <text:p>402317551</text:p>
          </table:table-cell>
          <table:table-cell office:value-type="string">
            <text:p>25/03/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25/03/2016 23:51:00</text:p>
          </table:table-cell>
          <table:table-cell office:value-type="string">
            <text:p>25/03/2016 22:43:00</text:p>
          </table:table-cell>
          <table:table-cell office:value-type="float" office:value="3171312">
            <text:p>3171312</text:p>
          </table:table-cell>
          <table:table-cell office:value-type="float" office:value="17594">
            <text:p>17594</text:p>
          </table:table-cell>
          <table:table-cell office:value-type="string">
            <text:p>ELECTRICAL</text:p>
          </table:table-cell>
          <table:table-cell office:value-type="string">
            <text:p>ELECTRICAL CABINET SYSTEM</text:p>
          </table:table-cell>
          <table:table-cell office:value-type="string">
            <text:p>GP019603</text:p>
          </table:table-cell>
          <table:table-cell office:value-type="string">
            <text:p>EPCOS</text:p>
          </table:table-cell>
          <table:table-cell office:value-type="string">
            <text:p>GRID FAILURE</text:p>
          </table:table-cell>
          <table:table-cell/>
          <table:table-cell office:value-type="string">
            <text:p>Line Protection Triggered</text:p>
          </table:table-cell>
          <table:table-cell office:value-type="string">
            <text:p>capacitor</text:p>
          </table:table-cell>
          <table:table-cell office:value-type="string">
            <text:p>OPERATION</text:p>
          </table:table-cell>
          <table:table-cell office:value-type="string">
            <text:p>BRG 509</text:p>
          </table:table-cell>
          <table:table-cell office:value-type="string">
            <text:p>GRID FLUCTUATION</text:p>
          </table:table-cell>
          <table:table-cell office:value-type="string">
            <text:p>RAM,MUTHUKUMAR</text:p>
          </table:table-cell>
          <table:table-cell office:value-type="string">
            <text:p>REPLACED THE CAPACITOR</text:p>
          </table:table-cell>
          <table:table-cell office:value-type="float" office:value="1">
            <text:p>1</text:p>
          </table:table-cell>
          <table:table-cell office:value-type="string">
            <text:p>GRID FLUCTUATION</text:p>
          </table:table-cell>
          <table:table-cell office:value-type="string">
            <text:p>Assigned</text:p>
          </table:table-cell>
          <table:table-cell office:value-type="string">
            <text:p>wtg stopped Due to line protection triggered. We are attend and found capacitor 1no failure then Replaced new one wtg started .</text:p>
          </table:table-cell>
          <table:table-cell office:value-type="string">
            <text:p>capacitor 1no failure then Replaced new one-Field Engineer-Ram Lakshmanan MP | Failure-Field Operations Manager-Ravibala Suresh S. | BOP Auditing recommended-Phone Technical Support-Senthil M. | Type I Surge Arrester project recommended-Functionality Support Lead-Murugesan P. | -Functionality Support Specialist-Mayank</text:p>
          </table:table-cell>
          <table:table-cell/>
        </table:table-row>
        <table:table-row table:style-name="ro1">
          <table:table-cell office:value-type="string">
            <text:p>CIR-10000118</text:p>
          </table:table-cell>
          <table:table-cell office:value-type="float" office:value="100260954">
            <text:p>100260954</text:p>
          </table:table-cell>
          <table:table-cell office:value-type="string">
            <text:p>Mytrah Energy (India) Limited</text:p>
          </table:table-cell>
          <table:table-cell office:value-type="string">
            <text:p>BURGULA (MYTRAH)</text:p>
          </table:table-cell>
          <table:table-cell office:value-type="string">
            <text:p>WF-IN-001-1194-Y0-A-033</text:p>
          </table:table-cell>
          <table:table-cell office:value-type="float" office:value="0.85">
            <text:p>0.85</text:p>
          </table:table-cell>
          <table:table-cell office:value-type="float" office:value="65">
            <text:p>65</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2/2014</text:p>
          </table:table-cell>
          <table:table-cell office:value-type="float" office:value="402309023">
            <text:p>402309023</text:p>
          </table:table-cell>
          <table:table-cell office:value-type="string">
            <text:p>18/03/2016</text:p>
          </table:table-cell>
          <table:table-cell office:value-type="float" office:value="-0">
            <text:p>-0</text:p>
          </table:table-cell>
          <table:table-cell office:value-type="string">
            <text:p>Arun Kumar K.</text:p>
          </table:table-cell>
          <table:table-cell office:value-type="float" office:value="1386">
            <text:p>1386</text:p>
          </table:table-cell>
          <table:table-cell office:value-type="float" office:value="1439">
            <text:p>1439</text:p>
          </table:table-cell>
          <table:table-cell office:value-type="string">
            <text:p>18/03/2016 13:21:00</text:p>
          </table:table-cell>
          <table:table-cell office:value-type="string">
            <text:p>18/03/2016 12:45:00</text:p>
          </table:table-cell>
          <table:table-cell office:value-type="float" office:value="3484438">
            <text:p>3484438</text:p>
          </table:table-cell>
          <table:table-cell office:value-type="float" office:value="17521">
            <text:p>17521</text:p>
          </table:table-cell>
          <table:table-cell office:value-type="string">
            <text:p>ELECTRICAL</text:p>
          </table:table-cell>
          <table:table-cell office:value-type="string">
            <text:p>NACELLE INSTRUMENTATION SYSTEM</text:p>
          </table:table-cell>
          <table:table-cell office:value-type="string">
            <text:p>GP004896</text:p>
          </table:table-cell>
          <table:table-cell office:value-type="string">
            <text:p>phonix</text:p>
          </table:table-cell>
          <table:table-cell office:value-type="string">
            <text:p>NORMAL OPERATION</text:p>
          </table:table-cell>
          <table:table-cell/>
          <table:table-cell office:value-type="string">
            <text:p>WTG Stop due to Inter bus Fail Error(2118)</text:p>
          </table:table-cell>
          <table:table-cell office:value-type="string">
            <text:p>MODULE</text:p>
          </table:table-cell>
          <table:table-cell office:value-type="string">
            <text:p>OPERATION</text:p>
          </table:table-cell>
          <table:table-cell office:value-type="string">
            <text:p>BRG 522</text:p>
          </table:table-cell>
          <table:table-cell office:value-type="string">
            <text:p>CONTINOUS OPERATION</text:p>
          </table:table-cell>
          <table:table-cell office:value-type="string">
            <text:p>ARUNKMAR</text:p>
          </table:table-cell>
          <table:table-cell office:value-type="string">
            <text:p>Replaced the RS485 module</text:p>
          </table:table-cell>
          <table:table-cell office:value-type="float" office:value="1">
            <text:p>1</text:p>
          </table:table-cell>
          <table:table-cell/>
          <table:table-cell office:value-type="string">
            <text:p>Assigned</text:p>
          </table:table-cell>
          <table:table-cell office:value-type="string">
            <text:p>Wtg due to stop we are attend and found PLC diplay 3.17 error code so replaced the RS485 module then start the WTG.</text:p>
          </table:table-cell>
          <table:table-cell office:value-type="string">
            <text:p>Wtg due to stop we are attend and found PLC diplay 3.17 error code soreplaced the RS485 module then start the WTG.-Field Engineer-Arun Kumar K. | Module was failure or malfunction-Field Operations Manager-Ravibala Suresh S.</text:p>
          </table:table-cell>
          <table:table-cell office:value-type="string">
            <text:p>rs485.jpg</text:p>
          </table:table-cell>
        </table:table-row>
        <table:table-row table:style-name="ro1">
          <table:table-cell office:value-type="string">
            <text:p>CIR-10000134</text:p>
          </table:table-cell>
          <table:table-cell office:value-type="float" office:value="100260954">
            <text:p>100260954</text:p>
          </table:table-cell>
          <table:table-cell office:value-type="string">
            <text:p>Mytrah Energy (India) Limited</text:p>
          </table:table-cell>
          <table:table-cell office:value-type="string">
            <text:p>BURGULA (MYTRAH)</text:p>
          </table:table-cell>
          <table:table-cell office:value-type="string">
            <text:p>WF-IN-001-1194-Y0-A-033</text:p>
          </table:table-cell>
          <table:table-cell office:value-type="float" office:value="0.85">
            <text:p>0.85</text:p>
          </table:table-cell>
          <table:table-cell office:value-type="float" office:value="65">
            <text:p>65</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2/2014</text:p>
          </table:table-cell>
          <table:table-cell/>
          <table:table-cell office:value-type="string">
            <text:p>22/03/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23/03/2016 01:14:00</text:p>
          </table:table-cell>
          <table:table-cell office:value-type="string">
            <text:p>22/03/2016 23:56:00</text:p>
          </table:table-cell>
          <table:table-cell office:value-type="float" office:value="3489305">
            <text:p>3489305</text:p>
          </table:table-cell>
          <table:table-cell office:value-type="float" office:value="17625">
            <text:p>17625</text:p>
          </table:table-cell>
          <table:table-cell office:value-type="string">
            <text:p>ELECTRICAL</text:p>
          </table:table-cell>
          <table:table-cell office:value-type="string">
            <text:p>HIGH SPEED SHAFT COUPLING SYSTEM</text:p>
          </table:table-cell>
          <table:table-cell office:value-type="float" office:value="1094574">
            <text:p>1094574</text:p>
          </table:table-cell>
          <table:table-cell office:value-type="string">
            <text:p>gamesa</text:p>
          </table:table-cell>
          <table:table-cell office:value-type="string">
            <text:p>NORMAL OPERATION</text:p>
          </table:table-cell>
          <table:table-cell/>
          <table:table-cell office:value-type="string">
            <text:p>High brake temperature</text:p>
          </table:table-cell>
          <table:table-cell office:value-type="string">
            <text:p>brake power supply system</text:p>
          </table:table-cell>
          <table:table-cell office:value-type="string">
            <text:p>operation brake down</text:p>
          </table:table-cell>
          <table:table-cell office:value-type="string">
            <text:p>top panel</text:p>
          </table:table-cell>
          <table:table-cell office:value-type="string">
            <text:p>continuous operation</text:p>
          </table:table-cell>
          <table:table-cell office:value-type="string">
            <text:p>ramlakshmanan</text:p>
          </table:table-cell>
          <table:table-cell office:value-type="string">
            <text:p>we check the brake power supply system failure so replaced new one</text:p>
          </table:table-cell>
          <table:table-cell office:value-type="float" office:value="1">
            <text:p>1</text:p>
          </table:table-cell>
          <table:table-cell/>
          <table:table-cell office:value-type="string">
            <text:p>Assigned</text:p>
          </table:table-cell>
          <table:table-cell office:value-type="string">
            <text:p>we check the brake power supply system failure so replaced new one</text:p>
          </table:table-cell>
          <table:table-cell office:value-type="string">
            <text:p>we check the brake power supply system failure so replaced new one-Field Engineer-Ram Lakshmanan MP | Failiure-Field Operations Manager-Ravibala Suresh S. | closed-Phone Technical Support-Senthil M. | Brake power suppl battery Proactive replacement recommended as per field alert-Functionality Support Lead-Murugesan P. | -Quality-Vijay Chinnaswamy</text:p>
          </table:table-cell>
          <table:table-cell office:value-type="string">
            <text:p>P_20160325_091758.jpg</text:p>
          </table:table-cell>
        </table:table-row>
        <table:table-row table:style-name="ro1">
          <table:table-cell office:value-type="string">
            <text:p>CIR-10000099</text:p>
          </table:table-cell>
          <table:table-cell office:value-type="float" office:value="100261425">
            <text:p>100261425</text:p>
          </table:table-cell>
          <table:table-cell office:value-type="string">
            <text:p>Rayala Wind Power Company Private Limited</text:p>
          </table:table-cell>
          <table:table-cell office:value-type="string">
            <text:p>RAYALA</text:p>
          </table:table-cell>
          <table:table-cell office:value-type="string">
            <text:p>WF-IN-001-1481-Y1-A-005-MDN</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073">
            <text:p>801251073</text:p>
          </table:table-cell>
          <table:table-cell office:value-type="string">
            <text:p>Hansen</text:p>
          </table:table-cell>
          <table:table-cell office:value-type="string">
            <text:p>EH806A-031/CM0004</text:p>
          </table:table-cell>
          <table:table-cell office:value-type="string">
            <text:p>Standard+</text:p>
          </table:table-cell>
          <table:table-cell office:value-type="string">
            <text:p>STD+</text:p>
          </table:table-cell>
          <table:table-cell office:value-type="string">
            <text:p>Standard</text:p>
          </table:table-cell>
          <table:table-cell office:value-type="string">
            <text:p>27/11/2014</text:p>
          </table:table-cell>
          <table:table-cell office:value-type="float" office:value="402289615">
            <text:p>402289615</text:p>
          </table:table-cell>
          <table:table-cell office:value-type="string">
            <text:p>29/02/2016</text:p>
          </table:table-cell>
          <table:table-cell office:value-type="float" office:value="-0">
            <text:p>-0</text:p>
          </table:table-cell>
          <table:table-cell office:value-type="string">
            <text:p>Sivasree Saravanan K.</text:p>
          </table:table-cell>
          <table:table-cell office:value-type="float" office:value="1420">
            <text:p>1420</text:p>
          </table:table-cell>
          <table:table-cell office:value-type="float" office:value="1425">
            <text:p>1425</text:p>
          </table:table-cell>
          <table:table-cell office:value-type="string">
            <text:p>29/02/2016 19:35:00</text:p>
          </table:table-cell>
          <table:table-cell office:value-type="string">
            <text:p>29/02/2016 18:58:00</text:p>
          </table:table-cell>
          <table:table-cell office:value-type="float" office:value="5304817">
            <text:p>5304817</text:p>
          </table:table-cell>
          <table:table-cell office:value-type="float" office:value="9317">
            <text:p>9317</text:p>
          </table:table-cell>
          <table:table-cell office:value-type="string">
            <text:p>ELECTRICAL</text:p>
          </table:table-cell>
          <table:table-cell office:value-type="string">
            <text:p>ELECTRICAL CABINET SYSTEM</text:p>
          </table:table-cell>
          <table:table-cell office:value-type="string">
            <text:p>GP011681</text:p>
          </table:table-cell>
          <table:table-cell office:value-type="string">
            <text:p>AGE</text:p>
          </table:table-cell>
          <table:table-cell office:value-type="string">
            <text:p>NORMAL OPERATION</text:p>
          </table:table-cell>
          <table:table-cell office:value-type="string">
            <text:p>(40)2624509127262d</text:p>
          </table:table-cell>
          <table:table-cell office:value-type="string">
            <text:p>UPS failed during normal operation. It is serviced UPS. It was worked for two day after replacing.</text:p>
          </table:table-cell>
          <table:table-cell office:value-type="string">
            <text:p>UPS was failure.</text:p>
          </table:table-cell>
          <table:table-cell office:value-type="string">
            <text:p>During normal operation</text:p>
          </table:table-cell>
          <table:table-cell office:value-type="string">
            <text:p>In ground control cabinet</text:p>
          </table:table-cell>
          <table:table-cell office:value-type="string">
            <text:p>It is serviced UPS and it may failed due to internal short circuit.</text:p>
          </table:table-cell>
          <table:table-cell office:value-type="string">
            <text:p>Service</text:p>
          </table:table-cell>
          <table:table-cell office:value-type="string">
            <text:p>We have to replaced the UPS with new one.</text:p>
          </table:table-cell>
          <table:table-cell office:value-type="string">
            <text:p>UPS:1 no's</text:p>
          </table:table-cell>
          <table:table-cell/>
          <table:table-cell office:value-type="string">
            <text:p>Assigned</text:p>
          </table:table-cell>
          <table:table-cell office:value-type="string">
            <text:p>FM005 MCB was tripped due to failure of UPS. | burning smell observed inside of the UPS. it may occurred due to internal short circuit.</text:p>
          </table:table-cell>
          <table:table-cell office:value-type="string">
            <text:p>It is serviced UPS. It was worked for two day after replacing.-Field Engineer-Sivasree Saravanan K. | Need to takeup with supplier end. Now a days serviced UPS are supplied to site without any stickers.-Field Operations Manager-SARAVANAN.S | To be assign to Repair Center-Phone Technical Support-Senthil M. | Check FS057 Grounding cable wiring and it must be less 0.5 in Ground cabinet-Functionality Support Lead-Murugesan P. | this UPS failure issue need to be analyzed, since its a service UPS. kindly recall the failed UPS and carryout the analysis-Functionality Support Specialist-Venkatesh S | -Quality-Vijay Chinnaswamy</text:p>
          </table:table-cell>
          <table:table-cell office:value-type="string">
            <text:p>T6 UPS.jpg UPS | Sr.No.jpg Name plate details | Aqua Power+_20160310_162129.jpg UPS failed</text:p>
          </table:table-cell>
        </table:table-row>
        <table:table-row table:style-name="ro1">
          <table:table-cell office:value-type="string">
            <text:p>CIR-10000609</text:p>
          </table:table-cell>
          <table:table-cell office:value-type="float" office:value="100261030">
            <text:p>100261030</text:p>
          </table:table-cell>
          <table:table-cell office:value-type="string">
            <text:p>Mytrah Energy (India) Limited</text:p>
          </table:table-cell>
          <table:table-cell office:value-type="string">
            <text:p>BURGULA (MYTRAH)</text:p>
          </table:table-cell>
          <table:table-cell office:value-type="string">
            <text:p>WF-IN-001-1194-Y0-A-044</text:p>
          </table:table-cell>
          <table:table-cell office:value-type="float" office:value="0.85">
            <text:p>0.85</text:p>
          </table:table-cell>
          <table:table-cell office:value-type="float" office:value="65">
            <text:p>65</text:p>
          </table:table-cell>
          <table:table-cell/>
          <table:table-cell office:value-type="string">
            <text:p>Cantarey</text:p>
          </table:table-cell>
          <table:table-cell office:value-type="float" office:value="801250605">
            <text:p>801250605</text:p>
          </table:table-cell>
          <table:table-cell office:value-type="string">
            <text:p>Hansen</text:p>
          </table:table-cell>
          <table:table-cell office:value-type="string">
            <text:p>EH806A-001/LM004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5/03/2014</text:p>
          </table:table-cell>
          <table:table-cell office:value-type="float" office:value="402368027">
            <text:p>402368027</text:p>
          </table:table-cell>
          <table:table-cell office:value-type="string">
            <text:p>07/05/2016</text:p>
          </table:table-cell>
          <table:table-cell office:value-type="string">
            <text:p>2118-Interbus bus error</text:p>
          </table:table-cell>
          <table:table-cell office:value-type="string">
            <text:p>Ram Lakshmanan MP</text:p>
          </table:table-cell>
          <table:table-cell office:value-type="float" office:value="1386">
            <text:p>1386</text:p>
          </table:table-cell>
          <table:table-cell office:value-type="float" office:value="1425">
            <text:p>1425</text:p>
          </table:table-cell>
          <table:table-cell office:value-type="string">
            <text:p>07/05/2016 17:04:35</text:p>
          </table:table-cell>
          <table:table-cell office:value-type="string">
            <text:p>07/05/2016 16:13:35</text:p>
          </table:table-cell>
          <table:table-cell office:value-type="float" office:value="3446976">
            <text:p>3446976</text:p>
          </table:table-cell>
          <table:table-cell office:value-type="float" office:value="18543">
            <text:p>18543</text:p>
          </table:table-cell>
          <table:table-cell office:value-type="string">
            <text:p>ELECTRICAL</text:p>
          </table:table-cell>
          <table:table-cell office:value-type="string">
            <text:p>ELECTRICAL CABINET SYSTEM</text:p>
          </table:table-cell>
          <table:table-cell office:value-type="string">
            <text:p>REL0068</text:p>
          </table:table-cell>
          <table:table-cell/>
          <table:table-cell office:value-type="string">
            <text:p>NORMAL OPERATION</text:p>
          </table:table-cell>
          <table:table-cell/>
          <table:table-cell office:value-type="string">
            <text:p>Bus error-Interbus fail</text:p>
          </table:table-cell>
          <table:table-cell office:value-type="string">
            <text:p>Timer</text:p>
          </table:table-cell>
          <table:table-cell office:value-type="string">
            <text:p>OPERATION</text:p>
          </table:table-cell>
          <table:table-cell office:value-type="string">
            <text:p>BRG 548</text:p>
          </table:table-cell>
          <table:table-cell office:value-type="string">
            <text:p>failure</text:p>
          </table:table-cell>
          <table:table-cell office:value-type="string">
            <text:p>RAM,PANDI</text:p>
          </table:table-cell>
          <table:table-cell office:value-type="string">
            <text:p>KR330 Timer failure so replaced</text:p>
          </table:table-cell>
          <table:table-cell office:value-type="float" office:value="1">
            <text:p>1</text:p>
          </table:table-cell>
          <table:table-cell/>
          <table:table-cell office:value-type="string">
            <text:p>Applied</text:p>
          </table:table-cell>
          <table:table-cell office:value-type="string">
            <text:p>We are attend and check KR330 Timer failure so replaced new one then wtg start.</text:p>
          </table:table-cell>
          <table:table-cell office:value-type="string">
            <text:p>We are attend and check KR330 Timer failure so replaced new one -Field Engineer-Ram Lakshmanan MP | -Field Operations Manager-Ravibala Suresh S.</text:p>
          </table:table-cell>
          <table:table-cell/>
        </table:table-row>
        <table:table-row table:style-name="ro1">
          <table:table-cell office:value-type="string">
            <text:p>CIR-10000729</text:p>
          </table:table-cell>
          <table:table-cell office:value-type="float" office:value="100260929">
            <text:p>100260929</text:p>
          </table:table-cell>
          <table:table-cell office:value-type="string">
            <text:p>Mytrah Energy (India) Limited</text:p>
          </table:table-cell>
          <table:table-cell office:value-type="string">
            <text:p>BURGULA (MYTRAH)</text:p>
          </table:table-cell>
          <table:table-cell office:value-type="string">
            <text:p>WF-IN-001-1194-Y0-A-007</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9/03/2014</text:p>
          </table:table-cell>
          <table:table-cell office:value-type="float" office:value="402368015">
            <text:p>402368015</text:p>
          </table:table-cell>
          <table:table-cell office:value-type="string">
            <text:p>19/05/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19/06/2016 10:47:00</text:p>
          </table:table-cell>
          <table:table-cell office:value-type="string">
            <text:p>19/06/2016 09:26:00</text:p>
          </table:table-cell>
          <table:table-cell office:value-type="float" office:value="3321799">
            <text:p>3321799</text:p>
          </table:table-cell>
          <table:table-cell office:value-type="float" office:value="18170">
            <text:p>18170</text:p>
          </table:table-cell>
          <table:table-cell office:value-type="string">
            <text:p>ELECTRICAL</text:p>
          </table:table-cell>
          <table:table-cell office:value-type="string">
            <text:p>ELECTRICAL CABINET SYSTEM</text:p>
          </table:table-cell>
          <table:table-cell office:value-type="string">
            <text:p>GP095799</text:p>
          </table:table-cell>
          <table:table-cell/>
          <table:table-cell office:value-type="string">
            <text:p>NORMAL OPERATION</text:p>
          </table:table-cell>
          <table:table-cell/>
          <table:table-cell office:value-type="string">
            <text:p>HW Low DC-link voltage</text:p>
          </table:table-cell>
          <table:table-cell office:value-type="string">
            <text:p>chopped card</text:p>
          </table:table-cell>
          <table:table-cell office:value-type="string">
            <text:p>operation</text:p>
          </table:table-cell>
          <table:table-cell office:value-type="string">
            <text:p>BRG 518</text:p>
          </table:table-cell>
          <table:table-cell office:value-type="string">
            <text:p>HW Low DC-link voltage</text:p>
          </table:table-cell>
          <table:table-cell office:value-type="string">
            <text:p>ramlakshmanan, muthupandi</text:p>
          </table:table-cell>
          <table:table-cell office:value-type="string">
            <text:p>chopper card was failure so replaced new one</text:p>
          </table:table-cell>
          <table:table-cell office:value-type="float" office:value="1">
            <text:p>1</text:p>
          </table:table-cell>
          <table:table-cell/>
          <table:table-cell office:value-type="string">
            <text:p>Applied</text:p>
          </table:table-cell>
          <table:table-cell office:value-type="string">
            <text:p>We checked chopped card was failure so replaced new one. Then wtg start.</text:p>
          </table:table-cell>
          <table:table-cell office:value-type="string">
            <text:p>due to HW Low DC-link voltage chopper card was failure so replaced new one-Field Engineer-Ram Lakshmanan MP | -Field Operations Manager-Ravibala Suresh S.</text:p>
          </table:table-cell>
          <table:table-cell/>
        </table:table-row>
        <table:table-row table:style-name="ro1">
          <table:table-cell office:value-type="string">
            <text:p>CIR-10000228</text:p>
          </table:table-cell>
          <table:table-cell office:value-type="float" office:value="100260954">
            <text:p>100260954</text:p>
          </table:table-cell>
          <table:table-cell office:value-type="string">
            <text:p>Mytrah Energy (India) Limited</text:p>
          </table:table-cell>
          <table:table-cell office:value-type="string">
            <text:p>BURGULA (MYTRAH)</text:p>
          </table:table-cell>
          <table:table-cell office:value-type="string">
            <text:p>WF-IN-001-1194-Y0-A-033</text:p>
          </table:table-cell>
          <table:table-cell office:value-type="float" office:value="0.85">
            <text:p>0.85</text:p>
          </table:table-cell>
          <table:table-cell office:value-type="float" office:value="65">
            <text:p>65</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2/2014</text:p>
          </table:table-cell>
          <table:table-cell office:value-type="float" office:value="402309023">
            <text:p>402309023</text:p>
          </table:table-cell>
          <table:table-cell office:value-type="string">
            <text:p>18/03/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25">
            <text:p>1425</text:p>
          </table:table-cell>
          <table:table-cell office:value-type="string">
            <text:p>18/03/2016 13:21:04</text:p>
          </table:table-cell>
          <table:table-cell office:value-type="string">
            <text:p>18/03/2016 12:45:04</text:p>
          </table:table-cell>
          <table:table-cell office:value-type="float" office:value="3484091">
            <text:p>3484091</text:p>
          </table:table-cell>
          <table:table-cell office:value-type="float" office:value="17521">
            <text:p>17521</text:p>
          </table:table-cell>
          <table:table-cell office:value-type="string">
            <text:p>ELECTRICAL</text:p>
          </table:table-cell>
          <table:table-cell office:value-type="string">
            <text:p>ELECTRICAL CABINET SYSTEM</text:p>
          </table:table-cell>
          <table:table-cell office:value-type="string">
            <text:p>GP004896</text:p>
          </table:table-cell>
          <table:table-cell office:value-type="string">
            <text:p>phoenic</text:p>
          </table:table-cell>
          <table:table-cell office:value-type="string">
            <text:p>NORMAL OPERATION</text:p>
          </table:table-cell>
          <table:table-cell/>
          <table:table-cell office:value-type="string">
            <text:p>Wtg due to stopInterbus Failure</text:p>
          </table:table-cell>
          <table:table-cell office:value-type="string">
            <text:p>commnication module</text:p>
          </table:table-cell>
          <table:table-cell office:value-type="string">
            <text:p>operation</text:p>
          </table:table-cell>
          <table:table-cell office:value-type="string">
            <text:p>BRG 522</text:p>
          </table:table-cell>
          <table:table-cell office:value-type="string">
            <text:p>module failure</text:p>
          </table:table-cell>
          <table:table-cell office:value-type="string">
            <text:p>arunkumar</text:p>
          </table:table-cell>
          <table:table-cell office:value-type="string">
            <text:p>replaced the RS485 module</text:p>
          </table:table-cell>
          <table:table-cell office:value-type="float" office:value="1">
            <text:p>1</text:p>
          </table:table-cell>
          <table:table-cell/>
          <table:table-cell office:value-type="string">
            <text:p>Closed</text:p>
          </table:table-cell>
          <table:table-cell office:value-type="string">
            <text:p>we are attend and found PLC diplay 3.17 error code so replaced the RS485 module then start the WTG.</text:p>
          </table:table-cell>
          <table:table-cell office:value-type="string">
            <text:p>Continuos(on and off) operating, Grid Fluctuation. Grid down for long time and Fluctuation.-Field Engineer-Ram Lakshmanan MP | RS485 module failure-Field Operations Manager-Ravibala Suresh S. | closed-Phone Technical Support-Senthil M. | Failure rate to be checked and if required we will do the RCA-Functionality Support Lead-Shankar Anand R. | park the issue-Quality-Vijay Chinnaswamy</text:p>
          </table:table-cell>
          <table:table-cell/>
        </table:table-row>
        <table:table-row table:style-name="ro1">
          <table:table-cell office:value-type="string">
            <text:p>CIR-10000283</text:p>
          </table:table-cell>
          <table:table-cell office:value-type="float" office:value="100260954">
            <text:p>100260954</text:p>
          </table:table-cell>
          <table:table-cell office:value-type="string">
            <text:p>Mytrah Energy (India) Limited</text:p>
          </table:table-cell>
          <table:table-cell office:value-type="string">
            <text:p>BURGULA (MYTRAH)</text:p>
          </table:table-cell>
          <table:table-cell office:value-type="string">
            <text:p>WF-IN-001-1194-Y0-A-033</text:p>
          </table:table-cell>
          <table:table-cell office:value-type="float" office:value="0.85">
            <text:p>0.85</text:p>
          </table:table-cell>
          <table:table-cell office:value-type="float" office:value="65">
            <text:p>65</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2/2014</text:p>
          </table:table-cell>
          <table:table-cell office:value-type="float" office:value="402328149">
            <text:p>402328149</text:p>
          </table:table-cell>
          <table:table-cell office:value-type="string">
            <text:p>09/04/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table:number-columns-repeated="2" office:value-type="string">
            <text:p>09/04/2016 21:41:00</text:p>
          </table:table-cell>
          <table:table-cell office:value-type="float" office:value="3532362">
            <text:p>3532362</text:p>
          </table:table-cell>
          <table:table-cell office:value-type="float" office:value="18041">
            <text:p>18041</text:p>
          </table:table-cell>
          <table:table-cell office:value-type="string">
            <text:p>ELECTRICAL</text:p>
          </table:table-cell>
          <table:table-cell office:value-type="string">
            <text:p>GENERATOR SYSTEM</text:p>
          </table:table-cell>
          <table:table-cell office:value-type="string">
            <text:p>P390157</text:p>
          </table:table-cell>
          <table:table-cell office:value-type="string">
            <text:p>encoder</text:p>
          </table:table-cell>
          <table:table-cell office:value-type="string">
            <text:p>NORMAL OPERATION</text:p>
          </table:table-cell>
          <table:table-cell/>
          <table:table-cell office:value-type="string">
            <text:p>Encoder Slope Not Ok</text:p>
          </table:table-cell>
          <table:table-cell office:value-type="string">
            <text:p>Encoder</text:p>
          </table:table-cell>
          <table:table-cell office:value-type="string">
            <text:p>operation</text:p>
          </table:table-cell>
          <table:table-cell office:value-type="string">
            <text:p>BRG 522</text:p>
          </table:table-cell>
          <table:table-cell office:value-type="string">
            <text:p>FAILURE</text:p>
          </table:table-cell>
          <table:table-cell office:value-type="string">
            <text:p>ramlakshmanan</text:p>
          </table:table-cell>
          <table:table-cell office:value-type="string">
            <text:p>replaced the encoder generator</text:p>
          </table:table-cell>
          <table:table-cell office:value-type="float" office:value="1">
            <text:p>1</text:p>
          </table:table-cell>
          <table:table-cell office:value-type="string">
            <text:p>encoder failure</text:p>
          </table:table-cell>
          <table:table-cell office:value-type="string">
            <text:p>Assigned</text:p>
          </table:table-cell>
          <table:table-cell office:value-type="string">
            <text:p>Wtg due to stop we are attend and replaced the encoder generator then start the WTG.</text:p>
          </table:table-cell>
          <table:table-cell office:value-type="string">
            <text:p>Wtg due to stop we are attend and replaced the encoder generator then start the WTG.-Field Engineer-Ram Lakshmanan MP | Replaced encoder for testing now wtg under observation-Field Operations Manager-Ravibala Suresh S. | closed-Phone Technical Support-Senthil M. | -Functionality Support Lead-Shankar Anand R.</text:p>
          </table:table-cell>
          <table:table-cell office:value-type="string">
            <text:p>P390157.jpg</text:p>
          </table:table-cell>
        </table:table-row>
        <table:table-row table:style-name="ro1">
          <table:table-cell office:value-type="string">
            <text:p>CIR-10000242</text:p>
          </table:table-cell>
          <table:table-cell office:value-type="float" office:value="100260934">
            <text:p>100260934</text:p>
          </table:table-cell>
          <table:table-cell office:value-type="string">
            <text:p>Mytrah Energy (India) Limited</text:p>
          </table:table-cell>
          <table:table-cell office:value-type="string">
            <text:p>BURGULA (MYTRAH)</text:p>
          </table:table-cell>
          <table:table-cell office:value-type="string">
            <text:p>WF-IN-001-1194-Y0-A-022</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6/03/2014</text:p>
          </table:table-cell>
          <table:table-cell/>
          <table:table-cell office:value-type="string">
            <text:p>07/03/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07/03/2016 15:50:00</text:p>
          </table:table-cell>
          <table:table-cell office:value-type="string">
            <text:p>07/03/2016 15:40:00</text:p>
          </table:table-cell>
          <table:table-cell office:value-type="float" office:value="3437717">
            <text:p>3437717</text:p>
          </table:table-cell>
          <table:table-cell office:value-type="float" office:value="16944">
            <text:p>16944</text:p>
          </table:table-cell>
          <table:table-cell office:value-type="string">
            <text:p>MECHANICAL</text:p>
          </table:table-cell>
          <table:table-cell office:value-type="string">
            <text:p>HYDRAULIC SYSTEM AND PITCH CONTROL</text:p>
          </table:table-cell>
          <table:table-cell table:number-columns-repeated="2"/>
          <table:table-cell office:value-type="string">
            <text:p>NORMAL OPERATION</text:p>
          </table:table-cell>
          <table:table-cell/>
          <table:table-cell office:value-type="string">
            <text:p>During 24 month service we abservered oil leak in pitch cylinder</text:p>
          </table:table-cell>
          <table:table-cell office:value-type="string">
            <text:p>pitch cylinder</text:p>
          </table:table-cell>
          <table:table-cell office:value-type="string">
            <text:p>operation</text:p>
          </table:table-cell>
          <table:table-cell office:value-type="string">
            <text:p>gear box BRG 539</text:p>
          </table:table-cell>
          <table:table-cell office:value-type="string">
            <text:p>leak</text:p>
          </table:table-cell>
          <table:table-cell office:value-type="string">
            <text:p>muthukumar</text:p>
          </table:table-cell>
          <table:table-cell table:number-columns-repeated="2"/>
          <table:table-cell office:value-type="string">
            <text:p>failure of pitch cylinder</text:p>
          </table:table-cell>
          <table:table-cell office:value-type="string">
            <text:p>Closed</text:p>
          </table:table-cell>
          <table:table-cell office:value-type="string">
            <text:p>need for suggestion</text:p>
          </table:table-cell>
          <table:table-cell office:value-type="string">
            <text:p>request for suggestion-Field Engineer-Ram Lakshmanan MP | Need your suggestion-Field Operations Manager-Ravibala Suresh S. | 8D ongoing-Phone Technical Support-Senthil M. | If the oil is more than 3.4 litres for 3 minutes during SIN test, then replace the pitch cylinder or do seal replacement. 8D is ongoing-Functionality Support Lead-Anand A.P | closed-Quality-Vijay Chinnaswamy</text:p>
          </table:table-cell>
          <table:table-cell office:value-type="string">
            <text:p>DSC01011 529.JPG | DSC01011 529.JPG</text:p>
          </table:table-cell>
        </table:table-row>
        <table:table-row table:style-name="ro1">
          <table:table-cell office:value-type="string">
            <text:p>CIR-10000272</text:p>
          </table:table-cell>
          <table:table-cell office:value-type="float" office:value="100260929">
            <text:p>100260929</text:p>
          </table:table-cell>
          <table:table-cell office:value-type="string">
            <text:p>Mytrah Energy (India) Limited</text:p>
          </table:table-cell>
          <table:table-cell office:value-type="string">
            <text:p>BURGULA (MYTRAH)</text:p>
          </table:table-cell>
          <table:table-cell office:value-type="string">
            <text:p>WF-IN-001-1194-Y0-A-007</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9/03/2014</text:p>
          </table:table-cell>
          <table:table-cell office:value-type="float" office:value="402317562">
            <text:p>402317562</text:p>
          </table:table-cell>
          <table:table-cell office:value-type="string">
            <text:p>31/03/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31/03/2016 05:41:00</text:p>
          </table:table-cell>
          <table:table-cell office:value-type="string">
            <text:p>31/03/2016 05:08:00</text:p>
          </table:table-cell>
          <table:table-cell office:value-type="float" office:value="3201521">
            <text:p>3201521</text:p>
          </table:table-cell>
          <table:table-cell office:value-type="float" office:value="16963">
            <text:p>16963</text:p>
          </table:table-cell>
          <table:table-cell office:value-type="string">
            <text:p>ELECTRICAL</text:p>
          </table:table-cell>
          <table:table-cell office:value-type="string">
            <text:p>ELECTRICAL CABINET SYSTEM</text:p>
          </table:table-cell>
          <table:table-cell office:value-type="string">
            <text:p>REL0068</text:p>
          </table:table-cell>
          <table:table-cell office:value-type="string">
            <text:p>finder</text:p>
          </table:table-cell>
          <table:table-cell office:value-type="string">
            <text:p>NORMAL OPERATION</text:p>
          </table:table-cell>
          <table:table-cell/>
          <table:table-cell office:value-type="string">
            <text:p>HW DC Link voltage low</text:p>
          </table:table-cell>
          <table:table-cell office:value-type="string">
            <text:p>Timer</text:p>
          </table:table-cell>
          <table:table-cell office:value-type="string">
            <text:p>operation</text:p>
          </table:table-cell>
          <table:table-cell office:value-type="string">
            <text:p>BRG 518</text:p>
          </table:table-cell>
          <table:table-cell office:value-type="string">
            <text:p>continuous operation</text:p>
          </table:table-cell>
          <table:table-cell office:value-type="string">
            <text:p>ramlakshmanan</text:p>
          </table:table-cell>
          <table:table-cell office:value-type="string">
            <text:p>replace timer KR013A failure</text:p>
          </table:table-cell>
          <table:table-cell office:value-type="float" office:value="1">
            <text:p>1</text:p>
          </table:table-cell>
          <table:table-cell office:value-type="string">
            <text:p>continuous operation</text:p>
          </table:table-cell>
          <table:table-cell office:value-type="string">
            <text:p>Assigned</text:p>
          </table:table-cell>
          <table:table-cell office:value-type="string">
            <text:p>Wtg stop due to HW DC link voltage low we attend and found timer KR013A failure.so replace the new one then start the WTG.</text:p>
          </table:table-cell>
          <table:table-cell office:value-type="string">
            <text:p>Wtg stop due to HW DC link voltage low we attend and found timer KR013A failure.so replace the new one then start the WTG.-Field Engineer-Ram Lakshmanan MP | Timer module malfunction-Field Operations Manager-Ravibala Suresh S. | closed-Phone Technical Support-Senthil M. | Closed-Functionality Support Lead-Murugesan P. | -Quality-Vijay Chinnaswamy</text:p>
          </table:table-cell>
          <table:table-cell office:value-type="string">
            <text:p>P_20160324_124547.jpg</text:p>
          </table:table-cell>
        </table:table-row>
        <table:table-row table:style-name="ro1">
          <table:table-cell office:value-type="string">
            <text:p>CIR-10000250</text:p>
          </table:table-cell>
          <table:table-cell office:value-type="float" office:value="100261029">
            <text:p>100261029</text:p>
          </table:table-cell>
          <table:table-cell office:value-type="string">
            <text:p>Mytrah Energy (India) Limited</text:p>
          </table:table-cell>
          <table:table-cell office:value-type="string">
            <text:p>BURGULA (MYTRAH)</text:p>
          </table:table-cell>
          <table:table-cell office:value-type="string">
            <text:p>WF-IN-001-1194-Y0-A-043</text:p>
          </table:table-cell>
          <table:table-cell office:value-type="float" office:value="0.85">
            <text:p>0.85</text:p>
          </table:table-cell>
          <table:table-cell office:value-type="float" office:value="65">
            <text:p>65</text:p>
          </table:table-cell>
          <table:table-cell/>
          <table:table-cell office:value-type="string">
            <text:p>Cantarey</text:p>
          </table:table-cell>
          <table:table-cell office:value-type="float" office:value="801250605">
            <text:p>801250605</text:p>
          </table:table-cell>
          <table:table-cell office:value-type="string">
            <text:p>Hansen</text:p>
          </table:table-cell>
          <table:table-cell office:value-type="string">
            <text:p>EH806A-001/LM004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5/03/2014</text:p>
          </table:table-cell>
          <table:table-cell office:value-type="float" office:value="402309024">
            <text:p>402309024</text:p>
          </table:table-cell>
          <table:table-cell office:value-type="string">
            <text:p>19/03/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19/03/2016 23:44:00</text:p>
          </table:table-cell>
          <table:table-cell office:value-type="string">
            <text:p>19/03/2016 23:33:00</text:p>
          </table:table-cell>
          <table:table-cell office:value-type="float" office:value="23121811">
            <text:p>23121811</text:p>
          </table:table-cell>
          <table:table-cell office:value-type="float" office:value="17390">
            <text:p>17390</text:p>
          </table:table-cell>
          <table:table-cell office:value-type="string">
            <text:p>ELECTRICAL</text:p>
          </table:table-cell>
          <table:table-cell office:value-type="string">
            <text:p>ELECTRICAL CABINET SYSTEM</text:p>
          </table:table-cell>
          <table:table-cell office:value-type="string">
            <text:p>GP004896</text:p>
          </table:table-cell>
          <table:table-cell office:value-type="string">
            <text:p>pheonics</text:p>
          </table:table-cell>
          <table:table-cell office:value-type="string">
            <text:p>NORMAL OPERATION</text:p>
          </table:table-cell>
          <table:table-cell/>
          <table:table-cell office:value-type="string">
            <text:p>Interbus failure</text:p>
          </table:table-cell>
          <table:table-cell office:value-type="string">
            <text:p>module</text:p>
          </table:table-cell>
          <table:table-cell office:value-type="string">
            <text:p>operation break down</text:p>
          </table:table-cell>
          <table:table-cell office:value-type="string">
            <text:p>BRG 549</text:p>
          </table:table-cell>
          <table:table-cell office:value-type="string">
            <text:p>continuous operation</text:p>
          </table:table-cell>
          <table:table-cell office:value-type="string">
            <text:p>ramlakshmanan</text:p>
          </table:table-cell>
          <table:table-cell office:value-type="string">
            <text:p>replaced the RS485 module</text:p>
          </table:table-cell>
          <table:table-cell office:value-type="float" office:value="1">
            <text:p>1</text:p>
          </table:table-cell>
          <table:table-cell/>
          <table:table-cell office:value-type="string">
            <text:p>Assigned</text:p>
          </table:table-cell>
          <table:table-cell office:value-type="string">
            <text:p>we are attend and found PLC diplay 3.17 error code so replaced the RS485 module then start the WTG.</text:p>
          </table:table-cell>
          <table:table-cell office:value-type="string">
            <text:p>we are attend and found PLC diplay 3.17 error code soreplaced the RS485 module then start the WTG.-Field Engineer-Ram Lakshmanan MP | RS485 module failure-Field Operations Manager-Ravibala Suresh S. | Surge protection to be ensured-Phone Technical Support-Senthil M. | -Functionality Support Lead-Shankar Anand R.</text:p>
          </table:table-cell>
          <table:table-cell office:value-type="string">
            <text:p>rs485.jpg</text:p>
          </table:table-cell>
        </table:table-row>
        <table:table-row table:style-name="ro1">
          <table:table-cell office:value-type="string">
            <text:p>CIR-10000213</text:p>
          </table:table-cell>
          <table:table-cell office:value-type="float" office:value="100260932">
            <text:p>100260932</text:p>
          </table:table-cell>
          <table:table-cell office:value-type="string">
            <text:p>Mytrah Energy (India) Limited</text:p>
          </table:table-cell>
          <table:table-cell office:value-type="string">
            <text:p>BURGULA (MYTRAH)</text:p>
          </table:table-cell>
          <table:table-cell office:value-type="string">
            <text:p>WF-IN-001-1194-Y0-A-025</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5/03/2014</text:p>
          </table:table-cell>
          <table:table-cell/>
          <table:table-cell office:value-type="string">
            <text:p>31/03/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25">
            <text:p>1425</text:p>
          </table:table-cell>
          <table:table-cell office:value-type="string">
            <text:p>31/03/2016 23:37:41</text:p>
          </table:table-cell>
          <table:table-cell office:value-type="string">
            <text:p>31/03/2016 23:10:00</text:p>
          </table:table-cell>
          <table:table-cell office:value-type="float" office:value="3589904">
            <text:p>3589904</text:p>
          </table:table-cell>
          <table:table-cell office:value-type="float" office:value="17544">
            <text:p>17544</text:p>
          </table:table-cell>
          <table:table-cell office:value-type="string">
            <text:p>ELECTRICAL</text:p>
          </table:table-cell>
          <table:table-cell office:value-type="string">
            <text:p>ELECTRICAL CABINET SYSTEM</text:p>
          </table:table-cell>
          <table:table-cell office:value-type="string">
            <text:p>rel0068</text:p>
          </table:table-cell>
          <table:table-cell office:value-type="string">
            <text:p>finder</text:p>
          </table:table-cell>
          <table:table-cell office:value-type="string">
            <text:p>NORMAL OPERATION</text:p>
          </table:table-cell>
          <table:table-cell/>
          <table:table-cell office:value-type="string">
            <text:p>Wtg due to stop due to the plc inizilation fail</text:p>
          </table:table-cell>
          <table:table-cell office:value-type="string">
            <text:p>timer</text:p>
          </table:table-cell>
          <table:table-cell office:value-type="string">
            <text:p>operation</text:p>
          </table:table-cell>
          <table:table-cell office:value-type="string">
            <text:p>coverter panal</text:p>
          </table:table-cell>
          <table:table-cell office:value-type="string">
            <text:p>contious operation</text:p>
          </table:table-cell>
          <table:table-cell office:value-type="string">
            <text:p>muthukumar</text:p>
          </table:table-cell>
          <table:table-cell office:value-type="string">
            <text:p>replace</text:p>
          </table:table-cell>
          <table:table-cell office:value-type="float" office:value="1">
            <text:p>1</text:p>
          </table:table-cell>
          <table:table-cell office:value-type="string">
            <text:p>Grid drop, Continuous operation</text:p>
          </table:table-cell>
          <table:table-cell office:value-type="string">
            <text:p>Assigned</text:p>
          </table:table-cell>
          <table:table-cell office:value-type="string">
            <text:p>we are attand and found the (KR013A) timer failure condition.so replaced new one then start the WTG.</text:p>
          </table:table-cell>
          <table:table-cell office:value-type="string">
            <text:p>Wtg due to stop we are attand and found check the (KR013A) timer failure condition.so replaced new one then start the WTG.-Field Engineer-Ram Lakshmanan MP | Tmer module Malfunction-Field Operations Manager-Ravibala Suresh S. | closed-Phone Technical Support-Senthil M. | Please confirm this is under project scope or diffent failure mode-Functionality Support Lead-Murugesan P. | -Functionality Support Specialist-Venkatesh S</text:p>
          </table:table-cell>
          <table:table-cell office:value-type="string">
            <text:p>REL0068 Timer.jpg</text:p>
          </table:table-cell>
        </table:table-row>
        <table:table-row table:style-name="ro1">
          <table:table-cell office:value-type="string">
            <text:p>CIR-10000244</text:p>
          </table:table-cell>
          <table:table-cell office:value-type="float" office:value="100260703">
            <text:p>100260703</text:p>
          </table:table-cell>
          <table:table-cell office:value-type="string">
            <text:p>Mytrah Energy (India) Limited</text:p>
          </table:table-cell>
          <table:table-cell office:value-type="string">
            <text:p>BURGULA (MYTRAH)</text:p>
          </table:table-cell>
          <table:table-cell office:value-type="string">
            <text:p>WF-IN-001-1194-Y0-A-027</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5/03/2014</text:p>
          </table:table-cell>
          <table:table-cell/>
          <table:table-cell office:value-type="string">
            <text:p>01/03/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01/03/2016 16:20:00</text:p>
          </table:table-cell>
          <table:table-cell office:value-type="string">
            <text:p>01/03/2016 16:10:00</text:p>
          </table:table-cell>
          <table:table-cell office:value-type="float" office:value="3762876">
            <text:p>3762876</text:p>
          </table:table-cell>
          <table:table-cell office:value-type="float" office:value="196696">
            <text:p>196696</text:p>
          </table:table-cell>
          <table:table-cell office:value-type="string">
            <text:p>MECHANICAL</text:p>
          </table:table-cell>
          <table:table-cell office:value-type="string">
            <text:p>HYDRAULIC SYSTEM AND PITCH CONTROL</text:p>
          </table:table-cell>
          <table:table-cell table:number-columns-repeated="2"/>
          <table:table-cell office:value-type="string">
            <text:p>NORMAL OPERATION</text:p>
          </table:table-cell>
          <table:table-cell/>
          <table:table-cell office:value-type="string">
            <text:p>we abservered oil leak in pitch cylinder</text:p>
          </table:table-cell>
          <table:table-cell office:value-type="string">
            <text:p>pitch cylinder</text:p>
          </table:table-cell>
          <table:table-cell office:value-type="string">
            <text:p>operation</text:p>
          </table:table-cell>
          <table:table-cell office:value-type="string">
            <text:p>BRG 543</text:p>
          </table:table-cell>
          <table:table-cell office:value-type="string">
            <text:p>leak</text:p>
          </table:table-cell>
          <table:table-cell office:value-type="string">
            <text:p>muthukmar</text:p>
          </table:table-cell>
          <table:table-cell table:number-columns-repeated="2"/>
          <table:table-cell office:value-type="string">
            <text:p>failure pitch cylinder</text:p>
          </table:table-cell>
          <table:table-cell office:value-type="string">
            <text:p>Assigned</text:p>
          </table:table-cell>
          <table:table-cell office:value-type="string">
            <text:p>need suggestion</text:p>
          </table:table-cell>
          <table:table-cell office:value-type="string">
            <text:p>Need for suggestion-Field Engineer-Ram Lakshmanan MP | Need your suggestion-Field Operations Manager-Ravibala Suresh S. | detailed investigation recommanded-Phone Technical Support-Senthil M. | Gear oil leak from the pitch cylinder. Required endoscope inspection &amp; further detailed investigation required-Functionality Support Lead-Anand A.P | -Functionality Support Specialist-Babu M.</text:p>
          </table:table-cell>
          <table:table-cell office:value-type="string">
            <text:p>DSC01013 543.JPG</text:p>
          </table:table-cell>
        </table:table-row>
        <table:table-row table:style-name="ro1">
          <table:table-cell office:value-type="string">
            <text:p>CIR-10000113</text:p>
          </table:table-cell>
          <table:table-cell office:value-type="float" office:value="100260933">
            <text:p>100260933</text:p>
          </table:table-cell>
          <table:table-cell office:value-type="string">
            <text:p>Mytrah Energy (India) Limited</text:p>
          </table:table-cell>
          <table:table-cell office:value-type="string">
            <text:p>BURGULA (MYTRAH)</text:p>
          </table:table-cell>
          <table:table-cell office:value-type="string">
            <text:p>WF-IN-001-1194-Y0-A-024</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5/03/2014</text:p>
          </table:table-cell>
          <table:table-cell/>
          <table:table-cell office:value-type="string">
            <text:p>04/03/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04/03/2016 10:05:00</text:p>
          </table:table-cell>
          <table:table-cell office:value-type="string">
            <text:p>04/03/2016 10:00:00</text:p>
          </table:table-cell>
          <table:table-cell office:value-type="float" office:value="3628071">
            <text:p>3628071</text:p>
          </table:table-cell>
          <table:table-cell office:value-type="float" office:value="17006">
            <text:p>17006</text:p>
          </table:table-cell>
          <table:table-cell office:value-type="string">
            <text:p>MECHANICAL</text:p>
          </table:table-cell>
          <table:table-cell office:value-type="string">
            <text:p>TOWER SYSTEM</text:p>
          </table:table-cell>
          <table:table-cell table:number-columns-repeated="2"/>
          <table:table-cell office:value-type="string">
            <text:p>NORMAL OPERATION</text:p>
          </table:table-cell>
          <table:table-cell/>
          <table:table-cell office:value-type="string">
            <text:p>chucker plate clamp damage</text:p>
          </table:table-cell>
          <table:table-cell office:value-type="string">
            <text:p>chucker plate clamp</text:p>
          </table:table-cell>
          <table:table-cell office:value-type="string">
            <text:p>operation</text:p>
          </table:table-cell>
          <table:table-cell office:value-type="string">
            <text:p>fourth shell</text:p>
          </table:table-cell>
          <table:table-cell office:value-type="string">
            <text:p>May be vibration,continuous operation</text:p>
          </table:table-cell>
          <table:table-cell office:value-type="string">
            <text:p>muthkumar</text:p>
          </table:table-cell>
          <table:table-cell office:value-type="string">
            <text:p>replace</text:p>
          </table:table-cell>
          <table:table-cell office:value-type="float" office:value="1">
            <text:p>1</text:p>
          </table:table-cell>
          <table:table-cell office:value-type="string">
            <text:p>May be vibration,continuous operation</text:p>
          </table:table-cell>
          <table:table-cell office:value-type="string">
            <text:p>Assigned</text:p>
          </table:table-cell>
          <table:table-cell office:value-type="string">
            <text:p>we are found that the fourth shell tower chucker plate clamp was damaged.</text:p>
          </table:table-cell>
          <table:table-cell office:value-type="string">
            <text:p>we are found that the fourth shell tower chucker plate clamp was damaged.-Field Engineer-Ram Lakshmanan MP | Clamp was low quality-Field Operations Manager-Ravibala Suresh S.</text:p>
          </table:table-cell>
          <table:table-cell office:value-type="string">
            <text:p>Avgl_zkpCc0L12Z-LTMeOzy7IuZHQzJo405f0zV_ZdvV.jpg</text:p>
          </table:table-cell>
        </table:table-row>
        <table:table-row table:style-name="ro1">
          <table:table-cell office:value-type="string">
            <text:p>CIR-10000619</text:p>
          </table:table-cell>
          <table:table-cell office:value-type="float" office:value="100260709">
            <text:p>100260709</text:p>
          </table:table-cell>
          <table:table-cell office:value-type="string">
            <text:p>Mytrah Energy (India) Limited</text:p>
          </table:table-cell>
          <table:table-cell office:value-type="string">
            <text:p>BURGULA (MYTRAH)</text:p>
          </table:table-cell>
          <table:table-cell office:value-type="string">
            <text:p>WF-IN-001-1194-Y0-A-028</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6/03/2014</text:p>
          </table:table-cell>
          <table:table-cell office:value-type="float" office:value="402367938">
            <text:p>402367938</text:p>
          </table:table-cell>
          <table:table-cell office:value-type="string">
            <text:p>16/05/2016</text:p>
          </table:table-cell>
          <table:table-cell office:value-type="string">
            <text:p>3409-Line Protection Triggered</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16/05/2016 01:17:00</text:p>
          </table:table-cell>
          <table:table-cell office:value-type="string">
            <text:p>16/05/2016 00:22:00</text:p>
          </table:table-cell>
          <table:table-cell office:value-type="float" office:value="3864980">
            <text:p>3864980</text:p>
          </table:table-cell>
          <table:table-cell office:value-type="float" office:value="18696">
            <text:p>18696</text:p>
          </table:table-cell>
          <table:table-cell office:value-type="string">
            <text:p>ELECTRICAL</text:p>
          </table:table-cell>
          <table:table-cell office:value-type="string">
            <text:p>ELECTRICAL CABINET SYSTEM</text:p>
          </table:table-cell>
          <table:table-cell office:value-type="string">
            <text:p>GP019603 -1 and GP043936-2</text:p>
          </table:table-cell>
          <table:table-cell office:value-type="string">
            <text:p>epcos</text:p>
          </table:table-cell>
          <table:table-cell office:value-type="string">
            <text:p>NORMAL OPERATION</text:p>
          </table:table-cell>
          <table:table-cell/>
          <table:table-cell office:value-type="string">
            <text:p>Line Protection Triggered</text:p>
          </table:table-cell>
          <table:table-cell office:value-type="string">
            <text:p>surge arraster and 40A fuse</text:p>
          </table:table-cell>
          <table:table-cell office:value-type="string">
            <text:p>operation</text:p>
          </table:table-cell>
          <table:table-cell office:value-type="string">
            <text:p>BRG 536</text:p>
          </table:table-cell>
          <table:table-cell office:value-type="string">
            <text:p>failure</text:p>
          </table:table-cell>
          <table:table-cell office:value-type="string">
            <text:p>ram,pandi</text:p>
          </table:table-cell>
          <table:table-cell office:value-type="string">
            <text:p>40A fuse and capacitor failure so replaced new</text:p>
          </table:table-cell>
          <table:table-cell office:value-type="string">
            <text:p>GP019603 -1and GP043936-2</text:p>
          </table:table-cell>
          <table:table-cell/>
          <table:table-cell office:value-type="string">
            <text:p>Applied</text:p>
          </table:table-cell>
          <table:table-cell office:value-type="string">
            <text:p>We are attend and check Line protection circuit and surge arrester circuit finally 40A fuse and capacitor failure so replaced new components. Then wtg start</text:p>
          </table:table-cell>
          <table:table-cell office:value-type="string">
            <text:p>We are attend and check Line protection circuit and surge arraster circuit finally 40A fuse and capacitor failure so replaced new compenents. Then wtg start-Field Engineer-Ram Lakshmanan MP | -Field Operations Manager-Ravibala Suresh S.</text:p>
          </table:table-cell>
          <table:table-cell office:value-type="string">
            <text:p>GP043936.jpg | GP019603.jpg</text:p>
          </table:table-cell>
        </table:table-row>
        <table:table-row table:style-name="ro1">
          <table:table-cell office:value-type="string">
            <text:p>CIR-10000748</text:p>
          </table:table-cell>
          <table:table-cell office:value-type="float" office:value="100260697">
            <text:p>100260697</text:p>
          </table:table-cell>
          <table:table-cell office:value-type="string">
            <text:p>Mytrah Energy (India) Limited</text:p>
          </table:table-cell>
          <table:table-cell office:value-type="string">
            <text:p>BURGULA (MYTRAH)</text:p>
          </table:table-cell>
          <table:table-cell office:value-type="string">
            <text:p>WF-IN-001-1194-Y0-A-001</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4/03/2014</text:p>
          </table:table-cell>
          <table:table-cell office:value-type="float" office:value="402372294">
            <text:p>402372294</text:p>
          </table:table-cell>
          <table:table-cell office:value-type="string">
            <text:p>22/05/2016</text:p>
          </table:table-cell>
          <table:table-cell office:value-type="float" office:value="-0">
            <text:p>-0</text:p>
          </table:table-cell>
          <table:table-cell office:value-type="string">
            <text:p>Ram Lakshmanan MP</text:p>
          </table:table-cell>
          <table:table-cell office:value-type="float" office:value="1396">
            <text:p>1396</text:p>
          </table:table-cell>
          <table:table-cell office:value-type="float" office:value="1425">
            <text:p>1425</text:p>
          </table:table-cell>
          <table:table-cell office:value-type="string">
            <text:p>22/05/2016 19:16:52</text:p>
          </table:table-cell>
          <table:table-cell office:value-type="string">
            <text:p>22/05/2016 17:05:52</text:p>
          </table:table-cell>
          <table:table-cell office:value-type="float" office:value="3753134">
            <text:p>3753134</text:p>
          </table:table-cell>
          <table:table-cell office:value-type="float" office:value="18743">
            <text:p>18743</text:p>
          </table:table-cell>
          <table:table-cell office:value-type="string">
            <text:p>ELECTRICAL</text:p>
          </table:table-cell>
          <table:table-cell office:value-type="string">
            <text:p>COMPLETE ROTOR</text:p>
          </table:table-cell>
          <table:table-cell office:value-type="string">
            <text:p>p393405</text:p>
          </table:table-cell>
          <table:table-cell/>
          <table:table-cell office:value-type="string">
            <text:p>NORMAL OPERATION</text:p>
          </table:table-cell>
          <table:table-cell/>
          <table:table-cell office:value-type="string">
            <text:p>"OGS, High Brake Temp"</text:p>
          </table:table-cell>
          <table:table-cell office:value-type="string">
            <text:p>OGS</text:p>
          </table:table-cell>
          <table:table-cell office:value-type="string">
            <text:p>operation</text:p>
          </table:table-cell>
          <table:table-cell office:value-type="string">
            <text:p>BRG 531</text:p>
          </table:table-cell>
          <table:table-cell office:value-type="string">
            <text:p>OGS Rotor sensor failure</text:p>
          </table:table-cell>
          <table:table-cell office:value-type="string">
            <text:p>muthukumar , arunkumar</text:p>
          </table:table-cell>
          <table:table-cell office:value-type="string">
            <text:p>OGS Rotor sensor failure so replaced</text:p>
          </table:table-cell>
          <table:table-cell office:value-type="float" office:value="1">
            <text:p>1</text:p>
          </table:table-cell>
          <table:table-cell/>
          <table:table-cell office:value-type="string">
            <text:p>Applied</text:p>
          </table:table-cell>
          <table:table-cell office:value-type="string">
            <text:p>We attend and replaced power supply and OGS Card for testing then finally we found the OGS Rotor sensor failure so replaced new one. Then wtg start "</text:p>
          </table:table-cell>
          <table:table-cell office:value-type="string">
            <text:p>We attend and replaced power supply and OGS Card for testing then finally we found the OGS Rotor sensor failure so replaced new one. Then wtg start " -Field Engineer-Ram Lakshmanan MP | -Field Operations Manager-Ravibala Suresh S.</text:p>
          </table:table-cell>
          <table:table-cell/>
        </table:table-row>
        <table:table-row table:style-name="ro1">
          <table:table-cell office:value-type="string">
            <text:p>CIR-10000136</text:p>
          </table:table-cell>
          <table:table-cell office:value-type="float" office:value="100261029">
            <text:p>100261029</text:p>
          </table:table-cell>
          <table:table-cell office:value-type="string">
            <text:p>Mytrah Energy (India) Limited</text:p>
          </table:table-cell>
          <table:table-cell office:value-type="string">
            <text:p>BURGULA (MYTRAH)</text:p>
          </table:table-cell>
          <table:table-cell office:value-type="string">
            <text:p>WF-IN-001-1194-Y0-A-043</text:p>
          </table:table-cell>
          <table:table-cell office:value-type="float" office:value="0.85">
            <text:p>0.85</text:p>
          </table:table-cell>
          <table:table-cell office:value-type="float" office:value="65">
            <text:p>65</text:p>
          </table:table-cell>
          <table:table-cell/>
          <table:table-cell office:value-type="string">
            <text:p>Cantarey</text:p>
          </table:table-cell>
          <table:table-cell office:value-type="float" office:value="801250605">
            <text:p>801250605</text:p>
          </table:table-cell>
          <table:table-cell office:value-type="string">
            <text:p>Hansen</text:p>
          </table:table-cell>
          <table:table-cell office:value-type="string">
            <text:p>EH806A-001/LM004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5/03/2014</text:p>
          </table:table-cell>
          <table:table-cell/>
          <table:table-cell office:value-type="string">
            <text:p>23/03/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23/03/2016 22:45:00</text:p>
          </table:table-cell>
          <table:table-cell office:value-type="string">
            <text:p>23/03/2016 22:23:00</text:p>
          </table:table-cell>
          <table:table-cell office:value-type="float" office:value="3125395">
            <text:p>3125395</text:p>
          </table:table-cell>
          <table:table-cell office:value-type="float" office:value="17477">
            <text:p>17477</text:p>
          </table:table-cell>
          <table:table-cell office:value-type="string">
            <text:p>ELECTRICAL</text:p>
          </table:table-cell>
          <table:table-cell office:value-type="string">
            <text:p>ELECTRICAL CABINET SYSTEM</text:p>
          </table:table-cell>
          <table:table-cell office:value-type="string">
            <text:p>GP004894</text:p>
          </table:table-cell>
          <table:table-cell office:value-type="string">
            <text:p>phoenix</text:p>
          </table:table-cell>
          <table:table-cell office:value-type="string">
            <text:p>NORMAL OPERATION</text:p>
          </table:table-cell>
          <table:table-cell/>
          <table:table-cell office:value-type="string">
            <text:p>Interbus fail</text:p>
          </table:table-cell>
          <table:table-cell office:value-type="string">
            <text:p>module</text:p>
          </table:table-cell>
          <table:table-cell office:value-type="string">
            <text:p>operation</text:p>
          </table:table-cell>
          <table:table-cell office:value-type="string">
            <text:p>top panel</text:p>
          </table:table-cell>
          <table:table-cell office:value-type="string">
            <text:p>failure</text:p>
          </table:table-cell>
          <table:table-cell office:value-type="string">
            <text:p>muthukumar</text:p>
          </table:table-cell>
          <table:table-cell office:value-type="string">
            <text:p>we are attend and found CNT module failure, so replace new one then start tha wtg"</text:p>
          </table:table-cell>
          <table:table-cell office:value-type="float" office:value="1">
            <text:p>1</text:p>
          </table:table-cell>
          <table:table-cell/>
          <table:table-cell office:value-type="string">
            <text:p>Assigned</text:p>
          </table:table-cell>
          <table:table-cell office:value-type="string">
            <text:p>Wtg due to stop we are attend and found CNT module failure, so replace new one then start tha wtg"</text:p>
          </table:table-cell>
          <table:table-cell office:value-type="string">
            <text:p>we are attend and found CNT module failure, so replace new one-Field Engineer-Ram Lakshmanan MP | Module Failure-Field Operations Manager-Ravibala Suresh S. | Closed-Phone Technical Support-Senthil M. | Failure rate to be checked and if required we will do the RCA-Functionality Support Lead-Shankar Anand R. | -Quality-Vijay Chinnaswamy</text:p>
          </table:table-cell>
          <table:table-cell office:value-type="string">
            <text:p>GP004894.jpg</text:p>
          </table:table-cell>
        </table:table-row>
        <table:table-row table:style-name="ro1">
          <table:table-cell office:value-type="string">
            <text:p>CIR-10000231</text:p>
          </table:table-cell>
          <table:table-cell office:value-type="float" office:value="100261029">
            <text:p>100261029</text:p>
          </table:table-cell>
          <table:table-cell office:value-type="string">
            <text:p>Mytrah Energy (India) Limited</text:p>
          </table:table-cell>
          <table:table-cell office:value-type="string">
            <text:p>BURGULA (MYTRAH)</text:p>
          </table:table-cell>
          <table:table-cell office:value-type="string">
            <text:p>WF-IN-001-1194-Y0-A-043</text:p>
          </table:table-cell>
          <table:table-cell office:value-type="float" office:value="0.85">
            <text:p>0.85</text:p>
          </table:table-cell>
          <table:table-cell office:value-type="float" office:value="65">
            <text:p>65</text:p>
          </table:table-cell>
          <table:table-cell/>
          <table:table-cell office:value-type="string">
            <text:p>Cantarey</text:p>
          </table:table-cell>
          <table:table-cell office:value-type="float" office:value="801250605">
            <text:p>801250605</text:p>
          </table:table-cell>
          <table:table-cell office:value-type="string">
            <text:p>Hansen</text:p>
          </table:table-cell>
          <table:table-cell office:value-type="string">
            <text:p>EH806A-001/LM004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5/03/2014</text:p>
          </table:table-cell>
          <table:table-cell table:number-columns-repeated="2"/>
          <table:table-cell office:value-type="float" office:value="-0">
            <text:p>-0</text:p>
          </table:table-cell>
          <table:table-cell office:value-type="string">
            <text:p>Ram Lakshmanan MP</text:p>
          </table:table-cell>
          <table:table-cell table:number-columns-repeated="2" office:value-type="float" office:value="0">
            <text:p>0</text:p>
          </table:table-cell>
          <table:table-cell table:number-columns-repeated="2" office:value-type="string">
            <text:p>01/01/1900 00:00:00</text:p>
          </table:table-cell>
          <table:table-cell table:number-columns-repeated="2" office:value-type="float" office:value="0">
            <text:p>0</text:p>
          </table:table-cell>
          <table:table-cell office:value-type="string">
            <text:p>CONTROL SYSTEM</text:p>
          </table:table-cell>
          <table:table-cell office:value-type="string">
            <text:p>ELECTRICAL CABINET SYSTEM</text:p>
          </table:table-cell>
          <table:table-cell table:number-columns-repeated="2"/>
          <table:table-cell office:value-type="string">
            <text:p>NORMAL OPERATION</text:p>
          </table:table-cell>
          <table:table-cell/>
          <table:table-cell office:value-type="string">
            <text:p>Interbus failure</text:p>
          </table:table-cell>
          <table:table-cell office:value-type="string">
            <text:p>timer</text:p>
          </table:table-cell>
          <table:table-cell office:value-type="string">
            <text:p>operation</text:p>
          </table:table-cell>
          <table:table-cell office:value-type="string">
            <text:p>BRG 549</text:p>
          </table:table-cell>
          <table:table-cell office:value-type="string">
            <text:p>failure</text:p>
          </table:table-cell>
          <table:table-cell office:value-type="string">
            <text:p>ramlakshmanan , muthukumar ,</text:p>
          </table:table-cell>
          <table:table-cell office:value-type="string">
            <text:p>.(KR330) timer failure so replaced new</text:p>
          </table:table-cell>
          <table:table-cell office:value-type="float" office:value="1">
            <text:p>1</text:p>
          </table:table-cell>
          <table:table-cell/>
          <table:table-cell office:value-type="string">
            <text:p>Applied</text:p>
          </table:table-cell>
          <table:table-cell office:value-type="string">
            <text:p>we are attend and found check the timer connection.(KR330) timer failure condition.so replaced new one then start the WTG."</text:p>
          </table:table-cell>
          <table:table-cell office:value-type="string">
            <text:p>we are attend and found check the timer condition.(KR330) timer failure condition.so replaced new one-Field Engineer-Ram Lakshmanan MP | Please fill all the details-Field Operations Manager-Ravibala Suresh S. | completed-Field Engineer-Ram Lakshmanan MP | -Field Operations Manager-Ravibala Suresh S.</text:p>
          </table:table-cell>
          <table:table-cell office:value-type="string">
            <text:p>REL0068.jpg</text:p>
          </table:table-cell>
        </table:table-row>
        <table:table-row table:style-name="ro1">
          <table:table-cell office:value-type="string">
            <text:p>CIR-10000611</text:p>
          </table:table-cell>
          <table:table-cell office:value-type="float" office:value="100260947">
            <text:p>100260947</text:p>
          </table:table-cell>
          <table:table-cell office:value-type="string">
            <text:p>Mytrah Energy (India) Limited</text:p>
          </table:table-cell>
          <table:table-cell office:value-type="string">
            <text:p>BURGULA (MYTRAH)</text:p>
          </table:table-cell>
          <table:table-cell office:value-type="string">
            <text:p>WF-IN-001-1194-Y0-A-035</text:p>
          </table:table-cell>
          <table:table-cell office:value-type="float" office:value="0.85">
            <text:p>0.85</text:p>
          </table:table-cell>
          <table:table-cell office:value-type="float" office:value="65">
            <text:p>65</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2/2014</text:p>
          </table:table-cell>
          <table:table-cell office:value-type="float" office:value="402368017">
            <text:p>402368017</text:p>
          </table:table-cell>
          <table:table-cell office:value-type="string">
            <text:p>11/05/2016</text:p>
          </table:table-cell>
          <table:table-cell office:value-type="string">
            <text:p>411-High brake temperature</text:p>
          </table:table-cell>
          <table:table-cell office:value-type="string">
            <text:p>Ram Lakshmanan MP</text:p>
          </table:table-cell>
          <table:table-cell office:value-type="float" office:value="1386">
            <text:p>1386</text:p>
          </table:table-cell>
          <table:table-cell office:value-type="float" office:value="1425">
            <text:p>1425</text:p>
          </table:table-cell>
          <table:table-cell office:value-type="string">
            <text:p>11/05/2016 19:48:35</text:p>
          </table:table-cell>
          <table:table-cell office:value-type="string">
            <text:p>11/05/2016 17:48:35</text:p>
          </table:table-cell>
          <table:table-cell office:value-type="float" office:value="3584972">
            <text:p>3584972</text:p>
          </table:table-cell>
          <table:table-cell office:value-type="float" office:value="18892">
            <text:p>18892</text:p>
          </table:table-cell>
          <table:table-cell office:value-type="string">
            <text:p>ELECTRICAL</text:p>
          </table:table-cell>
          <table:table-cell office:value-type="string">
            <text:p>ELECTRICAL CABINET SYSTEM</text:p>
          </table:table-cell>
          <table:table-cell office:value-type="float" office:value="1094574">
            <text:p>1094574</text:p>
          </table:table-cell>
          <table:table-cell/>
          <table:table-cell office:value-type="string">
            <text:p>NORMAL OPERATION</text:p>
          </table:table-cell>
          <table:table-cell/>
          <table:table-cell office:value-type="string">
            <text:p>High brake temperature</text:p>
          </table:table-cell>
          <table:table-cell office:value-type="string">
            <text:p>brake power supply unit</text:p>
          </table:table-cell>
          <table:table-cell office:value-type="string">
            <text:p>operation</text:p>
          </table:table-cell>
          <table:table-cell office:value-type="string">
            <text:p>BRG 524</text:p>
          </table:table-cell>
          <table:table-cell office:value-type="string">
            <text:p>failure</text:p>
          </table:table-cell>
          <table:table-cell office:value-type="string">
            <text:p>muthukumar,arun</text:p>
          </table:table-cell>
          <table:table-cell office:value-type="string">
            <text:p>replaced new brake power suppiy unit</text:p>
          </table:table-cell>
          <table:table-cell office:value-type="float" office:value="1">
            <text:p>1</text:p>
          </table:table-cell>
          <table:table-cell/>
          <table:table-cell office:value-type="string">
            <text:p>Applied</text:p>
          </table:table-cell>
          <table:table-cell office:value-type="string">
            <text:p>we are attend and replaced new brake power suppiy unit then start tha wtg then start.</text:p>
          </table:table-cell>
          <table:table-cell office:value-type="string">
            <text:p>we are attend and replaced new brake power suppiy unit then start tha wtg then start.-Field Engineer-Ram Lakshmanan MP | -Field Operations Manager-Ravibala Suresh S.</text:p>
          </table:table-cell>
          <table:table-cell/>
        </table:table-row>
        <table:table-row table:style-name="ro1">
          <table:table-cell office:value-type="string">
            <text:p>CIR-10000616</text:p>
          </table:table-cell>
          <table:table-cell office:value-type="float" office:value="100260927">
            <text:p>100260927</text:p>
          </table:table-cell>
          <table:table-cell office:value-type="string">
            <text:p>Mytrah Energy (India) Limited</text:p>
          </table:table-cell>
          <table:table-cell office:value-type="string">
            <text:p>BURGULA (MYTRAH)</text:p>
          </table:table-cell>
          <table:table-cell office:value-type="string">
            <text:p>WF-IN-001-1194-Y0-A-018</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5/03/2014</text:p>
          </table:table-cell>
          <table:table-cell office:value-type="float" office:value="402368007">
            <text:p>402368007</text:p>
          </table:table-cell>
          <table:table-cell office:value-type="string">
            <text:p>15/05/2016</text:p>
          </table:table-cell>
          <table:table-cell office:value-type="string">
            <text:p>410-OGS</text:p>
          </table:table-cell>
          <table:table-cell office:value-type="string">
            <text:p>Ram Lakshmanan MP</text:p>
          </table:table-cell>
          <table:table-cell office:value-type="float" office:value="1386">
            <text:p>1386</text:p>
          </table:table-cell>
          <table:table-cell office:value-type="float" office:value="1425">
            <text:p>1425</text:p>
          </table:table-cell>
          <table:table-cell office:value-type="string">
            <text:p>15/05/2016 18:18:35</text:p>
          </table:table-cell>
          <table:table-cell office:value-type="string">
            <text:p>15/05/2016 17:19:35</text:p>
          </table:table-cell>
          <table:table-cell office:value-type="float" office:value="3965097">
            <text:p>3965097</text:p>
          </table:table-cell>
          <table:table-cell office:value-type="float" office:value="18800">
            <text:p>18800</text:p>
          </table:table-cell>
          <table:table-cell office:value-type="string">
            <text:p>ELECTRICAL</text:p>
          </table:table-cell>
          <table:table-cell office:value-type="string">
            <text:p>ELECTRICAL CABINET SYSTEM</text:p>
          </table:table-cell>
          <table:table-cell office:value-type="string">
            <text:p>REL0068</text:p>
          </table:table-cell>
          <table:table-cell office:value-type="string">
            <text:p>finder</text:p>
          </table:table-cell>
          <table:table-cell office:value-type="string">
            <text:p>NORMAL OPERATION</text:p>
          </table:table-cell>
          <table:table-cell/>
          <table:table-cell office:value-type="string">
            <text:p>OGS</text:p>
          </table:table-cell>
          <table:table-cell office:value-type="string">
            <text:p>timer</text:p>
          </table:table-cell>
          <table:table-cell office:value-type="string">
            <text:p>operation</text:p>
          </table:table-cell>
          <table:table-cell office:value-type="string">
            <text:p>BRG 534</text:p>
          </table:table-cell>
          <table:table-cell office:value-type="string">
            <text:p>failure</text:p>
          </table:table-cell>
          <table:table-cell office:value-type="string">
            <text:p>ram,pandi</text:p>
          </table:table-cell>
          <table:table-cell office:value-type="string">
            <text:p>KR13a Timer got failure and replaced</text:p>
          </table:table-cell>
          <table:table-cell office:value-type="float" office:value="1">
            <text:p>1</text:p>
          </table:table-cell>
          <table:table-cell/>
          <table:table-cell office:value-type="string">
            <text:p>Applied</text:p>
          </table:table-cell>
          <table:table-cell office:value-type="string">
            <text:p>WTG stopped due to OGS and found that KR13a Timer got failure and replaced with new one</text:p>
          </table:table-cell>
          <table:table-cell office:value-type="string">
            <text:p>WTG stopped due to OGS checked and found that KR330 Timer got failure and replaced with new one -Field Engineer-Ram Lakshmanan MP | -Field Operations Manager-Ravibala Suresh S.</text:p>
          </table:table-cell>
          <table:table-cell/>
        </table:table-row>
        <table:table-row table:style-name="ro1">
          <table:table-cell office:value-type="string">
            <text:p>CIR-10000348</text:p>
          </table:table-cell>
          <table:table-cell office:value-type="float" office:value="100260931">
            <text:p>100260931</text:p>
          </table:table-cell>
          <table:table-cell office:value-type="string">
            <text:p>Mytrah Energy (India) Limited</text:p>
          </table:table-cell>
          <table:table-cell office:value-type="string">
            <text:p>BURGULA (MYTRAH)</text:p>
          </table:table-cell>
          <table:table-cell office:value-type="string">
            <text:p>WF-IN-001-1194-Y0-A-026</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5/03/2014</text:p>
          </table:table-cell>
          <table:table-cell office:value-type="float" office:value="402340372">
            <text:p>402340372</text:p>
          </table:table-cell>
          <table:table-cell office:value-type="string">
            <text:p>20/04/2016</text:p>
          </table:table-cell>
          <table:table-cell office:value-type="string">
            <text:p>2112-TOP supply failure</text:p>
          </table:table-cell>
          <table:table-cell office:value-type="string">
            <text:p>Ram Lakshmanan MP</text:p>
          </table:table-cell>
          <table:table-cell office:value-type="float" office:value="1386">
            <text:p>1386</text:p>
          </table:table-cell>
          <table:table-cell office:value-type="float" office:value="1425">
            <text:p>1425</text:p>
          </table:table-cell>
          <table:table-cell office:value-type="string">
            <text:p>20/04/2016 22:21:56</text:p>
          </table:table-cell>
          <table:table-cell office:value-type="string">
            <text:p>20/04/2016 20:43:56</text:p>
          </table:table-cell>
          <table:table-cell office:value-type="float" office:value="3982049">
            <text:p>3982049</text:p>
          </table:table-cell>
          <table:table-cell office:value-type="float" office:value="18029">
            <text:p>18029</text:p>
          </table:table-cell>
          <table:table-cell office:value-type="string">
            <text:p>ELECTRICAL</text:p>
          </table:table-cell>
          <table:table-cell office:value-type="string">
            <text:p>ELECTRICAL CABINET SYSTEM</text:p>
          </table:table-cell>
          <table:table-cell office:value-type="string">
            <text:p>REL0068</text:p>
          </table:table-cell>
          <table:table-cell office:value-type="string">
            <text:p>finder</text:p>
          </table:table-cell>
          <table:table-cell office:value-type="string">
            <text:p>GRID FAILURE</text:p>
          </table:table-cell>
          <table:table-cell/>
          <table:table-cell office:value-type="string">
            <text:p>Top supply fail</text:p>
          </table:table-cell>
          <table:table-cell office:value-type="string">
            <text:p>timer</text:p>
          </table:table-cell>
          <table:table-cell office:value-type="string">
            <text:p>operation</text:p>
          </table:table-cell>
          <table:table-cell office:value-type="string">
            <text:p>BRG 542</text:p>
          </table:table-cell>
          <table:table-cell office:value-type="string">
            <text:p>failure</text:p>
          </table:table-cell>
          <table:table-cell office:value-type="string">
            <text:p>muthukumar</text:p>
          </table:table-cell>
          <table:table-cell office:value-type="string">
            <text:p>timer (KR330) was failure</text:p>
          </table:table-cell>
          <table:table-cell office:value-type="float" office:value="1">
            <text:p>1</text:p>
          </table:table-cell>
          <table:table-cell/>
          <table:table-cell office:value-type="string">
            <text:p>Assigned</text:p>
          </table:table-cell>
          <table:table-cell office:value-type="string">
            <text:p>Wtg due to stop we are attend and check the top power supply unit and found top timer (KR330) was failure.so replaced new one then start the WTG.</text:p>
          </table:table-cell>
          <table:table-cell office:value-type="string">
            <text:p>we are attend and check the top power supply unit and found top timer (KR330) was failure.so replaced new one then start the WTG. -Field Engineer-Ram Lakshmanan MP | Timer Malfunction-Field Operations Manager-Ravibala Suresh S. | DM to be implemented pls call to Venkadesh - SE-Phone Technical Support-Senthil M. | -Functionality Support Lead-Murugesan P.</text:p>
          </table:table-cell>
          <table:table-cell/>
        </table:table-row>
        <table:table-row table:style-name="ro1">
          <table:table-cell office:value-type="string">
            <text:p>CIR-10000602</text:p>
          </table:table-cell>
          <table:table-cell office:value-type="float" office:value="100260705">
            <text:p>100260705</text:p>
          </table:table-cell>
          <table:table-cell office:value-type="string">
            <text:p>Mytrah Energy (India) Limited</text:p>
          </table:table-cell>
          <table:table-cell office:value-type="string">
            <text:p>BURGULA (MYTRAH)</text:p>
          </table:table-cell>
          <table:table-cell office:value-type="string">
            <text:p>WF-IN-001-1194-Y0-A-017</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2/2014</text:p>
          </table:table-cell>
          <table:table-cell office:value-type="float" office:value="402344951">
            <text:p>402344951</text:p>
          </table:table-cell>
          <table:table-cell office:value-type="string">
            <text:p>26/04/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25">
            <text:p>1425</text:p>
          </table:table-cell>
          <table:table-cell office:value-type="string">
            <text:p>26/04/2016 13:20:35</text:p>
          </table:table-cell>
          <table:table-cell office:value-type="string">
            <text:p>26/04/2016 12:38:35</text:p>
          </table:table-cell>
          <table:table-cell office:value-type="float" office:value="3334763">
            <text:p>3334763</text:p>
          </table:table-cell>
          <table:table-cell office:value-type="float" office:value="18183">
            <text:p>18183</text:p>
          </table:table-cell>
          <table:table-cell office:value-type="string">
            <text:p>ELECTRICAL</text:p>
          </table:table-cell>
          <table:table-cell office:value-type="string">
            <text:p>NACELLE INSTRUMENTATION SYSTEM</text:p>
          </table:table-cell>
          <table:table-cell office:value-type="float" office:value="9000601">
            <text:p>9000601</text:p>
          </table:table-cell>
          <table:table-cell/>
          <table:table-cell office:value-type="string">
            <text:p>NORMAL OPERATION</text:p>
          </table:table-cell>
          <table:table-cell/>
          <table:table-cell office:value-type="string">
            <text:p>Manual stop for Power curve issue</text:p>
          </table:table-cell>
          <table:table-cell office:value-type="string">
            <text:p>Anemometer</text:p>
          </table:table-cell>
          <table:table-cell office:value-type="string">
            <text:p>operation</text:p>
          </table:table-cell>
          <table:table-cell office:value-type="string">
            <text:p>BRG 508</text:p>
          </table:table-cell>
          <table:table-cell office:value-type="string">
            <text:p>Power curve issue</text:p>
          </table:table-cell>
          <table:table-cell office:value-type="string">
            <text:p>ravi</text:p>
          </table:table-cell>
          <table:table-cell office:value-type="string">
            <text:p>the NRG Anemometer replaced</text:p>
          </table:table-cell>
          <table:table-cell office:value-type="float" office:value="1">
            <text:p>1</text:p>
          </table:table-cell>
          <table:table-cell/>
          <table:table-cell office:value-type="string">
            <text:p>Applied</text:p>
          </table:table-cell>
          <table:table-cell office:value-type="string">
            <text:p>for Power curve issue NRG Anemometer replaced then start the WTG. Under abservation.</text:p>
          </table:table-cell>
          <table:table-cell office:value-type="string">
            <text:p>Manual stop for due to BRG508 Power curve issue. So replace the NRG Anemometer replaced then start the WTG. Under abservation. -Field Engineer-Ram Lakshmanan MP | -Field Operations Manager-Ravibala Suresh S.</text:p>
          </table:table-cell>
          <table:table-cell/>
        </table:table-row>
        <table:table-row table:style-name="ro1">
          <table:table-cell office:value-type="string">
            <text:p>CIR-10000666</text:p>
          </table:table-cell>
          <table:table-cell office:value-type="float" office:value="100260429">
            <text:p>100260429</text:p>
          </table:table-cell>
          <table:table-cell office:value-type="string">
            <text:p>Prabhu Spinning Mills (P) Ltd</text:p>
          </table:table-cell>
          <table:table-cell office:value-type="string">
            <text:p>PETHAPPAMPATTI</text:p>
          </table:table-cell>
          <table:table-cell office:value-type="string">
            <text:p>WF-IN-022-0853-Y0-A-010</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171">
            <text:p>801001171</text:p>
          </table:table-cell>
          <table:table-cell office:value-type="string">
            <text:p>Gamesa(China)</text:p>
          </table:table-cell>
          <table:table-cell office:value-type="float" office:value="602451">
            <text:p>60245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3/08/2011</text:p>
          </table:table-cell>
          <table:table-cell office:value-type="float" office:value="402358121">
            <text:p>402358121</text:p>
          </table:table-cell>
          <table:table-cell office:value-type="string">
            <text:p>10/05/2016</text:p>
          </table:table-cell>
          <table:table-cell office:value-type="float" office:value="-0">
            <text:p>-0</text:p>
          </table:table-cell>
          <table:table-cell office:value-type="string">
            <text:p>Jeevanandam S.</text:p>
          </table:table-cell>
          <table:table-cell office:value-type="float" office:value="1413">
            <text:p>1413</text:p>
          </table:table-cell>
          <table:table-cell office:value-type="float" office:value="1439">
            <text:p>1439</text:p>
          </table:table-cell>
          <table:table-cell office:value-type="string">
            <text:p>10/05/2016 14:15:00</text:p>
          </table:table-cell>
          <table:table-cell office:value-type="string">
            <text:p>10/05/2016 11:35:00</text:p>
          </table:table-cell>
          <table:table-cell office:value-type="float" office:value="8284620">
            <text:p>8284620</text:p>
          </table:table-cell>
          <table:table-cell office:value-type="float" office:value="38685">
            <text:p>38685</text:p>
          </table:table-cell>
          <table:table-cell office:value-type="string">
            <text:p>CONTROL SYSTEM</text:p>
          </table:table-cell>
          <table:table-cell office:value-type="string">
            <text:p>ELECTRICAL CABINET SYSTEM</text:p>
          </table:table-cell>
          <table:table-cell office:value-type="string">
            <text:p>GP019520</text:p>
          </table:table-cell>
          <table:table-cell office:value-type="string">
            <text:p>Phoenix</text:p>
          </table:table-cell>
          <table:table-cell office:value-type="string">
            <text:p>NORMAL OPERATION</text:p>
          </table:table-cell>
          <table:table-cell/>
          <table:table-cell office:value-type="string">
            <text:p>During New software Uploading work time</text:p>
          </table:table-cell>
          <table:table-cell table:number-columns-repeated="7"/>
          <table:table-cell office:value-type="string">
            <text:p>flash card failure</text:p>
          </table:table-cell>
          <table:table-cell office:value-type="string">
            <text:p>Applied</text:p>
          </table:table-cell>
          <table:table-cell office:value-type="string">
            <text:p>WTG manually stopped for new software uploading time flash card was failure so we replaced new one</text:p>
          </table:table-cell>
          <table:table-cell office:value-type="string">
            <text:p>WTG restarted normally -Field Engineer-Jeevanandam S. | -Field Operations Manager-Arumugam M.</text:p>
          </table:table-cell>
          <table:table-cell/>
        </table:table-row>
        <table:table-row table:style-name="ro1">
          <table:table-cell office:value-type="string">
            <text:p>CIR-10000026</text:p>
          </table:table-cell>
          <table:table-cell office:value-type="float" office:value="100260465">
            <text:p>100260465</text:p>
          </table:table-cell>
          <table:table-cell office:value-type="string">
            <text:p>Sudhan Spinning Mills (P) Ltd</text:p>
          </table:table-cell>
          <table:table-cell office:value-type="string">
            <text:p>PETHAPPAMPATTI</text:p>
          </table:table-cell>
          <table:table-cell office:value-type="string">
            <text:p>WF-IN-022-0853-Y0-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447597">
            <text:p>447597</text:p>
          </table:table-cell>
          <table:table-cell office:value-type="string">
            <text:p>Gamesa(China)</text:p>
          </table:table-cell>
          <table:table-cell office:value-type="float" office:value="602502">
            <text:p>602502</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3/08/2011</text:p>
          </table:table-cell>
          <table:table-cell office:value-type="string">
            <text:p>yet</text:p>
          </table:table-cell>
          <table:table-cell office:value-type="string">
            <text:p>17/02/2016</text:p>
          </table:table-cell>
          <table:table-cell office:value-type="float" office:value="-0">
            <text:p>-0</text:p>
          </table:table-cell>
          <table:table-cell office:value-type="string">
            <text:p>Arumugam M.</text:p>
          </table:table-cell>
          <table:table-cell office:value-type="float" office:value="1371">
            <text:p>1371</text:p>
          </table:table-cell>
          <table:table-cell office:value-type="float" office:value="1373">
            <text:p>1373</text:p>
          </table:table-cell>
          <table:table-cell office:value-type="string">
            <text:p>15/02/2016 18:50:22</text:p>
          </table:table-cell>
          <table:table-cell office:value-type="string">
            <text:p>14/02/2016 17:15:22</text:p>
          </table:table-cell>
          <table:table-cell office:value-type="float" office:value="7111180">
            <text:p>7111180</text:p>
          </table:table-cell>
          <table:table-cell office:value-type="float" office:value="35885">
            <text:p>35885</text:p>
          </table:table-cell>
          <table:table-cell office:value-type="string">
            <text:p>ELECTRICAL</text:p>
          </table:table-cell>
          <table:table-cell office:value-type="string">
            <text:p>TRANSFORMER SYSTEM</text:p>
          </table:table-cell>
          <table:table-cell office:value-type="string">
            <text:p>BOP000453</text:p>
          </table:table-cell>
          <table:table-cell office:value-type="string">
            <text:p>AMPTECH</text:p>
          </table:table-cell>
          <table:table-cell office:value-type="string">
            <text:p>GRID FAILURE</text:p>
          </table:table-cell>
          <table:table-cell office:value-type="string">
            <text:p>33/2691</text:p>
          </table:table-cell>
          <table:table-cell office:value-type="string">
            <text:p>After grid drop wtg stopped, while checking we found CTPT blasted in condition &amp; photos are attached</text:p>
          </table:table-cell>
          <table:table-cell table:number-columns-repeated="8"/>
          <table:table-cell office:value-type="string">
            <text:p>Assigned</text:p>
          </table:table-cell>
          <table:table-cell office:value-type="string">
            <text:p>It wa replaced by new one</text:p>
          </table:table-cell>
          <table:table-cell office:value-type="string">
            <text:p>Failure ctpt was replaced by new one-Field Engineer-Arumugam M. | Ok Approved-Field Operations Manager-Sureshkumar K | closed-Phone Technical Support-Senthil M. | Please get arrange the root cause for this failure-Functionality Support Lead-Murugesan P. | -Functionality Support Specialist-Selvamani K.</text:p>
          </table:table-cell>
          <table:table-cell/>
        </table:table-row>
        <table:table-row table:style-name="ro1">
          <table:table-cell office:value-type="string">
            <text:p>CIR-10000486</text:p>
          </table:table-cell>
          <table:table-cell office:value-type="float" office:value="100260474">
            <text:p>100260474</text:p>
          </table:table-cell>
          <table:table-cell office:value-type="string">
            <text:p>Prabhu Spinning Mills (P) Ltd</text:p>
          </table:table-cell>
          <table:table-cell office:value-type="string">
            <text:p>PETHAPPAMPATTI</text:p>
          </table:table-cell>
          <table:table-cell office:value-type="string">
            <text:p>WF-IN-022-0853-Y0-A-007</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189">
            <text:p>801001189</text:p>
          </table:table-cell>
          <table:table-cell office:value-type="string">
            <text:p>Gamesa(Spain)</text:p>
          </table:table-cell>
          <table:table-cell office:value-type="float" office:value="100345">
            <text:p>10034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3/08/2011</text:p>
          </table:table-cell>
          <table:table-cell office:value-type="float" office:value="402348051">
            <text:p>402348051</text:p>
          </table:table-cell>
          <table:table-cell office:value-type="string">
            <text:p>29/04/2016</text:p>
          </table:table-cell>
          <table:table-cell office:value-type="float" office:value="-0">
            <text:p>-0</text:p>
          </table:table-cell>
          <table:table-cell office:value-type="string">
            <text:p>Sorna Raja G.</text:p>
          </table:table-cell>
          <table:table-cell office:value-type="float" office:value="1402">
            <text:p>1402</text:p>
          </table:table-cell>
          <table:table-cell office:value-type="float" office:value="1439">
            <text:p>1439</text:p>
          </table:table-cell>
          <table:table-cell office:value-type="string">
            <text:p>29/04/2016 01:30:00</text:p>
          </table:table-cell>
          <table:table-cell office:value-type="string">
            <text:p>29/04/2016 00:00:00</text:p>
          </table:table-cell>
          <table:table-cell office:value-type="float" office:value="7971610">
            <text:p>7971610</text:p>
          </table:table-cell>
          <table:table-cell office:value-type="float" office:value="38595">
            <text:p>38595</text:p>
          </table:table-cell>
          <table:table-cell office:value-type="string">
            <text:p>ELECTRICAL</text:p>
          </table:table-cell>
          <table:table-cell office:value-type="string">
            <text:p>ELECTRICAL CABINET SYSTEM</text:p>
          </table:table-cell>
          <table:table-cell office:value-type="float" office:value="50105">
            <text:p>50105</text:p>
          </table:table-cell>
          <table:table-cell office:value-type="string">
            <text:p>SITOP</text:p>
          </table:table-cell>
          <table:table-cell office:value-type="string">
            <text:p>NORMAL OPERATION</text:p>
          </table:table-cell>
          <table:table-cell/>
          <table:table-cell office:value-type="string">
            <text:p>WTG stopped due to the error 3409 - Line protection triggered</text:p>
          </table:table-cell>
          <table:table-cell table:number-columns-repeated="7"/>
          <table:table-cell office:value-type="string">
            <text:p>SITOP power supply unit failure</text:p>
          </table:table-cell>
          <table:table-cell office:value-type="string">
            <text:p>Applied</text:p>
          </table:table-cell>
          <table:table-cell office:value-type="string">
            <text:p>while checking we found SITOP power supply unit got failed so we replace the same with new one</text:p>
          </table:table-cell>
          <table:table-cell office:value-type="string">
            <text:p>WTG restarted normally -Field Engineer-Sorna Raja G. | -Field Operations Manager-Sureshkumar K</text:p>
          </table:table-cell>
          <table:table-cell/>
        </table:table-row>
        <table:table-row table:style-name="ro1">
          <table:table-cell office:value-type="string">
            <text:p>CIR-10000628</text:p>
          </table:table-cell>
          <table:table-cell office:value-type="float" office:value="100260554">
            <text:p>100260554</text:p>
          </table:table-cell>
          <table:table-cell office:value-type="string">
            <text:p>Sudhan Spinning Mills (P) Ltd</text:p>
          </table:table-cell>
          <table:table-cell office:value-type="string">
            <text:p>PETHAPPAMPATTI</text:p>
          </table:table-cell>
          <table:table-cell office:value-type="string">
            <text:p>WF-IN-022-0853-Y0-A-00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280">
            <text:p>801001280</text:p>
          </table:table-cell>
          <table:table-cell office:value-type="string">
            <text:p>Gamesa(Spain)</text:p>
          </table:table-cell>
          <table:table-cell office:value-type="float" office:value="400895">
            <text:p>40089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0/08/2011</text:p>
          </table:table-cell>
          <table:table-cell office:value-type="float" office:value="402361784">
            <text:p>402361784</text:p>
          </table:table-cell>
          <table:table-cell office:value-type="string">
            <text:p>13/05/2016</text:p>
          </table:table-cell>
          <table:table-cell office:value-type="float" office:value="-0">
            <text:p>-0</text:p>
          </table:table-cell>
          <table:table-cell office:value-type="string">
            <text:p>Venkatesan P.</text:p>
          </table:table-cell>
          <table:table-cell office:value-type="float" office:value="1413">
            <text:p>1413</text:p>
          </table:table-cell>
          <table:table-cell office:value-type="float" office:value="1439">
            <text:p>1439</text:p>
          </table:table-cell>
          <table:table-cell office:value-type="string">
            <text:p>13/05/2016 20:20:00</text:p>
          </table:table-cell>
          <table:table-cell office:value-type="string">
            <text:p>13/05/2016 18:30:00</text:p>
          </table:table-cell>
          <table:table-cell office:value-type="float" office:value="7169940">
            <text:p>7169940</text:p>
          </table:table-cell>
          <table:table-cell office:value-type="float" office:value="37963">
            <text:p>37963</text:p>
          </table:table-cell>
          <table:table-cell office:value-type="string">
            <text:p>ELECTRICAL</text:p>
          </table:table-cell>
          <table:table-cell office:value-type="string">
            <text:p>ELECTRICAL CABINET SYSTEM</text:p>
          </table:table-cell>
          <table:table-cell office:value-type="string">
            <text:p>GP002750</text:p>
          </table:table-cell>
          <table:table-cell office:value-type="string">
            <text:p>Semikron</text:p>
          </table:table-cell>
          <table:table-cell office:value-type="string">
            <text:p>NORMAL OPERATION</text:p>
          </table:table-cell>
          <table:table-cell/>
          <table:table-cell office:value-type="string">
            <text:p>WTG stopped due to 3210 - Skip Error Rotor Invertor Phase 2 error</text:p>
          </table:table-cell>
          <table:table-cell table:number-columns-repeated="7"/>
          <table:table-cell office:value-type="string">
            <text:p>Rotor skip failure</text:p>
          </table:table-cell>
          <table:table-cell office:value-type="string">
            <text:p>Applied</text:p>
          </table:table-cell>
          <table:table-cell office:value-type="string">
            <text:p>While running time FG005,FG008 handle was tripped condition we on that , Then error displayedwe cheecked the related circuit we confirm that rotor skip failure we changed new one</text:p>
          </table:table-cell>
          <table:table-cell office:value-type="string">
            <text:p>WTG restarted normally -Field Engineer-Venkatesan P. | -Field Operations Manager-Arumugam M.</text:p>
          </table:table-cell>
          <table:table-cell/>
        </table:table-row>
        <table:table-row table:style-name="ro1">
          <table:table-cell office:value-type="string">
            <text:p>CIR-10000307</text:p>
          </table:table-cell>
          <table:table-cell office:value-type="float" office:value="100260695">
            <text:p>100260695</text:p>
          </table:table-cell>
          <table:table-cell office:value-type="string">
            <text:p>Mytrah Energy (India) Limited</text:p>
          </table:table-cell>
          <table:table-cell office:value-type="string">
            <text:p>BURGULA (MYTRAH)</text:p>
          </table:table-cell>
          <table:table-cell office:value-type="string">
            <text:p>WF-IN-001-1194-Y0-A-015</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2/2014</text:p>
          </table:table-cell>
          <table:table-cell office:value-type="float" office:value="402328140">
            <text:p>402328140</text:p>
          </table:table-cell>
          <table:table-cell office:value-type="string">
            <text:p>05/04/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25">
            <text:p>1425</text:p>
          </table:table-cell>
          <table:table-cell office:value-type="string">
            <text:p>05/04/2016 14:22:06</text:p>
          </table:table-cell>
          <table:table-cell office:value-type="string">
            <text:p>05/04/2016 12:46:06</text:p>
          </table:table-cell>
          <table:table-cell office:value-type="float" office:value="3446669">
            <text:p>3446669</text:p>
          </table:table-cell>
          <table:table-cell office:value-type="float" office:value="17691">
            <text:p>17691</text:p>
          </table:table-cell>
          <table:table-cell office:value-type="string">
            <text:p>ELECTRICAL</text:p>
          </table:table-cell>
          <table:table-cell office:value-type="string">
            <text:p>ELECTRICAL CABINET SYSTEM</text:p>
          </table:table-cell>
          <table:table-cell office:value-type="string">
            <text:p>REL0068</text:p>
          </table:table-cell>
          <table:table-cell office:value-type="string">
            <text:p>finder</text:p>
          </table:table-cell>
          <table:table-cell office:value-type="string">
            <text:p>NORMAL OPERATION</text:p>
          </table:table-cell>
          <table:table-cell/>
          <table:table-cell office:value-type="string">
            <text:p>plc inizilation fail</text:p>
          </table:table-cell>
          <table:table-cell office:value-type="string">
            <text:p>timer</text:p>
          </table:table-cell>
          <table:table-cell office:value-type="string">
            <text:p>operation</text:p>
          </table:table-cell>
          <table:table-cell office:value-type="string">
            <text:p>BRG 510</text:p>
          </table:table-cell>
          <table:table-cell office:value-type="string">
            <text:p>failure</text:p>
          </table:table-cell>
          <table:table-cell office:value-type="string">
            <text:p>Arunkumar</text:p>
          </table:table-cell>
          <table:table-cell office:value-type="string">
            <text:p>Replaced new timer (KR330) failure</text:p>
          </table:table-cell>
          <table:table-cell office:value-type="float" office:value="1">
            <text:p>1</text:p>
          </table:table-cell>
          <table:table-cell office:value-type="string">
            <text:p>found timer (KR330) failure</text:p>
          </table:table-cell>
          <table:table-cell office:value-type="string">
            <text:p>Assigned</text:p>
          </table:table-cell>
          <table:table-cell office:value-type="string">
            <text:p>we are attend and found timer (KR330) failure so replaced new one</text:p>
          </table:table-cell>
          <table:table-cell office:value-type="string">
            <text:p>we are attend and found timer (KR330) failure so replaced new one then start the WTG. -Field Engineer-Ram Lakshmanan MP | Timer module malfunction-Field Operations Manager-Ravibala Suresh S. | Control solution requested by Electrical Team-Phone Technical Support-Senthil M. | Please check your project-Functionality Support Lead-Murugesan P. | -Functionality Support Specialist-Venkatesh S</text:p>
          </table:table-cell>
          <table:table-cell/>
        </table:table-row>
        <table:table-row table:style-name="ro1">
          <table:table-cell office:value-type="string">
            <text:p>CIR-10000603</text:p>
          </table:table-cell>
          <table:table-cell office:value-type="float" office:value="100260698">
            <text:p>100260698</text:p>
          </table:table-cell>
          <table:table-cell office:value-type="string">
            <text:p>Mytrah Energy (India) Limited</text:p>
          </table:table-cell>
          <table:table-cell office:value-type="string">
            <text:p>BURGULA (MYTRAH)</text:p>
          </table:table-cell>
          <table:table-cell office:value-type="string">
            <text:p>WF-IN-001-1194-Y0-A-004</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2/03/2014</text:p>
          </table:table-cell>
          <table:table-cell office:value-type="float" office:value="402349147">
            <text:p>402349147</text:p>
          </table:table-cell>
          <table:table-cell office:value-type="string">
            <text:p>28/04/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25">
            <text:p>1425</text:p>
          </table:table-cell>
          <table:table-cell office:value-type="string">
            <text:p>28/05/2016 13:33:35</text:p>
          </table:table-cell>
          <table:table-cell office:value-type="string">
            <text:p>28/05/2016 12:24:35</text:p>
          </table:table-cell>
          <table:table-cell office:value-type="float" office:value="3769407">
            <text:p>3769407</text:p>
          </table:table-cell>
          <table:table-cell office:value-type="float" office:value="18441">
            <text:p>18441</text:p>
          </table:table-cell>
          <table:table-cell office:value-type="string">
            <text:p>ELECTRICAL</text:p>
          </table:table-cell>
          <table:table-cell office:value-type="string">
            <text:p>NACELLE INSTRUMENTATION SYSTEM</text:p>
          </table:table-cell>
          <table:table-cell office:value-type="float" office:value="9000601">
            <text:p>9000601</text:p>
          </table:table-cell>
          <table:table-cell/>
          <table:table-cell office:value-type="string">
            <text:p>NORMAL OPERATION</text:p>
          </table:table-cell>
          <table:table-cell/>
          <table:table-cell office:value-type="string">
            <text:p>Power curve issue.</text:p>
          </table:table-cell>
          <table:table-cell office:value-type="string">
            <text:p>Anemometer</text:p>
          </table:table-cell>
          <table:table-cell office:value-type="string">
            <text:p>operation</text:p>
          </table:table-cell>
          <table:table-cell office:value-type="string">
            <text:p>BRG 529</text:p>
          </table:table-cell>
          <table:table-cell office:value-type="string">
            <text:p>Power curve issue</text:p>
          </table:table-cell>
          <table:table-cell office:value-type="string">
            <text:p>muthukumar</text:p>
          </table:table-cell>
          <table:table-cell office:value-type="string">
            <text:p>NRG Anemometer replaced</text:p>
          </table:table-cell>
          <table:table-cell office:value-type="float" office:value="1">
            <text:p>1</text:p>
          </table:table-cell>
          <table:table-cell/>
          <table:table-cell office:value-type="string">
            <text:p>Applied</text:p>
          </table:table-cell>
          <table:table-cell office:value-type="string">
            <text:p>for Power curve issue NRG Anemometer replaced</text:p>
          </table:table-cell>
          <table:table-cell office:value-type="string">
            <text:p>Manual stop for Power curve issue. the NRG Anemometer replaced then start the WTG. Under abservation.-Field Engineer-Ram Lakshmanan MP | -Field Operations Manager-Ravibala Suresh S.</text:p>
          </table:table-cell>
          <table:table-cell/>
        </table:table-row>
        <table:table-row table:style-name="ro1">
          <table:table-cell office:value-type="string">
            <text:p>CIR-10000382</text:p>
          </table:table-cell>
          <table:table-cell office:value-type="float" office:value="100261448">
            <text:p>100261448</text:p>
          </table:table-cell>
          <table:table-cell office:value-type="string">
            <text:p>ENERGON POWER RESOURCES PRIVATE LTD</text:p>
          </table:table-cell>
          <table:table-cell office:value-type="string">
            <text:p>TAGGUPARTHI-G9X (ENERGON-II)</text:p>
          </table:table-cell>
          <table:table-cell office:value-type="string">
            <text:p>WF-IN-001-1315-Y0-A-035</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ABB type C</text:p>
          </table:table-cell>
          <table:table-cell office:value-type="float" office:value="4635470">
            <text:p>4635470</text:p>
          </table:table-cell>
          <table:table-cell office:value-type="string">
            <text:p>Hansen</text:p>
          </table:table-cell>
          <table:table-cell office:value-type="string">
            <text:p>EH806A-031/CM0018</text:p>
          </table:table-cell>
          <table:table-cell office:value-type="string">
            <text:p>Standard+</text:p>
          </table:table-cell>
          <table:table-cell office:value-type="string">
            <text:p>STD+</text:p>
          </table:table-cell>
          <table:table-cell office:value-type="string">
            <text:p>Standard</text:p>
          </table:table-cell>
          <table:table-cell office:value-type="string">
            <text:p>11/03/2015</text:p>
          </table:table-cell>
          <table:table-cell office:value-type="float" office:value="402326005">
            <text:p>402326005</text:p>
          </table:table-cell>
          <table:table-cell office:value-type="string">
            <text:p>07/04/2016</text:p>
          </table:table-cell>
          <table:table-cell office:value-type="float" office:value="-0">
            <text:p>-0</text:p>
          </table:table-cell>
          <table:table-cell office:value-type="string">
            <text:p>Anand K.</text:p>
          </table:table-cell>
          <table:table-cell office:value-type="float" office:value="1371">
            <text:p>1371</text:p>
          </table:table-cell>
          <table:table-cell office:value-type="float" office:value="1373">
            <text:p>1373</text:p>
          </table:table-cell>
          <table:table-cell office:value-type="string">
            <text:p>07/04/2016 13:59:04</text:p>
          </table:table-cell>
          <table:table-cell office:value-type="string">
            <text:p>07/04/2016 12:57:00</text:p>
          </table:table-cell>
          <table:table-cell office:value-type="float" office:value="5120196">
            <text:p>5120196</text:p>
          </table:table-cell>
          <table:table-cell office:value-type="float" office:value="9113">
            <text:p>9113</text:p>
          </table:table-cell>
          <table:table-cell office:value-type="string">
            <text:p>ELECTRICAL</text:p>
          </table:table-cell>
          <table:table-cell office:value-type="string">
            <text:p>YAW SYSTEM</text:p>
          </table:table-cell>
          <table:table-cell office:value-type="string">
            <text:p>GP022129</text:p>
          </table:table-cell>
          <table:table-cell office:value-type="string">
            <text:p>ABB</text:p>
          </table:table-cell>
          <table:table-cell office:value-type="string">
            <text:p>NORMAL OPERATION</text:p>
          </table:table-cell>
          <table:table-cell/>
          <table:table-cell office:value-type="string">
            <text:p>HG contactor KM280 was failure.</text:p>
          </table:table-cell>
          <table:table-cell office:value-type="string">
            <text:p>HG contactor KM280</text:p>
          </table:table-cell>
          <table:table-cell office:value-type="string">
            <text:p>Normal operation</text:p>
          </table:table-cell>
          <table:table-cell office:value-type="string">
            <text:p>Top control panel rear side</text:p>
          </table:table-cell>
          <table:table-cell office:value-type="string">
            <text:p>Due to Continuous operation</text:p>
          </table:table-cell>
          <table:table-cell office:value-type="string">
            <text:p>K.ANAND,A.SIVANPERUMAL</text:p>
          </table:table-cell>
          <table:table-cell office:value-type="string">
            <text:p>To replace the new contactor</text:p>
          </table:table-cell>
          <table:table-cell office:value-type="float" office:value="1">
            <text:p>1</text:p>
          </table:table-cell>
          <table:table-cell office:value-type="string">
            <text:p>If we are not replace the contactor it may be affect the Hydralic system</text:p>
          </table:table-cell>
          <table:table-cell office:value-type="string">
            <text:p>Assigned</text:p>
          </table:table-cell>
          <table:table-cell office:value-type="string">
            <text:p>We have replaced the KM280 contactor.</text:p>
          </table:table-cell>
          <table:table-cell office:value-type="string">
            <text:p>Once we have replaced the contactor the next failure will take atleast 1 year -Field Engineer-Anand K. | KM 280 Contactor replaced-Field Operations Manager-Perumal P.V | FSL Comments requested-Phone Technical Support-Senthil M. | -Functionality Support Lead-Anand A.P</text:p>
          </table:table-cell>
          <table:table-cell/>
        </table:table-row>
        <table:table-row table:style-name="ro1">
          <table:table-cell office:value-type="string">
            <text:p>CIR-10000621</text:p>
          </table:table-cell>
          <table:table-cell office:value-type="float" office:value="100260699">
            <text:p>100260699</text:p>
          </table:table-cell>
          <table:table-cell office:value-type="string">
            <text:p>Mytrah Energy (India) Limited</text:p>
          </table:table-cell>
          <table:table-cell office:value-type="string">
            <text:p>BURGULA (MYTRAH)</text:p>
          </table:table-cell>
          <table:table-cell office:value-type="string">
            <text:p>WF-IN-001-1194-Y0-A-012</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4/03/2014</text:p>
          </table:table-cell>
          <table:table-cell office:value-type="float" office:value="402353755">
            <text:p>402353755</text:p>
          </table:table-cell>
          <table:table-cell office:value-type="string">
            <text:p>19/05/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19/05/2016 10:21:00</text:p>
          </table:table-cell>
          <table:table-cell office:value-type="string">
            <text:p>19/05/2016 08:19:00</text:p>
          </table:table-cell>
          <table:table-cell office:value-type="float" office:value="3525688">
            <text:p>3525688</text:p>
          </table:table-cell>
          <table:table-cell office:value-type="float" office:value="18520">
            <text:p>18520</text:p>
          </table:table-cell>
          <table:table-cell office:value-type="string">
            <text:p>ELECTRICAL</text:p>
          </table:table-cell>
          <table:table-cell office:value-type="string">
            <text:p>ELECTRICAL CABINET SYSTEM</text:p>
          </table:table-cell>
          <table:table-cell office:value-type="string">
            <text:p>REL0068</text:p>
          </table:table-cell>
          <table:table-cell office:value-type="string">
            <text:p>finder</text:p>
          </table:table-cell>
          <table:table-cell office:value-type="string">
            <text:p>NORMAL OPERATION</text:p>
          </table:table-cell>
          <table:table-cell table:number-columns-repeated="14"/>
        </table:table-row>
        <table:table-row table:style-name="ro1">
          <table:table-cell office:value-type="string">
            <text:p>CIR-10000622</text:p>
          </table:table-cell>
          <table:table-cell office:value-type="float" office:value="100260699">
            <text:p>100260699</text:p>
          </table:table-cell>
          <table:table-cell office:value-type="string">
            <text:p>Mytrah Energy (India) Limited</text:p>
          </table:table-cell>
          <table:table-cell office:value-type="string">
            <text:p>BURGULA (MYTRAH)</text:p>
          </table:table-cell>
          <table:table-cell office:value-type="string">
            <text:p>WF-IN-001-1194-Y0-A-012</text:p>
          </table:table-cell>
          <table:table-cell office:value-type="float" office:value="0.85">
            <text:p>0.85</text:p>
          </table:table-cell>
          <table:table-cell office:value-type="float" office:value="74">
            <text:p>74</text:p>
          </table:table-cell>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4/03/2014</text:p>
          </table:table-cell>
          <table:table-cell office:value-type="float" office:value="402353755">
            <text:p>402353755</text:p>
          </table:table-cell>
          <table:table-cell office:value-type="string">
            <text:p>19/05/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19/05/2016 10:21:00</text:p>
          </table:table-cell>
          <table:table-cell office:value-type="string">
            <text:p>19/05/2016 08:19:00</text:p>
          </table:table-cell>
          <table:table-cell office:value-type="float" office:value="3525688">
            <text:p>3525688</text:p>
          </table:table-cell>
          <table:table-cell office:value-type="float" office:value="18520">
            <text:p>18520</text:p>
          </table:table-cell>
          <table:table-cell office:value-type="string">
            <text:p>ELECTRICAL</text:p>
          </table:table-cell>
          <table:table-cell office:value-type="string">
            <text:p>ELECTRICAL CABINET SYSTEM</text:p>
          </table:table-cell>
          <table:table-cell office:value-type="string">
            <text:p>REL0068</text:p>
          </table:table-cell>
          <table:table-cell office:value-type="string">
            <text:p>finder</text:p>
          </table:table-cell>
          <table:table-cell office:value-type="string">
            <text:p>NORMAL OPERATION</text:p>
          </table:table-cell>
          <table:table-cell/>
          <table:table-cell office:value-type="string">
            <text:p>PLC initilization fail</text:p>
          </table:table-cell>
          <table:table-cell office:value-type="string">
            <text:p>Timer</text:p>
          </table:table-cell>
          <table:table-cell office:value-type="string">
            <text:p>operation</text:p>
          </table:table-cell>
          <table:table-cell office:value-type="string">
            <text:p>BRG 513</text:p>
          </table:table-cell>
          <table:table-cell office:value-type="string">
            <text:p>got failure</text:p>
          </table:table-cell>
          <table:table-cell office:value-type="string">
            <text:p>muthukumar,arun</text:p>
          </table:table-cell>
          <table:table-cell office:value-type="string">
            <text:p>KR13A Timer got failure and replaced</text:p>
          </table:table-cell>
          <table:table-cell office:value-type="float" office:value="1">
            <text:p>1</text:p>
          </table:table-cell>
          <table:table-cell/>
          <table:table-cell office:value-type="string">
            <text:p>Applied</text:p>
          </table:table-cell>
          <table:table-cell office:value-type="string">
            <text:p>we attend and found that ground KR13A Timer got failure and replaced with new one</text:p>
          </table:table-cell>
          <table:table-cell office:value-type="string">
            <text:p>we attend and found that ground KR13A Timer got failure and replaced with new one-Field Engineer-Ram Lakshmanan MP | -Field Operations Manager-Ravibala Suresh S.</text:p>
          </table:table-cell>
          <table:table-cell office:value-type="string">
            <text:p>REL0068.jpg</text:p>
          </table:table-cell>
        </table:table-row>
        <table:table-row table:style-name="ro1">
          <table:table-cell office:value-type="string">
            <text:p>CIR-10000606</text:p>
          </table:table-cell>
          <table:table-cell office:value-type="float" office:value="100260954">
            <text:p>100260954</text:p>
          </table:table-cell>
          <table:table-cell office:value-type="string">
            <text:p>Mytrah Energy (India) Limited</text:p>
          </table:table-cell>
          <table:table-cell office:value-type="string">
            <text:p>BURGULA (MYTRAH)</text:p>
          </table:table-cell>
          <table:table-cell office:value-type="string">
            <text:p>WF-IN-001-1194-Y0-A-033</text:p>
          </table:table-cell>
          <table:table-cell office:value-type="float" office:value="0.85">
            <text:p>0.85</text:p>
          </table:table-cell>
          <table:table-cell office:value-type="float" office:value="65">
            <text:p>65</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2/2014</text:p>
          </table:table-cell>
          <table:table-cell office:value-type="float" office:value="402355614">
            <text:p>402355614</text:p>
          </table:table-cell>
          <table:table-cell office:value-type="string">
            <text:p>02/05/2016</text:p>
          </table:table-cell>
          <table:table-cell office:value-type="string">
            <text:p>2112-TOP supply failure</text:p>
          </table:table-cell>
          <table:table-cell office:value-type="string">
            <text:p>Ram Lakshmanan MP</text:p>
          </table:table-cell>
          <table:table-cell office:value-type="float" office:value="1386">
            <text:p>1386</text:p>
          </table:table-cell>
          <table:table-cell office:value-type="float" office:value="1425">
            <text:p>1425</text:p>
          </table:table-cell>
          <table:table-cell office:value-type="string">
            <text:p>02/05/2016 16:05:35</text:p>
          </table:table-cell>
          <table:table-cell office:value-type="string">
            <text:p>02/05/2016 15:06:35</text:p>
          </table:table-cell>
          <table:table-cell office:value-type="float" office:value="3589763">
            <text:p>3589763</text:p>
          </table:table-cell>
          <table:table-cell office:value-type="float" office:value="18567">
            <text:p>18567</text:p>
          </table:table-cell>
          <table:table-cell office:value-type="string">
            <text:p>ELECTRICAL</text:p>
          </table:table-cell>
          <table:table-cell office:value-type="string">
            <text:p>ELECTRICAL CABINET SYSTEM</text:p>
          </table:table-cell>
          <table:table-cell office:value-type="string">
            <text:p>REL0068</text:p>
          </table:table-cell>
          <table:table-cell/>
          <table:table-cell office:value-type="string">
            <text:p>GRID FAILURE</text:p>
          </table:table-cell>
          <table:table-cell/>
          <table:table-cell office:value-type="string">
            <text:p>Top supply failure</text:p>
          </table:table-cell>
          <table:table-cell office:value-type="string">
            <text:p>timer</text:p>
          </table:table-cell>
          <table:table-cell office:value-type="string">
            <text:p>operation</text:p>
          </table:table-cell>
          <table:table-cell office:value-type="string">
            <text:p>BRG 522</text:p>
          </table:table-cell>
          <table:table-cell office:value-type="string">
            <text:p>failure</text:p>
          </table:table-cell>
          <table:table-cell office:value-type="string">
            <text:p>ram,arun,muthukumar</text:p>
          </table:table-cell>
          <table:table-cell office:value-type="string">
            <text:p>replaced timer failure</text:p>
          </table:table-cell>
          <table:table-cell office:value-type="float" office:value="1">
            <text:p>1</text:p>
          </table:table-cell>
          <table:table-cell/>
          <table:table-cell office:value-type="string">
            <text:p>Applied</text:p>
          </table:table-cell>
          <table:table-cell office:value-type="string">
            <text:p>we are attend and found that the timer failure and change new one then wtg start.</text:p>
          </table:table-cell>
          <table:table-cell office:value-type="string">
            <text:p>we are attend and found that the timer failure and change new one then wtg start. -Field Engineer-Ram Lakshmanan MP | -Field Operations Manager-Ravibala Suresh S.</text:p>
          </table:table-cell>
          <table:table-cell/>
        </table:table-row>
        <table:table-row table:style-name="ro1">
          <table:table-cell office:value-type="string">
            <text:p>CIR-10000749</text:p>
          </table:table-cell>
          <table:table-cell office:value-type="float" office:value="100260952">
            <text:p>100260952</text:p>
          </table:table-cell>
          <table:table-cell office:value-type="string">
            <text:p>Mytrah Energy (India) Limited</text:p>
          </table:table-cell>
          <table:table-cell office:value-type="string">
            <text:p>BURGULA (MYTRAH)</text:p>
          </table:table-cell>
          <table:table-cell office:value-type="string">
            <text:p>WF-IN-001-1194-Y0-A-034</text:p>
          </table:table-cell>
          <table:table-cell office:value-type="float" office:value="0.85">
            <text:p>0.85</text:p>
          </table:table-cell>
          <table:table-cell office:value-type="float" office:value="65">
            <text:p>65</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2/2014</text:p>
          </table:table-cell>
          <table:table-cell office:value-type="float" office:value="402372297">
            <text:p>402372297</text:p>
          </table:table-cell>
          <table:table-cell office:value-type="string">
            <text:p>23/05/2016</text:p>
          </table:table-cell>
          <table:table-cell office:value-type="float" office:value="-0">
            <text:p>-0</text:p>
          </table:table-cell>
          <table:table-cell office:value-type="string">
            <text:p>Ram Lakshmanan MP</text:p>
          </table:table-cell>
          <table:table-cell office:value-type="float" office:value="1396">
            <text:p>1396</text:p>
          </table:table-cell>
          <table:table-cell office:value-type="float" office:value="1425">
            <text:p>1425</text:p>
          </table:table-cell>
          <table:table-cell office:value-type="string">
            <text:p>23/05/2016 18:18:52</text:p>
          </table:table-cell>
          <table:table-cell office:value-type="string">
            <text:p>23/05/2016 16:18:52</text:p>
          </table:table-cell>
          <table:table-cell office:value-type="float" office:value="3685098">
            <text:p>3685098</text:p>
          </table:table-cell>
          <table:table-cell office:value-type="float" office:value="19149">
            <text:p>19149</text:p>
          </table:table-cell>
          <table:table-cell office:value-type="string">
            <text:p>ELECTRICAL</text:p>
          </table:table-cell>
          <table:table-cell office:value-type="string">
            <text:p>HIGH SPEED SHAFT COUPLING SYSTEM</text:p>
          </table:table-cell>
          <table:table-cell office:value-type="string">
            <text:p>1094574,rel0068,GP005798</text:p>
          </table:table-cell>
          <table:table-cell/>
          <table:table-cell office:value-type="string">
            <text:p>GRID FAILURE</text:p>
          </table:table-cell>
          <table:table-cell/>
          <table:table-cell office:value-type="string">
            <text:p>High Brake Temp</text:p>
          </table:table-cell>
          <table:table-cell office:value-type="string">
            <text:p>brake battery backup unit failure</text:p>
          </table:table-cell>
          <table:table-cell office:value-type="string">
            <text:p>grid resume</text:p>
          </table:table-cell>
          <table:table-cell office:value-type="string">
            <text:p>BRG 523</text:p>
          </table:table-cell>
          <table:table-cell office:value-type="string">
            <text:p>failure</text:p>
          </table:table-cell>
          <table:table-cell office:value-type="string">
            <text:p>muthukumar , arunkumar</text:p>
          </table:table-cell>
          <table:table-cell office:value-type="string">
            <text:p>replaced new</text:p>
          </table:table-cell>
          <table:table-cell office:value-type="string">
            <text:p>1094574 -1, rel0068 -1,GP005798-1"</text:p>
          </table:table-cell>
          <table:table-cell office:value-type="string">
            <text:p>due to battery dry</text:p>
          </table:table-cell>
          <table:table-cell office:value-type="string">
            <text:p>Applied</text:p>
          </table:table-cell>
          <table:table-cell office:value-type="string">
            <text:p>After grid resume wtg stop due to high break temp | we attend and found brake bad thermistor brake battery backup unit and timer was failure | so replaced new one and wtg started</text:p>
          </table:table-cell>
          <table:table-cell office:value-type="string">
            <text:p>After change the brake battery power smooth operation done -Field Engineer-Ram Lakshmanan MP | -Field Operations Manager-Ravibala Suresh S.</text:p>
          </table:table-cell>
          <table:table-cell/>
        </table:table-row>
        <table:table-row table:style-name="ro1">
          <table:table-cell office:value-type="string">
            <text:p>CIR-10000110</text:p>
          </table:table-cell>
          <table:table-cell office:value-type="float" office:value="100260947">
            <text:p>100260947</text:p>
          </table:table-cell>
          <table:table-cell office:value-type="string">
            <text:p>Mytrah Energy (India) Limited</text:p>
          </table:table-cell>
          <table:table-cell office:value-type="string">
            <text:p>BURGULA (MYTRAH)</text:p>
          </table:table-cell>
          <table:table-cell office:value-type="string">
            <text:p>WF-IN-001-1194-Y0-A-035</text:p>
          </table:table-cell>
          <table:table-cell office:value-type="float" office:value="0.85">
            <text:p>0.85</text:p>
          </table:table-cell>
          <table:table-cell office:value-type="float" office:value="65">
            <text:p>65</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2/2014</text:p>
          </table:table-cell>
          <table:table-cell/>
          <table:table-cell office:value-type="string">
            <text:p>11/03/2016</text:p>
          </table:table-cell>
          <table:table-cell office:value-type="float" office:value="-0">
            <text:p>-0</text:p>
          </table:table-cell>
          <table:table-cell office:value-type="string">
            <text:p>Ram Lakshmanan MP</text:p>
          </table:table-cell>
          <table:table-cell office:value-type="float" office:value="1386">
            <text:p>1386</text:p>
          </table:table-cell>
          <table:table-cell office:value-type="float" office:value="1439">
            <text:p>1439</text:p>
          </table:table-cell>
          <table:table-cell office:value-type="string">
            <text:p>11/03/2016 07:35:00</text:p>
          </table:table-cell>
          <table:table-cell office:value-type="string">
            <text:p>11/03/2016 06:29:00</text:p>
          </table:table-cell>
          <table:table-cell office:value-type="float" office:value="3441948">
            <text:p>3441948</text:p>
          </table:table-cell>
          <table:table-cell office:value-type="float" office:value="17441">
            <text:p>17441</text:p>
          </table:table-cell>
          <table:table-cell office:value-type="string">
            <text:p>CONTROL SYSTEM</text:p>
          </table:table-cell>
          <table:table-cell office:value-type="string">
            <text:p>ELECTRICAL CABINET SYSTEM</text:p>
          </table:table-cell>
          <table:table-cell office:value-type="string">
            <text:p>REL0068</text:p>
          </table:table-cell>
          <table:table-cell/>
          <table:table-cell office:value-type="string">
            <text:p>NORMAL OPERATION</text:p>
          </table:table-cell>
          <table:table-cell/>
          <table:table-cell office:value-type="string">
            <text:p>Wtg stop due to HW DC link voltage low</text:p>
          </table:table-cell>
          <table:table-cell office:value-type="string">
            <text:p>Timer</text:p>
          </table:table-cell>
          <table:table-cell office:value-type="string">
            <text:p>Breakdown</text:p>
          </table:table-cell>
          <table:table-cell office:value-type="string">
            <text:p>BRG540</text:p>
          </table:table-cell>
          <table:table-cell office:value-type="string">
            <text:p>Continuos(on and off) operating, Grid Fluctuation.</text:p>
          </table:table-cell>
          <table:table-cell office:value-type="string">
            <text:p>Ramlakshmanan</text:p>
          </table:table-cell>
          <table:table-cell office:value-type="string">
            <text:p>timer KR013A changed</text:p>
          </table:table-cell>
          <table:table-cell office:value-type="string">
            <text:p>1 NO</text:p>
          </table:table-cell>
          <table:table-cell office:value-type="string">
            <text:p>Continuos(on and off) operating, Grid Fluctuation. Grid down for long time and Fluctuation.</text:p>
          </table:table-cell>
          <table:table-cell office:value-type="string">
            <text:p>Assigned</text:p>
          </table:table-cell>
          <table:table-cell office:value-type="string">
            <text:p>Wtg stop due to HW DC link voltage low we attend and found timer KR013A failure.so replace the new one then start the WTG."</text:p>
          </table:table-cell>
          <table:table-cell office:value-type="string">
            <text:p>Wtg stop due to HW DC link voltage low we attend and found timer KR013A failure.so replace the new one then start the WTG."-Field Engineer-Ram Lakshmanan MP | No Clearance between Timer Relay KR013A and KR913 that's why heat produced and do the malfunction(Failure) in timer-Field Operations Manager-Ravibala Suresh S. | BOP Auditing recommended-Phone Technical Support-Senthil M. | Create DAC tool configuration for this WF-Functionality Support Lead-Murugesan P. | Configuration file to be created for data accusation and further analysis. Meanwhile failed component operating life to be calculated.-Functionality Support Specialist-Mayank | -Quality-Vijay Chinnaswamy</text:p>
          </table:table-cell>
          <table:table-cell office:value-type="string">
            <text:p>REL0068 Timer.jpg</text:p>
          </table:table-cell>
        </table:table-row>
        <table:table-row table:style-name="ro1">
          <table:table-cell office:value-type="string">
            <text:p>CIR-10000006</text:p>
          </table:table-cell>
          <table:table-cell office:value-type="float" office:value="100261437">
            <text:p>100261437</text:p>
          </table:table-cell>
          <table:table-cell office:value-type="string">
            <text:p>ENERGON POWER RESOURCES PRIVATE LTD</text:p>
          </table:table-cell>
          <table:table-cell office:value-type="string">
            <text:p>TAGGUPARTHI-G9X (ENERGON-II)</text:p>
          </table:table-cell>
          <table:table-cell office:value-type="string">
            <text:p>WF-IN-001-1315-Y0-A-049</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ABB type C</text:p>
          </table:table-cell>
          <table:table-cell office:value-type="float" office:value="4635472">
            <text:p>4635472</text:p>
          </table:table-cell>
          <table:table-cell office:value-type="string">
            <text:p>Hansen</text:p>
          </table:table-cell>
          <table:table-cell office:value-type="string">
            <text:p>EH806A-031/CM0025</text:p>
          </table:table-cell>
          <table:table-cell office:value-type="string">
            <text:p>Standard+</text:p>
          </table:table-cell>
          <table:table-cell office:value-type="string">
            <text:p>STD+</text:p>
          </table:table-cell>
          <table:table-cell office:value-type="string">
            <text:p>Standard</text:p>
          </table:table-cell>
          <table:table-cell office:value-type="string">
            <text:p>09/04/2015</text:p>
          </table:table-cell>
          <table:table-cell office:value-type="float" office:value="2345">
            <text:p>2345</text:p>
          </table:table-cell>
          <table:table-cell office:value-type="string">
            <text:p>11/02/2016</text:p>
          </table:table-cell>
          <table:table-cell office:value-type="string">
            <text:p>420-Gearbox auxiliary pump feedback failure</text:p>
          </table:table-cell>
          <table:table-cell office:value-type="string">
            <text:p>Perumal P.V</text:p>
          </table:table-cell>
          <table:table-cell office:value-type="float" office:value="1371">
            <text:p>1371</text:p>
          </table:table-cell>
          <table:table-cell office:value-type="float" office:value="1374">
            <text:p>1374</text:p>
          </table:table-cell>
          <table:table-cell office:value-type="string">
            <text:p>11/02/2016 14:00:45</text:p>
          </table:table-cell>
          <table:table-cell office:value-type="string">
            <text:p>11/02/2016 12:00:45</text:p>
          </table:table-cell>
          <table:table-cell office:value-type="float" office:value="43566">
            <text:p>43566</text:p>
          </table:table-cell>
          <table:table-cell office:value-type="float" office:value="234">
            <text:p>234</text:p>
          </table:table-cell>
          <table:table-cell office:value-type="string">
            <text:p>MECHANICAL</text:p>
          </table:table-cell>
          <table:table-cell office:value-type="string">
            <text:p>HYDRAULIC SYSTEM AND PITCH CONTROL</text:p>
          </table:table-cell>
          <table:table-cell office:value-type="string">
            <text:p>gp124</text:p>
          </table:table-cell>
          <table:table-cell office:value-type="string">
            <text:p>xvfrt</text:p>
          </table:table-cell>
          <table:table-cell office:value-type="string">
            <text:p>LIGHTNING</text:p>
          </table:table-cell>
          <table:table-cell office:value-type="float" office:value="23465">
            <text:p>23465</text:p>
          </table:table-cell>
          <table:table-cell office:value-type="string">
            <text:p>WTG Feedback Problem Motor Failed...</text:p>
          </table:table-cell>
          <table:table-cell office:value-type="string">
            <text:p>Aux Failure</text:p>
          </table:table-cell>
          <table:table-cell office:value-type="string">
            <text:p>Rain</text:p>
          </table:table-cell>
          <table:table-cell office:value-type="string">
            <text:p>Specify</text:p>
          </table:table-cell>
          <table:table-cell office:value-type="string">
            <text:p>Grid</text:p>
          </table:table-cell>
          <table:table-cell office:value-type="string">
            <text:p>Per</text:p>
          </table:table-cell>
          <table:table-cell office:value-type="string">
            <text:p>Change module</text:p>
          </table:table-cell>
          <table:table-cell office:value-type="float" office:value="12">
            <text:p>12</text:p>
          </table:table-cell>
          <table:table-cell office:value-type="string">
            <text:p>Temp rise, Oil filter problem</text:p>
          </table:table-cell>
          <table:table-cell office:value-type="string">
            <text:p>Applied</text:p>
          </table:table-cell>
          <table:table-cell office:value-type="string">
            <text:p>1. Stop WTG | 2. Check IR Value | 3. Bearing Cond'n | 4. Contactor operation | 5. problem solved</text:p>
          </table:table-cell>
          <table:table-cell office:value-type="string">
            <text:p>Failure-Field Engineer-Perumal P.V | -Field Operations Manager-Senthilkumar T.</text:p>
          </table:table-cell>
          <table:table-cell/>
        </table:table-row>
        <table:table-row table:style-name="ro1">
          <table:table-cell office:value-type="string">
            <text:p>CIR-10000388</text:p>
          </table:table-cell>
          <table:table-cell office:value-type="float" office:value="100261456">
            <text:p>100261456</text:p>
          </table:table-cell>
          <table:table-cell office:value-type="string">
            <text:p>ENERGON POWER RESOURCES PRIVATE LTD</text:p>
          </table:table-cell>
          <table:table-cell office:value-type="string">
            <text:p>TAGGUPARTHI-G9X (ENERGON-II)</text:p>
          </table:table-cell>
          <table:table-cell office:value-type="string">
            <text:p>WF-IN-001-1315-Y0-A-001</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12">
            <text:p>801251112</text:p>
          </table:table-cell>
          <table:table-cell office:value-type="string">
            <text:p>Hansen</text:p>
          </table:table-cell>
          <table:table-cell office:value-type="string">
            <text:p>EH806A-031/CM0030</text:p>
          </table:table-cell>
          <table:table-cell office:value-type="string">
            <text:p>Standard+</text:p>
          </table:table-cell>
          <table:table-cell office:value-type="string">
            <text:p>STD+</text:p>
          </table:table-cell>
          <table:table-cell office:value-type="string">
            <text:p>Standard</text:p>
          </table:table-cell>
          <table:table-cell office:value-type="string">
            <text:p>11/03/2015</text:p>
          </table:table-cell>
          <table:table-cell office:value-type="float" office:value="402350246">
            <text:p>402350246</text:p>
          </table:table-cell>
          <table:table-cell office:value-type="string">
            <text:p>02/05/2016</text:p>
          </table:table-cell>
          <table:table-cell office:value-type="string">
            <text:p>208-HU pump activation failure</text:p>
          </table:table-cell>
          <table:table-cell office:value-type="string">
            <text:p>Anand K.</text:p>
          </table:table-cell>
          <table:table-cell office:value-type="float" office:value="1459">
            <text:p>1459</text:p>
          </table:table-cell>
          <table:table-cell office:value-type="float" office:value="1460">
            <text:p>1460</text:p>
          </table:table-cell>
          <table:table-cell office:value-type="string">
            <text:p>02/05/2016 05:32:00</text:p>
          </table:table-cell>
          <table:table-cell office:value-type="string">
            <text:p>02/05/2016 04:15:00</text:p>
          </table:table-cell>
          <table:table-cell office:value-type="float" office:value="5230519">
            <text:p>5230519</text:p>
          </table:table-cell>
          <table:table-cell office:value-type="float" office:value="9358">
            <text:p>9358</text:p>
          </table:table-cell>
          <table:table-cell office:value-type="string">
            <text:p>ELECTRICAL</text:p>
          </table:table-cell>
          <table:table-cell office:value-type="string">
            <text:p>ELECTRICAL CABINET SYSTEM</text:p>
          </table:table-cell>
          <table:table-cell office:value-type="string">
            <text:p>GP022129</text:p>
          </table:table-cell>
          <table:table-cell office:value-type="string">
            <text:p>ABB</text:p>
          </table:table-cell>
          <table:table-cell office:value-type="string">
            <text:p>NORMAL OPERATION</text:p>
          </table:table-cell>
          <table:table-cell/>
          <table:table-cell office:value-type="string">
            <text:p>Wtg stopped due to HG feedback failure.We have check and found that KM 280 contactor was failure.</text:p>
          </table:table-cell>
          <table:table-cell office:value-type="string">
            <text:p>HG cotactor KM 280</text:p>
          </table:table-cell>
          <table:table-cell office:value-type="string">
            <text:p>Normal operation</text:p>
          </table:table-cell>
          <table:table-cell office:value-type="string">
            <text:p>Top control panel rear side</text:p>
          </table:table-cell>
          <table:table-cell office:value-type="string">
            <text:p>Activation failure</text:p>
          </table:table-cell>
          <table:table-cell office:value-type="string">
            <text:p>A.Sivan perumal</text:p>
          </table:table-cell>
          <table:table-cell office:value-type="string">
            <text:p>To replaced the KM 280 conatctor</text:p>
          </table:table-cell>
          <table:table-cell office:value-type="string">
            <text:p>1 no</text:p>
          </table:table-cell>
          <table:table-cell office:value-type="string">
            <text:p>If we are not replaced the KM280 contactor HG motor pumping time will be increased.</text:p>
          </table:table-cell>
          <table:table-cell office:value-type="string">
            <text:p>Assigned</text:p>
          </table:table-cell>
          <table:table-cell office:value-type="string">
            <text:p>We have replaced the KM280 contactor.</text:p>
          </table:table-cell>
          <table:table-cell office:value-type="string">
            <text:p>We have replaced the Km280 contactor.-Field Engineer-Anand K. | KM280 Contactor replaced.-Field Operations Manager-Perumal P.V | FSL Comments requested-Phone Technical Support-Senthil M. | -Functionality Support Lead-Anand A.P</text:p>
          </table:table-cell>
          <table:table-cell/>
        </table:table-row>
        <table:table-row table:style-name="ro1">
          <table:table-cell office:value-type="string">
            <text:p>CIR-10000613</text:p>
          </table:table-cell>
          <table:table-cell office:value-type="float" office:value="100260947">
            <text:p>100260947</text:p>
          </table:table-cell>
          <table:table-cell office:value-type="string">
            <text:p>Mytrah Energy (India) Limited</text:p>
          </table:table-cell>
          <table:table-cell office:value-type="string">
            <text:p>BURGULA (MYTRAH)</text:p>
          </table:table-cell>
          <table:table-cell office:value-type="string">
            <text:p>WF-IN-001-1194-Y0-A-035</text:p>
          </table:table-cell>
          <table:table-cell office:value-type="float" office:value="0.85">
            <text:p>0.85</text:p>
          </table:table-cell>
          <table:table-cell office:value-type="float" office:value="65">
            <text:p>65</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2/2014</text:p>
          </table:table-cell>
          <table:table-cell office:value-type="float" office:value="402368017">
            <text:p>402368017</text:p>
          </table:table-cell>
          <table:table-cell office:value-type="string">
            <text:p>11/05/2016</text:p>
          </table:table-cell>
          <table:table-cell office:value-type="string">
            <text:p>411-High brake temperature</text:p>
          </table:table-cell>
          <table:table-cell office:value-type="string">
            <text:p>Ram Lakshmanan MP</text:p>
          </table:table-cell>
          <table:table-cell office:value-type="float" office:value="1386">
            <text:p>1386</text:p>
          </table:table-cell>
          <table:table-cell office:value-type="float" office:value="1425">
            <text:p>1425</text:p>
          </table:table-cell>
          <table:table-cell office:value-type="string">
            <text:p>11/05/2016 19:48:35</text:p>
          </table:table-cell>
          <table:table-cell office:value-type="string">
            <text:p>11/05/2016 17:48:35</text:p>
          </table:table-cell>
          <table:table-cell office:value-type="float" office:value="3584972">
            <text:p>3584972</text:p>
          </table:table-cell>
          <table:table-cell office:value-type="float" office:value="18892">
            <text:p>18892</text:p>
          </table:table-cell>
          <table:table-cell office:value-type="string">
            <text:p>ELECTRICAL</text:p>
          </table:table-cell>
          <table:table-cell office:value-type="string">
            <text:p>ELECTRICAL CABINET SYSTEM</text:p>
          </table:table-cell>
          <table:table-cell office:value-type="string">
            <text:p>GP005798</text:p>
          </table:table-cell>
          <table:table-cell/>
          <table:table-cell office:value-type="string">
            <text:p>NORMAL OPERATION</text:p>
          </table:table-cell>
          <table:table-cell/>
          <table:table-cell office:value-type="string">
            <text:p>High brake temperature</text:p>
          </table:table-cell>
          <table:table-cell office:value-type="string">
            <text:p>brake pad</text:p>
          </table:table-cell>
          <table:table-cell office:value-type="string">
            <text:p>grid failure</text:p>
          </table:table-cell>
          <table:table-cell office:value-type="string">
            <text:p>BRG 524</text:p>
          </table:table-cell>
          <table:table-cell office:value-type="string">
            <text:p>failure</text:p>
          </table:table-cell>
          <table:table-cell office:value-type="string">
            <text:p>muthu kumar,arun</text:p>
          </table:table-cell>
          <table:table-cell office:value-type="string">
            <text:p>replaced new brake pad</text:p>
          </table:table-cell>
          <table:table-cell office:value-type="float" office:value="1">
            <text:p>1</text:p>
          </table:table-cell>
          <table:table-cell/>
          <table:table-cell office:value-type="string">
            <text:p>Applied</text:p>
          </table:table-cell>
          <table:table-cell office:value-type="string">
            <text:p>we are attend and replaced new brake power suppiy unit and brake bad then start tha wtg then start.</text:p>
          </table:table-cell>
          <table:table-cell office:value-type="string">
            <text:p>we are attend and replaced new brake power suppiy unit then start tha wtg then start.-Field Engineer-Ram Lakshmanan MP | -Field Operations Manager-Ravibala Suresh S.</text:p>
          </table:table-cell>
          <table:table-cell/>
        </table:table-row>
        <table:table-row table:style-name="ro1">
          <table:table-cell office:value-type="string">
            <text:p>CIR-10000750</text:p>
          </table:table-cell>
          <table:table-cell office:value-type="float" office:value="100260948">
            <text:p>100260948</text:p>
          </table:table-cell>
          <table:table-cell office:value-type="string">
            <text:p>Mytrah Energy (India) Limited</text:p>
          </table:table-cell>
          <table:table-cell office:value-type="string">
            <text:p>BURGULA (MYTRAH)</text:p>
          </table:table-cell>
          <table:table-cell office:value-type="string">
            <text:p>WF-IN-001-1194-Y0-A-037</text:p>
          </table:table-cell>
          <table:table-cell office:value-type="float" office:value="0.85">
            <text:p>0.85</text:p>
          </table:table-cell>
          <table:table-cell office:value-type="float" office:value="65">
            <text:p>65</text:p>
          </table:table-cell>
          <table:table-cell/>
          <table:table-cell office:value-type="string">
            <text:p>ABB type C</text:p>
          </table:table-cell>
          <table:table-cell office:value-type="float" office:value="4622191">
            <text:p>4622191</text:p>
          </table:table-cell>
          <table:table-cell office:value-type="string">
            <text:p>Gamesa gearbox</text:p>
          </table:table-cell>
          <table:table-cell office:value-type="float" office:value="100847">
            <text:p>10084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2/2014</text:p>
          </table:table-cell>
          <table:table-cell office:value-type="float" office:value="402372299">
            <text:p>402372299</text:p>
          </table:table-cell>
          <table:table-cell office:value-type="string">
            <text:p>23/05/2016</text:p>
          </table:table-cell>
          <table:table-cell office:value-type="float" office:value="-0">
            <text:p>-0</text:p>
          </table:table-cell>
          <table:table-cell office:value-type="string">
            <text:p>Ram Lakshmanan MP</text:p>
          </table:table-cell>
          <table:table-cell office:value-type="float" office:value="1396">
            <text:p>1396</text:p>
          </table:table-cell>
          <table:table-cell office:value-type="float" office:value="1425">
            <text:p>1425</text:p>
          </table:table-cell>
          <table:table-cell office:value-type="string">
            <text:p>23/05/2016 18:57:52</text:p>
          </table:table-cell>
          <table:table-cell office:value-type="string">
            <text:p>23/05/2016 16:18:52</text:p>
          </table:table-cell>
          <table:table-cell office:value-type="float" office:value="3792794">
            <text:p>3792794</text:p>
          </table:table-cell>
          <table:table-cell office:value-type="float" office:value="19133">
            <text:p>19133</text:p>
          </table:table-cell>
          <table:table-cell office:value-type="string">
            <text:p>ELECTRICAL</text:p>
          </table:table-cell>
          <table:table-cell office:value-type="string">
            <text:p>HIGH SPEED SHAFT COUPLING SYSTEM</text:p>
          </table:table-cell>
          <table:table-cell office:value-type="string">
            <text:p>1094574 -1, rel0068 -1,GP0057</text:p>
          </table:table-cell>
          <table:table-cell/>
          <table:table-cell office:value-type="string">
            <text:p>GRID FAILURE</text:p>
          </table:table-cell>
          <table:table-cell/>
          <table:table-cell office:value-type="string">
            <text:p>High Brake Temp</text:p>
          </table:table-cell>
          <table:table-cell office:value-type="string">
            <text:p>brake battery backup unit failure</text:p>
          </table:table-cell>
          <table:table-cell office:value-type="string">
            <text:p>grid resume</text:p>
          </table:table-cell>
          <table:table-cell office:value-type="string">
            <text:p>BRG 526</text:p>
          </table:table-cell>
          <table:table-cell office:value-type="string">
            <text:p>failure</text:p>
          </table:table-cell>
          <table:table-cell office:value-type="string">
            <text:p>ramlakshmanan, muthupandi</text:p>
          </table:table-cell>
          <table:table-cell office:value-type="string">
            <text:p>replaced new</text:p>
          </table:table-cell>
          <table:table-cell office:value-type="string">
            <text:p>1094574 -1, rel0068 -1,GP005798-1"</text:p>
          </table:table-cell>
          <table:table-cell office:value-type="string">
            <text:p>due to battery dry</text:p>
          </table:table-cell>
          <table:table-cell office:value-type="string">
            <text:p>Applied</text:p>
          </table:table-cell>
          <table:table-cell office:value-type="string">
            <text:p>After grid resume wtg stop due to high break temp | we attend and found brake pad thermistor brake battery backup unit and timer was failure | so replaced new one and wtg started</text:p>
          </table:table-cell>
          <table:table-cell office:value-type="string">
            <text:p>After change the brake battery power smooth operation done -Field Engineer-Ram Lakshmanan MP | -Field Operations Manager-Ravibala Suresh S.</text:p>
          </table:table-cell>
          <table:table-cell/>
        </table:table-row>
        <table:table-row table:style-name="ro1">
          <table:table-cell office:value-type="string">
            <text:p>CIR-10000743</text:p>
          </table:table-cell>
          <table:table-cell office:value-type="float" office:value="100261451">
            <text:p>100261451</text:p>
          </table:table-cell>
          <table:table-cell office:value-type="string">
            <text:p>ENERGON POWER RESOURCES PRIVATE LTD</text:p>
          </table:table-cell>
          <table:table-cell office:value-type="string">
            <text:p>TAGGUPARTHI-G9X (ENERGON-II)</text:p>
          </table:table-cell>
          <table:table-cell office:value-type="string">
            <text:p>WF-IN-001-1315-Y0-A-046</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097">
            <text:p>801251097</text:p>
          </table:table-cell>
          <table:table-cell office:value-type="string">
            <text:p>Hansen</text:p>
          </table:table-cell>
          <table:table-cell office:value-type="string">
            <text:p>EH806A-031/CM0019</text:p>
          </table:table-cell>
          <table:table-cell office:value-type="string">
            <text:p>Standard+</text:p>
          </table:table-cell>
          <table:table-cell office:value-type="string">
            <text:p>STD+</text:p>
          </table:table-cell>
          <table:table-cell office:value-type="string">
            <text:p>Standard</text:p>
          </table:table-cell>
          <table:table-cell office:value-type="string">
            <text:p>02/04/2015</text:p>
          </table:table-cell>
          <table:table-cell/>
          <table:table-cell office:value-type="string">
            <text:p>24/06/2016</text:p>
          </table:table-cell>
          <table:table-cell office:value-type="string">
            <text:p>208-HU pump activation failure</text:p>
          </table:table-cell>
          <table:table-cell office:value-type="string">
            <text:p>Anand K.</text:p>
          </table:table-cell>
          <table:table-cell office:value-type="float" office:value="1459">
            <text:p>1459</text:p>
          </table:table-cell>
          <table:table-cell office:value-type="float" office:value="1460">
            <text:p>1460</text:p>
          </table:table-cell>
          <table:table-cell office:value-type="string">
            <text:p>16/06/2016 21:27:00</text:p>
          </table:table-cell>
          <table:table-cell office:value-type="string">
            <text:p>16/06/2016 19:03:00</text:p>
          </table:table-cell>
          <table:table-cell office:value-type="float" office:value="5429452">
            <text:p>5429452</text:p>
          </table:table-cell>
          <table:table-cell office:value-type="float" office:value="10115">
            <text:p>10115</text:p>
          </table:table-cell>
          <table:table-cell office:value-type="string">
            <text:p>ELECTRICAL</text:p>
          </table:table-cell>
          <table:table-cell office:value-type="string">
            <text:p>ELECTRICAL CABINET SYSTEM</text:p>
          </table:table-cell>
          <table:table-cell office:value-type="string">
            <text:p>GP022129</text:p>
          </table:table-cell>
          <table:table-cell office:value-type="string">
            <text:p>ABB</text:p>
          </table:table-cell>
          <table:table-cell office:value-type="string">
            <text:p>NORMAL OPERATION</text:p>
          </table:table-cell>
          <table:table-cell/>
          <table:table-cell office:value-type="string">
            <text:p>KM280 contactor coil was short circuited</text:p>
          </table:table-cell>
          <table:table-cell office:value-type="string">
            <text:p>KM280 contactor failed</text:p>
          </table:table-cell>
          <table:table-cell office:value-type="string">
            <text:p>During normal condition</text:p>
          </table:table-cell>
          <table:table-cell office:value-type="string">
            <text:p>Gamesa Electrical pannel</text:p>
          </table:table-cell>
          <table:table-cell office:value-type="string">
            <text:p>coils are short circuited</text:p>
          </table:table-cell>
          <table:table-cell office:value-type="string">
            <text:p>M.Sathish A.Sivanperumal</text:p>
          </table:table-cell>
          <table:table-cell office:value-type="string">
            <text:p>check the coil continuity of the KM280 contactor and replace it</text:p>
          </table:table-cell>
          <table:table-cell office:value-type="string">
            <text:p>KM280 contactor-1 No's</text:p>
          </table:table-cell>
          <table:table-cell office:value-type="string">
            <text:p>HU motor doesn't run</text:p>
          </table:table-cell>
          <table:table-cell office:value-type="string">
            <text:p>Assigned</text:p>
          </table:table-cell>
          <table:table-cell office:value-type="string">
            <text:p>we have checked the coil resistance value&amp;continuity | we found coils are short circuited | we replaced the KM280 contactor</text:p>
          </table:table-cell>
          <table:table-cell office:value-type="string">
            <text:p>KM280 contactor coils are short circuited and we replaced it-Field Engineer-Anand K. | KM280 Contactor replaced-Field Operations Manager-Perumal P.V | FSL comments requested-Phone Technical Support-Senthil M. | -Functionality Support Lead-Anand A.P</text:p>
          </table:table-cell>
          <table:table-cell/>
        </table:table-row>
        <table:table-row table:style-name="ro1">
          <table:table-cell office:value-type="string">
            <text:p>CIR-10000734</text:p>
          </table:table-cell>
          <table:table-cell office:value-type="float" office:value="100261556">
            <text:p>100261556</text:p>
          </table:table-cell>
          <table:table-cell office:value-type="string">
            <text:p>ENERGON POWER RESOURCES PRIVATE LTD</text:p>
          </table:table-cell>
          <table:table-cell office:value-type="string">
            <text:p>TAGGUPARTHI-G9X (ENERGON-II)</text:p>
          </table:table-cell>
          <table:table-cell office:value-type="string">
            <text:p>WF-IN-001-1315-Y0-A-032</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211">
            <text:p>801251211</text:p>
          </table:table-cell>
          <table:table-cell office:value-type="string">
            <text:p>Hansen</text:p>
          </table:table-cell>
          <table:table-cell office:value-type="string">
            <text:p>EH806A-031/CM0131</text:p>
          </table:table-cell>
          <table:table-cell office:value-type="string">
            <text:p>Standard+</text:p>
          </table:table-cell>
          <table:table-cell office:value-type="string">
            <text:p>STD+</text:p>
          </table:table-cell>
          <table:table-cell office:value-type="string">
            <text:p>Standard</text:p>
          </table:table-cell>
          <table:table-cell office:value-type="string">
            <text:p>12/03/2015</text:p>
          </table:table-cell>
          <table:table-cell office:value-type="float" office:value="402383721">
            <text:p>402383721</text:p>
          </table:table-cell>
          <table:table-cell office:value-type="string">
            <text:p>06/04/2016</text:p>
          </table:table-cell>
          <table:table-cell office:value-type="float" office:value="-0">
            <text:p>-0</text:p>
          </table:table-cell>
          <table:table-cell office:value-type="string">
            <text:p>Anand K.</text:p>
          </table:table-cell>
          <table:table-cell office:value-type="float" office:value="1459">
            <text:p>1459</text:p>
          </table:table-cell>
          <table:table-cell office:value-type="float" office:value="1460">
            <text:p>1460</text:p>
          </table:table-cell>
          <table:table-cell office:value-type="string">
            <text:p>04/06/2016 17:24:00</text:p>
          </table:table-cell>
          <table:table-cell office:value-type="string">
            <text:p>04/06/2016 08:50:00</text:p>
          </table:table-cell>
          <table:table-cell office:value-type="float" office:value="5865676">
            <text:p>5865676</text:p>
          </table:table-cell>
          <table:table-cell office:value-type="float" office:value="10467">
            <text:p>10467</text:p>
          </table:table-cell>
          <table:table-cell office:value-type="string">
            <text:p>ELECTRICAL</text:p>
          </table:table-cell>
          <table:table-cell office:value-type="string">
            <text:p>HYDRAULIC SYSTEM AND PITCH CONTROL</text:p>
          </table:table-cell>
          <table:table-cell office:value-type="string">
            <text:p>GP023338</text:p>
          </table:table-cell>
          <table:table-cell office:value-type="string">
            <text:p>ABB</text:p>
          </table:table-cell>
          <table:table-cell office:value-type="string">
            <text:p>NORMAL OPERATION</text:p>
          </table:table-cell>
          <table:table-cell/>
          <table:table-cell office:value-type="string">
            <text:p>HG oil temp high.</text:p>
          </table:table-cell>
          <table:table-cell office:value-type="string">
            <text:p>HG cooling motor</text:p>
          </table:table-cell>
          <table:table-cell office:value-type="string">
            <text:p>Normal operation</text:p>
          </table:table-cell>
          <table:table-cell office:value-type="string">
            <text:p>Hg unit</text:p>
          </table:table-cell>
          <table:table-cell office:value-type="string">
            <text:p>May be loose connection in terminal block</text:p>
          </table:table-cell>
          <table:table-cell office:value-type="string">
            <text:p>P.V.Perumal, A.Gopalakrishnan,S.Rajashingh.</text:p>
          </table:table-cell>
          <table:table-cell office:value-type="string">
            <text:p>To replaced the hg cooling motor</text:p>
          </table:table-cell>
          <table:table-cell office:value-type="string">
            <text:p>1 no</text:p>
          </table:table-cell>
          <table:table-cell office:value-type="string">
            <text:p>The HG motor pumping count will be more.It will affect the HG main motor's life time.</text:p>
          </table:table-cell>
          <table:table-cell office:value-type="string">
            <text:p>Assigned</text:p>
          </table:table-cell>
          <table:table-cell office:value-type="string">
            <text:p>HG oil temp high. We have checked the HG oil temp sensor,RTD module connections,then we have checked the HG oil cooling pump. In that HG oil Cooling pump motor Winding was open. So we have replaced the Motor.</text:p>
          </table:table-cell>
          <table:table-cell office:value-type="string">
            <text:p>We have checked the main motor terminal connection.-Field Engineer-Anand K. | HG cooling motor replaced-Field Operations Manager-Perumal P.V | FSL comments requested-Phone Technical Support-Senthil M. | -Functionality Support Lead-Anand A.P</text:p>
          </table:table-cell>
          <table:table-cell/>
        </table:table-row>
        <table:table-row table:style-name="ro1">
          <table:table-cell office:value-type="string">
            <text:p>CIR-10000735</text:p>
          </table:table-cell>
          <table:table-cell office:value-type="float" office:value="100261468">
            <text:p>100261468</text:p>
          </table:table-cell>
          <table:table-cell office:value-type="string">
            <text:p>ENERGON POWER RESOURCES PRIVATE LTD</text:p>
          </table:table-cell>
          <table:table-cell office:value-type="string">
            <text:p>TAGGUPARTHI-G9X (ENERGON-II)</text:p>
          </table:table-cell>
          <table:table-cell office:value-type="string">
            <text:p>WF-IN-001-1315-Y0-A-022</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16">
            <text:p>801251116</text:p>
          </table:table-cell>
          <table:table-cell office:value-type="string">
            <text:p>Hansen</text:p>
          </table:table-cell>
          <table:table-cell office:value-type="string">
            <text:p>EH806A-031/CM0039</text:p>
          </table:table-cell>
          <table:table-cell office:value-type="string">
            <text:p>Standard+</text:p>
          </table:table-cell>
          <table:table-cell office:value-type="string">
            <text:p>STD+</text:p>
          </table:table-cell>
          <table:table-cell office:value-type="string">
            <text:p>Standard</text:p>
          </table:table-cell>
          <table:table-cell office:value-type="string">
            <text:p>12/03/2015</text:p>
          </table:table-cell>
          <table:table-cell office:value-type="float" office:value="402383719">
            <text:p>402383719</text:p>
          </table:table-cell>
          <table:table-cell office:value-type="string">
            <text:p>04/06/2016</text:p>
          </table:table-cell>
          <table:table-cell office:value-type="float" office:value="-0">
            <text:p>-0</text:p>
          </table:table-cell>
          <table:table-cell office:value-type="string">
            <text:p>Anand K.</text:p>
          </table:table-cell>
          <table:table-cell office:value-type="float" office:value="1459">
            <text:p>1459</text:p>
          </table:table-cell>
          <table:table-cell office:value-type="float" office:value="1460">
            <text:p>1460</text:p>
          </table:table-cell>
          <table:table-cell office:value-type="string">
            <text:p>04/06/2016 22:49:00</text:p>
          </table:table-cell>
          <table:table-cell office:value-type="string">
            <text:p>04/06/2016 02:40:00</text:p>
          </table:table-cell>
          <table:table-cell office:value-type="float" office:value="5983964">
            <text:p>5983964</text:p>
          </table:table-cell>
          <table:table-cell office:value-type="float" office:value="10611">
            <text:p>10611</text:p>
          </table:table-cell>
          <table:table-cell office:value-type="string">
            <text:p>ELECTRICAL</text:p>
          </table:table-cell>
          <table:table-cell office:value-type="string">
            <text:p>ELECTRICAL CABINET SYSTEM</text:p>
          </table:table-cell>
          <table:table-cell office:value-type="string">
            <text:p>GP091226,GP091145,GP091181,</text:p>
          </table:table-cell>
          <table:table-cell office:value-type="string">
            <text:p>Ingeteam</text:p>
          </table:table-cell>
          <table:table-cell office:value-type="string">
            <text:p>NORMAL OPERATION</text:p>
          </table:table-cell>
          <table:table-cell/>
          <table:table-cell office:value-type="string">
            <text:p>Double driver card , IGBT assambly .and CCu was failure.</text:p>
          </table:table-cell>
          <table:table-cell office:value-type="string">
            <text:p>IGBT assambly,Double driver card,CCU</text:p>
          </table:table-cell>
          <table:table-cell office:value-type="string">
            <text:p>Normal operation</text:p>
          </table:table-cell>
          <table:table-cell office:value-type="string">
            <text:p>Converter panel</text:p>
          </table:table-cell>
          <table:table-cell office:value-type="string">
            <text:p>May be grid dip</text:p>
          </table:table-cell>
          <table:table-cell office:value-type="string">
            <text:p>K.Anand,K.Velmurgan,S.petchinathan,A.Sivan perumal,</text:p>
          </table:table-cell>
          <table:table-cell office:value-type="string">
            <text:p>To replace the IGBT assambly,Double driver card,CCU</text:p>
          </table:table-cell>
          <table:table-cell office:value-type="string">
            <text:p>IGBT assambly 6 no's,Double driver card 3 o's,CCU 1 no</text:p>
          </table:table-cell>
          <table:table-cell office:value-type="string">
            <text:p>It may be affect the Rotor side winding and rotor circuit.</text:p>
          </table:table-cell>
          <table:table-cell office:value-type="string">
            <text:p>Rejected</text:p>
          </table:table-cell>
          <table:table-cell office:value-type="string">
            <text:p>We have check and found that IGBT assambly , IGBT double driver card failure in inverter S,R,T . | So we have replaced the all inverter side IGBT assambly and Double driver card. | After that we have check and found that CCU was not working correctely. So we have relaced the CCU also.</text:p>
          </table:table-cell>
          <table:table-cell office:value-type="string">
            <text:p>We have checked the all inverter side IGBT's terminal connection.-Field Engineer-Anand K. | CCU,Double driver card,IGBT assembly replaced-Field Operations Manager-Perumal P.V | Kindly upload the images &amp;location no in comments-Phone Technical Support-Senthil M. | -Field Engineer-Anand K.</text:p>
          </table:table-cell>
          <table:table-cell/>
        </table:table-row>
        <table:table-row table:style-name="ro1">
          <table:table-cell office:value-type="string">
            <text:p>CIR-10000238</text:p>
          </table:table-cell>
          <table:table-cell office:value-type="float" office:value="100261488">
            <text:p>100261488</text:p>
          </table:table-cell>
          <table:table-cell office:value-type="string">
            <text:p>ENERGON POWER RESOURCES PRIVATE LTD</text:p>
          </table:table-cell>
          <table:table-cell office:value-type="string">
            <text:p>TAGGUPARTHI-G9X (ENERGON-II)</text:p>
          </table:table-cell>
          <table:table-cell office:value-type="string">
            <text:p>WF-IN-001-1315-Y0-A-014</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ABB type C</text:p>
          </table:table-cell>
          <table:table-cell office:value-type="float" office:value="4635490">
            <text:p>4635490</text:p>
          </table:table-cell>
          <table:table-cell office:value-type="string">
            <text:p>Hansen</text:p>
          </table:table-cell>
          <table:table-cell office:value-type="string">
            <text:p>EH806A-031/CM0070</text:p>
          </table:table-cell>
          <table:table-cell office:value-type="string">
            <text:p>Standard+</text:p>
          </table:table-cell>
          <table:table-cell office:value-type="string">
            <text:p>STD+</text:p>
          </table:table-cell>
          <table:table-cell office:value-type="string">
            <text:p>Standard</text:p>
          </table:table-cell>
          <table:table-cell office:value-type="string">
            <text:p>12/03/2015</text:p>
          </table:table-cell>
          <table:table-cell office:value-type="float" office:value="402320345">
            <text:p>402320345</text:p>
          </table:table-cell>
          <table:table-cell office:value-type="string">
            <text:p>01/04/2016</text:p>
          </table:table-cell>
          <table:table-cell office:value-type="float" office:value="-0">
            <text:p>-0</text:p>
          </table:table-cell>
          <table:table-cell office:value-type="string">
            <text:p>Petchi Nathan S.</text:p>
          </table:table-cell>
          <table:table-cell office:value-type="float" office:value="1422">
            <text:p>1422</text:p>
          </table:table-cell>
          <table:table-cell office:value-type="float" office:value="1435">
            <text:p>1435</text:p>
          </table:table-cell>
          <table:table-cell office:value-type="string">
            <text:p>02/04/2016 03:08:00</text:p>
          </table:table-cell>
          <table:table-cell office:value-type="string">
            <text:p>01/04/2016 19:56:00</text:p>
          </table:table-cell>
          <table:table-cell office:value-type="float" office:value="4785463">
            <text:p>4785463</text:p>
          </table:table-cell>
          <table:table-cell office:value-type="float" office:value="9073">
            <text:p>9073</text:p>
          </table:table-cell>
          <table:table-cell office:value-type="string">
            <text:p>MECHANICAL</text:p>
          </table:table-cell>
          <table:table-cell office:value-type="string">
            <text:p>HYDRAULIC SYSTEM AND PITCH CONTROL</text:p>
          </table:table-cell>
          <table:table-cell office:value-type="string">
            <text:p>GP037087</text:p>
          </table:table-cell>
          <table:table-cell office:value-type="string">
            <text:p>PARKER</text:p>
          </table:table-cell>
          <table:table-cell office:value-type="string">
            <text:p>NORMAL OPERATION</text:p>
          </table:table-cell>
          <table:table-cell/>
          <table:table-cell office:value-type="string">
            <text:p>We have checked and found Blade C Accumulator got slipped its original position and it was damaged Accumulator hose and Pitch cylinder drain hose.</text:p>
          </table:table-cell>
          <table:table-cell office:value-type="string">
            <text:p>Blade C Accumulator Fixing bolt removed from its original position.</text:p>
          </table:table-cell>
          <table:table-cell office:value-type="string">
            <text:p>During running.</text:p>
          </table:table-cell>
          <table:table-cell office:value-type="string">
            <text:p>Inside the HUB</text:p>
          </table:table-cell>
          <table:table-cell office:value-type="string">
            <text:p>Accumulator mounting bolt loosened(check the bolt Torque)</text:p>
          </table:table-cell>
          <table:table-cell office:value-type="string">
            <text:p>S.Petchinathan,A.Sivanperumal</text:p>
          </table:table-cell>
          <table:table-cell office:value-type="string">
            <text:p>Replaced Accumulator Hose and Drain hose.</text:p>
          </table:table-cell>
          <table:table-cell office:value-type="float" office:value="1">
            <text:p>1</text:p>
          </table:table-cell>
          <table:table-cell office:value-type="string">
            <text:p>Accumulator fixing bolt(Accumulator to HUB frame) got removed from its original position.</text:p>
          </table:table-cell>
          <table:table-cell office:value-type="string">
            <text:p>Assigned</text:p>
          </table:table-cell>
          <table:table-cell office:value-type="string">
            <text:p>we have replaced the Accumulator hose and Pitch cylinder drain hose. | We have replaced the Accumulator fixing bolts | We have cleaned the HUB and topped up Hydraulic oil.</text:p>
          </table:table-cell>
          <table:table-cell office:value-type="string">
            <text:p>Nil-Field Engineer-Petchi Nathan S. | Approved-Field Operations Manager-Perumal P.V | Check nut torque must checked as per the Maintenance check list-Phone Technical Support-Senthil M. | Attached is the field alert to check the torque valves of Accumulator clamps. Please ensure the same in all wtg in the windafrm. As mentioned in 3M &amp; 12M PM checklist, please ensure to check accumulator bolted joints-Functionality Support Lead-Anand A.P | Hi, is the Accumalator bracket moved or the C clampis broken....-Quality-Vijay Chinnaswamy | The C clamps, which has two halfs has broken-Functionality Support Lead-Anand A.P | DM modification available to be implemented-Quality-Vijay Chinnaswamy | Sorry, in this case the Bracket has moved and the bolt were found to be loose, therfore the accumulator has moved and damaged the hydraulic hoses. Please check with plant for torquing of these bolts-Functionality Support Lead-Anand A.P | -Quality-Vijay Chinnaswamy</text:p>
          </table:table-cell>
          <table:table-cell office:value-type="string">
            <text:p>IMG-20160401-WA0002.jpg | IMG-20160401-WA0003.jpg | IMG-20160401-WA0007.jpg | IMG-20160401-WA0009.jpg | NI8061503 R01 Internal Report for Accumulator bracket bolts loosinging.pdf Attached is the field alert regarding Accumulator clamp torque inspection</text:p>
          </table:table-cell>
        </table:table-row>
        <table:table-row table:style-name="ro1">
          <table:table-cell office:value-type="string">
            <text:p>CIR-10000744</text:p>
          </table:table-cell>
          <table:table-cell office:value-type="float" office:value="100261469">
            <text:p>100261469</text:p>
          </table:table-cell>
          <table:table-cell office:value-type="string">
            <text:p>ENERGON POWER RESOURCES PRIVATE LTD</text:p>
          </table:table-cell>
          <table:table-cell office:value-type="string">
            <text:p>TAGGUPARTHI-G9X (ENERGON-II)</text:p>
          </table:table-cell>
          <table:table-cell office:value-type="string">
            <text:p>WF-IN-001-1315-Y0-A-013</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27">
            <text:p>801251127</text:p>
          </table:table-cell>
          <table:table-cell office:value-type="string">
            <text:p>Hansen</text:p>
          </table:table-cell>
          <table:table-cell office:value-type="string">
            <text:p>EH806A-031/CM0040</text:p>
          </table:table-cell>
          <table:table-cell office:value-type="string">
            <text:p>Standard+</text:p>
          </table:table-cell>
          <table:table-cell office:value-type="string">
            <text:p>STD+</text:p>
          </table:table-cell>
          <table:table-cell office:value-type="string">
            <text:p>Standard</text:p>
          </table:table-cell>
          <table:table-cell office:value-type="string">
            <text:p>12/03/2015</text:p>
          </table:table-cell>
          <table:table-cell/>
          <table:table-cell office:value-type="string">
            <text:p>20/06/2016</text:p>
          </table:table-cell>
          <table:table-cell office:value-type="string">
            <text:p>120-Error in Yaw pulses</text:p>
          </table:table-cell>
          <table:table-cell office:value-type="string">
            <text:p>Anand K.</text:p>
          </table:table-cell>
          <table:table-cell office:value-type="float" office:value="1459">
            <text:p>1459</text:p>
          </table:table-cell>
          <table:table-cell office:value-type="float" office:value="1460">
            <text:p>1460</text:p>
          </table:table-cell>
          <table:table-cell office:value-type="string">
            <text:p>20/06/2016 08:07:00</text:p>
          </table:table-cell>
          <table:table-cell office:value-type="string">
            <text:p>20/06/2016 00:38:00</text:p>
          </table:table-cell>
          <table:table-cell office:value-type="float" office:value="5673279">
            <text:p>5673279</text:p>
          </table:table-cell>
          <table:table-cell office:value-type="float" office:value="10772">
            <text:p>10772</text:p>
          </table:table-cell>
          <table:table-cell office:value-type="string">
            <text:p>ELECTRICAL</text:p>
          </table:table-cell>
          <table:table-cell office:value-type="string">
            <text:p>YAW SYSTEM</text:p>
          </table:table-cell>
          <table:table-cell office:value-type="string">
            <text:p>GP007686</text:p>
          </table:table-cell>
          <table:table-cell office:value-type="string">
            <text:p>ABB</text:p>
          </table:table-cell>
          <table:table-cell office:value-type="string">
            <text:p>NORMAL OPERATION</text:p>
          </table:table-cell>
          <table:table-cell/>
          <table:table-cell office:value-type="string">
            <text:p>KM180 contactor was failed due to yaw motor failiure over current</text:p>
          </table:table-cell>
          <table:table-cell office:value-type="string">
            <text:p>KM180 contactor failed</text:p>
          </table:table-cell>
          <table:table-cell office:value-type="string">
            <text:p>normal condition</text:p>
          </table:table-cell>
          <table:table-cell office:value-type="string">
            <text:p>Gamesa Electrical pannel</text:p>
          </table:table-cell>
          <table:table-cell office:value-type="string">
            <text:p>coils of the contactor are short circuited</text:p>
          </table:table-cell>
          <table:table-cell office:value-type="string">
            <text:p>A.Sivan perumal</text:p>
          </table:table-cell>
          <table:table-cell office:value-type="string">
            <text:p>replace the contactor by new one</text:p>
          </table:table-cell>
          <table:table-cell office:value-type="string">
            <text:p>KM-180 1No's</text:p>
          </table:table-cell>
          <table:table-cell office:value-type="string">
            <text:p>yaw motor dosn't run</text:p>
          </table:table-cell>
          <table:table-cell office:value-type="string">
            <text:p>Assigned</text:p>
          </table:table-cell>
          <table:table-cell office:value-type="string">
            <text:p>we checked the connections | replace the contactor</text:p>
          </table:table-cell>
          <table:table-cell office:value-type="string">
            <text:p>contactor was replaced and the WTG was running in normal condition-Field Engineer-Anand K. | YAW contactor replaced-Field Operations Manager-Perumal P.V | FSL comments requested-Phone Technical Support-Senthil M. | -Functionality Support Lead-Murugesan P.</text:p>
          </table:table-cell>
          <table:table-cell/>
        </table:table-row>
        <table:table-row table:style-name="ro1">
          <table:table-cell office:value-type="string">
            <text:p>CIR-10000745</text:p>
          </table:table-cell>
          <table:table-cell office:value-type="float" office:value="100261469">
            <text:p>100261469</text:p>
          </table:table-cell>
          <table:table-cell office:value-type="string">
            <text:p>ENERGON POWER RESOURCES PRIVATE LTD</text:p>
          </table:table-cell>
          <table:table-cell office:value-type="string">
            <text:p>TAGGUPARTHI-G9X (ENERGON-II)</text:p>
          </table:table-cell>
          <table:table-cell office:value-type="string">
            <text:p>WF-IN-001-1315-Y0-A-013</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27">
            <text:p>801251127</text:p>
          </table:table-cell>
          <table:table-cell office:value-type="string">
            <text:p>Hansen</text:p>
          </table:table-cell>
          <table:table-cell office:value-type="string">
            <text:p>EH806A-031/CM0040</text:p>
          </table:table-cell>
          <table:table-cell office:value-type="string">
            <text:p>Standard+</text:p>
          </table:table-cell>
          <table:table-cell office:value-type="string">
            <text:p>STD+</text:p>
          </table:table-cell>
          <table:table-cell office:value-type="string">
            <text:p>Standard</text:p>
          </table:table-cell>
          <table:table-cell office:value-type="string">
            <text:p>12/03/2015</text:p>
          </table:table-cell>
          <table:table-cell/>
          <table:table-cell office:value-type="string">
            <text:p>24/06/2016</text:p>
          </table:table-cell>
          <table:table-cell office:value-type="float" office:value="-0">
            <text:p>-0</text:p>
          </table:table-cell>
          <table:table-cell office:value-type="string">
            <text:p>Perumal P.V</text:p>
          </table:table-cell>
          <table:table-cell office:value-type="float" office:value="1459">
            <text:p>1459</text:p>
          </table:table-cell>
          <table:table-cell office:value-type="float" office:value="1460">
            <text:p>1460</text:p>
          </table:table-cell>
          <table:table-cell office:value-type="string">
            <text:p>20/06/2016 08:07:00</text:p>
          </table:table-cell>
          <table:table-cell office:value-type="string">
            <text:p>20/06/2016 00:38:00</text:p>
          </table:table-cell>
          <table:table-cell office:value-type="float" office:value="5673279">
            <text:p>5673279</text:p>
          </table:table-cell>
          <table:table-cell office:value-type="float" office:value="10772">
            <text:p>10772</text:p>
          </table:table-cell>
          <table:table-cell office:value-type="string">
            <text:p>ELECTRICAL</text:p>
          </table:table-cell>
          <table:table-cell office:value-type="string">
            <text:p>YAW SYSTEM</text:p>
          </table:table-cell>
          <table:table-cell office:value-type="string">
            <text:p>GP119762</text:p>
          </table:table-cell>
          <table:table-cell office:value-type="string">
            <text:p>ABB</text:p>
          </table:table-cell>
          <table:table-cell office:value-type="string">
            <text:p>NORMAL OPERATION</text:p>
          </table:table-cell>
          <table:table-cell/>
          <table:table-cell office:value-type="string">
            <text:p>yaw motor windings are short circuited</text:p>
          </table:table-cell>
          <table:table-cell office:value-type="string">
            <text:p>yaw motor failed</text:p>
          </table:table-cell>
          <table:table-cell office:value-type="string">
            <text:p>normal condition</text:p>
          </table:table-cell>
          <table:table-cell office:value-type="string">
            <text:p>yaw system</text:p>
          </table:table-cell>
          <table:table-cell office:value-type="string">
            <text:p>short circuit in motor winding</text:p>
          </table:table-cell>
          <table:table-cell office:value-type="string">
            <text:p>A.Sivanperumal M.Sathish</text:p>
          </table:table-cell>
          <table:table-cell office:value-type="string">
            <text:p>replace motor by new one</text:p>
          </table:table-cell>
          <table:table-cell office:value-type="string">
            <text:p>1-No's</text:p>
          </table:table-cell>
          <table:table-cell office:value-type="string">
            <text:p>yaw system doesn't works</text:p>
          </table:table-cell>
          <table:table-cell office:value-type="string">
            <text:p>Rejected</text:p>
          </table:table-cell>
          <table:table-cell office:value-type="string">
            <text:p>we check the motor connections | replaced the motor</text:p>
          </table:table-cell>
          <table:table-cell office:value-type="string">
            <text:p>yaw motor was replaced, now the WTG was running in normal condition-Field Engineer-Anand K. | YAW motor replaced-Field Operations Manager-Perumal P.V | Kindly update the images-Phone Technical Support-Senthil M. | -Field Engineer-Anand K.</text:p>
          </table:table-cell>
          <table:table-cell/>
        </table:table-row>
        <table:table-row table:style-name="ro1">
          <table:table-cell office:value-type="string">
            <text:p>CIR-10000387</text:p>
          </table:table-cell>
          <table:table-cell office:value-type="float" office:value="100261466">
            <text:p>100261466</text:p>
          </table:table-cell>
          <table:table-cell office:value-type="string">
            <text:p>ENERGON POWER RESOURCES PRIVATE LTD</text:p>
          </table:table-cell>
          <table:table-cell office:value-type="string">
            <text:p>TAGGUPARTHI-G9X (ENERGON-II)</text:p>
          </table:table-cell>
          <table:table-cell office:value-type="string">
            <text:p>WF-IN-001-1315-Y0-A-024</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17">
            <text:p>801251117</text:p>
          </table:table-cell>
          <table:table-cell office:value-type="string">
            <text:p>Hansen</text:p>
          </table:table-cell>
          <table:table-cell office:value-type="string">
            <text:p>EH806A-031/CM0035</text:p>
          </table:table-cell>
          <table:table-cell office:value-type="string">
            <text:p>Standard+</text:p>
          </table:table-cell>
          <table:table-cell office:value-type="string">
            <text:p>STD+</text:p>
          </table:table-cell>
          <table:table-cell office:value-type="string">
            <text:p>Standard</text:p>
          </table:table-cell>
          <table:table-cell office:value-type="string">
            <text:p>12/03/2015</text:p>
          </table:table-cell>
          <table:table-cell office:value-type="float" office:value="402348064">
            <text:p>402348064</text:p>
          </table:table-cell>
          <table:table-cell office:value-type="string">
            <text:p>14/05/2016</text:p>
          </table:table-cell>
          <table:table-cell office:value-type="string">
            <text:p>208-HU pump activation failure</text:p>
          </table:table-cell>
          <table:table-cell office:value-type="string">
            <text:p>Anand K.</text:p>
          </table:table-cell>
          <table:table-cell office:value-type="float" office:value="1459">
            <text:p>1459</text:p>
          </table:table-cell>
          <table:table-cell office:value-type="float" office:value="1460">
            <text:p>1460</text:p>
          </table:table-cell>
          <table:table-cell office:value-type="string">
            <text:p>28/04/2016 13:58:00</text:p>
          </table:table-cell>
          <table:table-cell office:value-type="string">
            <text:p>29/04/2016 12:18:00</text:p>
          </table:table-cell>
          <table:table-cell office:value-type="float" office:value="5298107">
            <text:p>5298107</text:p>
          </table:table-cell>
          <table:table-cell office:value-type="float" office:value="9718">
            <text:p>9718</text:p>
          </table:table-cell>
          <table:table-cell office:value-type="string">
            <text:p>ELECTRICAL</text:p>
          </table:table-cell>
          <table:table-cell office:value-type="string">
            <text:p>ELECTRICAL CABINET SYSTEM</text:p>
          </table:table-cell>
          <table:table-cell office:value-type="string">
            <text:p>GP022129</text:p>
          </table:table-cell>
          <table:table-cell office:value-type="string">
            <text:p>ABB</text:p>
          </table:table-cell>
          <table:table-cell office:value-type="string">
            <text:p>NORMAL OPERATION</text:p>
          </table:table-cell>
          <table:table-cell/>
          <table:table-cell office:value-type="string">
            <text:p>Wtg stopped due to HG feedback failure.We have check and found that KM280 contactor was failure.</text:p>
          </table:table-cell>
          <table:table-cell office:value-type="string">
            <text:p>HG contactor KM280</text:p>
          </table:table-cell>
          <table:table-cell office:value-type="string">
            <text:p>Normal operation</text:p>
          </table:table-cell>
          <table:table-cell office:value-type="string">
            <text:p>Top control panel rear side</text:p>
          </table:table-cell>
          <table:table-cell office:value-type="string">
            <text:p>KM280 contactor activation failure</text:p>
          </table:table-cell>
          <table:table-cell office:value-type="string">
            <text:p>A.Sivan perumal</text:p>
          </table:table-cell>
          <table:table-cell office:value-type="string">
            <text:p>To replace the KM280 contactor.</text:p>
          </table:table-cell>
          <table:table-cell office:value-type="string">
            <text:p>1 no</text:p>
          </table:table-cell>
          <table:table-cell office:value-type="string">
            <text:p>If we are not replaced the contactor the error cames repectly.</text:p>
          </table:table-cell>
          <table:table-cell office:value-type="string">
            <text:p>Rejected</text:p>
          </table:table-cell>
          <table:table-cell office:value-type="string">
            <text:p>We have replaced the KM280 contactor</text:p>
          </table:table-cell>
          <table:table-cell office:value-type="string">
            <text:p>We have replaced the KM280 contactor.-Field Engineer-Anand K. | KM280 Contactor replaced.-Field Operations Manager-Perumal P.V | Query repeated-Phone Technical Support-Senthil M. | -Field Engineer-Anand K.</text:p>
          </table:table-cell>
          <table:table-cell/>
        </table:table-row>
        <table:table-row table:style-name="ro1">
          <table:table-cell office:value-type="string">
            <text:p>CIR-10000385</text:p>
          </table:table-cell>
          <table:table-cell office:value-type="float" office:value="100261464">
            <text:p>100261464</text:p>
          </table:table-cell>
          <table:table-cell office:value-type="string">
            <text:p>ENERGON POWER RESOURCES PRIVATE LTD</text:p>
          </table:table-cell>
          <table:table-cell office:value-type="string">
            <text:p>TAGGUPARTHI-G9X (ENERGON-II)</text:p>
          </table:table-cell>
          <table:table-cell office:value-type="string">
            <text:p>WF-IN-001-1315-Y0-A-020</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28">
            <text:p>801251128</text:p>
          </table:table-cell>
          <table:table-cell office:value-type="string">
            <text:p>Hansen</text:p>
          </table:table-cell>
          <table:table-cell office:value-type="string">
            <text:p>EH806A-031/CM0038</text:p>
          </table:table-cell>
          <table:table-cell office:value-type="string">
            <text:p>Standard+</text:p>
          </table:table-cell>
          <table:table-cell office:value-type="string">
            <text:p>STD+</text:p>
          </table:table-cell>
          <table:table-cell office:value-type="string">
            <text:p>Standard</text:p>
          </table:table-cell>
          <table:table-cell office:value-type="string">
            <text:p>14/03/2015</text:p>
          </table:table-cell>
          <table:table-cell office:value-type="float" office:value="402332756">
            <text:p>402332756</text:p>
          </table:table-cell>
          <table:table-cell office:value-type="string">
            <text:p>13/04/2016</text:p>
          </table:table-cell>
          <table:table-cell office:value-type="float" office:value="-0">
            <text:p>-0</text:p>
          </table:table-cell>
          <table:table-cell office:value-type="string">
            <text:p>Anand K.</text:p>
          </table:table-cell>
          <table:table-cell office:value-type="float" office:value="1459">
            <text:p>1459</text:p>
          </table:table-cell>
          <table:table-cell office:value-type="float" office:value="1435">
            <text:p>1435</text:p>
          </table:table-cell>
          <table:table-cell office:value-type="string">
            <text:p>13/04/2016 05:10:00</text:p>
          </table:table-cell>
          <table:table-cell office:value-type="string">
            <text:p>13/04/2016 15:25:00</text:p>
          </table:table-cell>
          <table:table-cell office:value-type="float" office:value="5153590">
            <text:p>5153590</text:p>
          </table:table-cell>
          <table:table-cell office:value-type="float" office:value="9143">
            <text:p>9143</text:p>
          </table:table-cell>
          <table:table-cell office:value-type="string">
            <text:p>CONTROL SYSTEM</text:p>
          </table:table-cell>
          <table:table-cell office:value-type="string">
            <text:p>NACELLE INSTRUMENTATION SYSTEM</text:p>
          </table:table-cell>
          <table:table-cell office:value-type="string">
            <text:p>GP189308</text:p>
          </table:table-cell>
          <table:table-cell/>
          <table:table-cell office:value-type="string">
            <text:p>NORMAL OPERATION</text:p>
          </table:table-cell>
          <table:table-cell/>
          <table:table-cell office:value-type="string">
            <text:p>Wtg stopped due to High (Atmospheric ) T.We have check and found that sonic sensor was failure.</text:p>
          </table:table-cell>
          <table:table-cell office:value-type="string">
            <text:p>Ultra sonic sensor.</text:p>
          </table:table-cell>
          <table:table-cell office:value-type="string">
            <text:p>Normal operation</text:p>
          </table:table-cell>
          <table:table-cell office:value-type="string">
            <text:p>Nacelle top</text:p>
          </table:table-cell>
          <table:table-cell office:value-type="string">
            <text:p>Mal function of Ultra sonic sensor</text:p>
          </table:table-cell>
          <table:table-cell office:value-type="string">
            <text:p>K.Anand, A.Sivan perumal</text:p>
          </table:table-cell>
          <table:table-cell office:value-type="string">
            <text:p>To replaced the Ultra sonic sensor.</text:p>
          </table:table-cell>
          <table:table-cell office:value-type="string">
            <text:p>1 no</text:p>
          </table:table-cell>
          <table:table-cell office:value-type="string">
            <text:p>If we are not replaced the sensor the air temp wt as showing correctly .Because of this if the temp above 40 degree the wtg goes from run mode to pause mode. we unable to get run the wtg.</text:p>
          </table:table-cell>
          <table:table-cell office:value-type="string">
            <text:p>Assigned</text:p>
          </table:table-cell>
          <table:table-cell office:value-type="string">
            <text:p>We have replaced the new sonic sensor .</text:p>
          </table:table-cell>
          <table:table-cell office:value-type="string">
            <text:p>In this wtg before replaced the sonic sensor the temp valve was 4 degree more then the nearest wtg.-Field Engineer-Anand K. | Ultra sonic sensor replaced-Field Operations Manager-Perumal P.V | FSL Comments requested-Phone Technical Support-Senthil M. | -Functionality Support Lead-Shankar Anand R.</text:p>
          </table:table-cell>
          <table:table-cell/>
        </table:table-row>
        <table:table-row table:style-name="ro1">
          <table:table-cell office:value-type="string">
            <text:p>CIR-10000733</text:p>
          </table:table-cell>
          <table:table-cell office:value-type="float" office:value="100261469">
            <text:p>100261469</text:p>
          </table:table-cell>
          <table:table-cell office:value-type="string">
            <text:p>ENERGON POWER RESOURCES PRIVATE LTD</text:p>
          </table:table-cell>
          <table:table-cell office:value-type="string">
            <text:p>TAGGUPARTHI-G9X (ENERGON-II)</text:p>
          </table:table-cell>
          <table:table-cell office:value-type="string">
            <text:p>WF-IN-001-1315-Y0-A-013</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27">
            <text:p>801251127</text:p>
          </table:table-cell>
          <table:table-cell office:value-type="string">
            <text:p>Hansen</text:p>
          </table:table-cell>
          <table:table-cell office:value-type="string">
            <text:p>EH806A-031/CM0040</text:p>
          </table:table-cell>
          <table:table-cell office:value-type="string">
            <text:p>Standard+</text:p>
          </table:table-cell>
          <table:table-cell office:value-type="string">
            <text:p>STD+</text:p>
          </table:table-cell>
          <table:table-cell office:value-type="string">
            <text:p>Standard</text:p>
          </table:table-cell>
          <table:table-cell office:value-type="string">
            <text:p>12/03/2015</text:p>
          </table:table-cell>
          <table:table-cell office:value-type="float" office:value="402379524">
            <text:p>402379524</text:p>
          </table:table-cell>
          <table:table-cell office:value-type="string">
            <text:p>31/05/2016</text:p>
          </table:table-cell>
          <table:table-cell office:value-type="float" office:value="-0">
            <text:p>-0</text:p>
          </table:table-cell>
          <table:table-cell office:value-type="string">
            <text:p>Perumal P.V</text:p>
          </table:table-cell>
          <table:table-cell office:value-type="float" office:value="1459">
            <text:p>1459</text:p>
          </table:table-cell>
          <table:table-cell office:value-type="float" office:value="1460">
            <text:p>1460</text:p>
          </table:table-cell>
          <table:table-cell office:value-type="string">
            <text:p>30/05/2016 14:48:00</text:p>
          </table:table-cell>
          <table:table-cell office:value-type="string">
            <text:p>29/05/2016 18:29:00</text:p>
          </table:table-cell>
          <table:table-cell office:value-type="float" office:value="5234569">
            <text:p>5234569</text:p>
          </table:table-cell>
          <table:table-cell office:value-type="float" office:value="10276">
            <text:p>10276</text:p>
          </table:table-cell>
          <table:table-cell office:value-type="string">
            <text:p>ELECTRICAL</text:p>
          </table:table-cell>
          <table:table-cell office:value-type="string">
            <text:p>ELECTRICAL CABINET SYSTEM</text:p>
          </table:table-cell>
          <table:table-cell office:value-type="string">
            <text:p>gp235458,gp235479</text:p>
          </table:table-cell>
          <table:table-cell office:value-type="string">
            <text:p>ABB</text:p>
          </table:table-cell>
          <table:table-cell office:value-type="string">
            <text:p>NORMAL OPERATION</text:p>
          </table:table-cell>
          <table:table-cell/>
          <table:table-cell office:value-type="string">
            <text:p>ACB closing coil failed so replaced the new ACB coil</text:p>
          </table:table-cell>
          <table:table-cell office:value-type="string">
            <text:p>ACB Closing and opening coil</text:p>
          </table:table-cell>
          <table:table-cell office:value-type="string">
            <text:p>Normal operation</text:p>
          </table:table-cell>
          <table:table-cell office:value-type="string">
            <text:p>Top Converter panel</text:p>
          </table:table-cell>
          <table:table-cell office:value-type="string">
            <text:p>During grid drop</text:p>
          </table:table-cell>
          <table:table-cell office:value-type="string">
            <text:p>K.Anand, A.Goplakrishan,S.Petchinathan</text:p>
          </table:table-cell>
          <table:table-cell office:value-type="string">
            <text:p>To replace the ACB coil</text:p>
          </table:table-cell>
          <table:table-cell office:value-type="float" office:value="3">
            <text:p>3</text:p>
          </table:table-cell>
          <table:table-cell office:value-type="string">
            <text:p>May be that ACB got fail.</text:p>
          </table:table-cell>
          <table:table-cell office:value-type="string">
            <text:p>Assigned</text:p>
          </table:table-cell>
          <table:table-cell office:value-type="string">
            <text:p>1.Converter panel door limit switch circuit checked. 2.KR 001,KR003,KR900 relay working conditions checked. 3.ACB closing coil, Opening coil and Voltage minmum coil cable connections checked.</text:p>
          </table:table-cell>
          <table:table-cell office:value-type="string">
            <text:p>We have checked all the ACB feedback cables in terminal block and CCU-Field Engineer-Anand K. | ACB closing coil replaced-Field Operations Manager-Perumal P.V | FSL comments requested-Phone Technical Support-Senthil M. | -Functionality Support Lead-Murugesan P.</text:p>
          </table:table-cell>
          <table:table-cell/>
        </table:table-row>
        <table:table-row table:style-name="ro1">
          <table:table-cell office:value-type="string">
            <text:p>CIR-10000380</text:p>
          </table:table-cell>
          <table:table-cell office:value-type="float" office:value="100261458">
            <text:p>100261458</text:p>
          </table:table-cell>
          <table:table-cell office:value-type="string">
            <text:p>ENERGON POWER RESOURCES PRIVATE LTD</text:p>
          </table:table-cell>
          <table:table-cell office:value-type="string">
            <text:p>TAGGUPARTHI-G9X (ENERGON-II)</text:p>
          </table:table-cell>
          <table:table-cell office:value-type="string">
            <text:p>WF-IN-001-1315-Y0-A-018</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15">
            <text:p>801251115</text:p>
          </table:table-cell>
          <table:table-cell office:value-type="string">
            <text:p>Hansen</text:p>
          </table:table-cell>
          <table:table-cell office:value-type="string">
            <text:p>EH806A-031/CM0027</text:p>
          </table:table-cell>
          <table:table-cell office:value-type="string">
            <text:p>Standard+</text:p>
          </table:table-cell>
          <table:table-cell office:value-type="string">
            <text:p>STD+</text:p>
          </table:table-cell>
          <table:table-cell office:value-type="string">
            <text:p>Standard</text:p>
          </table:table-cell>
          <table:table-cell office:value-type="string">
            <text:p>11/03/2015</text:p>
          </table:table-cell>
          <table:table-cell office:value-type="float" office:value="402326000">
            <text:p>402326000</text:p>
          </table:table-cell>
          <table:table-cell office:value-type="string">
            <text:p>05/04/2016</text:p>
          </table:table-cell>
          <table:table-cell office:value-type="float" office:value="-0">
            <text:p>-0</text:p>
          </table:table-cell>
          <table:table-cell office:value-type="string">
            <text:p>Petchi Nathan S.</text:p>
          </table:table-cell>
          <table:table-cell office:value-type="float" office:value="1459">
            <text:p>1459</text:p>
          </table:table-cell>
          <table:table-cell office:value-type="float" office:value="0">
            <text:p>0</text:p>
          </table:table-cell>
          <table:table-cell office:value-type="string">
            <text:p>05/04/2016 15:46:00</text:p>
          </table:table-cell>
          <table:table-cell office:value-type="string">
            <text:p>05/04/2016 12:51:00</text:p>
          </table:table-cell>
          <table:table-cell office:value-type="float" office:value="4726562">
            <text:p>4726562</text:p>
          </table:table-cell>
          <table:table-cell office:value-type="float" office:value="9215">
            <text:p>9215</text:p>
          </table:table-cell>
          <table:table-cell office:value-type="string">
            <text:p>ELECTRICAL</text:p>
          </table:table-cell>
          <table:table-cell office:value-type="string">
            <text:p>ELECTRICAL CABINET SYSTEM</text:p>
          </table:table-cell>
          <table:table-cell office:value-type="string">
            <text:p>GP132911</text:p>
          </table:table-cell>
          <table:table-cell/>
          <table:table-cell office:value-type="string">
            <text:p>NORMAL OPERATION</text:p>
          </table:table-cell>
          <table:table-cell/>
          <table:table-cell office:value-type="string">
            <text:p>We have checked the related connections found Lambda power supply got failure.</text:p>
          </table:table-cell>
          <table:table-cell office:value-type="string">
            <text:p>F.A. POWER SUPPLY LAMBDA</text:p>
          </table:table-cell>
          <table:table-cell office:value-type="string">
            <text:p>During running</text:p>
          </table:table-cell>
          <table:table-cell office:value-type="string">
            <text:p>Ingeeteam Cabinet control supply</text:p>
          </table:table-cell>
          <table:table-cell/>
          <table:table-cell office:value-type="string">
            <text:p>K.Anand,A.Sivanperumal</text:p>
          </table:table-cell>
          <table:table-cell office:value-type="string">
            <text:p>Replaced the Power supply</text:p>
          </table:table-cell>
          <table:table-cell office:value-type="float" office:value="1">
            <text:p>1</text:p>
          </table:table-cell>
          <table:table-cell office:value-type="string">
            <text:p>Due to ambient temperature electronics component got failed.</text:p>
          </table:table-cell>
          <table:table-cell office:value-type="string">
            <text:p>Assigned</text:p>
          </table:table-cell>
          <table:table-cell office:value-type="string">
            <text:p>Power supply incoming supply checked found normal. | Power supply output voltage was in low.</text:p>
          </table:table-cell>
          <table:table-cell office:value-type="string">
            <text:p>PLC converter communication error for approval-Field Engineer-Petchi Nathan S. | Lambda power supply replaced-Field Operations Manager-Perumal P.V | FSL Comments requested-Phone Technical Support-Senthil M. | -Functionality Support Lead-Murugesan P.</text:p>
          </table:table-cell>
          <table:table-cell/>
        </table:table-row>
        <table:table-row table:style-name="ro1">
          <table:table-cell office:value-type="string">
            <text:p>CIR-10000736</text:p>
          </table:table-cell>
          <table:table-cell office:value-type="float" office:value="100261463">
            <text:p>100261463</text:p>
          </table:table-cell>
          <table:table-cell office:value-type="string">
            <text:p>ENERGON POWER RESOURCES PRIVATE LTD</text:p>
          </table:table-cell>
          <table:table-cell office:value-type="string">
            <text:p>TAGGUPARTHI-G9X (ENERGON-II)</text:p>
          </table:table-cell>
          <table:table-cell office:value-type="string">
            <text:p>WF-IN-001-1315-Y0-A-003</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18">
            <text:p>801251118</text:p>
          </table:table-cell>
          <table:table-cell office:value-type="string">
            <text:p>Hansen</text:p>
          </table:table-cell>
          <table:table-cell office:value-type="string">
            <text:p>EH806A-031/CM0033</text:p>
          </table:table-cell>
          <table:table-cell office:value-type="string">
            <text:p>Standard+</text:p>
          </table:table-cell>
          <table:table-cell office:value-type="string">
            <text:p>STD+</text:p>
          </table:table-cell>
          <table:table-cell office:value-type="string">
            <text:p>Standard</text:p>
          </table:table-cell>
          <table:table-cell office:value-type="string">
            <text:p>14/03/2015</text:p>
          </table:table-cell>
          <table:table-cell office:value-type="float" office:value="402391470">
            <text:p>402391470</text:p>
          </table:table-cell>
          <table:table-cell office:value-type="string">
            <text:p>12/06/2016</text:p>
          </table:table-cell>
          <table:table-cell office:value-type="string">
            <text:p>208-HU pump activation failure</text:p>
          </table:table-cell>
          <table:table-cell office:value-type="string">
            <text:p>Anand K.</text:p>
          </table:table-cell>
          <table:table-cell office:value-type="float" office:value="1459">
            <text:p>1459</text:p>
          </table:table-cell>
          <table:table-cell office:value-type="float" office:value="1460">
            <text:p>1460</text:p>
          </table:table-cell>
          <table:table-cell office:value-type="string">
            <text:p>12/06/2016 13:44:00</text:p>
          </table:table-cell>
          <table:table-cell office:value-type="string">
            <text:p>12/06/2016 12:19:00</text:p>
          </table:table-cell>
          <table:table-cell office:value-type="float" office:value="5972547">
            <text:p>5972547</text:p>
          </table:table-cell>
          <table:table-cell office:value-type="float" office:value="10527">
            <text:p>10527</text:p>
          </table:table-cell>
          <table:table-cell office:value-type="string">
            <text:p>ELECTRICAL</text:p>
          </table:table-cell>
          <table:table-cell office:value-type="string">
            <text:p>ELECTRICAL CABINET SYSTEM</text:p>
          </table:table-cell>
          <table:table-cell office:value-type="string">
            <text:p>GP022129</text:p>
          </table:table-cell>
          <table:table-cell office:value-type="string">
            <text:p>ABB</text:p>
          </table:table-cell>
          <table:table-cell office:value-type="string">
            <text:p>NORMAL OPERATION</text:p>
          </table:table-cell>
          <table:table-cell/>
          <table:table-cell office:value-type="string">
            <text:p>We have checked and found HG motor contactor KM280 failure. We have replacde with new one.</text:p>
          </table:table-cell>
          <table:table-cell office:value-type="string">
            <text:p>HG motor Contactor</text:p>
          </table:table-cell>
          <table:table-cell office:value-type="string">
            <text:p>Normal operation</text:p>
          </table:table-cell>
          <table:table-cell office:value-type="string">
            <text:p>HG unit Contactor</text:p>
          </table:table-cell>
          <table:table-cell office:value-type="string">
            <text:p>Contactor's continous operation</text:p>
          </table:table-cell>
          <table:table-cell office:value-type="string">
            <text:p>A.Gopalakrishnan, A.Sivan perumal</text:p>
          </table:table-cell>
          <table:table-cell office:value-type="string">
            <text:p>To replaced the new contactor</text:p>
          </table:table-cell>
          <table:table-cell office:value-type="string">
            <text:p>1 no</text:p>
          </table:table-cell>
          <table:table-cell office:value-type="string">
            <text:p>If it's continous HG main pump motor may be failure.</text:p>
          </table:table-cell>
          <table:table-cell office:value-type="string">
            <text:p>Assigned</text:p>
          </table:table-cell>
          <table:table-cell office:value-type="string">
            <text:p>1.We have checked MPCB connection. | 2.We have checked HG motor winding. | 3.We have checked and found HG contactor failure. So we have replaced with new one.</text:p>
          </table:table-cell>
          <table:table-cell office:value-type="string">
            <text:p>We have checked the HG unit contactor's terminal connections.-Field Engineer-Anand K. | KM280 contactor replaced-Field Operations Manager-Perumal P.V | FSL comments requested-Phone Technical Support-Senthil M. | -Functionality Support Lead-Anand A.P</text:p>
          </table:table-cell>
          <table:table-cell/>
        </table:table-row>
        <table:table-row table:style-name="ro1">
          <table:table-cell office:value-type="string">
            <text:p>CIR-10000392</text:p>
          </table:table-cell>
          <table:table-cell office:value-type="float" office:value="100261455">
            <text:p>100261455</text:p>
          </table:table-cell>
          <table:table-cell office:value-type="string">
            <text:p>ENERGON POWER RESOURCES PRIVATE LTD</text:p>
          </table:table-cell>
          <table:table-cell office:value-type="string">
            <text:p>TAGGUPARTHI-G9X (ENERGON-II)</text:p>
          </table:table-cell>
          <table:table-cell office:value-type="string">
            <text:p>WF-IN-001-1315-Y0-A-002</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099">
            <text:p>801251099</text:p>
          </table:table-cell>
          <table:table-cell office:value-type="string">
            <text:p>Hansen</text:p>
          </table:table-cell>
          <table:table-cell office:value-type="string">
            <text:p>EH806A-031/CM0024</text:p>
          </table:table-cell>
          <table:table-cell office:value-type="string">
            <text:p>Standard+</text:p>
          </table:table-cell>
          <table:table-cell office:value-type="string">
            <text:p>STD+</text:p>
          </table:table-cell>
          <table:table-cell office:value-type="string">
            <text:p>Standard</text:p>
          </table:table-cell>
          <table:table-cell office:value-type="string">
            <text:p>11/03/2015</text:p>
          </table:table-cell>
          <table:table-cell/>
          <table:table-cell office:value-type="string">
            <text:p>14/05/2016</text:p>
          </table:table-cell>
          <table:table-cell office:value-type="string">
            <text:p>208-HU pump activation failure</text:p>
          </table:table-cell>
          <table:table-cell office:value-type="string">
            <text:p>Anand K.</text:p>
          </table:table-cell>
          <table:table-cell office:value-type="float" office:value="1459">
            <text:p>1459</text:p>
          </table:table-cell>
          <table:table-cell office:value-type="float" office:value="1460">
            <text:p>1460</text:p>
          </table:table-cell>
          <table:table-cell office:value-type="string">
            <text:p>11/05/2016 13:01:00</text:p>
          </table:table-cell>
          <table:table-cell office:value-type="string">
            <text:p>11/05/2016 10:51:00</text:p>
          </table:table-cell>
          <table:table-cell office:value-type="float" office:value="5261681">
            <text:p>5261681</text:p>
          </table:table-cell>
          <table:table-cell office:value-type="float" office:value="9837">
            <text:p>9837</text:p>
          </table:table-cell>
          <table:table-cell office:value-type="string">
            <text:p>ELECTRICAL</text:p>
          </table:table-cell>
          <table:table-cell office:value-type="string">
            <text:p>ELECTRICAL CABINET SYSTEM</text:p>
          </table:table-cell>
          <table:table-cell office:value-type="string">
            <text:p>GP022129</text:p>
          </table:table-cell>
          <table:table-cell office:value-type="string">
            <text:p>ABB</text:p>
          </table:table-cell>
          <table:table-cell office:value-type="string">
            <text:p>NORMAL OPERATION</text:p>
          </table:table-cell>
          <table:table-cell/>
          <table:table-cell office:value-type="string">
            <text:p>Wtg stopped due to HG feedback failure.We have check and found that KM280 contactor was failure.</text:p>
          </table:table-cell>
          <table:table-cell office:value-type="string">
            <text:p>HG contactor KM280</text:p>
          </table:table-cell>
          <table:table-cell office:value-type="string">
            <text:p>Normal operation</text:p>
          </table:table-cell>
          <table:table-cell office:value-type="string">
            <text:p>Top control panel rear side</text:p>
          </table:table-cell>
          <table:table-cell office:value-type="string">
            <text:p>Activation failure</text:p>
          </table:table-cell>
          <table:table-cell office:value-type="string">
            <text:p>K.Anand</text:p>
          </table:table-cell>
          <table:table-cell office:value-type="string">
            <text:p>To replace the new Contactor</text:p>
          </table:table-cell>
          <table:table-cell office:value-type="string">
            <text:p>1 no</text:p>
          </table:table-cell>
          <table:table-cell office:value-type="string">
            <text:p>If we are not replaced the KM280 contactor Pumping time of the HG pump will be very high.It will increase the HG oil temp.</text:p>
          </table:table-cell>
          <table:table-cell office:value-type="string">
            <text:p>Assigned</text:p>
          </table:table-cell>
          <table:table-cell office:value-type="string">
            <text:p>We have replaced the KM 280 contactor .</text:p>
          </table:table-cell>
          <table:table-cell office:value-type="string">
            <text:p>We have replaced the KM280 contactor.-Field Engineer-Anand K. | KM280 Contactor replaced-Field Operations Manager-Perumal P.V | FSL Comments requested-Phone Technical Support-Senthil M. | -Functionality Support Lead-Anand A.P</text:p>
          </table:table-cell>
          <table:table-cell/>
        </table:table-row>
        <table:table-row table:style-name="ro1">
          <table:table-cell office:value-type="string">
            <text:p>CIR-10000384</text:p>
          </table:table-cell>
          <table:table-cell office:value-type="float" office:value="100261490">
            <text:p>100261490</text:p>
          </table:table-cell>
          <table:table-cell office:value-type="string">
            <text:p>ENERGON POWER RESOURCES PRIVATE LTD</text:p>
          </table:table-cell>
          <table:table-cell office:value-type="string">
            <text:p>TAGGUPARTHI-G9X (ENERGON-II)</text:p>
          </table:table-cell>
          <table:table-cell office:value-type="string">
            <text:p>WF-IN-001-1315-Y0-A-026</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ABB type C</text:p>
          </table:table-cell>
          <table:table-cell office:value-type="float" office:value="4638232">
            <text:p>4638232</text:p>
          </table:table-cell>
          <table:table-cell office:value-type="string">
            <text:p>Hansen</text:p>
          </table:table-cell>
          <table:table-cell office:value-type="string">
            <text:p>EH806A-031/CM0075</text:p>
          </table:table-cell>
          <table:table-cell office:value-type="string">
            <text:p>Standard+</text:p>
          </table:table-cell>
          <table:table-cell office:value-type="string">
            <text:p>STD+</text:p>
          </table:table-cell>
          <table:table-cell office:value-type="string">
            <text:p>Standard</text:p>
          </table:table-cell>
          <table:table-cell office:value-type="string">
            <text:p>11/03/2015</text:p>
          </table:table-cell>
          <table:table-cell office:value-type="float" office:value="402327311">
            <text:p>402327311</text:p>
          </table:table-cell>
          <table:table-cell office:value-type="string">
            <text:p>09/04/2016</text:p>
          </table:table-cell>
          <table:table-cell office:value-type="float" office:value="-0">
            <text:p>-0</text:p>
          </table:table-cell>
          <table:table-cell office:value-type="string">
            <text:p>Anand K.</text:p>
          </table:table-cell>
          <table:table-cell office:value-type="float" office:value="1371">
            <text:p>1371</text:p>
          </table:table-cell>
          <table:table-cell office:value-type="float" office:value="1373">
            <text:p>1373</text:p>
          </table:table-cell>
          <table:table-cell office:value-type="string">
            <text:p>09/04/2016 18:59:00</text:p>
          </table:table-cell>
          <table:table-cell office:value-type="string">
            <text:p>09/04/2016 03:11:00</text:p>
          </table:table-cell>
          <table:table-cell office:value-type="float" office:value="5077713">
            <text:p>5077713</text:p>
          </table:table-cell>
          <table:table-cell office:value-type="float" office:value="9393">
            <text:p>9393</text:p>
          </table:table-cell>
          <table:table-cell office:value-type="string">
            <text:p>MECHANICAL</text:p>
          </table:table-cell>
          <table:table-cell office:value-type="string">
            <text:p>HYDRAULIC SYSTEM AND PITCH CONTROL</text:p>
          </table:table-cell>
          <table:table-cell office:value-type="string">
            <text:p>GP118568</text:p>
          </table:table-cell>
          <table:table-cell office:value-type="string">
            <text:p>VICKERS</text:p>
          </table:table-cell>
          <table:table-cell office:value-type="string">
            <text:p>NORMAL OPERATION</text:p>
          </table:table-cell>
          <table:table-cell/>
          <table:table-cell office:value-type="string">
            <text:p>Wtg stopped due to Pitch activation failure.We have check and found that Propositional valve was failure.</text:p>
          </table:table-cell>
          <table:table-cell office:value-type="string">
            <text:p>Propositional valve</text:p>
          </table:table-cell>
          <table:table-cell office:value-type="string">
            <text:p>Normal operation</text:p>
          </table:table-cell>
          <table:table-cell office:value-type="string">
            <text:p>Blade C</text:p>
          </table:table-cell>
          <table:table-cell office:value-type="string">
            <text:p>Activation failure.</text:p>
          </table:table-cell>
          <table:table-cell office:value-type="string">
            <text:p>A.Gopala krishnan</text:p>
          </table:table-cell>
          <table:table-cell office:value-type="string">
            <text:p>To replace the valve by new one</text:p>
          </table:table-cell>
          <table:table-cell office:value-type="string">
            <text:p>1 no</text:p>
          </table:table-cell>
          <table:table-cell office:value-type="string">
            <text:p>If we are not replaced the valve the error was not reset.</text:p>
          </table:table-cell>
          <table:table-cell office:value-type="string">
            <text:p>Assigned</text:p>
          </table:table-cell>
          <table:table-cell office:value-type="string">
            <text:p>We have replaced the new Propositional valve.</text:p>
          </table:table-cell>
          <table:table-cell office:value-type="string">
            <text:p>We have replaced the valve and run the wtg.-Field Engineer-Anand K. | Proportional valve replaced.-Field Operations Manager-Perumal P.V | FSL Comments requested-Phone Technical Support-Senthil M. | -Functionality Support Lead-Anand A.P</text:p>
          </table:table-cell>
          <table:table-cell/>
        </table:table-row>
        <table:table-row table:style-name="ro1">
          <table:table-cell office:value-type="string">
            <text:p>CIR-10000391</text:p>
          </table:table-cell>
          <table:table-cell office:value-type="float" office:value="100261450">
            <text:p>100261450</text:p>
          </table:table-cell>
          <table:table-cell office:value-type="string">
            <text:p>ENERGON POWER RESOURCES PRIVATE LTD</text:p>
          </table:table-cell>
          <table:table-cell office:value-type="string">
            <text:p>TAGGUPARTHI-G9X (ENERGON-II)</text:p>
          </table:table-cell>
          <table:table-cell office:value-type="string">
            <text:p>WF-IN-001-1315-Y0-A-008</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ABB type C</text:p>
          </table:table-cell>
          <table:table-cell office:value-type="float" office:value="4635468">
            <text:p>4635468</text:p>
          </table:table-cell>
          <table:table-cell office:value-type="string">
            <text:p>Hansen</text:p>
          </table:table-cell>
          <table:table-cell office:value-type="string">
            <text:p>EH806A-031/CM0020</text:p>
          </table:table-cell>
          <table:table-cell office:value-type="string">
            <text:p>Standard+</text:p>
          </table:table-cell>
          <table:table-cell office:value-type="string">
            <text:p>STD+</text:p>
          </table:table-cell>
          <table:table-cell office:value-type="string">
            <text:p>Standard</text:p>
          </table:table-cell>
          <table:table-cell office:value-type="string">
            <text:p>13/03/2015</text:p>
          </table:table-cell>
          <table:table-cell office:value-type="float" office:value="402354474">
            <text:p>402354474</text:p>
          </table:table-cell>
          <table:table-cell office:value-type="string">
            <text:p>06/05/2016</text:p>
          </table:table-cell>
          <table:table-cell office:value-type="float" office:value="-0">
            <text:p>-0</text:p>
          </table:table-cell>
          <table:table-cell office:value-type="string">
            <text:p>Anand K.</text:p>
          </table:table-cell>
          <table:table-cell office:value-type="float" office:value="1459">
            <text:p>1459</text:p>
          </table:table-cell>
          <table:table-cell office:value-type="float" office:value="1460">
            <text:p>1460</text:p>
          </table:table-cell>
          <table:table-cell office:value-type="string">
            <text:p>06/05/2016 21:38:00</text:p>
          </table:table-cell>
          <table:table-cell office:value-type="string">
            <text:p>06/05/2016 18:44:00</text:p>
          </table:table-cell>
          <table:table-cell office:value-type="float" office:value="5422482">
            <text:p>5422482</text:p>
          </table:table-cell>
          <table:table-cell office:value-type="float" office:value="9896">
            <text:p>9896</text:p>
          </table:table-cell>
          <table:table-cell office:value-type="string">
            <text:p>ELECTRICAL</text:p>
          </table:table-cell>
          <table:table-cell office:value-type="string">
            <text:p>GEARBOX SYSTEM</text:p>
          </table:table-cell>
          <table:table-cell office:value-type="string">
            <text:p>GP097229</text:p>
          </table:table-cell>
          <table:table-cell office:value-type="string">
            <text:p>ABB</text:p>
          </table:table-cell>
          <table:table-cell office:value-type="string">
            <text:p>NORMAL OPERATION</text:p>
          </table:table-cell>
          <table:table-cell/>
          <table:table-cell office:value-type="string">
            <text:p>Wtg stopped due to Gear box oil temp high.We have check and found that Gear box motor was failure.</text:p>
          </table:table-cell>
          <table:table-cell office:value-type="string">
            <text:p>Gear oil pump with motor</text:p>
          </table:table-cell>
          <table:table-cell office:value-type="string">
            <text:p>Normal operation</text:p>
          </table:table-cell>
          <table:table-cell office:value-type="string">
            <text:p>Nacelle</text:p>
          </table:table-cell>
          <table:table-cell office:value-type="string">
            <text:p>Activation failure</text:p>
          </table:table-cell>
          <table:table-cell office:value-type="string">
            <text:p>P.V.Perumal, Rajasingh</text:p>
          </table:table-cell>
          <table:table-cell office:value-type="string">
            <text:p>To replace the Gear oil pump</text:p>
          </table:table-cell>
          <table:table-cell office:value-type="string">
            <text:p>1 no</text:p>
          </table:table-cell>
          <table:table-cell office:value-type="string">
            <text:p>If we are not replaced the pump the gear box oil temp error was continuously occured.</text:p>
          </table:table-cell>
          <table:table-cell office:value-type="string">
            <text:p>Assigned</text:p>
          </table:table-cell>
          <table:table-cell office:value-type="string">
            <text:p>We have replaced the Gear box Motor with pump.</text:p>
          </table:table-cell>
          <table:table-cell office:value-type="string">
            <text:p>We have replaced the Gear oil motor with pump-Field Engineer-Anand K. | Gearbox main pump motor replaced-Field Operations Manager-Perumal P.V | FSL Comments requested-Phone Technical Support-Senthil M. | -Functionality Support Lead-Anand A.P</text:p>
          </table:table-cell>
          <table:table-cell/>
        </table:table-row>
        <table:table-row table:style-name="ro1">
          <table:table-cell office:value-type="string">
            <text:p>CIR-10000741</text:p>
          </table:table-cell>
          <table:table-cell office:value-type="float" office:value="100261458">
            <text:p>100261458</text:p>
          </table:table-cell>
          <table:table-cell office:value-type="string">
            <text:p>ENERGON POWER RESOURCES PRIVATE LTD</text:p>
          </table:table-cell>
          <table:table-cell office:value-type="string">
            <text:p>TAGGUPARTHI-G9X (ENERGON-II)</text:p>
          </table:table-cell>
          <table:table-cell office:value-type="string">
            <text:p>WF-IN-001-1315-Y0-A-018</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15">
            <text:p>801251115</text:p>
          </table:table-cell>
          <table:table-cell office:value-type="string">
            <text:p>Hansen</text:p>
          </table:table-cell>
          <table:table-cell office:value-type="string">
            <text:p>EH806A-031/CM0027</text:p>
          </table:table-cell>
          <table:table-cell office:value-type="string">
            <text:p>Standard+</text:p>
          </table:table-cell>
          <table:table-cell office:value-type="string">
            <text:p>STD+</text:p>
          </table:table-cell>
          <table:table-cell office:value-type="string">
            <text:p>Standard</text:p>
          </table:table-cell>
          <table:table-cell office:value-type="string">
            <text:p>11/03/2015</text:p>
          </table:table-cell>
          <table:table-cell office:value-type="float" office:value="402399638">
            <text:p>402399638</text:p>
          </table:table-cell>
          <table:table-cell office:value-type="string">
            <text:p>16/06/2016</text:p>
          </table:table-cell>
          <table:table-cell office:value-type="float" office:value="-0">
            <text:p>-0</text:p>
          </table:table-cell>
          <table:table-cell office:value-type="string">
            <text:p>Perumal P.V</text:p>
          </table:table-cell>
          <table:table-cell office:value-type="float" office:value="1459">
            <text:p>1459</text:p>
          </table:table-cell>
          <table:table-cell office:value-type="float" office:value="1460">
            <text:p>1460</text:p>
          </table:table-cell>
          <table:table-cell office:value-type="string">
            <text:p>17/06/2016 15:33:00</text:p>
          </table:table-cell>
          <table:table-cell office:value-type="string">
            <text:p>16/06/2016 08:44:00</text:p>
          </table:table-cell>
          <table:table-cell office:value-type="float" office:value="5626663">
            <text:p>5626663</text:p>
          </table:table-cell>
          <table:table-cell office:value-type="float" office:value="16810">
            <text:p>16810</text:p>
          </table:table-cell>
          <table:table-cell office:value-type="string">
            <text:p>CONTROL SYSTEM</text:p>
          </table:table-cell>
          <table:table-cell office:value-type="string">
            <text:p>ELECTRICAL CABINET SYSTEM</text:p>
          </table:table-cell>
          <table:table-cell office:value-type="string">
            <text:p>GP091030</text:p>
          </table:table-cell>
          <table:table-cell office:value-type="string">
            <text:p>ABB</text:p>
          </table:table-cell>
          <table:table-cell office:value-type="string">
            <text:p>NORMAL OPERATION</text:p>
          </table:table-cell>
          <table:table-cell/>
          <table:table-cell office:value-type="string">
            <text:p>KM052R rotor protection contactor failure.</text:p>
          </table:table-cell>
          <table:table-cell office:value-type="string">
            <text:p>KM052R contactor failure.</text:p>
          </table:table-cell>
          <table:table-cell office:value-type="string">
            <text:p>During normal operation.</text:p>
          </table:table-cell>
          <table:table-cell office:value-type="string">
            <text:p>Converter panel</text:p>
          </table:table-cell>
          <table:table-cell office:value-type="string">
            <text:p>Lose connection</text:p>
          </table:table-cell>
          <table:table-cell office:value-type="string">
            <text:p>P.V.Perumal,T.Arulprakash,S.Petchinathan,A.Sivanperumal,NGopalakrishnan,Udhayakumar, Jenish</text:p>
          </table:table-cell>
          <table:table-cell office:value-type="string">
            <text:p>Replaced new one KM052R contactor.</text:p>
          </table:table-cell>
          <table:table-cell office:value-type="string">
            <text:p>260A contactor-1no</text:p>
          </table:table-cell>
          <table:table-cell office:value-type="string">
            <text:p>KM052R contactor shortcircuit problem.</text:p>
          </table:table-cell>
          <table:table-cell office:value-type="string">
            <text:p>Assigned</text:p>
          </table:table-cell>
          <table:table-cell office:value-type="string">
            <text:p>We have checked cable connection and contactor continuity. | KM052R contactor machanicham failure. | So replaced with new one.</text:p>
          </table:table-cell>
          <table:table-cell office:value-type="string">
            <text:p>KM052R contactor failed. So replaced new one.-Field Engineer-Anand K. | KM052R Contactor replaced-Field Operations Manager-Perumal P.V | FSL comments requested-Phone Technical Support-Senthil M. | -Functionality Support Lead-Murugesan P.</text:p>
          </table:table-cell>
          <table:table-cell/>
        </table:table-row>
        <table:table-row table:style-name="ro1">
          <table:table-cell office:value-type="string">
            <text:p>CIR-10000742</text:p>
          </table:table-cell>
          <table:table-cell office:value-type="float" office:value="100261458">
            <text:p>100261458</text:p>
          </table:table-cell>
          <table:table-cell office:value-type="string">
            <text:p>ENERGON POWER RESOURCES PRIVATE LTD</text:p>
          </table:table-cell>
          <table:table-cell office:value-type="string">
            <text:p>TAGGUPARTHI-G9X (ENERGON-II)</text:p>
          </table:table-cell>
          <table:table-cell office:value-type="string">
            <text:p>WF-IN-001-1315-Y0-A-018</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15">
            <text:p>801251115</text:p>
          </table:table-cell>
          <table:table-cell office:value-type="string">
            <text:p>Hansen</text:p>
          </table:table-cell>
          <table:table-cell office:value-type="string">
            <text:p>EH806A-031/CM0027</text:p>
          </table:table-cell>
          <table:table-cell office:value-type="string">
            <text:p>Standard+</text:p>
          </table:table-cell>
          <table:table-cell office:value-type="string">
            <text:p>STD+</text:p>
          </table:table-cell>
          <table:table-cell office:value-type="string">
            <text:p>Standard</text:p>
          </table:table-cell>
          <table:table-cell office:value-type="string">
            <text:p>11/03/2015</text:p>
          </table:table-cell>
          <table:table-cell office:value-type="float" office:value="402399638">
            <text:p>402399638</text:p>
          </table:table-cell>
          <table:table-cell office:value-type="string">
            <text:p>16/06/2016</text:p>
          </table:table-cell>
          <table:table-cell office:value-type="float" office:value="-0">
            <text:p>-0</text:p>
          </table:table-cell>
          <table:table-cell office:value-type="string">
            <text:p>Anand K.</text:p>
          </table:table-cell>
          <table:table-cell office:value-type="float" office:value="1459">
            <text:p>1459</text:p>
          </table:table-cell>
          <table:table-cell office:value-type="float" office:value="1460">
            <text:p>1460</text:p>
          </table:table-cell>
          <table:table-cell office:value-type="string">
            <text:p>17/06/2016 15:33:00</text:p>
          </table:table-cell>
          <table:table-cell office:value-type="string">
            <text:p>16/06/2016 08:44:00</text:p>
          </table:table-cell>
          <table:table-cell office:value-type="float" office:value="5626663">
            <text:p>5626663</text:p>
          </table:table-cell>
          <table:table-cell office:value-type="float" office:value="10810">
            <text:p>10810</text:p>
          </table:table-cell>
          <table:table-cell office:value-type="string">
            <text:p>CONTROL SYSTEM</text:p>
          </table:table-cell>
          <table:table-cell office:value-type="string">
            <text:p>ELECTRICAL CABINET SYSTEM</text:p>
          </table:table-cell>
          <table:table-cell office:value-type="string">
            <text:p>GP040689</text:p>
          </table:table-cell>
          <table:table-cell office:value-type="string">
            <text:p>ABB</text:p>
          </table:table-cell>
          <table:table-cell office:value-type="string">
            <text:p>NORMAL OPERATION</text:p>
          </table:table-cell>
          <table:table-cell/>
          <table:table-cell office:value-type="string">
            <text:p>contactor was failed due to short circuit</text:p>
          </table:table-cell>
          <table:table-cell office:value-type="string">
            <text:p>KC 002 conductor was failed</text:p>
          </table:table-cell>
          <table:table-cell office:value-type="string">
            <text:p>during WTG normal running condition</text:p>
          </table:table-cell>
          <table:table-cell office:value-type="string">
            <text:p>In Ingeteam converter pannel</text:p>
          </table:table-cell>
          <table:table-cell office:value-type="string">
            <text:p>coil short circuit</text:p>
          </table:table-cell>
          <table:table-cell office:value-type="string">
            <text:p>P.V.Perumal T.Arul prakash N.Gopalakrishnan S.Petchinathan udhayakumar genis sivanperumal</text:p>
          </table:table-cell>
          <table:table-cell office:value-type="string">
            <text:p>repaced by new one</text:p>
          </table:table-cell>
          <table:table-cell office:value-type="string">
            <text:p>KC002 contactor 1'Nos</text:p>
          </table:table-cell>
          <table:table-cell office:value-type="string">
            <text:p>it will burn the r phase IGBT card</text:p>
          </table:table-cell>
          <table:table-cell office:value-type="string">
            <text:p>Rejected</text:p>
          </table:table-cell>
          <table:table-cell office:value-type="string">
            <text:p>we have checked the coil resistance value and continiuty | we found that the coil was short circuited | then we replaced it</text:p>
          </table:table-cell>
          <table:table-cell office:value-type="string">
            <text:p>KC 002 contactor Connections are checked-Field Engineer-Anand K. | Confirm material-Field Operations Manager-Perumal P.V | -Field Engineer-Anand K.</text:p>
          </table:table-cell>
          <table:table-cell/>
        </table:table-row>
        <table:table-row table:style-name="ro1">
          <table:table-cell office:value-type="string">
            <text:p>CIR-10000253</text:p>
          </table:table-cell>
          <table:table-cell office:value-type="float" office:value="100261481">
            <text:p>100261481</text:p>
          </table:table-cell>
          <table:table-cell office:value-type="string">
            <text:p>ENERGON POWER RESOURCES PRIVATE LTD</text:p>
          </table:table-cell>
          <table:table-cell office:value-type="string">
            <text:p>TAGGUPARTHI-G9X (ENERGON-II)</text:p>
          </table:table-cell>
          <table:table-cell office:value-type="string">
            <text:p>WF-IN-001-1315-Y0-A-010</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ABB type C</text:p>
          </table:table-cell>
          <table:table-cell office:value-type="float" office:value="4635487">
            <text:p>4635487</text:p>
          </table:table-cell>
          <table:table-cell office:value-type="string">
            <text:p>Hansen</text:p>
          </table:table-cell>
          <table:table-cell office:value-type="string">
            <text:p>EH806A-031/CM0048</text:p>
          </table:table-cell>
          <table:table-cell office:value-type="string">
            <text:p>Standard+</text:p>
          </table:table-cell>
          <table:table-cell office:value-type="string">
            <text:p>STD+</text:p>
          </table:table-cell>
          <table:table-cell office:value-type="string">
            <text:p>Standard</text:p>
          </table:table-cell>
          <table:table-cell office:value-type="string">
            <text:p>12/03/2015</text:p>
          </table:table-cell>
          <table:table-cell/>
          <table:table-cell office:value-type="string">
            <text:p>08/04/2016</text:p>
          </table:table-cell>
          <table:table-cell office:value-type="float" office:value="-0">
            <text:p>-0</text:p>
          </table:table-cell>
          <table:table-cell office:value-type="string">
            <text:p>Petchi Nathan S.</text:p>
          </table:table-cell>
          <table:table-cell office:value-type="float" office:value="1422">
            <text:p>1422</text:p>
          </table:table-cell>
          <table:table-cell office:value-type="float" office:value="1435">
            <text:p>1435</text:p>
          </table:table-cell>
          <table:table-cell office:value-type="string">
            <text:p>08/04/2016 13:12:00</text:p>
          </table:table-cell>
          <table:table-cell office:value-type="string">
            <text:p>08/04/2016 06:50:00</text:p>
          </table:table-cell>
          <table:table-cell office:value-type="float" office:value="4975062">
            <text:p>4975062</text:p>
          </table:table-cell>
          <table:table-cell office:value-type="float" office:value="9145">
            <text:p>9145</text:p>
          </table:table-cell>
          <table:table-cell office:value-type="string">
            <text:p>ELECTRICAL</text:p>
          </table:table-cell>
          <table:table-cell office:value-type="string">
            <text:p>YAW SYSTEM</text:p>
          </table:table-cell>
          <table:table-cell office:value-type="string">
            <text:p>GP119762</text:p>
          </table:table-cell>
          <table:table-cell office:value-type="string">
            <text:p>ABB</text:p>
          </table:table-cell>
          <table:table-cell office:value-type="string">
            <text:p>NORMAL OPERATION</text:p>
          </table:table-cell>
          <table:table-cell/>
          <table:table-cell office:value-type="string">
            <text:p>Yaw motor 2 got failure(U1 U2 winding got opened).</text:p>
          </table:table-cell>
          <table:table-cell office:value-type="string">
            <text:p>Yaw motor</text:p>
          </table:table-cell>
          <table:table-cell office:value-type="string">
            <text:p>During Yawing</text:p>
          </table:table-cell>
          <table:table-cell office:value-type="string">
            <text:p>ETP2 41 Nacelle</text:p>
          </table:table-cell>
          <table:table-cell office:value-type="string">
            <text:p>Frequent operation in low wind</text:p>
          </table:table-cell>
          <table:table-cell office:value-type="string">
            <text:p>S.Petchinathan,A.Sivanperumal</text:p>
          </table:table-cell>
          <table:table-cell office:value-type="string">
            <text:p>New Yaw motor replaced</text:p>
          </table:table-cell>
          <table:table-cell office:value-type="float" office:value="1">
            <text:p>1</text:p>
          </table:table-cell>
          <table:table-cell office:value-type="string">
            <text:p>Frequent operation in low wind</text:p>
          </table:table-cell>
          <table:table-cell office:value-type="string">
            <text:p>Assigned</text:p>
          </table:table-cell>
          <table:table-cell office:value-type="string">
            <text:p>We have checked the related connections and all yaw motor winding resistance value. | We found Yaw motor 2 U1-U2 winding got opened. | We have replaced the yaw motor by new one.</text:p>
          </table:table-cell>
          <table:table-cell office:value-type="string">
            <text:p>Yaw motor replaced-Field Engineer-Petchi Nathan S. | Approved-Field Operations Manager-Perumal P.V | Closed-Phone Technical Support-Senthil M. | closed-Functionality Support Lead-Murugesan P. | -Quality-Vijay Chinnaswamy</text:p>
          </table:table-cell>
          <table:table-cell office:value-type="string">
            <text:p>IMG_20160408_133531.jpg | IMG_20160408_133516.jpg</text:p>
          </table:table-cell>
        </table:table-row>
        <table:table-row table:style-name="ro1">
          <table:table-cell office:value-type="string">
            <text:p>CIR-10000383</text:p>
          </table:table-cell>
          <table:table-cell office:value-type="float" office:value="100261481">
            <text:p>100261481</text:p>
          </table:table-cell>
          <table:table-cell office:value-type="string">
            <text:p>ENERGON POWER RESOURCES PRIVATE LTD</text:p>
          </table:table-cell>
          <table:table-cell office:value-type="string">
            <text:p>TAGGUPARTHI-G9X (ENERGON-II)</text:p>
          </table:table-cell>
          <table:table-cell office:value-type="string">
            <text:p>WF-IN-001-1315-Y0-A-010</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ABB type C</text:p>
          </table:table-cell>
          <table:table-cell office:value-type="float" office:value="4635487">
            <text:p>4635487</text:p>
          </table:table-cell>
          <table:table-cell office:value-type="string">
            <text:p>Hansen</text:p>
          </table:table-cell>
          <table:table-cell office:value-type="string">
            <text:p>EH806A-031/CM0048</text:p>
          </table:table-cell>
          <table:table-cell office:value-type="string">
            <text:p>Standard+</text:p>
          </table:table-cell>
          <table:table-cell office:value-type="string">
            <text:p>STD+</text:p>
          </table:table-cell>
          <table:table-cell office:value-type="string">
            <text:p>Standard</text:p>
          </table:table-cell>
          <table:table-cell office:value-type="string">
            <text:p>12/03/2015</text:p>
          </table:table-cell>
          <table:table-cell office:value-type="float" office:value="402327099">
            <text:p>402327099</text:p>
          </table:table-cell>
          <table:table-cell office:value-type="string">
            <text:p>14/05/2016</text:p>
          </table:table-cell>
          <table:table-cell office:value-type="float" office:value="-0">
            <text:p>-0</text:p>
          </table:table-cell>
          <table:table-cell office:value-type="string">
            <text:p>Anand K.</text:p>
          </table:table-cell>
          <table:table-cell office:value-type="float" office:value="1371">
            <text:p>1371</text:p>
          </table:table-cell>
          <table:table-cell office:value-type="float" office:value="0">
            <text:p>0</text:p>
          </table:table-cell>
          <table:table-cell office:value-type="string">
            <text:p>08/04/2016 12:12:00</text:p>
          </table:table-cell>
          <table:table-cell office:value-type="string">
            <text:p>08/04/2016 06:50:00</text:p>
          </table:table-cell>
          <table:table-cell office:value-type="float" office:value="4975062">
            <text:p>4975062</text:p>
          </table:table-cell>
          <table:table-cell office:value-type="float" office:value="9280">
            <text:p>9280</text:p>
          </table:table-cell>
          <table:table-cell office:value-type="string">
            <text:p>ELECTRICAL</text:p>
          </table:table-cell>
          <table:table-cell office:value-type="string">
            <text:p>YAW SYSTEM</text:p>
          </table:table-cell>
          <table:table-cell office:value-type="string">
            <text:p>GP119762</text:p>
          </table:table-cell>
          <table:table-cell office:value-type="string">
            <text:p>ABB</text:p>
          </table:table-cell>
          <table:table-cell office:value-type="string">
            <text:p>NORMAL OPERATION</text:p>
          </table:table-cell>
          <table:table-cell/>
          <table:table-cell office:value-type="string">
            <text:p>Wtg stopped due to Yaw motor over current.We have check and found that 181B yaw motor winding was open.</text:p>
          </table:table-cell>
          <table:table-cell office:value-type="string">
            <text:p>Yaw motor</text:p>
          </table:table-cell>
          <table:table-cell office:value-type="string">
            <text:p>Normal operation</text:p>
          </table:table-cell>
          <table:table-cell office:value-type="string">
            <text:p>Nacelle control panel side yaw motor</text:p>
          </table:table-cell>
          <table:table-cell office:value-type="string">
            <text:p>Winding was open</text:p>
          </table:table-cell>
          <table:table-cell office:value-type="string">
            <text:p>S.Petchinathan, A.Sivan perumal</text:p>
          </table:table-cell>
          <table:table-cell office:value-type="string">
            <text:p>To replace the new Yaw motor</text:p>
          </table:table-cell>
          <table:table-cell office:value-type="string">
            <text:p>1 no</text:p>
          </table:table-cell>
          <table:table-cell office:value-type="string">
            <text:p>If we are not replaced the motor the other 3 motor's got over load and may be chance of failure.</text:p>
          </table:table-cell>
          <table:table-cell office:value-type="string">
            <text:p>Assigned</text:p>
          </table:table-cell>
          <table:table-cell office:value-type="string">
            <text:p>Yaw motor winding was open so we have replaced the new yaw motor.</text:p>
          </table:table-cell>
          <table:table-cell office:value-type="string">
            <text:p>We have replaced the yaw motor and we have checked other 3 motor's winding connections and tightness.-Field Engineer-Anand K. | YAW motor replaced-Field Operations Manager-Perumal P.V | FSL Comments requested-Phone Technical Support-Senthil M. | -Functionality Support Lead-Murugesan P.</text:p>
          </table:table-cell>
          <table:table-cell/>
        </table:table-row>
        <table:table-row table:style-name="ro1">
          <table:table-cell office:value-type="string">
            <text:p>CIR-10000386</text:p>
          </table:table-cell>
          <table:table-cell office:value-type="float" office:value="100261481">
            <text:p>100261481</text:p>
          </table:table-cell>
          <table:table-cell office:value-type="string">
            <text:p>ENERGON POWER RESOURCES PRIVATE LTD</text:p>
          </table:table-cell>
          <table:table-cell office:value-type="string">
            <text:p>TAGGUPARTHI-G9X (ENERGON-II)</text:p>
          </table:table-cell>
          <table:table-cell office:value-type="string">
            <text:p>WF-IN-001-1315-Y0-A-010</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ABB type C</text:p>
          </table:table-cell>
          <table:table-cell office:value-type="float" office:value="4635487">
            <text:p>4635487</text:p>
          </table:table-cell>
          <table:table-cell office:value-type="string">
            <text:p>Hansen</text:p>
          </table:table-cell>
          <table:table-cell office:value-type="string">
            <text:p>EH806A-031/CM0048</text:p>
          </table:table-cell>
          <table:table-cell office:value-type="string">
            <text:p>Standard+</text:p>
          </table:table-cell>
          <table:table-cell office:value-type="string">
            <text:p>STD+</text:p>
          </table:table-cell>
          <table:table-cell office:value-type="string">
            <text:p>Standard</text:p>
          </table:table-cell>
          <table:table-cell office:value-type="string">
            <text:p>12/03/2015</text:p>
          </table:table-cell>
          <table:table-cell office:value-type="float" office:value="402347379">
            <text:p>402347379</text:p>
          </table:table-cell>
          <table:table-cell office:value-type="string">
            <text:p>14/05/2016</text:p>
          </table:table-cell>
          <table:table-cell office:value-type="string">
            <text:p>208-HU pump activation failure</text:p>
          </table:table-cell>
          <table:table-cell office:value-type="string">
            <text:p>Anand K.</text:p>
          </table:table-cell>
          <table:table-cell office:value-type="float" office:value="1459">
            <text:p>1459</text:p>
          </table:table-cell>
          <table:table-cell office:value-type="float" office:value="1460">
            <text:p>1460</text:p>
          </table:table-cell>
          <table:table-cell office:value-type="string">
            <text:p>28/04/2016 22:35:00</text:p>
          </table:table-cell>
          <table:table-cell office:value-type="string">
            <text:p>28/04/2016 15:15:00</text:p>
          </table:table-cell>
          <table:table-cell office:value-type="float" office:value="5101376">
            <text:p>5101376</text:p>
          </table:table-cell>
          <table:table-cell office:value-type="float" office:value="9650">
            <text:p>9650</text:p>
          </table:table-cell>
          <table:table-cell office:value-type="string">
            <text:p>ELECTRICAL</text:p>
          </table:table-cell>
          <table:table-cell office:value-type="string">
            <text:p>YAW SYSTEM</text:p>
          </table:table-cell>
          <table:table-cell office:value-type="string">
            <text:p>GP119762</text:p>
          </table:table-cell>
          <table:table-cell office:value-type="string">
            <text:p>ABB</text:p>
          </table:table-cell>
          <table:table-cell office:value-type="string">
            <text:p>NORMAL OPERATION</text:p>
          </table:table-cell>
          <table:table-cell/>
          <table:table-cell office:value-type="string">
            <text:p>Wtg stopped due to Yaw motor over current .We have check and found that Yaw motor was failure.</text:p>
          </table:table-cell>
          <table:table-cell office:value-type="string">
            <text:p>Yaw motor</text:p>
          </table:table-cell>
          <table:table-cell office:value-type="string">
            <text:p>Normal operation</text:p>
          </table:table-cell>
          <table:table-cell office:value-type="string">
            <text:p>Nacelle coupling side</text:p>
          </table:table-cell>
          <table:table-cell office:value-type="string">
            <text:p>winding open</text:p>
          </table:table-cell>
          <table:table-cell office:value-type="string">
            <text:p>P.V.Perumal</text:p>
          </table:table-cell>
          <table:table-cell office:value-type="string">
            <text:p>To replaced the new yaw motor</text:p>
          </table:table-cell>
          <table:table-cell office:value-type="string">
            <text:p>1 no</text:p>
          </table:table-cell>
          <table:table-cell/>
          <table:table-cell office:value-type="string">
            <text:p>Rejected</text:p>
          </table:table-cell>
          <table:table-cell office:value-type="string">
            <text:p>We have replaced the new yaw motor.</text:p>
          </table:table-cell>
          <table:table-cell office:value-type="string">
            <text:p>We have replaced the yaw motor .-Field Engineer-Anand K. | Yaw motor replaced.-Field Operations Manager-Perumal P.V | Query repeated-Phone Technical Support-Senthil M. | -Field Engineer-Anand K.</text:p>
          </table:table-cell>
          <table:table-cell/>
        </table:table-row>
        <table:table-row table:style-name="ro1">
          <table:table-cell office:value-type="string">
            <text:p>CIR-10000731</text:p>
          </table:table-cell>
          <table:table-cell office:value-type="float" office:value="100261481">
            <text:p>100261481</text:p>
          </table:table-cell>
          <table:table-cell office:value-type="string">
            <text:p>ENERGON POWER RESOURCES PRIVATE LTD</text:p>
          </table:table-cell>
          <table:table-cell office:value-type="string">
            <text:p>TAGGUPARTHI-G9X (ENERGON-II)</text:p>
          </table:table-cell>
          <table:table-cell office:value-type="string">
            <text:p>WF-IN-001-1315-Y0-A-010</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ABB type C</text:p>
          </table:table-cell>
          <table:table-cell office:value-type="float" office:value="4635487">
            <text:p>4635487</text:p>
          </table:table-cell>
          <table:table-cell office:value-type="string">
            <text:p>Hansen</text:p>
          </table:table-cell>
          <table:table-cell office:value-type="string">
            <text:p>EH806A-031/CM0048</text:p>
          </table:table-cell>
          <table:table-cell office:value-type="string">
            <text:p>Standard+</text:p>
          </table:table-cell>
          <table:table-cell office:value-type="string">
            <text:p>STD+</text:p>
          </table:table-cell>
          <table:table-cell office:value-type="string">
            <text:p>Standard</text:p>
          </table:table-cell>
          <table:table-cell office:value-type="string">
            <text:p>12/03/2015</text:p>
          </table:table-cell>
          <table:table-cell/>
          <table:table-cell office:value-type="string">
            <text:p>13/05/2016</text:p>
          </table:table-cell>
          <table:table-cell office:value-type="string">
            <text:p>205-Low oil level in hydraulic unit</text:p>
          </table:table-cell>
          <table:table-cell office:value-type="string">
            <text:p>Anand K.</text:p>
          </table:table-cell>
          <table:table-cell office:value-type="float" office:value="1459">
            <text:p>1459</text:p>
          </table:table-cell>
          <table:table-cell office:value-type="float" office:value="1460">
            <text:p>1460</text:p>
          </table:table-cell>
          <table:table-cell office:value-type="string">
            <text:p>13/05/2016 17:36:00</text:p>
          </table:table-cell>
          <table:table-cell office:value-type="string">
            <text:p>13/05/2016 10:37:00</text:p>
          </table:table-cell>
          <table:table-cell office:value-type="float" office:value="5214747">
            <text:p>5214747</text:p>
          </table:table-cell>
          <table:table-cell office:value-type="float" office:value="9948">
            <text:p>9948</text:p>
          </table:table-cell>
          <table:table-cell office:value-type="string">
            <text:p>MECHANICAL</text:p>
          </table:table-cell>
          <table:table-cell office:value-type="string">
            <text:p>HYDRAULIC SYSTEM AND PITCH CONTROL</text:p>
          </table:table-cell>
          <table:table-cell/>
          <table:table-cell office:value-type="string">
            <text:p>Trelle Borg</text:p>
          </table:table-cell>
          <table:table-cell office:value-type="string">
            <text:p>NORMAL OPERATION</text:p>
          </table:table-cell>
          <table:table-cell/>
          <table:table-cell office:value-type="string">
            <text:p>Wtg stopped due to HG oil level low .We have check and found that A blade Pich cylinder oil seal was failure.</text:p>
          </table:table-cell>
          <table:table-cell office:value-type="string">
            <text:p>A blade pitch cylinder's oil seal failure</text:p>
          </table:table-cell>
          <table:table-cell office:value-type="string">
            <text:p>Normal operation</text:p>
          </table:table-cell>
          <table:table-cell office:value-type="string">
            <text:p>Hub A blade pitch cylinder</text:p>
          </table:table-cell>
          <table:table-cell office:value-type="string">
            <text:p>HG oil leakage</text:p>
          </table:table-cell>
          <table:table-cell office:value-type="string">
            <text:p>Suresh,Petchinathan,Elango</text:p>
          </table:table-cell>
          <table:table-cell office:value-type="string">
            <text:p>To replace the pitch cylinder's oil seal .</text:p>
          </table:table-cell>
          <table:table-cell office:value-type="string">
            <text:p>8 set</text:p>
          </table:table-cell>
          <table:table-cell office:value-type="string">
            <text:p>If we are not changr the oil seal in the A blade pitch cylinder HG oil leakage was happen .It will create the HG oil level low alarm and every time we have to top up the HG oil.</text:p>
          </table:table-cell>
          <table:table-cell office:value-type="string">
            <text:p>Assigned</text:p>
          </table:table-cell>
          <table:table-cell office:value-type="string">
            <text:p>We have replaced the A blade pitch cylinder's oil seal 8 sets. | The material part no's are GR6900900-C380,WEYE19099T40N , ORAR00354-N70 , GR7400900-C380 , ORAR00157-N70 , RSV300900-T19N , BBP80B354-N962N , RSYE042695T19N ,</text:p>
          </table:table-cell>
          <table:table-cell office:value-type="string">
            <text:p>we have replaced the A blade pitch cylinder's oil seal .-Field Engineer-Anand K. | Pitch cylinder oil seal replaced-Field Operations Manager-Perumal P.V | FSL comments requested-Phone Technical Support-Senthil M. | -Functionality Support Lead-Anand A.P</text:p>
          </table:table-cell>
          <table:table-cell/>
        </table:table-row>
        <table:table-row table:style-name="ro1">
          <table:table-cell office:value-type="string">
            <text:p>CIR-10000334</text:p>
          </table:table-cell>
          <table:table-cell office:value-type="float" office:value="100260000">
            <text:p>100260000</text:p>
          </table:table-cell>
          <table:table-cell office:value-type="string">
            <text:p>Gamesa Wind Turbines Pvt. Ltd</text:p>
          </table:table-cell>
          <table:table-cell office:value-type="string">
            <text:p>PATTAN</text:p>
          </table:table-cell>
          <table:table-cell office:value-type="string">
            <text:p>WF-IN-006-1144-Y0-A-006</text:p>
          </table:table-cell>
          <table:table-cell office:value-type="float" office:value="0.8">
            <text:p>0.8</text:p>
          </table:table-cell>
          <table:table-cell office:value-type="float" office:value="65">
            <text:p>65</text:p>
          </table:table-cell>
          <table:table-cell office:value-type="string">
            <text:p>Standard</text:p>
          </table:table-cell>
          <table:table-cell office:value-type="string">
            <text:p>ABB type C</text:p>
          </table:table-cell>
          <table:table-cell office:value-type="string">
            <text:p>CVVV12334234</text:p>
          </table:table-cell>
          <table:table-cell office:value-type="string">
            <text:p>Hansen</text:p>
          </table:table-cell>
          <table:table-cell office:value-type="string">
            <text:p>CVVV12334234</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8/08/2012</text:p>
          </table:table-cell>
          <table:table-cell table:number-columns-repeated="2"/>
          <table:table-cell office:value-type="string">
            <text:p>329-Tower Door fan failure</text:p>
          </table:table-cell>
          <table:table-cell office:value-type="string">
            <text:p>Administrator</text:p>
          </table:table-cell>
          <table:table-cell table:number-columns-repeated="2" office:value-type="float" office:value="0">
            <text:p>0</text:p>
          </table:table-cell>
          <table:table-cell table:number-columns-repeated="2" office:value-type="string">
            <text:p>01/01/1900 00:00:00</text:p>
          </table:table-cell>
          <table:table-cell table:number-columns-repeated="2" office:value-type="float" office:value="0">
            <text:p>0</text:p>
          </table:table-cell>
          <table:table-cell office:value-type="string">
            <text:p>MECHANICAL</text:p>
          </table:table-cell>
          <table:table-cell office:value-type="string">
            <text:p>TOWER SYSTEM</text:p>
          </table:table-cell>
          <table:table-cell table:number-columns-repeated="2"/>
          <table:table-cell office:value-type="string">
            <text:p>NORMAL OPERATION</text:p>
          </table:table-cell>
          <table:table-cell/>
          <table:table-cell office:value-type="string">
            <text:p>test entry to check the tower issue</text:p>
          </table:table-cell>
          <table:table-cell table:number-columns-repeated="9"/>
          <table:table-cell office:value-type="string">
            <text:p>Fix tower door | repair tower door</text:p>
          </table:table-cell>
          <table:table-cell table:number-columns-repeated="2"/>
        </table:table-row>
        <table:table-row table:style-name="ro1">
          <table:table-cell office:value-type="string">
            <text:p>CIR-10000335</text:p>
          </table:table-cell>
          <table:table-cell office:value-type="float" office:value="100260000">
            <text:p>100260000</text:p>
          </table:table-cell>
          <table:table-cell office:value-type="string">
            <text:p>Gamesa Wind Turbines Pvt. Ltd</text:p>
          </table:table-cell>
          <table:table-cell office:value-type="string">
            <text:p>PATTAN</text:p>
          </table:table-cell>
          <table:table-cell office:value-type="string">
            <text:p>WF-IN-006-1144-Y0-A-006</text:p>
          </table:table-cell>
          <table:table-cell office:value-type="float" office:value="0.8">
            <text:p>0.8</text:p>
          </table:table-cell>
          <table:table-cell office:value-type="float" office:value="65">
            <text:p>65</text:p>
          </table:table-cell>
          <table:table-cell office:value-type="string">
            <text:p>Standard</text:p>
          </table:table-cell>
          <table:table-cell office:value-type="string">
            <text:p>ABB type C</text:p>
          </table:table-cell>
          <table:table-cell office:value-type="string">
            <text:p>CVVV12334234</text:p>
          </table:table-cell>
          <table:table-cell office:value-type="string">
            <text:p>Hansen</text:p>
          </table:table-cell>
          <table:table-cell office:value-type="string">
            <text:p>CVVV12334234</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8/08/2012</text:p>
          </table:table-cell>
          <table:table-cell table:number-columns-repeated="2"/>
          <table:table-cell office:value-type="string">
            <text:p>329-Tower Door fan failure</text:p>
          </table:table-cell>
          <table:table-cell office:value-type="string">
            <text:p>Manoj D.</text:p>
          </table:table-cell>
          <table:table-cell table:number-columns-repeated="2" office:value-type="float" office:value="0">
            <text:p>0</text:p>
          </table:table-cell>
          <table:table-cell table:number-columns-repeated="2" office:value-type="string">
            <text:p>01/01/1900 00:00:00</text:p>
          </table:table-cell>
          <table:table-cell table:number-columns-repeated="2" office:value-type="float" office:value="0">
            <text:p>0</text:p>
          </table:table-cell>
          <table:table-cell office:value-type="string">
            <text:p>MECHANICAL</text:p>
          </table:table-cell>
          <table:table-cell office:value-type="string">
            <text:p>TOWER SYSTEM</text:p>
          </table:table-cell>
          <table:table-cell table:number-columns-repeated="2"/>
          <table:table-cell office:value-type="string">
            <text:p>NORMAL OPERATION</text:p>
          </table:table-cell>
          <table:table-cell/>
          <table:table-cell office:value-type="string">
            <text:p>test entry for the tower issue</text:p>
          </table:table-cell>
          <table:table-cell table:number-columns-repeated="8"/>
          <table:table-cell office:value-type="string">
            <text:p>Applied</text:p>
          </table:table-cell>
          <table:table-cell office:value-type="string">
            <text:p>repair tower</text:p>
          </table:table-cell>
          <table:table-cell office:value-type="string">
            <text:p>assign to FOM by FE-Field Engineer-Manoj D. | -Field Operations Manager-Chirag R Patel</text:p>
          </table:table-cell>
          <table:table-cell/>
        </table:table-row>
        <table:table-row table:style-name="ro1">
          <table:table-cell office:value-type="string">
            <text:p>CIR-10000696</text:p>
          </table:table-cell>
          <table:table-cell office:value-type="float" office:value="100260814">
            <text:p>100260814</text:p>
          </table:table-cell>
          <table:table-cell office:value-type="string">
            <text:p>New &amp; Renewable Energy Development Corporation of Andhra Pradesh Ltd.</text:p>
          </table:table-cell>
          <table:table-cell office:value-type="string">
            <text:p>REKULAKUNTA</text:p>
          </table:table-cell>
          <table:table-cell office:value-type="string">
            <text:p>WF-IN-001-1134-Y0-A-006</text:p>
          </table:table-cell>
          <table:table-cell office:value-type="float" office:value="0.85">
            <text:p>0.85</text:p>
          </table:table-cell>
          <table:table-cell office:value-type="float" office:value="65">
            <text:p>65</text:p>
          </table:table-cell>
          <table:table-cell/>
          <table:table-cell office:value-type="string">
            <text:p>ABB type C</text:p>
          </table:table-cell>
          <table:table-cell office:value-type="float" office:value="4605484">
            <text:p>4605484</text:p>
          </table:table-cell>
          <table:table-cell office:value-type="string">
            <text:p>Hansen</text:p>
          </table:table-cell>
          <table:table-cell office:value-type="string">
            <text:p>EH806A-001-LM000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3/2012</text:p>
          </table:table-cell>
          <table:table-cell/>
          <table:table-cell office:value-type="string">
            <text:p>16/06/2016</text:p>
          </table:table-cell>
          <table:table-cell office:value-type="string">
            <text:p>3232-Synchronization timeout</text:p>
          </table:table-cell>
          <table:table-cell office:value-type="string">
            <text:p>Seenivasagan G.</text:p>
          </table:table-cell>
          <table:table-cell office:value-type="float" office:value="1404">
            <text:p>1404</text:p>
          </table:table-cell>
          <table:table-cell office:value-type="float" office:value="1425">
            <text:p>1425</text:p>
          </table:table-cell>
          <table:table-cell office:value-type="string">
            <text:p>16/06/2016 03:22:00</text:p>
          </table:table-cell>
          <table:table-cell office:value-type="string">
            <text:p>12/06/2016 21:10:00</text:p>
          </table:table-cell>
          <table:table-cell office:value-type="float" office:value="7370129">
            <text:p>7370129</text:p>
          </table:table-cell>
          <table:table-cell office:value-type="float" office:value="32612">
            <text:p>32612</text:p>
          </table:table-cell>
          <table:table-cell office:value-type="string">
            <text:p>ELECTRICAL</text:p>
          </table:table-cell>
          <table:table-cell office:value-type="string">
            <text:p>GENERATOR SYSTEM</text:p>
          </table:table-cell>
          <table:table-cell table:number-columns-repeated="2"/>
          <table:table-cell office:value-type="string">
            <text:p>NORMAL OPERATION</text:p>
          </table:table-cell>
          <table:table-cell/>
          <table:table-cell office:value-type="string">
            <text:p>Generator rpm counter is mismatched encoder coupler failure</text:p>
          </table:table-cell>
          <table:table-cell office:value-type="string">
            <text:p>Generator encoder coupler problem</text:p>
          </table:table-cell>
          <table:table-cell office:value-type="string">
            <text:p>Normal running</text:p>
          </table:table-cell>
          <table:table-cell office:value-type="string">
            <text:p>Generator system</text:p>
          </table:table-cell>
          <table:table-cell office:value-type="string">
            <text:p>Coupler loose connection</text:p>
          </table:table-cell>
          <table:table-cell/>
          <table:table-cell office:value-type="string">
            <text:p>replaced new encoder coupler</text:p>
          </table:table-cell>
          <table:table-cell office:value-type="string">
            <text:p>1Nos replaced</text:p>
          </table:table-cell>
          <table:table-cell office:value-type="string">
            <text:p>It will created generator synchronizes problem</text:p>
          </table:table-cell>
          <table:table-cell/>
          <table:table-cell office:value-type="string">
            <text:p>While inspection generator coupler was failure after replaced new coupler</text:p>
          </table:table-cell>
          <table:table-cell table:number-columns-repeated="2"/>
        </table:table-row>
        <table:table-row table:style-name="ro1">
          <table:table-cell office:value-type="string">
            <text:p>CIR-10000737</text:p>
          </table:table-cell>
          <table:table-cell office:value-type="float" office:value="100261458">
            <text:p>100261458</text:p>
          </table:table-cell>
          <table:table-cell office:value-type="string">
            <text:p>ENERGON POWER RESOURCES PRIVATE LTD</text:p>
          </table:table-cell>
          <table:table-cell office:value-type="string">
            <text:p>TAGGUPARTHI-G9X (ENERGON-II)</text:p>
          </table:table-cell>
          <table:table-cell office:value-type="string">
            <text:p>WF-IN-001-1315-Y0-A-018</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15">
            <text:p>801251115</text:p>
          </table:table-cell>
          <table:table-cell office:value-type="string">
            <text:p>Hansen</text:p>
          </table:table-cell>
          <table:table-cell office:value-type="string">
            <text:p>EH806A-031/CM0027</text:p>
          </table:table-cell>
          <table:table-cell office:value-type="string">
            <text:p>Standard+</text:p>
          </table:table-cell>
          <table:table-cell office:value-type="string">
            <text:p>STD+</text:p>
          </table:table-cell>
          <table:table-cell office:value-type="string">
            <text:p>Standard</text:p>
          </table:table-cell>
          <table:table-cell office:value-type="string">
            <text:p>11/03/2015</text:p>
          </table:table-cell>
          <table:table-cell office:value-type="float" office:value="402399635">
            <text:p>402399635</text:p>
          </table:table-cell>
          <table:table-cell office:value-type="string">
            <text:p>14/06/2016</text:p>
          </table:table-cell>
          <table:table-cell office:value-type="float" office:value="-0">
            <text:p>-0</text:p>
          </table:table-cell>
          <table:table-cell office:value-type="string">
            <text:p>Perumal P.V</text:p>
          </table:table-cell>
          <table:table-cell office:value-type="float" office:value="1459">
            <text:p>1459</text:p>
          </table:table-cell>
          <table:table-cell office:value-type="float" office:value="1460">
            <text:p>1460</text:p>
          </table:table-cell>
          <table:table-cell office:value-type="string">
            <text:p>14/06/2016 20:32:00</text:p>
          </table:table-cell>
          <table:table-cell office:value-type="string">
            <text:p>14/06/2016 14:48:00</text:p>
          </table:table-cell>
          <table:table-cell office:value-type="float" office:value="5580366">
            <text:p>5580366</text:p>
          </table:table-cell>
          <table:table-cell office:value-type="float" office:value="10784">
            <text:p>10784</text:p>
          </table:table-cell>
          <table:table-cell office:value-type="string">
            <text:p>CONTROL SYSTEM</text:p>
          </table:table-cell>
          <table:table-cell office:value-type="string">
            <text:p>HYDRAULIC SYSTEM AND PITCH CONTROL</text:p>
          </table:table-cell>
          <table:table-cell office:value-type="string">
            <text:p>GP122842</text:p>
          </table:table-cell>
          <table:table-cell office:value-type="string">
            <text:p>ABB</text:p>
          </table:table-cell>
          <table:table-cell office:value-type="string">
            <text:p>NORMAL OPERATION</text:p>
          </table:table-cell>
          <table:table-cell/>
          <table:table-cell office:value-type="string">
            <text:p>Grid voltage failure due to HG main pump motor was failure.</text:p>
          </table:table-cell>
          <table:table-cell office:value-type="string">
            <text:p>HG motor</text:p>
          </table:table-cell>
          <table:table-cell office:value-type="string">
            <text:p>Normal operation</text:p>
          </table:table-cell>
          <table:table-cell office:value-type="string">
            <text:p>HG unit</text:p>
          </table:table-cell>
          <table:table-cell office:value-type="string">
            <text:p>winding insulation failure</text:p>
          </table:table-cell>
          <table:table-cell office:value-type="string">
            <text:p>P.V.Perumal,S.Pechtinathan,M.Satish,A.Gopalakrishnan.</text:p>
          </table:table-cell>
          <table:table-cell office:value-type="string">
            <text:p>To replace the HG motor</text:p>
          </table:table-cell>
          <table:table-cell office:value-type="string">
            <text:p>1 no</text:p>
          </table:table-cell>
          <table:table-cell/>
          <table:table-cell office:value-type="string">
            <text:p>Assigned</text:p>
          </table:table-cell>
          <table:table-cell office:value-type="string">
            <text:p>1. We have checked the all motor's connections. | 2.Then we reset the wtg .That time FG280 Mccb was tripped. So we have checked the MCCB , Contactor and HG pump motor. | 3. Then we have checked the HG motor ,in that we have check and found that Motor winding U and V was short circuited. | 4.So we have replaced the HG main pump motor.</text:p>
          </table:table-cell>
          <table:table-cell office:value-type="string">
            <text:p>We have replaced the HG motor and we have checked all motor's terminal connections.-Field Engineer-Anand K. | Hydraulic motor replaced-Field Operations Manager-Perumal P.V | FSL comments requested-Phone Technical Support-Senthil M. | -Functionality Support Lead-Anand A.P</text:p>
          </table:table-cell>
          <table:table-cell/>
        </table:table-row>
        <table:table-row table:style-name="ro1">
          <table:table-cell office:value-type="string">
            <text:p>CIR-10000738</text:p>
          </table:table-cell>
          <table:table-cell office:value-type="float" office:value="100261458">
            <text:p>100261458</text:p>
          </table:table-cell>
          <table:table-cell office:value-type="string">
            <text:p>ENERGON POWER RESOURCES PRIVATE LTD</text:p>
          </table:table-cell>
          <table:table-cell office:value-type="string">
            <text:p>TAGGUPARTHI-G9X (ENERGON-II)</text:p>
          </table:table-cell>
          <table:table-cell office:value-type="string">
            <text:p>WF-IN-001-1315-Y0-A-018</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15">
            <text:p>801251115</text:p>
          </table:table-cell>
          <table:table-cell office:value-type="string">
            <text:p>Hansen</text:p>
          </table:table-cell>
          <table:table-cell office:value-type="string">
            <text:p>EH806A-031/CM0027</text:p>
          </table:table-cell>
          <table:table-cell office:value-type="string">
            <text:p>Standard+</text:p>
          </table:table-cell>
          <table:table-cell office:value-type="string">
            <text:p>STD+</text:p>
          </table:table-cell>
          <table:table-cell office:value-type="string">
            <text:p>Standard</text:p>
          </table:table-cell>
          <table:table-cell office:value-type="string">
            <text:p>11/03/2015</text:p>
          </table:table-cell>
          <table:table-cell office:value-type="float" office:value="402399638">
            <text:p>402399638</text:p>
          </table:table-cell>
          <table:table-cell office:value-type="string">
            <text:p>23/06/2016</text:p>
          </table:table-cell>
          <table:table-cell office:value-type="float" office:value="-0">
            <text:p>-0</text:p>
          </table:table-cell>
          <table:table-cell office:value-type="string">
            <text:p>Perumal P.V</text:p>
          </table:table-cell>
          <table:table-cell office:value-type="float" office:value="1459">
            <text:p>1459</text:p>
          </table:table-cell>
          <table:table-cell office:value-type="float" office:value="1460">
            <text:p>1460</text:p>
          </table:table-cell>
          <table:table-cell office:value-type="string">
            <text:p>17/06/2016 15:33:00</text:p>
          </table:table-cell>
          <table:table-cell office:value-type="string">
            <text:p>16/06/2016 08:44:00</text:p>
          </table:table-cell>
          <table:table-cell office:value-type="float" office:value="5626663">
            <text:p>5626663</text:p>
          </table:table-cell>
          <table:table-cell office:value-type="float" office:value="10810">
            <text:p>10810</text:p>
          </table:table-cell>
          <table:table-cell office:value-type="string">
            <text:p>ELECTRICAL</text:p>
          </table:table-cell>
          <table:table-cell office:value-type="string">
            <text:p>ELECTRICAL CABINET SYSTEM</text:p>
          </table:table-cell>
          <table:table-cell office:value-type="string">
            <text:p>gp119052,gp023867,gp091016</text:p>
          </table:table-cell>
          <table:table-cell/>
          <table:table-cell office:value-type="string">
            <text:p>NORMAL OPERATION</text:p>
          </table:table-cell>
          <table:table-cell/>
          <table:table-cell office:value-type="string">
            <text:p>Magnetothermic trigger of the line protection due to 125A fuse failure.</text:p>
          </table:table-cell>
          <table:table-cell office:value-type="string">
            <text:p>125A fuse, 2.7uf capacitor, 1K ohm resister</text:p>
          </table:table-cell>
          <table:table-cell office:value-type="string">
            <text:p>Normal operation</text:p>
          </table:table-cell>
          <table:table-cell office:value-type="string">
            <text:p>Converter</text:p>
          </table:table-cell>
          <table:table-cell office:value-type="string">
            <text:p>May be over voltage</text:p>
          </table:table-cell>
          <table:table-cell office:value-type="string">
            <text:p>P.V.Perumal,T.Arulprakash, S.Petchinathan,N.Gopalakrishnan,A.Sivanperumal,Uathayakumar,Jenis.</text:p>
          </table:table-cell>
          <table:table-cell office:value-type="string">
            <text:p>To be replaced the 125A fuse,2.7uf capacitor,1K ohm resister.</text:p>
          </table:table-cell>
          <table:table-cell office:value-type="string">
            <text:p>125A fuse - 4nos 2.7uf capacitor - 3nos 1K ohm resister - 5nos</text:p>
          </table:table-cell>
          <table:table-cell/>
          <table:table-cell office:value-type="string">
            <text:p>Rejected</text:p>
          </table:table-cell>
          <table:table-cell office:value-type="string">
            <text:p>1.We have checked 125A fuse, 2.7uf capacitor and 1K ohm resister failure. | 2.So we replaced the 125A fuse, 2.7uf capacitor, 1K ohm resister.</text:p>
          </table:table-cell>
          <table:table-cell office:value-type="string">
            <text:p>We have checked that 125A fuse, cable connections-Field Engineer-Anand K. | 125A HRC fuse replaced-Field Operations Manager-Perumal P.V | Kindly update the failure parts images-Phone Technical Support-Senthil M. | -Field Engineer-Anand K.</text:p>
          </table:table-cell>
          <table:table-cell/>
        </table:table-row>
        <table:table-row table:style-name="ro1">
          <table:table-cell office:value-type="string">
            <text:p>CIR-10000739</text:p>
          </table:table-cell>
          <table:table-cell office:value-type="float" office:value="100261458">
            <text:p>100261458</text:p>
          </table:table-cell>
          <table:table-cell office:value-type="string">
            <text:p>ENERGON POWER RESOURCES PRIVATE LTD</text:p>
          </table:table-cell>
          <table:table-cell office:value-type="string">
            <text:p>TAGGUPARTHI-G9X (ENERGON-II)</text:p>
          </table:table-cell>
          <table:table-cell office:value-type="string">
            <text:p>WF-IN-001-1315-Y0-A-018</text:p>
          </table:table-cell>
          <table:table-cell office:value-type="float" office:value="2">
            <text:p>2</text:p>
          </table:table-cell>
          <table:table-cell office:value-type="float" office:value="90.2">
            <text:p>90.2</text:p>
          </table:table-cell>
          <table:table-cell office:value-type="string">
            <text:p>LM</text:p>
          </table:table-cell>
          <table:table-cell office:value-type="string">
            <text:p>Cantarey</text:p>
          </table:table-cell>
          <table:table-cell office:value-type="float" office:value="801251115">
            <text:p>801251115</text:p>
          </table:table-cell>
          <table:table-cell office:value-type="string">
            <text:p>Hansen</text:p>
          </table:table-cell>
          <table:table-cell office:value-type="string">
            <text:p>EH806A-031/CM0027</text:p>
          </table:table-cell>
          <table:table-cell office:value-type="string">
            <text:p>Standard+</text:p>
          </table:table-cell>
          <table:table-cell office:value-type="string">
            <text:p>STD+</text:p>
          </table:table-cell>
          <table:table-cell office:value-type="string">
            <text:p>Standard</text:p>
          </table:table-cell>
          <table:table-cell office:value-type="string">
            <text:p>11/03/2015</text:p>
          </table:table-cell>
          <table:table-cell office:value-type="float" office:value="402399638">
            <text:p>402399638</text:p>
          </table:table-cell>
          <table:table-cell office:value-type="string">
            <text:p>16/06/2016</text:p>
          </table:table-cell>
          <table:table-cell office:value-type="float" office:value="-0">
            <text:p>-0</text:p>
          </table:table-cell>
          <table:table-cell office:value-type="string">
            <text:p>Perumal P.V</text:p>
          </table:table-cell>
          <table:table-cell office:value-type="float" office:value="1459">
            <text:p>1459</text:p>
          </table:table-cell>
          <table:table-cell office:value-type="float" office:value="1460">
            <text:p>1460</text:p>
          </table:table-cell>
          <table:table-cell office:value-type="string">
            <text:p>24/06/2016 10:03:00</text:p>
          </table:table-cell>
          <table:table-cell office:value-type="string">
            <text:p>16/06/2016 10:03:00</text:p>
          </table:table-cell>
          <table:table-cell office:value-type="float" office:value="5626663">
            <text:p>5626663</text:p>
          </table:table-cell>
          <table:table-cell office:value-type="float" office:value="10810">
            <text:p>10810</text:p>
          </table:table-cell>
          <table:table-cell office:value-type="string">
            <text:p>CONTROL SYSTEM</text:p>
          </table:table-cell>
          <table:table-cell office:value-type="string">
            <text:p>ELECTRICAL CABINET SYSTEM</text:p>
          </table:table-cell>
          <table:table-cell office:value-type="string">
            <text:p>gp091027</text:p>
          </table:table-cell>
          <table:table-cell office:value-type="string">
            <text:p>ABB</text:p>
          </table:table-cell>
          <table:table-cell office:value-type="string">
            <text:p>NORMAL OPERATION</text:p>
          </table:table-cell>
          <table:table-cell/>
          <table:table-cell office:value-type="string">
            <text:p>Due to Magneto thermic trigger of the line protection error FG005 MCCB got failed.</text:p>
          </table:table-cell>
          <table:table-cell office:value-type="string">
            <text:p>FG005 breaker failure</text:p>
          </table:table-cell>
          <table:table-cell office:value-type="string">
            <text:p>During normal operation</text:p>
          </table:table-cell>
          <table:table-cell office:value-type="string">
            <text:p>Ingeteam power panel</text:p>
          </table:table-cell>
          <table:table-cell office:value-type="string">
            <text:p>Single phasing</text:p>
          </table:table-cell>
          <table:table-cell office:value-type="string">
            <text:p>P.V.Perumal,T.Arulprakash, S.Petchinathan,A.Sivanperumal,N.Gopalakrishnan,Udhayakumar,Jenis</text:p>
          </table:table-cell>
          <table:table-cell office:value-type="string">
            <text:p>Replace the FG005 breaker</text:p>
          </table:table-cell>
          <table:table-cell office:value-type="string">
            <text:p>320A breaker-1no</text:p>
          </table:table-cell>
          <table:table-cell office:value-type="string">
            <text:p>SF6 breaker may have tripped.</text:p>
          </table:table-cell>
          <table:table-cell office:value-type="string">
            <text:p>Assigned</text:p>
          </table:table-cell>
          <table:table-cell office:value-type="string">
            <text:p>We have check and found that FG005 MCCB was failure. | So we have replaced with the new one.</text:p>
          </table:table-cell>
          <table:table-cell office:value-type="string">
            <text:p>FG005 breaker all connection tightness to be checked.-Field Engineer-Anand K. | FG005 MCCB replaced-Field Operations Manager-Perumal P.V | FSL comments requested-Phone Technical Support-Senthil M. | -Functionality Support Lead-Murugesan P.</text:p>
          </table:table-cell>
          <table:table-cell/>
        </table:table-row>
        <table:table-row table:style-name="ro1">
          <table:table-cell office:value-type="string">
            <text:p>CIR-10000532</text:p>
          </table:table-cell>
          <table:table-cell office:value-type="float" office:value="100260175">
            <text:p>100260175</text:p>
          </table:table-cell>
          <table:table-cell office:value-type="string">
            <text:p>EVEREADY SPINNING MILLS (P) LIMITED</text:p>
          </table:table-cell>
          <table:table-cell office:value-type="string">
            <text:p>ELAVANTHI</text:p>
          </table:table-cell>
          <table:table-cell office:value-type="string">
            <text:p>WF-IN-022-0884-Y1-A-00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36">
            <text:p>20305001236</text:p>
          </table:table-cell>
          <table:table-cell office:value-type="string">
            <text:p>Gamesa(China)</text:p>
          </table:table-cell>
          <table:table-cell office:value-type="float" office:value="602148">
            <text:p>60214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0/09/2010</text:p>
          </table:table-cell>
          <table:table-cell office:value-type="float" office:value="402346998">
            <text:p>402346998</text:p>
          </table:table-cell>
          <table:table-cell office:value-type="string">
            <text:p>28/04/2016</text:p>
          </table:table-cell>
          <table:table-cell office:value-type="float" office:value="-0">
            <text:p>-0</text:p>
          </table:table-cell>
          <table:table-cell office:value-type="string">
            <text:p>Yathavaraj V</text:p>
          </table:table-cell>
          <table:table-cell office:value-type="float" office:value="1404">
            <text:p>1404</text:p>
          </table:table-cell>
          <table:table-cell office:value-type="float" office:value="1437">
            <text:p>1437</text:p>
          </table:table-cell>
          <table:table-cell office:value-type="string">
            <text:p>28/04/2016 23:00:00</text:p>
          </table:table-cell>
          <table:table-cell office:value-type="string">
            <text:p>28/04/2016 21:00:45</text:p>
          </table:table-cell>
          <table:table-cell office:value-type="float" office:value="8916010">
            <text:p>8916010</text:p>
          </table:table-cell>
          <table:table-cell office:value-type="float" office:value="42184">
            <text:p>42184</text:p>
          </table:table-cell>
          <table:table-cell office:value-type="string">
            <text:p>CONTROL SYSTEM</text:p>
          </table:table-cell>
          <table:table-cell office:value-type="string">
            <text:p>ELECTRICAL CABINET SYSTEM</text:p>
          </table:table-cell>
          <table:table-cell office:value-type="string">
            <text:p>GP004888</text:p>
          </table:table-cell>
          <table:table-cell office:value-type="string">
            <text:p>PHONIX CONTACT</text:p>
          </table:table-cell>
          <table:table-cell office:value-type="string">
            <text:p>NORMAL OPERATION</text:p>
          </table:table-cell>
          <table:table-cell office:value-type="float" office:value="1113687379">
            <text:p>1113687379</text:p>
          </table:table-cell>
          <table:table-cell office:value-type="string">
            <text:p>2118.BUS ERROR INTER BUS FAILURE</text:p>
          </table:table-cell>
          <table:table-cell office:value-type="string">
            <text:p>CAB MODULE FAILURE</text:p>
          </table:table-cell>
          <table:table-cell office:value-type="string">
            <text:p>NORNAL OPERATION TIME</text:p>
          </table:table-cell>
          <table:table-cell office:value-type="string">
            <text:p>TOP CONTROL PANEL</text:p>
          </table:table-cell>
          <table:table-cell office:value-type="string">
            <text:p>MODULE COMPRESSING OR MODULE FAILURE</text:p>
          </table:table-cell>
          <table:table-cell office:value-type="string">
            <text:p>TOP MODULE COMMUNICATION</text:p>
          </table:table-cell>
          <table:table-cell office:value-type="string">
            <text:p>DURING NORMAL OPERATION TIME MODULE HAD FAILED</text:p>
          </table:table-cell>
          <table:table-cell office:value-type="string">
            <text:p>01 NUMBER</text:p>
          </table:table-cell>
          <table:table-cell office:value-type="string">
            <text:p>WTG STOPPED DUE TO ERROR 2118.BUS ERROR INTER BUS FAILURE. WE HAD CHECKED THE DISPLAY ERROR LOG FOUND THAT THE ERROR CODE IS 3.0. AND TOO FURTHER CHECKING FOUND THAT CAB MODULE WAS FAILED CONDITION. SO WE REPLACED THE MODULE WITH NEW ONE. THERE AFTER RESTART THE WTG</text:p>
          </table:table-cell>
          <table:table-cell office:value-type="string">
            <text:p>Assigned</text:p>
          </table:table-cell>
          <table:table-cell office:value-type="string">
            <text:p>WTG STOPPED DUE TO ERROR 2118.BUS ERROR INTER BUS FAILURE. WE HAD CHECKED THE DISPLAY ERROR LOG FOUND THAT THE ERROR CODE IS 3.0. AND TOO FURTHER CHECKING FOUND THAT CAB MODULE WAS FAILED CONDITION. SO WE REPLACED THE MODULE WITH NEW ONE. THERE AFTER RESTART THE WTG</text:p>
          </table:table-cell>
          <table:table-cell office:value-type="string">
            <text:p>WTG STOPPED DUE TO ERROR 2118.BUS ERROR INTER BUS FAILURE. WE HAD CHECKED THE DISPLAY ERROR LOG FOUND THAT THE ERROR CODE IS 3.0. AND TOO FURTHER CHECKING FOUND THAT CAB MODULE WAS FAILED CONDITION. SO WE REPLACED THE MODULE WITH NEW ONE. THERE AFTER RESTART THE WTG -Field Engineer-Yathavaraj V | SF.NO:- 244 EVEREADY 2 WTG TOP CONTRO PANEL CAB MODULE FAILURE-Field Operations Manager-Dhanabal S | FSL comments requested-Phone Technical Support-Senthil M. | -Functionality Support Lead-Murugesan P.</text:p>
          </table:table-cell>
          <table:table-cell/>
        </table:table-row>
        <table:table-row table:style-name="ro1">
          <table:table-cell office:value-type="string">
            <text:p>CIR-10000222</text:p>
          </table:table-cell>
          <table:table-cell office:value-type="float" office:value="100260085">
            <text:p>100260085</text:p>
          </table:table-cell>
          <table:table-cell office:value-type="string">
            <text:p>BMM Paper Board (P) Ltd</text:p>
          </table:table-cell>
          <table:table-cell office:value-type="string">
            <text:p>Theni-Kadamalaigundu</text:p>
          </table:table-cell>
          <table:table-cell office:value-type="string">
            <text:p>WF-IN-022-0846-Y2-A-00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08">
            <text:p>20305001108</text:p>
          </table:table-cell>
          <table:table-cell office:value-type="string">
            <text:p>Gamesa(China)</text:p>
          </table:table-cell>
          <table:table-cell office:value-type="float" office:value="601957">
            <text:p>60195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9/05/2010</text:p>
          </table:table-cell>
          <table:table-cell office:value-type="float" office:value="402319479">
            <text:p>402319479</text:p>
          </table:table-cell>
          <table:table-cell office:value-type="string">
            <text:p>28/03/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28/03/2016 14:45:00</text:p>
          </table:table-cell>
          <table:table-cell office:value-type="string">
            <text:p>28/03/2016 11:00:00</text:p>
          </table:table-cell>
          <table:table-cell office:value-type="float" office:value="7851100">
            <text:p>7851100</text:p>
          </table:table-cell>
          <table:table-cell office:value-type="float" office:value="41930">
            <text:p>41930</text:p>
          </table:table-cell>
          <table:table-cell office:value-type="string">
            <text:p>ELECTRICAL</text:p>
          </table:table-cell>
          <table:table-cell office:value-type="string">
            <text:p>ELECTRICAL CABINET SYSTEM</text:p>
          </table:table-cell>
          <table:table-cell office:value-type="string">
            <text:p>GP012585,GP012532,GP012531,GP188019,50074,50071</text:p>
          </table:table-cell>
          <table:table-cell office:value-type="string">
            <text:p>INGETEAM, SAFETEC,ABB,EUPEC</text:p>
          </table:table-cell>
          <table:table-cell office:value-type="string">
            <text:p>NORMAL OPERATION</text:p>
          </table:table-cell>
          <table:table-cell office:value-type="string">
            <text:p>2263112547,116068170,56465005686,69721392</text:p>
          </table:table-cell>
          <table:table-cell table:number-columns-repeated="13"/>
        </table:table-row>
        <table:table-row table:style-name="ro1">
          <table:table-cell office:value-type="string">
            <text:p>CIR-10000245</text:p>
          </table:table-cell>
          <table:table-cell office:value-type="float" office:value="100260085">
            <text:p>100260085</text:p>
          </table:table-cell>
          <table:table-cell office:value-type="string">
            <text:p>BMM Paper Board (P) Ltd</text:p>
          </table:table-cell>
          <table:table-cell office:value-type="string">
            <text:p>Theni-Kadamalaigundu</text:p>
          </table:table-cell>
          <table:table-cell office:value-type="string">
            <text:p>WF-IN-022-0846-Y2-A-00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08">
            <text:p>20305001108</text:p>
          </table:table-cell>
          <table:table-cell office:value-type="string">
            <text:p>Gamesa(China)</text:p>
          </table:table-cell>
          <table:table-cell office:value-type="float" office:value="601957">
            <text:p>60195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9/05/2010</text:p>
          </table:table-cell>
          <table:table-cell office:value-type="float" office:value="121">
            <text:p>121</text:p>
          </table:table-cell>
          <table:table-cell office:value-type="string">
            <text:p>06/04/2016</text:p>
          </table:table-cell>
          <table:table-cell office:value-type="string">
            <text:p>111-Max hydraulic unit pumping time</text:p>
          </table:table-cell>
          <table:table-cell office:value-type="string">
            <text:p>Jeno V</text:p>
          </table:table-cell>
          <table:table-cell office:value-type="float" office:value="1372">
            <text:p>1372</text:p>
          </table:table-cell>
          <table:table-cell office:value-type="float" office:value="1425">
            <text:p>1425</text:p>
          </table:table-cell>
          <table:table-cell table:number-columns-repeated="2" office:value-type="string">
            <text:p>06/04/2016 16:44:41</text:p>
          </table:table-cell>
          <table:table-cell office:value-type="float" office:value="21212">
            <text:p>21212</text:p>
          </table:table-cell>
          <table:table-cell office:value-type="float" office:value="12">
            <text:p>12</text:p>
          </table:table-cell>
          <table:table-cell office:value-type="string">
            <text:p>CONTROL SYSTEM</text:p>
          </table:table-cell>
          <table:table-cell office:value-type="string">
            <text:p>BUILT-IN SYSTEMS</text:p>
          </table:table-cell>
          <table:table-cell table:number-columns-repeated="2" office:value-type="float" office:value="1212">
            <text:p>1212</text:p>
          </table:table-cell>
          <table:table-cell office:value-type="string">
            <text:p>GRID FAILURE</text:p>
          </table:table-cell>
          <table:table-cell office:value-type="float" office:value="1221">
            <text:p>1221</text:p>
          </table:table-cell>
          <table:table-cell office:value-type="string">
            <text:p>Test for data sync</text:p>
          </table:table-cell>
          <table:table-cell table:number-columns-repeated="7"/>
          <table:table-cell office:value-type="string">
            <text:p>Test for data sync</text:p>
          </table:table-cell>
          <table:table-cell office:value-type="string">
            <text:p>Deleted</text:p>
          </table:table-cell>
          <table:table-cell office:value-type="string">
            <text:p>Test for data sync</text:p>
          </table:table-cell>
          <table:table-cell table:number-columns-repeated="2"/>
        </table:table-row>
        <table:table-row table:style-name="ro1">
          <table:table-cell office:value-type="string">
            <text:p>CIR-10000246</text:p>
          </table:table-cell>
          <table:table-cell office:value-type="float" office:value="100260085">
            <text:p>100260085</text:p>
          </table:table-cell>
          <table:table-cell office:value-type="string">
            <text:p>BMM Paper Board (P) Ltd</text:p>
          </table:table-cell>
          <table:table-cell office:value-type="string">
            <text:p>Theni-Kadamalaigundu</text:p>
          </table:table-cell>
          <table:table-cell office:value-type="string">
            <text:p>WF-IN-022-0846-Y2-A-00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08">
            <text:p>20305001108</text:p>
          </table:table-cell>
          <table:table-cell office:value-type="string">
            <text:p>Gamesa(China)</text:p>
          </table:table-cell>
          <table:table-cell office:value-type="float" office:value="601957">
            <text:p>60195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9/05/2010</text:p>
          </table:table-cell>
          <table:table-cell office:value-type="float" office:value="22">
            <text:p>22</text:p>
          </table:table-cell>
          <table:table-cell office:value-type="string">
            <text:p>06/04/2016</text:p>
          </table:table-cell>
          <table:table-cell office:value-type="string">
            <text:p>113-Yaw motors thermomagnetic relay failure</text:p>
          </table:table-cell>
          <table:table-cell office:value-type="string">
            <text:p>Jeno V</text:p>
          </table:table-cell>
          <table:table-cell office:value-type="float" office:value="1372">
            <text:p>1372</text:p>
          </table:table-cell>
          <table:table-cell office:value-type="float" office:value="1374">
            <text:p>1374</text:p>
          </table:table-cell>
          <table:table-cell table:number-columns-repeated="2" office:value-type="string">
            <text:p>06/04/2016 16:55:36</text:p>
          </table:table-cell>
          <table:table-cell office:value-type="float" office:value="111">
            <text:p>111</text:p>
          </table:table-cell>
          <table:table-cell office:value-type="float" office:value="11">
            <text:p>11</text:p>
          </table:table-cell>
          <table:table-cell office:value-type="string">
            <text:p>CONTROL SYSTEM</text:p>
          </table:table-cell>
          <table:table-cell office:value-type="string">
            <text:p>BLADE BEARING SYSTEM</text:p>
          </table:table-cell>
          <table:table-cell table:number-columns-repeated="2" office:value-type="float" office:value="11">
            <text:p>11</text:p>
          </table:table-cell>
          <table:table-cell office:value-type="string">
            <text:p>GRID FAILURE</text:p>
          </table:table-cell>
          <table:table-cell office:value-type="float" office:value="111">
            <text:p>111</text:p>
          </table:table-cell>
          <table:table-cell office:value-type="string">
            <text:p>ASDASD</text:p>
          </table:table-cell>
          <table:table-cell table:number-columns-repeated="8"/>
          <table:table-cell office:value-type="string">
            <text:p>Deleted</text:p>
          </table:table-cell>
          <table:table-cell office:value-type="string">
            <text:p>ASD</text:p>
          </table:table-cell>
          <table:table-cell table:number-columns-repeated="2"/>
        </table:table-row>
        <table:table-row table:style-name="ro1">
          <table:table-cell office:value-type="string">
            <text:p>CIR-10000340</text:p>
          </table:table-cell>
          <table:table-cell office:value-type="float" office:value="100260176">
            <text:p>100260176</text:p>
          </table:table-cell>
          <table:table-cell office:value-type="string">
            <text:p>ARKAY ENERGY (RAMESWARAM) LIMITED</text:p>
          </table:table-cell>
          <table:table-cell office:value-type="string">
            <text:p>Theni-Kadamalaigundu</text:p>
          </table:table-cell>
          <table:table-cell office:value-type="string">
            <text:p>WF-IN-022-0872-Y2-A-00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38">
            <text:p>20305001238</text:p>
          </table:table-cell>
          <table:table-cell office:value-type="string">
            <text:p>Gamesa(China)</text:p>
          </table:table-cell>
          <table:table-cell office:value-type="float" office:value="602170">
            <text:p>60217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3/2011</text:p>
          </table:table-cell>
          <table:table-cell office:value-type="float" office:value="402350099">
            <text:p>402350099</text:p>
          </table:table-cell>
          <table:table-cell office:value-type="string">
            <text:p>01/05/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01/05/2016 08:15:00</text:p>
          </table:table-cell>
          <table:table-cell office:value-type="string">
            <text:p>01/05/2016 06:00:00</text:p>
          </table:table-cell>
          <table:table-cell office:value-type="float" office:value="8058720">
            <text:p>8058720</text:p>
          </table:table-cell>
          <table:table-cell office:value-type="float" office:value="36763">
            <text:p>36763</text:p>
          </table:table-cell>
          <table:table-cell office:value-type="string">
            <text:p>ELECTRICAL</text:p>
          </table:table-cell>
          <table:table-cell office:value-type="string">
            <text:p>ELECTRICAL CABINET SYSTEM</text:p>
          </table:table-cell>
          <table:table-cell office:value-type="float" office:value="50103">
            <text:p>50103</text:p>
          </table:table-cell>
          <table:table-cell office:value-type="string">
            <text:p>EMC</text:p>
          </table:table-cell>
          <table:table-cell office:value-type="string">
            <text:p>NORMAL OPERATION</text:p>
          </table:table-cell>
          <table:table-cell/>
          <table:table-cell office:value-type="string">
            <text:p>Wtg stopped due to error no:2242 FG5 failure . so we check &amp; found Current filter was failure.</text:p>
          </table:table-cell>
          <table:table-cell office:value-type="string">
            <text:p>EMC filter was failure</text:p>
          </table:table-cell>
          <table:table-cell office:value-type="string">
            <text:p>Breakdown</text:p>
          </table:table-cell>
          <table:table-cell office:value-type="string">
            <text:p>SF.NO:501(JATTIN)</text:p>
          </table:table-cell>
          <table:table-cell office:value-type="string">
            <text:p>Continuous operation</text:p>
          </table:table-cell>
          <table:table-cell office:value-type="string">
            <text:p>S.Johnpeter, G.Bala</text:p>
          </table:table-cell>
          <table:table-cell office:value-type="string">
            <text:p>EMC filter replaced by new one</text:p>
          </table:table-cell>
          <table:table-cell office:value-type="string">
            <text:p>01no</text:p>
          </table:table-cell>
          <table:table-cell office:value-type="string">
            <text:p>Continuous operation, grid drop</text:p>
          </table:table-cell>
          <table:table-cell office:value-type="string">
            <text:p>Assigned</text:p>
          </table:table-cell>
          <table:table-cell office:value-type="string">
            <text:p>we replaced filter by new one.</text:p>
          </table:table-cell>
          <table:table-cell office:value-type="string">
            <text:p>Wtg stopped due to error no:2242 FG5 failure . so we check &amp; found Current filter was failure.we replaced by new one.-Field Engineer-Balasubramanian G. | Problem solved-Field Operations Manager-Devasudar Singh | BOP Auditing recommended-Phone Technical Support-Senthil M. | -Functionality Support Lead-Murugesan P.</text:p>
          </table:table-cell>
          <table:table-cell office:value-type="string">
            <text:p>IMG_20160502_114311.jpg EMC Filter</text:p>
          </table:table-cell>
        </table:table-row>
        <table:table-row table:style-name="ro1">
          <table:table-cell office:value-type="string">
            <text:p>CIR-10000265</text:p>
          </table:table-cell>
          <table:table-cell office:value-type="float" office:value="100260161">
            <text:p>100260161</text:p>
          </table:table-cell>
          <table:table-cell office:value-type="string">
            <text:p>CHERAN SPINNER LIMITED</text:p>
          </table:table-cell>
          <table:table-cell office:value-type="string">
            <text:p>Theni-Kadamalaigundu</text:p>
          </table:table-cell>
          <table:table-cell office:value-type="string">
            <text:p>WF-IN-022-0872-Y2-A-00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08">
            <text:p>20305001208</text:p>
          </table:table-cell>
          <table:table-cell office:value-type="string">
            <text:p>Gamesa(Spain)</text:p>
          </table:table-cell>
          <table:table-cell office:value-type="float" office:value="300034">
            <text:p>300034</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8/09/2010</text:p>
          </table:table-cell>
          <table:table-cell office:value-type="float" office:value="402328198">
            <text:p>402328198</text:p>
          </table:table-cell>
          <table:table-cell office:value-type="string">
            <text:p>09/04/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09/04/2016 17:00:00</text:p>
          </table:table-cell>
          <table:table-cell office:value-type="string">
            <text:p>09/04/2016 16:30:00</text:p>
          </table:table-cell>
          <table:table-cell office:value-type="float" office:value="8074370">
            <text:p>8074370</text:p>
          </table:table-cell>
          <table:table-cell office:value-type="float" office:value="39832">
            <text:p>39832</text:p>
          </table:table-cell>
          <table:table-cell office:value-type="string">
            <text:p>ELECTRICAL</text:p>
          </table:table-cell>
          <table:table-cell office:value-type="string">
            <text:p>NACELLE INSTRUMENTATION SYSTEM</text:p>
          </table:table-cell>
          <table:table-cell office:value-type="string">
            <text:p>P393462</text:p>
          </table:table-cell>
          <table:table-cell office:value-type="string">
            <text:p>ABB</text:p>
          </table:table-cell>
          <table:table-cell office:value-type="string">
            <text:p>NORMAL OPERATION</text:p>
          </table:table-cell>
          <table:table-cell/>
          <table:table-cell office:value-type="string">
            <text:p>During service time error no:206 Hu.protection tripped, we check &amp;found KM280 contactor failure,</text:p>
          </table:table-cell>
          <table:table-cell office:value-type="string">
            <text:p>KM280 contactor failure</text:p>
          </table:table-cell>
          <table:table-cell office:value-type="string">
            <text:p>During service time</text:p>
          </table:table-cell>
          <table:table-cell office:value-type="string">
            <text:p>SF.NO:412(Cheran)</text:p>
          </table:table-cell>
          <table:table-cell office:value-type="string">
            <text:p>Continuous operation</text:p>
          </table:table-cell>
          <table:table-cell office:value-type="string">
            <text:p>D.Yukesh, G.Senthilkannan, T.Stalinkumar</text:p>
          </table:table-cell>
          <table:table-cell office:value-type="string">
            <text:p>we replaced new KM280 contactor</text:p>
          </table:table-cell>
          <table:table-cell office:value-type="string">
            <text:p>01no</text:p>
          </table:table-cell>
          <table:table-cell office:value-type="string">
            <text:p>Continuous operation</text:p>
          </table:table-cell>
          <table:table-cell office:value-type="string">
            <text:p>Assigned</text:p>
          </table:table-cell>
          <table:table-cell office:value-type="string">
            <text:p>So we changed New KM280 contactor</text:p>
          </table:table-cell>
          <table:table-cell office:value-type="string">
            <text:p>During service time error no:206 Hu.protection tripped, we check &amp;found KM280 contactor failure,so we replaced by new contactor &amp; restart the turbine.-Field Engineer-Senthil Kannan G | Problem solved-Field Operations Manager-Devasudar Singh</text:p>
          </table:table-cell>
          <table:table-cell office:value-type="string">
            <text:p>IMG_20160202_164656_HDR.jpg KM280</text:p>
          </table:table-cell>
        </table:table-row>
        <table:table-row table:style-name="ro1">
          <table:table-cell office:value-type="string">
            <text:p>CIR-10000280</text:p>
          </table:table-cell>
          <table:table-cell office:value-type="float" office:value="100260162">
            <text:p>100260162</text:p>
          </table:table-cell>
          <table:table-cell office:value-type="string">
            <text:p>CHERAN SPINNER LIMITED</text:p>
          </table:table-cell>
          <table:table-cell office:value-type="string">
            <text:p>Theni-Kadamalaigundu</text:p>
          </table:table-cell>
          <table:table-cell office:value-type="string">
            <text:p>WF-IN-022-0872-Y2-A-00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01">
            <text:p>20305001201</text:p>
          </table:table-cell>
          <table:table-cell office:value-type="string">
            <text:p>Gamesa(China)</text:p>
          </table:table-cell>
          <table:table-cell office:value-type="float" office:value="602120">
            <text:p>60212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8/09/2010</text:p>
          </table:table-cell>
          <table:table-cell office:value-type="float" office:value="402330324">
            <text:p>402330324</text:p>
          </table:table-cell>
          <table:table-cell office:value-type="string">
            <text:p>12/04/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12/04/2016 16:30:00</text:p>
          </table:table-cell>
          <table:table-cell office:value-type="string">
            <text:p>12/04/2016 15:30:00</text:p>
          </table:table-cell>
          <table:table-cell office:value-type="float" office:value="7784380">
            <text:p>7784380</text:p>
          </table:table-cell>
          <table:table-cell office:value-type="float" office:value="39812">
            <text:p>39812</text:p>
          </table:table-cell>
          <table:table-cell office:value-type="string">
            <text:p>ELECTRICAL</text:p>
          </table:table-cell>
          <table:table-cell office:value-type="string">
            <text:p>NACELLE INSTRUMENTATION SYSTEM</text:p>
          </table:table-cell>
          <table:table-cell office:value-type="string">
            <text:p>P393462</text:p>
          </table:table-cell>
          <table:table-cell office:value-type="string">
            <text:p>ABB</text:p>
          </table:table-cell>
          <table:table-cell office:value-type="string">
            <text:p>NORMAL OPERATION</text:p>
          </table:table-cell>
          <table:table-cell/>
          <table:table-cell office:value-type="string">
            <text:p>During service time error no:206 Hu.Activation failure.so we check &amp; found KM 280 contactor failure.</text:p>
          </table:table-cell>
          <table:table-cell office:value-type="string">
            <text:p>KM280 CONTACTOR FAILURE</text:p>
          </table:table-cell>
          <table:table-cell office:value-type="string">
            <text:p>During service time</text:p>
          </table:table-cell>
          <table:table-cell office:value-type="string">
            <text:p>SF.NO:375(Cheran)</text:p>
          </table:table-cell>
          <table:table-cell office:value-type="string">
            <text:p>Continuous operation, grid drop</text:p>
          </table:table-cell>
          <table:table-cell office:value-type="string">
            <text:p>R.Dineshbabu, G.Senthilkannan, K.Sankaranarayanan</text:p>
          </table:table-cell>
          <table:table-cell office:value-type="string">
            <text:p>KM280 contactor replaced by new one.</text:p>
          </table:table-cell>
          <table:table-cell office:value-type="string">
            <text:p>01no</text:p>
          </table:table-cell>
          <table:table-cell office:value-type="string">
            <text:p>continuous operation, grid drop</text:p>
          </table:table-cell>
          <table:table-cell office:value-type="string">
            <text:p>Assigned</text:p>
          </table:table-cell>
          <table:table-cell office:value-type="string">
            <text:p>We replaced Km280 contactor by new one.</text:p>
          </table:table-cell>
          <table:table-cell office:value-type="string">
            <text:p>During service time error no:206 Hu.Activation failure.so we check &amp; found KM 280 contactor failure.So we replaced by new one, now machine running normal.-Field Engineer-Dinesh Babu R. | Problem solved-Field Operations Manager-Devasudar Singh</text:p>
          </table:table-cell>
          <table:table-cell office:value-type="string">
            <text:p>IMG_20160202_164656_HDR.jpg KM280 contactor</text:p>
          </table:table-cell>
        </table:table-row>
        <table:table-row table:style-name="ro1">
          <table:table-cell office:value-type="string">
            <text:p>CIR-10000556</text:p>
          </table:table-cell>
          <table:table-cell office:value-type="float" office:value="100260213">
            <text:p>100260213</text:p>
          </table:table-cell>
          <table:table-cell office:value-type="string">
            <text:p>Plant Lipids (P) Ltd</text:p>
          </table:table-cell>
          <table:table-cell office:value-type="string">
            <text:p>ELAVANTHI</text:p>
          </table:table-cell>
          <table:table-cell office:value-type="string">
            <text:p>WF-IN-022-0833-Y1-A-010</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33">
            <text:p>20305001233</text:p>
          </table:table-cell>
          <table:table-cell office:value-type="string">
            <text:p>Gamesa(Spain)</text:p>
          </table:table-cell>
          <table:table-cell office:value-type="float" office:value="300056">
            <text:p>30005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7/01/2011</text:p>
          </table:table-cell>
          <table:table-cell office:value-type="float" office:value="402361786">
            <text:p>402361786</text:p>
          </table:table-cell>
          <table:table-cell office:value-type="string">
            <text:p>11/05/2016</text:p>
          </table:table-cell>
          <table:table-cell office:value-type="float" office:value="-0">
            <text:p>-0</text:p>
          </table:table-cell>
          <table:table-cell office:value-type="string">
            <text:p>Pradhaban N.</text:p>
          </table:table-cell>
          <table:table-cell office:value-type="float" office:value="1404">
            <text:p>1404</text:p>
          </table:table-cell>
          <table:table-cell office:value-type="float" office:value="1437">
            <text:p>1437</text:p>
          </table:table-cell>
          <table:table-cell office:value-type="string">
            <text:p>11/05/2016 17:30:00</text:p>
          </table:table-cell>
          <table:table-cell office:value-type="string">
            <text:p>11/05/2016 15:30:00</text:p>
          </table:table-cell>
          <table:table-cell office:value-type="float" office:value="6727750">
            <text:p>6727750</text:p>
          </table:table-cell>
          <table:table-cell office:value-type="float" office:value="40052">
            <text:p>40052</text:p>
          </table:table-cell>
          <table:table-cell office:value-type="string">
            <text:p>CONTROL SYSTEM</text:p>
          </table:table-cell>
          <table:table-cell office:value-type="string">
            <text:p>ELECTRICAL CABINET SYSTEM</text:p>
          </table:table-cell>
          <table:table-cell office:value-type="string">
            <text:p>GP004892</text:p>
          </table:table-cell>
          <table:table-cell office:value-type="string">
            <text:p>PHONIX CONTACT</text:p>
          </table:table-cell>
          <table:table-cell office:value-type="string">
            <text:p>NORMAL OPERATION</text:p>
          </table:table-cell>
          <table:table-cell office:value-type="float" office:value="1115800997">
            <text:p>1115800997</text:p>
          </table:table-cell>
          <table:table-cell office:value-type="string">
            <text:p>2118.BUS ERROR INTER BUS FAILURE &amp; 411.HIGH BRAKE ON TEMPERATURE</text:p>
          </table:table-cell>
          <table:table-cell office:value-type="string">
            <text:p>MODULE FAILURE</text:p>
          </table:table-cell>
          <table:table-cell office:value-type="string">
            <text:p>WTG DURING NORMAL OPERATION.</text:p>
          </table:table-cell>
          <table:table-cell office:value-type="string">
            <text:p>TOP CONTROL PANEL</text:p>
          </table:table-cell>
          <table:table-cell office:value-type="string">
            <text:p>MODULE FAILURE OR VOLTAGE PROBLEM</text:p>
          </table:table-cell>
          <table:table-cell office:value-type="string">
            <text:p>D/I MODULE</text:p>
          </table:table-cell>
          <table:table-cell office:value-type="string">
            <text:p>MODULE FAILURE</text:p>
          </table:table-cell>
          <table:table-cell office:value-type="string">
            <text:p>01 NUMBER</text:p>
          </table:table-cell>
          <table:table-cell office:value-type="string">
            <text:p>WTG STOPPED DUE TO ERROR 2118.BUS ERROR INTER BUS FAILURE. WE CHECKED THE BUS FAILURE LOG, FOUND THAT THE ERROR CODE DEFINED AS A ED6 MODULE FAILURE AND TOO BRAKE PAD WITH THERMISTOR OPENED IN CONDITION. SO WE REPLACED THE ED6 MODULE AND BRAKE PAD WITH THERMISTOR BY NEW ONE. THERE AFTER WTG PUT BACK INTO OPERATION MODE.</text:p>
          </table:table-cell>
          <table:table-cell office:value-type="string">
            <text:p>Assigned</text:p>
          </table:table-cell>
          <table:table-cell office:value-type="string">
            <text:p>WTG STOPPED DUE TO ERROR 2118.BUS ERROR INTER BUS FAILURE. WE CHECKED THE BUS FAILURE LOG, FOUND THAT THE ERROR CODE DEFINED AS A ED6 MODULE FAILURE AND TOO BRAKE PAD WITH THERMISTOR OPENED IN CONDITION. SO WE REPLACED THE ED6 MODULE AND BRAKE PAD WITH THERMISTOR BY NEW ONE. THERE AFTER WTG PUT BACK</text:p>
          </table:table-cell>
          <table:table-cell office:value-type="string">
            <text:p>WTG STOPPED DUE TO ERROR 2118.BUS ERROR INTER BUS FAILURE. WE CHECKED THE BUS FAILURE LOG, FOUND THAT THE ERROR CODE DEFINED AS A ED6 MODULE FAILURE AND TOO BRAKE PAD WITH THERMISTOR OPENED IN CONDITION. SO WE REPLACED THE ED6 MODULE AND BRAKE PAD WITH THERMISTOR BY NEW ONE. THERE AFTER WTG PUT BACK INTO OPERATION MODE. -Field Engineer-Pradhaban N. | SF.NO:-71/2 SUPERSALES 02 WTG 230V/5AMPS POWER SUPLY UNIT FAILURE-Field Operations Manager-Dhanabal S | FSL comments requested-Phone Technical Support-Senthil M. | -Functionality Support Lead-Shankar Anand R.</text:p>
          </table:table-cell>
          <table:table-cell office:value-type="string">
            <text:p>SF.NO 216 IMG_20160526_164418.jpg</text:p>
          </table:table-cell>
        </table:table-row>
        <table:table-row table:style-name="ro1">
          <table:table-cell office:value-type="string">
            <text:p>CIR-10000524</text:p>
          </table:table-cell>
          <table:table-cell office:value-type="float" office:value="100260077">
            <text:p>100260077</text:p>
          </table:table-cell>
          <table:table-cell office:value-type="string">
            <text:p>Sri Velayudhaswamy Spinning Mills (P) Ltd.</text:p>
          </table:table-cell>
          <table:table-cell office:value-type="string">
            <text:p>ELAVANTHI</text:p>
          </table:table-cell>
          <table:table-cell office:value-type="string">
            <text:p>WF-IN-022-0833-Y1-A-01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20">
            <text:p>20305001120</text:p>
          </table:table-cell>
          <table:table-cell office:value-type="string">
            <text:p>Gamesa(China)</text:p>
          </table:table-cell>
          <table:table-cell office:value-type="float" office:value="601928">
            <text:p>60192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3/05/2010</text:p>
          </table:table-cell>
          <table:table-cell office:value-type="float" office:value="402334870">
            <text:p>402334870</text:p>
          </table:table-cell>
          <table:table-cell office:value-type="string">
            <text:p>18/04/2016</text:p>
          </table:table-cell>
          <table:table-cell office:value-type="float" office:value="-0">
            <text:p>-0</text:p>
          </table:table-cell>
          <table:table-cell office:value-type="string">
            <text:p>Mylsamy P.</text:p>
          </table:table-cell>
          <table:table-cell office:value-type="float" office:value="1373">
            <text:p>1373</text:p>
          </table:table-cell>
          <table:table-cell office:value-type="float" office:value="1437">
            <text:p>1437</text:p>
          </table:table-cell>
          <table:table-cell office:value-type="string">
            <text:p>18/04/2016 14:45:00</text:p>
          </table:table-cell>
          <table:table-cell office:value-type="string">
            <text:p>18/04/2016 13:45:00</text:p>
          </table:table-cell>
          <table:table-cell office:value-type="float" office:value="8138990">
            <text:p>8138990</text:p>
          </table:table-cell>
          <table:table-cell office:value-type="float" office:value="45283">
            <text:p>45283</text:p>
          </table:table-cell>
          <table:table-cell office:value-type="string">
            <text:p>ELECTRICAL</text:p>
          </table:table-cell>
          <table:table-cell office:value-type="string">
            <text:p>ELECTRICAL CABINET SYSTEM</text:p>
          </table:table-cell>
          <table:table-cell office:value-type="string">
            <text:p>GP012585</text:p>
          </table:table-cell>
          <table:table-cell office:value-type="string">
            <text:p>INGETEAM</text:p>
          </table:table-cell>
          <table:table-cell office:value-type="string">
            <text:p>GRID FAILURE</text:p>
          </table:table-cell>
          <table:table-cell office:value-type="string">
            <text:p>AK9670*69714189</text:p>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AS FAILURE. SO REPLACED THE CCU BY NEW ONE. THEN UPLOAD THE FIRMWARE AND CHECKED ERROR FREE FOUND OK. THERE AFTER WTG PUT BACK INTO OPERATION MO</text:p>
          </table:table-cell>
          <table:table-cell office:value-type="string">
            <text:p>DFM CCU FAILURE</text:p>
          </table:table-cell>
          <table:table-cell office:value-type="string">
            <text:p>AFTER GRID FAILURE</text:p>
          </table:table-cell>
          <table:table-cell office:value-type="string">
            <text:p>BOTTOM CONTROL PANEL</text:p>
          </table:table-cell>
          <table:table-cell office:value-type="string">
            <text:p>GRID FLUXUATION</text:p>
          </table:table-cell>
          <table:table-cell office:value-type="string">
            <text:p>INGETEAM CCU</text:p>
          </table:table-cell>
          <table:table-cell office:value-type="string">
            <text:p>AFTER GRID FAILURE</text:p>
          </table:table-cell>
          <table:table-cell office:value-type="string">
            <text:p>01 NUMBER</text:p>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AS FAILURE. SO REPLACED THE CCU BY NEW ONE. THEN UPLOAD THE FIRMWARE AND CHECKED ERROR FREE FOUND OK. THERE AFTER WTG PUT BACK INTO OPERATION MO</text:p>
          </table:table-cell>
          <table:table-cell/>
          <table:table-cell office:value-type="string">
            <text:p>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text:p>
          </table:table-cell>
          <table:table-cell table:number-columns-repeated="2"/>
        </table:table-row>
        <table:table-row table:style-name="ro1">
          <table:table-cell office:value-type="string">
            <text:p>CIR-10000525</text:p>
          </table:table-cell>
          <table:table-cell office:value-type="float" office:value="100260077">
            <text:p>100260077</text:p>
          </table:table-cell>
          <table:table-cell office:value-type="string">
            <text:p>Sri Velayudhaswamy Spinning Mills (P) Ltd.</text:p>
          </table:table-cell>
          <table:table-cell office:value-type="string">
            <text:p>ELAVANTHI</text:p>
          </table:table-cell>
          <table:table-cell office:value-type="string">
            <text:p>WF-IN-022-0833-Y1-A-01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20">
            <text:p>20305001120</text:p>
          </table:table-cell>
          <table:table-cell office:value-type="string">
            <text:p>Gamesa(China)</text:p>
          </table:table-cell>
          <table:table-cell office:value-type="float" office:value="601928">
            <text:p>60192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3/05/2010</text:p>
          </table:table-cell>
          <table:table-cell office:value-type="float" office:value="402334870">
            <text:p>402334870</text:p>
          </table:table-cell>
          <table:table-cell office:value-type="string">
            <text:p>04/08/2016</text:p>
          </table:table-cell>
          <table:table-cell office:value-type="float" office:value="-0">
            <text:p>-0</text:p>
          </table:table-cell>
          <table:table-cell office:value-type="string">
            <text:p>Mylsamy P.</text:p>
          </table:table-cell>
          <table:table-cell office:value-type="float" office:value="1394">
            <text:p>1394</text:p>
          </table:table-cell>
          <table:table-cell office:value-type="float" office:value="1437">
            <text:p>1437</text:p>
          </table:table-cell>
          <table:table-cell office:value-type="string">
            <text:p>04/08/2016 14:45:00</text:p>
          </table:table-cell>
          <table:table-cell office:value-type="string">
            <text:p>04/08/2016 13:45:00</text:p>
          </table:table-cell>
          <table:table-cell office:value-type="float" office:value="8138990">
            <text:p>8138990</text:p>
          </table:table-cell>
          <table:table-cell office:value-type="float" office:value="45283">
            <text:p>45283</text:p>
          </table:table-cell>
          <table:table-cell office:value-type="string">
            <text:p>ELECTRICAL</text:p>
          </table:table-cell>
          <table:table-cell office:value-type="string">
            <text:p>ELECTRICAL CABINET SYSTEM</text:p>
          </table:table-cell>
          <table:table-cell office:value-type="string">
            <text:p>GP012585</text:p>
          </table:table-cell>
          <table:table-cell office:value-type="string">
            <text:p>INGETEAM</text:p>
          </table:table-cell>
          <table:table-cell office:value-type="string">
            <text:p>GRID FAILURE</text:p>
          </table:table-cell>
          <table:table-cell office:value-type="string">
            <text:p>AK9670*69724189</text:p>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AS FAILURE.</text:p>
          </table:table-cell>
          <table:table-cell office:value-type="string">
            <text:p>CCU FAILURE</text:p>
          </table:table-cell>
          <table:table-cell office:value-type="string">
            <text:p>AFTER GRID FAILURE</text:p>
          </table:table-cell>
          <table:table-cell office:value-type="string">
            <text:p>BOTTOM CONTRO PANEL</text:p>
          </table:table-cell>
          <table:table-cell office:value-type="string">
            <text:p>GRID FLXUATION</text:p>
          </table:table-cell>
          <table:table-cell office:value-type="string">
            <text:p>CONVERTER CONTROL UNIT</text:p>
          </table:table-cell>
          <table:table-cell office:value-type="string">
            <text:p>AFTER GRID FAILURE</text:p>
          </table:table-cell>
          <table:table-cell office:value-type="string">
            <text:p>01 NUMBER</text:p>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AS FAILURE. SO REPLACED THE CCU BY NEW ONE. THEN UPLOAD THE FIRMWARE AND CHECKED ERROR FREE FOUND OK. THERE AFTER WTG PUT BACK INTO OPERATION MODE.</text:p>
          </table:table-cell>
          <table:table-cell office:value-type="string">
            <text:p>Rejected</text:p>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AS FAILURE. SO REPLACED THE CCU BY NEW ONE. THEN UPLOAD THE FIRMWARE AND CHECKED ERROR FREE FOUND OK. THERE AFTER WTG PUT BACK INTO OPERATION MO</text:p>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AS FAILURE. SO REPLACED THE CCU BY NEW ONE. THEN UPLOAD THE FIRMWARE AND CHECKED ERROR FREE FOUND OK. THERE AFTER WTG PUT BACK INTO OPERATION MO-Field Engineer-Mylsamy P. | SF.NO:- 265 SVSM4 WTG DFM CCU FAILURE-Field Operations Manager-Dhanabal S | Query repeated-Phone Technical Support-Senthil M. | -Field Engineer-Mylsamy P.</text:p>
          </table:table-cell>
          <table:table-cell/>
        </table:table-row>
        <table:table-row table:style-name="ro1">
          <table:table-cell office:value-type="string">
            <text:p>CIR-10000530</text:p>
          </table:table-cell>
          <table:table-cell office:value-type="float" office:value="100260077">
            <text:p>100260077</text:p>
          </table:table-cell>
          <table:table-cell office:value-type="string">
            <text:p>Sri Velayudhaswamy Spinning Mills (P) Ltd.</text:p>
          </table:table-cell>
          <table:table-cell office:value-type="string">
            <text:p>ELAVANTHI</text:p>
          </table:table-cell>
          <table:table-cell office:value-type="string">
            <text:p>WF-IN-022-0833-Y1-A-01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20">
            <text:p>20305001120</text:p>
          </table:table-cell>
          <table:table-cell office:value-type="string">
            <text:p>Gamesa(China)</text:p>
          </table:table-cell>
          <table:table-cell office:value-type="float" office:value="601928">
            <text:p>60192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3/05/2010</text:p>
          </table:table-cell>
          <table:table-cell office:value-type="float" office:value="402334870">
            <text:p>402334870</text:p>
          </table:table-cell>
          <table:table-cell office:value-type="string">
            <text:p>18/04/2016</text:p>
          </table:table-cell>
          <table:table-cell office:value-type="float" office:value="-0">
            <text:p>-0</text:p>
          </table:table-cell>
          <table:table-cell office:value-type="string">
            <text:p>Mylsamy P.</text:p>
          </table:table-cell>
          <table:table-cell office:value-type="float" office:value="1373">
            <text:p>1373</text:p>
          </table:table-cell>
          <table:table-cell office:value-type="float" office:value="1437">
            <text:p>1437</text:p>
          </table:table-cell>
          <table:table-cell office:value-type="string">
            <text:p>18/04/2016 14:45:00</text:p>
          </table:table-cell>
          <table:table-cell office:value-type="string">
            <text:p>18/04/2016 13:45:00</text:p>
          </table:table-cell>
          <table:table-cell office:value-type="float" office:value="8138990">
            <text:p>8138990</text:p>
          </table:table-cell>
          <table:table-cell office:value-type="float" office:value="45283">
            <text:p>45283</text:p>
          </table:table-cell>
          <table:table-cell office:value-type="string">
            <text:p>ELECTRICAL</text:p>
          </table:table-cell>
          <table:table-cell office:value-type="string">
            <text:p>ELECTRICAL CABINET SYSTEM</text:p>
          </table:table-cell>
          <table:table-cell office:value-type="string">
            <text:p>GP012585</text:p>
          </table:table-cell>
          <table:table-cell office:value-type="string">
            <text:p>INGETEAM</text:p>
          </table:table-cell>
          <table:table-cell office:value-type="string">
            <text:p>GRID FAILURE</text:p>
          </table:table-cell>
          <table:table-cell office:value-type="string">
            <text:p>AK9670*69714189</text:p>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AS FAILURE. SO REPLACED THE CCU BY NEW ONE. THEN UPLOAD THE FIRMWARE AND CHECKED ERROR FREE FOUND OK. THERE AFTER WTG PUT BACK INTO OPERATION MO</text:p>
          </table:table-cell>
          <table:table-cell office:value-type="string">
            <text:p>DFM CCU FAILURE</text:p>
          </table:table-cell>
          <table:table-cell office:value-type="string">
            <text:p>AFTER GRID FAILURE</text:p>
          </table:table-cell>
          <table:table-cell office:value-type="string">
            <text:p>BOTTOM CONTROL PANEL</text:p>
          </table:table-cell>
          <table:table-cell office:value-type="string">
            <text:p>GRID FLUXUATION</text:p>
          </table:table-cell>
          <table:table-cell office:value-type="string">
            <text:p>INGETEAM CCU</text:p>
          </table:table-cell>
          <table:table-cell office:value-type="string">
            <text:p>AFTER GRID FAILURE</text:p>
          </table:table-cell>
          <table:table-cell office:value-type="string">
            <text:p>01 NUMBER</text:p>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AS FAILURE. SO REPLACED THE CCU BY NEW ONE. THEN UPLOAD THE FIRMWARE AND CHECKED ERROR FREE FOUND OK. THERE AFTER WTG PUT BACK INTO OPERATION MO</text:p>
          </table:table-cell>
          <table:table-cell office:value-type="string">
            <text:p>Assigned</text:p>
          </table:table-cell>
          <table:table-cell office:value-type="string">
            <text:p>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text:p>
          </table:table-cell>
          <table:table-cell office:value-type="string">
            <text:p>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AS FAILURE. SO REPLACED THE CCU BY NEW ONE. THEN UPLOAD THE FIRMWARE AND CHECKED ERROR FREE FOUND OK. THERE AFTER WTG PUT BACK INTO OPERATION MODE. -Field Engineer-Mylsamy P. | SF.NO:- 265 SVSM 4 WTG DFM CCU FAILURE-Field Operations Manager-Dhanabal S | FSL comments requested-Phone Technical Support-Senthil M. | -Functionality Support Lead-Shankar Anand R.</text:p>
          </table:table-cell>
          <table:table-cell office:value-type="string">
            <text:p>IMG_20160418_140656973.jpg</text:p>
          </table:table-cell>
        </table:table-row>
        <table:table-row table:style-name="ro1">
          <table:table-cell office:value-type="string">
            <text:p>CIR-10000540</text:p>
          </table:table-cell>
          <table:table-cell office:value-type="float" office:value="100260077">
            <text:p>100260077</text:p>
          </table:table-cell>
          <table:table-cell office:value-type="string">
            <text:p>Sri Velayudhaswamy Spinning Mills (P) Ltd.</text:p>
          </table:table-cell>
          <table:table-cell office:value-type="string">
            <text:p>ELAVANTHI</text:p>
          </table:table-cell>
          <table:table-cell office:value-type="string">
            <text:p>WF-IN-022-0833-Y1-A-01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20">
            <text:p>20305001120</text:p>
          </table:table-cell>
          <table:table-cell office:value-type="string">
            <text:p>Gamesa(China)</text:p>
          </table:table-cell>
          <table:table-cell office:value-type="float" office:value="601928">
            <text:p>60192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3/05/2010</text:p>
          </table:table-cell>
          <table:table-cell office:value-type="float" office:value="402366376">
            <text:p>402366376</text:p>
          </table:table-cell>
          <table:table-cell office:value-type="string">
            <text:p>17/05/2016</text:p>
          </table:table-cell>
          <table:table-cell office:value-type="float" office:value="-0">
            <text:p>-0</text:p>
          </table:table-cell>
          <table:table-cell office:value-type="string">
            <text:p>Yathavaraj V</text:p>
          </table:table-cell>
          <table:table-cell office:value-type="float" office:value="1394">
            <text:p>1394</text:p>
          </table:table-cell>
          <table:table-cell office:value-type="float" office:value="1437">
            <text:p>1437</text:p>
          </table:table-cell>
          <table:table-cell office:value-type="string">
            <text:p>17/05/2016 23:30:00</text:p>
          </table:table-cell>
          <table:table-cell office:value-type="string">
            <text:p>17/05/2016 22:10:00</text:p>
          </table:table-cell>
          <table:table-cell office:value-type="float" office:value="8185360">
            <text:p>8185360</text:p>
          </table:table-cell>
          <table:table-cell office:value-type="float" office:value="45816">
            <text:p>45816</text:p>
          </table:table-cell>
          <table:table-cell office:value-type="string">
            <text:p>CONTROL SYSTEM</text:p>
          </table:table-cell>
          <table:table-cell office:value-type="string">
            <text:p>ELECTRICAL CABINET SYSTEM</text:p>
          </table:table-cell>
          <table:table-cell office:value-type="string">
            <text:p>GP012585</text:p>
          </table:table-cell>
          <table:table-cell office:value-type="string">
            <text:p>INGETEAM</text:p>
          </table:table-cell>
          <table:table-cell office:value-type="string">
            <text:p>NORMAL OPERATION</text:p>
          </table:table-cell>
          <table:table-cell office:value-type="string">
            <text:p>AK9670*69724231</text:p>
          </table:table-cell>
          <table:table-cell office:value-type="string">
            <text:p>700 -PLC COVERTOR COMMUNICATION ERROR.</text:p>
          </table:table-cell>
          <table:table-cell office:value-type="string">
            <text:p>DFM CCU FAILURE</text:p>
          </table:table-cell>
          <table:table-cell office:value-type="string">
            <text:p>DURING NORMAL OPERATION</text:p>
          </table:table-cell>
          <table:table-cell office:value-type="string">
            <text:p>BOTTOM CONTROL PANEL</text:p>
          </table:table-cell>
          <table:table-cell office:value-type="string">
            <text:p>GRID PROBLEM</text:p>
          </table:table-cell>
          <table:table-cell office:value-type="string">
            <text:p>CONVERTOR CONTROL UNI</text:p>
          </table:table-cell>
          <table:table-cell office:value-type="string">
            <text:p>DURING NORMAL OPERATION TIME GRID FLEXUATION</text:p>
          </table:table-cell>
          <table:table-cell office:value-type="string">
            <text:p>01 NUMBER</text:p>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AS FAILURE. SO REPLACED THE CCU BY NEW ONE. THEN UPLOAD THE FIRMWARE AND CHECKED ERROR FREE FOUND OK. THERE AFTER WTG PUT BACK INTO OPERATION MO</text:p>
          </table:table-cell>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text:p>
          </table:table-cell>
          <table:table-cell table:number-columns-repeated="2"/>
        </table:table-row>
        <table:table-row table:style-name="ro1">
          <table:table-cell office:value-type="string">
            <text:p>CIR-10000005</text:p>
          </table:table-cell>
          <table:table-cell office:value-type="float" office:value="100260140">
            <text:p>100260140</text:p>
          </table:table-cell>
          <table:table-cell office:value-type="string">
            <text:p>N.Sumathi</text:p>
          </table:table-cell>
          <table:table-cell office:value-type="string">
            <text:p>ELAVANTHI</text:p>
          </table:table-cell>
          <table:table-cell office:value-type="string">
            <text:p>WF-IN-022-0833-Y1-A-00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96">
            <text:p>20305001196</text:p>
          </table:table-cell>
          <table:table-cell office:value-type="string">
            <text:p>Gamesa(China)</text:p>
          </table:table-cell>
          <table:table-cell office:value-type="float" office:value="602062">
            <text:p>602062</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4/07/2010</text:p>
          </table:table-cell>
          <table:table-cell office:value-type="float" office:value="44235">
            <text:p>44235</text:p>
          </table:table-cell>
          <table:table-cell office:value-type="string">
            <text:p>11/02/2016</text:p>
          </table:table-cell>
          <table:table-cell office:value-type="string">
            <text:p>120-Error in Yaw pulses</text:p>
          </table:table-cell>
          <table:table-cell office:value-type="string">
            <text:p>Muthuraj M.</text:p>
          </table:table-cell>
          <table:table-cell office:value-type="float" office:value="1371">
            <text:p>1371</text:p>
          </table:table-cell>
          <table:table-cell office:value-type="float" office:value="1374">
            <text:p>1374</text:p>
          </table:table-cell>
          <table:table-cell office:value-type="string">
            <text:p>11/02/2016 23:34:32</text:p>
          </table:table-cell>
          <table:table-cell office:value-type="string">
            <text:p>11/02/2016 01:30:00</text:p>
          </table:table-cell>
          <table:table-cell office:value-type="float" office:value="40065">
            <text:p>40065</text:p>
          </table:table-cell>
          <table:table-cell office:value-type="float" office:value="4677">
            <text:p>4677</text:p>
          </table:table-cell>
          <table:table-cell office:value-type="string">
            <text:p>ELECTRICAL</text:p>
          </table:table-cell>
          <table:table-cell office:value-type="string">
            <text:p>ELECTRICAL CABINET SYSTEM</text:p>
          </table:table-cell>
          <table:table-cell office:value-type="string">
            <text:p>GP 5435</text:p>
          </table:table-cell>
          <table:table-cell office:value-type="string">
            <text:p>Balluff</text:p>
          </table:table-cell>
          <table:table-cell office:value-type="string">
            <text:p>LIGHTNING</text:p>
          </table:table-cell>
          <table:table-cell office:value-type="float" office:value="3456">
            <text:p>3456</text:p>
          </table:table-cell>
          <table:table-cell office:value-type="string">
            <text:p>WTG feedback problem</text:p>
          </table:table-cell>
          <table:table-cell office:value-type="string">
            <text:p>Aux failure</text:p>
          </table:table-cell>
          <table:table-cell office:value-type="string">
            <text:p>high voltage</text:p>
          </table:table-cell>
          <table:table-cell office:value-type="string">
            <text:p>specify</text:p>
          </table:table-cell>
          <table:table-cell office:value-type="string">
            <text:p>grid</text:p>
          </table:table-cell>
          <table:table-cell office:value-type="string">
            <text:p>franklin</text:p>
          </table:table-cell>
          <table:table-cell office:value-type="string">
            <text:p>change balluff sensor</text:p>
          </table:table-cell>
          <table:table-cell office:value-type="float" office:value="1">
            <text:p>1</text:p>
          </table:table-cell>
          <table:table-cell office:value-type="string">
            <text:p>melt cable fail balluff sensor</text:p>
          </table:table-cell>
          <table:table-cell office:value-type="string">
            <text:p>Assigned</text:p>
          </table:table-cell>
          <table:table-cell office:value-type="string">
            <text:p>Checked Balluff sensor terminals | Check the supply voltage | check mcb | cntactor operation | problem solved</text:p>
          </table:table-cell>
          <table:table-cell office:value-type="string">
            <text:p>failure-Field Engineer-Muthuraj M. | Approved and redirected to PTS-Field Operations Manager-Dhanabal S | closed-Phone Technical Support-Senthil M. | feedback problem resolved after replaced balluff sensor-Functionality Support Lead-Shankar Anand R. | -Quality-Vijay Chinnaswamy</text:p>
          </table:table-cell>
          <table:table-cell/>
        </table:table-row>
        <table:table-row table:style-name="ro1">
          <table:table-cell office:value-type="string">
            <text:p>CIR-10000454</text:p>
          </table:table-cell>
          <table:table-cell office:value-type="float" office:value="100260140">
            <text:p>100260140</text:p>
          </table:table-cell>
          <table:table-cell office:value-type="string">
            <text:p>N.Sumathi</text:p>
          </table:table-cell>
          <table:table-cell office:value-type="string">
            <text:p>ELAVANTHI</text:p>
          </table:table-cell>
          <table:table-cell office:value-type="string">
            <text:p>WF-IN-022-0833-Y1-A-00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96">
            <text:p>20305001196</text:p>
          </table:table-cell>
          <table:table-cell office:value-type="string">
            <text:p>Gamesa(China)</text:p>
          </table:table-cell>
          <table:table-cell office:value-type="float" office:value="602062">
            <text:p>602062</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4/07/2010</text:p>
          </table:table-cell>
          <table:table-cell office:value-type="float" office:value="402332359">
            <text:p>402332359</text:p>
          </table:table-cell>
          <table:table-cell office:value-type="string">
            <text:p>14/04/2016</text:p>
          </table:table-cell>
          <table:table-cell office:value-type="float" office:value="-0">
            <text:p>-0</text:p>
          </table:table-cell>
          <table:table-cell office:value-type="string">
            <text:p>Yathavaraj V</text:p>
          </table:table-cell>
          <table:table-cell office:value-type="float" office:value="1373">
            <text:p>1373</text:p>
          </table:table-cell>
          <table:table-cell office:value-type="float" office:value="1437">
            <text:p>1437</text:p>
          </table:table-cell>
          <table:table-cell office:value-type="string">
            <text:p>14/04/2016 18:30:00</text:p>
          </table:table-cell>
          <table:table-cell office:value-type="string">
            <text:p>14/04/2016 11:15:00</text:p>
          </table:table-cell>
          <table:table-cell office:value-type="float" office:value="6971310">
            <text:p>6971310</text:p>
          </table:table-cell>
          <table:table-cell office:value-type="float" office:value="43797">
            <text:p>43797</text:p>
          </table:table-cell>
          <table:table-cell office:value-type="string">
            <text:p>ELECTRICAL</text:p>
          </table:table-cell>
          <table:table-cell office:value-type="string">
            <text:p>ELECTRICAL CABINET SYSTEM</text:p>
          </table:table-cell>
          <table:table-cell office:value-type="string">
            <text:p>GP012531 , GP004968</text:p>
          </table:table-cell>
          <table:table-cell office:value-type="string">
            <text:p>EUPEC FF400R12KE3</text:p>
          </table:table-cell>
          <table:table-cell office:value-type="string">
            <text:p>GRID FAILURE</text:p>
          </table:table-cell>
          <table:table-cell/>
          <table:table-cell office:value-type="string">
            <text:p>"WTG STOPPED DUE TO ERROR 2231.INVETER PHASE T ERROR. ON CHECKING THE ERROR FOUND THAT 2 NOS OF IGBT FAILURE IN T PHASE OF INVETER SIDE AND TOO FURTHER CHECKING FOUND THAT SCR FAILURE (ANODE TO CATHODE SHORT CIRCUIT) SO WE REPLACED THE ABOVE SAID FAILURE BY NEW ONE. THERE AFTER CHECKED THE POLE TEST FOUND OK. THEN WTG PUT BACK INTO OPERATION MODE. "</text:p>
          </table:table-cell>
          <table:table-cell office:value-type="string">
            <text:p>IGBT FAILURE</text:p>
          </table:table-cell>
          <table:table-cell office:value-type="string">
            <text:p>AFTER GRID RESUMED TIME</text:p>
          </table:table-cell>
          <table:table-cell office:value-type="string">
            <text:p>BOTTOM CONVERTER PANEL</text:p>
          </table:table-cell>
          <table:table-cell office:value-type="string">
            <text:p>AFTER GRID FAILURE</text:p>
          </table:table-cell>
          <table:table-cell office:value-type="string">
            <text:p>IGBT &amp; SCR DIODE</text:p>
          </table:table-cell>
          <table:table-cell office:value-type="string">
            <text:p>AFTER GRID FAILURE</text:p>
          </table:table-cell>
          <table:table-cell office:value-type="string">
            <text:p>IGBT - 20NO'S, SCR DIODE - 01NO.</text:p>
          </table:table-cell>
          <table:table-cell office:value-type="string">
            <text:p>WTG STOPPED DUE TO ERROR 2231.INVETER PHASE T ERROR. ON CHECKING THE ERROR FOUND THAT 2 NOS OF IGBT FAILURE IN T PHASE OF INVETER SIDE AND TOO FURTHER CHECKING FOUND THAT SCR FAILURE (ANODE TO CATHODE SHORT CIRCUIT) SO WE REPLACED THE ABOVE SAID FAILURE BY NEW ONE. THERE AFTER CHECKED THE POLE TEST FOUND OK. THEN WTG PUT BACK INTO OPERATION MODE.</text:p>
          </table:table-cell>
          <table:table-cell office:value-type="string">
            <text:p>Assigned</text:p>
          </table:table-cell>
          <table:table-cell office:value-type="string">
            <text:p>ON CHECKING THE ERROR FOUND THAT 2 NOS OF IGBT FAILURE IN T PHASE OF INVETER SIDE AND TOO FURTHER CHECKING FOUND THAT SCR FAILURE (ANODE TO CATHODE SHORT CIRCUIT) SO WE REPLACED THE ABOVE SAID FAILURE BY NEW ONE. THERE AFTER CHECKED THE POLE TEST FOUND OK. THEN WTG PUT BACK INTO OPERATION MODE.</text:p>
          </table:table-cell>
          <table:table-cell office:value-type="string">
            <text:p>"WTG STOPPED DUE TO ERROR 2231.INVETER PHASE T ERROR. ON CHECKING THE ERROR FOUND THAT 2 NOS OF IGBT FAILURE IN T PHASE OF INVETER SIDE AND TOO FURTHER CHECKING FOUND THAT SCR FAILURE (ANODE TO CATHODE SHORT CIRCUIT) SO WE REPLACED THE ABOVE SAID FAILURE BY NEW ONE. THERE AFTER CHECKED THE POLE TEST FOUND OK. THEN WTG PUT BACK INTO OPERATION MODE. " -Field Engineer-Yathavaraj V | SF.NO:- 712 N.SUMATHI WTG IGBT FAILURE-Field Operations Manager-Dhanabal S | FSL comments requested-Phone Technical Support-Senthil M. | -Functionality Support Lead-Murugesan P.</text:p>
          </table:table-cell>
          <table:table-cell/>
        </table:table-row>
        <table:table-row table:style-name="ro1">
          <table:table-cell office:value-type="string">
            <text:p>CIR-10000452</text:p>
          </table:table-cell>
          <table:table-cell office:value-type="float" office:value="100260072">
            <text:p>100260072</text:p>
          </table:table-cell>
          <table:table-cell office:value-type="string">
            <text:p>Lakshmi Ring Travellers (Coimbatore) Limited</text:p>
          </table:table-cell>
          <table:table-cell office:value-type="string">
            <text:p>ELAVANTHI</text:p>
          </table:table-cell>
          <table:table-cell office:value-type="string">
            <text:p>WF-IN-022-0845-Y1-A-00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09">
            <text:p>20305001109</text:p>
          </table:table-cell>
          <table:table-cell office:value-type="string">
            <text:p>Rexroth</text:p>
          </table:table-cell>
          <table:table-cell office:value-type="float" office:value="72802005048">
            <text:p>7280200504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03/2010</text:p>
          </table:table-cell>
          <table:table-cell office:value-type="float" office:value="402329528">
            <text:p>402329528</text:p>
          </table:table-cell>
          <table:table-cell office:value-type="string">
            <text:p>12/04/2016</text:p>
          </table:table-cell>
          <table:table-cell office:value-type="float" office:value="-0">
            <text:p>-0</text:p>
          </table:table-cell>
          <table:table-cell office:value-type="string">
            <text:p>Suresh Kumar C.A.</text:p>
          </table:table-cell>
          <table:table-cell office:value-type="float" office:value="1373">
            <text:p>1373</text:p>
          </table:table-cell>
          <table:table-cell office:value-type="float" office:value="1437">
            <text:p>1437</text:p>
          </table:table-cell>
          <table:table-cell office:value-type="string">
            <text:p>12/04/2016 15:30:11</text:p>
          </table:table-cell>
          <table:table-cell office:value-type="string">
            <text:p>12/04/2016 13:30:00</text:p>
          </table:table-cell>
          <table:table-cell office:value-type="float" office:value="8454960">
            <text:p>8454960</text:p>
          </table:table-cell>
          <table:table-cell office:value-type="float" office:value="45309">
            <text:p>45309</text:p>
          </table:table-cell>
          <table:table-cell office:value-type="string">
            <text:p>CONTROL SYSTEM</text:p>
          </table:table-cell>
          <table:table-cell office:value-type="string">
            <text:p>ELECTRICAL CABINET SYSTEM</text:p>
          </table:table-cell>
          <table:table-cell office:value-type="string">
            <text:p>GP004897</text:p>
          </table:table-cell>
          <table:table-cell office:value-type="string">
            <text:p>PHONIX CONTACT</text:p>
          </table:table-cell>
          <table:table-cell office:value-type="string">
            <text:p>NORMAL OPERATION</text:p>
          </table:table-cell>
          <table:table-cell/>
          <table:table-cell office:value-type="string">
            <text:p>WTG STOPPED DUE TO ERROR 2118.BUS ERROR INTER BUS FAILURE. WE CHECKED THE BUS FAILURE LOG, FOUND THAT THE ERROR CODE IS 3.16 AND THIS ERROR CODE DEFINED AS AN AI 1 MODULE FAILURE. SO WE REPLACED THE ANALOG INPUT MODULE 1 BY NEW ONE. THERE AFTER WTG PUT BACK INTO OPERATION MODE.</text:p>
          </table:table-cell>
          <table:table-cell office:value-type="string">
            <text:p>AI 1 MODULE FAILURE</text:p>
          </table:table-cell>
          <table:table-cell office:value-type="string">
            <text:p>DURING NORMAL OPERATION</text:p>
          </table:table-cell>
          <table:table-cell office:value-type="string">
            <text:p>TOP CONTROL PANEL</text:p>
          </table:table-cell>
          <table:table-cell office:value-type="string">
            <text:p>MODULE FAILURE OR COPRESSING PROBLEM</text:p>
          </table:table-cell>
          <table:table-cell office:value-type="string">
            <text:p>ANALOG INPUT MODULE</text:p>
          </table:table-cell>
          <table:table-cell office:value-type="string">
            <text:p>MODULE FAILURE OR COPRESSING PROBLEM</text:p>
          </table:table-cell>
          <table:table-cell office:value-type="string">
            <text:p>01 NUMBER</text:p>
          </table:table-cell>
          <table:table-cell office:value-type="string">
            <text:p>WTG STOPPED DUE TO ERROR 2118.BUS ERROR INTER BUS FAILURE. WE CHECKED THE BUS FAILURE LOG, FOUND THAT THE ERROR CODE IS 3.16 AND THIS ERROR CODE DEFINED AS AN AI 1 MODULE FAILURE. SO WE REPLACED THE ANALOG INPUT MODULE 1 BY NEW ONE. THERE AFTER WTG PUT BACK INTO OPERATION MODE.</text:p>
          </table:table-cell>
          <table:table-cell office:value-type="string">
            <text:p>Assigned</text:p>
          </table:table-cell>
          <table:table-cell office:value-type="string">
            <text:p>AI 1 MODULE FAILURE. SO WE REPLACED THE ANALOG INPUT MODULE 1 BY NEW ONE.</text:p>
          </table:table-cell>
          <table:table-cell office:value-type="string">
            <text:p>WE CHECKED THE BUS FAILURE LOG, FOUND THAT THE ERROR CODE IS 3.16 AND THIS ERROR CODE DEFINED AS AN AI 1 MODULE FAILURE. SO WE REPLACED THE ANALOG INPUT MODULE 1 BY NEW ONE. THERE AFTER WTG PUT BACK INTO OPERATION MODE.-Field Engineer-Suresh Kumar C.A. | SF.NO:-441 WTG ANALOG INPUT MODULE FAILURE-Field Operations Manager-Dhanabal S | FSL comments requested-Phone Technical Support-Senthil M. | -Functionality Support Lead-Shankar Anand R.</text:p>
          </table:table-cell>
          <table:table-cell/>
        </table:table-row>
        <table:table-row table:style-name="ro1">
          <table:table-cell office:value-type="string">
            <text:p>CIR-10000537</text:p>
          </table:table-cell>
          <table:table-cell office:value-type="float" office:value="100260074">
            <text:p>100260074</text:p>
          </table:table-cell>
          <table:table-cell office:value-type="string">
            <text:p>Lakshmi Electrical Control Systems Limited</text:p>
          </table:table-cell>
          <table:table-cell office:value-type="string">
            <text:p>ELAVANTHI</text:p>
          </table:table-cell>
          <table:table-cell office:value-type="string">
            <text:p>WF-IN-022-0845-Y1-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19">
            <text:p>20305001119</text:p>
          </table:table-cell>
          <table:table-cell office:value-type="string">
            <text:p>Gamesa(China)</text:p>
          </table:table-cell>
          <table:table-cell office:value-type="float" office:value="601914">
            <text:p>601914</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03/2010</text:p>
          </table:table-cell>
          <table:table-cell office:value-type="float" office:value="402361788">
            <text:p>402361788</text:p>
          </table:table-cell>
          <table:table-cell office:value-type="string">
            <text:p>13/05/2016</text:p>
          </table:table-cell>
          <table:table-cell office:value-type="float" office:value="-0">
            <text:p>-0</text:p>
          </table:table-cell>
          <table:table-cell office:value-type="string">
            <text:p>Mylsamy P.</text:p>
          </table:table-cell>
          <table:table-cell office:value-type="float" office:value="1404">
            <text:p>1404</text:p>
          </table:table-cell>
          <table:table-cell office:value-type="float" office:value="1437">
            <text:p>1437</text:p>
          </table:table-cell>
          <table:table-cell office:value-type="string">
            <text:p>13/05/2016 13:00:00</text:p>
          </table:table-cell>
          <table:table-cell office:value-type="string">
            <text:p>13/05/2016 22:30:00</text:p>
          </table:table-cell>
          <table:table-cell office:value-type="float" office:value="8144970">
            <text:p>8144970</text:p>
          </table:table-cell>
          <table:table-cell office:value-type="float" office:value="45634">
            <text:p>45634</text:p>
          </table:table-cell>
          <table:table-cell office:value-type="string">
            <text:p>ELECTRICAL</text:p>
          </table:table-cell>
          <table:table-cell office:value-type="string">
            <text:p>GENERATOR SYSTEM</text:p>
          </table:table-cell>
          <table:table-cell office:value-type="float" office:value="50051">
            <text:p>50051</text:p>
          </table:table-cell>
          <table:table-cell/>
          <table:table-cell office:value-type="string">
            <text:p>NORMAL OPERATION</text:p>
          </table:table-cell>
          <table:table-cell/>
          <table:table-cell office:value-type="string">
            <text:p>502.HIGH TEMP. ON GEN. BEAR. NDE</text:p>
          </table:table-cell>
          <table:table-cell office:value-type="string">
            <text:p>PT100</text:p>
          </table:table-cell>
          <table:table-cell office:value-type="string">
            <text:p>DURING RUNNING TIME</text:p>
          </table:table-cell>
          <table:table-cell office:value-type="string">
            <text:p>GENERATER</text:p>
          </table:table-cell>
          <table:table-cell office:value-type="string">
            <text:p>PT100 SENSOR WORN OUT</text:p>
          </table:table-cell>
          <table:table-cell office:value-type="string">
            <text:p>NDE BEARING TEPERATURE SENSOR</text:p>
          </table:table-cell>
          <table:table-cell office:value-type="string">
            <text:p>PT100 SENSOR WORN OUT</text:p>
          </table:table-cell>
          <table:table-cell office:value-type="string">
            <text:p>01 NUMBER</text:p>
          </table:table-cell>
          <table:table-cell office:value-type="string">
            <text:p>DURING RUNNING TIME WTG STOPPED DUE TO THIS ERROR. WE HAVE CHECKED AND FOUND THAT GENERATOR NDE BEARING TEMPERATURE SENSOR PT100 WAS WORN OUT CONDITION. SO REPLACED THE FAILURE SENSOR BY NEW ONE. THERE AFTER RESTART THE WTG AND SYSTEM FOUND OK.</text:p>
          </table:table-cell>
          <table:table-cell/>
          <table:table-cell office:value-type="string">
            <text:p>DURING RUNNING TIME WTG STOPPED DUE TO THIS ERROR. WE HAVE CHECKED AND FOUND THAT GENERATOR NDE BEARING TEMPERATURE SENSOR PT100 WAS WORN OUT CONDITION. SO REPLACED THE FAILURE SENSOR BY NEW ONE. THERE AFTER RESTART THE WTG AND SYSTEM FOUND OK.</text:p>
          </table:table-cell>
          <table:table-cell table:number-columns-repeated="2"/>
        </table:table-row>
        <table:table-row table:style-name="ro1">
          <table:table-cell office:value-type="string">
            <text:p>CIR-10000758</text:p>
          </table:table-cell>
          <table:table-cell office:value-type="float" office:value="100260074">
            <text:p>100260074</text:p>
          </table:table-cell>
          <table:table-cell office:value-type="string">
            <text:p>Lakshmi Electrical Control Systems Limited</text:p>
          </table:table-cell>
          <table:table-cell office:value-type="string">
            <text:p>ELAVANTHI</text:p>
          </table:table-cell>
          <table:table-cell office:value-type="string">
            <text:p>WF-IN-022-0845-Y1-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19">
            <text:p>20305001119</text:p>
          </table:table-cell>
          <table:table-cell office:value-type="string">
            <text:p>Gamesa(China)</text:p>
          </table:table-cell>
          <table:table-cell office:value-type="float" office:value="601914">
            <text:p>601914</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03/2010</text:p>
          </table:table-cell>
          <table:table-cell office:value-type="float" office:value="402361788">
            <text:p>402361788</text:p>
          </table:table-cell>
          <table:table-cell office:value-type="string">
            <text:p>13/05/2016</text:p>
          </table:table-cell>
          <table:table-cell office:value-type="float" office:value="-0">
            <text:p>-0</text:p>
          </table:table-cell>
          <table:table-cell office:value-type="string">
            <text:p>Mylsamy P.</text:p>
          </table:table-cell>
          <table:table-cell office:value-type="float" office:value="1404">
            <text:p>1404</text:p>
          </table:table-cell>
          <table:table-cell office:value-type="float" office:value="1437">
            <text:p>1437</text:p>
          </table:table-cell>
          <table:table-cell office:value-type="string">
            <text:p>13/05/2016 13:00:00</text:p>
          </table:table-cell>
          <table:table-cell office:value-type="string">
            <text:p>13/05/2016 22:30:00</text:p>
          </table:table-cell>
          <table:table-cell office:value-type="float" office:value="8144970">
            <text:p>8144970</text:p>
          </table:table-cell>
          <table:table-cell office:value-type="float" office:value="45634">
            <text:p>45634</text:p>
          </table:table-cell>
          <table:table-cell office:value-type="string">
            <text:p>ELECTRICAL</text:p>
          </table:table-cell>
          <table:table-cell office:value-type="string">
            <text:p>GENERATOR SYSTEM</text:p>
          </table:table-cell>
          <table:table-cell office:value-type="float" office:value="50051">
            <text:p>50051</text:p>
          </table:table-cell>
          <table:table-cell/>
          <table:table-cell office:value-type="string">
            <text:p>NORMAL OPERATION</text:p>
          </table:table-cell>
          <table:table-cell/>
          <table:table-cell office:value-type="string">
            <text:p>502.HIGH TEMP. ON GEN. BEAR. NDE</text:p>
          </table:table-cell>
          <table:table-cell office:value-type="string">
            <text:p>PT100</text:p>
          </table:table-cell>
          <table:table-cell office:value-type="string">
            <text:p>DURING RUNNING TIME</text:p>
          </table:table-cell>
          <table:table-cell office:value-type="string">
            <text:p>GENERATER</text:p>
          </table:table-cell>
          <table:table-cell office:value-type="string">
            <text:p>PT100 SENSOR WORN OUT</text:p>
          </table:table-cell>
          <table:table-cell office:value-type="string">
            <text:p>NDE BEARING TEPERATURE SENSOR</text:p>
          </table:table-cell>
          <table:table-cell office:value-type="string">
            <text:p>PT100 SENSOR WORN OUT</text:p>
          </table:table-cell>
          <table:table-cell office:value-type="string">
            <text:p>01 NUMBER</text:p>
          </table:table-cell>
          <table:table-cell office:value-type="string">
            <text:p>DURING RUNNING TIME WTG STOPPED DUE TO THIS ERROR. WE HAVE CHECKED AND FOUND THAT GENERATOR NDE BEARING TEMPERATURE SENSOR PT100 WAS WORN OUT CONDITION. SO REPLACED THE FAILURE SENSOR BY NEW ONE. THERE AFTER RESTART THE WTG AND SYSTEM FOUND OK.</text:p>
          </table:table-cell>
          <table:table-cell/>
          <table:table-cell office:value-type="string">
            <text:p>DURING RUNNING TIME WTG STOPPED DUE TO THIS ERROR. WE HAVE CHECKED AND FOUND THAT GENERATOR NDE BEARING TEMPERATURE SENSOR PT100 WAS WORN OUT CONDITION. SO REPLACED THE FAILURE SENSOR BY NEW ONE. THERE AFTER RESTART THE WTG AND SYSTEM FOUND OK.</text:p>
          </table:table-cell>
          <table:table-cell table:number-columns-repeated="2"/>
        </table:table-row>
        <table:table-row table:style-name="ro1">
          <table:table-cell office:value-type="string">
            <text:p>CIR-10000531</text:p>
          </table:table-cell>
          <table:table-cell office:value-type="float" office:value="100260075">
            <text:p>100260075</text:p>
          </table:table-cell>
          <table:table-cell office:value-type="string">
            <text:p>Lakshmi Electrical Control Systems Limited</text:p>
          </table:table-cell>
          <table:table-cell office:value-type="string">
            <text:p>ELAVANTHI</text:p>
          </table:table-cell>
          <table:table-cell office:value-type="string">
            <text:p>WF-IN-022-0845-Y1-A-00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18">
            <text:p>20305001118</text:p>
          </table:table-cell>
          <table:table-cell office:value-type="string">
            <text:p>Gamesa(China)</text:p>
          </table:table-cell>
          <table:table-cell office:value-type="float" office:value="601941">
            <text:p>60194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4/2010</text:p>
          </table:table-cell>
          <table:table-cell office:value-type="float" office:value="402348944">
            <text:p>402348944</text:p>
          </table:table-cell>
          <table:table-cell office:value-type="string">
            <text:p>29/04/2016</text:p>
          </table:table-cell>
          <table:table-cell office:value-type="float" office:value="-0">
            <text:p>-0</text:p>
          </table:table-cell>
          <table:table-cell office:value-type="string">
            <text:p>Mylsamy P.</text:p>
          </table:table-cell>
          <table:table-cell office:value-type="float" office:value="1404">
            <text:p>1404</text:p>
          </table:table-cell>
          <table:table-cell office:value-type="float" office:value="1437">
            <text:p>1437</text:p>
          </table:table-cell>
          <table:table-cell office:value-type="string">
            <text:p>29/04/2016 18:00:00</text:p>
          </table:table-cell>
          <table:table-cell office:value-type="string">
            <text:p>29/04/2016 17:30:00</text:p>
          </table:table-cell>
          <table:table-cell office:value-type="float" office:value="8680320">
            <text:p>8680320</text:p>
          </table:table-cell>
          <table:table-cell office:value-type="float" office:value="45532">
            <text:p>45532</text:p>
          </table:table-cell>
          <table:table-cell office:value-type="string">
            <text:p>CONTROL SYSTEM</text:p>
          </table:table-cell>
          <table:table-cell office:value-type="string">
            <text:p>GENERATOR SYSTEM</text:p>
          </table:table-cell>
          <table:table-cell office:value-type="float" office:value="50050">
            <text:p>50050</text:p>
          </table:table-cell>
          <table:table-cell office:value-type="string">
            <text:p>FLEX</text:p>
          </table:table-cell>
          <table:table-cell office:value-type="string">
            <text:p>NORMAL OPERATION</text:p>
          </table:table-cell>
          <table:table-cell/>
          <table:table-cell office:value-type="string">
            <text:p>WTG MANUALLY STOPPED FOR GENERATOR ENCODER COUPLER REPLACEMENT WORK.</text:p>
          </table:table-cell>
          <table:table-cell office:value-type="string">
            <text:p>ENCODER COUPLER DAMAGED</text:p>
          </table:table-cell>
          <table:table-cell office:value-type="string">
            <text:p>DURING SCHEDULE SERVICE</text:p>
          </table:table-cell>
          <table:table-cell office:value-type="string">
            <text:p>GENERATER</text:p>
          </table:table-cell>
          <table:table-cell office:value-type="string">
            <text:p>COUPLER DAMAGED</text:p>
          </table:table-cell>
          <table:table-cell office:value-type="string">
            <text:p>ENCODER COUPLER</text:p>
          </table:table-cell>
          <table:table-cell office:value-type="string">
            <text:p>COUPLER PLASTIC MATERIAL DAMAGED</text:p>
          </table:table-cell>
          <table:table-cell office:value-type="string">
            <text:p>01 NUMBER</text:p>
          </table:table-cell>
          <table:table-cell office:value-type="string">
            <text:p>DURING SCHEDULE SERVICE WE FOUND THAT GENERATOR ENCODER COUPLER WAS DAMAGED CONDITION. SO WE REPLACED THE DAMAGED ENCODER COUPLER BY NEW ONE. THERE AFTER RESTART THE WTG.</text:p>
          </table:table-cell>
          <table:table-cell office:value-type="string">
            <text:p>Rejected</text:p>
          </table:table-cell>
          <table:table-cell office:value-type="string">
            <text:p>DURING SCHEDULE SERVICE WE FOUND THAT GENERATOR ENCODER COUPLER WAS DAMAGED CONDITION. SO WE REPLACED THE DAMAGED ENCODER COUPLER BY NEW ONE. THERE AFTER RESTART THE WTG.</text:p>
          </table:table-cell>
          <table:table-cell office:value-type="string">
            <text:p>DURING SCHEDULE SERVICE WE FOUND THAT GENERATOR ENCODER COUPLER WAS DAMAGED CONDITION. SO WE REPLACED THE DAMAGED ENCODER COUPLER BY NEW ONE. THERE AFTER RESTART THE WTG. -Field Engineer-Mylsamy P. | SF.NO:- 257 LECS 2 WTG GENERATOR ENCODER COUPLER FAILURE-Field Operations Manager-Dhanabal S | Query repeated-Phone Technical Support-Senthil M. | -Field Engineer-Mylsamy P.</text:p>
          </table:table-cell>
          <table:table-cell/>
        </table:table-row>
        <table:table-row table:style-name="ro1">
          <table:table-cell office:value-type="string">
            <text:p>CIR-10000455</text:p>
          </table:table-cell>
          <table:table-cell office:value-type="float" office:value="100260077">
            <text:p>100260077</text:p>
          </table:table-cell>
          <table:table-cell office:value-type="string">
            <text:p>Sri Velayudhaswamy Spinning Mills (P) Ltd.</text:p>
          </table:table-cell>
          <table:table-cell office:value-type="string">
            <text:p>ELAVANTHI</text:p>
          </table:table-cell>
          <table:table-cell office:value-type="string">
            <text:p>WF-IN-022-0833-Y1-A-01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20">
            <text:p>20305001120</text:p>
          </table:table-cell>
          <table:table-cell office:value-type="string">
            <text:p>Gamesa(China)</text:p>
          </table:table-cell>
          <table:table-cell office:value-type="float" office:value="601928">
            <text:p>60192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3/05/2010</text:p>
          </table:table-cell>
          <table:table-cell office:value-type="float" office:value="402334870">
            <text:p>402334870</text:p>
          </table:table-cell>
          <table:table-cell office:value-type="string">
            <text:p>18/04/2016</text:p>
          </table:table-cell>
          <table:table-cell office:value-type="float" office:value="-0">
            <text:p>-0</text:p>
          </table:table-cell>
          <table:table-cell office:value-type="string">
            <text:p>Mylsamy P.</text:p>
          </table:table-cell>
          <table:table-cell office:value-type="float" office:value="1373">
            <text:p>1373</text:p>
          </table:table-cell>
          <table:table-cell office:value-type="float" office:value="1437">
            <text:p>1437</text:p>
          </table:table-cell>
          <table:table-cell office:value-type="string">
            <text:p>18/04/2016 14:45:00</text:p>
          </table:table-cell>
          <table:table-cell office:value-type="string">
            <text:p>18/04/2016 13:45:00</text:p>
          </table:table-cell>
          <table:table-cell office:value-type="float" office:value="8138990">
            <text:p>8138990</text:p>
          </table:table-cell>
          <table:table-cell office:value-type="float" office:value="45283">
            <text:p>45283</text:p>
          </table:table-cell>
          <table:table-cell office:value-type="string">
            <text:p>ELECTRICAL</text:p>
          </table:table-cell>
          <table:table-cell office:value-type="string">
            <text:p>ELECTRICAL CABINET SYSTEM</text:p>
          </table:table-cell>
          <table:table-cell office:value-type="string">
            <text:p>GP012585</text:p>
          </table:table-cell>
          <table:table-cell office:value-type="string">
            <text:p>INGETEAM</text:p>
          </table:table-cell>
          <table:table-cell office:value-type="string">
            <text:p>GRID FAILURE</text:p>
          </table:table-cell>
          <table:table-cell office:value-type="string">
            <text:p>AK9670*69714189</text:p>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AS FAILURE. SO REPLACED THE CCU BY NEW ONE. THEN UPLOAD THE FIRMWARE AND CHECKED ERROR FREE FOUND OK. THERE AFTER WTG PUT BACK INTO OPERATION MO</text:p>
          </table:table-cell>
          <table:table-cell office:value-type="string">
            <text:p>DFM CCU FAILURE</text:p>
          </table:table-cell>
          <table:table-cell office:value-type="string">
            <text:p>AFTER GRID FAILURE</text:p>
          </table:table-cell>
          <table:table-cell office:value-type="string">
            <text:p>BOTTOM CONTROL PANEL</text:p>
          </table:table-cell>
          <table:table-cell office:value-type="string">
            <text:p>GRID FLUXUATION</text:p>
          </table:table-cell>
          <table:table-cell office:value-type="string">
            <text:p>INGETEAM CCU</text:p>
          </table:table-cell>
          <table:table-cell office:value-type="string">
            <text:p>AFTER GRID FAILURE</text:p>
          </table:table-cell>
          <table:table-cell office:value-type="string">
            <text:p>01 NUMBER</text:p>
          </table:table-cell>
          <table:table-cell office:value-type="string">
            <text:p>WTG STOPPED DUE TO ERROR 700 -PLC. CONVERTOR COMM.FAIL. 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AS FAILURE. SO REPLACED THE CCU BY NEW ONE. THEN UPLOAD THE FIRMWARE AND CHECKED ERROR FREE FOUND OK. THERE AFTER WTG PUT BACK INTO OPERATION MO</text:p>
          </table:table-cell>
          <table:table-cell/>
          <table:table-cell office:value-type="string">
            <text:p>ON CHECKING THE ERROR, FOUND THAT CCU WAS IN ERROR MODE, THE ERROR CODE IS H1 AND CCU NOT CONNECTED TO LAPTOP, SO WE RESET THE CCU BY PRESSING OF RESET BUTTON IN CCU AND THEN RE-PROGRAM THE CCU FOUND OK THEN RESET THE WTG, DURING THAT TIME AGAIN CCU GOES TO ERROR MODE. HENCE FORTH WE CONFIRMED CCU W</text:p>
          </table:table-cell>
          <table:table-cell/>
          <table:table-cell office:value-type="string">
            <text:p>IMG_20160418_140656973.jpg</text:p>
          </table:table-cell>
        </table:table-row>
        <table:table-row table:style-name="ro1">
          <table:table-cell office:value-type="string">
            <text:p>CIR-10000589</text:p>
          </table:table-cell>
          <table:table-cell office:value-type="float" office:value="100260067">
            <text:p>100260067</text:p>
          </table:table-cell>
          <table:table-cell office:value-type="string">
            <text:p>Prabhu Spinning Mills (P) Ltd</text:p>
          </table:table-cell>
          <table:table-cell office:value-type="string">
            <text:p>ELAVANTHI</text:p>
          </table:table-cell>
          <table:table-cell office:value-type="string">
            <text:p>WF-IN-022-0833-Y1-A-01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02">
            <text:p>20305001102</text:p>
          </table:table-cell>
          <table:table-cell office:value-type="string">
            <text:p>Gamesa(China)</text:p>
          </table:table-cell>
          <table:table-cell office:value-type="float" office:value="601894">
            <text:p>601894</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3/05/2010</text:p>
          </table:table-cell>
          <table:table-cell office:value-type="float" office:value="402369210">
            <text:p>402369210</text:p>
          </table:table-cell>
          <table:table-cell office:value-type="string">
            <text:p>21/05/2016</text:p>
          </table:table-cell>
          <table:table-cell office:value-type="float" office:value="-0">
            <text:p>-0</text:p>
          </table:table-cell>
          <table:table-cell office:value-type="string">
            <text:p>Suresh Kumar C.A.</text:p>
          </table:table-cell>
          <table:table-cell office:value-type="float" office:value="1404">
            <text:p>1404</text:p>
          </table:table-cell>
          <table:table-cell office:value-type="float" office:value="1437">
            <text:p>1437</text:p>
          </table:table-cell>
          <table:table-cell office:value-type="string">
            <text:p>21/05/2016 18:30:00</text:p>
          </table:table-cell>
          <table:table-cell office:value-type="string">
            <text:p>21/05/2016 17:00:00</text:p>
          </table:table-cell>
          <table:table-cell office:value-type="float" office:value="7956980">
            <text:p>7956980</text:p>
          </table:table-cell>
          <table:table-cell office:value-type="float" office:value="45933">
            <text:p>45933</text:p>
          </table:table-cell>
          <table:table-cell office:value-type="string">
            <text:p>CONTROL SYSTEM</text:p>
          </table:table-cell>
          <table:table-cell office:value-type="string">
            <text:p>ELECTRICAL CABINET SYSTEM</text:p>
          </table:table-cell>
          <table:table-cell office:value-type="string">
            <text:p>GP004890</text:p>
          </table:table-cell>
          <table:table-cell office:value-type="string">
            <text:p>PHONIX CONTACT</text:p>
          </table:table-cell>
          <table:table-cell office:value-type="string">
            <text:p>GRID FAILURE</text:p>
          </table:table-cell>
          <table:table-cell office:value-type="float" office:value="1113670120">
            <text:p>1113670120</text:p>
          </table:table-cell>
          <table:table-cell office:value-type="string">
            <text:p>2118.BUS ERROR INTER BUS FAILURE &amp; 411.HIGH BRAKE ON TEMPERATURE</text:p>
          </table:table-cell>
          <table:table-cell table:number-columns-repeated="12"/>
        </table:table-row>
        <table:table-row table:style-name="ro1">
          <table:table-cell office:value-type="string">
            <text:p>CIR-10000687</text:p>
          </table:table-cell>
          <table:table-cell office:value-type="float" office:value="100260067">
            <text:p>100260067</text:p>
          </table:table-cell>
          <table:table-cell office:value-type="string">
            <text:p>Prabhu Spinning Mills (P) Ltd</text:p>
          </table:table-cell>
          <table:table-cell office:value-type="string">
            <text:p>ELAVANTHI</text:p>
          </table:table-cell>
          <table:table-cell office:value-type="string">
            <text:p>WF-IN-022-0833-Y1-A-01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02">
            <text:p>20305001102</text:p>
          </table:table-cell>
          <table:table-cell office:value-type="string">
            <text:p>Gamesa(China)</text:p>
          </table:table-cell>
          <table:table-cell office:value-type="float" office:value="601894">
            <text:p>601894</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3/05/2010</text:p>
          </table:table-cell>
          <table:table-cell office:value-type="float" office:value="402369210">
            <text:p>402369210</text:p>
          </table:table-cell>
          <table:table-cell office:value-type="string">
            <text:p>21/05/2016</text:p>
          </table:table-cell>
          <table:table-cell office:value-type="float" office:value="-0">
            <text:p>-0</text:p>
          </table:table-cell>
          <table:table-cell office:value-type="string">
            <text:p>Suresh Kumar C.A.</text:p>
          </table:table-cell>
          <table:table-cell office:value-type="float" office:value="1404">
            <text:p>1404</text:p>
          </table:table-cell>
          <table:table-cell office:value-type="float" office:value="1437">
            <text:p>1437</text:p>
          </table:table-cell>
          <table:table-cell office:value-type="string">
            <text:p>21/05/2016 18:30:00</text:p>
          </table:table-cell>
          <table:table-cell office:value-type="string">
            <text:p>21/05/2016 17:00:00</text:p>
          </table:table-cell>
          <table:table-cell office:value-type="float" office:value="7956980">
            <text:p>7956980</text:p>
          </table:table-cell>
          <table:table-cell office:value-type="float" office:value="45933">
            <text:p>45933</text:p>
          </table:table-cell>
          <table:table-cell office:value-type="string">
            <text:p>CONTROL SYSTEM</text:p>
          </table:table-cell>
          <table:table-cell office:value-type="string">
            <text:p>ELECTRICAL CABINET SYSTEM</text:p>
          </table:table-cell>
          <table:table-cell office:value-type="string">
            <text:p>GP004890</text:p>
          </table:table-cell>
          <table:table-cell office:value-type="string">
            <text:p>PHONIX CONTACT</text:p>
          </table:table-cell>
          <table:table-cell office:value-type="string">
            <text:p>GRID FAILURE</text:p>
          </table:table-cell>
          <table:table-cell office:value-type="float" office:value="1113670120">
            <text:p>1113670120</text:p>
          </table:table-cell>
          <table:table-cell office:value-type="string">
            <text:p>2118.BUS ERROR INTER BUS FAILURE &amp; 411.HIGH BRAKE ON TEMPERATURE</text:p>
          </table:table-cell>
          <table:table-cell office:value-type="string">
            <text:p>DIGITAL MODULE</text:p>
          </table:table-cell>
          <table:table-cell office:value-type="string">
            <text:p>AFTER GRID FAILURE</text:p>
          </table:table-cell>
          <table:table-cell office:value-type="string">
            <text:p>TOP CONTROL PANEL</text:p>
          </table:table-cell>
          <table:table-cell office:value-type="string">
            <text:p>MODULE FAILURE</text:p>
          </table:table-cell>
          <table:table-cell office:value-type="string">
            <text:p>D/O MODULE</text:p>
          </table:table-cell>
          <table:table-cell office:value-type="string">
            <text:p>AFTER GRID FAILURE</text:p>
          </table:table-cell>
          <table:table-cell office:value-type="string">
            <text:p>01 NUMBER</text:p>
          </table:table-cell>
          <table:table-cell office:value-type="string">
            <text:p>AFTER GRID RESUMED, WTG STOPPED DUE TO ERROR 2118.BUS ERROR INTER BUS FAILURE. WE CHECKED THE BUS FAILURE LOG, FOUND THAT THE ERROR CODE DEFINED AS A SD1 MODULE FAILURE AND TOO BRAKE PAD WITH THERMISTOR OPENED CONDITION. SO WE REPLACED THE SD1 MODULE AND BRAKE PAD WITH THERMISTOR BY NEW ONE. THERE AFTER WTG PUT BACK INTO OPERATION MODE.</text:p>
          </table:table-cell>
          <table:table-cell/>
          <table:table-cell office:value-type="string">
            <text:p>AFTER GRID RESUMED, WTG STOPPED DUE TO ERROR 2118.BUS ERROR INTER BUS FAILURE. WE CHECKED THE BUS FAILURE LOG, FOUND THAT THE ERROR CODE DEFINED AS A SD1 MODULE FAILURE AND TOO BRAKE PAD WITH THERMISTOR OPENED CONDITION. SO WE REPLACED THE SD1 MODULE AND BRAKE PAD WITH THERMISTOR BY NEW ONE. THERE A</text:p>
          </table:table-cell>
          <table:table-cell table:number-columns-repeated="2"/>
        </table:table-row>
        <table:table-row table:style-name="ro1">
          <table:table-cell office:value-type="string">
            <text:p>CIR-10000538</text:p>
          </table:table-cell>
          <table:table-cell office:value-type="float" office:value="100260071">
            <text:p>100260071</text:p>
          </table:table-cell>
          <table:table-cell office:value-type="string">
            <text:p>Vetal Textiles &amp; Electronics Pvt. Ltd.</text:p>
          </table:table-cell>
          <table:table-cell office:value-type="string">
            <text:p>ELAVANTHI</text:p>
          </table:table-cell>
          <table:table-cell office:value-type="string">
            <text:p>WF-IN-022-0833-Y1-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088">
            <text:p>20305001088</text:p>
          </table:table-cell>
          <table:table-cell office:value-type="string">
            <text:p>Gamesa(China)</text:p>
          </table:table-cell>
          <table:table-cell office:value-type="float" office:value="601899">
            <text:p>60189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1/05/2010</text:p>
          </table:table-cell>
          <table:table-cell office:value-type="float" office:value="402367727">
            <text:p>402367727</text:p>
          </table:table-cell>
          <table:table-cell office:value-type="string">
            <text:p>20/05/2016</text:p>
          </table:table-cell>
          <table:table-cell office:value-type="float" office:value="-0">
            <text:p>-0</text:p>
          </table:table-cell>
          <table:table-cell office:value-type="string">
            <text:p>Suresh Kumar C.A.</text:p>
          </table:table-cell>
          <table:table-cell office:value-type="float" office:value="1404">
            <text:p>1404</text:p>
          </table:table-cell>
          <table:table-cell office:value-type="float" office:value="1437">
            <text:p>1437</text:p>
          </table:table-cell>
          <table:table-cell office:value-type="string">
            <text:p>20/05/2016 10:30:00</text:p>
          </table:table-cell>
          <table:table-cell office:value-type="string">
            <text:p>20/05/2016 09:30:00</text:p>
          </table:table-cell>
          <table:table-cell office:value-type="float" office:value="7140990">
            <text:p>7140990</text:p>
          </table:table-cell>
          <table:table-cell office:value-type="float" office:value="45558">
            <text:p>45558</text:p>
          </table:table-cell>
          <table:table-cell office:value-type="string">
            <text:p>CONTROL SYSTEM</text:p>
          </table:table-cell>
          <table:table-cell office:value-type="string">
            <text:p>ELECTRICAL CABINET SYSTEM</text:p>
          </table:table-cell>
          <table:table-cell office:value-type="string">
            <text:p>GP062661</text:p>
          </table:table-cell>
          <table:table-cell office:value-type="string">
            <text:p>MAGELIS XBTGT2220 TELEMECHANIC</text:p>
          </table:table-cell>
          <table:table-cell office:value-type="string">
            <text:p>GRID FAILURE</text:p>
          </table:table-cell>
          <table:table-cell office:value-type="string">
            <text:p>085948F012315</text:p>
          </table:table-cell>
          <table:table-cell office:value-type="string">
            <text:p>2107 - PLC INITILIZATION FAILURE</text:p>
          </table:table-cell>
          <table:table-cell table:number-columns-repeated="12"/>
        </table:table-row>
        <table:table-row table:style-name="ro1">
          <table:table-cell office:value-type="string">
            <text:p>CIR-10000539</text:p>
          </table:table-cell>
          <table:table-cell office:value-type="float" office:value="100260071">
            <text:p>100260071</text:p>
          </table:table-cell>
          <table:table-cell office:value-type="string">
            <text:p>Vetal Textiles &amp; Electronics Pvt. Ltd.</text:p>
          </table:table-cell>
          <table:table-cell office:value-type="string">
            <text:p>ELAVANTHI</text:p>
          </table:table-cell>
          <table:table-cell office:value-type="string">
            <text:p>WF-IN-022-0833-Y1-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088">
            <text:p>20305001088</text:p>
          </table:table-cell>
          <table:table-cell office:value-type="string">
            <text:p>Gamesa(China)</text:p>
          </table:table-cell>
          <table:table-cell office:value-type="float" office:value="601899">
            <text:p>60189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1/05/2010</text:p>
          </table:table-cell>
          <table:table-cell office:value-type="float" office:value="402367727">
            <text:p>402367727</text:p>
          </table:table-cell>
          <table:table-cell office:value-type="string">
            <text:p>20/05/2016</text:p>
          </table:table-cell>
          <table:table-cell office:value-type="float" office:value="-0">
            <text:p>-0</text:p>
          </table:table-cell>
          <table:table-cell office:value-type="string">
            <text:p>Suresh Kumar C.A.</text:p>
          </table:table-cell>
          <table:table-cell office:value-type="float" office:value="1404">
            <text:p>1404</text:p>
          </table:table-cell>
          <table:table-cell office:value-type="float" office:value="1437">
            <text:p>1437</text:p>
          </table:table-cell>
          <table:table-cell office:value-type="string">
            <text:p>20/05/2016 10:30:00</text:p>
          </table:table-cell>
          <table:table-cell office:value-type="string">
            <text:p>20/05/2016 09:30:00</text:p>
          </table:table-cell>
          <table:table-cell office:value-type="float" office:value="7140990">
            <text:p>7140990</text:p>
          </table:table-cell>
          <table:table-cell office:value-type="float" office:value="45558">
            <text:p>45558</text:p>
          </table:table-cell>
          <table:table-cell office:value-type="string">
            <text:p>CONTROL SYSTEM</text:p>
          </table:table-cell>
          <table:table-cell office:value-type="string">
            <text:p>ELECTRICAL CABINET SYSTEM</text:p>
          </table:table-cell>
          <table:table-cell office:value-type="string">
            <text:p>GP062661</text:p>
          </table:table-cell>
          <table:table-cell office:value-type="string">
            <text:p>MAGELIS XBTGT2220 TELEMECHANIC</text:p>
          </table:table-cell>
          <table:table-cell office:value-type="string">
            <text:p>GRID FAILURE</text:p>
          </table:table-cell>
          <table:table-cell office:value-type="string">
            <text:p>085948F012315</text:p>
          </table:table-cell>
          <table:table-cell office:value-type="string">
            <text:p>2107 - PLC INITILIZATION FAILURE</text:p>
          </table:table-cell>
          <table:table-cell office:value-type="string">
            <text:p>TOUCH SCREEN</text:p>
          </table:table-cell>
          <table:table-cell office:value-type="string">
            <text:p>AFTER GRID FAILURE</text:p>
          </table:table-cell>
          <table:table-cell office:value-type="string">
            <text:p>BOTTOM CONTROL PANEL</text:p>
          </table:table-cell>
          <table:table-cell office:value-type="string">
            <text:p>AFTER GRID FAILURE</text:p>
          </table:table-cell>
          <table:table-cell office:value-type="string">
            <text:p>TOUCH SCREEN DISPLAY</text:p>
          </table:table-cell>
          <table:table-cell office:value-type="string">
            <text:p>AFTER FEEDER LOAD SHEDDING</text:p>
          </table:table-cell>
          <table:table-cell office:value-type="string">
            <text:p>01 NUMBER</text:p>
          </table:table-cell>
          <table:table-cell office:value-type="string">
            <text:p>"AFTER GRID RESUMED, WTG STOPPED DUE TO ERROR 2107 - PLC INITIALIZATION FAILURE. WE CHECKED AND FOUND THAT PLC WAS HANG AND TOO TOUCH SCREEN WAS NOT ON EVEN THOUGH 24V SUPPLY AVAILABLE. SO WE RE-PROGRAM THE PLC AND UPLOAD THE PARAMETER AND THEN REPLACED THE TOUCH SCREEN BY NEW ONE. THERE AFTER RESET THE WTG AND FOUND SYSTEM OK. "</text:p>
          </table:table-cell>
          <table:table-cell/>
          <table:table-cell office:value-type="string">
            <text:p>"AFTER GRID RESUMED, WTG STOPPED DUE TO ERROR 2107 - PLC INITIALIZATION FAILURE. WE CHECKED AND FOUND THAT PLC WAS HANG AND TOO TOUCH SCREEN WAS NOT ON EVEN THOUGH 24V SUPPLY AVAILABLE. SO WE RE-PROGRAM THE PLC AND UPLOAD THE PARAMETER AND THEN REPLACED THE TOUCH SCREEN BY NEW ONE. THERE AFTER RESE</text:p>
          </table:table-cell>
          <table:table-cell table:number-columns-repeated="2"/>
        </table:table-row>
        <table:table-row table:style-name="ro1">
          <table:table-cell office:value-type="string">
            <text:p>CIR-10000588</text:p>
          </table:table-cell>
          <table:table-cell office:value-type="float" office:value="100260071">
            <text:p>100260071</text:p>
          </table:table-cell>
          <table:table-cell office:value-type="string">
            <text:p>Vetal Textiles &amp; Electronics Pvt. Ltd.</text:p>
          </table:table-cell>
          <table:table-cell office:value-type="string">
            <text:p>ELAVANTHI</text:p>
          </table:table-cell>
          <table:table-cell office:value-type="string">
            <text:p>WF-IN-022-0833-Y1-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088">
            <text:p>20305001088</text:p>
          </table:table-cell>
          <table:table-cell office:value-type="string">
            <text:p>Gamesa(China)</text:p>
          </table:table-cell>
          <table:table-cell office:value-type="float" office:value="601899">
            <text:p>60189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1/05/2010</text:p>
          </table:table-cell>
          <table:table-cell office:value-type="float" office:value="402367727">
            <text:p>402367727</text:p>
          </table:table-cell>
          <table:table-cell office:value-type="string">
            <text:p>20/05/2016</text:p>
          </table:table-cell>
          <table:table-cell office:value-type="float" office:value="-0">
            <text:p>-0</text:p>
          </table:table-cell>
          <table:table-cell office:value-type="string">
            <text:p>Suresh Kumar C.A.</text:p>
          </table:table-cell>
          <table:table-cell office:value-type="float" office:value="1404">
            <text:p>1404</text:p>
          </table:table-cell>
          <table:table-cell office:value-type="float" office:value="1437">
            <text:p>1437</text:p>
          </table:table-cell>
          <table:table-cell office:value-type="string">
            <text:p>20/05/2016 10:30:00</text:p>
          </table:table-cell>
          <table:table-cell office:value-type="string">
            <text:p>20/05/2016 09:30:00</text:p>
          </table:table-cell>
          <table:table-cell office:value-type="float" office:value="7140990">
            <text:p>7140990</text:p>
          </table:table-cell>
          <table:table-cell office:value-type="float" office:value="45558">
            <text:p>45558</text:p>
          </table:table-cell>
          <table:table-cell office:value-type="string">
            <text:p>CONTROL SYSTEM</text:p>
          </table:table-cell>
          <table:table-cell office:value-type="string">
            <text:p>ELECTRICAL CABINET SYSTEM</text:p>
          </table:table-cell>
          <table:table-cell office:value-type="string">
            <text:p>GP062661</text:p>
          </table:table-cell>
          <table:table-cell office:value-type="string">
            <text:p>MAGELIS XBTGT2220 TELEMECHANIC</text:p>
          </table:table-cell>
          <table:table-cell office:value-type="string">
            <text:p>GRID FAILURE</text:p>
          </table:table-cell>
          <table:table-cell office:value-type="string">
            <text:p>085948F012315</text:p>
          </table:table-cell>
          <table:table-cell office:value-type="string">
            <text:p>2107 - PLC INITILIZATION FAILURE</text:p>
          </table:table-cell>
          <table:table-cell office:value-type="string">
            <text:p>TOUCH SCREEN</text:p>
          </table:table-cell>
          <table:table-cell office:value-type="string">
            <text:p>AFTER GRID FAILURE</text:p>
          </table:table-cell>
          <table:table-cell office:value-type="string">
            <text:p>BOTTOM CONTROL PANEL</text:p>
          </table:table-cell>
          <table:table-cell office:value-type="string">
            <text:p>AFTER GRID FAILURE</text:p>
          </table:table-cell>
          <table:table-cell office:value-type="string">
            <text:p>TOUCH SCREEN DISPLAY</text:p>
          </table:table-cell>
          <table:table-cell office:value-type="string">
            <text:p>AFTER FEEDER LOAD SHEDDING</text:p>
          </table:table-cell>
          <table:table-cell office:value-type="string">
            <text:p>01 NUMBER</text:p>
          </table:table-cell>
          <table:table-cell office:value-type="string">
            <text:p>"AFTER GRID RESUMED, WTG STOPPED DUE TO ERROR 2107 - PLC INITIALIZATION FAILURE. WE CHECKED AND FOUND THAT PLC WAS HANG AND TOO TOUCH SCREEN WAS NOT ON EVEN THOUGH 24V SUPPLY AVAILABLE. SO WE RE-PROGRAM THE PLC AND UPLOAD THE PARAMETER AND THEN REPLACED THE TOUCH SCREEN BY NEW ONE. THERE AFTER RESET THE WTG AND FOUND SYSTEM OK. "</text:p>
          </table:table-cell>
          <table:table-cell office:value-type="string">
            <text:p>Deleted</text:p>
          </table:table-cell>
          <table:table-cell office:value-type="string">
            <text:p>"AFTER GRID RESUMED, WTG STOPPED DUE TO ERROR 2107 - PLC INITIALIZATION FAILURE. WE CHECKED AND FOUND THAT PLC WAS HANG AND TOO TOUCH SCREEN WAS NOT ON EVEN THOUGH 24V SUPPLY AVAILABLE. SO WE RE-PROGRAM THE PLC AND UPLOAD THE PARAMETER AND THEN REPLACED THE TOUCH SCREEN BY NEW ONE. THERE AFTER RESE</text:p>
          </table:table-cell>
          <table:table-cell table:number-columns-repeated="2"/>
        </table:table-row>
        <table:table-row table:style-name="ro1">
          <table:table-cell office:value-type="string">
            <text:p>CIR-10000451</text:p>
          </table:table-cell>
          <table:table-cell office:value-type="float" office:value="100260076">
            <text:p>100260076</text:p>
          </table:table-cell>
          <table:table-cell office:value-type="string">
            <text:p>Sri Shanmugavel Mills (P) Ltd.</text:p>
          </table:table-cell>
          <table:table-cell office:value-type="string">
            <text:p>ELAVANTHI</text:p>
          </table:table-cell>
          <table:table-cell office:value-type="string">
            <text:p>WF-IN-022-0833-Y2-A-00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16">
            <text:p>20305001116</text:p>
          </table:table-cell>
          <table:table-cell office:value-type="string">
            <text:p>Gamesa(China)</text:p>
          </table:table-cell>
          <table:table-cell office:value-type="float" office:value="601940">
            <text:p>60194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3/2010</text:p>
          </table:table-cell>
          <table:table-cell office:value-type="float" office:value="402327377">
            <text:p>402327377</text:p>
          </table:table-cell>
          <table:table-cell office:value-type="string">
            <text:p>10/04/2016</text:p>
          </table:table-cell>
          <table:table-cell office:value-type="float" office:value="-0">
            <text:p>-0</text:p>
          </table:table-cell>
          <table:table-cell office:value-type="string">
            <text:p>Suresh Kumar C.A.</text:p>
          </table:table-cell>
          <table:table-cell office:value-type="float" office:value="1370">
            <text:p>1370</text:p>
          </table:table-cell>
          <table:table-cell office:value-type="float" office:value="1437">
            <text:p>1437</text:p>
          </table:table-cell>
          <table:table-cell office:value-type="string">
            <text:p>10/04/2016 11:30:00</text:p>
          </table:table-cell>
          <table:table-cell office:value-type="string">
            <text:p>10/04/2016 10:15:00</text:p>
          </table:table-cell>
          <table:table-cell office:value-type="float" office:value="8892180">
            <text:p>8892180</text:p>
          </table:table-cell>
          <table:table-cell office:value-type="float" office:value="45639">
            <text:p>45639</text:p>
          </table:table-cell>
          <table:table-cell office:value-type="string">
            <text:p>CONTROL SYSTEM</text:p>
          </table:table-cell>
          <table:table-cell office:value-type="string">
            <text:p>ELECTRICAL CABINET SYSTEM</text:p>
          </table:table-cell>
          <table:table-cell office:value-type="float" office:value="9000601">
            <text:p>9000601</text:p>
          </table:table-cell>
          <table:table-cell office:value-type="string">
            <text:p>NRG</text:p>
          </table:table-cell>
          <table:table-cell office:value-type="string">
            <text:p>NORMAL OPERATION</text:p>
          </table:table-cell>
          <table:table-cell office:value-type="string">
            <text:p>GP939-3-S</text:p>
          </table:table-cell>
          <table:table-cell office:value-type="string">
            <text:p>WTG STOPPED DUE TO ERROR 300 â€“ ANEMOMETER FAILURE. ON CHECKING THE ERROR FOUND THAT ANEMOMETER WAS STRUCK UP DUE TO ANEMOMETER BEARING FAILURE, SO WE REPLACED THE ANEMOMETER BY NEW ONE. THERE AFTER WTG PUT BACK INTO OPERATION MODE.</text:p>
          </table:table-cell>
          <table:table-cell office:value-type="string">
            <text:p>ANEMOMETER BEARING FAILURE</text:p>
          </table:table-cell>
          <table:table-cell office:value-type="string">
            <text:p>DURING NORMAL OPERATION</text:p>
          </table:table-cell>
          <table:table-cell office:value-type="string">
            <text:p>ANEMOMETER</text:p>
          </table:table-cell>
          <table:table-cell office:value-type="string">
            <text:p>BEARING STRUCK UP</text:p>
          </table:table-cell>
          <table:table-cell office:value-type="string">
            <text:p>ANEMOMETER</text:p>
          </table:table-cell>
          <table:table-cell office:value-type="string">
            <text:p>BAERING STRUCK UP</text:p>
          </table:table-cell>
          <table:table-cell office:value-type="string">
            <text:p>01 NUMBER</text:p>
          </table:table-cell>
          <table:table-cell office:value-type="string">
            <text:p>WTG STOPPED DUE TO ERROR 300 â€“ ANEMOMETER FAILURE. ON CHECKING THE ERROR FOUND THAT ANEMOMETER WAS STRUCK UP DUE TO ANEMOMETER BEARING FAILURE, SO WE REPLACED THE ANEMOMETER BY NEW ONE. THERE AFTER WTG PUT BACK INTO OPERATION MODE.</text:p>
          </table:table-cell>
          <table:table-cell office:value-type="string">
            <text:p>Assigned</text:p>
          </table:table-cell>
          <table:table-cell office:value-type="string">
            <text:p>ANEMOMETER WAS STRUCK UP DUE TO ANEMOMETER BEARING FAILURE, SO WE REPLACED THE ANEMOMETER BY NEW ONE. T</text:p>
          </table:table-cell>
          <table:table-cell office:value-type="string">
            <text:p>ON CHECKING THE ERROR FOUND THAT ANEMOMETER WAS STRUCK UP DUE TO ANEMOMETER BEARING FAILURE, SO WE REPLACED THE ANEMOMETER BY NEW ONE. THERE AFTER WTG PUT BACK INTO OPERATION MODE. -Field Engineer-Suresh Kumar C.A. | SF .NO:- 659 NORTH WTG ANOMOMETER FAILUTRE-Field Operations Manager-Dhanabal S | FSL comments requested-Phone Technical Support-Senthil M. | -Functionality Support Lead-Shankar Anand R.</text:p>
          </table:table-cell>
          <table:table-cell/>
        </table:table-row>
        <table:table-row table:style-name="ro1">
          <table:table-cell office:value-type="string">
            <text:p>CIR-10000590</text:p>
          </table:table-cell>
          <table:table-cell office:value-type="float" office:value="100260066">
            <text:p>100260066</text:p>
          </table:table-cell>
          <table:table-cell office:value-type="string">
            <text:p>Sivaraj Spinning Mills (P) Limited</text:p>
          </table:table-cell>
          <table:table-cell office:value-type="string">
            <text:p>ELAVANTHI</text:p>
          </table:table-cell>
          <table:table-cell office:value-type="string">
            <text:p>WF-IN-022-0833-Y1-A-01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00">
            <text:p>20305001100</text:p>
          </table:table-cell>
          <table:table-cell office:value-type="string">
            <text:p>Gamesa(China)</text:p>
          </table:table-cell>
          <table:table-cell office:value-type="float" office:value="601889">
            <text:p>60188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4/2010</text:p>
          </table:table-cell>
          <table:table-cell office:value-type="float" office:value="402379274">
            <text:p>402379274</text:p>
          </table:table-cell>
          <table:table-cell office:value-type="string">
            <text:p>31/05/2016</text:p>
          </table:table-cell>
          <table:table-cell office:value-type="float" office:value="-0">
            <text:p>-0</text:p>
          </table:table-cell>
          <table:table-cell office:value-type="string">
            <text:p>Suresh Kumar C.A.</text:p>
          </table:table-cell>
          <table:table-cell office:value-type="float" office:value="1404">
            <text:p>1404</text:p>
          </table:table-cell>
          <table:table-cell office:value-type="float" office:value="1437">
            <text:p>1437</text:p>
          </table:table-cell>
          <table:table-cell office:value-type="string">
            <text:p>31/05/2016 18:30:00</text:p>
          </table:table-cell>
          <table:table-cell office:value-type="string">
            <text:p>31/05/2016 17:30:00</text:p>
          </table:table-cell>
          <table:table-cell office:value-type="float" office:value="8357660">
            <text:p>8357660</text:p>
          </table:table-cell>
          <table:table-cell office:value-type="float" office:value="46195">
            <text:p>46195</text:p>
          </table:table-cell>
          <table:table-cell office:value-type="string">
            <text:p>CONTROL SYSTEM</text:p>
          </table:table-cell>
          <table:table-cell office:value-type="string">
            <text:p>ELECTRICAL CABINET SYSTEM</text:p>
          </table:table-cell>
          <table:table-cell office:value-type="string">
            <text:p>GP062661</text:p>
          </table:table-cell>
          <table:table-cell office:value-type="string">
            <text:p>MAGELIS XBTGT2220 TELEMECHANIC</text:p>
          </table:table-cell>
          <table:table-cell office:value-type="string">
            <text:p>GRID FAILURE</text:p>
          </table:table-cell>
          <table:table-cell office:value-type="string">
            <text:p>085948F010540</text:p>
          </table:table-cell>
          <table:table-cell office:value-type="string">
            <text:p>2107 - PLC INITILIZATION FAILURE</text:p>
          </table:table-cell>
          <table:table-cell office:value-type="string">
            <text:p>TOUCH SCREEN</text:p>
          </table:table-cell>
          <table:table-cell office:value-type="string">
            <text:p>AFTER GRID FAILURE</text:p>
          </table:table-cell>
          <table:table-cell office:value-type="string">
            <text:p>BOTTOM CONTROL PANEL</text:p>
          </table:table-cell>
          <table:table-cell office:value-type="string">
            <text:p>GRID FAILURE</text:p>
          </table:table-cell>
          <table:table-cell office:value-type="string">
            <text:p>OPRATION DISPLAY</text:p>
          </table:table-cell>
          <table:table-cell office:value-type="string">
            <text:p>AFTER GRID DUE TO THIS ERROR</text:p>
          </table:table-cell>
          <table:table-cell office:value-type="string">
            <text:p>01 NUMBER</text:p>
          </table:table-cell>
          <table:table-cell office:value-type="string">
            <text:p>"AFTER GRID RESUMED, WTG STOPPED DUE TO ERROR 2107 - PLC INITIALIZATION FAILURE. WE CHECKED AND FOUND THAT PLC WAS HANG AND TOO TOUCH SCREEN WAS NOT ON EVEN THOUGH 24V SUPPLY AVAILABLE. SO WE RE-PROGRAM THE PLC AND UPLOAD THE PARAMETER AND THEN REPLACED THE TOUCH SCREEN BY NEW ONE. THERE AFTER RESET THE WTG AND FOUND SYSTEM OK. "</text:p>
          </table:table-cell>
          <table:table-cell office:value-type="string">
            <text:p>Assigned</text:p>
          </table:table-cell>
          <table:table-cell office:value-type="string">
            <text:p>"AFTER GRID RESUMED, WTG STOPPED DUE TO ERROR 2107 - PLC INITIALIZATION FAILURE. WE CHECKED AND FOUND THAT PLC WAS HANG AND TOO TOUCH SCREEN WAS NOT ON EVEN THOUGH 24V SUPPLY AVAILABLE. SO WE RE-PROGRAM THE PLC AND UPLOAD THE PARAMETER AND THEN REPLACED THE TOUCH SCREEN BY NEW ONE. THERE AFTER RESE</text:p>
          </table:table-cell>
          <table:table-cell office:value-type="string">
            <text:p>"AFTER GRID RESUMED, WTG STOPPED DUE TO ERROR 2107 - PLC INITIALIZATION FAILURE. WE CHECKED AND FOUND THAT PLC WAS HANG AND TOO TOUCH SCREEN WAS NOT ON EVEN THOUGH 24V SUPPLY AVAILABLE. SO WE RE-PROGRAM THE PLC AND UPLOAD THE PARAMETER AND THEN REPLACED THE TOUCH SCREEN BY NEW ONE. THERE AFTER RESET THE WTG AND FOUND SYSTEM OK. " -Field Engineer-Suresh Kumar C.A. | SF.NO:- 71/2 SUPER SALES 2 WTG 230V/2.5AMPS POWER SUPPLY UNIT FAILURE-Field Operations Manager-Dhanabal S | FSL comments requested-Phone Technical Support-Senthil M. | -Functionality Support Lead-Shankar Anand R.</text:p>
          </table:table-cell>
          <table:table-cell/>
        </table:table-row>
        <table:table-row table:style-name="ro1">
          <table:table-cell office:value-type="string">
            <text:p>CIR-10000317</text:p>
          </table:table-cell>
          <table:table-cell office:value-type="float" office:value="100260079">
            <text:p>100260079</text:p>
          </table:table-cell>
          <table:table-cell office:value-type="string">
            <text:p>Subam Papers (P) Ltd</text:p>
          </table:table-cell>
          <table:table-cell office:value-type="string">
            <text:p>Theni-Kadamalaigundu</text:p>
          </table:table-cell>
          <table:table-cell office:value-type="string">
            <text:p>WF-IN-022-0846-Y2-A-010</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22">
            <text:p>20305001122</text:p>
          </table:table-cell>
          <table:table-cell office:value-type="string">
            <text:p>Gamesa(China)</text:p>
          </table:table-cell>
          <table:table-cell office:value-type="float" office:value="601930">
            <text:p>60193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0/06/2010</text:p>
          </table:table-cell>
          <table:table-cell office:value-type="float" office:value="402343190">
            <text:p>402343190</text:p>
          </table:table-cell>
          <table:table-cell office:value-type="string">
            <text:p>17/04/2016</text:p>
          </table:table-cell>
          <table:table-cell office:value-type="string">
            <text:p>3409-Line Protection Triggered</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17/04/2016 23:30:00</text:p>
          </table:table-cell>
          <table:table-cell office:value-type="string">
            <text:p>17/04/2016 22:00:00</text:p>
          </table:table-cell>
          <table:table-cell office:value-type="float" office:value="8220120">
            <text:p>8220120</text:p>
          </table:table-cell>
          <table:table-cell office:value-type="float" office:value="42233">
            <text:p>42233</text:p>
          </table:table-cell>
          <table:table-cell office:value-type="string">
            <text:p>ELECTRICAL</text:p>
          </table:table-cell>
          <table:table-cell office:value-type="string">
            <text:p>ELECTRICAL CABINET SYSTEM</text:p>
          </table:table-cell>
          <table:table-cell office:value-type="string">
            <text:p>GP188019</text:p>
          </table:table-cell>
          <table:table-cell office:value-type="string">
            <text:p>SAFETEC</text:p>
          </table:table-cell>
          <table:table-cell office:value-type="string">
            <text:p>NORMAL OPERATION</text:p>
          </table:table-cell>
          <table:table-cell/>
          <table:table-cell office:value-type="string">
            <text:p>Wtg stopped due to error no:3409 Line protection tripped. we check &amp; found surge arrestor got failed.</text:p>
          </table:table-cell>
          <table:table-cell office:value-type="string">
            <text:p>Surge arrestor failure</text:p>
          </table:table-cell>
          <table:table-cell office:value-type="string">
            <text:p>Breakdown</text:p>
          </table:table-cell>
          <table:table-cell office:value-type="string">
            <text:p>SF.NO:635(SUBAM)</text:p>
          </table:table-cell>
          <table:table-cell office:value-type="string">
            <text:p>Continuous operation</text:p>
          </table:table-cell>
          <table:table-cell office:value-type="string">
            <text:p>S.Johnpeter, S.Vijayakumar</text:p>
          </table:table-cell>
          <table:table-cell office:value-type="string">
            <text:p>We replaced surge arrestor</text:p>
          </table:table-cell>
          <table:table-cell office:value-type="string">
            <text:p>01no</text:p>
          </table:table-cell>
          <table:table-cell office:value-type="string">
            <text:p>Continuous operation</text:p>
          </table:table-cell>
          <table:table-cell office:value-type="string">
            <text:p>Assigned</text:p>
          </table:table-cell>
          <table:table-cell office:value-type="string">
            <text:p>we replaced new surge arrestor .</text:p>
          </table:table-cell>
          <table:table-cell office:value-type="string">
            <text:p>Wtg stopped due to error no:3409 Line protection tripped. we check &amp; found surge arrestor got failed.so we replaced by new one.-Field Engineer-John Peter S | Problem solved-Field Operations Manager-Devasudar Singh | BOP Auditing recommended-Phone Technical Support-Senthil M. | Type I Surge Arrester installation to be planned in theni WF-Functionality Support Lead-Murugesan P. | -Functionality Support Specialist-Mayank</text:p>
          </table:table-cell>
          <table:table-cell office:value-type="string">
            <text:p>IMG_20160208_204037.jpg</text:p>
          </table:table-cell>
        </table:table-row>
        <table:table-row table:style-name="ro1">
          <table:table-cell office:value-type="string">
            <text:p>CIR-10000337</text:p>
          </table:table-cell>
          <table:table-cell office:value-type="float" office:value="100260081">
            <text:p>100260081</text:p>
          </table:table-cell>
          <table:table-cell office:value-type="string">
            <text:p>Subam Papers (P) Ltd</text:p>
          </table:table-cell>
          <table:table-cell office:value-type="string">
            <text:p>Theni-Kadamalaigundu</text:p>
          </table:table-cell>
          <table:table-cell office:value-type="string">
            <text:p>WF-IN-022-0846-Y2-A-009</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12">
            <text:p>20305001112</text:p>
          </table:table-cell>
          <table:table-cell office:value-type="string">
            <text:p>Gamesa(China)</text:p>
          </table:table-cell>
          <table:table-cell office:value-type="float" office:value="601925">
            <text:p>60192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2/04/2010</text:p>
          </table:table-cell>
          <table:table-cell office:value-type="float" office:value="402348800">
            <text:p>402348800</text:p>
          </table:table-cell>
          <table:table-cell office:value-type="string">
            <text:p>30/04/2016</text:p>
          </table:table-cell>
          <table:table-cell office:value-type="string">
            <text:p>210-Brake drive error</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30/04/2016 17:30:00</text:p>
          </table:table-cell>
          <table:table-cell office:value-type="string">
            <text:p>30/04/2016 16:30:00</text:p>
          </table:table-cell>
          <table:table-cell office:value-type="float" office:value="8662880">
            <text:p>8662880</text:p>
          </table:table-cell>
          <table:table-cell office:value-type="float" office:value="42822">
            <text:p>42822</text:p>
          </table:table-cell>
          <table:table-cell office:value-type="string">
            <text:p>MECHANICAL</text:p>
          </table:table-cell>
          <table:table-cell office:value-type="string">
            <text:p>GENERATOR SYSTEM</text:p>
          </table:table-cell>
          <table:table-cell office:value-type="float" office:value="50591">
            <text:p>50591</text:p>
          </table:table-cell>
          <table:table-cell office:value-type="string">
            <text:p>GAMESA</text:p>
          </table:table-cell>
          <table:table-cell office:value-type="string">
            <text:p>NORMAL OPERATION</text:p>
          </table:table-cell>
          <table:table-cell/>
          <table:table-cell office:value-type="string">
            <text:p>During service time we check &amp; found Phase carbon brush 01 no warn out.</text:p>
          </table:table-cell>
          <table:table-cell office:value-type="string">
            <text:p>Phase carbon brush warn out</text:p>
          </table:table-cell>
          <table:table-cell office:value-type="string">
            <text:p>During service time</text:p>
          </table:table-cell>
          <table:table-cell office:value-type="string">
            <text:p>SF.NO:627(SUBAM)</text:p>
          </table:table-cell>
          <table:table-cell office:value-type="string">
            <text:p>Continuous operation</text:p>
          </table:table-cell>
          <table:table-cell office:value-type="string">
            <text:p>R.Dineshbabu, M.Vinumonikandan, S.Vijayakumar</text:p>
          </table:table-cell>
          <table:table-cell office:value-type="string">
            <text:p>we replaced phase carbon brush</text:p>
          </table:table-cell>
          <table:table-cell office:value-type="string">
            <text:p>01no</text:p>
          </table:table-cell>
          <table:table-cell office:value-type="string">
            <text:p>Continuous operation</text:p>
          </table:table-cell>
          <table:table-cell office:value-type="string">
            <text:p>Assigned</text:p>
          </table:table-cell>
          <table:table-cell office:value-type="string">
            <text:p>we replaced phase carbon brush by new one.</text:p>
          </table:table-cell>
          <table:table-cell office:value-type="string">
            <text:p>During service time we check &amp; found Phase carbon brush 01 no warn out.we replaced by new one.-Field Engineer-Dinesh Babu R. | Problem solved-Field Operations Manager-Devasudar Singh | closed - CIR not required for consumable Items-Phone Technical Support-Senthil M. | Closed-Functionality Support Lead-Murugesan P. | -Quality-Vijay Chinnaswamy</text:p>
          </table:table-cell>
          <table:table-cell office:value-type="string">
            <text:p>Carbon brush.jpg Carbon brush</text:p>
          </table:table-cell>
        </table:table-row>
        <table:table-row table:style-name="ro1">
          <table:table-cell office:value-type="string">
            <text:p>CIR-10000193</text:p>
          </table:table-cell>
          <table:table-cell office:value-type="float" office:value="100260085">
            <text:p>100260085</text:p>
          </table:table-cell>
          <table:table-cell office:value-type="string">
            <text:p>BMM Paper Board (P) Ltd</text:p>
          </table:table-cell>
          <table:table-cell office:value-type="string">
            <text:p>Theni-Kadamalaigundu</text:p>
          </table:table-cell>
          <table:table-cell office:value-type="string">
            <text:p>WF-IN-022-0846-Y2-A-00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08">
            <text:p>20305001108</text:p>
          </table:table-cell>
          <table:table-cell office:value-type="string">
            <text:p>Gamesa(China)</text:p>
          </table:table-cell>
          <table:table-cell office:value-type="float" office:value="601957">
            <text:p>60195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9/05/2010</text:p>
          </table:table-cell>
          <table:table-cell/>
          <table:table-cell office:value-type="string">
            <text:p>28/03/2016</text:p>
          </table:table-cell>
          <table:table-cell office:value-type="float" office:value="-0">
            <text:p>-0</text:p>
          </table:table-cell>
          <table:table-cell office:value-type="string">
            <text:p>Dinesh Babu R.</text:p>
          </table:table-cell>
          <table:table-cell office:value-type="float" office:value="1404">
            <text:p>1404</text:p>
          </table:table-cell>
          <table:table-cell office:value-type="float" office:value="1440">
            <text:p>1440</text:p>
          </table:table-cell>
          <table:table-cell office:value-type="string">
            <text:p>28/03/2016 14:45:00</text:p>
          </table:table-cell>
          <table:table-cell office:value-type="string">
            <text:p>28/03/2016 11:00:00</text:p>
          </table:table-cell>
          <table:table-cell office:value-type="float" office:value="7851100">
            <text:p>7851100</text:p>
          </table:table-cell>
          <table:table-cell office:value-type="float" office:value="41930">
            <text:p>41930</text:p>
          </table:table-cell>
          <table:table-cell office:value-type="string">
            <text:p>ELECTRICAL</text:p>
          </table:table-cell>
          <table:table-cell office:value-type="string">
            <text:p>ELECTRICAL CABINET SYSTEM</text:p>
          </table:table-cell>
          <table:table-cell office:value-type="string">
            <text:p>GP012585,GP012532,GP012531,GP188019,50074,50071</text:p>
          </table:table-cell>
          <table:table-cell office:value-type="string">
            <text:p>INGETEAM, SAFETEC,ABB,EUPEC</text:p>
          </table:table-cell>
          <table:table-cell office:value-type="string">
            <text:p>NORMAL OPERATION</text:p>
          </table:table-cell>
          <table:table-cell office:value-type="string">
            <text:p>2263112547,116068170,56465005686,69721392</text:p>
          </table:table-cell>
          <table:table-cell office:value-type="string">
            <text:p>Wtg stopped due to error no:2231 Error in 'T'phase inverter. we check &amp; found bypass contactor (KM52R) failure &amp; surge arrestor blast, 12no's IGBT failure,02no's driver card failure, after reseting time, error no:2229 error in 'R' phase inverter, we check &amp; found CCU, 01no driver card, crowbar card, bypass contactor Addn.block failure.</text:p>
          </table:table-cell>
          <table:table-cell office:value-type="string">
            <text:p>CCU,IGBT,Drivercard, Crowbarcard,bypass contactor failure.</text:p>
          </table:table-cell>
          <table:table-cell office:value-type="string">
            <text:p>Breakdown</text:p>
          </table:table-cell>
          <table:table-cell office:value-type="string">
            <text:p>SF.NO:646(BMM)</text:p>
          </table:table-cell>
          <table:table-cell office:value-type="string">
            <text:p>Grid failure, surge fault, continuous operation.</text:p>
          </table:table-cell>
          <table:table-cell office:value-type="string">
            <text:p>R.Dineshbabu, S.Johnpeter, M.Vinu, G.Bala</text:p>
          </table:table-cell>
          <table:table-cell office:value-type="string">
            <text:p>CCU,IGBT,Drivercard, Crowbarcard,bypass contactor replaced all by new one.</text:p>
          </table:table-cell>
          <table:table-cell office:value-type="string">
            <text:p>01no, 12no's, 03no's, 01no</text:p>
          </table:table-cell>
          <table:table-cell office:value-type="string">
            <text:p>Grid failure, surge fault, continuous operation.</text:p>
          </table:table-cell>
          <table:table-cell office:value-type="string">
            <text:p>Assigned</text:p>
          </table:table-cell>
          <table:table-cell office:value-type="string">
            <text:p>we replaced all materials by new one.</text:p>
          </table:table-cell>
          <table:table-cell office:value-type="string">
            <text:p>Wtg stopped due to error no:2231 Error in 'T'phase inverter. we check &amp; found bypass contactor (KM52R) failure &amp; surge arrestor blast, 12no's IGBT failure,02no's driver card failure, after reseting time, error no:2229 error in 'R' phase inverter, we check &amp; found CCU, 01no driver card, crowbar card, bypass contactor Addn.block failure.we replaced all by new one.-Field Engineer-Dinesh Babu R. | Problem solved-Field Operations Manager-Devasudar Singh | BOP Auditing recommended-Phone Technical Support-Senthil M. | BOP audit and converter dust level to be verfied-Functionality Support Lead-Murugesan P. | PQ audit to be conducted at this WF. Dust sensor trial can be conducted at this WTG.-Functionality Support Specialist-Mayank | closed-Quality-Vijay Chinnaswamy | -Functionality Support Specialist-Selvamani K.</text:p>
          </table:table-cell>
          <table:table-cell office:value-type="string">
            <text:p>IMG_20160328_111837.jpg Bypass contactor | IMG_20160328_111906.jpg Drivercard | IMG_20160328_172643.jpg IGBT | IMG_20160329_095047.jpg CCU | IMG_20160328_173013.jpg Capacitor</text:p>
          </table:table-cell>
        </table:table-row>
        <table:table-row table:style-name="ro1">
          <table:table-cell office:value-type="string">
            <text:p>CIR-10000535</text:p>
          </table:table-cell>
          <table:table-cell office:value-type="float" office:value="100260198">
            <text:p>100260198</text:p>
          </table:table-cell>
          <table:table-cell office:value-type="string">
            <text:p>HINDUSTAN HARDWARES</text:p>
          </table:table-cell>
          <table:table-cell office:value-type="string">
            <text:p>Theni-Kadamalaigundu</text:p>
          </table:table-cell>
          <table:table-cell office:value-type="string">
            <text:p>WF-IN-022-0872-Y2-A-007</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48">
            <text:p>20305001248</text:p>
          </table:table-cell>
          <table:table-cell office:value-type="string">
            <text:p>Gamesa(China)</text:p>
          </table:table-cell>
          <table:table-cell office:value-type="float" office:value="602202">
            <text:p>602202</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8/09/2010</text:p>
          </table:table-cell>
          <table:table-cell office:value-type="float" office:value="402372310">
            <text:p>402372310</text:p>
          </table:table-cell>
          <table:table-cell office:value-type="string">
            <text:p>24/05/2016</text:p>
          </table:table-cell>
          <table:table-cell office:value-type="float" office:value="-0">
            <text:p>-0</text:p>
          </table:table-cell>
          <table:table-cell office:value-type="string">
            <text:p>Avudaippan M</text:p>
          </table:table-cell>
          <table:table-cell office:value-type="float" office:value="1404">
            <text:p>1404</text:p>
          </table:table-cell>
          <table:table-cell office:value-type="float" office:value="1440">
            <text:p>1440</text:p>
          </table:table-cell>
          <table:table-cell office:value-type="string">
            <text:p>24/05/2016 18:00:00</text:p>
          </table:table-cell>
          <table:table-cell office:value-type="string">
            <text:p>24/05/2016 14:00:00</text:p>
          </table:table-cell>
          <table:table-cell office:value-type="float" office:value="6701030">
            <text:p>6701030</text:p>
          </table:table-cell>
          <table:table-cell office:value-type="float" office:value="40465">
            <text:p>40465</text:p>
          </table:table-cell>
          <table:table-cell office:value-type="string">
            <text:p>MECHANICAL</text:p>
          </table:table-cell>
          <table:table-cell office:value-type="string">
            <text:p>BLADE BEARING SYSTEM</text:p>
          </table:table-cell>
          <table:table-cell office:value-type="string">
            <text:p>P630694</text:p>
          </table:table-cell>
          <table:table-cell office:value-type="string">
            <text:p>DYSTA</text:p>
          </table:table-cell>
          <table:table-cell office:value-type="string">
            <text:p>NORMAL OPERATION</text:p>
          </table:table-cell>
          <table:table-cell/>
          <table:table-cell office:value-type="string">
            <text:p>WTG Manually stopped for blade hub joint broken bolt replacement work We replaced M24X180 broken bolt 2noâ€™s replaced it(Blade no:C, Pos:13,15)</text:p>
          </table:table-cell>
          <table:table-cell office:value-type="string">
            <text:p>Blade bearing bolt broken</text:p>
          </table:table-cell>
          <table:table-cell office:value-type="string">
            <text:p>Visual inspection work</text:p>
          </table:table-cell>
          <table:table-cell office:value-type="string">
            <text:p>SF.NO:364</text:p>
          </table:table-cell>
          <table:table-cell office:value-type="string">
            <text:p>Continuous grid drop</text:p>
          </table:table-cell>
          <table:table-cell office:value-type="string">
            <text:p>M.Avudaiappan, T.Stalinkumar, S.Vijayakumar</text:p>
          </table:table-cell>
          <table:table-cell office:value-type="string">
            <text:p>we replaced new bolt</text:p>
          </table:table-cell>
          <table:table-cell office:value-type="string">
            <text:p>05no's</text:p>
          </table:table-cell>
          <table:table-cell office:value-type="string">
            <text:p>Continuous grid drop</text:p>
          </table:table-cell>
          <table:table-cell office:value-type="string">
            <text:p>Assigned</text:p>
          </table:table-cell>
          <table:table-cell office:value-type="string">
            <text:p>We replaced M24X180 broken bolt 2noâ€™s replaced it(Blade no:C, Pos:13,15) We installed new bolt and restarted it WTG.</text:p>
          </table:table-cell>
          <table:table-cell office:value-type="string">
            <text:p>WTG Manually stopped for blade hub joint broken bolt replacement work ,We replaced M24X180 broken bolt 2noâ€™s replaced it(Blade no:C, Pos:13,15) . We installed new bolt and restarted it WTG.-Field Engineer-Avudaippan M | Problem solved-Field Operations Manager-Devasudar Singh | FSL comments requested-Phone Technical Support-Senthil M. | -Functionality Support Lead-Anand A.P</text:p>
          </table:table-cell>
          <table:table-cell office:value-type="string">
            <text:p>Blade bearing bolt.jpg Blade bearing bolt</text:p>
          </table:table-cell>
        </table:table-row>
        <table:table-row table:style-name="ro1">
          <table:table-cell office:value-type="string">
            <text:p>CIR-10000277</text:p>
          </table:table-cell>
          <table:table-cell office:value-type="float" office:value="100260176">
            <text:p>100260176</text:p>
          </table:table-cell>
          <table:table-cell office:value-type="string">
            <text:p>ARKAY ENERGY (RAMESWARAM) LIMITED</text:p>
          </table:table-cell>
          <table:table-cell office:value-type="string">
            <text:p>Theni-Kadamalaigundu</text:p>
          </table:table-cell>
          <table:table-cell office:value-type="string">
            <text:p>WF-IN-022-0872-Y2-A-00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38">
            <text:p>20305001238</text:p>
          </table:table-cell>
          <table:table-cell office:value-type="string">
            <text:p>Gamesa(China)</text:p>
          </table:table-cell>
          <table:table-cell office:value-type="float" office:value="602170">
            <text:p>60217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9/03/2011</text:p>
          </table:table-cell>
          <table:table-cell office:value-type="float" office:value="402329119">
            <text:p>402329119</text:p>
          </table:table-cell>
          <table:table-cell office:value-type="string">
            <text:p>11/04/2016</text:p>
          </table:table-cell>
          <table:table-cell office:value-type="string">
            <text:p>411-High brake temperature</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11/04/2016 17:30:00</text:p>
          </table:table-cell>
          <table:table-cell office:value-type="string">
            <text:p>11/04/2016 16:30:00</text:p>
          </table:table-cell>
          <table:table-cell office:value-type="float" office:value="8032800">
            <text:p>8032800</text:p>
          </table:table-cell>
          <table:table-cell office:value-type="float" office:value="36298">
            <text:p>36298</text:p>
          </table:table-cell>
          <table:table-cell office:value-type="string">
            <text:p>MECHANICAL</text:p>
          </table:table-cell>
          <table:table-cell office:value-type="string">
            <text:p>NACELLE INSTRUMENTATION SYSTEM</text:p>
          </table:table-cell>
          <table:table-cell office:value-type="string">
            <text:p>P370104, P393462</text:p>
          </table:table-cell>
          <table:table-cell office:value-type="string">
            <text:p>GAMESA, ABB</text:p>
          </table:table-cell>
          <table:table-cell office:value-type="string">
            <text:p>NORMAL OPERATION</text:p>
          </table:table-cell>
          <table:table-cell/>
          <table:table-cell office:value-type="string">
            <text:p>During service time error no:411 high brake temp, error no:206 Hu.protection tripped, we check &amp; found brakepad with out thermistor(05no's) warnout, hyd.contactor failure.</text:p>
          </table:table-cell>
          <table:table-cell office:value-type="string">
            <text:p>Brake pad, Hyd.contactor failure</text:p>
          </table:table-cell>
          <table:table-cell office:value-type="string">
            <text:p>During service time.</text:p>
          </table:table-cell>
          <table:table-cell office:value-type="string">
            <text:p>Sf.No:501(JATTIN)</text:p>
          </table:table-cell>
          <table:table-cell office:value-type="string">
            <text:p>Continuous operation</text:p>
          </table:table-cell>
          <table:table-cell office:value-type="string">
            <text:p>D.Yukesh, G.Balasubramanian</text:p>
          </table:table-cell>
          <table:table-cell office:value-type="string">
            <text:p>Brake pad, Hyd.contactor replaced by new one.</text:p>
          </table:table-cell>
          <table:table-cell office:value-type="string">
            <text:p>05no's, 01no</text:p>
          </table:table-cell>
          <table:table-cell office:value-type="string">
            <text:p>Continuous operation, Grid drop</text:p>
          </table:table-cell>
          <table:table-cell office:value-type="string">
            <text:p>Assigned</text:p>
          </table:table-cell>
          <table:table-cell office:value-type="string">
            <text:p>We replaced normal brake pad &amp; hyd.contactor by new one.</text:p>
          </table:table-cell>
          <table:table-cell office:value-type="string">
            <text:p>During service time error no:411 high brake temp, error no:206 Hu.protection tripped, we check &amp; found brakepad with out thermistor(05no's) warnout, hyd.contactor failure.we replaced all by new one.-Field Engineer-Balasubramanian G. | Problem solved-Field Operations Manager-Devasudar Singh</text:p>
          </table:table-cell>
          <table:table-cell office:value-type="string">
            <text:p>Brake pad.jpg Brake pad | IMG_20160202_164656_HDR.jpg Hyd.contactor</text:p>
          </table:table-cell>
        </table:table-row>
        <table:table-row table:style-name="ro1">
          <table:table-cell office:value-type="string">
            <text:p>CIR-10000601</text:p>
          </table:table-cell>
          <table:table-cell office:value-type="float" office:value="100260156">
            <text:p>100260156</text:p>
          </table:table-cell>
          <table:table-cell office:value-type="string">
            <text:p>Shiny Knitwear (P) Ltd.</text:p>
          </table:table-cell>
          <table:table-cell office:value-type="string">
            <text:p>Theni-Kadamalaigundu</text:p>
          </table:table-cell>
          <table:table-cell office:value-type="string">
            <text:p>WF-IN-022-0872-Y2-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17">
            <text:p>20305001217</text:p>
          </table:table-cell>
          <table:table-cell office:value-type="string">
            <text:p>Gamesa(China)</text:p>
          </table:table-cell>
          <table:table-cell office:value-type="float" office:value="602098">
            <text:p>60209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8/09/2010</text:p>
          </table:table-cell>
          <table:table-cell office:value-type="float" office:value="402390198">
            <text:p>402390198</text:p>
          </table:table-cell>
          <table:table-cell office:value-type="string">
            <text:p>08/06/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08/06/2016 17:00:00</text:p>
          </table:table-cell>
          <table:table-cell office:value-type="string">
            <text:p>08/06/2016 15:40:00</text:p>
          </table:table-cell>
          <table:table-cell office:value-type="float" office:value="7971380">
            <text:p>7971380</text:p>
          </table:table-cell>
          <table:table-cell office:value-type="float" office:value="40667">
            <text:p>40667</text:p>
          </table:table-cell>
          <table:table-cell office:value-type="string">
            <text:p>CONTROL SYSTEM</text:p>
          </table:table-cell>
          <table:table-cell office:value-type="string">
            <text:p>ELECTRICAL CABINET SYSTEM</text:p>
          </table:table-cell>
          <table:table-cell office:value-type="string">
            <text:p>GP012585</text:p>
          </table:table-cell>
          <table:table-cell office:value-type="string">
            <text:p>INGETEAM</text:p>
          </table:table-cell>
          <table:table-cell office:value-type="string">
            <text:p>NORMAL OPERATION</text:p>
          </table:table-cell>
          <table:table-cell office:value-type="float" office:value="226642328">
            <text:p>226642328</text:p>
          </table:table-cell>
          <table:table-cell office:value-type="string">
            <text:p>WTG stopped due to error no:2216 Control module over heat. We checked and found that CCU internal problem</text:p>
          </table:table-cell>
          <table:table-cell office:value-type="string">
            <text:p>CCU failure</text:p>
          </table:table-cell>
          <table:table-cell office:value-type="string">
            <text:p>Breakdown</text:p>
          </table:table-cell>
          <table:table-cell office:value-type="string">
            <text:p>SF.NO:533(SHINY)</text:p>
          </table:table-cell>
          <table:table-cell office:value-type="string">
            <text:p>Grid drop, Grid Fluctuations, Software problem Grid Fluctuation</text:p>
          </table:table-cell>
          <table:table-cell office:value-type="string">
            <text:p>D.Yukesh, A.Parasuraman</text:p>
          </table:table-cell>
          <table:table-cell office:value-type="string">
            <text:p>we replaced CCU by new one.</text:p>
          </table:table-cell>
          <table:table-cell office:value-type="string">
            <text:p>01no</text:p>
          </table:table-cell>
          <table:table-cell office:value-type="string">
            <text:p>Grid drop, Grid Fluctuations, Software problem Grid Fluctuation</text:p>
          </table:table-cell>
          <table:table-cell office:value-type="string">
            <text:p>Assigned</text:p>
          </table:table-cell>
          <table:table-cell office:value-type="string">
            <text:p>We checked and found that CCU internal problem We replaced CCU and start the WTG</text:p>
          </table:table-cell>
          <table:table-cell office:value-type="string">
            <text:p>WTG stopped due to error no:2216 Control module over heat.We checked and found that CCU internal problem. We replaced CCU and start the WTG-Field Engineer-Yukesh D. | Problem soilved-Field Operations Manager-Devasudar Singh | FSL comments requested-Phone Technical Support-Senthil M. | -Functionality Support Lead-Shankar Anand R.</text:p>
          </table:table-cell>
          <table:table-cell office:value-type="string">
            <text:p>IMG_20160609_102221.jpg CCU</text:p>
          </table:table-cell>
        </table:table-row>
        <table:table-row table:style-name="ro1">
          <table:table-cell office:value-type="string">
            <text:p>CIR-10000549</text:p>
          </table:table-cell>
          <table:table-cell office:value-type="float" office:value="100260162">
            <text:p>100260162</text:p>
          </table:table-cell>
          <table:table-cell office:value-type="string">
            <text:p>CHERAN SPINNER LIMITED</text:p>
          </table:table-cell>
          <table:table-cell office:value-type="string">
            <text:p>Theni-Kadamalaigundu</text:p>
          </table:table-cell>
          <table:table-cell office:value-type="string">
            <text:p>WF-IN-022-0872-Y2-A-00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01">
            <text:p>20305001201</text:p>
          </table:table-cell>
          <table:table-cell office:value-type="string">
            <text:p>Gamesa(China)</text:p>
          </table:table-cell>
          <table:table-cell office:value-type="float" office:value="602120">
            <text:p>60212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8/09/2010</text:p>
          </table:table-cell>
          <table:table-cell office:value-type="float" office:value="402378422">
            <text:p>402378422</text:p>
          </table:table-cell>
          <table:table-cell office:value-type="string">
            <text:p>30/05/2016</text:p>
          </table:table-cell>
          <table:table-cell office:value-type="float" office:value="-0">
            <text:p>-0</text:p>
          </table:table-cell>
          <table:table-cell office:value-type="string">
            <text:p>Stalin Kumar T</text:p>
          </table:table-cell>
          <table:table-cell office:value-type="float" office:value="1404">
            <text:p>1404</text:p>
          </table:table-cell>
          <table:table-cell office:value-type="float" office:value="1440">
            <text:p>1440</text:p>
          </table:table-cell>
          <table:table-cell office:value-type="string">
            <text:p>30/05/2016 22:00:00</text:p>
          </table:table-cell>
          <table:table-cell office:value-type="string">
            <text:p>30/05/2016 19:00:00</text:p>
          </table:table-cell>
          <table:table-cell office:value-type="float" office:value="7901860">
            <text:p>7901860</text:p>
          </table:table-cell>
          <table:table-cell office:value-type="float" office:value="40792">
            <text:p>40792</text:p>
          </table:table-cell>
          <table:table-cell office:value-type="string">
            <text:p>MECHANICAL</text:p>
          </table:table-cell>
          <table:table-cell office:value-type="string">
            <text:p>BLADE BEARING SYSTEM</text:p>
          </table:table-cell>
          <table:table-cell office:value-type="string">
            <text:p>P630694</text:p>
          </table:table-cell>
          <table:table-cell office:value-type="string">
            <text:p>DYSTA</text:p>
          </table:table-cell>
          <table:table-cell office:value-type="string">
            <text:p>NORMAL OPERATION</text:p>
          </table:table-cell>
          <table:table-cell/>
          <table:table-cell office:value-type="string">
            <text:p>WTG Manually stopped for Visual inspection work that time we found blade bearing broken bolt replacement work. We replaced M24X180 broken bolt 5 noâ€™s replaced it(Blade no:A ,POS 3,4,5,6,7)</text:p>
          </table:table-cell>
          <table:table-cell office:value-type="string">
            <text:p>Blade bearing bolt broken</text:p>
          </table:table-cell>
          <table:table-cell office:value-type="string">
            <text:p>During visual inspection work</text:p>
          </table:table-cell>
          <table:table-cell office:value-type="string">
            <text:p>SF.NO:375</text:p>
          </table:table-cell>
          <table:table-cell office:value-type="string">
            <text:p>Material defect ,wrong thread Quality issue, exceeded to torque limit</text:p>
          </table:table-cell>
          <table:table-cell office:value-type="string">
            <text:p>T.Stalinkumar, M.Avudaiappan, M.Vinu</text:p>
          </table:table-cell>
          <table:table-cell office:value-type="string">
            <text:p>We replaced broken bolts</text:p>
          </table:table-cell>
          <table:table-cell office:value-type="string">
            <text:p>8no's</text:p>
          </table:table-cell>
          <table:table-cell office:value-type="string">
            <text:p>Material defect ,wrong thread Quality issue, exceeded to torque limit</text:p>
          </table:table-cell>
          <table:table-cell office:value-type="string">
            <text:p>Assigned</text:p>
          </table:table-cell>
          <table:table-cell office:value-type="string">
            <text:p>We replaced M24X180 broken bolt 5 noâ€™s replaced it(Blade no:A ,POS 3,4,5,6,7). We installed new bolt and restarted it WTG.</text:p>
          </table:table-cell>
          <table:table-cell office:value-type="string">
            <text:p>WTG Manually stopped for Visual inspection work that time we found blade bearing broken bolt replacement work. We replaced M24X180 broken bolt 5 noâ€™s replaced it(Blade no:A ,POS 3,4,5,6,7). We installed new bolt and restarted it WTG.-Field Engineer-Stalin Kumar T | Problem solved-Field Operations Manager-Devasudar Singh | FSL comments requested-Phone Technical Support-Senthil M. | -Functionality Support Lead-Anand A.P</text:p>
          </table:table-cell>
          <table:table-cell office:value-type="string">
            <text:p>Blade bearing bolt.jpg Blade bearing bolts</text:p>
          </table:table-cell>
        </table:table-row>
        <table:table-row table:style-name="ro1">
          <table:table-cell office:value-type="string">
            <text:p>CIR-10000290</text:p>
          </table:table-cell>
          <table:table-cell office:value-type="float" office:value="100260198">
            <text:p>100260198</text:p>
          </table:table-cell>
          <table:table-cell office:value-type="string">
            <text:p>HINDUSTAN HARDWARES</text:p>
          </table:table-cell>
          <table:table-cell office:value-type="string">
            <text:p>Theni-Kadamalaigundu</text:p>
          </table:table-cell>
          <table:table-cell office:value-type="string">
            <text:p>WF-IN-022-0872-Y2-A-007</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48">
            <text:p>20305001248</text:p>
          </table:table-cell>
          <table:table-cell office:value-type="string">
            <text:p>Gamesa(China)</text:p>
          </table:table-cell>
          <table:table-cell office:value-type="float" office:value="602202">
            <text:p>602202</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8/09/2010</text:p>
          </table:table-cell>
          <table:table-cell office:value-type="float" office:value="402334038">
            <text:p>402334038</text:p>
          </table:table-cell>
          <table:table-cell office:value-type="string">
            <text:p>15/04/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15/04/2016 03:30:00</text:p>
          </table:table-cell>
          <table:table-cell office:value-type="string">
            <text:p>15/04/2016 01:30:00</text:p>
          </table:table-cell>
          <table:table-cell office:value-type="float" office:value="6655270">
            <text:p>6655270</text:p>
          </table:table-cell>
          <table:table-cell office:value-type="float" office:value="39671">
            <text:p>39671</text:p>
          </table:table-cell>
          <table:table-cell office:value-type="string">
            <text:p>CONTROL SYSTEM</text:p>
          </table:table-cell>
          <table:table-cell office:value-type="string">
            <text:p>ELECTRICAL CABINET SYSTEM</text:p>
          </table:table-cell>
          <table:table-cell office:value-type="float" office:value="50067">
            <text:p>50067</text:p>
          </table:table-cell>
          <table:table-cell office:value-type="string">
            <text:p>PHONIEX</text:p>
          </table:table-cell>
          <table:table-cell office:value-type="string">
            <text:p>NORMAL OPERATION</text:p>
          </table:table-cell>
          <table:table-cell/>
          <table:table-cell office:value-type="string">
            <text:p>wtg stopped due to error no:2227 IGBT's power supply failure. so we check &amp; found IGBT driver supply failure.</text:p>
          </table:table-cell>
          <table:table-cell office:value-type="string">
            <text:p>IGBT's power supply failure.</text:p>
          </table:table-cell>
          <table:table-cell office:value-type="string">
            <text:p>Breakdown</text:p>
          </table:table-cell>
          <table:table-cell office:value-type="string">
            <text:p>SF.NO:364(HINDUSTAN)</text:p>
          </table:table-cell>
          <table:table-cell office:value-type="string">
            <text:p>Continuous operation</text:p>
          </table:table-cell>
          <table:table-cell office:value-type="string">
            <text:p>S.Johnpeter, S.Vijayakumar</text:p>
          </table:table-cell>
          <table:table-cell office:value-type="string">
            <text:p>Power supply replaced by new one</text:p>
          </table:table-cell>
          <table:table-cell office:value-type="string">
            <text:p>01no</text:p>
          </table:table-cell>
          <table:table-cell office:value-type="string">
            <text:p>Continuous operation,grid drop</text:p>
          </table:table-cell>
          <table:table-cell office:value-type="string">
            <text:p>Assigned</text:p>
          </table:table-cell>
          <table:table-cell office:value-type="string">
            <text:p>we replaced new IGBT's power supply.</text:p>
          </table:table-cell>
          <table:table-cell office:value-type="string">
            <text:p>wtg stopped due to error no:2227 IGBT's power supply failure. so we check &amp; found IGBT driver supply failure.we replaced by new power supply.-Field Engineer-John Peter S | Problem solved-Field Operations Manager-Devasudar Singh | BOP Auditing recommended-Phone Technical Support-Senthil M. | please check DM is available for Driver card failure control-Functionality Support Lead-Murugesan P. | -Functionality Support Specialist-Mayank</text:p>
          </table:table-cell>
          <table:table-cell office:value-type="string">
            <text:p>IMG_20160319_122737.jpg Powersupply</text:p>
          </table:table-cell>
        </table:table-row>
        <table:table-row table:style-name="ro1">
          <table:table-cell office:value-type="string">
            <text:p>CIR-10000297</text:p>
          </table:table-cell>
          <table:table-cell office:value-type="float" office:value="100260198">
            <text:p>100260198</text:p>
          </table:table-cell>
          <table:table-cell office:value-type="string">
            <text:p>HINDUSTAN HARDWARES</text:p>
          </table:table-cell>
          <table:table-cell office:value-type="string">
            <text:p>Theni-Kadamalaigundu</text:p>
          </table:table-cell>
          <table:table-cell office:value-type="string">
            <text:p>WF-IN-022-0872-Y2-A-007</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48">
            <text:p>20305001248</text:p>
          </table:table-cell>
          <table:table-cell office:value-type="string">
            <text:p>Gamesa(China)</text:p>
          </table:table-cell>
          <table:table-cell office:value-type="float" office:value="602202">
            <text:p>602202</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8/09/2010</text:p>
          </table:table-cell>
          <table:table-cell office:value-type="float" office:value="402334452">
            <text:p>402334452</text:p>
          </table:table-cell>
          <table:table-cell office:value-type="string">
            <text:p>16/04/2016</text:p>
          </table:table-cell>
          <table:table-cell office:value-type="float" office:value="-0">
            <text:p>-0</text:p>
          </table:table-cell>
          <table:table-cell office:value-type="string">
            <text:p>Yukesh D.</text:p>
          </table:table-cell>
          <table:table-cell office:value-type="float" office:value="1404">
            <text:p>1404</text:p>
          </table:table-cell>
          <table:table-cell office:value-type="float" office:value="1440">
            <text:p>1440</text:p>
          </table:table-cell>
          <table:table-cell office:value-type="string">
            <text:p>16/04/2016 17:30:00</text:p>
          </table:table-cell>
          <table:table-cell office:value-type="string">
            <text:p>16/04/2016 16:30:00</text:p>
          </table:table-cell>
          <table:table-cell office:value-type="float" office:value="6655320">
            <text:p>6655320</text:p>
          </table:table-cell>
          <table:table-cell office:value-type="float" office:value="36695">
            <text:p>36695</text:p>
          </table:table-cell>
          <table:table-cell office:value-type="string">
            <text:p>MECHANICAL</text:p>
          </table:table-cell>
          <table:table-cell office:value-type="string">
            <text:p>ELECTRICAL CABINET SYSTEM</text:p>
          </table:table-cell>
          <table:table-cell office:value-type="string">
            <text:p>P370104</text:p>
          </table:table-cell>
          <table:table-cell office:value-type="string">
            <text:p>GAMESA</text:p>
          </table:table-cell>
          <table:table-cell office:value-type="string">
            <text:p>NORMAL OPERATION</text:p>
          </table:table-cell>
          <table:table-cell/>
          <table:table-cell office:value-type="string">
            <text:p>During service time we check &amp; found normal brake pads warn out.</text:p>
          </table:table-cell>
          <table:table-cell office:value-type="string">
            <text:p>Brake pad warnout</text:p>
          </table:table-cell>
          <table:table-cell office:value-type="string">
            <text:p>During service time</text:p>
          </table:table-cell>
          <table:table-cell office:value-type="string">
            <text:p>SF.NO:364(HINDUSTAN)</text:p>
          </table:table-cell>
          <table:table-cell office:value-type="string">
            <text:p>Continuous operation, material defect</text:p>
          </table:table-cell>
          <table:table-cell office:value-type="string">
            <text:p>D.Yukesh, M.Vinu, T.Stalkinkumar</text:p>
          </table:table-cell>
          <table:table-cell office:value-type="string">
            <text:p>We replaced new brake pads</text:p>
          </table:table-cell>
          <table:table-cell office:value-type="string">
            <text:p>04no's</text:p>
          </table:table-cell>
          <table:table-cell office:value-type="string">
            <text:p>Continuous operation, Material defect</text:p>
          </table:table-cell>
          <table:table-cell office:value-type="string">
            <text:p>Assigned</text:p>
          </table:table-cell>
          <table:table-cell office:value-type="string">
            <text:p>we replaced 04no's normal brake pads by new one.</text:p>
          </table:table-cell>
          <table:table-cell office:value-type="string">
            <text:p>During service time we check &amp; found normal brake pads warn out.we replaced new brake pad.-Field Engineer-Yukesh D. | Problem solved-Field Operations Manager-Devasudar Singh | OK, Consumables-Phone Technical Support-Senthil M. | Brake pad failure due to continous operation. Issue closed.-Functionality Support Lead-Anand A.P | check 100% brake pad condition of WTG in this park, irrespective maintenance cycle . please follow up thoroughly.....-Quality-Vijay Chinnaswamy | Mail sent to Deva to check 100% brake pad condition-Functionality Support Lead-Anand A.P | -Quality-Vijay Chinnaswamy</text:p>
          </table:table-cell>
          <table:table-cell office:value-type="string">
            <text:p>Brake pad.jpg Brake pad</text:p>
          </table:table-cell>
        </table:table-row>
        <table:table-row table:style-name="ro1">
          <table:table-cell office:value-type="string">
            <text:p>CIR-10000551</text:p>
          </table:table-cell>
          <table:table-cell office:value-type="float" office:value="100260158">
            <text:p>100260158</text:p>
          </table:table-cell>
          <table:table-cell office:value-type="string">
            <text:p>Sri Iyyan Textile Mills (P) Ltd</text:p>
          </table:table-cell>
          <table:table-cell office:value-type="string">
            <text:p>Theni-Kadamalaigundu</text:p>
          </table:table-cell>
          <table:table-cell office:value-type="string">
            <text:p>WF-IN-022-0846-Y2-A-00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79">
            <text:p>20305001179</text:p>
          </table:table-cell>
          <table:table-cell office:value-type="string">
            <text:p>Gamesa(China)</text:p>
          </table:table-cell>
          <table:table-cell office:value-type="float" office:value="602109">
            <text:p>60210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3/08/2010</text:p>
          </table:table-cell>
          <table:table-cell office:value-type="float" office:value="402380976">
            <text:p>402380976</text:p>
          </table:table-cell>
          <table:table-cell office:value-type="string">
            <text:p>13/05/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01/06/2016 19:15:00</text:p>
          </table:table-cell>
          <table:table-cell office:value-type="string">
            <text:p>13/05/2016 10:00:00</text:p>
          </table:table-cell>
          <table:table-cell office:value-type="float" office:value="7486450">
            <text:p>7486450</text:p>
          </table:table-cell>
          <table:table-cell office:value-type="float" office:value="41867">
            <text:p>41867</text:p>
          </table:table-cell>
          <table:table-cell office:value-type="string">
            <text:p>MECHANICAL</text:p>
          </table:table-cell>
          <table:table-cell office:value-type="string">
            <text:p>BLADES</text:p>
          </table:table-cell>
          <table:table-cell table:number-columns-repeated="2"/>
          <table:table-cell office:value-type="string">
            <text:p>LIGHTNING</text:p>
          </table:table-cell>
          <table:table-cell/>
          <table:table-cell office:value-type="string">
            <text:p>Wtg manually stopped for blade 'B' repair work</text:p>
          </table:table-cell>
          <table:table-cell office:value-type="string">
            <text:p>Blade 'B' repair work</text:p>
          </table:table-cell>
          <table:table-cell office:value-type="string">
            <text:p>During inspection</text:p>
          </table:table-cell>
          <table:table-cell office:value-type="string">
            <text:p>SF.NO:278</text:p>
          </table:table-cell>
          <table:table-cell office:value-type="string">
            <text:p>Lightening</text:p>
          </table:table-cell>
          <table:table-cell office:value-type="string">
            <text:p>S.Sundar, K.Sankaranarayanan, G.Senthilkannan.</text:p>
          </table:table-cell>
          <table:table-cell office:value-type="string">
            <text:p>Blade 'B' repair work completed</text:p>
          </table:table-cell>
          <table:table-cell/>
          <table:table-cell office:value-type="string">
            <text:p>Lightening strike</text:p>
          </table:table-cell>
          <table:table-cell office:value-type="string">
            <text:p>Assigned</text:p>
          </table:table-cell>
          <table:table-cell office:value-type="string">
            <text:p>Blade 'B' repair work completed</text:p>
          </table:table-cell>
          <table:table-cell office:value-type="string">
            <text:p>wtg manually stopped for Blade 'B' repair work completed-Field Engineer-Dinesh Babu R. | Blade repair work completed-Field Operations Manager-Devasudar Singh | FSL comments requested-Phone Technical Support-Senthil M. | -Functionality Support Lead-Anand A.P</text:p>
          </table:table-cell>
          <table:table-cell/>
        </table:table-row>
        <table:table-row table:style-name="ro1">
          <table:table-cell office:value-type="string">
            <text:p>CIR-10000356</text:p>
          </table:table-cell>
          <table:table-cell office:value-type="float" office:value="100260431">
            <text:p>100260431</text:p>
          </table:table-cell>
          <table:table-cell office:value-type="string">
            <text:p>KHATAU NARBHERAM &amp; CO</text:p>
          </table:table-cell>
          <table:table-cell office:value-type="string">
            <text:p>Theni-Srirangapuram</text:p>
          </table:table-cell>
          <table:table-cell office:value-type="string">
            <text:p>WF-IN-022-0835-Y3-A-01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161">
            <text:p>801001161</text:p>
          </table:table-cell>
          <table:table-cell office:value-type="string">
            <text:p>Gamesa(China)</text:p>
          </table:table-cell>
          <table:table-cell office:value-type="float" office:value="602466">
            <text:p>60246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7/09/2011</text:p>
          </table:table-cell>
          <table:table-cell office:value-type="float" office:value="402338821">
            <text:p>402338821</text:p>
          </table:table-cell>
          <table:table-cell office:value-type="string">
            <text:p>18/04/2016</text:p>
          </table:table-cell>
          <table:table-cell office:value-type="float" office:value="-0">
            <text:p>-0</text:p>
          </table:table-cell>
          <table:table-cell office:value-type="string">
            <text:p>Dinesh Babu R.</text:p>
          </table:table-cell>
          <table:table-cell office:value-type="float" office:value="1404">
            <text:p>1404</text:p>
          </table:table-cell>
          <table:table-cell office:value-type="float" office:value="1439">
            <text:p>1439</text:p>
          </table:table-cell>
          <table:table-cell office:value-type="string">
            <text:p>20/04/2016 18:00:00</text:p>
          </table:table-cell>
          <table:table-cell office:value-type="string">
            <text:p>18/04/2016 09:00:00</text:p>
          </table:table-cell>
          <table:table-cell office:value-type="float" office:value="6202130">
            <text:p>6202130</text:p>
          </table:table-cell>
          <table:table-cell office:value-type="float" office:value="31488">
            <text:p>31488</text:p>
          </table:table-cell>
          <table:table-cell office:value-type="string">
            <text:p>MECHANICAL</text:p>
          </table:table-cell>
          <table:table-cell office:value-type="string">
            <text:p>BLADES</text:p>
          </table:table-cell>
          <table:table-cell table:number-columns-repeated="2"/>
          <table:table-cell office:value-type="string">
            <text:p>LIGHTNING</text:p>
          </table:table-cell>
          <table:table-cell/>
          <table:table-cell office:value-type="string">
            <text:p>Wtg manual stop for blade repair work.we repaired Blade A,B,C Diverter strip replaced &amp; Blade B Tip repair work done.</text:p>
          </table:table-cell>
          <table:table-cell office:value-type="string">
            <text:p>Blade problem</text:p>
          </table:table-cell>
          <table:table-cell/>
          <table:table-cell office:value-type="string">
            <text:p>SF.NO:220(ATHA)</text:p>
          </table:table-cell>
          <table:table-cell office:value-type="string">
            <text:p>Lightening</text:p>
          </table:table-cell>
          <table:table-cell office:value-type="string">
            <text:p>S.Sundar, Raja,Mishra</text:p>
          </table:table-cell>
          <table:table-cell office:value-type="string">
            <text:p>Blade repair work done</text:p>
          </table:table-cell>
          <table:table-cell/>
          <table:table-cell office:value-type="string">
            <text:p>Due to lightening</text:p>
          </table:table-cell>
          <table:table-cell/>
          <table:table-cell office:value-type="string">
            <text:p>Blade A,B,C Diverter strip replaced &amp; Blade B Tip repair work done.</text:p>
          </table:table-cell>
          <table:table-cell table:number-columns-repeated="2"/>
        </table:table-row>
        <table:table-row table:style-name="ro1">
          <table:table-cell office:value-type="string">
            <text:p>CIR-10000152</text:p>
          </table:table-cell>
          <table:table-cell office:value-type="float" office:value="100260425">
            <text:p>100260425</text:p>
          </table:table-cell>
          <table:table-cell office:value-type="string">
            <text:p>K.P.R. Mill Ltd</text:p>
          </table:table-cell>
          <table:table-cell office:value-type="string">
            <text:p>Theni-Srirangapuram</text:p>
          </table:table-cell>
          <table:table-cell office:value-type="string">
            <text:p>WF-IN-022-0835-Y2-A-010</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167">
            <text:p>801001167</text:p>
          </table:table-cell>
          <table:table-cell office:value-type="string">
            <text:p>Gamesa(China)</text:p>
          </table:table-cell>
          <table:table-cell office:value-type="float" office:value="602448">
            <text:p>60244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0/08/2011</text:p>
          </table:table-cell>
          <table:table-cell office:value-type="float" office:value="402308359">
            <text:p>402308359</text:p>
          </table:table-cell>
          <table:table-cell office:value-type="string">
            <text:p>18/03/2016</text:p>
          </table:table-cell>
          <table:table-cell office:value-type="string">
            <text:p>210-Brake drive error</text:p>
          </table:table-cell>
          <table:table-cell office:value-type="string">
            <text:p>Devasudar Singh</text:p>
          </table:table-cell>
          <table:table-cell office:value-type="float" office:value="1404">
            <text:p>1404</text:p>
          </table:table-cell>
          <table:table-cell office:value-type="float" office:value="1439">
            <text:p>1439</text:p>
          </table:table-cell>
          <table:table-cell office:value-type="string">
            <text:p>18/03/2016 17:30:00</text:p>
          </table:table-cell>
          <table:table-cell office:value-type="string">
            <text:p>18/03/2016 16:30:00</text:p>
          </table:table-cell>
          <table:table-cell office:value-type="float" office:value="6558830">
            <text:p>6558830</text:p>
          </table:table-cell>
          <table:table-cell office:value-type="float" office:value="32885">
            <text:p>32885</text:p>
          </table:table-cell>
          <table:table-cell office:value-type="string">
            <text:p>MECHANICAL</text:p>
          </table:table-cell>
          <table:table-cell office:value-type="string">
            <text:p>HYDRAULIC SYSTEM AND PITCH CONTROL</text:p>
          </table:table-cell>
          <table:table-cell office:value-type="string">
            <text:p>109882, P370104, GP019699</text:p>
          </table:table-cell>
          <table:table-cell office:value-type="string">
            <text:p>OLEAR, GAMESA, ABB</text:p>
          </table:table-cell>
          <table:table-cell office:value-type="string">
            <text:p>NORMAL OPERATION</text:p>
          </table:table-cell>
          <table:table-cell table:number-columns-repeated="14"/>
        </table:table-row>
        <table:table-row table:style-name="ro1">
          <table:table-cell office:value-type="string">
            <text:p>CIR-10000086</text:p>
          </table:table-cell>
          <table:table-cell office:value-type="float" office:value="100260430">
            <text:p>100260430</text:p>
          </table:table-cell>
          <table:table-cell office:value-type="string">
            <text:p>KHIVRAJ MOTOR COMPANY</text:p>
          </table:table-cell>
          <table:table-cell office:value-type="string">
            <text:p>Theni-Srirangapuram</text:p>
          </table:table-cell>
          <table:table-cell office:value-type="string">
            <text:p>WF-IN-022-0835-Y1-A-00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160">
            <text:p>801001160</text:p>
          </table:table-cell>
          <table:table-cell office:value-type="string">
            <text:p>Gamesa(China)</text:p>
          </table:table-cell>
          <table:table-cell office:value-type="float" office:value="602453">
            <text:p>602453</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0/08/2011</text:p>
          </table:table-cell>
          <table:table-cell office:value-type="float" office:value="402285576">
            <text:p>402285576</text:p>
          </table:table-cell>
          <table:table-cell office:value-type="string">
            <text:p>01/03/2016</text:p>
          </table:table-cell>
          <table:table-cell office:value-type="float" office:value="-0">
            <text:p>-0</text:p>
          </table:table-cell>
          <table:table-cell office:value-type="string">
            <text:p>Devasudar Singh</text:p>
          </table:table-cell>
          <table:table-cell office:value-type="float" office:value="1403">
            <text:p>1403</text:p>
          </table:table-cell>
          <table:table-cell office:value-type="float" office:value="1425">
            <text:p>1425</text:p>
          </table:table-cell>
          <table:table-cell office:value-type="string">
            <text:p>03/01/2016 03:00:22</text:p>
          </table:table-cell>
          <table:table-cell office:value-type="string">
            <text:p>03/01/2016 01:00:22</text:p>
          </table:table-cell>
          <table:table-cell office:value-type="float" office:value="6309260">
            <text:p>6309260</text:p>
          </table:table-cell>
          <table:table-cell office:value-type="float" office:value="32272">
            <text:p>32272</text:p>
          </table:table-cell>
          <table:table-cell office:value-type="string">
            <text:p>CONTROL SYSTEM</text:p>
          </table:table-cell>
          <table:table-cell office:value-type="string">
            <text:p>NACELLE INSTRUMENTATION SYSTEM</text:p>
          </table:table-cell>
          <table:table-cell office:value-type="string">
            <text:p>GP004895</text:p>
          </table:table-cell>
          <table:table-cell office:value-type="string">
            <text:p>PHONIEX</text:p>
          </table:table-cell>
          <table:table-cell office:value-type="string">
            <text:p>NORMAL OPERATION</text:p>
          </table:table-cell>
          <table:table-cell office:value-type="float" office:value="1114151303">
            <text:p>1114151303</text:p>
          </table:table-cell>
          <table:table-cell table:number-columns-repeated="9"/>
          <table:table-cell office:value-type="string">
            <text:p>Deleted</text:p>
          </table:table-cell>
          <table:table-cell table:number-columns-repeated="3"/>
        </table:table-row>
        <table:table-row table:style-name="ro1">
          <table:table-cell office:value-type="string">
            <text:p>CIR-10000667</text:p>
          </table:table-cell>
          <table:table-cell office:value-type="float" office:value="100260514">
            <text:p>100260514</text:p>
          </table:table-cell>
          <table:table-cell office:value-type="string">
            <text:p>RV Consulting Service Private Limited</text:p>
          </table:table-cell>
          <table:table-cell office:value-type="string">
            <text:p>PETHAPPAMPATTI</text:p>
          </table:table-cell>
          <table:table-cell office:value-type="string">
            <text:p>WF-IN-022-0853-Y0-A-022</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249">
            <text:p>801001249</text:p>
          </table:table-cell>
          <table:table-cell office:value-type="string">
            <text:p>Gamesa(China)</text:p>
          </table:table-cell>
          <table:table-cell office:value-type="float" office:value="602532">
            <text:p>602532</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4/03/2012</text:p>
          </table:table-cell>
          <table:table-cell office:value-type="float" office:value="402366344">
            <text:p>402366344</text:p>
          </table:table-cell>
          <table:table-cell office:value-type="string">
            <text:p>17/05/2016</text:p>
          </table:table-cell>
          <table:table-cell office:value-type="float" office:value="-0">
            <text:p>-0</text:p>
          </table:table-cell>
          <table:table-cell office:value-type="string">
            <text:p>Jeevanandam S.</text:p>
          </table:table-cell>
          <table:table-cell office:value-type="float" office:value="1402">
            <text:p>1402</text:p>
          </table:table-cell>
          <table:table-cell office:value-type="float" office:value="1439">
            <text:p>1439</text:p>
          </table:table-cell>
          <table:table-cell office:value-type="string">
            <text:p>17/05/2016 06:00:00</text:p>
          </table:table-cell>
          <table:table-cell office:value-type="string">
            <text:p>17/05/2016 04:00:00</text:p>
          </table:table-cell>
          <table:table-cell office:value-type="float" office:value="6461290">
            <text:p>6461290</text:p>
          </table:table-cell>
          <table:table-cell office:value-type="float" office:value="32559">
            <text:p>32559</text:p>
          </table:table-cell>
          <table:table-cell office:value-type="string">
            <text:p>MECHANICAL</text:p>
          </table:table-cell>
          <table:table-cell office:value-type="string">
            <text:p>HYDRAULIC SYSTEM AND PITCH CONTROL</text:p>
          </table:table-cell>
          <table:table-cell office:value-type="float" office:value="880162">
            <text:p>880162</text:p>
          </table:table-cell>
          <table:table-cell office:value-type="string">
            <text:p>VICKERS</text:p>
          </table:table-cell>
          <table:table-cell office:value-type="string">
            <text:p>NORMAL OPERATION</text:p>
          </table:table-cell>
          <table:table-cell/>
          <table:table-cell office:value-type="string">
            <text:p>Proportional valve replacement work</text:p>
          </table:table-cell>
          <table:table-cell table:number-columns-repeated="7"/>
          <table:table-cell office:value-type="string">
            <text:p>Proportional valve failure</text:p>
          </table:table-cell>
          <table:table-cell office:value-type="string">
            <text:p>Applied</text:p>
          </table:table-cell>
          <table:table-cell office:value-type="string">
            <text:p>WTG stopped due to proportional valve replacement work while checking we found WTG not goes to RUN mode and pitching was not moving to 83 degree in pause mode so we replace the Proportionala valve</text:p>
          </table:table-cell>
          <table:table-cell office:value-type="string">
            <text:p>WTG restarted normally -Field Engineer-Jeevanandam S. | -Field Operations Manager-Arumugam M.</text:p>
          </table:table-cell>
          <table:table-cell/>
        </table:table-row>
        <table:table-row table:style-name="ro1">
          <table:table-cell office:value-type="string">
            <text:p>CIR-10000642</text:p>
          </table:table-cell>
          <table:table-cell office:value-type="float" office:value="100260345">
            <text:p>100260345</text:p>
          </table:table-cell>
          <table:table-cell office:value-type="string">
            <text:p>Devendran Coal International Private Limited</text:p>
          </table:table-cell>
          <table:table-cell office:value-type="string">
            <text:p>PETHAPPAMPATTI</text:p>
          </table:table-cell>
          <table:table-cell office:value-type="string">
            <text:p>WF-IN-022-0853-Y3-A-00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076">
            <text:p>801001076</text:p>
          </table:table-cell>
          <table:table-cell office:value-type="string">
            <text:p>Gamesa(China)</text:p>
          </table:table-cell>
          <table:table-cell office:value-type="float" office:value="602415">
            <text:p>60241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03/2011</text:p>
          </table:table-cell>
          <table:table-cell office:value-type="float" office:value="402367346">
            <text:p>402367346</text:p>
          </table:table-cell>
          <table:table-cell office:value-type="string">
            <text:p>19/05/2016</text:p>
          </table:table-cell>
          <table:table-cell office:value-type="float" office:value="-0">
            <text:p>-0</text:p>
          </table:table-cell>
          <table:table-cell office:value-type="string">
            <text:p>Sorna Raja G.</text:p>
          </table:table-cell>
          <table:table-cell office:value-type="float" office:value="1402">
            <text:p>1402</text:p>
          </table:table-cell>
          <table:table-cell office:value-type="float" office:value="1439">
            <text:p>1439</text:p>
          </table:table-cell>
          <table:table-cell office:value-type="string">
            <text:p>19/05/2016 16:00:00</text:p>
          </table:table-cell>
          <table:table-cell office:value-type="string">
            <text:p>19/05/2016 14:00:00</text:p>
          </table:table-cell>
          <table:table-cell office:value-type="float" office:value="7228260">
            <text:p>7228260</text:p>
          </table:table-cell>
          <table:table-cell office:value-type="float" office:value="40695">
            <text:p>40695</text:p>
          </table:table-cell>
          <table:table-cell office:value-type="string">
            <text:p>ELECTRICAL</text:p>
          </table:table-cell>
          <table:table-cell office:value-type="string">
            <text:p>ELECTRICAL CABINET SYSTEM</text:p>
          </table:table-cell>
          <table:table-cell office:value-type="string">
            <text:p>GP002750</text:p>
          </table:table-cell>
          <table:table-cell office:value-type="string">
            <text:p>semikron</text:p>
          </table:table-cell>
          <table:table-cell office:value-type="string">
            <text:p>NORMAL OPERATION</text:p>
          </table:table-cell>
          <table:table-cell/>
          <table:table-cell office:value-type="string">
            <text:p>WTG Stopped due to 3210 - Skip error rotor invrtor phase 2 error</text:p>
          </table:table-cell>
          <table:table-cell table:number-columns-repeated="7"/>
          <table:table-cell office:value-type="string">
            <text:p>Rotor skip failure</text:p>
          </table:table-cell>
          <table:table-cell office:value-type="string">
            <text:p>Applied</text:p>
          </table:table-cell>
          <table:table-cell office:value-type="string">
            <text:p>so we checked the related connections and then we conform that rotor skip L2 was railure. so we replace the same</text:p>
          </table:table-cell>
          <table:table-cell office:value-type="string">
            <text:p>WTG restarted normally -Field Engineer-Sorna Raja G. | -Field Operations Manager-Sureshkumar K</text:p>
          </table:table-cell>
          <table:table-cell/>
        </table:table-row>
        <table:table-row table:style-name="ro1">
          <table:table-cell office:value-type="string">
            <text:p>CIR-10000254</text:p>
          </table:table-cell>
          <table:table-cell office:value-type="float" office:value="100260153">
            <text:p>100260153</text:p>
          </table:table-cell>
          <table:table-cell office:value-type="string">
            <text:p>HINDUSTAN SPINNERS B UNIT</text:p>
          </table:table-cell>
          <table:table-cell office:value-type="string">
            <text:p>Theni-Kadamalaigundu</text:p>
          </table:table-cell>
          <table:table-cell office:value-type="string">
            <text:p>WF-IN-022-0872-Y2-A-002</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05">
            <text:p>20305001205</text:p>
          </table:table-cell>
          <table:table-cell office:value-type="string">
            <text:p>Gamesa(Spain)</text:p>
          </table:table-cell>
          <table:table-cell office:value-type="float" office:value="300028">
            <text:p>30002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8/09/2010</text:p>
          </table:table-cell>
          <table:table-cell office:value-type="float" office:value="402324749">
            <text:p>402324749</text:p>
          </table:table-cell>
          <table:table-cell office:value-type="string">
            <text:p>06/04/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06/04/2016 17:30:00</text:p>
          </table:table-cell>
          <table:table-cell office:value-type="string">
            <text:p>06/04/2016 17:00:00</text:p>
          </table:table-cell>
          <table:table-cell office:value-type="float" office:value="7433810">
            <text:p>7433810</text:p>
          </table:table-cell>
          <table:table-cell office:value-type="float" office:value="39710">
            <text:p>39710</text:p>
          </table:table-cell>
          <table:table-cell office:value-type="string">
            <text:p>ELECTRICAL</text:p>
          </table:table-cell>
          <table:table-cell office:value-type="string">
            <text:p>NACELLE INSTRUMENTATION SYSTEM</text:p>
          </table:table-cell>
          <table:table-cell office:value-type="string">
            <text:p>P393462</text:p>
          </table:table-cell>
          <table:table-cell office:value-type="string">
            <text:p>ABB</text:p>
          </table:table-cell>
          <table:table-cell office:value-type="string">
            <text:p>NORMAL OPERATION</text:p>
          </table:table-cell>
          <table:table-cell/>
          <table:table-cell office:value-type="string">
            <text:p>During service time error no:206 Hu.protection tripped error occur , so we check &amp; found KM280 hyd.contactor failure, so we replaced by new one.</text:p>
          </table:table-cell>
          <table:table-cell office:value-type="string">
            <text:p>KM280 Hyd.contactor failure</text:p>
          </table:table-cell>
          <table:table-cell office:value-type="string">
            <text:p>During service time.</text:p>
          </table:table-cell>
          <table:table-cell office:value-type="string">
            <text:p>SF.NO:402(Hindustan)</text:p>
          </table:table-cell>
          <table:table-cell office:value-type="string">
            <text:p>Continuous operation</text:p>
          </table:table-cell>
          <table:table-cell office:value-type="string">
            <text:p>K.Sankar, G.senthilkannan, G.Bala</text:p>
          </table:table-cell>
          <table:table-cell office:value-type="string">
            <text:p>KM280 hyd.contactor replaced by new one.</text:p>
          </table:table-cell>
          <table:table-cell office:value-type="string">
            <text:p>01no</text:p>
          </table:table-cell>
          <table:table-cell office:value-type="string">
            <text:p>Continuous operation, Grid drop</text:p>
          </table:table-cell>
          <table:table-cell office:value-type="string">
            <text:p>Assigned</text:p>
          </table:table-cell>
          <table:table-cell office:value-type="string">
            <text:p>KM280 Hyd.contactor replaced by new one.</text:p>
          </table:table-cell>
          <table:table-cell office:value-type="string">
            <text:p>During service time error no:206 Hu.protection tripped error occur , so we check &amp; found KM280 hyd.contactor failure, so we replaced by new one.-Field Engineer-Senthil Kannan G | Problem solved-Field Operations Manager-Devasudar Singh | Closed-Phone Technical Support-Senthil M. | closed-Functionality Support Lead-Murugesan P. | -Quality-Vijay Chinnaswamy</text:p>
          </table:table-cell>
          <table:table-cell office:value-type="string">
            <text:p>IMG_20160202_164656_HDR.jpg A26-30-10 Contactor</text:p>
          </table:table-cell>
        </table:table-row>
        <table:table-row table:style-name="ro1">
          <table:table-cell office:value-type="string">
            <text:p>CIR-10000105</text:p>
          </table:table-cell>
          <table:table-cell office:value-type="float" office:value="100260182">
            <text:p>100260182</text:p>
          </table:table-cell>
          <table:table-cell office:value-type="string">
            <text:p>HINDUSTAN TEXTILES</text:p>
          </table:table-cell>
          <table:table-cell office:value-type="string">
            <text:p>Theni-Kadamalaigundu</text:p>
          </table:table-cell>
          <table:table-cell office:value-type="string">
            <text:p>WF-IN-022-0872-Y2-A-00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39">
            <text:p>20305001239</text:p>
          </table:table-cell>
          <table:table-cell office:value-type="string">
            <text:p>Gamesa(China)</text:p>
          </table:table-cell>
          <table:table-cell office:value-type="float" office:value="602161">
            <text:p>60216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8/09/2010</text:p>
          </table:table-cell>
          <table:table-cell office:value-type="float" office:value="402300736">
            <text:p>402300736</text:p>
          </table:table-cell>
          <table:table-cell office:value-type="string">
            <text:p>12/03/2016</text:p>
          </table:table-cell>
          <table:table-cell office:value-type="string">
            <text:p>2112-TOP supply failure</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12/03/2016 17:00:00</text:p>
          </table:table-cell>
          <table:table-cell office:value-type="string">
            <text:p>12/03/2016 10:00:00</text:p>
          </table:table-cell>
          <table:table-cell office:value-type="float" office:value="7932680">
            <text:p>7932680</text:p>
          </table:table-cell>
          <table:table-cell office:value-type="float" office:value="39232">
            <text:p>39232</text:p>
          </table:table-cell>
          <table:table-cell office:value-type="string">
            <text:p>MECHANICAL</text:p>
          </table:table-cell>
          <table:table-cell office:value-type="string">
            <text:p>ELECTRICAL CABINET SYSTEM</text:p>
          </table:table-cell>
          <table:table-cell office:value-type="string">
            <text:p>1094574, GP020417</text:p>
          </table:table-cell>
          <table:table-cell office:value-type="string">
            <text:p>GAMESA, JAURE</text:p>
          </table:table-cell>
          <table:table-cell office:value-type="string">
            <text:p>NORMAL OPERATION</text:p>
          </table:table-cell>
          <table:table-cell/>
          <table:table-cell office:value-type="string">
            <text:p>During generator alignment work time we found top battery back up failure &amp; also Coupling Arm replaced.</text:p>
          </table:table-cell>
          <table:table-cell office:value-type="string">
            <text:p>Battery back up, Coupling arm failure</text:p>
          </table:table-cell>
          <table:table-cell office:value-type="string">
            <text:p>During Generator alignment time</text:p>
          </table:table-cell>
          <table:table-cell office:value-type="string">
            <text:p>SF.NO:570(HINDUSTAN)</text:p>
          </table:table-cell>
          <table:table-cell office:value-type="string">
            <text:p>Continuous operation, Grid drop</text:p>
          </table:table-cell>
          <table:table-cell office:value-type="string">
            <text:p>M.Vinu, S.Johnpeter, A.Parasuraman</text:p>
          </table:table-cell>
          <table:table-cell office:value-type="string">
            <text:p>Battery back up, Coupling arm failure , so we replaced by new one</text:p>
          </table:table-cell>
          <table:table-cell office:value-type="string">
            <text:p>Each 01no</text:p>
          </table:table-cell>
          <table:table-cell office:value-type="string">
            <text:p>Continuous operation, Grid drop</text:p>
          </table:table-cell>
          <table:table-cell office:value-type="string">
            <text:p>Assigned</text:p>
          </table:table-cell>
          <table:table-cell office:value-type="string">
            <text:p>We replaced Battery back up &amp; coupling ARM</text:p>
          </table:table-cell>
          <table:table-cell office:value-type="string">
            <text:p>Problem solved-Field Engineer-John Peter S | Problem solved-Field Operations Manager-Devasudar Singh | solved-Phone Technical Support-Senthil M. | problem solved-Functionality Support Lead-Shankar Anand R. | -Quality-Vijay Chinnaswamy</text:p>
          </table:table-cell>
          <table:table-cell office:value-type="string">
            <text:p>IMG_20160309_233122.jpg Battery back up</text:p>
          </table:table-cell>
        </table:table-row>
        <table:table-row table:style-name="ro1">
          <table:table-cell office:value-type="string">
            <text:p>CIR-10000257</text:p>
          </table:table-cell>
          <table:table-cell office:value-type="float" office:value="100260182">
            <text:p>100260182</text:p>
          </table:table-cell>
          <table:table-cell office:value-type="string">
            <text:p>HINDUSTAN TEXTILES</text:p>
          </table:table-cell>
          <table:table-cell office:value-type="string">
            <text:p>Theni-Kadamalaigundu</text:p>
          </table:table-cell>
          <table:table-cell office:value-type="string">
            <text:p>WF-IN-022-0872-Y2-A-00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39">
            <text:p>20305001239</text:p>
          </table:table-cell>
          <table:table-cell office:value-type="string">
            <text:p>Gamesa(China)</text:p>
          </table:table-cell>
          <table:table-cell office:value-type="float" office:value="602161">
            <text:p>60216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8/09/2010</text:p>
          </table:table-cell>
          <table:table-cell office:value-type="float" office:value="402328180">
            <text:p>402328180</text:p>
          </table:table-cell>
          <table:table-cell office:value-type="string">
            <text:p>08/04/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08/04/2016 17:30:00</text:p>
          </table:table-cell>
          <table:table-cell office:value-type="string">
            <text:p>08/04/2016 16:30:00</text:p>
          </table:table-cell>
          <table:table-cell office:value-type="float" office:value="7947850">
            <text:p>7947850</text:p>
          </table:table-cell>
          <table:table-cell office:value-type="float" office:value="39846">
            <text:p>39846</text:p>
          </table:table-cell>
          <table:table-cell office:value-type="string">
            <text:p>ELECTRICAL</text:p>
          </table:table-cell>
          <table:table-cell office:value-type="string">
            <text:p>NACELLE INSTRUMENTATION SYSTEM</text:p>
          </table:table-cell>
          <table:table-cell office:value-type="string">
            <text:p>REL0068</text:p>
          </table:table-cell>
          <table:table-cell office:value-type="string">
            <text:p>FINDER</text:p>
          </table:table-cell>
          <table:table-cell office:value-type="string">
            <text:p>NORMAL OPERATION</text:p>
          </table:table-cell>
          <table:table-cell/>
          <table:table-cell office:value-type="string">
            <text:p>During service time error no 2118 Interbus error occur, we check &amp; found Top timer got failed.</text:p>
          </table:table-cell>
          <table:table-cell office:value-type="string">
            <text:p>Top timer got failed</text:p>
          </table:table-cell>
          <table:table-cell office:value-type="string">
            <text:p>During service time</text:p>
          </table:table-cell>
          <table:table-cell office:value-type="string">
            <text:p>SF.NO:570(Hindustan)</text:p>
          </table:table-cell>
          <table:table-cell office:value-type="string">
            <text:p>Continuous operation</text:p>
          </table:table-cell>
          <table:table-cell office:value-type="string">
            <text:p>M.Vinu, G.Bala, T.Stalinkumar</text:p>
          </table:table-cell>
          <table:table-cell office:value-type="string">
            <text:p>Top timer replaced by new one.</text:p>
          </table:table-cell>
          <table:table-cell office:value-type="string">
            <text:p>01no</text:p>
          </table:table-cell>
          <table:table-cell office:value-type="string">
            <text:p>Continuous operation,</text:p>
          </table:table-cell>
          <table:table-cell office:value-type="string">
            <text:p>Assigned</text:p>
          </table:table-cell>
          <table:table-cell office:value-type="string">
            <text:p>We replaced new timer &amp; restart the turbine</text:p>
          </table:table-cell>
          <table:table-cell office:value-type="string">
            <text:p>During service time error no 2118 Interbus error occur, we check &amp; found Top timer got failed. so we replaced by new timer-Field Engineer-Balasubramanian G. | Problem solved-Field Operations Manager-Devasudar Singh</text:p>
          </table:table-cell>
          <table:table-cell office:value-type="string">
            <text:p>IMG_20160212_072340.jpg Top timer</text:p>
          </table:table-cell>
        </table:table-row>
        <table:table-row table:style-name="ro1">
          <table:table-cell office:value-type="string">
            <text:p>CIR-10000548</text:p>
          </table:table-cell>
          <table:table-cell office:value-type="float" office:value="100260182">
            <text:p>100260182</text:p>
          </table:table-cell>
          <table:table-cell office:value-type="string">
            <text:p>HINDUSTAN TEXTILES</text:p>
          </table:table-cell>
          <table:table-cell office:value-type="string">
            <text:p>Theni-Kadamalaigundu</text:p>
          </table:table-cell>
          <table:table-cell office:value-type="string">
            <text:p>WF-IN-022-0872-Y2-A-00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39">
            <text:p>20305001239</text:p>
          </table:table-cell>
          <table:table-cell office:value-type="string">
            <text:p>Gamesa(China)</text:p>
          </table:table-cell>
          <table:table-cell office:value-type="float" office:value="602161">
            <text:p>60216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8/09/2010</text:p>
          </table:table-cell>
          <table:table-cell office:value-type="float" office:value="402374596">
            <text:p>402374596</text:p>
          </table:table-cell>
          <table:table-cell office:value-type="string">
            <text:p>26/05/2016</text:p>
          </table:table-cell>
          <table:table-cell office:value-type="float" office:value="-0">
            <text:p>-0</text:p>
          </table:table-cell>
          <table:table-cell office:value-type="string">
            <text:p>Avudaippan M</text:p>
          </table:table-cell>
          <table:table-cell office:value-type="float" office:value="1404">
            <text:p>1404</text:p>
          </table:table-cell>
          <table:table-cell office:value-type="float" office:value="1440">
            <text:p>1440</text:p>
          </table:table-cell>
          <table:table-cell office:value-type="string">
            <text:p>26/05/2016 16:00:00</text:p>
          </table:table-cell>
          <table:table-cell office:value-type="string">
            <text:p>26/05/2016 13:00:00</text:p>
          </table:table-cell>
          <table:table-cell office:value-type="float" office:value="8053030">
            <text:p>8053030</text:p>
          </table:table-cell>
          <table:table-cell office:value-type="float" office:value="40836">
            <text:p>40836</text:p>
          </table:table-cell>
          <table:table-cell office:value-type="string">
            <text:p>MECHANICAL</text:p>
          </table:table-cell>
          <table:table-cell office:value-type="string">
            <text:p>BLADE BEARING SYSTEM</text:p>
          </table:table-cell>
          <table:table-cell office:value-type="string">
            <text:p>P630694</text:p>
          </table:table-cell>
          <table:table-cell office:value-type="string">
            <text:p>DYSTA</text:p>
          </table:table-cell>
          <table:table-cell office:value-type="string">
            <text:p>NORMAL OPERATION</text:p>
          </table:table-cell>
          <table:table-cell/>
          <table:table-cell office:value-type="string">
            <text:p>WTG Manually stopped for blade hub joint broken bolt replacement work. We replaced M24X180 broken bolt 5 noâ€™s replaced it(Blade no:A ,POS 3,4,5,6,7)</text:p>
          </table:table-cell>
          <table:table-cell office:value-type="string">
            <text:p>Blade bearing bolt broken</text:p>
          </table:table-cell>
          <table:table-cell office:value-type="string">
            <text:p>During visual inspection time.</text:p>
          </table:table-cell>
          <table:table-cell office:value-type="string">
            <text:p>SF.NO:570</text:p>
          </table:table-cell>
          <table:table-cell office:value-type="string">
            <text:p>Material defect ,wrong thread Quality issue, exceeded to torque limit</text:p>
          </table:table-cell>
          <table:table-cell office:value-type="string">
            <text:p>M.Avudaiappan, S.Vijayakumar</text:p>
          </table:table-cell>
          <table:table-cell office:value-type="string">
            <text:p>we replaced blade bearing broken bolts</text:p>
          </table:table-cell>
          <table:table-cell office:value-type="string">
            <text:p>11no's</text:p>
          </table:table-cell>
          <table:table-cell office:value-type="string">
            <text:p>Material defect ,wrong thread Quality issue, exceeded to torque limit</text:p>
          </table:table-cell>
          <table:table-cell office:value-type="string">
            <text:p>Assigned</text:p>
          </table:table-cell>
          <table:table-cell office:value-type="string">
            <text:p>We replaced M24X180 broken bolt 5 noâ€™s replaced it(Blade no:A ,POS 3,4,5,6,7) We installed new bolt and restarted it WTG.</text:p>
          </table:table-cell>
          <table:table-cell office:value-type="string">
            <text:p>WTG Manually stopped for blade hub joint broken bolt replacement work. We replaced M24X180 broken bolt 5 noâ€™s replaced it(Blade no:A ,POS 3,4,5,6,7) . We installed new bolt and restarted it WTG.-Field Engineer-Avudaippan M | Problem solved-Field Operations Manager-Devasudar Singh | FSL comments requested-Phone Technical Support-Senthil M. | -Functionality Support Lead-Anand A.P</text:p>
          </table:table-cell>
          <table:table-cell office:value-type="string">
            <text:p>Blade bearing bolt1.jpg Blade bearing bolt</text:p>
          </table:table-cell>
        </table:table-row>
        <table:table-row table:style-name="ro1">
          <table:table-cell office:value-type="string">
            <text:p>CIR-10000258</text:p>
          </table:table-cell>
          <table:table-cell office:value-type="float" office:value="100260156">
            <text:p>100260156</text:p>
          </table:table-cell>
          <table:table-cell office:value-type="string">
            <text:p>Shiny Knitwear (P) Ltd.</text:p>
          </table:table-cell>
          <table:table-cell office:value-type="string">
            <text:p>Theni-Kadamalaigundu</text:p>
          </table:table-cell>
          <table:table-cell office:value-type="string">
            <text:p>WF-IN-022-0872-Y2-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17">
            <text:p>20305001217</text:p>
          </table:table-cell>
          <table:table-cell office:value-type="string">
            <text:p>Gamesa(China)</text:p>
          </table:table-cell>
          <table:table-cell office:value-type="float" office:value="602098">
            <text:p>60209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8/09/2010</text:p>
          </table:table-cell>
          <table:table-cell office:value-type="float" office:value="402328182">
            <text:p>402328182</text:p>
          </table:table-cell>
          <table:table-cell office:value-type="string">
            <text:p>08/04/2016</text:p>
          </table:table-cell>
          <table:table-cell office:value-type="string">
            <text:p>2118-Interbus bus error</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08/04/2016 17:30:00</text:p>
          </table:table-cell>
          <table:table-cell office:value-type="string">
            <text:p>08/04/2016 16:30:00</text:p>
          </table:table-cell>
          <table:table-cell office:value-type="float" office:value="7766570">
            <text:p>7766570</text:p>
          </table:table-cell>
          <table:table-cell office:value-type="float" office:value="39430">
            <text:p>39430</text:p>
          </table:table-cell>
          <table:table-cell office:value-type="string">
            <text:p>CONTROL SYSTEM</text:p>
          </table:table-cell>
          <table:table-cell office:value-type="string">
            <text:p>NACELLE INSTRUMENTATION SYSTEM</text:p>
          </table:table-cell>
          <table:table-cell office:value-type="string">
            <text:p>REL0068</text:p>
          </table:table-cell>
          <table:table-cell office:value-type="string">
            <text:p>FINDER</text:p>
          </table:table-cell>
          <table:table-cell office:value-type="string">
            <text:p>NORMAL OPERATION</text:p>
          </table:table-cell>
          <table:table-cell/>
          <table:table-cell office:value-type="string">
            <text:p>During service time error no:2118 Inter bus error occur. we check &amp; found top timer got failed.</text:p>
          </table:table-cell>
          <table:table-cell office:value-type="string">
            <text:p>top timer failure</text:p>
          </table:table-cell>
          <table:table-cell office:value-type="string">
            <text:p>During service time.</text:p>
          </table:table-cell>
          <table:table-cell office:value-type="string">
            <text:p>SF.NO:533(Shiny)</text:p>
          </table:table-cell>
          <table:table-cell office:value-type="string">
            <text:p>Continuous operation</text:p>
          </table:table-cell>
          <table:table-cell office:value-type="string">
            <text:p>D.Yukesh, J.Kalimuthu, K.Ramesh</text:p>
          </table:table-cell>
          <table:table-cell office:value-type="string">
            <text:p>Top timer replaced by new one.</text:p>
          </table:table-cell>
          <table:table-cell office:value-type="string">
            <text:p>01no</text:p>
          </table:table-cell>
          <table:table-cell office:value-type="string">
            <text:p>Continuous operation,</text:p>
          </table:table-cell>
          <table:table-cell office:value-type="string">
            <text:p>Assigned</text:p>
          </table:table-cell>
          <table:table-cell office:value-type="string">
            <text:p>We replaced new timer &amp; restart the timer</text:p>
          </table:table-cell>
          <table:table-cell office:value-type="string">
            <text:p>During service time error no:2118 Inter bus error occur. we check &amp; found top timer got failed.so we replaced by new one.-Field Engineer-Yukesh D. | Problem solved-Field Operations Manager-Devasudar Singh</text:p>
          </table:table-cell>
          <table:table-cell office:value-type="string">
            <text:p>IMG_20160316_094953.jpg Timer</text:p>
          </table:table-cell>
        </table:table-row>
        <table:table-row table:style-name="ro1">
          <table:table-cell office:value-type="string">
            <text:p>CIR-10000106</text:p>
          </table:table-cell>
          <table:table-cell office:value-type="float" office:value="100260090">
            <text:p>100260090</text:p>
          </table:table-cell>
          <table:table-cell office:value-type="string">
            <text:p>Rajashree Spintex Pvt. Ltd.</text:p>
          </table:table-cell>
          <table:table-cell office:value-type="string">
            <text:p>Theni-Kadamalaigundu</text:p>
          </table:table-cell>
          <table:table-cell office:value-type="string">
            <text:p>WF-IN-022-0846-Y2-A-00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49">
            <text:p>20305001149</text:p>
          </table:table-cell>
          <table:table-cell office:value-type="string">
            <text:p>Gamesa(China)</text:p>
          </table:table-cell>
          <table:table-cell office:value-type="float" office:value="601936">
            <text:p>60193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2/05/2010</text:p>
          </table:table-cell>
          <table:table-cell/>
          <table:table-cell office:value-type="string">
            <text:p>14/03/2016</text:p>
          </table:table-cell>
          <table:table-cell office:value-type="float" office:value="-0">
            <text:p>-0</text:p>
          </table:table-cell>
          <table:table-cell office:value-type="string">
            <text:p>John Peter S</text:p>
          </table:table-cell>
          <table:table-cell office:value-type="float" office:value="1404">
            <text:p>1404</text:p>
          </table:table-cell>
          <table:table-cell office:value-type="float" office:value="1440">
            <text:p>1440</text:p>
          </table:table-cell>
          <table:table-cell office:value-type="string">
            <text:p>14/03/2016 23:45:00</text:p>
          </table:table-cell>
          <table:table-cell office:value-type="string">
            <text:p>14/03/2016 22:00:00</text:p>
          </table:table-cell>
          <table:table-cell office:value-type="float" office:value="8454240">
            <text:p>8454240</text:p>
          </table:table-cell>
          <table:table-cell office:value-type="float" office:value="41711">
            <text:p>41711</text:p>
          </table:table-cell>
          <table:table-cell office:value-type="string">
            <text:p>ELECTRICAL</text:p>
          </table:table-cell>
          <table:table-cell office:value-type="string">
            <text:p>HYDRAULIC SYSTEM AND PITCH CONTROL</text:p>
          </table:table-cell>
          <table:table-cell office:value-type="string">
            <text:p>GP004897, 109534, 109537</text:p>
          </table:table-cell>
          <table:table-cell office:value-type="string">
            <text:p>PHONIEX</text:p>
          </table:table-cell>
          <table:table-cell office:value-type="string">
            <text:p>NORMAL OPERATION</text:p>
          </table:table-cell>
          <table:table-cell/>
          <table:table-cell office:value-type="string">
            <text:p>Wtg stopped due to error no:2114 Analog card failure &amp; 115 Yaw brake pressure high. So we check &amp; found RV8 valve &amp; pressure transducer &amp; also AI2 module failure.</text:p>
          </table:table-cell>
          <table:table-cell office:value-type="string">
            <text:p>AI2 module, Pressure trans ducer, RV8 valve problem</text:p>
          </table:table-cell>
          <table:table-cell office:value-type="string">
            <text:p>Breakdown</text:p>
          </table:table-cell>
          <table:table-cell office:value-type="string">
            <text:p>SF.NO:224(RAJASHREE)</text:p>
          </table:table-cell>
          <table:table-cell office:value-type="string">
            <text:p>Continuous operation, frequent Grid drop</text:p>
          </table:table-cell>
          <table:table-cell office:value-type="string">
            <text:p>S.Johnpeter, T.Stalinkumar</text:p>
          </table:table-cell>
          <table:table-cell office:value-type="string">
            <text:p>AI2 module, Pressure transducer, RV8 valve replaced by new one.</text:p>
          </table:table-cell>
          <table:table-cell office:value-type="string">
            <text:p>Each 01 no</text:p>
          </table:table-cell>
          <table:table-cell office:value-type="string">
            <text:p>Continuous operation, frequent Grid drop,</text:p>
          </table:table-cell>
          <table:table-cell office:value-type="string">
            <text:p>Assigned</text:p>
          </table:table-cell>
          <table:table-cell office:value-type="string">
            <text:p>we check &amp; found RV8 valve &amp; pressure transducer &amp; also AI2 module failure. so we replaced all by new one.</text:p>
          </table:table-cell>
          <table:table-cell office:value-type="string">
            <text:p>Wtg stopped due to error no:2114 Analog card failure &amp; 115 Yaw brake pressure high. So we check &amp; found RV8 valve &amp; pressure transducer &amp; also AI2 module failure.we replaced all by newone. Now problem solved-Field Engineer-John Peter S | Problem solved-Field Operations Manager-Devasudar Singh | closed-Phone Technical Support-Senthil M. | RCA will be done based on failure rate-Functionality Support Lead-Shankar Anand R. | -Quality-Vijay Chinnaswamy</text:p>
          </table:table-cell>
          <table:table-cell office:value-type="string">
            <text:p>IMG_20160315_093215.jpg AI module | IMG_20160315_093353.jpg RV8 Valve | IMG_20160315_093323.jpg pressure transducer</text:p>
          </table:table-cell>
        </table:table-row>
        <table:table-row table:style-name="ro1">
          <table:table-cell office:value-type="string">
            <text:p>CIR-10000361</text:p>
          </table:table-cell>
          <table:table-cell office:value-type="float" office:value="100260110">
            <text:p>100260110</text:p>
          </table:table-cell>
          <table:table-cell office:value-type="string">
            <text:p>Amarjothi Spinning Mills Limited</text:p>
          </table:table-cell>
          <table:table-cell office:value-type="string">
            <text:p>Theni-Kadamalaigundu</text:p>
          </table:table-cell>
          <table:table-cell office:value-type="string">
            <text:p>WF-IN-022-0846-Y3-A-00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54">
            <text:p>20305001154</text:p>
          </table:table-cell>
          <table:table-cell office:value-type="string">
            <text:p>Gamesa(China)</text:p>
          </table:table-cell>
          <table:table-cell office:value-type="float" office:value="601993">
            <text:p>601993</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3/06/2010</text:p>
          </table:table-cell>
          <table:table-cell office:value-type="float" office:value="402348799">
            <text:p>402348799</text:p>
          </table:table-cell>
          <table:table-cell office:value-type="string">
            <text:p>29/04/2016</text:p>
          </table:table-cell>
          <table:table-cell office:value-type="float" office:value="-0">
            <text:p>-0</text:p>
          </table:table-cell>
          <table:table-cell office:value-type="string">
            <text:p>Dinesh Babu R.</text:p>
          </table:table-cell>
          <table:table-cell office:value-type="float" office:value="1404">
            <text:p>1404</text:p>
          </table:table-cell>
          <table:table-cell office:value-type="float" office:value="1440">
            <text:p>1440</text:p>
          </table:table-cell>
          <table:table-cell office:value-type="string">
            <text:p>30/04/2016 15:00:00</text:p>
          </table:table-cell>
          <table:table-cell office:value-type="string">
            <text:p>29/04/2016 09:00:00</text:p>
          </table:table-cell>
          <table:table-cell office:value-type="float" office:value="8468520">
            <text:p>8468520</text:p>
          </table:table-cell>
          <table:table-cell office:value-type="float" office:value="42845">
            <text:p>42845</text:p>
          </table:table-cell>
          <table:table-cell office:value-type="string">
            <text:p>MECHANICAL</text:p>
          </table:table-cell>
          <table:table-cell office:value-type="string">
            <text:p>BLADES</text:p>
          </table:table-cell>
          <table:table-cell table:number-columns-repeated="2"/>
          <table:table-cell office:value-type="string">
            <text:p>LIGHTNING</text:p>
          </table:table-cell>
          <table:table-cell/>
          <table:table-cell office:value-type="string">
            <text:p>Blade 'A', 'B', 'C' diverter strip replaced work down.</text:p>
          </table:table-cell>
          <table:table-cell office:value-type="string">
            <text:p>Diverter strip damage</text:p>
          </table:table-cell>
          <table:table-cell/>
          <table:table-cell office:value-type="string">
            <text:p>SF.NO:282(AMARJOTHI)</text:p>
          </table:table-cell>
          <table:table-cell office:value-type="string">
            <text:p>Lightening</text:p>
          </table:table-cell>
          <table:table-cell office:value-type="string">
            <text:p>5000930, 5006550, 5006555(S.Sunder, Raja, Rajesh,Venkatesh)</text:p>
          </table:table-cell>
          <table:table-cell office:value-type="string">
            <text:p>Diverter strip replaced by new one.</text:p>
          </table:table-cell>
          <table:table-cell/>
          <table:table-cell office:value-type="string">
            <text:p>Lightening</text:p>
          </table:table-cell>
          <table:table-cell office:value-type="string">
            <text:p>Assigned</text:p>
          </table:table-cell>
          <table:table-cell office:value-type="string">
            <text:p>Blade 'A', 'B', 'C' diverter strip replaced work down.</text:p>
          </table:table-cell>
          <table:table-cell office:value-type="string">
            <text:p>Blade 'A', 'B', 'C' diverter strip replaced work down.-Field Engineer-Dinesh Babu R. | Blade repair work done-Field Operations Manager-Devasudar Singh | Lightning conductor connectivity must ensured-Phone Technical Support-Senthil M. | -Functionality Support Lead-Murugesan P.</text:p>
          </table:table-cell>
          <table:table-cell/>
        </table:table-row>
        <table:table-row table:style-name="ro1">
          <table:table-cell office:value-type="string">
            <text:p>CIR-10000069</text:p>
          </table:table-cell>
          <table:table-cell office:value-type="float" office:value="100260117">
            <text:p>100260117</text:p>
          </table:table-cell>
          <table:table-cell office:value-type="string">
            <text:p>Bannari Amman Flour Mill Limited</text:p>
          </table:table-cell>
          <table:table-cell office:value-type="string">
            <text:p>Theni-Kadamalaigundu</text:p>
          </table:table-cell>
          <table:table-cell office:value-type="string">
            <text:p>WF-IN-022-0846-Y2-A-002</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75">
            <text:p>20305001175</text:p>
          </table:table-cell>
          <table:table-cell office:value-type="string">
            <text:p>Gamesa(China)</text:p>
          </table:table-cell>
          <table:table-cell office:value-type="float" office:value="602053">
            <text:p>602053</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3/07/2010</text:p>
          </table:table-cell>
          <table:table-cell office:value-type="float" office:value="402282696">
            <text:p>402282696</text:p>
          </table:table-cell>
          <table:table-cell office:value-type="string">
            <text:p>29/02/2016</text:p>
          </table:table-cell>
          <table:table-cell office:value-type="float" office:value="-0">
            <text:p>-0</text:p>
          </table:table-cell>
          <table:table-cell office:value-type="string">
            <text:p>Senthil Kannan G</text:p>
          </table:table-cell>
          <table:table-cell office:value-type="float" office:value="1404">
            <text:p>1404</text:p>
          </table:table-cell>
          <table:table-cell office:value-type="float" office:value="1425">
            <text:p>1425</text:p>
          </table:table-cell>
          <table:table-cell office:value-type="string">
            <text:p>29/02/2016 12:30:37</text:p>
          </table:table-cell>
          <table:table-cell office:value-type="string">
            <text:p>29/02/2016 10:00:37</text:p>
          </table:table-cell>
          <table:table-cell office:value-type="float" office:value="8236930">
            <text:p>8236930</text:p>
          </table:table-cell>
          <table:table-cell office:value-type="float" office:value="41104">
            <text:p>41104</text:p>
          </table:table-cell>
          <table:table-cell office:value-type="string">
            <text:p>CONTROL SYSTEM</text:p>
          </table:table-cell>
          <table:table-cell office:value-type="string">
            <text:p>NACELLE INSTRUMENTATION SYSTEM</text:p>
          </table:table-cell>
          <table:table-cell office:value-type="string">
            <text:p>GP005426, GP021828</text:p>
          </table:table-cell>
          <table:table-cell office:value-type="string">
            <text:p>PHONIEX, YUASA</text:p>
          </table:table-cell>
          <table:table-cell office:value-type="string">
            <text:p>NORMAL OPERATION</text:p>
          </table:table-cell>
          <table:table-cell/>
          <table:table-cell office:value-type="string">
            <text:p>Wtg Manually stopped due to warning error no:707 SMP Communication failure. We checked &amp; found top side SMP box failure &amp; also Battery back up 12V battery failure.</text:p>
          </table:table-cell>
          <table:table-cell office:value-type="string">
            <text:p>SMP box &amp; 12Vbattery back up battery failure.</text:p>
          </table:table-cell>
          <table:table-cell office:value-type="string">
            <text:p>Breakdown</text:p>
          </table:table-cell>
          <table:table-cell office:value-type="string">
            <text:p>SF.NO:275(BANNARI AMMAN)</text:p>
          </table:table-cell>
          <table:table-cell office:value-type="string">
            <text:p>Grid Fluctuation, Short circuit, Over voltage, Earth fault, Material problem</text:p>
          </table:table-cell>
          <table:table-cell office:value-type="string">
            <text:p>G.Senthilkannan</text:p>
          </table:table-cell>
          <table:table-cell office:value-type="string">
            <text:p>SMP BOX &amp; 12V Battery replaced.</text:p>
          </table:table-cell>
          <table:table-cell office:value-type="string">
            <text:p>01no, 02no's</text:p>
          </table:table-cell>
          <table:table-cell office:value-type="string">
            <text:p>Grid Fluctuation, Short circuit, Over voltage, Earth fault, Material problem</text:p>
          </table:table-cell>
          <table:table-cell office:value-type="string">
            <text:p>Assigned</text:p>
          </table:table-cell>
          <table:table-cell office:value-type="string">
            <text:p>We checked &amp; found top side SMP box failure &amp; also Battery back up 12V battery failure. We replaced all &amp; start the WTG</text:p>
          </table:table-cell>
          <table:table-cell office:value-type="string">
            <text:p>Wtg Manually stopped due to warning error no:707 SMP Communication failure. We checked &amp; found top side SMP box failure &amp; also Battery back up 12V battery failure. We replaced all &amp; start the WTG. -Field Engineer-Senthil Kannan G | Problem solved-Field Operations Manager-Devasudar Singh | to be investigated-Phone Technical Support-Senthil M. | SMP board failure mode analysis required-Functionality Support Lead-Murugesan P. | FMEA required-Functionality Support Specialist-Venkatesh S | -Quality-Vijay Chinnaswamy</text:p>
          </table:table-cell>
          <table:table-cell office:value-type="string">
            <text:p>IMG_20160301_154916.jpg SMP | Battery 12V.jpg 12V Battery</text:p>
          </table:table-cell>
        </table:table-row>
        <table:table-row table:style-name="ro1">
          <table:table-cell office:value-type="string">
            <text:p>CIR-10000098</text:p>
          </table:table-cell>
          <table:table-cell office:value-type="float" office:value="100260117">
            <text:p>100260117</text:p>
          </table:table-cell>
          <table:table-cell office:value-type="string">
            <text:p>Bannari Amman Flour Mill Limited</text:p>
          </table:table-cell>
          <table:table-cell office:value-type="string">
            <text:p>Theni-Kadamalaigundu</text:p>
          </table:table-cell>
          <table:table-cell office:value-type="string">
            <text:p>WF-IN-022-0846-Y2-A-002</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75">
            <text:p>20305001175</text:p>
          </table:table-cell>
          <table:table-cell office:value-type="string">
            <text:p>Gamesa(China)</text:p>
          </table:table-cell>
          <table:table-cell office:value-type="float" office:value="602053">
            <text:p>602053</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3/07/2010</text:p>
          </table:table-cell>
          <table:table-cell office:value-type="float" office:value="402298243">
            <text:p>402298243</text:p>
          </table:table-cell>
          <table:table-cell office:value-type="string">
            <text:p>10/03/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25">
            <text:p>1425</text:p>
          </table:table-cell>
          <table:table-cell office:value-type="string">
            <text:p>10/03/2016 12:30:00</text:p>
          </table:table-cell>
          <table:table-cell office:value-type="string">
            <text:p>10/03/2016 11:00:00</text:p>
          </table:table-cell>
          <table:table-cell office:value-type="float" office:value="8241930">
            <text:p>8241930</text:p>
          </table:table-cell>
          <table:table-cell office:value-type="float" office:value="41320">
            <text:p>41320</text:p>
          </table:table-cell>
          <table:table-cell office:value-type="string">
            <text:p>CONTROL SYSTEM</text:p>
          </table:table-cell>
          <table:table-cell office:value-type="string">
            <text:p>ELECTRICAL CABINET SYSTEM</text:p>
          </table:table-cell>
          <table:table-cell office:value-type="float" office:value="50071">
            <text:p>50071</text:p>
          </table:table-cell>
          <table:table-cell office:value-type="string">
            <text:p>INGETEAM</text:p>
          </table:table-cell>
          <table:table-cell office:value-type="string">
            <text:p>NORMAL OPERATION</text:p>
          </table:table-cell>
          <table:table-cell office:value-type="float" office:value="4176115650">
            <text:p>4176115650</text:p>
          </table:table-cell>
          <table:table-cell office:value-type="string">
            <text:p>Wtg stopped due to error no:2231 Error in phase 'T' inverter . we check &amp; found Inverter side drivercard failure.</text:p>
          </table:table-cell>
          <table:table-cell office:value-type="string">
            <text:p>Driver card problem</text:p>
          </table:table-cell>
          <table:table-cell office:value-type="string">
            <text:p>Breakdown</text:p>
          </table:table-cell>
          <table:table-cell office:value-type="string">
            <text:p>SF.NO:275(BANNARIAMMAN)</text:p>
          </table:table-cell>
          <table:table-cell office:value-type="string">
            <text:p>Material problem, Grid fluctuation</text:p>
          </table:table-cell>
          <table:table-cell office:value-type="string">
            <text:p>K.Sankaranarayanan, S.Johnpeter, T.Stalinkumar</text:p>
          </table:table-cell>
          <table:table-cell office:value-type="string">
            <text:p>Inverter section driver card changed by new one.</text:p>
          </table:table-cell>
          <table:table-cell office:value-type="string">
            <text:p>01no</text:p>
          </table:table-cell>
          <table:table-cell office:value-type="string">
            <text:p>Material problem, Grid fluctuation, Short circuit</text:p>
          </table:table-cell>
          <table:table-cell office:value-type="string">
            <text:p>Assigned</text:p>
          </table:table-cell>
          <table:table-cell office:value-type="string">
            <text:p>We check &amp; found inverter section driver card failure. so we replaced new one.</text:p>
          </table:table-cell>
          <table:table-cell office:value-type="string">
            <text:p>Wtg stopped due to error no:2231 Error in phase 'T' inverter . we check &amp; found Inverter side drivercard failure. So we changed by new one.-Field Engineer-John Peter S | Problem solved-Field Operations Manager-Devasudar Singh | DURING SURGE-Phone Technical Support-Senthil M. | There is some driver card DM available in the SB and we have to check and apply the same-Functionality Support Lead-Murugesan P. | its being already in implementation-Functionality Support Specialist-Venkatesh S | -Quality-Vijay Chinnaswamy</text:p>
          </table:table-cell>
          <table:table-cell office:value-type="string">
            <text:p>IMG_20160310_210412.jpg Driver card</text:p>
          </table:table-cell>
        </table:table-row>
        <table:table-row table:style-name="ro1">
          <table:table-cell office:value-type="string">
            <text:p>CIR-10000096</text:p>
          </table:table-cell>
          <table:table-cell office:value-type="float" office:value="100260119">
            <text:p>100260119</text:p>
          </table:table-cell>
          <table:table-cell office:value-type="string">
            <text:p>JPP Mills (P) Ltd</text:p>
          </table:table-cell>
          <table:table-cell office:value-type="string">
            <text:p>Theni-Kadamalaigundu</text:p>
          </table:table-cell>
          <table:table-cell office:value-type="string">
            <text:p>WF-IN-022-0846-Y2-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63">
            <text:p>20305001163</text:p>
          </table:table-cell>
          <table:table-cell office:value-type="string">
            <text:p>Gamesa(China)</text:p>
          </table:table-cell>
          <table:table-cell office:value-type="float" office:value="602023">
            <text:p>602023</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0/08/2010</text:p>
          </table:table-cell>
          <table:table-cell/>
          <table:table-cell office:value-type="string">
            <text:p>07/03/2016</text:p>
          </table:table-cell>
          <table:table-cell office:value-type="float" office:value="-0">
            <text:p>-0</text:p>
          </table:table-cell>
          <table:table-cell office:value-type="string">
            <text:p>Sankaranarayanan K</text:p>
          </table:table-cell>
          <table:table-cell office:value-type="float" office:value="1404">
            <text:p>1404</text:p>
          </table:table-cell>
          <table:table-cell office:value-type="float" office:value="1425">
            <text:p>1425</text:p>
          </table:table-cell>
          <table:table-cell office:value-type="string">
            <text:p>07/03/2016 16:15:18</text:p>
          </table:table-cell>
          <table:table-cell office:value-type="string">
            <text:p>07/03/2016 14:30:18</text:p>
          </table:table-cell>
          <table:table-cell office:value-type="float" office:value="6836820">
            <text:p>6836820</text:p>
          </table:table-cell>
          <table:table-cell office:value-type="float" office:value="39772">
            <text:p>39772</text:p>
          </table:table-cell>
          <table:table-cell office:value-type="string">
            <text:p>ELECTRICAL</text:p>
          </table:table-cell>
          <table:table-cell office:value-type="string">
            <text:p>HYDRAULIC SYSTEM AND PITCH CONTROL</text:p>
          </table:table-cell>
          <table:table-cell office:value-type="float" office:value="880162">
            <text:p>880162</text:p>
          </table:table-cell>
          <table:table-cell office:value-type="string">
            <text:p>VICKERS</text:p>
          </table:table-cell>
          <table:table-cell office:value-type="string">
            <text:p>NORMAL OPERATION</text:p>
          </table:table-cell>
          <table:table-cell office:value-type="string">
            <text:p>G52-C-1993</text:p>
          </table:table-cell>
          <table:table-cell office:value-type="string">
            <text:p>WTG stopped due to error no:800 Pitch Activating error</text:p>
          </table:table-cell>
          <table:table-cell office:value-type="string">
            <text:p>Proportional valve problem</text:p>
          </table:table-cell>
          <table:table-cell office:value-type="string">
            <text:p>Breakdown</text:p>
          </table:table-cell>
          <table:table-cell office:value-type="string">
            <text:p>SF.NO:333(JPP2)</text:p>
          </table:table-cell>
          <table:table-cell office:value-type="string">
            <text:p>Frequent operation, Material Defect</text:p>
          </table:table-cell>
          <table:table-cell office:value-type="string">
            <text:p>K.Sankaranarayanan, M.Avudaiappan</text:p>
          </table:table-cell>
          <table:table-cell office:value-type="string">
            <text:p>Proportional valve changed by new one.</text:p>
          </table:table-cell>
          <table:table-cell office:value-type="string">
            <text:p>01no</text:p>
          </table:table-cell>
          <table:table-cell office:value-type="string">
            <text:p>Frequent operation, Material Defect</text:p>
          </table:table-cell>
          <table:table-cell office:value-type="string">
            <text:p>Assigned</text:p>
          </table:table-cell>
          <table:table-cell office:value-type="string">
            <text:p>We check &amp; found Proportional Valve Problem</text:p>
          </table:table-cell>
          <table:table-cell office:value-type="string">
            <text:p>WTG stopped due to error no:800 Pitch Activating error. We check &amp; found Proportional Valve Problem . so we changed by new one. -Field Engineer-Sankaranarayanan K | problem solved-Field Operations Manager-Devasudar Singh | Kindly Check if any DM is available to control the Proportional valve failure-Phone Technical Support-Senthil M. | Site - To check if the DM - B5041203-EN_R00 is implemented. More details about SB, please contact PTS India-Functionality Support Lead-Anand A.P | -Quality-Vijay Chinnaswamy</text:p>
          </table:table-cell>
          <table:table-cell office:value-type="string">
            <text:p>IMG_20160308_190017.jpg Pro.Valve</text:p>
          </table:table-cell>
        </table:table-row>
        <table:table-row table:style-name="ro1">
          <table:table-cell office:value-type="string">
            <text:p>CIR-10000061</text:p>
          </table:table-cell>
          <table:table-cell office:value-type="float" office:value="100260158">
            <text:p>100260158</text:p>
          </table:table-cell>
          <table:table-cell office:value-type="string">
            <text:p>Sri Iyyan Textile Mills (P) Ltd</text:p>
          </table:table-cell>
          <table:table-cell office:value-type="string">
            <text:p>Theni-Kadamalaigundu</text:p>
          </table:table-cell>
          <table:table-cell office:value-type="string">
            <text:p>WF-IN-022-0846-Y2-A-00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79">
            <text:p>20305001179</text:p>
          </table:table-cell>
          <table:table-cell office:value-type="string">
            <text:p>Gamesa(China)</text:p>
          </table:table-cell>
          <table:table-cell office:value-type="float" office:value="602109">
            <text:p>60210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3/08/2010</text:p>
          </table:table-cell>
          <table:table-cell office:value-type="float" office:value="402276177">
            <text:p>402276177</text:p>
          </table:table-cell>
          <table:table-cell office:value-type="string">
            <text:p>22/02/2016</text:p>
          </table:table-cell>
          <table:table-cell office:value-type="float" office:value="-0">
            <text:p>-0</text:p>
          </table:table-cell>
          <table:table-cell office:value-type="string">
            <text:p>Dinesh Babu R.</text:p>
          </table:table-cell>
          <table:table-cell office:value-type="float" office:value="1404">
            <text:p>1404</text:p>
          </table:table-cell>
          <table:table-cell office:value-type="float" office:value="1425">
            <text:p>1425</text:p>
          </table:table-cell>
          <table:table-cell office:value-type="string">
            <text:p>22/02/2016 17:30:51</text:p>
          </table:table-cell>
          <table:table-cell office:value-type="string">
            <text:p>22/02/2016 16:30:51</text:p>
          </table:table-cell>
          <table:table-cell office:value-type="float" office:value="7455270">
            <text:p>7455270</text:p>
          </table:table-cell>
          <table:table-cell office:value-type="float" office:value="40043">
            <text:p>40043</text:p>
          </table:table-cell>
          <table:table-cell office:value-type="string">
            <text:p>MECHANICAL</text:p>
          </table:table-cell>
          <table:table-cell office:value-type="string">
            <text:p>GENERATOR SYSTEM</text:p>
          </table:table-cell>
          <table:table-cell office:value-type="string">
            <text:p>50591,50592,P393462</text:p>
          </table:table-cell>
          <table:table-cell office:value-type="string">
            <text:p>GAMESA, ABB</text:p>
          </table:table-cell>
          <table:table-cell office:value-type="string">
            <text:p>NORMAL OPERATION</text:p>
          </table:table-cell>
          <table:table-cell/>
          <table:table-cell office:value-type="string">
            <text:p>WTG Manual stopped for 60Month service work. We check &amp; found phase carbon brush 06noâ€™s , Ground carbon brush 01no warn out &amp; Hydraulic contactor failure.</text:p>
          </table:table-cell>
          <table:table-cell office:value-type="string">
            <text:p>Phase &amp; Ground Carbon brush &amp; Hyd.contactor.</text:p>
          </table:table-cell>
          <table:table-cell office:value-type="string">
            <text:p>During service time</text:p>
          </table:table-cell>
          <table:table-cell office:value-type="string">
            <text:p>SF.NO:278(SRI IYYAN)</text:p>
          </table:table-cell>
          <table:table-cell office:value-type="string">
            <text:p>Frequent operation, Material Defect</text:p>
          </table:table-cell>
          <table:table-cell office:value-type="string">
            <text:p>R.Dineshbabu, K.Sankar,M.Vinu</text:p>
          </table:table-cell>
          <table:table-cell office:value-type="string">
            <text:p>Carbon brush &amp; Hyd.contactor changed by new one.</text:p>
          </table:table-cell>
          <table:table-cell office:value-type="string">
            <text:p>06no's, 01no,01no</text:p>
          </table:table-cell>
          <table:table-cell office:value-type="string">
            <text:p>Frequent operation, Material Defect</text:p>
          </table:table-cell>
          <table:table-cell office:value-type="string">
            <text:p>Assigned</text:p>
          </table:table-cell>
          <table:table-cell office:value-type="string">
            <text:p>We check &amp; found phase carbon brush 06noâ€™s , Ground carbon brush 01no warn out &amp; Hydraulic contactor failure. We replaced all and start the WTG.</text:p>
          </table:table-cell>
          <table:table-cell office:value-type="string">
            <text:p>WTG Manual stopped for 60Month service work. We check &amp; found phase carbon brush 06noâ€™s , Ground carbon brush 01no warn out &amp; Hydraulic contactor failure. We replaced all and start the WTG -Field Engineer-Dinesh Babu R. | Problem solved-Field Operations Manager-Devasudar Singh | consumables-Phone Technical Support-Senthil M. | frequency of carbon brush replacement to be ensured-Functionality Support Lead-Murugesan P. | -Quality-Vijay Chinnaswamy</text:p>
          </table:table-cell>
          <table:table-cell office:value-type="string">
            <text:p>IMG_20160202_164656_HDR.jpg Hyd.contactor | Carbon brush.jpg</text:p>
          </table:table-cell>
        </table:table-row>
        <table:table-row table:style-name="ro1">
          <table:table-cell office:value-type="string">
            <text:p>CIR-10000044</text:p>
          </table:table-cell>
          <table:table-cell office:value-type="float" office:value="100260089">
            <text:p>100260089</text:p>
          </table:table-cell>
          <table:table-cell office:value-type="string">
            <text:p>JPP Mills (P) Ltd</text:p>
          </table:table-cell>
          <table:table-cell office:value-type="string">
            <text:p>Theni-Kadamalaigundu</text:p>
          </table:table-cell>
          <table:table-cell office:value-type="string">
            <text:p>WF-IN-022-0846-Y2-A-007</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0884">
            <text:p>20305000884</text:p>
          </table:table-cell>
          <table:table-cell office:value-type="string">
            <text:p>Gamesa(China)</text:p>
          </table:table-cell>
          <table:table-cell office:value-type="float" office:value="601916">
            <text:p>60191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2/07/2010</text:p>
          </table:table-cell>
          <table:table-cell/>
          <table:table-cell office:value-type="string">
            <text:p>17/02/2016</text:p>
          </table:table-cell>
          <table:table-cell office:value-type="float" office:value="-0">
            <text:p>-0</text:p>
          </table:table-cell>
          <table:table-cell office:value-type="string">
            <text:p>Avudaippan M</text:p>
          </table:table-cell>
          <table:table-cell office:value-type="float" office:value="1404">
            <text:p>1404</text:p>
          </table:table-cell>
          <table:table-cell office:value-type="float" office:value="1425">
            <text:p>1425</text:p>
          </table:table-cell>
          <table:table-cell office:value-type="string">
            <text:p>17/02/2016 15:30:14</text:p>
          </table:table-cell>
          <table:table-cell office:value-type="string">
            <text:p>17/02/2016 13:00:14</text:p>
          </table:table-cell>
          <table:table-cell office:value-type="float" office:value="7572390">
            <text:p>7572390</text:p>
          </table:table-cell>
          <table:table-cell office:value-type="float" office:value="40609">
            <text:p>40609</text:p>
          </table:table-cell>
          <table:table-cell office:value-type="string">
            <text:p>ELECTRICAL</text:p>
          </table:table-cell>
          <table:table-cell office:value-type="string">
            <text:p>ELECTRICAL CABINET SYSTEM</text:p>
          </table:table-cell>
          <table:table-cell office:value-type="string">
            <text:p>GP019507, P393180</text:p>
          </table:table-cell>
          <table:table-cell office:value-type="string">
            <text:p>FINDER</text:p>
          </table:table-cell>
          <table:table-cell office:value-type="string">
            <text:p>GRID FAILURE</text:p>
          </table:table-cell>
          <table:table-cell/>
          <table:table-cell office:value-type="string">
            <text:p>Wtg stopped due to error no:2212 Grid voltage failure. We Check &amp; found 1000Amps fuse &amp; Bottom (ODT) On delay timer was failure.</text:p>
          </table:table-cell>
          <table:table-cell table:number-columns-repeated="7"/>
          <table:table-cell office:value-type="string">
            <text:p>Frequent operation,Material problem Short circuit, Loose connection.</text:p>
          </table:table-cell>
          <table:table-cell office:value-type="string">
            <text:p>Assigned</text:p>
          </table:table-cell>
          <table:table-cell office:value-type="string">
            <text:p>We Check &amp; found 1000Amps fuse &amp; Bottom (ODT) On delay timer was failure. We replaced by new one and restarted the turbine.</text:p>
          </table:table-cell>
          <table:table-cell office:value-type="string">
            <text:p>Wtg stopped due to error no:2212 Grid voltage failure. We Check &amp; found 1000Amps fuse &amp; Bottom (ODT) On delay timer was failure. We replaced by new one and restarted the turbine. -Field Engineer-Avudaippan M | Problem Solved-Field Operations Manager-Devasudar Singh | BOP Auditing to be done-Phone Technical Support-Senthil M. | BOP audit required-Functionality Support Lead-Murugesan P. | -Quality-Vijay Chinnaswamy</text:p>
          </table:table-cell>
          <table:table-cell office:value-type="string">
            <text:p>IMG_20160220_164408.jpg</text:p>
          </table:table-cell>
        </table:table-row>
        <table:table-row table:style-name="ro1">
          <table:table-cell office:value-type="string">
            <text:p>CIR-10000109</text:p>
          </table:table-cell>
          <table:table-cell office:value-type="float" office:value="100260089">
            <text:p>100260089</text:p>
          </table:table-cell>
          <table:table-cell office:value-type="string">
            <text:p>JPP Mills (P) Ltd</text:p>
          </table:table-cell>
          <table:table-cell office:value-type="string">
            <text:p>Theni-Kadamalaigundu</text:p>
          </table:table-cell>
          <table:table-cell office:value-type="string">
            <text:p>WF-IN-022-0846-Y2-A-007</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0884">
            <text:p>20305000884</text:p>
          </table:table-cell>
          <table:table-cell office:value-type="string">
            <text:p>Gamesa(China)</text:p>
          </table:table-cell>
          <table:table-cell office:value-type="float" office:value="601916">
            <text:p>60191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2/07/2010</text:p>
          </table:table-cell>
          <table:table-cell/>
          <table:table-cell office:value-type="string">
            <text:p>16/03/2016</text:p>
          </table:table-cell>
          <table:table-cell office:value-type="float" office:value="-0">
            <text:p>-0</text:p>
          </table:table-cell>
          <table:table-cell office:value-type="string">
            <text:p>Balasubramanian G.</text:p>
          </table:table-cell>
          <table:table-cell office:value-type="float" office:value="1404">
            <text:p>1404</text:p>
          </table:table-cell>
          <table:table-cell office:value-type="float" office:value="1440">
            <text:p>1440</text:p>
          </table:table-cell>
          <table:table-cell office:value-type="string">
            <text:p>16/03/2016 15:40:00</text:p>
          </table:table-cell>
          <table:table-cell office:value-type="string">
            <text:p>16/03/2016 14:30:00</text:p>
          </table:table-cell>
          <table:table-cell office:value-type="float" office:value="7584100">
            <text:p>7584100</text:p>
          </table:table-cell>
          <table:table-cell office:value-type="float" office:value="41199">
            <text:p>41199</text:p>
          </table:table-cell>
          <table:table-cell office:value-type="string">
            <text:p>ELECTRICAL</text:p>
          </table:table-cell>
          <table:table-cell office:value-type="string">
            <text:p>NACELLE INSTRUMENTATION SYSTEM</text:p>
          </table:table-cell>
          <table:table-cell office:value-type="string">
            <text:p>GP004262, P393462</text:p>
          </table:table-cell>
          <table:table-cell office:value-type="string">
            <text:p>PHONIEX, ABB</text:p>
          </table:table-cell>
          <table:table-cell office:value-type="string">
            <text:p>NORMAL OPERATION</text:p>
          </table:table-cell>
          <table:table-cell/>
          <table:table-cell office:value-type="string">
            <text:p>WTG Stopped due to error no:208 Hu.Activation failure. nd step: We Checked and found KR280 PLC relay &amp; KM280 contactor was failure</text:p>
          </table:table-cell>
          <table:table-cell office:value-type="string">
            <text:p>PLC 24V relay, Hyd.contactor failure.</text:p>
          </table:table-cell>
          <table:table-cell office:value-type="string">
            <text:p>Breakdown</text:p>
          </table:table-cell>
          <table:table-cell office:value-type="string">
            <text:p>Sf.no:315(JPP1)</text:p>
          </table:table-cell>
          <table:table-cell office:value-type="string">
            <text:p>Continuos(on and off) operating, Grid Fluctuation. Grid down for long time and Fluctuation.</text:p>
          </table:table-cell>
          <table:table-cell office:value-type="string">
            <text:p>G.Balasubramanian, D.Yukesh</text:p>
          </table:table-cell>
          <table:table-cell office:value-type="string">
            <text:p>PLC 24V relay, Hyd.contactor replaced</text:p>
          </table:table-cell>
          <table:table-cell office:value-type="string">
            <text:p>each 01no</text:p>
          </table:table-cell>
          <table:table-cell office:value-type="string">
            <text:p>Continuos(on and off) operating, Grid Fluctuation. Grid down for long time and Fluctuation.</text:p>
          </table:table-cell>
          <table:table-cell office:value-type="string">
            <text:p>Assigned</text:p>
          </table:table-cell>
          <table:table-cell office:value-type="string">
            <text:p>We Checked and found KR280 PLC relay &amp; KM280 contactor was failure. We replaced KR280 relay &amp; KM280 contactor and restart the turbine</text:p>
          </table:table-cell>
          <table:table-cell office:value-type="string">
            <text:p>WTG Stopped due to error no:208 Hu.Activation failure. We Checked and found KR280 PLC relay &amp; KM280 contactor was failure. We replaced KR280 relay &amp; KM280 contactor and restart the turbine-Field Engineer-Balasubramanian G. | problem solved-Field Operations Manager-Devasudar Singh | solved , DM Implementation to be ensured-Phone Technical Support-Senthil M. | As per field alert contactor replacement to be checked once in 4 years-Functionality Support Lead-Murugesan P. | -Quality-Vijay Chinnaswamy</text:p>
          </table:table-cell>
          <table:table-cell office:value-type="string">
            <text:p>IMG_20151024_220559.jpg Hyd.Contactor | IMG_20160202_164656_HDR.jpg Hyd.Contactor | IMG_20160302_130116.jpg PLC RELAY</text:p>
          </table:table-cell>
        </table:table-row>
        <table:table-row table:style-name="ro1">
          <table:table-cell office:value-type="string">
            <text:p>CIR-10000115</text:p>
          </table:table-cell>
          <table:table-cell office:value-type="float" office:value="100260089">
            <text:p>100260089</text:p>
          </table:table-cell>
          <table:table-cell office:value-type="string">
            <text:p>JPP Mills (P) Ltd</text:p>
          </table:table-cell>
          <table:table-cell office:value-type="string">
            <text:p>Theni-Kadamalaigundu</text:p>
          </table:table-cell>
          <table:table-cell office:value-type="string">
            <text:p>WF-IN-022-0846-Y2-A-007</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0884">
            <text:p>20305000884</text:p>
          </table:table-cell>
          <table:table-cell office:value-type="string">
            <text:p>Gamesa(China)</text:p>
          </table:table-cell>
          <table:table-cell office:value-type="float" office:value="601916">
            <text:p>60191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2/07/2010</text:p>
          </table:table-cell>
          <table:table-cell/>
          <table:table-cell office:value-type="string">
            <text:p>16/03/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16/03/2016 15:40:00</text:p>
          </table:table-cell>
          <table:table-cell office:value-type="string">
            <text:p>16/03/2016 14:30:00</text:p>
          </table:table-cell>
          <table:table-cell office:value-type="float" office:value="7584100">
            <text:p>7584100</text:p>
          </table:table-cell>
          <table:table-cell office:value-type="float" office:value="41199">
            <text:p>41199</text:p>
          </table:table-cell>
          <table:table-cell office:value-type="string">
            <text:p>ELECTRICAL</text:p>
          </table:table-cell>
          <table:table-cell office:value-type="string">
            <text:p>NACELLE INSTRUMENTATION SYSTEM</text:p>
          </table:table-cell>
          <table:table-cell office:value-type="string">
            <text:p>GP004262, P393462</text:p>
          </table:table-cell>
          <table:table-cell office:value-type="string">
            <text:p>PHONIEX, ABB</text:p>
          </table:table-cell>
          <table:table-cell office:value-type="string">
            <text:p>NORMAL OPERATION</text:p>
          </table:table-cell>
          <table:table-cell table:number-columns-repeated="14"/>
        </table:table-row>
        <table:table-row table:style-name="ro1">
          <table:table-cell office:value-type="string">
            <text:p>CIR-10000128</text:p>
          </table:table-cell>
          <table:table-cell office:value-type="float" office:value="100260082">
            <text:p>100260082</text:p>
          </table:table-cell>
          <table:table-cell office:value-type="string">
            <text:p>Alvittas Electricals (P) Ltd</text:p>
          </table:table-cell>
          <table:table-cell office:value-type="string">
            <text:p>Theni-Alagapuri</text:p>
          </table:table-cell>
          <table:table-cell office:value-type="string">
            <text:p>WF-IN-022-0834-Y2-A-00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12">
            <text:p>20305001112</text:p>
          </table:table-cell>
          <table:table-cell office:value-type="string">
            <text:p>Gamesa(China)</text:p>
          </table:table-cell>
          <table:table-cell office:value-type="float" office:value="601925">
            <text:p>60192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0/08/2010</text:p>
          </table:table-cell>
          <table:table-cell office:value-type="float" office:value="402305922">
            <text:p>402305922</text:p>
          </table:table-cell>
          <table:table-cell office:value-type="string">
            <text:p>17/03/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17/03/2016 23:00:00</text:p>
          </table:table-cell>
          <table:table-cell office:value-type="string">
            <text:p>17/03/2016 21:00:00</text:p>
          </table:table-cell>
          <table:table-cell office:value-type="float" office:value="7993310">
            <text:p>7993310</text:p>
          </table:table-cell>
          <table:table-cell office:value-type="float" office:value="40522">
            <text:p>40522</text:p>
          </table:table-cell>
          <table:table-cell office:value-type="string">
            <text:p>ELECTRICAL</text:p>
          </table:table-cell>
          <table:table-cell office:value-type="string">
            <text:p>ELECTRICAL CABINET SYSTEM</text:p>
          </table:table-cell>
          <table:table-cell office:value-type="string">
            <text:p>GP004895, GP005798</text:p>
          </table:table-cell>
          <table:table-cell office:value-type="string">
            <text:p>PHONIEX, GAMESA</text:p>
          </table:table-cell>
          <table:table-cell office:value-type="string">
            <text:p>NORMAL OPERATION</text:p>
          </table:table-cell>
          <table:table-cell office:value-type="float" office:value="1113626909">
            <text:p>1113626909</text:p>
          </table:table-cell>
          <table:table-cell table:number-columns-repeated="9"/>
          <table:table-cell office:value-type="string">
            <text:p>Deleted</text:p>
          </table:table-cell>
          <table:table-cell table:number-columns-repeated="3"/>
        </table:table-row>
        <table:table-row table:style-name="ro1">
          <table:table-cell office:value-type="string">
            <text:p>CIR-10000260</text:p>
          </table:table-cell>
          <table:table-cell office:value-type="float" office:value="100260193">
            <text:p>100260193</text:p>
          </table:table-cell>
          <table:table-cell office:value-type="string">
            <text:p>K.R.Nagarajan</text:p>
          </table:table-cell>
          <table:table-cell office:value-type="string">
            <text:p>Theni-Alagapuri</text:p>
          </table:table-cell>
          <table:table-cell office:value-type="string">
            <text:p>WF-IN-022-0834-Y1-A-00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45">
            <text:p>20305001245</text:p>
          </table:table-cell>
          <table:table-cell office:value-type="string">
            <text:p>Gamesa(Spain)</text:p>
          </table:table-cell>
          <table:table-cell office:value-type="float" office:value="300045">
            <text:p>30004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9/2010</text:p>
          </table:table-cell>
          <table:table-cell office:value-type="float" office:value="402322243">
            <text:p>402322243</text:p>
          </table:table-cell>
          <table:table-cell office:value-type="string">
            <text:p>02/04/2016</text:p>
          </table:table-cell>
          <table:table-cell office:value-type="string">
            <text:p>210-Brake drive error</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02/04/2016 17:30:00</text:p>
          </table:table-cell>
          <table:table-cell office:value-type="string">
            <text:p>02/04/2016 17:00:00</text:p>
          </table:table-cell>
          <table:table-cell office:value-type="float" office:value="8518940">
            <text:p>8518940</text:p>
          </table:table-cell>
          <table:table-cell office:value-type="float" office:value="40186">
            <text:p>40186</text:p>
          </table:table-cell>
          <table:table-cell office:value-type="string">
            <text:p>MECHANICAL</text:p>
          </table:table-cell>
          <table:table-cell office:value-type="string">
            <text:p>GENERATOR SYSTEM</text:p>
          </table:table-cell>
          <table:table-cell office:value-type="string">
            <text:p>50591,50592</text:p>
          </table:table-cell>
          <table:table-cell office:value-type="string">
            <text:p>GAMESA</text:p>
          </table:table-cell>
          <table:table-cell office:value-type="string">
            <text:p>NORMAL OPERATION</text:p>
          </table:table-cell>
          <table:table-cell/>
          <table:table-cell office:value-type="string">
            <text:p>During service time we check &amp; found Phase carbon brush, Ground carbon brush warn out.</text:p>
          </table:table-cell>
          <table:table-cell office:value-type="string">
            <text:p>Phase carbon brush, groundcarbon brush warnout</text:p>
          </table:table-cell>
          <table:table-cell office:value-type="string">
            <text:p>during service time</text:p>
          </table:table-cell>
          <table:table-cell office:value-type="string">
            <text:p>SF.NO:53(RAMRAJ)</text:p>
          </table:table-cell>
          <table:table-cell office:value-type="string">
            <text:p>Material defect, continuous operation</text:p>
          </table:table-cell>
          <table:table-cell office:value-type="string">
            <text:p>R.Dineshbabu, G.Senthilkannan, A.Parasuraman</text:p>
          </table:table-cell>
          <table:table-cell office:value-type="string">
            <text:p>we replaced 09no's Phase carbon brush, 01no groundcarbon brush by new.</text:p>
          </table:table-cell>
          <table:table-cell office:value-type="string">
            <text:p>09no's, 01no</text:p>
          </table:table-cell>
          <table:table-cell office:value-type="string">
            <text:p>Material defect, continuous operation.</text:p>
          </table:table-cell>
          <table:table-cell/>
          <table:table-cell office:value-type="string">
            <text:p>We replaced new carbon brush</text:p>
          </table:table-cell>
          <table:table-cell table:number-columns-repeated="2"/>
        </table:table-row>
        <table:table-row table:style-name="ro1">
          <table:table-cell office:value-type="string">
            <text:p>CIR-10000094</text:p>
          </table:table-cell>
          <table:table-cell office:value-type="float" office:value="100260193">
            <text:p>100260193</text:p>
          </table:table-cell>
          <table:table-cell office:value-type="string">
            <text:p>K.R.Nagarajan</text:p>
          </table:table-cell>
          <table:table-cell office:value-type="string">
            <text:p>Theni-Alagapuri</text:p>
          </table:table-cell>
          <table:table-cell office:value-type="string">
            <text:p>WF-IN-022-0834-Y1-A-00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45">
            <text:p>20305001245</text:p>
          </table:table-cell>
          <table:table-cell office:value-type="string">
            <text:p>Gamesa(Spain)</text:p>
          </table:table-cell>
          <table:table-cell office:value-type="float" office:value="300045">
            <text:p>30004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9/2010</text:p>
          </table:table-cell>
          <table:table-cell office:value-type="float" office:value="402286974">
            <text:p>402286974</text:p>
          </table:table-cell>
          <table:table-cell office:value-type="string">
            <text:p>02/03/2016</text:p>
          </table:table-cell>
          <table:table-cell office:value-type="string">
            <text:p>216-High number of start-ups in hydr unit</text:p>
          </table:table-cell>
          <table:table-cell office:value-type="string">
            <text:p>Devasudar Singh</text:p>
          </table:table-cell>
          <table:table-cell office:value-type="float" office:value="1404">
            <text:p>1404</text:p>
          </table:table-cell>
          <table:table-cell office:value-type="float" office:value="1425">
            <text:p>1425</text:p>
          </table:table-cell>
          <table:table-cell office:value-type="string">
            <text:p>03/02/2016 12:00:40</text:p>
          </table:table-cell>
          <table:table-cell office:value-type="string">
            <text:p>03/02/2016 10:00:40</text:p>
          </table:table-cell>
          <table:table-cell office:value-type="float" office:value="8511710">
            <text:p>8511710</text:p>
          </table:table-cell>
          <table:table-cell office:value-type="float" office:value="39510">
            <text:p>39510</text:p>
          </table:table-cell>
          <table:table-cell office:value-type="string">
            <text:p>MECHANICAL</text:p>
          </table:table-cell>
          <table:table-cell office:value-type="string">
            <text:p>HYDRAULIC SYSTEM AND PITCH CONTROL</text:p>
          </table:table-cell>
          <table:table-cell office:value-type="string">
            <text:p>GP004893</text:p>
          </table:table-cell>
          <table:table-cell office:value-type="string">
            <text:p>OLEAR</text:p>
          </table:table-cell>
          <table:table-cell office:value-type="string">
            <text:p>NORMAL OPERATION</text:p>
          </table:table-cell>
          <table:table-cell table:number-columns-repeated="14"/>
        </table:table-row>
        <table:table-row table:style-name="ro1">
          <table:table-cell office:value-type="string">
            <text:p>CIR-10000151</text:p>
          </table:table-cell>
          <table:table-cell office:value-type="float" office:value="100260193">
            <text:p>100260193</text:p>
          </table:table-cell>
          <table:table-cell office:value-type="string">
            <text:p>K.R.Nagarajan</text:p>
          </table:table-cell>
          <table:table-cell office:value-type="string">
            <text:p>Theni-Alagapuri</text:p>
          </table:table-cell>
          <table:table-cell office:value-type="string">
            <text:p>WF-IN-022-0834-Y1-A-00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45">
            <text:p>20305001245</text:p>
          </table:table-cell>
          <table:table-cell office:value-type="string">
            <text:p>Gamesa(Spain)</text:p>
          </table:table-cell>
          <table:table-cell office:value-type="float" office:value="300045">
            <text:p>30004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9/2010</text:p>
          </table:table-cell>
          <table:table-cell office:value-type="float" office:value="402307776">
            <text:p>402307776</text:p>
          </table:table-cell>
          <table:table-cell office:value-type="string">
            <text:p>18/03/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18/03/2016 12:45:00</text:p>
          </table:table-cell>
          <table:table-cell office:value-type="string">
            <text:p>18/03/2016 11:30:00</text:p>
          </table:table-cell>
          <table:table-cell office:value-type="float" office:value="8515510">
            <text:p>8515510</text:p>
          </table:table-cell>
          <table:table-cell office:value-type="float" office:value="39860">
            <text:p>39860</text:p>
          </table:table-cell>
          <table:table-cell office:value-type="string">
            <text:p>CONTROL SYSTEM</text:p>
          </table:table-cell>
          <table:table-cell office:value-type="string">
            <text:p>ELECTRICAL CABINET SYSTEM</text:p>
          </table:table-cell>
          <table:table-cell office:value-type="string">
            <text:p>GP019518</text:p>
          </table:table-cell>
          <table:table-cell office:value-type="string">
            <text:p>MOXA</text:p>
          </table:table-cell>
          <table:table-cell office:value-type="string">
            <text:p>NORMAL OPERATION</text:p>
          </table:table-cell>
          <table:table-cell/>
          <table:table-cell office:value-type="string">
            <text:p>Wtg manually stopped for error no:707 SMP communication failure, so we check &amp; found MOXA failure</text:p>
          </table:table-cell>
          <table:table-cell office:value-type="string">
            <text:p>MOXA failure</text:p>
          </table:table-cell>
          <table:table-cell office:value-type="string">
            <text:p>Checking time</text:p>
          </table:table-cell>
          <table:table-cell office:value-type="string">
            <text:p>SF.NO:53(RAMRAJ)</text:p>
          </table:table-cell>
          <table:table-cell office:value-type="string">
            <text:p>Continuous operation, due to heat,grid drop</text:p>
          </table:table-cell>
          <table:table-cell office:value-type="string">
            <text:p>G.Senthilkannan, A.Parasuraman</text:p>
          </table:table-cell>
          <table:table-cell office:value-type="string">
            <text:p>Moxa replaced</text:p>
          </table:table-cell>
          <table:table-cell office:value-type="string">
            <text:p>01no</text:p>
          </table:table-cell>
          <table:table-cell office:value-type="string">
            <text:p>Grid drop, Continuous operation, due to heat</text:p>
          </table:table-cell>
          <table:table-cell office:value-type="string">
            <text:p>Closed</text:p>
          </table:table-cell>
          <table:table-cell office:value-type="string">
            <text:p>Moxa replaced by new one</text:p>
          </table:table-cell>
          <table:table-cell office:value-type="string">
            <text:p>Problem solved-Field Operations Manager-Devasudar Singh | solved-Phone Technical Support-Senthil M. | MOXA failure Analysis to be done-Functionality Support Lead-Shankar Anand R. | not in top 10 failure. will be opened if repeat cases-Quality-Vijay Chinnaswamy</text:p>
          </table:table-cell>
          <table:table-cell/>
        </table:table-row>
        <table:table-row table:style-name="ro1">
          <table:table-cell office:value-type="string">
            <text:p>CIR-10000092</text:p>
          </table:table-cell>
          <table:table-cell office:value-type="float" office:value="100260133">
            <text:p>100260133</text:p>
          </table:table-cell>
          <table:table-cell office:value-type="string">
            <text:p>K.P.R. Mill Ltd</text:p>
          </table:table-cell>
          <table:table-cell office:value-type="string">
            <text:p>Theni-Alagapuri</text:p>
          </table:table-cell>
          <table:table-cell office:value-type="string">
            <text:p>WF-IN-022-0834-Y1-A-01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95">
            <text:p>20305001195</text:p>
          </table:table-cell>
          <table:table-cell office:value-type="string">
            <text:p>Gamesa(China)</text:p>
          </table:table-cell>
          <table:table-cell office:value-type="float" office:value="602079">
            <text:p>60207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0/08/2010</text:p>
          </table:table-cell>
          <table:table-cell office:value-type="float" office:value="402285579">
            <text:p>402285579</text:p>
          </table:table-cell>
          <table:table-cell office:value-type="string">
            <text:p>01/03/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25">
            <text:p>1425</text:p>
          </table:table-cell>
          <table:table-cell office:value-type="string">
            <text:p>03/01/2016 07:00:16</text:p>
          </table:table-cell>
          <table:table-cell office:value-type="string">
            <text:p>03/01/2016 04:50:16</text:p>
          </table:table-cell>
          <table:table-cell office:value-type="float" office:value="8090070">
            <text:p>8090070</text:p>
          </table:table-cell>
          <table:table-cell office:value-type="float" office:value="40162">
            <text:p>40162</text:p>
          </table:table-cell>
          <table:table-cell office:value-type="string">
            <text:p>CONTROL SYSTEM</text:p>
          </table:table-cell>
          <table:table-cell office:value-type="string">
            <text:p>NACELLE INSTRUMENTATION SYSTEM</text:p>
          </table:table-cell>
          <table:table-cell office:value-type="string">
            <text:p>GP004262</text:p>
          </table:table-cell>
          <table:table-cell office:value-type="string">
            <text:p>PHONIEX</text:p>
          </table:table-cell>
          <table:table-cell office:value-type="string">
            <text:p>NORMAL OPERATION</text:p>
          </table:table-cell>
          <table:table-cell table:number-columns-repeated="10"/>
          <table:table-cell office:value-type="string">
            <text:p>Deleted</text:p>
          </table:table-cell>
          <table:table-cell table:number-columns-repeated="3"/>
        </table:table-row>
        <table:table-row table:style-name="ro1">
          <table:table-cell office:value-type="string">
            <text:p>CIR-10000150</text:p>
          </table:table-cell>
          <table:table-cell office:value-type="float" office:value="100260118">
            <text:p>100260118</text:p>
          </table:table-cell>
          <table:table-cell office:value-type="string">
            <text:p>Chenduran Cotspin (India) Pvt. Ltd</text:p>
          </table:table-cell>
          <table:table-cell office:value-type="string">
            <text:p>Theni-Alagapuri</text:p>
          </table:table-cell>
          <table:table-cell office:value-type="string">
            <text:p>WF-IN-022-0834-Y1-A-007</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74">
            <text:p>20305001174</text:p>
          </table:table-cell>
          <table:table-cell office:value-type="string">
            <text:p>Gamesa(China)</text:p>
          </table:table-cell>
          <table:table-cell office:value-type="float" office:value="602054">
            <text:p>602054</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8/08/2010</text:p>
          </table:table-cell>
          <table:table-cell office:value-type="float" office:value="402307773">
            <text:p>402307773</text:p>
          </table:table-cell>
          <table:table-cell office:value-type="string">
            <text:p>18/03/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18/03/2016 11:15:00</text:p>
          </table:table-cell>
          <table:table-cell office:value-type="string">
            <text:p>18/03/2016 10:00:00</text:p>
          </table:table-cell>
          <table:table-cell office:value-type="float" office:value="9131470">
            <text:p>9131470</text:p>
          </table:table-cell>
          <table:table-cell office:value-type="float" office:value="40449">
            <text:p>40449</text:p>
          </table:table-cell>
          <table:table-cell office:value-type="string">
            <text:p>CONTROL SYSTEM</text:p>
          </table:table-cell>
          <table:table-cell office:value-type="string">
            <text:p>ELECTRICAL CABINET SYSTEM</text:p>
          </table:table-cell>
          <table:table-cell office:value-type="string">
            <text:p>GP019518</text:p>
          </table:table-cell>
          <table:table-cell office:value-type="string">
            <text:p>MOXA</text:p>
          </table:table-cell>
          <table:table-cell office:value-type="string">
            <text:p>NORMAL OPERATION</text:p>
          </table:table-cell>
          <table:table-cell table:number-columns-repeated="10"/>
          <table:table-cell office:value-type="string">
            <text:p>Deleted</text:p>
          </table:table-cell>
          <table:table-cell table:number-columns-repeated="3"/>
        </table:table-row>
        <table:table-row table:style-name="ro1">
          <table:table-cell office:value-type="string">
            <text:p>CIR-10000363</text:p>
          </table:table-cell>
          <table:table-cell office:value-type="float" office:value="100260120">
            <text:p>100260120</text:p>
          </table:table-cell>
          <table:table-cell office:value-type="string">
            <text:p>Amarjothi Spinning Mills Limited</text:p>
          </table:table-cell>
          <table:table-cell office:value-type="string">
            <text:p>Theni-Alagapuri</text:p>
          </table:table-cell>
          <table:table-cell office:value-type="string">
            <text:p>WF-IN-022-0834-Y1-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70">
            <text:p>20305001170</text:p>
          </table:table-cell>
          <table:table-cell office:value-type="string">
            <text:p>Gamesa(China)</text:p>
          </table:table-cell>
          <table:table-cell office:value-type="float" office:value="602058">
            <text:p>60205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3/08/2010</text:p>
          </table:table-cell>
          <table:table-cell office:value-type="float" office:value="402353351">
            <text:p>402353351</text:p>
          </table:table-cell>
          <table:table-cell office:value-type="string">
            <text:p>04/05/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05/05/2016 15:00:00</text:p>
          </table:table-cell>
          <table:table-cell office:value-type="string">
            <text:p>04/05/2016 09:00:00</text:p>
          </table:table-cell>
          <table:table-cell office:value-type="float" office:value="8892840">
            <text:p>8892840</text:p>
          </table:table-cell>
          <table:table-cell office:value-type="float" office:value="41533">
            <text:p>41533</text:p>
          </table:table-cell>
          <table:table-cell office:value-type="string">
            <text:p>MECHANICAL</text:p>
          </table:table-cell>
          <table:table-cell office:value-type="string">
            <text:p>BLADES</text:p>
          </table:table-cell>
          <table:table-cell table:number-columns-repeated="2"/>
          <table:table-cell office:value-type="string">
            <text:p>LIGHTNING</text:p>
          </table:table-cell>
          <table:table-cell/>
          <table:table-cell office:value-type="string">
            <text:p>Blade 'A', 'B', 'C' diverter strip fixing work down.</text:p>
          </table:table-cell>
          <table:table-cell office:value-type="string">
            <text:p>Diverter strip problem</text:p>
          </table:table-cell>
          <table:table-cell/>
          <table:table-cell office:value-type="string">
            <text:p>SF.NO:123(AMARJOTHI)</text:p>
          </table:table-cell>
          <table:table-cell office:value-type="string">
            <text:p>Lightening</text:p>
          </table:table-cell>
          <table:table-cell office:value-type="string">
            <text:p>5000930, 5006550, 5006555, 5003613(S.Sunder, Raja, Rajesh,Venkatesh, T.Stalinkumar)</text:p>
          </table:table-cell>
          <table:table-cell office:value-type="string">
            <text:p>Diverter strip replaced</text:p>
          </table:table-cell>
          <table:table-cell/>
          <table:table-cell office:value-type="string">
            <text:p>Lightening</text:p>
          </table:table-cell>
          <table:table-cell office:value-type="string">
            <text:p>Assigned</text:p>
          </table:table-cell>
          <table:table-cell office:value-type="string">
            <text:p>Blade 'A', 'B', 'C' diverter strip fixing work down.</text:p>
          </table:table-cell>
          <table:table-cell office:value-type="string">
            <text:p>Blade 'A', 'B', 'C' diverter strip fixing work down.-Field Engineer-Dinesh Babu R. | Blade repair work completed-Field Operations Manager-Devasudar Singh | Blade Lightning conductor connectivity must ensured-Phone Technical Support-Senthil M. | -Functionality Support Lead-Murugesan P.</text:p>
          </table:table-cell>
          <table:table-cell/>
        </table:table-row>
        <table:table-row table:style-name="ro1">
          <table:table-cell office:value-type="string">
            <text:p>CIR-10000330</text:p>
          </table:table-cell>
          <table:table-cell office:value-type="float" office:value="100260089">
            <text:p>100260089</text:p>
          </table:table-cell>
          <table:table-cell office:value-type="string">
            <text:p>JPP Mills (P) Ltd</text:p>
          </table:table-cell>
          <table:table-cell office:value-type="string">
            <text:p>Theni-Kadamalaigundu</text:p>
          </table:table-cell>
          <table:table-cell office:value-type="string">
            <text:p>WF-IN-022-0846-Y2-A-007</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0884">
            <text:p>20305000884</text:p>
          </table:table-cell>
          <table:table-cell office:value-type="string">
            <text:p>Gamesa(China)</text:p>
          </table:table-cell>
          <table:table-cell office:value-type="float" office:value="601916">
            <text:p>60191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2/07/2010</text:p>
          </table:table-cell>
          <table:table-cell office:value-type="float" office:value="402344479">
            <text:p>402344479</text:p>
          </table:table-cell>
          <table:table-cell office:value-type="string">
            <text:p>26/04/2016</text:p>
          </table:table-cell>
          <table:table-cell office:value-type="string">
            <text:p>205-Low oil level in hydraulic unit</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26/04/2016 18:00:00</text:p>
          </table:table-cell>
          <table:table-cell office:value-type="string">
            <text:p>26/04/2016 16:00:00</text:p>
          </table:table-cell>
          <table:table-cell office:value-type="float" office:value="7601510">
            <text:p>7601510</text:p>
          </table:table-cell>
          <table:table-cell office:value-type="float" office:value="42172">
            <text:p>42172</text:p>
          </table:table-cell>
          <table:table-cell office:value-type="string">
            <text:p>MECHANICAL</text:p>
          </table:table-cell>
          <table:table-cell office:value-type="string">
            <text:p>HYDRAULIC SYSTEM AND PITCH CONTROL</text:p>
          </table:table-cell>
          <table:table-cell office:value-type="string">
            <text:p>GP004893</text:p>
          </table:table-cell>
          <table:table-cell office:value-type="string">
            <text:p>OLEAR</text:p>
          </table:table-cell>
          <table:table-cell office:value-type="string">
            <text:p>NORMAL OPERATION</text:p>
          </table:table-cell>
          <table:table-cell/>
          <table:table-cell office:value-type="string">
            <text:p>Wtg stopped due to error no:205 Low Hu.cooling oil. we check &amp; found Pitch accmulator failure.</text:p>
          </table:table-cell>
          <table:table-cell office:value-type="string">
            <text:p>Pitch accmulator failure</text:p>
          </table:table-cell>
          <table:table-cell office:value-type="string">
            <text:p>Breakdown</text:p>
          </table:table-cell>
          <table:table-cell office:value-type="string">
            <text:p>SF.NO:315(JPP1)</text:p>
          </table:table-cell>
          <table:table-cell office:value-type="string">
            <text:p>Continuous operation, grid drop frequently</text:p>
          </table:table-cell>
          <table:table-cell office:value-type="string">
            <text:p>S.Johnpeter, K.Sankaranarayanan</text:p>
          </table:table-cell>
          <table:table-cell office:value-type="string">
            <text:p>we replaced new pitch accmulator</text:p>
          </table:table-cell>
          <table:table-cell office:value-type="string">
            <text:p>01no</text:p>
          </table:table-cell>
          <table:table-cell office:value-type="string">
            <text:p>Continuous operation, grid drop frequently</text:p>
          </table:table-cell>
          <table:table-cell office:value-type="string">
            <text:p>Assigned</text:p>
          </table:table-cell>
          <table:table-cell office:value-type="string">
            <text:p>we replaced by new pitch accmulator.</text:p>
          </table:table-cell>
          <table:table-cell office:value-type="string">
            <text:p>Wtg stopped due to error no:205 Low Hu.cooling oil. we check &amp; found Pitch accmulator failure.so we replaced by new one.-Field Engineer-John Peter S | Problem solved-Field Operations Manager-Devasudar Singh | N2 pre charge pressure must ensured during Maintenance-Phone Technical Support-Senthil M. | Issue Closed. Deva: Please ensure to check the Pre charge pressure during PM-Functionality Support Lead-Anand A.P | -Quality-Vijay Chinnaswamy</text:p>
          </table:table-cell>
          <table:table-cell office:value-type="string">
            <text:p>IMG_20160303_164134.jpg Pitch accmulator</text:p>
          </table:table-cell>
        </table:table-row>
        <table:table-row table:style-name="ro1">
          <table:table-cell office:value-type="string">
            <text:p>CIR-10000547</text:p>
          </table:table-cell>
          <table:table-cell office:value-type="float" office:value="100260089">
            <text:p>100260089</text:p>
          </table:table-cell>
          <table:table-cell office:value-type="string">
            <text:p>JPP Mills (P) Ltd</text:p>
          </table:table-cell>
          <table:table-cell office:value-type="string">
            <text:p>Theni-Kadamalaigundu</text:p>
          </table:table-cell>
          <table:table-cell office:value-type="string">
            <text:p>WF-IN-022-0846-Y2-A-007</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0884">
            <text:p>20305000884</text:p>
          </table:table-cell>
          <table:table-cell office:value-type="string">
            <text:p>Gamesa(China)</text:p>
          </table:table-cell>
          <table:table-cell office:value-type="float" office:value="601916">
            <text:p>60191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02/07/2010</text:p>
          </table:table-cell>
          <table:table-cell office:value-type="float" office:value="402374595">
            <text:p>402374595</text:p>
          </table:table-cell>
          <table:table-cell office:value-type="string">
            <text:p>26/05/2016</text:p>
          </table:table-cell>
          <table:table-cell office:value-type="float" office:value="-0">
            <text:p>-0</text:p>
          </table:table-cell>
          <table:table-cell office:value-type="string">
            <text:p>Senthil Kannan G</text:p>
          </table:table-cell>
          <table:table-cell office:value-type="float" office:value="1404">
            <text:p>1404</text:p>
          </table:table-cell>
          <table:table-cell office:value-type="float" office:value="1440">
            <text:p>1440</text:p>
          </table:table-cell>
          <table:table-cell office:value-type="string">
            <text:p>26/05/2016 04:30:00</text:p>
          </table:table-cell>
          <table:table-cell office:value-type="string">
            <text:p>26/05/2016 00:30:00</text:p>
          </table:table-cell>
          <table:table-cell office:value-type="float" office:value="7649550">
            <text:p>7649550</text:p>
          </table:table-cell>
          <table:table-cell office:value-type="float" office:value="42742">
            <text:p>42742</text:p>
          </table:table-cell>
          <table:table-cell office:value-type="string">
            <text:p>MECHANICAL</text:p>
          </table:table-cell>
          <table:table-cell office:value-type="string">
            <text:p>BLADE BEARING SYSTEM</text:p>
          </table:table-cell>
          <table:table-cell office:value-type="string">
            <text:p>P630694</text:p>
          </table:table-cell>
          <table:table-cell office:value-type="string">
            <text:p>DYSTA</text:p>
          </table:table-cell>
          <table:table-cell office:value-type="string">
            <text:p>NORMAL OPERATION</text:p>
          </table:table-cell>
          <table:table-cell/>
          <table:table-cell office:value-type="string">
            <text:p>WTG Manually stopped for blade hub joint broken bolt replacement work. We replaced M24X180 broken bolt 5 noâ€™s replaced it(Blade no:A ,POS 3,4,5,6,7)</text:p>
          </table:table-cell>
          <table:table-cell office:value-type="string">
            <text:p>Blade bearing bolt broken</text:p>
          </table:table-cell>
          <table:table-cell office:value-type="string">
            <text:p>during visual inspection time</text:p>
          </table:table-cell>
          <table:table-cell office:value-type="string">
            <text:p>SF.NO:315(JPP)</text:p>
          </table:table-cell>
          <table:table-cell office:value-type="string">
            <text:p>Material defect ,wrong thread Quality issue, exceeded to torque limit</text:p>
          </table:table-cell>
          <table:table-cell office:value-type="string">
            <text:p>G.Senthilkannan, S.Johnpeter</text:p>
          </table:table-cell>
          <table:table-cell office:value-type="string">
            <text:p>We replaced broken bolts by new one.</text:p>
          </table:table-cell>
          <table:table-cell office:value-type="string">
            <text:p>14no's</text:p>
          </table:table-cell>
          <table:table-cell office:value-type="string">
            <text:p>Material defect ,wrong thread. Quality issue, exceeded to torque limit</text:p>
          </table:table-cell>
          <table:table-cell office:value-type="string">
            <text:p>Assigned</text:p>
          </table:table-cell>
          <table:table-cell office:value-type="string">
            <text:p>We replaced M24X180 broken bolt 5 noâ€™s replaced it(Blade no:A ,POS 3,4,5,6,7). We installed new bolt and restarted it WTG.</text:p>
          </table:table-cell>
          <table:table-cell office:value-type="string">
            <text:p>WTG Manually stopped for blade hub joint broken bolt replacement work. We replaced M24X180 broken bolt 5 noâ€™s replaced it(Blade no:A ,POS 3,4,5,6,7) . We installed new bolt and restarted it WTG.-Field Engineer-Senthil Kannan G | Problem solved-Field Operations Manager-Devasudar Singh | FSL comments requested-Phone Technical Support-Senthil M. | -Functionality Support Lead-Anand A.P</text:p>
          </table:table-cell>
          <table:table-cell office:value-type="string">
            <text:p>Blade bearing bolt.jpg Blade bearing bolt</text:p>
          </table:table-cell>
        </table:table-row>
        <table:table-row table:style-name="ro1">
          <table:table-cell office:value-type="string">
            <text:p>CIR-10000060</text:p>
          </table:table-cell>
          <table:table-cell office:value-type="float" office:value="100260090">
            <text:p>100260090</text:p>
          </table:table-cell>
          <table:table-cell office:value-type="string">
            <text:p>Rajashree Spintex Pvt. Ltd.</text:p>
          </table:table-cell>
          <table:table-cell office:value-type="string">
            <text:p>Theni-Kadamalaigundu</text:p>
          </table:table-cell>
          <table:table-cell office:value-type="string">
            <text:p>WF-IN-022-0846-Y2-A-00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49">
            <text:p>20305001149</text:p>
          </table:table-cell>
          <table:table-cell office:value-type="string">
            <text:p>Gamesa(China)</text:p>
          </table:table-cell>
          <table:table-cell office:value-type="float" office:value="601936">
            <text:p>60193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2/05/2010</text:p>
          </table:table-cell>
          <table:table-cell office:value-type="float" office:value="402274272">
            <text:p>402274272</text:p>
          </table:table-cell>
          <table:table-cell office:value-type="string">
            <text:p>21/02/2016</text:p>
          </table:table-cell>
          <table:table-cell office:value-type="float" office:value="-0">
            <text:p>-0</text:p>
          </table:table-cell>
          <table:table-cell office:value-type="string">
            <text:p>John Peter S</text:p>
          </table:table-cell>
          <table:table-cell office:value-type="float" office:value="1404">
            <text:p>1404</text:p>
          </table:table-cell>
          <table:table-cell office:value-type="float" office:value="1425">
            <text:p>1425</text:p>
          </table:table-cell>
          <table:table-cell office:value-type="string">
            <text:p>21/02/2016 16:30:56</text:p>
          </table:table-cell>
          <table:table-cell office:value-type="string">
            <text:p>21/02/2016 14:30:56</text:p>
          </table:table-cell>
          <table:table-cell office:value-type="float" office:value="8444760">
            <text:p>8444760</text:p>
          </table:table-cell>
          <table:table-cell office:value-type="float" office:value="41224">
            <text:p>41224</text:p>
          </table:table-cell>
          <table:table-cell office:value-type="string">
            <text:p>MECHANICAL</text:p>
          </table:table-cell>
          <table:table-cell office:value-type="string">
            <text:p>HYDRAULIC SYSTEM AND PITCH CONTROL</text:p>
          </table:table-cell>
          <table:table-cell office:value-type="float" office:value="109537">
            <text:p>109537</text:p>
          </table:table-cell>
          <table:table-cell/>
          <table:table-cell office:value-type="string">
            <text:p>NORMAL OPERATION</text:p>
          </table:table-cell>
          <table:table-cell/>
          <table:table-cell office:value-type="string">
            <text:p>Wtg stopped due to error no:2114 Analog card failure. We checked &amp; Found yaw manifold pressure transducer failure.</text:p>
          </table:table-cell>
          <table:table-cell office:value-type="string">
            <text:p>Pressure transducer failure</text:p>
          </table:table-cell>
          <table:table-cell office:value-type="string">
            <text:p>breakdown</text:p>
          </table:table-cell>
          <table:table-cell office:value-type="string">
            <text:p>SF.NO:224(RAJASHREE)</text:p>
          </table:table-cell>
          <table:table-cell office:value-type="string">
            <text:p>Grid Fluctuation,Material defective,Input voltage problem, Continuous operation,</text:p>
          </table:table-cell>
          <table:table-cell office:value-type="string">
            <text:p>M.Vinumonikandan, S.Johnpeter</text:p>
          </table:table-cell>
          <table:table-cell office:value-type="string">
            <text:p>Pressure transducer</text:p>
          </table:table-cell>
          <table:table-cell office:value-type="string">
            <text:p>01no</text:p>
          </table:table-cell>
          <table:table-cell office:value-type="string">
            <text:p>Grid Fluctuation,Material defective,Input voltage problem, Continuous operation,</text:p>
          </table:table-cell>
          <table:table-cell office:value-type="string">
            <text:p>Assigned</text:p>
          </table:table-cell>
          <table:table-cell office:value-type="string">
            <text:p>We checked &amp; Found yaw manifold pressure transducer failure We replaced by new one and rastart the turbine.</text:p>
          </table:table-cell>
          <table:table-cell office:value-type="string">
            <text:p>Wtg stopped due to error no:2114 Analog card failure. We checked &amp; Found yaw manifold pressure transducer failure We replaced by new one and rastart the turbine. -Field Engineer-John Peter S | Closed-Field Operations Manager-Devasudar Singh | Component level RCA recommanded-Phone Technical Support-Senthil M. | RCA to be carried out based on failure rate-Functionality Support Lead-Shankar Anand R. | -Quality-Vijay Chinnaswamy</text:p>
          </table:table-cell>
          <table:table-cell/>
        </table:table-row>
        <table:table-row table:style-name="ro1">
          <table:table-cell office:value-type="string">
            <text:p>CIR-10000056</text:p>
          </table:table-cell>
          <table:table-cell office:value-type="float" office:value="100260080">
            <text:p>100260080</text:p>
          </table:table-cell>
          <table:table-cell office:value-type="string">
            <text:p>S Basanth</text:p>
          </table:table-cell>
          <table:table-cell office:value-type="string">
            <text:p>Theni-Gandamanur</text:p>
          </table:table-cell>
          <table:table-cell office:value-type="string">
            <text:p>WF-IN-022-0846-Y1-A-00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23">
            <text:p>20305001123</text:p>
          </table:table-cell>
          <table:table-cell office:value-type="string">
            <text:p>Gamesa(China)</text:p>
          </table:table-cell>
          <table:table-cell office:value-type="float" office:value="601935">
            <text:p>60193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3/04/2010</text:p>
          </table:table-cell>
          <table:table-cell/>
          <table:table-cell office:value-type="string">
            <text:p>19/02/2016</text:p>
          </table:table-cell>
          <table:table-cell office:value-type="float" office:value="-0">
            <text:p>-0</text:p>
          </table:table-cell>
          <table:table-cell office:value-type="string">
            <text:p>Avudaippan M</text:p>
          </table:table-cell>
          <table:table-cell office:value-type="float" office:value="1404">
            <text:p>1404</text:p>
          </table:table-cell>
          <table:table-cell office:value-type="float" office:value="1425">
            <text:p>1425</text:p>
          </table:table-cell>
          <table:table-cell office:value-type="string">
            <text:p>19/02/2016 14:40:58</text:p>
          </table:table-cell>
          <table:table-cell office:value-type="string">
            <text:p>19/02/2016 13:40:58</text:p>
          </table:table-cell>
          <table:table-cell office:value-type="float" office:value="9945390">
            <text:p>9945390</text:p>
          </table:table-cell>
          <table:table-cell office:value-type="float" office:value="43188">
            <text:p>43188</text:p>
          </table:table-cell>
          <table:table-cell office:value-type="string">
            <text:p>ELECTRICAL</text:p>
          </table:table-cell>
          <table:table-cell office:value-type="string">
            <text:p>ELECTRICAL CABINET SYSTEM</text:p>
          </table:table-cell>
          <table:table-cell office:value-type="string">
            <text:p>GP188019</text:p>
          </table:table-cell>
          <table:table-cell office:value-type="string">
            <text:p>SAFETEC</text:p>
          </table:table-cell>
          <table:table-cell office:value-type="string">
            <text:p>NORMAL OPERATION</text:p>
          </table:table-cell>
          <table:table-cell/>
          <table:table-cell office:value-type="string">
            <text:p>Wtg stopped due to error no:2212 Grid voltage failure. We check &amp; found F51 Surgr arrestor was failed.</text:p>
          </table:table-cell>
          <table:table-cell table:number-columns-repeated="7"/>
          <table:table-cell office:value-type="string">
            <text:p>Grid fluctuation, Grid drop,due to earth fault.</text:p>
          </table:table-cell>
          <table:table-cell office:value-type="string">
            <text:p>Assigned</text:p>
          </table:table-cell>
          <table:table-cell office:value-type="string">
            <text:p>check &amp; found F51 Surgr arrestor was failed. We replaced surge arrestor then restart the turbine.</text:p>
          </table:table-cell>
          <table:table-cell office:value-type="string">
            <text:p>Wtg stopped due to error no:2212 Grid voltage failure. check &amp; found F51 Surgr arrestor was failed. We replaced surge arrestor then restart the turbine. -Field Engineer-Avudaippan M | Problem Solved-Field Operations Manager-Devasudar Singh | BOP Audit to be done-Phone Technical Support-Senthil M. | Type I surge arrester sent to Theni WF for further validation-Functionality Support Lead-Murugesan P. | Component failure due to grid voltage failure-Functionality Support Specialist-Mayank | -Quality-Vijay Chinnaswamy</text:p>
          </table:table-cell>
          <table:table-cell/>
        </table:table-row>
        <table:table-row table:style-name="ro1">
          <table:table-cell office:value-type="string">
            <text:p>CIR-10000321</text:p>
          </table:table-cell>
          <table:table-cell office:value-type="float" office:value="100260080">
            <text:p>100260080</text:p>
          </table:table-cell>
          <table:table-cell office:value-type="string">
            <text:p>S Basanth</text:p>
          </table:table-cell>
          <table:table-cell office:value-type="string">
            <text:p>Theni-Gandamanur</text:p>
          </table:table-cell>
          <table:table-cell office:value-type="string">
            <text:p>WF-IN-022-0846-Y1-A-00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23">
            <text:p>20305001123</text:p>
          </table:table-cell>
          <table:table-cell office:value-type="string">
            <text:p>Gamesa(China)</text:p>
          </table:table-cell>
          <table:table-cell office:value-type="float" office:value="601935">
            <text:p>60193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3/04/2010</text:p>
          </table:table-cell>
          <table:table-cell office:value-type="float" office:value="402343191">
            <text:p>402343191</text:p>
          </table:table-cell>
          <table:table-cell office:value-type="string">
            <text:p>25/04/2016</text:p>
          </table:table-cell>
          <table:table-cell office:value-type="string">
            <text:p>205-Low oil level in hydraulic unit</text:p>
          </table:table-cell>
          <table:table-cell office:value-type="string">
            <text:p>Devasudar Singh</text:p>
          </table:table-cell>
          <table:table-cell office:value-type="float" office:value="1404">
            <text:p>1404</text:p>
          </table:table-cell>
          <table:table-cell office:value-type="float" office:value="1439">
            <text:p>1439</text:p>
          </table:table-cell>
          <table:table-cell office:value-type="string">
            <text:p>25/04/2016 01:05:00</text:p>
          </table:table-cell>
          <table:table-cell office:value-type="string">
            <text:p>25/04/2016 00:05:00</text:p>
          </table:table-cell>
          <table:table-cell office:value-type="float" office:value="9991660">
            <text:p>9991660</text:p>
          </table:table-cell>
          <table:table-cell office:value-type="float" office:value="44672">
            <text:p>44672</text:p>
          </table:table-cell>
          <table:table-cell office:value-type="string">
            <text:p>ELECTRICAL</text:p>
          </table:table-cell>
          <table:table-cell office:value-type="string">
            <text:p>HYDRAULIC SYSTEM AND PITCH CONTROL</text:p>
          </table:table-cell>
          <table:table-cell office:value-type="float" office:value="109090">
            <text:p>109090</text:p>
          </table:table-cell>
          <table:table-cell/>
          <table:table-cell office:value-type="string">
            <text:p>NORMAL OPERATION</text:p>
          </table:table-cell>
          <table:table-cell/>
          <table:table-cell office:value-type="string">
            <text:p>Wtg stopped due to error no:205 Hydraulic oil level low. we check &amp; found hyd.oil level sensor was failure.</text:p>
          </table:table-cell>
          <table:table-cell office:value-type="string">
            <text:p>Hyd.oil level Indicator failure</text:p>
          </table:table-cell>
          <table:table-cell office:value-type="string">
            <text:p>Breakdown</text:p>
          </table:table-cell>
          <table:table-cell office:value-type="string">
            <text:p>SF.NO:299(BASANTH)</text:p>
          </table:table-cell>
          <table:table-cell office:value-type="string">
            <text:p>Continuous operation, material defect</text:p>
          </table:table-cell>
          <table:table-cell office:value-type="string">
            <text:p>M.Vinumonikanndan</text:p>
          </table:table-cell>
          <table:table-cell office:value-type="string">
            <text:p>we replaced new hyd.oil level indicator.</text:p>
          </table:table-cell>
          <table:table-cell office:value-type="string">
            <text:p>01no</text:p>
          </table:table-cell>
          <table:table-cell office:value-type="string">
            <text:p>Continuous operation, material defect</text:p>
          </table:table-cell>
          <table:table-cell office:value-type="string">
            <text:p>Assigned</text:p>
          </table:table-cell>
          <table:table-cell office:value-type="string">
            <text:p>We replaced new oil level sensor</text:p>
          </table:table-cell>
          <table:table-cell office:value-type="string">
            <text:p>Wtg stopped due to error no:205 Hydraulic oil level low. we check &amp; found hyd.oil level sensor was failure.we replaced by new one.-Field Engineer-Vinu Monikandan | Problem solved-Field Operations Manager-Devasudar Singh | Further investigation recommended-Phone Technical Support-Senthil M. | Issue closed. Low cost material-Functionality Support Lead-Anand A.P | -Quality-Vijay Chinnaswamy</text:p>
          </table:table-cell>
          <table:table-cell office:value-type="string">
            <text:p>IMG_20160425_095139.jpg</text:p>
          </table:table-cell>
        </table:table-row>
        <table:table-row table:style-name="ro1">
          <table:table-cell office:value-type="string">
            <text:p>CIR-10000127</text:p>
          </table:table-cell>
          <table:table-cell office:value-type="float" office:value="100260082">
            <text:p>100260082</text:p>
          </table:table-cell>
          <table:table-cell office:value-type="string">
            <text:p>Alvittas Electricals (P) Ltd</text:p>
          </table:table-cell>
          <table:table-cell office:value-type="string">
            <text:p>Theni-Alagapuri</text:p>
          </table:table-cell>
          <table:table-cell office:value-type="string">
            <text:p>WF-IN-022-0834-Y2-A-00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12">
            <text:p>20305001112</text:p>
          </table:table-cell>
          <table:table-cell office:value-type="string">
            <text:p>Gamesa(China)</text:p>
          </table:table-cell>
          <table:table-cell office:value-type="float" office:value="601925">
            <text:p>60192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0/08/2010</text:p>
          </table:table-cell>
          <table:table-cell office:value-type="float" office:value="402305922">
            <text:p>402305922</text:p>
          </table:table-cell>
          <table:table-cell office:value-type="string">
            <text:p>17/03/2016</text:p>
          </table:table-cell>
          <table:table-cell office:value-type="float" office:value="-0">
            <text:p>-0</text:p>
          </table:table-cell>
          <table:table-cell office:value-type="string">
            <text:p>Stalin Kumar T</text:p>
          </table:table-cell>
          <table:table-cell office:value-type="float" office:value="1404">
            <text:p>1404</text:p>
          </table:table-cell>
          <table:table-cell office:value-type="float" office:value="1440">
            <text:p>1440</text:p>
          </table:table-cell>
          <table:table-cell office:value-type="string">
            <text:p>17/03/2016 23:00:00</text:p>
          </table:table-cell>
          <table:table-cell office:value-type="string">
            <text:p>17/03/2016 21:00:00</text:p>
          </table:table-cell>
          <table:table-cell office:value-type="float" office:value="7993310">
            <text:p>7993310</text:p>
          </table:table-cell>
          <table:table-cell office:value-type="float" office:value="40522">
            <text:p>40522</text:p>
          </table:table-cell>
          <table:table-cell office:value-type="string">
            <text:p>ELECTRICAL</text:p>
          </table:table-cell>
          <table:table-cell office:value-type="string">
            <text:p>ELECTRICAL CABINET SYSTEM</text:p>
          </table:table-cell>
          <table:table-cell office:value-type="string">
            <text:p>GP004895, GP005798</text:p>
          </table:table-cell>
          <table:table-cell office:value-type="string">
            <text:p>PHONIEX, GAMESA</text:p>
          </table:table-cell>
          <table:table-cell office:value-type="string">
            <text:p>NORMAL OPERATION</text:p>
          </table:table-cell>
          <table:table-cell office:value-type="float" office:value="1113626909">
            <text:p>1113626909</text:p>
          </table:table-cell>
          <table:table-cell office:value-type="string">
            <text:p>Wtg stopped due to error no:2118 Interbus error &amp; 411 High brake temp. we check &amp; found RTD module failure &amp; also Brake thermistor open.</text:p>
          </table:table-cell>
          <table:table-cell office:value-type="string">
            <text:p>RTD module, Brake pad with thermistor open</text:p>
          </table:table-cell>
          <table:table-cell office:value-type="string">
            <text:p>Breakdown</text:p>
          </table:table-cell>
          <table:table-cell office:value-type="string">
            <text:p>SF.NO:382(ALVITAS)</text:p>
          </table:table-cell>
          <table:table-cell office:value-type="string">
            <text:p>Continuous operation, due to heat</text:p>
          </table:table-cell>
          <table:table-cell office:value-type="string">
            <text:p>T.Stalinkumar, S.Johnpeter</text:p>
          </table:table-cell>
          <table:table-cell office:value-type="string">
            <text:p>RTD module, Brake pad with thermistor open so changed by new one.</text:p>
          </table:table-cell>
          <table:table-cell office:value-type="string">
            <text:p>each 01no</text:p>
          </table:table-cell>
          <table:table-cell office:value-type="string">
            <text:p>Continuous operation , Grid drop, due to heat</text:p>
          </table:table-cell>
          <table:table-cell office:value-type="string">
            <text:p>Assigned</text:p>
          </table:table-cell>
          <table:table-cell office:value-type="string">
            <text:p>We check &amp; found RTD module failure &amp; Brake thermistor open, so changed by new one.</text:p>
          </table:table-cell>
          <table:table-cell office:value-type="string">
            <text:p>Wtg stopped due to error no:2118 Interbus error &amp; 411 High brake temp. we check &amp; found RTD module failure &amp; also Brake thermistor open.So we replaced all by new one.-Field Engineer-Stalin Kumar T | Problem solved-Field Operations Manager-Devasudar Singh | solved-Phone Technical Support-Senthil M. | RCA will be done based on failure rate-Functionality Support Lead-Shankar Anand R. | -Quality-Vijay Chinnaswamy</text:p>
          </table:table-cell>
          <table:table-cell office:value-type="string">
            <text:p>IMG_20160302_130152.jpg RTD | Brake pad.jpg</text:p>
          </table:table-cell>
        </table:table-row>
        <table:table-row table:style-name="ro1">
          <table:table-cell office:value-type="string">
            <text:p>CIR-10000043</text:p>
          </table:table-cell>
          <table:table-cell office:value-type="float" office:value="100260086">
            <text:p>100260086</text:p>
          </table:table-cell>
          <table:table-cell office:value-type="string">
            <text:p>Green Infra Limited</text:p>
          </table:table-cell>
          <table:table-cell office:value-type="string">
            <text:p>Theni-Alagapuri</text:p>
          </table:table-cell>
          <table:table-cell office:value-type="string">
            <text:p>WF-IN-022-0834-Y1-A-01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50">
            <text:p>20305001150</text:p>
          </table:table-cell>
          <table:table-cell office:value-type="string">
            <text:p>Gamesa(China)</text:p>
          </table:table-cell>
          <table:table-cell office:value-type="float" office:value="601950">
            <text:p>60195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8/2010</text:p>
          </table:table-cell>
          <table:table-cell office:value-type="float" office:value="402269557">
            <text:p>402269557</text:p>
          </table:table-cell>
          <table:table-cell office:value-type="string">
            <text:p>16/02/2016</text:p>
          </table:table-cell>
          <table:table-cell office:value-type="float" office:value="-0">
            <text:p>-0</text:p>
          </table:table-cell>
          <table:table-cell office:value-type="string">
            <text:p>Avudaippan M</text:p>
          </table:table-cell>
          <table:table-cell office:value-type="float" office:value="1404">
            <text:p>1404</text:p>
          </table:table-cell>
          <table:table-cell office:value-type="float" office:value="1425">
            <text:p>1425</text:p>
          </table:table-cell>
          <table:table-cell office:value-type="string">
            <text:p>16/02/2016 14:00:26</text:p>
          </table:table-cell>
          <table:table-cell office:value-type="string">
            <text:p>16/02/2016 12:00:26</text:p>
          </table:table-cell>
          <table:table-cell office:value-type="float" office:value="8609900">
            <text:p>8609900</text:p>
          </table:table-cell>
          <table:table-cell office:value-type="float" office:value="39860">
            <text:p>39860</text:p>
          </table:table-cell>
          <table:table-cell office:value-type="string">
            <text:p>CONTROL SYSTEM</text:p>
          </table:table-cell>
          <table:table-cell office:value-type="string">
            <text:p>NACELLE INSTRUMENTATION SYSTEM</text:p>
          </table:table-cell>
          <table:table-cell office:value-type="string">
            <text:p>GP004262, P393462</text:p>
          </table:table-cell>
          <table:table-cell office:value-type="string">
            <text:p>PHONIEX, ABB</text:p>
          </table:table-cell>
          <table:table-cell office:value-type="string">
            <text:p>NORMAL OPERATION</text:p>
          </table:table-cell>
          <table:table-cell/>
          <table:table-cell office:value-type="string">
            <text:p>Wtg stopped due to error no:208 HU.Activation failure.</text:p>
          </table:table-cell>
          <table:table-cell table:number-columns-repeated="7"/>
          <table:table-cell office:value-type="string">
            <text:p>Continuos(on and off) operating, Grid Fluctuation</text:p>
          </table:table-cell>
          <table:table-cell office:value-type="string">
            <text:p>Assigned</text:p>
          </table:table-cell>
          <table:table-cell office:value-type="string">
            <text:p>Hydraulic PLC relay(24V) &amp; Contactor (A26-30-10) Changed.</text:p>
          </table:table-cell>
          <table:table-cell office:value-type="string">
            <text:p>WTG Stopped due to error no:208 HU Activation failure. We Checked and found KR280 PLC relay &amp; KM280 contactor was failure We replaced KR280 relay &amp; KM280 contactor and restart the turbine -Field Engineer-Avudaippan M | Problem Solved-Field Operations Manager-Devasudar Singh | DM Solution recommended-Phone Technical Support-Senthil M. | Once in 4years contator replacement is recommended-Functionality Support Lead-Murugesan P. | -Quality-Vijay Chinnaswamy</text:p>
          </table:table-cell>
          <table:table-cell/>
        </table:table-row>
        <table:table-row table:style-name="ro1">
          <table:table-cell office:value-type="string">
            <text:p>CIR-10000066</text:p>
          </table:table-cell>
          <table:table-cell office:value-type="float" office:value="100260086">
            <text:p>100260086</text:p>
          </table:table-cell>
          <table:table-cell office:value-type="string">
            <text:p>Green Infra Limited</text:p>
          </table:table-cell>
          <table:table-cell office:value-type="string">
            <text:p>Theni-Alagapuri</text:p>
          </table:table-cell>
          <table:table-cell office:value-type="string">
            <text:p>WF-IN-022-0834-Y1-A-01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50">
            <text:p>20305001150</text:p>
          </table:table-cell>
          <table:table-cell office:value-type="string">
            <text:p>Gamesa(China)</text:p>
          </table:table-cell>
          <table:table-cell office:value-type="float" office:value="601950">
            <text:p>60195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8/2010</text:p>
          </table:table-cell>
          <table:table-cell office:value-type="float" office:value="402282693">
            <text:p>402282693</text:p>
          </table:table-cell>
          <table:table-cell office:value-type="string">
            <text:p>28/02/2016</text:p>
          </table:table-cell>
          <table:table-cell office:value-type="float" office:value="-0">
            <text:p>-0</text:p>
          </table:table-cell>
          <table:table-cell office:value-type="string">
            <text:p>Senthil Kannan G</text:p>
          </table:table-cell>
          <table:table-cell office:value-type="float" office:value="1404">
            <text:p>1404</text:p>
          </table:table-cell>
          <table:table-cell office:value-type="float" office:value="1425">
            <text:p>1425</text:p>
          </table:table-cell>
          <table:table-cell office:value-type="string">
            <text:p>28/02/2016 12:00:37</text:p>
          </table:table-cell>
          <table:table-cell office:value-type="string">
            <text:p>28/02/2016 10:00:37</text:p>
          </table:table-cell>
          <table:table-cell office:value-type="float" office:value="8619430">
            <text:p>8619430</text:p>
          </table:table-cell>
          <table:table-cell office:value-type="float" office:value="40081">
            <text:p>40081</text:p>
          </table:table-cell>
          <table:table-cell office:value-type="string">
            <text:p>CONTROL SYSTEM</text:p>
          </table:table-cell>
          <table:table-cell office:value-type="string">
            <text:p>NACELLE INSTRUMENTATION SYSTEM</text:p>
          </table:table-cell>
          <table:table-cell office:value-type="string">
            <text:p>GP005426</text:p>
          </table:table-cell>
          <table:table-cell office:value-type="string">
            <text:p>PHONIEX</text:p>
          </table:table-cell>
          <table:table-cell office:value-type="string">
            <text:p>NORMAL OPERATION</text:p>
          </table:table-cell>
          <table:table-cell/>
          <table:table-cell office:value-type="string">
            <text:p>Wtg Manually stopped due to warning error no:707 SMP Communication failure. We checked &amp; found top side SMP box failure.</text:p>
          </table:table-cell>
          <table:table-cell office:value-type="string">
            <text:p>SMP Failure</text:p>
          </table:table-cell>
          <table:table-cell office:value-type="string">
            <text:p>Breakdown</text:p>
          </table:table-cell>
          <table:table-cell office:value-type="string">
            <text:p>SF.NO:09(GREEN INFRA)</text:p>
          </table:table-cell>
          <table:table-cell office:value-type="string">
            <text:p>Grid Fluctuation, Short circuit, Over voltage, Earth fault, Material problem</text:p>
          </table:table-cell>
          <table:table-cell office:value-type="string">
            <text:p>S.Johnpeter, G.senthilkannan</text:p>
          </table:table-cell>
          <table:table-cell office:value-type="string">
            <text:p>SMP BOX replaced</text:p>
          </table:table-cell>
          <table:table-cell office:value-type="string">
            <text:p>01no</text:p>
          </table:table-cell>
          <table:table-cell office:value-type="string">
            <text:p>Grid Fluctuation, Short circuit, Over voltage, Earth fault, Material problem</text:p>
          </table:table-cell>
          <table:table-cell office:value-type="string">
            <text:p>Assigned</text:p>
          </table:table-cell>
          <table:table-cell office:value-type="string">
            <text:p>We checked &amp; found top side SMP box failure. We replaced the SMP &amp; start the WTG</text:p>
          </table:table-cell>
          <table:table-cell office:value-type="string">
            <text:p>Wtg Manually stopped due to warning error no:707 SMP Communication failure. We checked &amp; found top side SMP box failure. We replaced the SMP &amp; start the WTG. -Field Engineer-Senthil Kannan G | Problem solved-Field Operations Manager-Devasudar Singh | to be investigated-Phone Technical Support-Senthil M. | Please send the failure SMP to chennai office for repair and collect the data from new Installed SMP to check the proper configuration-Functionality Support Lead-Hemkumar D | -Quality-Vijay Chinnaswamy</text:p>
          </table:table-cell>
          <table:table-cell/>
        </table:table-row>
        <table:table-row table:style-name="ro1">
          <table:table-cell office:value-type="string">
            <text:p>CIR-10000310</text:p>
          </table:table-cell>
          <table:table-cell office:value-type="float" office:value="100260086">
            <text:p>100260086</text:p>
          </table:table-cell>
          <table:table-cell office:value-type="string">
            <text:p>Green Infra Limited</text:p>
          </table:table-cell>
          <table:table-cell office:value-type="string">
            <text:p>Theni-Alagapuri</text:p>
          </table:table-cell>
          <table:table-cell office:value-type="string">
            <text:p>WF-IN-022-0834-Y1-A-01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50">
            <text:p>20305001150</text:p>
          </table:table-cell>
          <table:table-cell office:value-type="string">
            <text:p>Gamesa(China)</text:p>
          </table:table-cell>
          <table:table-cell office:value-type="float" office:value="601950">
            <text:p>60195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8/2010</text:p>
          </table:table-cell>
          <table:table-cell office:value-type="float" office:value="402338824">
            <text:p>402338824</text:p>
          </table:table-cell>
          <table:table-cell office:value-type="string">
            <text:p>20/04/2016</text:p>
          </table:table-cell>
          <table:table-cell office:value-type="string">
            <text:p>210-Brake drive error</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20/04/2016 17:30:00</text:p>
          </table:table-cell>
          <table:table-cell office:value-type="string">
            <text:p>20/04/2016 16:00:00</text:p>
          </table:table-cell>
          <table:table-cell office:value-type="float" office:value="8650860">
            <text:p>8650860</text:p>
          </table:table-cell>
          <table:table-cell office:value-type="float" office:value="41245">
            <text:p>41245</text:p>
          </table:table-cell>
          <table:table-cell office:value-type="string">
            <text:p>MECHANICAL</text:p>
          </table:table-cell>
          <table:table-cell office:value-type="string">
            <text:p>NACELLE INSTRUMENTATION SYSTEM</text:p>
          </table:table-cell>
          <table:table-cell office:value-type="string">
            <text:p>109882, GP004262, GP005002</text:p>
          </table:table-cell>
          <table:table-cell office:value-type="string">
            <text:p>OLEAR, PHONIEX, ABB</text:p>
          </table:table-cell>
          <table:table-cell office:value-type="string">
            <text:p>NORMAL OPERATION</text:p>
          </table:table-cell>
          <table:table-cell/>
          <table:table-cell office:value-type="string">
            <text:p>During service time error no:210 Brake drive error occur, that time we check &amp; found brake accmulator failure,KR173 relay also failure .</text:p>
          </table:table-cell>
          <table:table-cell office:value-type="string">
            <text:p>Brake accmulator, 24VPLC relay failure</text:p>
          </table:table-cell>
          <table:table-cell office:value-type="string">
            <text:p>During service time</text:p>
          </table:table-cell>
          <table:table-cell office:value-type="string">
            <text:p>SF.NO:09(Green infra)</text:p>
          </table:table-cell>
          <table:table-cell office:value-type="string">
            <text:p>Continuuous operation, Material defect</text:p>
          </table:table-cell>
          <table:table-cell office:value-type="string">
            <text:p>G.Senthilkannan, G.Balasubramanian,D.Yukesh</text:p>
          </table:table-cell>
          <table:table-cell office:value-type="string">
            <text:p>Brake accmulator, 24VPLC relay replaced by new one.</text:p>
          </table:table-cell>
          <table:table-cell office:value-type="string">
            <text:p>Each 01no</text:p>
          </table:table-cell>
          <table:table-cell office:value-type="string">
            <text:p>Continuuous operation, Material defect</text:p>
          </table:table-cell>
          <table:table-cell office:value-type="string">
            <text:p>Closed</text:p>
          </table:table-cell>
          <table:table-cell office:value-type="string">
            <text:p>We replaced brake accmulator, PLC relay</text:p>
          </table:table-cell>
          <table:table-cell office:value-type="string">
            <text:p>During service time error no:210 Brake drive error occur, that time we check &amp; found brake accmulator failure,KR173 relay also failure .So we replaced all by new one.-Field Engineer-Senthil Kannan G | Problem solved-Field Operations Manager-Devasudar Singh | Accumulator pre charge pressure during service must be ensured-Phone Technical Support-Senthil M. | Issue closed.-Functionality Support Lead-Anand A.P | kr 173 relay to be anlaysed by repair ciruit-Quality-Vijay Chinnaswamy</text:p>
          </table:table-cell>
          <table:table-cell office:value-type="string">
            <text:p>IMG_20160302_130624.jpg Brake accmulator | IMG_20160302_130116.jpg PLC Relay</text:p>
          </table:table-cell>
        </table:table-row>
        <table:table-row table:style-name="ro1">
          <table:table-cell office:value-type="string">
            <text:p>CIR-10000323</text:p>
          </table:table-cell>
          <table:table-cell office:value-type="float" office:value="100260088">
            <text:p>100260088</text:p>
          </table:table-cell>
          <table:table-cell office:value-type="string">
            <text:p>Green Infra Limited</text:p>
          </table:table-cell>
          <table:table-cell office:value-type="string">
            <text:p>Theni-Alagapuri</text:p>
          </table:table-cell>
          <table:table-cell office:value-type="string">
            <text:p>WF-IN-022-0834-Y1-A-01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51">
            <text:p>20305001151</text:p>
          </table:table-cell>
          <table:table-cell office:value-type="string">
            <text:p>Gamesa(China)</text:p>
          </table:table-cell>
          <table:table-cell office:value-type="float" office:value="601944">
            <text:p>601944</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9/08/2010</text:p>
          </table:table-cell>
          <table:table-cell office:value-type="float" office:value="402343203">
            <text:p>402343203</text:p>
          </table:table-cell>
          <table:table-cell office:value-type="string">
            <text:p>25/04/2016</text:p>
          </table:table-cell>
          <table:table-cell office:value-type="string">
            <text:p>411-High brake temperature</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25/04/2016 17:30:00</text:p>
          </table:table-cell>
          <table:table-cell office:value-type="string">
            <text:p>25/04/2016 16:00:00</text:p>
          </table:table-cell>
          <table:table-cell office:value-type="float" office:value="8387470">
            <text:p>8387470</text:p>
          </table:table-cell>
          <table:table-cell office:value-type="float" office:value="41386">
            <text:p>41386</text:p>
          </table:table-cell>
          <table:table-cell office:value-type="string">
            <text:p>MECHANICAL</text:p>
          </table:table-cell>
          <table:table-cell office:value-type="string">
            <text:p>NACELLE INSTRUMENTATION SYSTEM</text:p>
          </table:table-cell>
          <table:table-cell office:value-type="string">
            <text:p>P370104, P393462, 50591,50592</text:p>
          </table:table-cell>
          <table:table-cell office:value-type="string">
            <text:p>GAMESA, ABB</text:p>
          </table:table-cell>
          <table:table-cell office:value-type="string">
            <text:p>NORMAL OPERATION</text:p>
          </table:table-cell>
          <table:table-cell/>
          <table:table-cell office:value-type="string">
            <text:p>During service time we check &amp; found normal brake pad warnout &amp; hyd.contactor failure, Phase carbon brush, Ground carbon brush warnout.</text:p>
          </table:table-cell>
          <table:table-cell office:value-type="string">
            <text:p>Normal brake pad, Phase &amp; Ground carbon brush warnout,hyd.contactor failure</text:p>
          </table:table-cell>
          <table:table-cell office:value-type="string">
            <text:p>during service time.</text:p>
          </table:table-cell>
          <table:table-cell office:value-type="string">
            <text:p>SF.NO:985(GREEN INFRA)</text:p>
          </table:table-cell>
          <table:table-cell office:value-type="string">
            <text:p>Continuous operation, material defect</text:p>
          </table:table-cell>
          <table:table-cell office:value-type="string">
            <text:p>S.Johnpeter, D.Yukesh, G.Bala</text:p>
          </table:table-cell>
          <table:table-cell office:value-type="string">
            <text:p>Normal brake pad, Phase &amp; Ground carbon brush warnout,hyd.contactor replaced by new one.</text:p>
          </table:table-cell>
          <table:table-cell office:value-type="string">
            <text:p>03no's,12no's, 01no,01no</text:p>
          </table:table-cell>
          <table:table-cell office:value-type="string">
            <text:p>Continuous operation, material defect</text:p>
          </table:table-cell>
          <table:table-cell office:value-type="string">
            <text:p>Assigned</text:p>
          </table:table-cell>
          <table:table-cell office:value-type="string">
            <text:p>we replaced all by new one.</text:p>
          </table:table-cell>
          <table:table-cell office:value-type="string">
            <text:p>During service time we check &amp; found normal brake pad warnout &amp; hyd.contactor failure, Phase carbon brush, Ground carbon brush warnout.we replaced all by new one.-Field Engineer-Balasubramanian G. | problem solved-Field Operations Manager-Devasudar Singh | CIR not required for these Items-Phone Technical Support-Senthil M. | closed-Functionality Support Lead-Murugesan P. | -Quality-Vijay Chinnaswamy</text:p>
          </table:table-cell>
          <table:table-cell office:value-type="string">
            <text:p>Brake pad.jpg Brake pad | Carbon brush.jpg Carbon brush | IMG_20160202_164656_HDR.jpg Hyd.contactor</text:p>
          </table:table-cell>
        </table:table-row>
        <table:table-row table:style-name="ro1">
          <table:table-cell office:value-type="string">
            <text:p>CIR-10000600</text:p>
          </table:table-cell>
          <table:table-cell office:value-type="float" office:value="100260109">
            <text:p>100260109</text:p>
          </table:table-cell>
          <table:table-cell office:value-type="string">
            <text:p>Shiny Knitwear (P) Ltd.</text:p>
          </table:table-cell>
          <table:table-cell office:value-type="string">
            <text:p>Theni-Alagapuri</text:p>
          </table:table-cell>
          <table:table-cell office:value-type="string">
            <text:p>WF-IN-022-0834-Y2-A-009</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58">
            <text:p>20305001158</text:p>
          </table:table-cell>
          <table:table-cell office:value-type="string">
            <text:p>Gamesa(China)</text:p>
          </table:table-cell>
          <table:table-cell office:value-type="float" office:value="602009">
            <text:p>60200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2/09/2010</text:p>
          </table:table-cell>
          <table:table-cell office:value-type="float" office:value="402390169">
            <text:p>402390169</text:p>
          </table:table-cell>
          <table:table-cell office:value-type="string">
            <text:p>07/06/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07/06/2016 13:00:00</text:p>
          </table:table-cell>
          <table:table-cell office:value-type="string">
            <text:p>07/06/2016 09:30:00</text:p>
          </table:table-cell>
          <table:table-cell office:value-type="float" office:value="7788770">
            <text:p>7788770</text:p>
          </table:table-cell>
          <table:table-cell office:value-type="float" office:value="41464">
            <text:p>41464</text:p>
          </table:table-cell>
          <table:table-cell office:value-type="string">
            <text:p>ELECTRICAL</text:p>
          </table:table-cell>
          <table:table-cell office:value-type="string">
            <text:p>ELECTRICAL CABINET SYSTEM</text:p>
          </table:table-cell>
          <table:table-cell office:value-type="string">
            <text:p>GP012531, 50071</text:p>
          </table:table-cell>
          <table:table-cell office:value-type="string">
            <text:p>EUPEC, INGITEAM</text:p>
          </table:table-cell>
          <table:table-cell office:value-type="string">
            <text:p>NORMAL OPERATION</text:p>
          </table:table-cell>
          <table:table-cell office:value-type="float" office:value="5070917287">
            <text:p>5070917287</text:p>
          </table:table-cell>
          <table:table-cell office:value-type="string">
            <text:p>Wtg stopped due to error no.2230 Error in â€˜Sâ€™ Phase Inverter We checked and found inverter Section 3 Phase of IGBTâ€™s and driver card was failure</text:p>
          </table:table-cell>
          <table:table-cell office:value-type="string">
            <text:p>IGBT's &amp; driver card failure</text:p>
          </table:table-cell>
          <table:table-cell office:value-type="string">
            <text:p>breakdown</text:p>
          </table:table-cell>
          <table:table-cell office:value-type="string">
            <text:p>SF.NO:641(Shiny)</text:p>
          </table:table-cell>
          <table:table-cell office:value-type="string">
            <text:p>Material problem, Grid fluctuation Short circuit,</text:p>
          </table:table-cell>
          <table:table-cell office:value-type="string">
            <text:p>K.Sanakaranarayanan, M.Avudaiappan, M.Gopi</text:p>
          </table:table-cell>
          <table:table-cell office:value-type="string">
            <text:p>We replaced IGBT &amp; driver card</text:p>
          </table:table-cell>
          <table:table-cell office:value-type="string">
            <text:p>06no's, 01no</text:p>
          </table:table-cell>
          <table:table-cell office:value-type="string">
            <text:p>Material problem, Grid fluctuation Short circuit,</text:p>
          </table:table-cell>
          <table:table-cell office:value-type="string">
            <text:p>Assigned</text:p>
          </table:table-cell>
          <table:table-cell office:value-type="string">
            <text:p>We checked and found inverter Section 3 Phase of IGBTâ€™s and driver card was failure. We replaced by new one and start the turbine</text:p>
          </table:table-cell>
          <table:table-cell office:value-type="string">
            <text:p>: Wtg stopped due to error no.2230 Error in â€˜Sâ€™ Phase Inverter. We checked and found inverter Section 3 Phase of IGBTâ€™s and driver card was failure.We replaced by new one and start the turbine-Field Engineer-Sankaranarayanan K | Problem solved-Field Operations Manager-Devasudar Singh | FSL comments requested-Phone Technical Support-Senthil M. | -Functionality Support Lead-Murugesan P.</text:p>
          </table:table-cell>
          <table:table-cell office:value-type="string">
            <text:p>IGBT EUPEC.jpg IGBT | IMG_20160609_102843.jpg Drivercard</text:p>
          </table:table-cell>
        </table:table-row>
        <table:table-row table:style-name="ro1">
          <table:table-cell office:value-type="string">
            <text:p>CIR-10000093</text:p>
          </table:table-cell>
          <table:table-cell office:value-type="float" office:value="100260193">
            <text:p>100260193</text:p>
          </table:table-cell>
          <table:table-cell office:value-type="string">
            <text:p>K.R.Nagarajan</text:p>
          </table:table-cell>
          <table:table-cell office:value-type="string">
            <text:p>Theni-Alagapuri</text:p>
          </table:table-cell>
          <table:table-cell office:value-type="string">
            <text:p>WF-IN-022-0834-Y1-A-00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45">
            <text:p>20305001245</text:p>
          </table:table-cell>
          <table:table-cell office:value-type="string">
            <text:p>Gamesa(Spain)</text:p>
          </table:table-cell>
          <table:table-cell office:value-type="float" office:value="300045">
            <text:p>30004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9/2010</text:p>
          </table:table-cell>
          <table:table-cell/>
          <table:table-cell office:value-type="string">
            <text:p>02/03/2016</text:p>
          </table:table-cell>
          <table:table-cell office:value-type="float" office:value="-0">
            <text:p>-0</text:p>
          </table:table-cell>
          <table:table-cell office:value-type="string">
            <text:p>John Peter S</text:p>
          </table:table-cell>
          <table:table-cell office:value-type="float" office:value="1404">
            <text:p>1404</text:p>
          </table:table-cell>
          <table:table-cell office:value-type="float" office:value="1425">
            <text:p>1425</text:p>
          </table:table-cell>
          <table:table-cell office:value-type="string">
            <text:p>02/03/2016 12:00:40</text:p>
          </table:table-cell>
          <table:table-cell office:value-type="string">
            <text:p>02/03/2016 10:00:40</text:p>
          </table:table-cell>
          <table:table-cell office:value-type="float" office:value="8511710">
            <text:p>8511710</text:p>
          </table:table-cell>
          <table:table-cell office:value-type="float" office:value="39510">
            <text:p>39510</text:p>
          </table:table-cell>
          <table:table-cell office:value-type="string">
            <text:p>MECHANICAL</text:p>
          </table:table-cell>
          <table:table-cell office:value-type="string">
            <text:p>HYDRAULIC SYSTEM AND PITCH CONTROL</text:p>
          </table:table-cell>
          <table:table-cell office:value-type="string">
            <text:p>GP004893</text:p>
          </table:table-cell>
          <table:table-cell office:value-type="string">
            <text:p>OLEAR</text:p>
          </table:table-cell>
          <table:table-cell office:value-type="string">
            <text:p>NORMAL OPERATION</text:p>
          </table:table-cell>
          <table:table-cell/>
          <table:table-cell office:value-type="string">
            <text:p>Wtg stopped due to error no:216 Hign no.of starts GH. we check &amp; found pitch accmulator failure.</text:p>
          </table:table-cell>
          <table:table-cell office:value-type="string">
            <text:p>Pitch accmulator failure</text:p>
          </table:table-cell>
          <table:table-cell office:value-type="string">
            <text:p>Breakdown</text:p>
          </table:table-cell>
          <table:table-cell office:value-type="string">
            <text:p>SF.NO:53(RAMRAJ)</text:p>
          </table:table-cell>
          <table:table-cell office:value-type="string">
            <text:p>Continuous operation, frequently grid drop. Hyd.Motor Continuous ON OFF condition</text:p>
          </table:table-cell>
          <table:table-cell office:value-type="string">
            <text:p>S.Johnpeter, A.Parasuraman</text:p>
          </table:table-cell>
          <table:table-cell office:value-type="string">
            <text:p>Pitch accmulator replaced</text:p>
          </table:table-cell>
          <table:table-cell office:value-type="string">
            <text:p>01no</text:p>
          </table:table-cell>
          <table:table-cell office:value-type="string">
            <text:p>Continuous operation, frequently grid drop. Hyd.Motor Continuous ON OFF condition</text:p>
          </table:table-cell>
          <table:table-cell office:value-type="string">
            <text:p>Assigned</text:p>
          </table:table-cell>
          <table:table-cell office:value-type="string">
            <text:p>We check &amp; found pitch accmullator failure, so we replaced by new one.</text:p>
          </table:table-cell>
          <table:table-cell office:value-type="string">
            <text:p>Wtg stopped due to error no:216 Hign no.of starts GH. we check &amp; found pitch accmulator failure. so we replaced pitch accmulator &amp; restart the turbine.-Field Engineer-John Peter S | problem solved-Field Operations Manager-Devasudar Singh | Scheduled service Auditing to be tighten-Phone Technical Support-Senthil M. | Please send the failure accumulator to repair circuit for RCA-Functionality Support Lead-Anand A.P | -Quality-Vijay Chinnaswamy</text:p>
          </table:table-cell>
          <table:table-cell office:value-type="string">
            <text:p>IMG_20160303_164134.jpg Pitch accmulator</text:p>
          </table:table-cell>
        </table:table-row>
        <table:table-row table:style-name="ro1">
          <table:table-cell office:value-type="string">
            <text:p>CIR-10000373</text:p>
          </table:table-cell>
          <table:table-cell office:value-type="float" office:value="100260120">
            <text:p>100260120</text:p>
          </table:table-cell>
          <table:table-cell office:value-type="string">
            <text:p>Amarjothi Spinning Mills Limited</text:p>
          </table:table-cell>
          <table:table-cell office:value-type="string">
            <text:p>Theni-Alagapuri</text:p>
          </table:table-cell>
          <table:table-cell office:value-type="string">
            <text:p>WF-IN-022-0834-Y1-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70">
            <text:p>20305001170</text:p>
          </table:table-cell>
          <table:table-cell office:value-type="string">
            <text:p>Gamesa(China)</text:p>
          </table:table-cell>
          <table:table-cell office:value-type="float" office:value="602058">
            <text:p>60205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3/08/2010</text:p>
          </table:table-cell>
          <table:table-cell office:value-type="float" office:value="402356530">
            <text:p>402356530</text:p>
          </table:table-cell>
          <table:table-cell office:value-type="string">
            <text:p>07/05/2016</text:p>
          </table:table-cell>
          <table:table-cell office:value-type="float" office:value="-0">
            <text:p>-0</text:p>
          </table:table-cell>
          <table:table-cell office:value-type="string">
            <text:p>Kalimuthu J</text:p>
          </table:table-cell>
          <table:table-cell office:value-type="float" office:value="1404">
            <text:p>1404</text:p>
          </table:table-cell>
          <table:table-cell office:value-type="float" office:value="1440">
            <text:p>1440</text:p>
          </table:table-cell>
          <table:table-cell office:value-type="string">
            <text:p>07/05/2016 16:30:00</text:p>
          </table:table-cell>
          <table:table-cell office:value-type="string">
            <text:p>07/05/2016 13:00:00</text:p>
          </table:table-cell>
          <table:table-cell office:value-type="float" office:value="8893620">
            <text:p>8893620</text:p>
          </table:table-cell>
          <table:table-cell office:value-type="float" office:value="41596">
            <text:p>41596</text:p>
          </table:table-cell>
          <table:table-cell office:value-type="string">
            <text:p>ELECTRICAL</text:p>
          </table:table-cell>
          <table:table-cell office:value-type="string">
            <text:p>ELECTRICAL CABINET SYSTEM</text:p>
          </table:table-cell>
          <table:table-cell office:value-type="string">
            <text:p>GP013311</text:p>
          </table:table-cell>
          <table:table-cell office:value-type="string">
            <text:p>INGETEAM</text:p>
          </table:table-cell>
          <table:table-cell office:value-type="string">
            <text:p>LIGHTNING</text:p>
          </table:table-cell>
          <table:table-cell office:value-type="float" office:value="435964457">
            <text:p>435964457</text:p>
          </table:table-cell>
          <table:table-cell office:value-type="string">
            <text:p>Wtg stopped due to error no 2208 Emergency series Notok. we check &amp; found crowbar card failure.</text:p>
          </table:table-cell>
          <table:table-cell office:value-type="string">
            <text:p>Crowbar card failure</text:p>
          </table:table-cell>
          <table:table-cell office:value-type="string">
            <text:p>breakdown</text:p>
          </table:table-cell>
          <table:table-cell office:value-type="string">
            <text:p>SF.NO:123(AMARJOTHI)</text:p>
          </table:table-cell>
          <table:table-cell office:value-type="string">
            <text:p>Heavy lightening</text:p>
          </table:table-cell>
          <table:table-cell office:value-type="string">
            <text:p>K.Ramesh, J.Kalimuthu, T.Stalinkumar</text:p>
          </table:table-cell>
          <table:table-cell office:value-type="string">
            <text:p>we replaced new crowbar card</text:p>
          </table:table-cell>
          <table:table-cell office:value-type="string">
            <text:p>01no</text:p>
          </table:table-cell>
          <table:table-cell office:value-type="string">
            <text:p>Heavy lightening</text:p>
          </table:table-cell>
          <table:table-cell office:value-type="string">
            <text:p>Assigned</text:p>
          </table:table-cell>
          <table:table-cell office:value-type="string">
            <text:p>we replaced crowbar card by new one.</text:p>
          </table:table-cell>
          <table:table-cell office:value-type="string">
            <text:p>Wtg stopped due to error no 2208 Emergency series Notok. we check &amp; found crowbar card failure.we replaced by new one.-Field Engineer-Kalimuthu J | Problem solved-Field Operations Manager-Devasudar Singh | Lightning-Phone Technical Support-Senthil M. | -Functionality Support Lead-Murugesan P.</text:p>
          </table:table-cell>
          <table:table-cell office:value-type="string">
            <text:p>IMG_20160509_230123.jpg Crowbar card</text:p>
          </table:table-cell>
        </table:table-row>
        <table:table-row table:style-name="ro1">
          <table:table-cell office:value-type="string">
            <text:p>CIR-10000362</text:p>
          </table:table-cell>
          <table:table-cell office:value-type="float" office:value="100260114">
            <text:p>100260114</text:p>
          </table:table-cell>
          <table:table-cell office:value-type="string">
            <text:p>Amarjothi Spinning Mills Limited</text:p>
          </table:table-cell>
          <table:table-cell office:value-type="string">
            <text:p>Theni-Alagapuri</text:p>
          </table:table-cell>
          <table:table-cell office:value-type="string">
            <text:p>WF-IN-022-0834-Y2-A-00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66">
            <text:p>20305001166</text:p>
          </table:table-cell>
          <table:table-cell office:value-type="string">
            <text:p>Gamesa(China)</text:p>
          </table:table-cell>
          <table:table-cell office:value-type="float" office:value="602028">
            <text:p>60202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1/08/2010</text:p>
          </table:table-cell>
          <table:table-cell office:value-type="float" office:value="402350302">
            <text:p>402350302</text:p>
          </table:table-cell>
          <table:table-cell office:value-type="string">
            <text:p>02/05/2016</text:p>
          </table:table-cell>
          <table:table-cell office:value-type="float" office:value="-0">
            <text:p>-0</text:p>
          </table:table-cell>
          <table:table-cell office:value-type="string">
            <text:p>Dinesh Babu R.</text:p>
          </table:table-cell>
          <table:table-cell office:value-type="float" office:value="1404">
            <text:p>1404</text:p>
          </table:table-cell>
          <table:table-cell office:value-type="float" office:value="1440">
            <text:p>1440</text:p>
          </table:table-cell>
          <table:table-cell office:value-type="string">
            <text:p>03/05/2016 13:00:00</text:p>
          </table:table-cell>
          <table:table-cell office:value-type="string">
            <text:p>02/05/2016 09:00:00</text:p>
          </table:table-cell>
          <table:table-cell office:value-type="float" office:value="8492910">
            <text:p>8492910</text:p>
          </table:table-cell>
          <table:table-cell office:value-type="float" office:value="41481">
            <text:p>41481</text:p>
          </table:table-cell>
          <table:table-cell office:value-type="string">
            <text:p>MECHANICAL</text:p>
          </table:table-cell>
          <table:table-cell office:value-type="string">
            <text:p>BLADES</text:p>
          </table:table-cell>
          <table:table-cell table:number-columns-repeated="2"/>
          <table:table-cell office:value-type="string">
            <text:p>LIGHTNING</text:p>
          </table:table-cell>
          <table:table-cell/>
          <table:table-cell office:value-type="string">
            <text:p>Blade 'A', 'B', 'C' diverter strip replaced work down.</text:p>
          </table:table-cell>
          <table:table-cell office:value-type="string">
            <text:p>Diverter strip damage</text:p>
          </table:table-cell>
          <table:table-cell/>
          <table:table-cell office:value-type="string">
            <text:p>SF.NO:83(AMARJOTHI)</text:p>
          </table:table-cell>
          <table:table-cell office:value-type="string">
            <text:p>Lightening</text:p>
          </table:table-cell>
          <table:table-cell office:value-type="string">
            <text:p>5000930, 5006550, 5006555(S.Sunder, Raja, Rajesh,Venkatesh)</text:p>
          </table:table-cell>
          <table:table-cell office:value-type="string">
            <text:p>Diverter strip replaced by new one.</text:p>
          </table:table-cell>
          <table:table-cell/>
          <table:table-cell office:value-type="string">
            <text:p>Lightening</text:p>
          </table:table-cell>
          <table:table-cell office:value-type="string">
            <text:p>Assigned</text:p>
          </table:table-cell>
          <table:table-cell office:value-type="string">
            <text:p>Blade 'A', 'B', 'C' diverter strip replaced work down.</text:p>
          </table:table-cell>
          <table:table-cell office:value-type="string">
            <text:p>Blade 'A', 'B', 'C' diverter strip replaced work down.-Field Engineer-Dinesh Babu R. | Blade repair work done-Field Operations Manager-Devasudar Singh | Lightning discharge conductor connectivity must ensured-Phone Technical Support-Senthil M. | -Functionality Support Lead-Murugesan P.</text:p>
          </table:table-cell>
          <table:table-cell/>
        </table:table-row>
        <table:table-row table:style-name="ro1">
          <table:table-cell office:value-type="string">
            <text:p>CIR-10000218</text:p>
          </table:table-cell>
          <table:table-cell office:value-type="float" office:value="100260106">
            <text:p>100260106</text:p>
          </table:table-cell>
          <table:table-cell office:value-type="string">
            <text:p>Green Infra Limited</text:p>
          </table:table-cell>
          <table:table-cell office:value-type="string">
            <text:p>Theni-Alagapuri</text:p>
          </table:table-cell>
          <table:table-cell office:value-type="string">
            <text:p>WF-IN-022-0834-Y2-A-00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59">
            <text:p>20305001159</text:p>
          </table:table-cell>
          <table:table-cell office:value-type="string">
            <text:p>Gamesa(China)</text:p>
          </table:table-cell>
          <table:table-cell office:value-type="float" office:value="601985">
            <text:p>60198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9/08/2010</text:p>
          </table:table-cell>
          <table:table-cell office:value-type="float" office:value="402313662">
            <text:p>402313662</text:p>
          </table:table-cell>
          <table:table-cell office:value-type="string">
            <text:p>25/03/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25/03/2016 14:00:00</text:p>
          </table:table-cell>
          <table:table-cell office:value-type="string">
            <text:p>25/03/2016 12:00:00</text:p>
          </table:table-cell>
          <table:table-cell office:value-type="float" office:value="8148990">
            <text:p>8148990</text:p>
          </table:table-cell>
          <table:table-cell office:value-type="float" office:value="40679">
            <text:p>40679</text:p>
          </table:table-cell>
          <table:table-cell office:value-type="string">
            <text:p>ELECTRICAL</text:p>
          </table:table-cell>
          <table:table-cell office:value-type="string">
            <text:p>NACELLE INSTRUMENTATION SYSTEM</text:p>
          </table:table-cell>
          <table:table-cell office:value-type="string">
            <text:p>GP005455</text:p>
          </table:table-cell>
          <table:table-cell/>
          <table:table-cell office:value-type="string">
            <text:p>NORMAL OPERATION</text:p>
          </table:table-cell>
          <table:table-cell table:number-columns-repeated="14"/>
        </table:table-row>
        <table:table-row table:style-name="ro1">
          <table:table-cell office:value-type="string">
            <text:p>CIR-10000350</text:p>
          </table:table-cell>
          <table:table-cell office:value-type="float" office:value="100260431">
            <text:p>100260431</text:p>
          </table:table-cell>
          <table:table-cell office:value-type="string">
            <text:p>KHATAU NARBHERAM &amp; CO</text:p>
          </table:table-cell>
          <table:table-cell office:value-type="string">
            <text:p>Theni-Srirangapuram</text:p>
          </table:table-cell>
          <table:table-cell office:value-type="string">
            <text:p>WF-IN-022-0835-Y3-A-01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161">
            <text:p>801001161</text:p>
          </table:table-cell>
          <table:table-cell office:value-type="string">
            <text:p>Gamesa(China)</text:p>
          </table:table-cell>
          <table:table-cell office:value-type="float" office:value="602466">
            <text:p>60246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7/09/2011</text:p>
          </table:table-cell>
          <table:table-cell office:value-type="float" office:value="402338821">
            <text:p>402338821</text:p>
          </table:table-cell>
          <table:table-cell office:value-type="string">
            <text:p>18/04/2016</text:p>
          </table:table-cell>
          <table:table-cell office:value-type="float" office:value="-0">
            <text:p>-0</text:p>
          </table:table-cell>
          <table:table-cell office:value-type="string">
            <text:p>Sundaresa Perumal S.</text:p>
          </table:table-cell>
          <table:table-cell office:value-type="float" office:value="1404">
            <text:p>1404</text:p>
          </table:table-cell>
          <table:table-cell office:value-type="float" office:value="1439">
            <text:p>1439</text:p>
          </table:table-cell>
          <table:table-cell office:value-type="string">
            <text:p>20/04/2016 18:00:00</text:p>
          </table:table-cell>
          <table:table-cell office:value-type="string">
            <text:p>18/04/2016 09:00:00</text:p>
          </table:table-cell>
          <table:table-cell office:value-type="float" office:value="6209670">
            <text:p>6209670</text:p>
          </table:table-cell>
          <table:table-cell office:value-type="float" office:value="31658">
            <text:p>31658</text:p>
          </table:table-cell>
          <table:table-cell office:value-type="string">
            <text:p>MECHANICAL</text:p>
          </table:table-cell>
          <table:table-cell office:value-type="string">
            <text:p>BLADES</text:p>
          </table:table-cell>
          <table:table-cell table:number-columns-repeated="2"/>
          <table:table-cell office:value-type="string">
            <text:p>NORMAL OPERATION</text:p>
          </table:table-cell>
          <table:table-cell/>
          <table:table-cell office:value-type="string">
            <text:p>Blade A,B,C Diverter strip replaced &amp; Blade B Tip repair work done.</text:p>
          </table:table-cell>
          <table:table-cell table:number-columns-repeated="7"/>
          <table:table-cell office:value-type="string">
            <text:p>Due to lightening damage</text:p>
          </table:table-cell>
          <table:table-cell/>
          <table:table-cell office:value-type="string">
            <text:p>Blade A,B,C Diverter strip replaced &amp; Blade B Tip repair work done.</text:p>
          </table:table-cell>
          <table:table-cell table:number-columns-repeated="2"/>
        </table:table-row>
        <table:table-row table:style-name="ro1">
          <table:table-cell office:value-type="string">
            <text:p>CIR-10000120</text:p>
          </table:table-cell>
          <table:table-cell office:value-type="float" office:value="100260193">
            <text:p>100260193</text:p>
          </table:table-cell>
          <table:table-cell office:value-type="string">
            <text:p>K.R.Nagarajan</text:p>
          </table:table-cell>
          <table:table-cell office:value-type="string">
            <text:p>Theni-Alagapuri</text:p>
          </table:table-cell>
          <table:table-cell office:value-type="string">
            <text:p>WF-IN-022-0834-Y1-A-00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45">
            <text:p>20305001245</text:p>
          </table:table-cell>
          <table:table-cell office:value-type="string">
            <text:p>Gamesa(Spain)</text:p>
          </table:table-cell>
          <table:table-cell office:value-type="float" office:value="300045">
            <text:p>30004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9/2010</text:p>
          </table:table-cell>
          <table:table-cell/>
          <table:table-cell office:value-type="string">
            <text:p>18/03/2016</text:p>
          </table:table-cell>
          <table:table-cell office:value-type="float" office:value="-0">
            <text:p>-0</text:p>
          </table:table-cell>
          <table:table-cell office:value-type="string">
            <text:p>Senthil Kannan G</text:p>
          </table:table-cell>
          <table:table-cell office:value-type="float" office:value="1404">
            <text:p>1404</text:p>
          </table:table-cell>
          <table:table-cell office:value-type="float" office:value="1440">
            <text:p>1440</text:p>
          </table:table-cell>
          <table:table-cell office:value-type="string">
            <text:p>18/03/2016 12:45:00</text:p>
          </table:table-cell>
          <table:table-cell office:value-type="string">
            <text:p>18/03/2016 11:30:00</text:p>
          </table:table-cell>
          <table:table-cell office:value-type="float" office:value="8515510">
            <text:p>8515510</text:p>
          </table:table-cell>
          <table:table-cell office:value-type="float" office:value="39860">
            <text:p>39860</text:p>
          </table:table-cell>
          <table:table-cell office:value-type="string">
            <text:p>CONTROL SYSTEM</text:p>
          </table:table-cell>
          <table:table-cell office:value-type="string">
            <text:p>ELECTRICAL CABINET SYSTEM</text:p>
          </table:table-cell>
          <table:table-cell office:value-type="string">
            <text:p>GP019518</text:p>
          </table:table-cell>
          <table:table-cell office:value-type="string">
            <text:p>MOXA</text:p>
          </table:table-cell>
          <table:table-cell office:value-type="string">
            <text:p>NORMAL OPERATION</text:p>
          </table:table-cell>
          <table:table-cell/>
          <table:table-cell office:value-type="string">
            <text:p>Wtg manually stopped for error no:707 SMP communication failure, so we check &amp; found MOXA failure</text:p>
          </table:table-cell>
          <table:table-cell office:value-type="string">
            <text:p>MOXA failure</text:p>
          </table:table-cell>
          <table:table-cell office:value-type="string">
            <text:p>Checking time</text:p>
          </table:table-cell>
          <table:table-cell office:value-type="string">
            <text:p>SF.NO:53(RAMRAJ)</text:p>
          </table:table-cell>
          <table:table-cell office:value-type="string">
            <text:p>Continuous operation, due to heat,grid drop</text:p>
          </table:table-cell>
          <table:table-cell office:value-type="string">
            <text:p>G.Senthilkannan, A.Parasuraman</text:p>
          </table:table-cell>
          <table:table-cell office:value-type="string">
            <text:p>Moxa replaced</text:p>
          </table:table-cell>
          <table:table-cell office:value-type="string">
            <text:p>01no</text:p>
          </table:table-cell>
          <table:table-cell office:value-type="string">
            <text:p>Grid drop, Continuous operation, due to heat</text:p>
          </table:table-cell>
          <table:table-cell office:value-type="string">
            <text:p>Assigned</text:p>
          </table:table-cell>
          <table:table-cell office:value-type="string">
            <text:p>We check &amp; found moxa failure. so we replaced by new one, now machine running normal.</text:p>
          </table:table-cell>
          <table:table-cell office:value-type="string">
            <text:p>Wtg manually stopped for error no:707 SMP communication failure, so we check &amp; found MOXA failure. we replaced by new one.-Field Engineer-Senthil Kannan G | Problem solved-Field Operations Manager-Devasudar Singh | solved-Phone Technical Support-Senthil M. | RCA to be done based on failure rate-Functionality Support Lead-Shankar Anand R. | -Quality-Vijay Chinnaswamy</text:p>
          </table:table-cell>
          <table:table-cell office:value-type="string">
            <text:p>IMG_20160318_183353.jpg MOXA</text:p>
          </table:table-cell>
        </table:table-row>
        <table:table-row table:style-name="ro1">
          <table:table-cell office:value-type="string">
            <text:p>CIR-10000235</text:p>
          </table:table-cell>
          <table:table-cell office:value-type="float" office:value="100260193">
            <text:p>100260193</text:p>
          </table:table-cell>
          <table:table-cell office:value-type="string">
            <text:p>K.R.Nagarajan</text:p>
          </table:table-cell>
          <table:table-cell office:value-type="string">
            <text:p>Theni-Alagapuri</text:p>
          </table:table-cell>
          <table:table-cell office:value-type="string">
            <text:p>WF-IN-022-0834-Y1-A-00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245">
            <text:p>20305001245</text:p>
          </table:table-cell>
          <table:table-cell office:value-type="string">
            <text:p>Gamesa(Spain)</text:p>
          </table:table-cell>
          <table:table-cell office:value-type="float" office:value="300045">
            <text:p>30004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9/2010</text:p>
          </table:table-cell>
          <table:table-cell/>
          <table:table-cell office:value-type="string">
            <text:p>02/04/2016</text:p>
          </table:table-cell>
          <table:table-cell office:value-type="string">
            <text:p>210-Brake drive error</text:p>
          </table:table-cell>
          <table:table-cell office:value-type="string">
            <text:p>Dinesh Babu R.</text:p>
          </table:table-cell>
          <table:table-cell office:value-type="float" office:value="1404">
            <text:p>1404</text:p>
          </table:table-cell>
          <table:table-cell office:value-type="float" office:value="1440">
            <text:p>1440</text:p>
          </table:table-cell>
          <table:table-cell office:value-type="string">
            <text:p>02/04/2016 17:30:00</text:p>
          </table:table-cell>
          <table:table-cell office:value-type="string">
            <text:p>02/04/2016 17:00:00</text:p>
          </table:table-cell>
          <table:table-cell office:value-type="float" office:value="8518940">
            <text:p>8518940</text:p>
          </table:table-cell>
          <table:table-cell office:value-type="float" office:value="40186">
            <text:p>40186</text:p>
          </table:table-cell>
          <table:table-cell office:value-type="string">
            <text:p>MECHANICAL</text:p>
          </table:table-cell>
          <table:table-cell office:value-type="string">
            <text:p>GENERATOR SYSTEM</text:p>
          </table:table-cell>
          <table:table-cell office:value-type="string">
            <text:p>50591,50592</text:p>
          </table:table-cell>
          <table:table-cell office:value-type="string">
            <text:p>GAMESA</text:p>
          </table:table-cell>
          <table:table-cell office:value-type="string">
            <text:p>NORMAL OPERATION</text:p>
          </table:table-cell>
          <table:table-cell/>
          <table:table-cell office:value-type="string">
            <text:p>During service time we check &amp; found Phase carbon brush, Ground carbon brush warn out.</text:p>
          </table:table-cell>
          <table:table-cell office:value-type="string">
            <text:p>Phase carbon brush, groundcarbon brush warnout</text:p>
          </table:table-cell>
          <table:table-cell office:value-type="string">
            <text:p>during service time</text:p>
          </table:table-cell>
          <table:table-cell office:value-type="string">
            <text:p>SF.NO:53(RAMRAJ)</text:p>
          </table:table-cell>
          <table:table-cell office:value-type="string">
            <text:p>Material defect, continuous operation</text:p>
          </table:table-cell>
          <table:table-cell office:value-type="string">
            <text:p>R.Dineshbabu, G.Senthilkannan, A.Parasuraman</text:p>
          </table:table-cell>
          <table:table-cell office:value-type="string">
            <text:p>we replaced 09no's Phase carbon brush, 01no groundcarbon brush by new.</text:p>
          </table:table-cell>
          <table:table-cell office:value-type="string">
            <text:p>09no's, 01no</text:p>
          </table:table-cell>
          <table:table-cell office:value-type="string">
            <text:p>Material defect, continuous operation.</text:p>
          </table:table-cell>
          <table:table-cell office:value-type="string">
            <text:p>Assigned</text:p>
          </table:table-cell>
          <table:table-cell office:value-type="string">
            <text:p>We replaced 09no's phase carbon brush &amp; 01 Ground carbon brush.</text:p>
          </table:table-cell>
          <table:table-cell office:value-type="string">
            <text:p>During service time we check &amp; found Phase carbon brush, Ground carbon brush warn out.so we replaced all by new one.-Field Engineer-Dinesh Babu R. | Problem solved-Field Operations Manager-Devasudar Singh | closed-Phone Technical Support-Senthil M. | Closed-Functionality Support Lead-Murugesan P. | -Quality-Vijay Chinnaswamy</text:p>
          </table:table-cell>
          <table:table-cell office:value-type="string">
            <text:p>Carbon brush.jpg Carbon brush</text:p>
          </table:table-cell>
        </table:table-row>
        <table:table-row table:style-name="ro1">
          <table:table-cell office:value-type="string">
            <text:p>CIR-10000054</text:p>
          </table:table-cell>
          <table:table-cell office:value-type="float" office:value="100260108">
            <text:p>100260108</text:p>
          </table:table-cell>
          <table:table-cell office:value-type="string">
            <text:p>EVER MELLOW ENERGY(INDIA) PVT LTD</text:p>
          </table:table-cell>
          <table:table-cell office:value-type="string">
            <text:p>Theni-Alagapuri</text:p>
          </table:table-cell>
          <table:table-cell office:value-type="string">
            <text:p>WF-IN-022-0834-Y2-A-01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61">
            <text:p>20305001161</text:p>
          </table:table-cell>
          <table:table-cell office:value-type="string">
            <text:p>Gamesa(China)</text:p>
          </table:table-cell>
          <table:table-cell office:value-type="float" office:value="601977">
            <text:p>60197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9/2010</text:p>
          </table:table-cell>
          <table:table-cell office:value-type="float" office:value="402272150">
            <text:p>402272150</text:p>
          </table:table-cell>
          <table:table-cell office:value-type="string">
            <text:p>18/02/2016</text:p>
          </table:table-cell>
          <table:table-cell office:value-type="float" office:value="-0">
            <text:p>-0</text:p>
          </table:table-cell>
          <table:table-cell office:value-type="string">
            <text:p>Senthil Kannan G</text:p>
          </table:table-cell>
          <table:table-cell office:value-type="float" office:value="1404">
            <text:p>1404</text:p>
          </table:table-cell>
          <table:table-cell office:value-type="float" office:value="1425">
            <text:p>1425</text:p>
          </table:table-cell>
          <table:table-cell office:value-type="string">
            <text:p>18/02/2016 22:30:06</text:p>
          </table:table-cell>
          <table:table-cell office:value-type="string">
            <text:p>18/02/2016 20:30:06</text:p>
          </table:table-cell>
          <table:table-cell office:value-type="float" office:value="8881820">
            <text:p>8881820</text:p>
          </table:table-cell>
          <table:table-cell office:value-type="float" office:value="39337">
            <text:p>39337</text:p>
          </table:table-cell>
          <table:table-cell office:value-type="string">
            <text:p>CONTROL SYSTEM</text:p>
          </table:table-cell>
          <table:table-cell office:value-type="string">
            <text:p>NACELLE INSTRUMENTATION SYSTEM</text:p>
          </table:table-cell>
          <table:table-cell office:value-type="string">
            <text:p>GP004895, GP005798</text:p>
          </table:table-cell>
          <table:table-cell office:value-type="string">
            <text:p>PHONIEX</text:p>
          </table:table-cell>
          <table:table-cell office:value-type="string">
            <text:p>NORMAL OPERATION</text:p>
          </table:table-cell>
          <table:table-cell office:value-type="float" office:value="1119776427">
            <text:p>1119776427</text:p>
          </table:table-cell>
          <table:table-cell office:value-type="string">
            <text:p>WTG stopped due to error no:2118 Interbus error We check &amp; found RTD module was failed indication frequently also brake thermister was open.</text:p>
          </table:table-cell>
          <table:table-cell table:number-columns-repeated="7"/>
          <table:table-cell office:value-type="string">
            <text:p>Grid Fluctuation,Material defective,Input voltage problem</text:p>
          </table:table-cell>
          <table:table-cell office:value-type="string">
            <text:p>Assigned</text:p>
          </table:table-cell>
          <table:table-cell office:value-type="string">
            <text:p>We check &amp; found RTD module was failed indication frequently also brake thermister was open. We replaced RTD module and brake pad then restart the machine.</text:p>
          </table:table-cell>
          <table:table-cell office:value-type="string">
            <text:p>WTG stopped due to error no:2118 Interbus error We check &amp; found RTD module was failed indication frequently also brake thermister was open. We replaced RTD module and brake pad then restart the machine. -Field Engineer-Senthil Kannan G | Closed-Field Operations Manager-Devasudar Singh | Field Alert implementation must be ensured-Phone Technical Support-Senthil M. | Based on failure rate we have check and ensure the field alert implementation status-Functionality Support Lead-Shankar Anand R. | -Quality-Vijay Chinnaswamy</text:p>
          </table:table-cell>
          <table:table-cell/>
        </table:table-row>
        <table:table-row table:style-name="ro1">
          <table:table-cell office:value-type="string">
            <text:p>CIR-10000078</text:p>
          </table:table-cell>
          <table:table-cell office:value-type="float" office:value="100260108">
            <text:p>100260108</text:p>
          </table:table-cell>
          <table:table-cell office:value-type="string">
            <text:p>EVER MELLOW ENERGY(INDIA) PVT LTD</text:p>
          </table:table-cell>
          <table:table-cell office:value-type="string">
            <text:p>Theni-Alagapuri</text:p>
          </table:table-cell>
          <table:table-cell office:value-type="string">
            <text:p>WF-IN-022-0834-Y2-A-01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61">
            <text:p>20305001161</text:p>
          </table:table-cell>
          <table:table-cell office:value-type="string">
            <text:p>Gamesa(China)</text:p>
          </table:table-cell>
          <table:table-cell office:value-type="float" office:value="601977">
            <text:p>60197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9/2010</text:p>
          </table:table-cell>
          <table:table-cell office:value-type="float" office:value="402282673">
            <text:p>402282673</text:p>
          </table:table-cell>
          <table:table-cell office:value-type="string">
            <text:p>26/02/2016</text:p>
          </table:table-cell>
          <table:table-cell office:value-type="float" office:value="-0">
            <text:p>-0</text:p>
          </table:table-cell>
          <table:table-cell office:value-type="string">
            <text:p>Yukesh D.</text:p>
          </table:table-cell>
          <table:table-cell office:value-type="float" office:value="1404">
            <text:p>1404</text:p>
          </table:table-cell>
          <table:table-cell office:value-type="float" office:value="1425">
            <text:p>1425</text:p>
          </table:table-cell>
          <table:table-cell office:value-type="string">
            <text:p>26/02/2016 00:00:37</text:p>
          </table:table-cell>
          <table:table-cell office:value-type="string">
            <text:p>26/02/2016 22:45:37</text:p>
          </table:table-cell>
          <table:table-cell office:value-type="float" office:value="8884970">
            <text:p>8884970</text:p>
          </table:table-cell>
          <table:table-cell office:value-type="float" office:value="39485">
            <text:p>39485</text:p>
          </table:table-cell>
          <table:table-cell office:value-type="string">
            <text:p>MECHANICAL</text:p>
          </table:table-cell>
          <table:table-cell office:value-type="string">
            <text:p>NACELLE INSTRUMENTATION SYSTEM</text:p>
          </table:table-cell>
          <table:table-cell office:value-type="string">
            <text:p>GP005798,GP021828</text:p>
          </table:table-cell>
          <table:table-cell office:value-type="string">
            <text:p>GAMESA, YUASA</text:p>
          </table:table-cell>
          <table:table-cell office:value-type="string">
            <text:p>NORMAL OPERATION</text:p>
          </table:table-cell>
          <table:table-cell/>
          <table:table-cell office:value-type="string">
            <text:p>WTG Stopped due to error no:411 High brake temp. We check and found brake pad with thermistor open &amp; also brake circuit battery backup Battery was failed.</text:p>
          </table:table-cell>
          <table:table-cell office:value-type="string">
            <text:p>Brake pad with thermistor &amp; Battery back up 12 V battery failure.</text:p>
          </table:table-cell>
          <table:table-cell office:value-type="string">
            <text:p>Breakdown</text:p>
          </table:table-cell>
          <table:table-cell office:value-type="string">
            <text:p>SF.NO:622(Evermellow)</text:p>
          </table:table-cell>
          <table:table-cell office:value-type="string">
            <text:p>Grid drop,Continuous operation, Grid Fluctuations, Expired</text:p>
          </table:table-cell>
          <table:table-cell office:value-type="string">
            <text:p>D.Yukesh, A.Parasuraman</text:p>
          </table:table-cell>
          <table:table-cell office:value-type="string">
            <text:p>Brake pad with thermistor &amp; Battery back up 12 V battery replaced</text:p>
          </table:table-cell>
          <table:table-cell office:value-type="string">
            <text:p>01no, o2no's</text:p>
          </table:table-cell>
          <table:table-cell office:value-type="string">
            <text:p>Grid drop,Continuous operation Grid Fluctuations, Expired</text:p>
          </table:table-cell>
          <table:table-cell office:value-type="string">
            <text:p>Assigned</text:p>
          </table:table-cell>
          <table:table-cell office:value-type="string">
            <text:p>We check and found brake pad with thermistor open &amp; also brake circuit battery backup Battery was failed. We replaced all by new one.</text:p>
          </table:table-cell>
          <table:table-cell office:value-type="string">
            <text:p>WTG Stopped due to error no:411 High brake temp. We check and found brake pad with thermistor open &amp; also brake circuit battery backup Battery was failed. We replaced all by new one. -Field Engineer-Yukesh D. | Solved-Field Operations Manager-Devasudar Singh | Pls ensure the DM Implementation-Phone Technical Support-Senthil M. | Please check the Battery life time from PTS and replace the battery practively. Also implement the DM - B5021301. For more info regarding DM, please contact PTS India-Functionality Support Lead-Anand A.P | -Quality-Vijay Chinnaswamy</text:p>
          </table:table-cell>
          <table:table-cell office:value-type="string">
            <text:p>Battery 12V.jpg</text:p>
          </table:table-cell>
        </table:table-row>
        <table:table-row table:style-name="ro1">
          <table:table-cell office:value-type="string">
            <text:p>CIR-10000236</text:p>
          </table:table-cell>
          <table:table-cell office:value-type="float" office:value="100260108">
            <text:p>100260108</text:p>
          </table:table-cell>
          <table:table-cell office:value-type="string">
            <text:p>EVER MELLOW ENERGY(INDIA) PVT LTD</text:p>
          </table:table-cell>
          <table:table-cell office:value-type="string">
            <text:p>Theni-Alagapuri</text:p>
          </table:table-cell>
          <table:table-cell office:value-type="string">
            <text:p>WF-IN-022-0834-Y2-A-01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61">
            <text:p>20305001161</text:p>
          </table:table-cell>
          <table:table-cell office:value-type="string">
            <text:p>Gamesa(China)</text:p>
          </table:table-cell>
          <table:table-cell office:value-type="float" office:value="601977">
            <text:p>601977</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9/2010</text:p>
          </table:table-cell>
          <table:table-cell office:value-type="float" office:value="402322244">
            <text:p>402322244</text:p>
          </table:table-cell>
          <table:table-cell office:value-type="string">
            <text:p>02/04/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02/04/2016 17:30:00</text:p>
          </table:table-cell>
          <table:table-cell office:value-type="string">
            <text:p>02/04/2016 17:00:00</text:p>
          </table:table-cell>
          <table:table-cell office:value-type="float" office:value="8907200">
            <text:p>8907200</text:p>
          </table:table-cell>
          <table:table-cell office:value-type="float" office:value="40271">
            <text:p>40271</text:p>
          </table:table-cell>
          <table:table-cell office:value-type="string">
            <text:p>CONTROL SYSTEM</text:p>
          </table:table-cell>
          <table:table-cell office:value-type="string">
            <text:p>ELECTRICAL CABINET SYSTEM</text:p>
          </table:table-cell>
          <table:table-cell office:value-type="string">
            <text:p>GP004895</text:p>
          </table:table-cell>
          <table:table-cell office:value-type="string">
            <text:p>PHONIEX</text:p>
          </table:table-cell>
          <table:table-cell office:value-type="string">
            <text:p>NORMAL OPERATION</text:p>
          </table:table-cell>
          <table:table-cell office:value-type="float" office:value="1352058705">
            <text:p>1352058705</text:p>
          </table:table-cell>
          <table:table-cell office:value-type="string">
            <text:p>During service time error no:2118 Interbus error occur, so we check &amp; found RTD module failure,</text:p>
          </table:table-cell>
          <table:table-cell office:value-type="string">
            <text:p>RTD module failure</text:p>
          </table:table-cell>
          <table:table-cell office:value-type="string">
            <text:p>Service time</text:p>
          </table:table-cell>
          <table:table-cell office:value-type="string">
            <text:p>SF.NO:622(EVERMELLOW)</text:p>
          </table:table-cell>
          <table:table-cell office:value-type="string">
            <text:p>Continuous operation, material defect</text:p>
          </table:table-cell>
          <table:table-cell office:value-type="string">
            <text:p>T.Stalinkumar, J.Kalimuthu, M.Vinu</text:p>
          </table:table-cell>
          <table:table-cell office:value-type="string">
            <text:p>we replaced RTD module by new one.</text:p>
          </table:table-cell>
          <table:table-cell office:value-type="string">
            <text:p>01no</text:p>
          </table:table-cell>
          <table:table-cell office:value-type="string">
            <text:p>Continuous operation, material defect</text:p>
          </table:table-cell>
          <table:table-cell office:value-type="string">
            <text:p>Assigned</text:p>
          </table:table-cell>
          <table:table-cell office:value-type="string">
            <text:p>we replaced RTD module by new one.</text:p>
          </table:table-cell>
          <table:table-cell office:value-type="string">
            <text:p>During service time error no:2118 Interbus error occur, so we check &amp; found RTD module failure,we replaced new RTD module.mow machine running normal.-Field Engineer-Stalin Kumar T | Problem solved-Field Operations Manager-Devasudar Singh | Shield earthing must ensured-Phone Technical Support-Senthil M. | RCA to be done-Functionality Support Lead-Shankar Anand R.</text:p>
          </table:table-cell>
          <table:table-cell office:value-type="string">
            <text:p>IMG_20160405_063840.jpg RTD MODULE</text:p>
          </table:table-cell>
        </table:table-row>
        <table:table-row table:style-name="ro1">
          <table:table-cell office:value-type="string">
            <text:p>CIR-10000071</text:p>
          </table:table-cell>
          <table:table-cell office:value-type="float" office:value="100260109">
            <text:p>100260109</text:p>
          </table:table-cell>
          <table:table-cell office:value-type="string">
            <text:p>Shiny Knitwear (P) Ltd.</text:p>
          </table:table-cell>
          <table:table-cell office:value-type="string">
            <text:p>Theni-Alagapuri</text:p>
          </table:table-cell>
          <table:table-cell office:value-type="string">
            <text:p>WF-IN-022-0834-Y2-A-009</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58">
            <text:p>20305001158</text:p>
          </table:table-cell>
          <table:table-cell office:value-type="string">
            <text:p>Gamesa(China)</text:p>
          </table:table-cell>
          <table:table-cell office:value-type="float" office:value="602009">
            <text:p>60200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2/09/2010</text:p>
          </table:table-cell>
          <table:table-cell office:value-type="float" office:value="402221871">
            <text:p>402221871</text:p>
          </table:table-cell>
          <table:table-cell office:value-type="string">
            <text:p>26/02/2016</text:p>
          </table:table-cell>
          <table:table-cell office:value-type="float" office:value="-0">
            <text:p>-0</text:p>
          </table:table-cell>
          <table:table-cell office:value-type="string">
            <text:p>Yukesh D.</text:p>
          </table:table-cell>
          <table:table-cell office:value-type="float" office:value="1404">
            <text:p>1404</text:p>
          </table:table-cell>
          <table:table-cell office:value-type="float" office:value="1425">
            <text:p>1425</text:p>
          </table:table-cell>
          <table:table-cell office:value-type="string">
            <text:p>26/02/2016 22:00:37</text:p>
          </table:table-cell>
          <table:table-cell office:value-type="string">
            <text:p>26/02/2016 21:00:37</text:p>
          </table:table-cell>
          <table:table-cell office:value-type="float" office:value="7585640">
            <text:p>7585640</text:p>
          </table:table-cell>
          <table:table-cell office:value-type="float" office:value="39305">
            <text:p>39305</text:p>
          </table:table-cell>
          <table:table-cell office:value-type="string">
            <text:p>CONTROL SYSTEM</text:p>
          </table:table-cell>
          <table:table-cell office:value-type="string">
            <text:p>NACELLE INSTRUMENTATION SYSTEM</text:p>
          </table:table-cell>
          <table:table-cell office:value-type="string">
            <text:p>GP004262, P393462</text:p>
          </table:table-cell>
          <table:table-cell office:value-type="string">
            <text:p>PHONIEX, ABB</text:p>
          </table:table-cell>
          <table:table-cell office:value-type="string">
            <text:p>NORMAL OPERATION</text:p>
          </table:table-cell>
          <table:table-cell/>
          <table:table-cell office:value-type="string">
            <text:p>WTG Stopped due to error no:206 Hydraulic group protection triggered. We Checked and found KR280 PLC relay &amp; KM280 contactor was failure.</text:p>
          </table:table-cell>
          <table:table-cell office:value-type="string">
            <text:p>PLC 24V Relay &amp; Hyd.Contactor failure</text:p>
          </table:table-cell>
          <table:table-cell office:value-type="string">
            <text:p>Breakdown</text:p>
          </table:table-cell>
          <table:table-cell office:value-type="string">
            <text:p>SF.NO:641(Shiny)</text:p>
          </table:table-cell>
          <table:table-cell office:value-type="string">
            <text:p>Continuos(on and off) operating, Grid Fluctuation. Grid down for long time and Fluctuat</text:p>
          </table:table-cell>
          <table:table-cell office:value-type="string">
            <text:p>D.Yukesh, A.Parasuraman</text:p>
          </table:table-cell>
          <table:table-cell office:value-type="string">
            <text:p>PLC 24V Relay &amp; Hyd.Contactor Replaced</text:p>
          </table:table-cell>
          <table:table-cell office:value-type="string">
            <text:p>Each 01no</text:p>
          </table:table-cell>
          <table:table-cell office:value-type="string">
            <text:p>Continuos(on and off) operating, Grid Fluctuation. Grid down for long time and Fluctuation</text:p>
          </table:table-cell>
          <table:table-cell office:value-type="string">
            <text:p>Assigned</text:p>
          </table:table-cell>
          <table:table-cell office:value-type="string">
            <text:p>We Checked and found KR280 PLC relay &amp; KM280 contactor was failure, We replaced KR280 relay &amp; KM280 contactor and restart the turbine.</text:p>
          </table:table-cell>
          <table:table-cell office:value-type="string">
            <text:p>Problem solved-Field Engineer-Yukesh D. | Problem solved-Field Operations Manager-Devasudar Singh | Contractor must replaced every 3 Years-Phone Technical Support-Senthil M. | Contactor replacement frequency sent to field alert-Functionality Support Lead-Murugesan P. | -Quality-Vijay Chinnaswamy</text:p>
          </table:table-cell>
          <table:table-cell office:value-type="string">
            <text:p>PLC relay.jpg PLC Relay</text:p>
          </table:table-cell>
        </table:table-row>
        <table:table-row table:style-name="ro1">
          <table:table-cell office:value-type="string">
            <text:p>CIR-10000077</text:p>
          </table:table-cell>
          <table:table-cell office:value-type="float" office:value="100260109">
            <text:p>100260109</text:p>
          </table:table-cell>
          <table:table-cell office:value-type="string">
            <text:p>Shiny Knitwear (P) Ltd.</text:p>
          </table:table-cell>
          <table:table-cell office:value-type="string">
            <text:p>Theni-Alagapuri</text:p>
          </table:table-cell>
          <table:table-cell office:value-type="string">
            <text:p>WF-IN-022-0834-Y2-A-009</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58">
            <text:p>20305001158</text:p>
          </table:table-cell>
          <table:table-cell office:value-type="string">
            <text:p>Gamesa(China)</text:p>
          </table:table-cell>
          <table:table-cell office:value-type="float" office:value="602009">
            <text:p>60200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2/09/2010</text:p>
          </table:table-cell>
          <table:table-cell office:value-type="float" office:value="402221871">
            <text:p>402221871</text:p>
          </table:table-cell>
          <table:table-cell office:value-type="string">
            <text:p>26/02/2016</text:p>
          </table:table-cell>
          <table:table-cell office:value-type="float" office:value="-0">
            <text:p>-0</text:p>
          </table:table-cell>
          <table:table-cell office:value-type="string">
            <text:p>Yukesh D.</text:p>
          </table:table-cell>
          <table:table-cell office:value-type="float" office:value="1404">
            <text:p>1404</text:p>
          </table:table-cell>
          <table:table-cell office:value-type="float" office:value="1425">
            <text:p>1425</text:p>
          </table:table-cell>
          <table:table-cell office:value-type="string">
            <text:p>26/02/2016 22:00:37</text:p>
          </table:table-cell>
          <table:table-cell office:value-type="string">
            <text:p>26/02/2016 21:00:37</text:p>
          </table:table-cell>
          <table:table-cell office:value-type="float" office:value="7585640">
            <text:p>7585640</text:p>
          </table:table-cell>
          <table:table-cell office:value-type="float" office:value="39305">
            <text:p>39305</text:p>
          </table:table-cell>
          <table:table-cell office:value-type="string">
            <text:p>CONTROL SYSTEM</text:p>
          </table:table-cell>
          <table:table-cell office:value-type="string">
            <text:p>NACELLE INSTRUMENTATION SYSTEM</text:p>
          </table:table-cell>
          <table:table-cell office:value-type="string">
            <text:p>GP004262, P393462</text:p>
          </table:table-cell>
          <table:table-cell office:value-type="string">
            <text:p>PHONIEX, ABB</text:p>
          </table:table-cell>
          <table:table-cell office:value-type="string">
            <text:p>NORMAL OPERATION</text:p>
          </table:table-cell>
          <table:table-cell/>
          <table:table-cell office:value-type="string">
            <text:p>WTG Stopped due to error no:206 Hydraulic group protection triggered. We Checked and found KR280 PLC relay &amp; KM280 contactor was failure.</text:p>
          </table:table-cell>
          <table:table-cell office:value-type="string">
            <text:p>PLC 24V Relay &amp; Hyd.Contactor failure</text:p>
          </table:table-cell>
          <table:table-cell office:value-type="string">
            <text:p>Breakdown</text:p>
          </table:table-cell>
          <table:table-cell office:value-type="string">
            <text:p>SF.NO:641(Shiny)</text:p>
          </table:table-cell>
          <table:table-cell office:value-type="string">
            <text:p>Continuos(on and off) operating, Grid Fluctuation. Grid down for long time and Fluctuat</text:p>
          </table:table-cell>
          <table:table-cell office:value-type="string">
            <text:p>D.Yukesh, A.Parasuraman</text:p>
          </table:table-cell>
          <table:table-cell office:value-type="string">
            <text:p>PLC 24V Relay &amp; Hyd.Contactor Replaced</text:p>
          </table:table-cell>
          <table:table-cell office:value-type="string">
            <text:p>Each 01no</text:p>
          </table:table-cell>
          <table:table-cell office:value-type="string">
            <text:p>Continuos(on and off) operating, Grid Fluctuation. Grid down for long time and Fluctuation</text:p>
          </table:table-cell>
          <table:table-cell office:value-type="string">
            <text:p>Assigned</text:p>
          </table:table-cell>
          <table:table-cell office:value-type="string">
            <text:p>We Checked and found KR280 PLC relay &amp; KM280 contactor was failure, We replaced KR280 relay &amp; KM280 contactor and restart the turbine.</text:p>
          </table:table-cell>
          <table:table-cell office:value-type="string">
            <text:p>WTG Stopped due to error no:206 Hydraulic group protection triggered. We Checked and found KR280 PLC relay &amp; KM280 contactor was failure We replaced KR280 relay &amp; KM280 contactor and restart the turbine -Field Engineer-Yukesh D. | solved-Field Operations Manager-Devasudar Singh | to be investigated-Phone Technical Support-Senthil M. | Field Alert already sent once in 4years-Functionality Support Lead-Murugesan P. | -Quality-Vijay Chinnaswamy</text:p>
          </table:table-cell>
          <table:table-cell office:value-type="string">
            <text:p>PLC relay.jpg PLC Relay</text:p>
          </table:table-cell>
        </table:table-row>
        <table:table-row table:style-name="ro1">
          <table:table-cell office:value-type="string">
            <text:p>CIR-10000240</text:p>
          </table:table-cell>
          <table:table-cell office:value-type="float" office:value="100260109">
            <text:p>100260109</text:p>
          </table:table-cell>
          <table:table-cell office:value-type="string">
            <text:p>Shiny Knitwear (P) Ltd.</text:p>
          </table:table-cell>
          <table:table-cell office:value-type="string">
            <text:p>Theni-Alagapuri</text:p>
          </table:table-cell>
          <table:table-cell office:value-type="string">
            <text:p>WF-IN-022-0834-Y2-A-009</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58">
            <text:p>20305001158</text:p>
          </table:table-cell>
          <table:table-cell office:value-type="string">
            <text:p>Gamesa(China)</text:p>
          </table:table-cell>
          <table:table-cell office:value-type="float" office:value="602009">
            <text:p>60200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2/09/2010</text:p>
          </table:table-cell>
          <table:table-cell office:value-type="float" office:value="402323587">
            <text:p>402323587</text:p>
          </table:table-cell>
          <table:table-cell office:value-type="string">
            <text:p>05/04/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05/04/2016 17:30:00</text:p>
          </table:table-cell>
          <table:table-cell office:value-type="string">
            <text:p>05/04/2016 16:30:00</text:p>
          </table:table-cell>
          <table:table-cell office:value-type="float" office:value="7605280">
            <text:p>7605280</text:p>
          </table:table-cell>
          <table:table-cell office:value-type="float" office:value="40146">
            <text:p>40146</text:p>
          </table:table-cell>
          <table:table-cell office:value-type="string">
            <text:p>ELECTRICAL</text:p>
          </table:table-cell>
          <table:table-cell office:value-type="string">
            <text:p>ELECTRICAL CABINET SYSTEM</text:p>
          </table:table-cell>
          <table:table-cell office:value-type="string">
            <text:p>50074, GP004898</text:p>
          </table:table-cell>
          <table:table-cell office:value-type="string">
            <text:p>INGETEAM, PHONIEX</text:p>
          </table:table-cell>
          <table:table-cell office:value-type="string">
            <text:p>NORMAL OPERATION</text:p>
          </table:table-cell>
          <table:table-cell office:value-type="string">
            <text:p>1113813836, 504984516</text:p>
          </table:table-cell>
          <table:table-cell office:value-type="string">
            <text:p>During service time error no:2118 Interbus error &amp; error no:2250 Crowbar not ok.we check &amp; found AO2 module failure &amp; Crowbar card failure.</text:p>
          </table:table-cell>
          <table:table-cell office:value-type="string">
            <text:p>AO2 module, Crowbar card failure</text:p>
          </table:table-cell>
          <table:table-cell office:value-type="string">
            <text:p>During service time.</text:p>
          </table:table-cell>
          <table:table-cell office:value-type="string">
            <text:p>SF.NO:641(SHINY)</text:p>
          </table:table-cell>
          <table:table-cell office:value-type="string">
            <text:p>Continuous operation, grid drop</text:p>
          </table:table-cell>
          <table:table-cell office:value-type="string">
            <text:p>D.Yukesh, T.Stalinkumar, S.vijayakumar</text:p>
          </table:table-cell>
          <table:table-cell office:value-type="string">
            <text:p>AO2 module, Crowbar card replaced by new one.</text:p>
          </table:table-cell>
          <table:table-cell office:value-type="string">
            <text:p>Each 01no</text:p>
          </table:table-cell>
          <table:table-cell office:value-type="string">
            <text:p>Continuous operation, grid drop</text:p>
          </table:table-cell>
          <table:table-cell office:value-type="string">
            <text:p>Assigned</text:p>
          </table:table-cell>
          <table:table-cell office:value-type="string">
            <text:p>we replaced AO2 module &amp; crowbar card by new one.</text:p>
          </table:table-cell>
          <table:table-cell office:value-type="string">
            <text:p>During service time error no:2118 Interbus error &amp; error no:2250 Crowbar not ok.we check &amp; found AO2 module failure &amp; Crowbar card failure.we replaced all by nnew one.now machine running normal.-Field Engineer-Yukesh D. | Problem solved-Field Operations Manager-Devasudar Singh | further investigation recommended-Phone Technical Support-Senthil M. | Please check with Diag+ tool for remote analysis-Functionality Support Lead-Murugesan P. | -Functionality Support Specialist-Karthick M.</text:p>
          </table:table-cell>
          <table:table-cell office:value-type="string">
            <text:p>IMG_20160406_001202.jpg AO2 module | IMG_20160406_001329.jpg Crowbar card</text:p>
          </table:table-cell>
        </table:table-row>
        <table:table-row table:style-name="ro1">
          <table:table-cell office:value-type="string">
            <text:p>CIR-10000103</text:p>
          </table:table-cell>
          <table:table-cell office:value-type="float" office:value="100260126">
            <text:p>100260126</text:p>
          </table:table-cell>
          <table:table-cell office:value-type="string">
            <text:p>NSP Knitting Mills</text:p>
          </table:table-cell>
          <table:table-cell office:value-type="string">
            <text:p>Theni-Alagapuri</text:p>
          </table:table-cell>
          <table:table-cell office:value-type="string">
            <text:p>WF-IN-022-0834-Y1-A-00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76">
            <text:p>20305001176</text:p>
          </table:table-cell>
          <table:table-cell office:value-type="string">
            <text:p>Gamesa(China)</text:p>
          </table:table-cell>
          <table:table-cell office:value-type="float" office:value="602066">
            <text:p>602066</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0/08/2010</text:p>
          </table:table-cell>
          <table:table-cell/>
          <table:table-cell office:value-type="string">
            <text:p>11/03/2016</text:p>
          </table:table-cell>
          <table:table-cell office:value-type="float" office:value="-0">
            <text:p>-0</text:p>
          </table:table-cell>
          <table:table-cell office:value-type="string">
            <text:p>Devasudar Singh</text:p>
          </table:table-cell>
          <table:table-cell office:value-type="float" office:value="1404">
            <text:p>1404</text:p>
          </table:table-cell>
          <table:table-cell office:value-type="float" office:value="1440">
            <text:p>1440</text:p>
          </table:table-cell>
          <table:table-cell office:value-type="string">
            <text:p>11/03/2016 18:00:00</text:p>
          </table:table-cell>
          <table:table-cell office:value-type="string">
            <text:p>11/03/2016 17:00:00</text:p>
          </table:table-cell>
          <table:table-cell office:value-type="float" office:value="8804050">
            <text:p>8804050</text:p>
          </table:table-cell>
          <table:table-cell office:value-type="float" office:value="40396">
            <text:p>40396</text:p>
          </table:table-cell>
          <table:table-cell office:value-type="string">
            <text:p>ELECTRICAL</text:p>
          </table:table-cell>
          <table:table-cell office:value-type="string">
            <text:p>HYDRAULIC SYSTEM AND PITCH CONTROL</text:p>
          </table:table-cell>
          <table:table-cell office:value-type="string">
            <text:p>880162, REL0068, 50591, GP004262, P393462</text:p>
          </table:table-cell>
          <table:table-cell office:value-type="string">
            <text:p>VICKERS, FINDER, GAMESA,PHONIEX,ABB</text:p>
          </table:table-cell>
          <table:table-cell office:value-type="string">
            <text:p>NORMAL OPERATION</text:p>
          </table:table-cell>
          <table:table-cell/>
          <table:table-cell office:value-type="string">
            <text:p>Wtg manually stopped for 66 month service work that time error no:800 Pitch Activating error occur.</text:p>
          </table:table-cell>
          <table:table-cell office:value-type="string">
            <text:p>Proportional valve, Hyd.contactor, top timer, PLC 24 Relay, Phase carbon brush failure</text:p>
          </table:table-cell>
          <table:table-cell office:value-type="string">
            <text:p>During service time</text:p>
          </table:table-cell>
          <table:table-cell office:value-type="string">
            <text:p>SF.NO:60(NSP)</text:p>
          </table:table-cell>
          <table:table-cell office:value-type="string">
            <text:p>Continuous operation</text:p>
          </table:table-cell>
          <table:table-cell office:value-type="string">
            <text:p>K.Sankar, G.Bala, S.Johnpeter</text:p>
          </table:table-cell>
          <table:table-cell office:value-type="string">
            <text:p>Proportional valve, Hyd.contactor, top timer, PLC 24 Relay, Phase carbon brush replaced all by new one.</text:p>
          </table:table-cell>
          <table:table-cell office:value-type="string">
            <text:p>01, 01, 01, 02no's, 09no's</text:p>
          </table:table-cell>
          <table:table-cell office:value-type="string">
            <text:p>Continuous operation, Grid drop, Shortcircuit</text:p>
          </table:table-cell>
          <table:table-cell office:value-type="string">
            <text:p>Assigned</text:p>
          </table:table-cell>
          <table:table-cell office:value-type="string">
            <text:p>So we check &amp; found proportional valve problem &amp; also find top timer, Hyd.contactor , Phase carbon brush,PLC relay failure.</text:p>
          </table:table-cell>
          <table:table-cell office:value-type="string">
            <text:p>Problem solved-Field Engineer-John Peter S | Problem solved-Field Operations Manager-Devasudar Singh | closed-Phone Technical Support-Senthil M. | Please implement B5041203-EN_R00 - Filter for proportional valve-Functionality Support Lead-Anand A.P | -Quality-Vijay Chinnaswamy</text:p>
          </table:table-cell>
          <table:table-cell office:value-type="string">
            <text:p>IMG_20160302_130116.jpg PLC relay | Carbon brush.jpg Phase carbon brush | IMG_20160312_211314.jpg Pro.Valve</text:p>
          </table:table-cell>
        </table:table-row>
        <table:table-row table:style-name="ro1">
          <table:table-cell office:value-type="string">
            <text:p>CIR-10000065</text:p>
          </table:table-cell>
          <table:table-cell office:value-type="float" office:value="100260128">
            <text:p>100260128</text:p>
          </table:table-cell>
          <table:table-cell office:value-type="string">
            <text:p>Ch. V. V. subba Rao</text:p>
          </table:table-cell>
          <table:table-cell office:value-type="string">
            <text:p>Theni-Alagapuri</text:p>
          </table:table-cell>
          <table:table-cell office:value-type="string">
            <text:p>WF-IN-022-0834-Y2-A-006</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81">
            <text:p>20305001181</text:p>
          </table:table-cell>
          <table:table-cell office:value-type="string">
            <text:p>Gamesa(China)</text:p>
          </table:table-cell>
          <table:table-cell office:value-type="float" office:value="602065">
            <text:p>602065</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8/2010</text:p>
          </table:table-cell>
          <table:table-cell office:value-type="float" office:value="402283079">
            <text:p>402283079</text:p>
          </table:table-cell>
          <table:table-cell office:value-type="string">
            <text:p>24/02/2016</text:p>
          </table:table-cell>
          <table:table-cell office:value-type="float" office:value="-0">
            <text:p>-0</text:p>
          </table:table-cell>
          <table:table-cell office:value-type="string">
            <text:p>Dinesh Babu R.</text:p>
          </table:table-cell>
          <table:table-cell office:value-type="float" office:value="1404">
            <text:p>1404</text:p>
          </table:table-cell>
          <table:table-cell office:value-type="float" office:value="1425">
            <text:p>1425</text:p>
          </table:table-cell>
          <table:table-cell office:value-type="string">
            <text:p>24/02/2016 17:45:58</text:p>
          </table:table-cell>
          <table:table-cell office:value-type="string">
            <text:p>24/02/2016 16:45:58</text:p>
          </table:table-cell>
          <table:table-cell office:value-type="float" office:value="7518140">
            <text:p>7518140</text:p>
          </table:table-cell>
          <table:table-cell office:value-type="float" office:value="40049">
            <text:p>40049</text:p>
          </table:table-cell>
          <table:table-cell office:value-type="string">
            <text:p>MECHANICAL</text:p>
          </table:table-cell>
          <table:table-cell office:value-type="string">
            <text:p>NACELLE INSTRUMENTATION SYSTEM</text:p>
          </table:table-cell>
          <table:table-cell office:value-type="string">
            <text:p>P370104</text:p>
          </table:table-cell>
          <table:table-cell office:value-type="string">
            <text:p>GAMESA</text:p>
          </table:table-cell>
          <table:table-cell office:value-type="string">
            <text:p>NORMAL OPERATION</text:p>
          </table:table-cell>
          <table:table-cell/>
          <table:table-cell office:value-type="string">
            <text:p>WTG Manually stopped for 66Month service work. That time We checked and found brake pad was failure</text:p>
          </table:table-cell>
          <table:table-cell office:value-type="string">
            <text:p>Brake pad</text:p>
          </table:table-cell>
          <table:table-cell office:value-type="string">
            <text:p>Service</text:p>
          </table:table-cell>
          <table:table-cell office:value-type="string">
            <text:p>SF.NO:385(SUBBARAO)</text:p>
          </table:table-cell>
          <table:table-cell office:value-type="string">
            <text:p>Grid Fluctuation,Material defective,Input voltage problem</text:p>
          </table:table-cell>
          <table:table-cell office:value-type="string">
            <text:p>R.Dineshbabu, K.Sankar, G.Bala</text:p>
          </table:table-cell>
          <table:table-cell office:value-type="string">
            <text:p>Brake pad 01 no replaced</text:p>
          </table:table-cell>
          <table:table-cell office:value-type="string">
            <text:p>01no</text:p>
          </table:table-cell>
          <table:table-cell office:value-type="string">
            <text:p>Grid Fluctuation,Material defective,Input voltage problem</text:p>
          </table:table-cell>
          <table:table-cell office:value-type="string">
            <text:p>Assigned</text:p>
          </table:table-cell>
          <table:table-cell office:value-type="string">
            <text:p>We checked and found brake pad was failure We replaced it by new one all then restart the machine</text:p>
          </table:table-cell>
          <table:table-cell office:value-type="string">
            <text:p>WTG Manually stopped for 66Month service work, that time We checked and found brake pad was failure We replaced it by new one all then restart the machine -Field Engineer-Dinesh Babu R. | Problem solved-Field Operations Manager-Devasudar Singh | consumables no need for investigation-Phone Technical Support-Senthil M. | Please implement the DM- B5021301 to avoid such brake pad thermistor failure in future-Functionality Support Lead-Anand A.P | -Quality-Vijay Chinnaswamy</text:p>
          </table:table-cell>
          <table:table-cell office:value-type="string">
            <text:p>Brake pad.jpg Brake pad</text:p>
          </table:table-cell>
        </table:table-row>
        <table:table-row table:style-name="ro1">
          <table:table-cell office:value-type="string">
            <text:p>CIR-10000090</text:p>
          </table:table-cell>
          <table:table-cell office:value-type="float" office:value="100260133">
            <text:p>100260133</text:p>
          </table:table-cell>
          <table:table-cell office:value-type="string">
            <text:p>K.P.R. Mill Ltd</text:p>
          </table:table-cell>
          <table:table-cell office:value-type="string">
            <text:p>Theni-Alagapuri</text:p>
          </table:table-cell>
          <table:table-cell office:value-type="string">
            <text:p>WF-IN-022-0834-Y1-A-01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95">
            <text:p>20305001195</text:p>
          </table:table-cell>
          <table:table-cell office:value-type="string">
            <text:p>Gamesa(China)</text:p>
          </table:table-cell>
          <table:table-cell office:value-type="float" office:value="602079">
            <text:p>60207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0/08/2010</text:p>
          </table:table-cell>
          <table:table-cell/>
          <table:table-cell office:value-type="string">
            <text:p>01/03/2016</text:p>
          </table:table-cell>
          <table:table-cell office:value-type="float" office:value="-0">
            <text:p>-0</text:p>
          </table:table-cell>
          <table:table-cell office:value-type="string">
            <text:p>Avudaippan M</text:p>
          </table:table-cell>
          <table:table-cell office:value-type="float" office:value="1404">
            <text:p>1404</text:p>
          </table:table-cell>
          <table:table-cell office:value-type="float" office:value="1425">
            <text:p>1425</text:p>
          </table:table-cell>
          <table:table-cell office:value-type="string">
            <text:p>01/03/2016 19:00:16</text:p>
          </table:table-cell>
          <table:table-cell office:value-type="string">
            <text:p>01/03/2016 16:50:16</text:p>
          </table:table-cell>
          <table:table-cell office:value-type="float" office:value="8090070">
            <text:p>8090070</text:p>
          </table:table-cell>
          <table:table-cell office:value-type="float" office:value="40162">
            <text:p>40162</text:p>
          </table:table-cell>
          <table:table-cell office:value-type="string">
            <text:p>CONTROL SYSTEM</text:p>
          </table:table-cell>
          <table:table-cell office:value-type="string">
            <text:p>NACELLE INSTRUMENTATION SYSTEM</text:p>
          </table:table-cell>
          <table:table-cell office:value-type="string">
            <text:p>GP004262</text:p>
          </table:table-cell>
          <table:table-cell office:value-type="string">
            <text:p>PHONIEX</text:p>
          </table:table-cell>
          <table:table-cell office:value-type="string">
            <text:p>NORMAL OPERATION</text:p>
          </table:table-cell>
          <table:table-cell/>
          <table:table-cell office:value-type="string">
            <text:p>Wtg stopped due to error no:114 Low pressure on yaw brake.</text:p>
          </table:table-cell>
          <table:table-cell office:value-type="string">
            <text:p>Yaw PLC relay24V failure</text:p>
          </table:table-cell>
          <table:table-cell office:value-type="string">
            <text:p>Breakdown time</text:p>
          </table:table-cell>
          <table:table-cell office:value-type="string">
            <text:p>SF.NO:1004(KPR)</text:p>
          </table:table-cell>
          <table:table-cell office:value-type="string">
            <text:p>Due to heat, continuous operation.</text:p>
          </table:table-cell>
          <table:table-cell office:value-type="string">
            <text:p>K.Ramesh, M.Avudaiappan</text:p>
          </table:table-cell>
          <table:table-cell office:value-type="string">
            <text:p>24V PLC relay replaced</text:p>
          </table:table-cell>
          <table:table-cell office:value-type="string">
            <text:p>01no</text:p>
          </table:table-cell>
          <table:table-cell office:value-type="string">
            <text:p>Dut to heat, Continuous operation.</text:p>
          </table:table-cell>
          <table:table-cell office:value-type="string">
            <text:p>Assigned</text:p>
          </table:table-cell>
          <table:table-cell office:value-type="string">
            <text:p>We check &amp; found PLC 24V relay failure.</text:p>
          </table:table-cell>
          <table:table-cell office:value-type="string">
            <text:p>Wtg stopped due to error no:114 low pressure on yaw brake. we check &amp; found 24VPLC relay failure, so we replaced by new one, that time Yaw accmulator also precharged.-Field Engineer-Avudaippan M | Solved-Field Operations Manager-Devasudar Singh | Component level investigation to be done-Phone Technical Support-Senthil M. | We will check this relay failure is occational or repeated-Functionality Support Lead-Murugesan P. | analysis shall be done based on the Failure trend-Functionality Support Specialist-Venkatesh S | -Quality-Vijay Chinnaswamy</text:p>
          </table:table-cell>
          <table:table-cell office:value-type="string">
            <text:p>IMG_20160302_130116.jpg</text:p>
          </table:table-cell>
        </table:table-row>
        <table:table-row table:style-name="ro1">
          <table:table-cell office:value-type="string">
            <text:p>CIR-10000102</text:p>
          </table:table-cell>
          <table:table-cell office:value-type="float" office:value="100260133">
            <text:p>100260133</text:p>
          </table:table-cell>
          <table:table-cell office:value-type="string">
            <text:p>K.P.R. Mill Ltd</text:p>
          </table:table-cell>
          <table:table-cell office:value-type="string">
            <text:p>Theni-Alagapuri</text:p>
          </table:table-cell>
          <table:table-cell office:value-type="string">
            <text:p>WF-IN-022-0834-Y1-A-015</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95">
            <text:p>20305001195</text:p>
          </table:table-cell>
          <table:table-cell office:value-type="string">
            <text:p>Gamesa(China)</text:p>
          </table:table-cell>
          <table:table-cell office:value-type="float" office:value="602079">
            <text:p>602079</text:p>
          </table:table-cell>
          <table:table-cell office:value-type="string">
            <text:p>High Temperature</text:p>
          </table:table-cell>
          <table:table-cell office:value-type="string">
            <text:p>STD+</text:p>
          </table:table-cell>
          <table:table-cell office:value-type="string">
            <text:p>Standard</text:p>
          </table:table-cell>
          <table:table-cell office:value-type="string">
            <text:p>20/08/2010</text:p>
          </table:table-cell>
          <table:table-cell office:value-type="float" office:value="402298269">
            <text:p>402298269</text:p>
          </table:table-cell>
          <table:table-cell office:value-type="string">
            <text:p>10/03/2016</text:p>
          </table:table-cell>
          <table:table-cell office:value-type="float" office:value="-0">
            <text:p>-0</text:p>
          </table:table-cell>
          <table:table-cell office:value-type="string">
            <text:p>Yukesh D.</text:p>
          </table:table-cell>
          <table:table-cell office:value-type="float" office:value="1404">
            <text:p>1404</text:p>
          </table:table-cell>
          <table:table-cell office:value-type="float" office:value="1425">
            <text:p>1425</text:p>
          </table:table-cell>
          <table:table-cell office:value-type="string">
            <text:p>10/03/2016 18:00:00</text:p>
          </table:table-cell>
          <table:table-cell office:value-type="string">
            <text:p>10/03/2016 17:00:00</text:p>
          </table:table-cell>
          <table:table-cell office:value-type="float" office:value="8093700">
            <text:p>8093700</text:p>
          </table:table-cell>
          <table:table-cell office:value-type="float" office:value="40332">
            <text:p>40332</text:p>
          </table:table-cell>
          <table:table-cell office:value-type="string">
            <text:p>CONTROL SYSTEM</text:p>
          </table:table-cell>
          <table:table-cell office:value-type="string">
            <text:p>ELECTRICAL CABINET SYSTEM</text:p>
          </table:table-cell>
          <table:table-cell office:value-type="string">
            <text:p>GP004262, 50591, 50592</text:p>
          </table:table-cell>
          <table:table-cell office:value-type="string">
            <text:p>PHONIEX, GAMESA</text:p>
          </table:table-cell>
          <table:table-cell office:value-type="string">
            <text:p>NORMAL OPERATION</text:p>
          </table:table-cell>
          <table:table-cell/>
          <table:table-cell office:value-type="string">
            <text:p>Wtg manually stopped for 66 month service work that time we found Yaw 24vPLC relay &amp; Phase carbon brush &amp; Ground carbon brush failure.</text:p>
          </table:table-cell>
          <table:table-cell office:value-type="string">
            <text:p>PLC relayfailure &amp; Phase &amp; Ground carbon brush war out</text:p>
          </table:table-cell>
          <table:table-cell office:value-type="string">
            <text:p>Service time</text:p>
          </table:table-cell>
          <table:table-cell office:value-type="string">
            <text:p>SF.NO:1004(KPR mills)</text:p>
          </table:table-cell>
          <table:table-cell office:value-type="string">
            <text:p>Conitinuous operation, Grid drop</text:p>
          </table:table-cell>
          <table:table-cell office:value-type="string">
            <text:p>D.Yukesh, A.Parasuraman, G.Bala</text:p>
          </table:table-cell>
          <table:table-cell office:value-type="string">
            <text:p>All materials replaced bynnew one.</text:p>
          </table:table-cell>
          <table:table-cell office:value-type="string">
            <text:p>01no, 15no's, 01no</text:p>
          </table:table-cell>
          <table:table-cell office:value-type="string">
            <text:p>Continuous operation, Grid drop</text:p>
          </table:table-cell>
          <table:table-cell office:value-type="string">
            <text:p>Assigned</text:p>
          </table:table-cell>
          <table:table-cell office:value-type="string">
            <text:p>We replaced PLC replay &amp; Carbon brush by new one.</text:p>
          </table:table-cell>
          <table:table-cell office:value-type="string">
            <text:p>Problem solved-Field Engineer-Yukesh D. | Problem Solved-Field Operations Manager-Devasudar Singh | Brush Survival Hours to be measured based on Consumption details- Closed-Phone Technical Support-Senthil M. | If it is preventive maintance CIR not required-Functionality Support Lead-Murugesan P. | -Quality-Vijay Chinnaswamy</text:p>
          </table:table-cell>
          <table:table-cell office:value-type="string">
            <text:p>IMG_20160302_130116.jpg PLC relay | Carbon brush.jpg Carbon brush</text:p>
          </table:table-cell>
        </table:table-row>
        <table:table-row table:style-name="ro1">
          <table:table-cell office:value-type="string">
            <text:p>CIR-10000479</text:p>
          </table:table-cell>
          <table:table-cell office:value-type="float" office:value="100260320">
            <text:p>100260320</text:p>
          </table:table-cell>
          <table:table-cell office:value-type="string">
            <text:p>Sri Shanmugavel Mills (P) Ltd.</text:p>
          </table:table-cell>
          <table:table-cell office:value-type="string">
            <text:p>PETHAPPAMPATTI</text:p>
          </table:table-cell>
          <table:table-cell office:value-type="string">
            <text:p>WF-IN-022-0853-Y1-A-00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021">
            <text:p>801001021</text:p>
          </table:table-cell>
          <table:table-cell office:value-type="string">
            <text:p>Gamesa(Spain)</text:p>
          </table:table-cell>
          <table:table-cell office:value-type="float" office:value="100054">
            <text:p>100054</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03/2011</text:p>
          </table:table-cell>
          <table:table-cell office:value-type="float" office:value="402342905">
            <text:p>402342905</text:p>
          </table:table-cell>
          <table:table-cell office:value-type="string">
            <text:p>25/04/2016</text:p>
          </table:table-cell>
          <table:table-cell office:value-type="float" office:value="-0">
            <text:p>-0</text:p>
          </table:table-cell>
          <table:table-cell office:value-type="string">
            <text:p>Karuppusamy K.</text:p>
          </table:table-cell>
          <table:table-cell office:value-type="float" office:value="1402">
            <text:p>1402</text:p>
          </table:table-cell>
          <table:table-cell office:value-type="float" office:value="1439">
            <text:p>1439</text:p>
          </table:table-cell>
          <table:table-cell office:value-type="string">
            <text:p>25/05/2016 10:20:00</text:p>
          </table:table-cell>
          <table:table-cell office:value-type="string">
            <text:p>25/04/2016 08:15:00</text:p>
          </table:table-cell>
          <table:table-cell office:value-type="float" office:value="8091760">
            <text:p>8091760</text:p>
          </table:table-cell>
          <table:table-cell office:value-type="float" office:value="41206">
            <text:p>41206</text:p>
          </table:table-cell>
          <table:table-cell office:value-type="string">
            <text:p>ELECTRICAL</text:p>
          </table:table-cell>
          <table:table-cell office:value-type="string">
            <text:p>ELECTRICAL CABINET SYSTEM</text:p>
          </table:table-cell>
          <table:table-cell office:value-type="string">
            <text:p>GP002750</text:p>
          </table:table-cell>
          <table:table-cell office:value-type="string">
            <text:p>semikran</text:p>
          </table:table-cell>
          <table:table-cell office:value-type="string">
            <text:p>GRID FAILURE</text:p>
          </table:table-cell>
          <table:table-cell/>
          <table:table-cell office:value-type="string">
            <text:p>After grid drop WTG stopped due to 3210-Skip Error rotor inverter phase-2</text:p>
          </table:table-cell>
          <table:table-cell table:number-columns-repeated="7"/>
          <table:table-cell office:value-type="string">
            <text:p>rotor internal failure</text:p>
          </table:table-cell>
          <table:table-cell office:value-type="string">
            <text:p>Applied</text:p>
          </table:table-cell>
          <table:table-cell office:value-type="string">
            <text:p>while checking the related connections and we found that rotor skip 2 module was failure so we replaced new one</text:p>
          </table:table-cell>
          <table:table-cell office:value-type="string">
            <text:p>WTG restarted normally -Field Engineer-Karuppusamy K. | -Field Operations Manager-Sureshkumar K</text:p>
          </table:table-cell>
          <table:table-cell/>
        </table:table-row>
        <table:table-row table:style-name="ro1">
          <table:table-cell office:value-type="string">
            <text:p>CIR-10000483</text:p>
          </table:table-cell>
          <table:table-cell office:value-type="float" office:value="100260259">
            <text:p>100260259</text:p>
          </table:table-cell>
          <table:table-cell office:value-type="string">
            <text:p>Sri Shanmugavel Mills (P) Ltd.</text:p>
          </table:table-cell>
          <table:table-cell office:value-type="string">
            <text:p>PETHAPPAMPATTI</text:p>
          </table:table-cell>
          <table:table-cell office:value-type="string">
            <text:p>WF-IN-022-0853-Y1-A-010</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0938">
            <text:p>801000938</text:p>
          </table:table-cell>
          <table:table-cell office:value-type="string">
            <text:p>Gamesa(China)</text:p>
          </table:table-cell>
          <table:table-cell office:value-type="float" office:value="602323">
            <text:p>602323</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03/2011</text:p>
          </table:table-cell>
          <table:table-cell office:value-type="float" office:value="402353139">
            <text:p>402353139</text:p>
          </table:table-cell>
          <table:table-cell office:value-type="string">
            <text:p>05/05/2016</text:p>
          </table:table-cell>
          <table:table-cell office:value-type="float" office:value="-0">
            <text:p>-0</text:p>
          </table:table-cell>
          <table:table-cell office:value-type="string">
            <text:p>Sakthivel D.</text:p>
          </table:table-cell>
          <table:table-cell office:value-type="float" office:value="1402">
            <text:p>1402</text:p>
          </table:table-cell>
          <table:table-cell office:value-type="float" office:value="1439">
            <text:p>1439</text:p>
          </table:table-cell>
          <table:table-cell office:value-type="string">
            <text:p>05/05/2016 18:40:00</text:p>
          </table:table-cell>
          <table:table-cell office:value-type="string">
            <text:p>05/05/2016 17:30:00</text:p>
          </table:table-cell>
          <table:table-cell office:value-type="float" office:value="7788870">
            <text:p>7788870</text:p>
          </table:table-cell>
          <table:table-cell office:value-type="float" office:value="41370">
            <text:p>41370</text:p>
          </table:table-cell>
          <table:table-cell office:value-type="string">
            <text:p>ELECTRICAL</text:p>
          </table:table-cell>
          <table:table-cell office:value-type="string">
            <text:p>ELECTRICAL CABINET SYSTEM</text:p>
          </table:table-cell>
          <table:table-cell office:value-type="string">
            <text:p>GP019699</text:p>
          </table:table-cell>
          <table:table-cell office:value-type="string">
            <text:p>ABB</text:p>
          </table:table-cell>
          <table:table-cell office:value-type="string">
            <text:p>NORMAL OPERATION</text:p>
          </table:table-cell>
          <table:table-cell/>
          <table:table-cell office:value-type="string">
            <text:p>WTG stopped due to 3404-Conf. preload contact error occurred</text:p>
          </table:table-cell>
          <table:table-cell table:number-columns-repeated="7"/>
          <table:table-cell office:value-type="string">
            <text:p>contactor failure</text:p>
          </table:table-cell>
          <table:table-cell office:value-type="string">
            <text:p>Applied</text:p>
          </table:table-cell>
          <table:table-cell/>
          <table:table-cell office:value-type="string">
            <text:p>WTG restarted normally -Field Engineer-Sakthivel D. | -Field Operations Manager-Sureshkumar K</text:p>
          </table:table-cell>
          <table:table-cell/>
        </table:table-row>
        <table:table-row table:style-name="ro1">
          <table:table-cell office:value-type="string">
            <text:p>CIR-10000633</text:p>
          </table:table-cell>
          <table:table-cell office:value-type="float" office:value="100260398">
            <text:p>100260398</text:p>
          </table:table-cell>
          <table:table-cell office:value-type="string">
            <text:p>Sivaraj Spinning Mills (P) Limited</text:p>
          </table:table-cell>
          <table:table-cell office:value-type="string">
            <text:p>PETHAPPAMPATTI</text:p>
          </table:table-cell>
          <table:table-cell office:value-type="string">
            <text:p>WF-IN-022-0853-Y1-A-008</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447575">
            <text:p>447575</text:p>
          </table:table-cell>
          <table:table-cell office:value-type="string">
            <text:p>Gamesa(China)</text:p>
          </table:table-cell>
          <table:table-cell office:value-type="float" office:value="602440">
            <text:p>60244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03/2011</text:p>
          </table:table-cell>
          <table:table-cell office:value-type="float" office:value="402342906">
            <text:p>402342906</text:p>
          </table:table-cell>
          <table:table-cell office:value-type="string">
            <text:p>25/04/2016</text:p>
          </table:table-cell>
          <table:table-cell office:value-type="float" office:value="-0">
            <text:p>-0</text:p>
          </table:table-cell>
          <table:table-cell office:value-type="string">
            <text:p>Vellingiri R.</text:p>
          </table:table-cell>
          <table:table-cell office:value-type="float" office:value="1402">
            <text:p>1402</text:p>
          </table:table-cell>
          <table:table-cell office:value-type="float" office:value="1439">
            <text:p>1439</text:p>
          </table:table-cell>
          <table:table-cell table:number-columns-repeated="2" office:value-type="string">
            <text:p>25/04/2016 20:27:57</text:p>
          </table:table-cell>
          <table:table-cell office:value-type="float" office:value="7805800">
            <text:p>7805800</text:p>
          </table:table-cell>
          <table:table-cell office:value-type="float" office:value="69856">
            <text:p>69856</text:p>
          </table:table-cell>
          <table:table-cell office:value-type="string">
            <text:p>ELECTRICAL</text:p>
          </table:table-cell>
          <table:table-cell office:value-type="string">
            <text:p>ELECTRICAL CABINET SYSTEM</text:p>
          </table:table-cell>
          <table:table-cell office:value-type="string">
            <text:p>GP004897</text:p>
          </table:table-cell>
          <table:table-cell office:value-type="string">
            <text:p>Phoenix</text:p>
          </table:table-cell>
          <table:table-cell office:value-type="string">
            <text:p>NORMAL OPERATION</text:p>
          </table:table-cell>
          <table:table-cell/>
          <table:table-cell office:value-type="string">
            <text:p>WTG stopped due to 2118-Bus error inter bus fail</text:p>
          </table:table-cell>
          <table:table-cell table:number-columns-repeated="7"/>
          <table:table-cell office:value-type="string">
            <text:p>module failure</text:p>
          </table:table-cell>
          <table:table-cell office:value-type="string">
            <text:p>Applied</text:p>
          </table:table-cell>
          <table:table-cell office:value-type="string">
            <text:p>while checking plc shows 3.16 so we changed the AI module new one</text:p>
          </table:table-cell>
          <table:table-cell office:value-type="string">
            <text:p>WTG restarted normally -Field Engineer-Vellingiri R. | -Field Operations Manager-Sureshkumar K</text:p>
          </table:table-cell>
          <table:table-cell/>
        </table:table-row>
        <table:table-row table:style-name="ro1">
          <table:table-cell office:value-type="string">
            <text:p>CIR-10000637</text:p>
          </table:table-cell>
          <table:table-cell office:value-type="float" office:value="100260373">
            <text:p>100260373</text:p>
          </table:table-cell>
          <table:table-cell office:value-type="string">
            <text:p>Devendran Coal International Private Limited</text:p>
          </table:table-cell>
          <table:table-cell office:value-type="string">
            <text:p>PETHAPPAMPATTI</text:p>
          </table:table-cell>
          <table:table-cell office:value-type="string">
            <text:p>WF-IN-022-0853-Y1-A-014</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093">
            <text:p>801001093</text:p>
          </table:table-cell>
          <table:table-cell office:value-type="string">
            <text:p>Rexroth</text:p>
          </table:table-cell>
          <table:table-cell office:value-type="float" office:value="72802022131">
            <text:p>72802022131</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03/2011</text:p>
          </table:table-cell>
          <table:table-cell office:value-type="float" office:value="402366365">
            <text:p>402366365</text:p>
          </table:table-cell>
          <table:table-cell office:value-type="string">
            <text:p>19/05/2016</text:p>
          </table:table-cell>
          <table:table-cell office:value-type="float" office:value="-0">
            <text:p>-0</text:p>
          </table:table-cell>
          <table:table-cell office:value-type="string">
            <text:p>Sorna Raja G.</text:p>
          </table:table-cell>
          <table:table-cell office:value-type="float" office:value="1402">
            <text:p>1402</text:p>
          </table:table-cell>
          <table:table-cell office:value-type="float" office:value="1439">
            <text:p>1439</text:p>
          </table:table-cell>
          <table:table-cell office:value-type="string">
            <text:p>19/04/2016 06:05:00</text:p>
          </table:table-cell>
          <table:table-cell office:value-type="string">
            <text:p>19/05/2016 04:05:00</text:p>
          </table:table-cell>
          <table:table-cell office:value-type="float" office:value="8864760">
            <text:p>8864760</text:p>
          </table:table-cell>
          <table:table-cell office:value-type="float" office:value="40291">
            <text:p>40291</text:p>
          </table:table-cell>
          <table:table-cell office:value-type="string">
            <text:p>CONTROL SYSTEM</text:p>
          </table:table-cell>
          <table:table-cell office:value-type="string">
            <text:p>ELECTRICAL CABINET SYSTEM</text:p>
          </table:table-cell>
          <table:table-cell office:value-type="string">
            <text:p>GP004896</text:p>
          </table:table-cell>
          <table:table-cell office:value-type="string">
            <text:p>PHOENIX</text:p>
          </table:table-cell>
          <table:table-cell office:value-type="string">
            <text:p>NORMAL OPERATION</text:p>
          </table:table-cell>
          <table:table-cell office:value-type="float" office:value="1114462392">
            <text:p>1114462392</text:p>
          </table:table-cell>
          <table:table-cell office:value-type="string">
            <text:p>WTG stopped due to 2118 - Bus Error Interbus Fail error</text:p>
          </table:table-cell>
          <table:table-cell table:number-columns-repeated="7"/>
          <table:table-cell office:value-type="string">
            <text:p>RS-485 module</text:p>
          </table:table-cell>
          <table:table-cell office:value-type="string">
            <text:p>Applied</text:p>
          </table:table-cell>
          <table:table-cell office:value-type="string">
            <text:p>we checked the PLC shows 3.15 so weconfirm RS485 failure we change that new one .</text:p>
          </table:table-cell>
          <table:table-cell office:value-type="string">
            <text:p>WTG restarted normally -Field Engineer-Sorna Raja G. | -Field Operations Manager-Sureshkumar K</text:p>
          </table:table-cell>
          <table:table-cell/>
        </table:table-row>
        <table:table-row table:style-name="ro1">
          <table:table-cell office:value-type="string">
            <text:p>CIR-10000302</text:p>
          </table:table-cell>
          <table:table-cell office:value-type="float" office:value="100260309">
            <text:p>100260309</text:p>
          </table:table-cell>
          <table:table-cell office:value-type="string">
            <text:p>Havukal Tea &amp; Produce Company Pvt Limited</text:p>
          </table:table-cell>
          <table:table-cell office:value-type="string">
            <text:p>PETHAPPAMPATTI</text:p>
          </table:table-cell>
          <table:table-cell office:value-type="string">
            <text:p>WF-IN-022-0853-Y3-A-001</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Gamesa wind Tianjin, China</text:p>
          </table:table-cell>
          <table:table-cell office:value-type="float" office:value="801001029">
            <text:p>801001029</text:p>
          </table:table-cell>
          <table:table-cell office:value-type="string">
            <text:p>Gamesa(Spain)</text:p>
          </table:table-cell>
          <table:table-cell office:value-type="float" office:value="400870">
            <text:p>400870</text:p>
          </table:table-cell>
          <table:table-cell office:value-type="string">
            <text:p>High Temperature</text:p>
          </table:table-cell>
          <table:table-cell office:value-type="string">
            <text:p>STD+</text:p>
          </table:table-cell>
          <table:table-cell office:value-type="string">
            <text:p>Standard</text:p>
          </table:table-cell>
          <table:table-cell office:value-type="string">
            <text:p>31/03/2011</text:p>
          </table:table-cell>
          <table:table-cell office:value-type="float" office:value="402331454">
            <text:p>402331454</text:p>
          </table:table-cell>
          <table:table-cell office:value-type="string">
            <text:p>13/04/2016</text:p>
          </table:table-cell>
          <table:table-cell office:value-type="float" office:value="-0">
            <text:p>-0</text:p>
          </table:table-cell>
          <table:table-cell office:value-type="string">
            <text:p>Vellingiri R.</text:p>
          </table:table-cell>
          <table:table-cell office:value-type="float" office:value="1402">
            <text:p>1402</text:p>
          </table:table-cell>
          <table:table-cell office:value-type="float" office:value="1439">
            <text:p>1439</text:p>
          </table:table-cell>
          <table:table-cell office:value-type="string">
            <text:p>13/04/2016 17:00:00</text:p>
          </table:table-cell>
          <table:table-cell office:value-type="string">
            <text:p>13/04/2016 14:05:00</text:p>
          </table:table-cell>
          <table:table-cell office:value-type="float" office:value="6797880">
            <text:p>6797880</text:p>
          </table:table-cell>
          <table:table-cell office:value-type="float" office:value="39906">
            <text:p>39906</text:p>
          </table:table-cell>
          <table:table-cell office:value-type="string">
            <text:p>ELECTRICAL</text:p>
          </table:table-cell>
          <table:table-cell office:value-type="string">
            <text:p>ELECTRICAL CABINET SYSTEM</text:p>
          </table:table-cell>
          <table:table-cell office:value-type="string">
            <text:p>GP095799 &amp; REL0068</text:p>
          </table:table-cell>
          <table:table-cell office:value-type="string">
            <text:p>FINDER</text:p>
          </table:table-cell>
          <table:table-cell office:value-type="string">
            <text:p>NORMAL OPERATION</text:p>
          </table:table-cell>
          <table:table-cell/>
          <table:table-cell office:value-type="string">
            <text:p>WTG stopped due to 3230-Time out peried DC-link error</text:p>
          </table:table-cell>
          <table:table-cell table:number-columns-repeated="7"/>
          <table:table-cell office:value-type="string">
            <text:p>circuit board was proplem</text:p>
          </table:table-cell>
          <table:table-cell office:value-type="string">
            <text:p>Assigned</text:p>
          </table:table-cell>
          <table:table-cell office:value-type="string">
            <text:p>While checking we found chopper card got failure so it was replaced with new one</text:p>
          </table:table-cell>
          <table:table-cell office:value-type="string">
            <text:p>WTG restarted normally-Field Engineer-Vellingiri R. | Brake chopper PCB was replaced-Field Operations Manager-Sureshkumar K | Assign to FSL-Phone Technical Support-Senthil M. | -Functionality Support Lead-Murugesan P.</text:p>
          </table:table-cell>
          <table:table-cell/>
        </table:table-row>
        <table:table-row table:style-name="ro1">
          <table:table-cell office:value-type="string">
            <text:p>CIR-10000076</text:p>
          </table:table-cell>
          <table:table-cell office:value-type="float" office:value="100260159">
            <text:p>100260159</text:p>
          </table:table-cell>
          <table:table-cell office:value-type="string">
            <text:p>Chenduran Cotspin (India) Pvt. Ltd</text:p>
          </table:table-cell>
          <table:table-cell office:value-type="string">
            <text:p>Theni-Alagapuri</text:p>
          </table:table-cell>
          <table:table-cell office:value-type="string">
            <text:p>WF-IN-022-0834-Y2-A-003</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83">
            <text:p>20305001183</text:p>
          </table:table-cell>
          <table:table-cell office:value-type="string">
            <text:p>Gamesa(Spain)</text:p>
          </table:table-cell>
          <table:table-cell office:value-type="float" office:value="300038">
            <text:p>300038</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8/2010</text:p>
          </table:table-cell>
          <table:table-cell office:value-type="float" office:value="402283133">
            <text:p>402283133</text:p>
          </table:table-cell>
          <table:table-cell office:value-type="string">
            <text:p>25/02/2016</text:p>
          </table:table-cell>
          <table:table-cell office:value-type="string">
            <text:p>216-High number of start-ups in hydr unit</text:p>
          </table:table-cell>
          <table:table-cell office:value-type="string">
            <text:p>Senthil Kannan G</text:p>
          </table:table-cell>
          <table:table-cell office:value-type="float" office:value="1404">
            <text:p>1404</text:p>
          </table:table-cell>
          <table:table-cell office:value-type="float" office:value="1425">
            <text:p>1425</text:p>
          </table:table-cell>
          <table:table-cell office:value-type="string">
            <text:p>25/02/2016 17:00:36</text:p>
          </table:table-cell>
          <table:table-cell office:value-type="string">
            <text:p>25/02/2016 16:30:36</text:p>
          </table:table-cell>
          <table:table-cell office:value-type="float" office:value="8064580">
            <text:p>8064580</text:p>
          </table:table-cell>
          <table:table-cell office:value-type="float" office:value="39822">
            <text:p>39822</text:p>
          </table:table-cell>
          <table:table-cell office:value-type="string">
            <text:p>MECHANICAL</text:p>
          </table:table-cell>
          <table:table-cell office:value-type="string">
            <text:p>HYDRAULIC SYSTEM AND PITCH CONTROL</text:p>
          </table:table-cell>
          <table:table-cell office:value-type="string">
            <text:p>109882, 50050,REL0068</text:p>
          </table:table-cell>
          <table:table-cell office:value-type="string">
            <text:p>OILEAR, GAMESA, FINDER</text:p>
          </table:table-cell>
          <table:table-cell office:value-type="string">
            <text:p>NORMAL OPERATION</text:p>
          </table:table-cell>
          <table:table-cell/>
          <table:table-cell office:value-type="string">
            <text:p>WTG Manually stopped for 66 Month service work. While we check &amp; found brake accumulator &amp; Top timer,Encoder coupler was failure.</text:p>
          </table:table-cell>
          <table:table-cell office:value-type="string">
            <text:p>Brake accmulator, Encoder coupler, top timer was failure.</text:p>
          </table:table-cell>
          <table:table-cell office:value-type="string">
            <text:p>During service time</text:p>
          </table:table-cell>
          <table:table-cell office:value-type="string">
            <text:p>SF.NO:346(CHENDURAN)</text:p>
          </table:table-cell>
          <table:table-cell office:value-type="string">
            <text:p>Material problem,Frequent Brake. Grid Fluctuation, No of operation High</text:p>
          </table:table-cell>
          <table:table-cell office:value-type="string">
            <text:p>K.Sankar, G.Senthilkannan, T.Stalinkumar</text:p>
          </table:table-cell>
          <table:table-cell office:value-type="string">
            <text:p>Brake accmulator, Encoder coupler, top timer was replaced</text:p>
          </table:table-cell>
          <table:table-cell office:value-type="string">
            <text:p>Each 01 no</text:p>
          </table:table-cell>
          <table:table-cell office:value-type="string">
            <text:p>Material problem,Frequent Brake. Grid Fluctuation, No of operation High</text:p>
          </table:table-cell>
          <table:table-cell office:value-type="string">
            <text:p>Assigned</text:p>
          </table:table-cell>
          <table:table-cell office:value-type="string">
            <text:p>While we check &amp; found brake accumulator &amp; Top timer, Encoder coupler was failure . We replaced by new one and restart the WTG</text:p>
          </table:table-cell>
          <table:table-cell office:value-type="string">
            <text:p>WTG Manually stopped for 66 Month service work. While we check &amp; found brake accumulator &amp; Top timer was failure . We replaced by new one and restart the WTG. -Field Engineer-Senthil Kannan G | Problem solved-Field Operations Manager-Devasudar Singh | Further RCA extended-Phone Technical Support-Senthil M. | Failure rate to be analysed-Functionality Support Lead-Shankar Anand R. | -Quality-Vijay Chinnaswamy</text:p>
          </table:table-cell>
          <table:table-cell office:value-type="string">
            <text:p>20160204_170509.jpg | IMG_20160226_092925.jpg</text:p>
          </table:table-cell>
        </table:table-row>
        <table:table-row table:style-name="ro1">
          <table:table-cell office:value-type="string">
            <text:p>CIR-10000372</text:p>
          </table:table-cell>
          <table:table-cell office:value-type="float" office:value="100260118">
            <text:p>100260118</text:p>
          </table:table-cell>
          <table:table-cell office:value-type="string">
            <text:p>Chenduran Cotspin (India) Pvt. Ltd</text:p>
          </table:table-cell>
          <table:table-cell office:value-type="string">
            <text:p>Theni-Alagapuri</text:p>
          </table:table-cell>
          <table:table-cell office:value-type="string">
            <text:p>WF-IN-022-0834-Y1-A-007</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74">
            <text:p>20305001174</text:p>
          </table:table-cell>
          <table:table-cell office:value-type="string">
            <text:p>Gamesa(China)</text:p>
          </table:table-cell>
          <table:table-cell office:value-type="float" office:value="602054">
            <text:p>602054</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8/08/2010</text:p>
          </table:table-cell>
          <table:table-cell office:value-type="float" office:value="402356529">
            <text:p>402356529</text:p>
          </table:table-cell>
          <table:table-cell office:value-type="string">
            <text:p>07/05/2016</text:p>
          </table:table-cell>
          <table:table-cell office:value-type="float" office:value="-0">
            <text:p>-0</text:p>
          </table:table-cell>
          <table:table-cell office:value-type="string">
            <text:p>Kalimuthu J</text:p>
          </table:table-cell>
          <table:table-cell office:value-type="float" office:value="1404">
            <text:p>1404</text:p>
          </table:table-cell>
          <table:table-cell office:value-type="float" office:value="1440">
            <text:p>1440</text:p>
          </table:table-cell>
          <table:table-cell office:value-type="string">
            <text:p>07/05/2016 12:00:00</text:p>
          </table:table-cell>
          <table:table-cell office:value-type="string">
            <text:p>07/05/2016 10:00:00</text:p>
          </table:table-cell>
          <table:table-cell office:value-type="float" office:value="9166300">
            <text:p>9166300</text:p>
          </table:table-cell>
          <table:table-cell office:value-type="float" office:value="41600">
            <text:p>41600</text:p>
          </table:table-cell>
          <table:table-cell office:value-type="string">
            <text:p>ELECTRICAL</text:p>
          </table:table-cell>
          <table:table-cell office:value-type="string">
            <text:p>ELECTRICAL CABINET SYSTEM</text:p>
          </table:table-cell>
          <table:table-cell office:value-type="string">
            <text:p>GP008132</text:p>
          </table:table-cell>
          <table:table-cell office:value-type="string">
            <text:p>INGITEAM</text:p>
          </table:table-cell>
          <table:table-cell office:value-type="string">
            <text:p>LIGHTNING</text:p>
          </table:table-cell>
          <table:table-cell office:value-type="float" office:value="433525837">
            <text:p>433525837</text:p>
          </table:table-cell>
          <table:table-cell office:value-type="string">
            <text:p>Wtg stopped due to error no:3409 Line protection tripped. we check &amp; found Grid MPCB FG001, Dhen guard was failed &amp; also Multiplexer card failure.</text:p>
          </table:table-cell>
          <table:table-cell office:value-type="string">
            <text:p>Multiplexer card failure</text:p>
          </table:table-cell>
          <table:table-cell office:value-type="string">
            <text:p>breakdown</text:p>
          </table:table-cell>
          <table:table-cell office:value-type="string">
            <text:p>SF.NO:254(Chenduran)</text:p>
          </table:table-cell>
          <table:table-cell office:value-type="string">
            <text:p>Heavy lightening</text:p>
          </table:table-cell>
          <table:table-cell office:value-type="string">
            <text:p>K.Ramesh, J.Kalimuthu, T.Stalinkumar, M.Vinu</text:p>
          </table:table-cell>
          <table:table-cell office:value-type="string">
            <text:p>we replaced multiplexer card by new one.</text:p>
          </table:table-cell>
          <table:table-cell office:value-type="string">
            <text:p>01no</text:p>
          </table:table-cell>
          <table:table-cell office:value-type="string">
            <text:p>Heavy lightening</text:p>
          </table:table-cell>
          <table:table-cell office:value-type="string">
            <text:p>Assigned</text:p>
          </table:table-cell>
          <table:table-cell office:value-type="string">
            <text:p>we replaced multiplexer card, Grid MPCB by new one.</text:p>
          </table:table-cell>
          <table:table-cell office:value-type="string">
            <text:p>Wtg stopped due to error no:3409 Line protection tripped. we check &amp; found Grid MPCB FG001, Dhen guard was failed &amp; also Multiplexer card failure.we replaced all by new one.-Field Engineer-Kalimuthu J | Problem solved-Field Operations Manager-Devasudar Singh | Surge control action to be taken at BOP level-Phone Technical Support-Senthil M. | -Functionality Support Lead-Murugesan P.</text:p>
          </table:table-cell>
          <table:table-cell office:value-type="string">
            <text:p>IMG_20160509_230232.jpg Multiplexer card</text:p>
          </table:table-cell>
        </table:table-row>
        <table:table-row table:style-name="ro1">
          <table:table-cell office:value-type="string">
            <text:p>CIR-10000058</text:p>
          </table:table-cell>
          <table:table-cell office:value-type="float" office:value="100260122">
            <text:p>100260122</text:p>
          </table:table-cell>
          <table:table-cell office:value-type="string">
            <text:p>Ch. V. V. subba Rao</text:p>
          </table:table-cell>
          <table:table-cell office:value-type="string">
            <text:p>Theni-Alagapuri</text:p>
          </table:table-cell>
          <table:table-cell office:value-type="string">
            <text:p>WF-IN-022-0834-Y2-A-012</text:p>
          </table:table-cell>
          <table:table-cell office:value-type="float" office:value="0.85">
            <text:p>0.85</text:p>
          </table:table-cell>
          <table:table-cell office:value-type="float" office:value="65">
            <text:p>65</text:p>
          </table:table-cell>
          <table:table-cell office:value-type="string">
            <text:p>Standard</text:p>
          </table:table-cell>
          <table:table-cell office:value-type="string">
            <text:p>Indar</text:p>
          </table:table-cell>
          <table:table-cell office:value-type="float" office:value="20305001173">
            <text:p>20305001173</text:p>
          </table:table-cell>
          <table:table-cell office:value-type="string">
            <text:p>Gamesa(China)</text:p>
          </table:table-cell>
          <table:table-cell office:value-type="float" office:value="602052">
            <text:p>602052</text:p>
          </table:table-cell>
          <table:table-cell office:value-type="string">
            <text:p>High Temperature</text:p>
          </table:table-cell>
          <table:table-cell office:value-type="string">
            <text:p>STD+</text:p>
          </table:table-cell>
          <table:table-cell office:value-type="string">
            <text:p>Standard</text:p>
          </table:table-cell>
          <table:table-cell office:value-type="string">
            <text:p>17/08/2010</text:p>
          </table:table-cell>
          <table:table-cell/>
          <table:table-cell office:value-type="string">
            <text:p>19/02/2016</text:p>
          </table:table-cell>
          <table:table-cell office:value-type="float" office:value="-0">
            <text:p>-0</text:p>
          </table:table-cell>
          <table:table-cell office:value-type="string">
            <text:p>Yukesh D.</text:p>
          </table:table-cell>
          <table:table-cell office:value-type="float" office:value="1404">
            <text:p>1404</text:p>
          </table:table-cell>
          <table:table-cell office:value-type="float" office:value="1425">
            <text:p>1425</text:p>
          </table:table-cell>
          <table:table-cell office:value-type="string">
            <text:p>19/02/2016 17:30:05</text:p>
          </table:table-cell>
          <table:table-cell office:value-type="string">
            <text:p>19/02/2016 17:00:05</text:p>
          </table:table-cell>
          <table:table-cell office:value-type="float" office:value="9099290">
            <text:p>9099290</text:p>
          </table:table-cell>
          <table:table-cell office:value-type="float" office:value="39980">
            <text:p>39980</text:p>
          </table:table-cell>
          <table:table-cell office:value-type="string">
            <text:p>CONTROL SYSTEM</text:p>
          </table:table-cell>
          <table:table-cell office:value-type="string">
            <text:p>NACELLE INSTRUMENTATION SYSTEM</text:p>
          </table:table-cell>
          <table:table-cell office:value-type="string">
            <text:p>REL0068</text:p>
          </table:table-cell>
          <table:table-cell office:value-type="string">
            <text:p>FINDER</text:p>
          </table:table-cell>
          <table:table-cell office:value-type="string">
            <text:p>NORMAL OPERATION</text:p>
          </table:table-cell>
          <table:table-cell/>
          <table:table-cell office:value-type="string">
            <text:p>Wtg Manually stopped for 66Month service work. During service time Interbus error occur , so we check and found PLC display it shows 3.0 error &amp; also we check top timer was Failure.</text:p>
          </table:table-cell>
          <table:table-cell table:number-columns-repeated="7"/>
          <table:table-cell office:value-type="string">
            <text:p>Material problem,Loose connection Due to Heat,Grid Fluctuation</text:p>
          </table:table-cell>
          <table:table-cell office:value-type="string">
            <text:p>Assigned</text:p>
          </table:table-cell>
          <table:table-cell office:value-type="string">
            <text:p>During service time Interbus error occur , so we check and found PLC display it shows 3.0 error &amp; also we check top timer was Failure. We replaced it by new one and restarted the turbine.</text:p>
          </table:table-cell>
          <table:table-cell office:value-type="string">
            <text:p>Wtg Manually stopped for 66Month service work. During service time Interbus error occur , so we check and found PLC display it shows 3.0 error &amp; also we check top timer was Failure. We replaced it by new one and restarted the turbine. -Field Engineer-Yukesh D. | Problem solved-Field Operations Manager-Devasudar Singh | Maintenance process to be verified-Phone Technical Support-Senthil M. | Based on failure rate the RCA to be carried out-Functionality Support Lead-Shankar Anand R. | -Quality-Vijay Chinnaswamy</text:p>
          </table:table-cell>
          <table:table-cell/>
        </table:table-row>
        <table:named-expressions/>
      </table:table>
      <table:named-expressions>
        <table:named-range table:name="HTML_all" table:base-cell-address="$Sheet1.$A$1" table:cell-range-address=".$A$1:.$AS$284"/>
        <table:named-range table:name="HTML_tables" table:base-cell-address="$Sheet1.$A$1" table:cell-range-address=".$A$1:.$A$1"/>
        <table:named-range table:name="HTML_1" table:base-cell-address="$Sheet1.$A$1" table:cell-range-address=".$A$1:.$AS$28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7">06/27/2016</text:date>, <text:time>13:24: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27T13:24:08.81</dc:date>
    <meta:document-statistic meta:table-count="1" meta:cell-count="11568" meta:object-count="0"/>
    <meta:generator>OpenOffice/4.0.1$Win32 OpenOffice.org_project/401m5$Build-9714</meta:generator>
  </office:meta>
</office:document-meta>
</file>